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2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nt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nd 3.2 mph NNE. Barometer 30.20 in, Rising slowly. Temperature 49.3 °F. Rain today 0.00 in. Humidity 32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usa pro café antes de embarcar no próximo vôo. #trippolisontheroad #danipolisviaja \n\nPause for… https://t.co/PhcJ4oYktP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ood. Morning. #morning #Saturday #diner #VT #breakfast #nucorpsofcadetsring #ring #college… https://t.co/dBZ7dbwX6f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@gratefuldead recordstoredayus 🌹🌹🌹 @ TOMS MUSIC TRADE https://t.co/CURRmn6iJ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gg in a muffin!!! (@ Rocket Baby Bakery - @rocketbabybaker in Wauwatosa, WI) https://t.co/mwfhrcxtRp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@lyricwaters should've gave the neighbor <text:s/>a buzz. Iv got ice cream and moms baked goodies 🤑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n the way to CT! (@ Mamaroneck, NY in Mamaroneck, NY) https://t.co/6rpe6MXDkB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e're #hiring! Read about our latest #job opening here: Retail Sales Consultant [CWA MOB] Bryn Mawr PA - https://t.co/bBwxSPsL4f #Retai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e... @ Montgomery Scrap Corporation https://t.co/kpt7zM4xb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AYADA Home Health Care: Home Health Registered Nurse (#GlenBurnie, MD) https://t.co/m53vlvEyO0 #Job #Jobs #Hirin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hift Supervisor Trainee - CVS Health: (#OCEANCITY, MD) https://t.co/BqCqtHS9bO #Retail #Job #Jobs #Hiring #CareerArc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#007 #jamesbond #blacktie #redcarpet #vip #gambling #youonlylivetwice #diamondsareforever… https://t.co/ZXRyEC9Dl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lthough I am not endorsing a candidate, I thought this was… https://t.co/72ctPqptO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 think spring finally has arrived! (@ Milwaukee Lakefront in Milwaukee, WI) https://t.co/usjyJETrQV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ant to work in #Burlington, MA? View our latest opening: https://t.co/qwwWQt0DMj #Healthcare #Job #Jobs #Hiring #CareerArc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ant to work in #Charlotte, NC? View our latest opening: https://t.co/nkrJjulisQ #BusinessMgmt #insurance #Job #Jobs #Hiring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you'll love this @34jaIIen https://t.co/fL7YNLOAs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#Engineering #Job alert: Prod Engr - Software | ZF TRW | #Livonia, MI https://t.co/c86RXWivrk #Veterans #Jobs #Hirin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an you recommend anyone for this #job? Clinical Applications Coordinator - Ancillary - https://t.co/MKe3sLrMFt #Atlanta, GA #IT #Hirin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'm at @InNOutBurger in Long Beach, CA https://t.co/uqmEomzVKZ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on’t think about what can happen in a month. Don’t think about what can happen in a year. Just… https://t.co/2JFQNg7Kq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acation here I come !! @ Official JetBlue Terminal - LaGuardia… https://t.co/IashwLv0ao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😊 @ Foro Sol, Mexico D.F. https://t.co/PbAbOVEPC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an you recommend anyone for this #Hospitality #job? https://t.co/opAs4JitFl #restaurantjobs #Fairfax, VA #Hiring #CareerArc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We're #hiring! Click to apply: Manager Trainee-Retail Sales - https://t.co/pvhrRytQ9L #Retail #WinstonSalem, NC #Job #Jobs #CareerArc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'm at Home https://t.co/fDCP5atErT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ee our latest #Savannah, GA #job and click to apply: Structural Mechanic II - https://t.co/t4cYAS9Ceb #Manufacturing #Hiring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Want to work at Macy's Beauty? We're #hiring in #Vorhees, NJ! Click for details: https://t.co/976Ux7tqsS #Sales #Job #Jobs #CareerArc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an you recommend anyone for this #job? Registered Nurse | RN | MS (Contract) - https://t.co/qUivCRlU5c #RN #Nursing https://t.co/dF6zpB6uYr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🍩 is 🔑 @ Jupiter Donuts North Palm https://t.co/QO2cgVUIsC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n #TomsRiver, NJ: Hourly Home Care Nurses Needed (Registered Nurse RN / Licensed... at BAYADA Home Health Care https://t.co/ODNWErZ0sg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Want to work at Aerotek? We're #hiring in #Duluth, GA! Click for details: https://t.co/PShztQSvgX #CustomerService #Job #Job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t is a beautiful Saturday morning!!! Get out &amp;amp; enjoy😎🍸🌞\n#HappySaturday!!! @ Clearwater Beach… https://t.co/qMmkcauTjG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emember that time we got Lucas some #DoleWhip and he spilled the whole thing on his leg on his… https://t.co/bQ6CPqL93k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'm at Universidad Intercontinental - @uicmx in México, DF https://t.co/NV870nyOaZ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ee our latest #WestStPaul, MN #job and click to apply: MACHINE OPERATOR - https://t.co/f4nllAKHtm #Manufacturing https://t.co/kk0MsO1fs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Just posted a photo @ Memories Bar &amp;amp; Grill https://t.co/Vl8xlzZYN1”\nLet's get this Saturday started! (@ Starbucks in Crown Point, IN) https://t.co/dQZA4tB2jC\nI just began a doing circuit training workout using #Endomondo. Peptalk me now @ https://t.co/Lsdhsl50V0\nHaving a slight craving for rock climbing and waterfall jumps🏞☠#stayswoopinfolks @ Linville… https://t.co/AGVQlOaFCD\nRan the B.A.A. 5k this morning with Chris Sanford and finished with the exact same time as last… https://t.co/m8ClCPqjiR\nI'm <text:s/>proud of myself! My feet not so much.. 😊 I'm going to have to… https://t.co/Qc2s2BHRny\nCan you recommend anyone for this #IT #job? https://t.co/5LXR45vFwh #Cleveland, OH #Hiring https://t.co/JZu6ghfmVY\nIf you're a #Hospitality professional in 620 MARKETPLACE DRIVE, #BELAIR, MD, check out this #job: https://t.co/72KLimPrrd #Veterans #Hiring\n#Healthcare #Job alert: Physical Therapist (PT) /... | Accountable Healthcare Staffing | #MurrellsInlet, SC https://t.co/cnnBVRzVgv #Jobs\nCan you recommend anyone for this #job? Clinical Project Manager - https://t.co/U2jlHyTkV5 #FairLawn, NJ #Pharmaceutical #Hiring\n”AT&amp;amp;T #Engineering #Job: Senior eCommerce Reporting Analyst (#Atlanta, GA) https://t.co/N7JYUa6Kxg #Jobs #Hiring #CareerArc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outh African send off! #sarahbolen #SarahPreAfrica #BolenInTheBush #FutureQueenofNamibia… https://t.co/U2t7NNhvam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Hair Stylist - Great Clips: (#Buford, GA) https://t.co/dRvUJifQWZ #Cosmetology #Job #Jobs #Hiring #CareerArc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ustomer Service Associate I - Lowe's Stores: (#Hialeah, FL) https://t.co/WRPW3xZ3df #Retail #Job #Jobs #Hiring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leared: Closure on #US1 SB at South of Olden Av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Ya estoy lista.📊📈📓📝 (@ Centro @Netec in Mexico, D.F.) https://t.co/55UUszDmQX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+followers for @jasmincadavid 😘😘😘 @ Secretaria de Gobernación SEGOB https://t.co/Oex2BzearG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'm at @DunkinDonuts in Lithonia, GA https://t.co/d6IU15ig5J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7:45 appointment (@ The Art of Fadez in Villa Park, IL) https://t.co/wpZl3DCh7N https://t.co/aVCF3zHDOs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leared: Incident on #I87NYSThruway NB at Exit 21 (I-87) - Catskill (Rte 23)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is campeones!! #doralparks , #nikerunning , #running , #5kdoral ,… https://t.co/2caB5qTpxz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Interested in a #Transportation #job near #CedarRapids, IA? This could be a great fit: https://t.co/ms2NPVV4ZL https://t.co/4Fnn8GVwmg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e esas veces que te piden tus apuntes y uno sólo anota el título. 😐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ood morning, another successful segment! #charlotte #salisburync #wbtvandme #wbtvnews #cnbc… https://t.co/BrUyVWCtUG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Want to work in #Inverness, SL? View our latest opening: https://t.co/ZVoMJxGRdO #Pharmaceutical #Job #Jobs #Hiring #CareerArc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ee our latest #NewBrunswick, NJ #job and click to apply: Senior Accountant - https://t.co/kAjyWq0gyx #Accounting #Hiring #CareerArc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We're #hiring! Read about our latest #job opening here: Call Center Manager - https://t.co/4HtRNlu14A #NEWYORK, NY #CustomerServic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Want to work in ? View our latest opening: https://t.co/47mSniYiPU #Hospitality #Veterans #Job #Jobs #Hiring #CareerArc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#CareerArc #Sales #Job alert: Inside Sales Representative based in Greenville,SC | UPS | #MIAMI, FL https://t.co/LHXeF3YwLL #Jobs #Hiring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Want to work in #FALLSCHURCH, VA? View our latest opening: https://t.co/sgxNmVAkQl #Healthcare #Job #Jobs #Hiring #CareerArc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orning from #Chicago! #letsmove @ Sheraton Grand Chicago https://t.co/eXhkfqbpbc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#Fayetteville, NC #Job: LPN / Licensed Practical Nurse in Fayetteville, NC at BAYADA Home Health Care https://t.co/8iyUom4SW7 #Jobs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eam #3, Burning Possums, I just finished my 3rd leg. #ragnar #ragnaraustin #fit2runstpete… https://t.co/QuNvE5zxQ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OH - #ohiostatespringgame @ Ohio Stadium https://t.co/fSbub0Xd0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@callmedollar 10 years from now they are going to feel sorry they didn't pay her any mind😂😩 #theydontknowrealmusic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hey don't have no 'home' to retire to in the future. They're comfortable owing the government till they die. Iss that life?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I'm at Twerk in Horsham, PA https://t.co/VRmWIJssIC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It's our Spring Tournament day and I couldn't be more excited! Come… https://t.co/MDEoB22F1b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his is my first one day show since 2014, I streamlined my set up a little, but it still took… https://t.co/Vu8IbYmiWP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Officially done with all things taxes! #adult https://t.co/WyLgrQynA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Lol\n\n#paulmooney #comedy @ RedBlocc https://t.co/kMLuzYmhj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WE'RE ABOUT TO GET IT IN @ The Congress Plaza Hotel &amp;amp; Convention Center https://t.co/hgyo9hvLPH”\nI'm at Pepsi Bottling Group in Hayward, CA https://t.co/tEIF4qlysC\nJoin the Good Samaritan Hospital team! See our latest #Physician #job opening here: https://t.co/lVIUdKuaQJ #Hiring https://t.co/EQSh17D9q6\nWant to work in #Rhinelander, WI? View our latest opening: https://t.co/oL57AKrhZn #Engineering #paper #specialty https://t.co/N3g8DX9aIh\nCashier - Food - Delaware North: (#Clarence, NY) https://t.co/asugQrvSeM #Hospitality #Job #Jobs #Hiring #CareerArc\nCan you recommend anyone for this #job? https://t.co/M9GGzR5myT #Allentown, PA #Hiring #CareerArc\nThis #Transportation #job might be a great fit for you: Truck Driver, Class A - Full Time - https://t.co/9e4R2AsNmW #POMPANOBEACH, FL\nBuenos días...\nWant to work in #SantaMonica, CA? View our latest opening: https://t.co/eopkeSnzMv #IT #ExploreOracle #Job #Jobs #Hiring\nSpeedway #Retail #Job: Manager Trainee-Retail Sales (#Wyoming, MI) https://t.co/E4kFxiSJCr #Jobs #Hiring #CareerArc\nI'm at Virginia Tech - @vtnews in Blacksburg, VA https://t.co/8MAog8jeKh\n”Robert Half Finance &amp;amp; Accounting: Office Manager/Operations Manager/Practice Manager (#Canton, MA) https://t.co/l9doHa7QB0 #BusinessMgmt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Headed to KC for family, fun and of course food! #thebest #BBQ (@ Oklahoma @CityOfokc in Oklahoma City, OK, OK) https://t.co/DFdU9pLqRb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ace day!!! It couldn't be more beautiful out. Praise God for spring finally showing up ☀️☀️… https://t.co/FO3i1ZiJGd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#Sales #Job in #AnnArbor, MI: Temp Sales Associate-dressbarn at dressbarn https://t.co/q5vpBNqkZ8 #Jobs #Hiring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I'm at Apple Store, Rideau in Ottawa, ON https://t.co/BgZbeE3e2Y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pring soccer season begins... coolfryz @jessicabarger2 @… https://t.co/5zUDFKBv8C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I'm at Los Angeles International Airport (LAX) - @flylaxairport in Los Angeles, CA https://t.co/rCVIJrXCMX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Good morning!!! #artofvisuals #stdothis #sombrexplore #exploremn #retroluxaholics… https://t.co/ZpXvUm8Yga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#iwantadog when it gets dark my dog will bark at any passers-by #introspective #igdc @ Adams Morgan https://t.co/UetHtybDSO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This #Manufacturing #job might be a great fit for you: Warehouse Processor - https://t.co/DwEKN4ymd0 #Henrietta, NY https://t.co/xKcyoTa51g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Buen día, ya listo para irme al #gym \n\nPríncipe hermoso, te amo. @ La Calle De La Amargura https://t.co/0Xr4eRxk6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#EmergencyMedicine alert: Patient Care Associate - Medical... | Mercy | #Washington, MO https://t.co/GSsBergQ7s https://t.co/vMpwMFlZsD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#Team @ Especialidades Dentales https://t.co/TxzXwGGwJP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Buenos días alegría,buenos días señor sol.... (@ Entrada a Irapuato) https://t.co/VNmlwpxjpG https://t.co/zx7J3eJmt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Ready or not, @ucsfvascular here comes uofa SALSA! @ Tucson International Airport https://t.co/IHRkO0mos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hewbacca!!!! @ ESPN Wide World of Sports https://t.co/4NktxhmYNd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f you're a #Retail professional in #Owosso, MI, check out this #job: https://t.co/lPhsQK1jmY #LoveFashionLetsTalk https://t.co/2nCqCTgqnC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#smart2016 @ Dave Ramsey's Smart Conference at Calvary Temple https://t.co/84dd5ZRdrj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Want to work at Sperry? We're #hiring in #Cincinnati, OH! Click for details: https://t.co/xBKoSy36AM #Retail #Job #Jobs #CareerArc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#Nursing #Job alert: Registered Nurse (RN) / Intensive Care... | Accountable Healthcare Staffing | #VeroBeach, FL https://t.co/RuUOo6Kfxa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Customer Service Associate II - Lowe's Stores: (#Aiken, SC) https://t.co/XRC0y4ItOt #Retail #Job #Jobs #Hiring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We're #hiring! Read about our latest #job opening here: Intern, Marketing - https://t.co/dn7wHCdWan #JACKSONVILLE, FL #Marketing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Want to work in ? View our latest opening: https://t.co/6ysqkBCkSA #Hospitality #Veterans #Job #Jobs #Hiring #CareerArc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#sneakpeek. Getting close to finishing this up. Do you know who it is? #markers #copic… https://t.co/geuSP5Vvxr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APARTMENT OF THE FUTURE PROJECT. Now music/visualizer driven.… https://t.co/8BBEmgxxP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#NYCmissed Spectacular Blue Top - m4w (Road Noise) https://t.co/TTkojwPdST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Why I'm doing now at work on a Saturday morning !! #studytime @ PNC Bank - Cleveland Main https://t.co/9y9yN0Ho6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Could not be more proud of these kids! \n\n#spartanrace #beastmode #crazydna #theobstaclestho @… https://t.co/jidH8KPiP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cience fair 2016 @ Hopewell, New Jersey https://t.co/8sEHwGhu1q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#أمجاد_العبيدي ##apple #art خربشة إنتظار أبل @ Apple Store, Georgetown https://t.co/KA8HjnLtUU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I'm at International Tennis Hall of Fame Museum in Newport, RI https://t.co/vVZcFzQInK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ast night, #UCWRFC took home two team awards from the Club Sports Banquet: People's Choice and… https://t.co/OLoMmPIN9L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Way to go jesscopeland ! #beachcheerathletics #season3 #makingwaves🌊 #torontocheerleading… https://t.co/S4xQaeakgH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Billings Clinic #Nursing #Job: CNA, Aspen Meadows (#Billings, MT) https://t.co/gfmHahLDjE #rn #rnjobs #MadeWithLove https://t.co/3NNOPKqZ8T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Nothing like some records first thing in the morning. Happy #recordstoreday everyone! #rsd16 @… https://t.co/ZaYY4EMif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I'm at Durrer's in Guelph https://t.co/ZVHvaus4Pj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upplemental Health Care: L&amp;amp;D RN needed ASAP (#Covington, GA) https://t.co/pVTqcV1vHN #Healthcare #Job #Jobs https://t.co/SHCvgxzk50”\nInterested in a #Sales #job near #Stamford, CT? This could be a great fit: https://t.co/6P6igb6pdU #Hiring #CareerArc\nearly bird gets the... 👽🐛#newyorkiloveyou #notcoachella @ John F.… https://t.co/quUrh9VHBW\nThe first time I staffed out here at camp, 6 years ago, I was hired as the archery instructor.… https://t.co/baj4mnoZy7\nWant to work in #Limerick, PA? View our latest opening: https://t.co/zUw2KkRKkb #Sales #Job #Jobs #Hiring #CareerArc\nChico's #Retail #Job: Sales Lead (#Strongsville, OH) https://t.co/1UyqTMdXad #Jobs #Hiring\nSONIC Drive-In: Carhop/Skating Carhop (Server) (#SanAntonio, TX) https://t.co/sEMoGkAVZl #Hospitality #Job #Jobs #Hiring\nYes! #goodmorning 🎯 great meeting ahead of me today...Stay tuned! As always #realhousemusic 24/7… https://t.co/6wtfgYevzo\nFelicidades!! Ya solo te falta un mesesito y ya corazón. Gracias por… https://t.co/mf9ixBwfAm\n#lbctractchallenge Day 4 Leave a Tract at a RedBox... @ Lighthouse… https://t.co/Qr82lCKAUP\nCan you recommend anyone for this #job? Hair Stylist - https://t.co/jcAAC0eljT #Albemarle, NC #Cosmetology #Hiring #CareerArc\nWaiting on four new tires. Oh boy. (@ Starbucks in Greer, SC) https://t.co/5vSnAAhAL1\nLlegue tarde jejejeje (@ Universidad Del Valle De México - @uvmmexico in Miguel Hidalgo, DF) https://t.co/sn3AMfnCqb\nReady for a fabulous day @keeneland today! It is #Toyota 's big day! While you are here, pick up… https://t.co/DIlfEVDOLh\nI'm at Aeropuerto Internacional de Monterrey (MTY) - @aeropuertodemty in Apodaca, NL https://t.co/hoxuTNjL2f\n15 Leadership today! Pumped to take my students to Truly Living Well… https://t.co/Gg06ZVzLXV\nMy view for the morning #BYPTV2K16 #turkeyhunting #thunderchickens #turkeyhunting @ Whitewater… https://t.co/1uHmBWmJxt\n💥NEW LISTING COMING SOON!💥 4/2 off Kernan. Great neighborhood! Contact me for more details. Jon… https://t.co/3uj6FREIFo\nCan you recommend anyone for this #job? Physician (Hospitalist) - https://t.co/VGNpPyas2R #Richmond, VA #Physician https://t.co/V2kry2SwE4\n[em]broidered tassel top paired with chambray wide leg culottes. #ootd #lotd #fashion #style… https://t.co/JlsxFcm2Fq\n#Atlanta, GA #Healthcare #Job: Patient Care Tech II- Nights at Northside Hospital https://t.co/kmk3Op4Orx #Jobs #Hiring #CareerArc\nWant to work at The Vitamin Shoppe? We're #hiring in #Gambrills, MD! Click for details: https://t.co/HP5RFnyrYZ #Job #Jobs #CareerArc\n@ El Paso https://t.co/GiIrxABayk\nDespués de un tiempo se que volverás a confiar en mi @ Hollywood https://t.co/5Ol9dcbmyS\nJoin the Tyco team! See our latest #SkilledTrade #job opening here: https://t.co/43726NfL1C #Horsham, PA #Hiring\n”#BusinessMgmt #Job in #Columbia, MD: Net Web Developer \iVideo at AT&amp;amp;T https://t.co/Wzdu88pxtO #Jobs #Hiring #CareerArc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VCU Health System #BusinessMgmt #Job: Perform Improve Coor (#Richmond, VA) https://t.co/g23yK4hATH #Jobs #Hiring #CareerArc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pring comes to nypl @ NYPL The New York Public Library https://t.co/n2rRXLLJfX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o I Uhhh Wanna go back nd see the movie 🚶🏃 @ Brooklyn Bridge https://t.co/iMSvDtf85T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Little League Opening Day (@ Short Beach in Stratford, CT) https://t.co/Wq2QFscKkT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WHAT BETTER WAY TO START YOUR SATURDAY THEN WITH BRUNCH AT ROCCO RESTAURANT AND BAR. SERVING… https://t.co/CrnQ76YY9P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I jump so high I can touch the stars ⭐️⭐️⭐️ \n\n#jhlw #paris #france #london #italy #dubai… https://t.co/ukdoTFMz1n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Dropping off woot (@ Little Free Library on Highland Ct in Birmingham, AL) https://t.co/5niurRJU1f https://t.co/xLzk6hiW9A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Erin is set up today at Longbranch Park ready for the Autism Walk today! She has the beautiful… https://t.co/gtUr6Ii4X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Incident on #I678 NB from Exit 4 - <text:s/>Liberty Avenue to Exit 8 - Main Street https://t.co/L4dUe9v6eb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leared: Incident on #I90 WB from Exit 6; US 9 to Exit 5A; Corporate Woods Boulevard”\n”Cleared: Incident on #I90 WB from Exit 6; US 9 to Exit 5A; Corporate Woods Boulevard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tarting our day at the Taj Mahal of high school tennis facilities @ Heritage Hall OKC https://t.co/HrxEURc0Vk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150 person captive audience in an hour and fifteen minutes. *gulp*\n\n#kwcanoe @ Princess Cinemas https://t.co/vwSn3df25p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Menteee Thanks Youngin!! #BIRTHDAYWEEKEND 🎁🎉 #DreamsAreReal \n\n#Repost @saveysofly with… https://t.co/PSMqu5g0FX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Just posted a photo @ William Beaumont hospital royal oak https://t.co/AoyuxeRsIS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Triple C Smoked Amber now available on tap. https://t.co/9mXds2YBaX @triplecbrew #BeerMenus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Perfect morning for an 8k! #TMinus3Weeks #TeamDubs #mandtforever @… https://t.co/VugX3HMDfJ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Waking up early on Saturday mornings actually isn't so bad. <text:s/>☀️ @ Alexandria, Virginia https://t.co/mNsZeXIG2n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#Coffee time (@ Konditori in Brooklyn, NY) https://t.co/jX990c9Kdj https://t.co/Bl4elj2klV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😈😈😈 https://t.co/Pwil7ExQpk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ee ya. ✌🏽️ #hollywoodstudios #herewego @ Orlando Fl - Walt Disney World https://t.co/MTaACxQSjU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I'm at @Publix in Lithonia, GA https://t.co/Kck1Uzkuvl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Lol. Me and you no be same. Life of deceit lo'n live. ””@vanboyosky: That's it. We are not Sorry. https://t.co/tZZ6Gv3hEJ”””\nI'm at Sky House - Dallas in Dallas, TX https://t.co/jbRJenJacC\nTractor Supply Company #Retail #Job: Store Team Member (#Greenwich, NY) https://t.co/HqOKVcNQq8 #Jobs #Hiring #CareerArc\nRetail Store Positions - CVS Health: (#Athens, GA) https://t.co/8LYVPDm8Bx #Retail #Job #Jobs #Hiring #CareerArc\nSee our latest #Dover, PA #job and click to apply: HHA / CNA - Dover, PA - https://t.co/QovqYkk43b #Hiring\n😍😍😜😜 @ Rockville, Maryland https://t.co/Fzsh0UsV2l\nAccount Support Analyst - Fulfillment - LexisNexis Risk: (#Alpharetta, GA) https://t.co/C22JUaZ7IT #CustomerService #Job #Jobs #Hiring\nWe're #hiring! Click to apply: Turkish Interpreters - https://t.co/i9FE7vhX7F #Job #interpreter #bilingual #Atlanta, GA #Jobs\nI'm at Bosque de Tlalpan in Tlalpan, Distrito Federal https://t.co/3bGy6iwkJd\nNot a bad price for a NYC breakfast #bargin #nyc #coffeislife @ 34th Street – Herald Square https://t.co/N01YPwEvk3\nIncident on #I87NYSThruway NB at 0.33 after Tappan Zee Bridge Toll Barrier https://t.co/sXWa3bWLKe\ni have tonsillitis but at least i'm covered in cute kittens. @ The Little Clinic https://t.co/vGv8tyrrmo\nSpring has truly sprung @bklynbotanic. The tulips are coming on strong and the place smells… https://t.co/kyaq4Spvf2\nTry https://t.co/owPNK24lqa Caesar Salad, Grilled Chicken or Grillled Shrimp #Grilled #menu\nWe're #hiring! Read about our latest #job opening here: Maintenance Technician - Tire... - https://t.co/lBJXYIhShX https://t.co/lYMCbD57D8\nMyself with the hardcore wrestling legend Terry Funk. @ East… https://t.co/7vSaWKyval\n@drspikecook introducing @ideaguy42 to keynote #baconbytes @ RM… https://t.co/L935s8etMi\n”Happy 50th Anniversary, Mom &amp;amp; Dad!!! @ Vernon, Connecticut https://t.co/veYZJn381K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We're coming for you #DuluthMN and #SuperiorWI. See you today at the #GitchiGumiBrewFest stop by… https://t.co/E5CzdHdF0e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I might not make it... @ Orangeville Fairgrounds https://t.co/2qj9JEHiuF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#Clerical #Job alert: VOLUNTARY SERVICE SPECIALIST | Department of Veterans Affairs | #Baltimore, MD https://t.co/6ihrD8CxsL #Veterans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Out of the water.\n\n#achadosdasemana #old #desafioprimeira #fotografeumaideia #vsco #vscocam… https://t.co/BsGnbykzb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Want to work in #Raleigh, NC? View our latest opening: https://t.co/47Moy3XIOq #Hospitality #parttime #Veterans #Job #Jobs #Hiring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Can you recommend anyone for this #Hospitality #job? https://t.co/BfxQqibVEY #Atlanta, GA #Veterans #Hiring #CareerArc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This #Sales #job might be a great fit for you: Assistant Route Service Sales Representative - Uniform - CMV - https://t.co/P2dq0mPtwc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#WhirlPool #Niagara #Fishing #UglyStick #FishWhistle @ Whirlpool Rapids, Niagara Gorge, ON, Canada https://t.co/tiZUpJWolT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Can you recommend anyone for this #job? Certified Nursing Assistant CNA Home Health Aide HHA - https://t.co/3LLubrc9zf #Allentown, PA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.\n😍🌞 @ Miami Beach, Florida https://t.co/BOl47xZqRX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Uncle Dave Ramsey event @ Calvary Assembly Orlando https://t.co/kgpzFWiOhf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John Hancock: Systems Designer (#Toronto, ON) https://t.co/3r5nUeRHO9 #IT #insurance #Job #Jobs #Hiring #CareerArc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#CareerArc #Transportation #Job alert: Airport Master Planner | Arup Group | #NewYork, NY https://t.co/s6B0sEXFsL #Jobs #Hiring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Can you recommend anyone for this #Banking #job? https://t.co/8oXdICHP6W #regions #regionsbank #BayMinette, AL #Hiring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#Hospitality #Job in Shift Supervisor (US) at Starbucks https://t.co/SFVsTGsrLy #Veterans #Jobs #Hiring #CareerArc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I'm at Universidad @LaSalle_mx in Cuauhtémoc, DF https://t.co/nSpqRTJjZP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Wind 3.2 km/h SE. Barometer 1032.37 mb, Rising. Temperature -5.7 °C. Rain today 0.0 mm. Humidity 94%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Back in my hometown for a couple days, met up with some friends for… https://t.co/pIUtfi9ctM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teel String Brett Mon IPA now available on tap. https://t.co/9mXds2YBaX @steelstringbrew #BeerMenus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My husband told me that I need to stay out of my children's stores, lol! #5below #couldntresist… https://t.co/D4POR4HTYL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Andrew meets @aronberg's dog Cookie during the fifth annual Walk for Victim's Rights. #BabyBurke… https://t.co/xiEhxcPAAP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Women's Vintage Woven Leather Open-Toe Huarache Sandal Flat\n\nBy:Ellemenno\n\nMade in Brazil\n\nSz: 8… https://t.co/TSTTLIS4JE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My roommate is pretty damn cute. I've already received more cat headbutts than I can count. @… https://t.co/kUs95fn6Ux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#majesticpartyrental #eventsmiami #fair #peaceinthegardens #miamievents #eventrentalsmiami… https://t.co/I4eYzeoZCG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#recordstoreday2016 (@ Sweet Melissa Records - @sweetmelrecords in Marietta, GA) https://t.co/UPhiVwSFsH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At 6:35 AM, 9 WSW RED ELM [Ziebach Co, SD] TRAINED SPOTTER reports HEAVY RAIN of 1.10 INCH #UNR https://t.co/KaL1X41IUO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Good morning to ya [📷: gannonthegrey] @ Charlotte, North Carolina https://t.co/hKv2P9nnpl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AT&amp;amp;T: Sales Support Representative Greenwich CT (Greenwich) (#Greenwich, CT) https://t.co/koc4f3fpvH #Retail #Job #Jobs #Hiring #CareerArc”\nThis #Transportation #job might be a great fit for you: PT City Class A Tractor Trailer Driver - https://t.co/CuJETfz8TM #Allentown, PA\nLove him\nInterested in a #Hospitality #job near #StPetersburg, FL? This could be a great fit: https://t.co/YqqRL8TH56 #Hiring #CareerArc\nDollar General Corporation #Retail #Job: STORE MANAGER (IN) https://t.co/NKBcdNpp0b #Veterans #Jobs #Hiring #CareerArc\nTD Bank Canada: Customer Service Representative (#Bowmanville, ON) https://t.co/3zpEKv15nz #CustomerService #Job #Jobs #Hiring #CareerArc\nTMF Specialist - Aerotek: (#Durham, NC) https://t.co/nWIf2mbNUh #Transportation #Job #Jobs #Hiring\nWe're #hiring! Read about our latest #job opening here: Store Director, J.Crew Retail, Cambridgeside - https://t.co/YJOKapPPlq #Retail\nSee our latest #BelleIsle, FL #job and click to apply: CNC Machinist III - https://t.co/p8y3T8H3Bo #Manufacturing #Hiring\nresidencial campo bello por sams club Casas residenciales modernas en fraccionamiento privado de 3 recamaras, 2 ½... https://t.co/LpNVCRBMY7\n#Retail #Job in #Youngstown, OH: Sales Associate at Maurices https://t.co/NAT7cVAojM #Jobs #Hiring #CareerArc\n#osprey @ Palm Island Resort Cape Haze, FL https://t.co/3PRoYL1Q6j\n@sweet_vodevil эхх на полгода в Турцию, или на всю жизнь за океан\nThis #Healthcare #job might be a great fit for you: PCT - https://t.co/ivFkTm5O8a #Tampa, FL #Hiring\nInterested in a #Retail #job near #PENNINGTONGAP, VA? This could be a great fit: https://t.co/0gqJllB3Yr #Hiring #CareerArc\nTravel Registered Nurse - Supplemental Health Care: (#Toledo, OH) https://t.co/OF3ncekVWy #Healthcare #Job #Jobs #Hiring #CareerArc\nSea they're. Over also, form third that. A to divided creature. Grass grass, dominion waters.\nReady for my work day to be over with.\nHad a great time climbing the CN tower with my dad and brother for… https://t.co/V22onMtY2s\nHe fell off his bed and is now concussed @ Formal Wear of Myrtle Beach https://t.co/2KiqsLfYQo\n@edeweysmith INTERNATIONAL IMPACT This year the Women of Hope partnered with Fair Trade to help… https://t.co/n3QMiXGWdb\nThe silhouettes of people in line at #rsd16 joseyrecordskc @ Josey Records Kansas City https://t.co/wCPzU6UTNt\n@MoodyPurples bon matin et oui ça ce fait d'aimer une photo de quelle qu'un\nThere's more to our story! #blackgirlsrock theellipsisexperience @… https://t.co/lkVMTekmBz\nThe other cities are becoming visible on the north side of #woods plant #2 #camping #ottawa… https://t.co/xLJNnDJwDP\nCan you recommend anyone for this #job? 10 West Oncology - https://t.co/3km2GweQRB #travelnurse #Augusta, GA #Hiring https://t.co/v2iBZuF0sj\nInterested in a #Manufacturing #job near #Orange, TX? This could be a great fit: https://t.co/kNvgy8QNn6 #Hiring https://t.co/IT17VNglWW\nSo much love for this guy 💓 @ Oxford, Alabama https://t.co/UfMF6wuPm5\nMCHS: CT Technologist- Radiology (Per Diem / Pool, Night shift) (#Miami, FL) https://t.co/J94sH636jT #Healthcare #Job #Jobs #Hiring\nWant to work at Accountable Healthcare Staffing? We're #hiring in #Poughkeepsie, NY! Click for details: https://t.co/oDDGbkJwHO #Nursing\nCould not ask for a better climb day! #wwfcntowerclimb @ CN Tower / La Tour CN https://t.co/zl9SKJvd8u\nStore Counter Sales - O'Reilly Auto Parts: (#TAYLOR, MI) https://t.co/OMHccicSh2 #Retail #Job #Jobs #Hiring #CareerArc\nGreat Clips #Cosmetology #Job: Hair Stylist (#SaintCloud, FL) https://t.co/7YAI58xrvE #Jobs #Hiring #CareerArc\nWant to work in ONE WORCESTER ROAD, #FRAMINGHAM, MA? View our latest opening: https://t.co/2bTu6QfW5C #Hospitality #Veterans #Job #Jobs\nOracle #IT #Job: HCM Cloud Demonstration Application Consultant (#Guadalajara) https://t.co/Dc8DIqJDG5 #ExploreOracle #Jobs #Hiring\n#Retail #Job alert: Visual Associate, J.Crew Retail, Georgetown Park | J. Crew | #Washington, DC https://t.co/HoJjUgG8iK #Jobs #Hiring\nAerotek #Pharmaceutical #Job: Quality Control (#Cambridge, MA) https://t.co/6vtZ0GdOsW #Jobs #Hiring\nWe're #hiring! Read about our latest #job opening here: Data Analyst - https://t.co/HhPzEltL8e #KellyJobs #KellyServices #Raynham, MA #IT\n#BusinessMgmt #Job alert: Merchandising Pricing Analyst/Manager | Macy's Retail | #NewYork, NY https://t.co/JNCAcoxJoO #Jobs #Hiring\nNBA Playoffs today!\n8805 Azul Drive https://t.co/uj2XxdXHhW\nCarimañolas con carne... @ Coral springs https://t.co/bxr0NJUAoB\n#GoodMorning #imawake #KatFranklinMakeup #travelingmakeupartist… https://t.co/6br3oBA6WA\nThen there were these!! The belt squat machine is probably one of the best machines ever created… https://t.co/jjYdkZ56rf\nI'm at Willy's in Glen Burnie, MD https://t.co/Tbb33Tuq50\nMarineMax: Certified Marine Technician (#Lindenhurst, NY) https://t.co/sxfaxQ5vIk #SkilledTrade #boating #sailing https://t.co/4muBJ5cI4x\n@gratefuldead recordstoredayus 🌹🌹🌹🌹🌹🌹🌹🌹 @ TOMS MUSIC TRADE https://t.co/1obUra3rga\nhttps://t.co/DnVMdMFFWM\nJoin the Lowe's Stores team! See our latest #BusinessMgmt #job opening here: https://t.co/xdSiYrCSuY #Hagerstown, MD #Hiring\nhttps://t.co/fjwcJPftpH\nSee our latest #FallsChurch, VA #job and click to apply: Registered Nurse (RN) / Post Partum - https://t.co/AX7Ysx4ROD #Nursing #Hiring\nCan you recommend anyone for this #Hospitality #job? https://t.co/EEMgbMyhfu #Cary, NC #Hiring\nWe're #hiring! Read about our latest #job opening here: IT Manager-Revenue Cycle Systems - https://t.co/WcE2Ga3biI https://t.co/d4LQpFadxv\nSiemens PLM Software #Engineering #Job: Systems Engineer Polarion - West Coast (#LosAngeles, CA) https://t.co/VWaHmhvU0o #Diversity #OFCCP\nWant to work at Starbucks? We're #hiring in 525 WEST 26TH ST, #NEWYORK, NY! Click for details: https://t.co/M4KVv4SRLd #Hospitality #Job\nI'm at Audrain Building in Newport, RI https://t.co/mffGseBHxW\nKohl's Corporation #Retail #Job: Overnight Maintenance Technician - Fri/Sat/Mon/Tues (10pm-6am) (#Mamakating, NY) https://t.co/TqTHd19Arj\nSee our latest #Brooklyn, NY #job and click to apply: Assistant Store Manager - https://t.co/JeOsTA9udz #Retail #Hiring #CareerArc\n#SkilledTrade #Job alert: Bench Jeweler - Plaza at Chapel Hill | Jared | #CuyahogaFalls, OH https://t.co/mZTVMCSzQS #Jobs #Hiring\nWant to work in #Bedford, MA? View our latest opening: https://t.co/Ko1qkccOU1 #GeneralScience #Job #Jobs #Hiring #CareerArc\n#Transportation alert: Driver, Formula PFG-Charleston, SC | Performance Food Group | #Charleston, South Carolina https://t.co/6VADSsX3Zs\nJoin the The Vitamin Shoppe team! See our latest #HealthWelfare #job opening here: https://t.co/GRxtMkT3pf #ElPaso, TX #Hiring\nLove waking up early to give campus tours with my best friend… https://t.co/56d1PJNWAV\nI'm at @CrackerBarrel Old Country Store in Shelbyville, KY https://t.co/GzztfmNkA8\nCapital Photoshoot @ United States Capitol https://t.co/XfvLevjoCL\nWhen you friend makes you delicious cappuccino with a heart! Love you, Mo! ❤️ @ Fayetteville, N. C. https://t.co/ZfukBXYAE8\nBridge maintenance operations in #Newport on Rt 138 EB at Newport Brg #traffic https://t.co/8Iu0AzFtbV\nNice guys do NOT finish last ✨ What do women want in a man? <text:s/>✨ looks and sense of humor? Nope.… https://t.co/mpzHLX8g9p\nSuch a great pic we thought it needed to be posted twice. #Repost @creativephl with repostapp.… https://t.co/VQpDrCcZlE\nDesayuno de negocios!! (at @La_Parroquia de Veracruz in Boca del Rio, VER) https://t.co/Vsp7ANmi0L\nSuch gorgeous clam by @honeybeileen @BellaTwins slay girls😍 https://t.co/XRFNy3Fhe2\nFORT CARSON/BUTTS,CO (FCS) ASOS reports gust of 50.0 knots (57.5 mph) from NNW @ 1240Z\n”Bon matin! Good morning! 😘\nBy fred514 | Plz check out our Online-Boutique link in Bio… https://t.co/y8fxwqltPS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#TONIGHT \n IT'S MY ANNIVERSARY… https://t.co/wTq03ljKff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Want to work in #Largo, FL? View our latest opening: https://t.co/JlDhNG3J0P #Banking #regions #regionsbank #Job #Jobs #Hiring #CareerArc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Want to work at Accountable Healthcare Staffing? We're #hiring in #Stafford, VA! Click for details: https://t.co/ow9CnDbul0 #Nursing #Job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Can you recommend anyone for this #Hospitality #job? https://t.co/I1eE8YAcd7 #Veterans #Hiring #CareerArc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Kelly Services #Engineering #Job: Maintenance Technician (#Stanley, NC) https://t.co/0eYqFiY5i0 #KellyJobs #KellyServices #Jobs #Hiring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Molina Healthcare: Case Manager (#Columbus, OH) https://t.co/ego739a8PW #Healthcare #Job #Jobs #Hiring #CareerArc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We're #hiring! Read about our latest #job opening here: Sales Specialist ProServices - https://t.co/gZslo7KGwm #Kingsland, GA #Sales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Accountable Healthcare Staffing: Registered Nurse (RN) / Surgery (#Snellville, GA) https://t.co/93fr4ftHZW #Nursing #Job #Jobs #Hiring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””Happiness”” Thank you keaveny7 for capturing this moment and reminding me that I am where I'm… https://t.co/8cJBaIbner”\nRobert Half Technology: Software Engineer C# (#FtLauderdale, FL) https://t.co/hlHH8To9FD #IT #Job #Jobs #Hiring #CareerArc\nCome down to soconnwineco <text:s/>today for Sip into Spring from 1-4! Come see me there and make some… https://t.co/F1m45Fcue0\n”(1/2)Drica's at the Home Depot Store today from 9am-3pm. \nBrewing Flying Monkey\n6335 S. Fl.… https://t.co/h21bw5UhFI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#Fremont the #Yorkshire #Terrier #YorkshireTerrier #Chicago #Pedestrian #Underpass #Tunnel… https://t.co/MFiRVIrOfB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Wow!!!!!!!!!.I watched this like ten times already. They really put in some work on this one,… https://t.co/UMdHxx2ijx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Here we go again! #hornetnation @ Mississippi Coliseum https://t.co/Z4N26a4OWt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Love. Love. Love... @ The Word Network https://t.co/ipfnoZsGCx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I'm at Francis Marion Hotel - @fmhcharleston in Charleston, SC https://t.co/hJzbLZMFFx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A #cartoon about #spider #man and #birds https://t.co/OH4Gdk1F5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Décompresser Boire Manger - Breathe Eat Drink before #etfoaqinnovate Day 2 @ Presse Café Bloor… https://t.co/hvk7z7JQVF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For the native American, they bank on credit cards, and getting overdrafts. Saving consciously is almost impossible for them. That's sad.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Texas kid. #hookem @ The Woodlands, Texas https://t.co/5QjRtDOsm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“FRIEND OF A FRIEND” April 6-27. This is a daily post about the people who know the people you… https://t.co/B52MPyy8kW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#isabel #dogsofinstagram #birthdaybuddy @ Shellmans bluff (BLUFF LIFE) https://t.co/7r8zMctQyd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Gathering great man firmament i our kind from also spirit. Own own blessed bearing good.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This #Nursing #job might be a great fit for you: Registered Nurse (RN) / Intensive... - https://t.co/jBJlT86OOu https://t.co/iGE42sKHZj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Join us at 4pm today to look very closely at Tom Sachs, 'Bonsai,' 2016, the subject of this… https://t.co/UhQVwLmemN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⚡️#slander ⚡️ @ Webster Hall https://t.co/mvMLR1XlSW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#bmw #bmw3 #bmw3gt #bmwusa #bmwstories #bmwlife #bmwusa #bmwgram #bmwaddict @bmwusa bmw… https://t.co/LlVbYs3nOl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Doral 5k done #doralfamilyjournal @cityofdoral livingindoral @ Ft. Lauderdale Beach https://t.co/TssCNDO6sn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#Clerical #Job in #Dublin, OH: Medical Receptionist Opportunities! at OfficeTeam https://t.co/GPa31dyERV #Jobs #Hiring #CareerArc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Can you recommend anyone for this #Manufacturing #job? https://t.co/HpJToDrU25 #Reedsville, PA #Hiring #CareerArc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If you're a #Nursing professional in #Roanoke, VA, check out this #job: https://t.co/3xf2A8IqIW #Hiring #CareerArc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See our latest #Thonotosassa, FL #job and click to apply: Registered Nurse RN / Licensed Practical Nurse LPN... - https://t.co/Yf5ODHnnKM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#Charleston, SC #Nursing : Registered Nurse (RN) / Surgical Intensive Care... at Accountable Healthcare Staffing https://t.co/Gjnx3dAguc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Sales Associate - Maurices: (#Brockport, NY) https://t.co/Tk9Tgpgd0T #Retail #Job #Jobs #Hiring #CareerArc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Join the Penske Truck Leasing team! See our latest #Automotive #job opening here: https://t.co/j3bQnpPDyw #Indianapolis, IN #Hiring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Want to work in #Rochester, NY? View our latest opening: https://t.co/YdBSRK7e6X #Healthcare #Job #Jobs #Hiring #CareerArc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Shift Leader - Einstein Bros. Bagels: (#Bountiful, UT) https://t.co/KX4kreVWv7 #Hospitality #Veterans #Job #Jobs #Hiring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Interested in a #Sales #job near #Scottsdale, AZ? This could be a great fit: https://t.co/0Xxc3nnLzr #Hiring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#Healthcare #Job in #Sunnyvale, TX: Pharmacy Technician at CVS Health https://t.co/ROid2RVXWf #Jobs #Hiring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#RSD16 Is Here!!! And we couldn't be more Excited!!!! #goodmorning #missionks #recordstore… https://t.co/B05HuRJAld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Sectional. #couch #Graffiti #shadesdet #ilovemyjob #Detroit #Aerosolart @ Detroit, Michigan https://t.co/vgDm7wdvSZ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Happy Super Saturday!!! <text:s/>Go out and make it amazing. #dailyreminder #supersaturday #motivated… https://t.co/PT4OJYQNvO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Our God Saves! Let's go! #ironsharpensironrichmond noblewarriors @ West End Assembly of God https://t.co/4f8DA9WGHo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For those who missed my 2nd appearance... ديپ ٣ ثتس <text:s/>#design #graphic #graphicdesign #concept… https://t.co/8jAhtou6LL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😍😍😍 in love with the #luminaries. Can't wait to give out our save… https://t.co/kJrOlR7tru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I'm at @LAFitness in Winter Garden, FL https://t.co/vFUIfxpH3J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Incident on #I87NYSThruway NB at 0.33 after Tappan Zee Bridge Toll Barrier https://t.co/XK67FnRWf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Cleared: Incident on #I87NYSThruway NB at 0.33 after Tappan Zee Bridge Toll Barrier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Good Morning. <text:s/>See you soon at Landmark a dodge in Morrow! (@ Truett's Grill in Morrow, GA) https://t.co/XnS0PXLaV0 https://t.co/VMdGFSPV7O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This #Retail #job might be a great fit for you: STORE MANAGER CANDIDATE - https://t.co/hgNAGCrIKa #Diversity IN https://t.co/NTxc7jYTHK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Department of Veterans Affairs: Nurse Practitioner... (#Madison, WI) https://t.co/NJENtruBpn #Nursing #Veterans https://t.co/3sVNbPU97P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This #Retail #job might be a great fit for you: Retail Sales Consultant Bilingual... - https://t.co/2zMd27gLrE https://t.co/gt8lMqeBa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OhioHealth #Nursing #Job: Staff RN (#Columbus, OH) https://t.co/LqaDcANHFY #Jobs #Hiring #CareerArc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We're #hiring! Read about our latest #job opening here: Catering Coordinator - https://t.co/LtY08wHBhh #parttime #Aventura, FL #Hospitality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If you're a #Government professional in #Marshall, VA, check out this #job: https://t.co/ye5ZcoOd75 #Veterans #Hiring #CareerArc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#Columbia, MD #Hospitality #Job: Cashier at The Cheesecake Factory https://t.co/mWFNKzPkKW #Veterans #Jobs #Hiring #CareerArc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SAN FRANCISCO &amp;gt;&amp;gt; LOS ANGELES (@ San Francisco International Airport (SFO) in San Francisco, CA) https://t.co/RN0PDLIuOm”\nWant to work at Accountable Healthcare Staffing? We're #hiring in #Columbia, SC! Click for details: https://t.co/Y8jfNILYWo #Nursing #Job\nJoin the Starbucks team! See our latest #Hospitality #job opening here: https://t.co/VIhpgIheNd #Veterans #Hiring #CareerArc\nJoin the TeamHealth team! See our latest #Physician #job opening here: https://t.co/mA15X1e1Uj #MADISONVILLE, KY #Hiring #CareerArc\n#Brockville, Ontario #Healthcare #Job: Personal Support Worker (9549) at VON Canada https://t.co/PNULRiOKBc #Jobs #Hiring #CareerArc\nWant to work at AMC Theatres? We're #hiring in #Edison, NJ! Click for details: https://t.co/qbHfx38Qxr #Hospitality #Job #Jobs #CareerArc\nSee our latest #Westboro, MA #job and click to apply: Delivery Driver - https://t.co/b44scfgHCp #Transportation #Hiring #CareerArc\nInterested in a #Hospitality #job near #Calabasas, CA? This could be a great fit: https://t.co/HUATf07qrw #Hiring\nI'm at Bosque de San Juan de Aragón in Gustavo A. Madero, DF, DF https://t.co/wp0eTUyRYn\nSecond verse, same as the first. @ AMTRAK - Boston Back Bay Station https://t.co/uxywLEWRFI\nFocused mode. Headed to the sheisbaesummit to motivate and inform hungry minds. #CEOChair… https://t.co/4PjBv6YoCe\nStill blown away. 🎼🎤🎭 a wonderful end to the week! norsuhaus @ Richard Rodgers Theatre https://t.co/3pereO2f8B\n#fitness and #hiphop #pandora #playlist #gymlife #gymflow #gymrat #workouts #exercise… https://t.co/JU1ooKhDQq\nWhen in Florida, eh? #bigoltallmanvaca2016 @ Hampton Inn Ft. Lauderdale Airport North Cruise Port https://t.co/DfL1dqa9HM\nBridge maintenance operations in #Newport on Rt 138 WB at Newport Brg #traffic https://t.co/8Iu0AzFtbV\n😘🍀✨ @ Bethlehem Brew Works https://t.co/ukbyRODaxx\n@northamptoncoomunitycollege #psychologyclub will be walking today… https://t.co/n885XxgRYA\n”LESS THAN 5 HOURS AWAY!\n\n3rd Annual @RefreshPGH Sneaker Swap | April… https://t.co/LVS05rKzQX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Road construction, right lane closed in #EastGreenwich on Rt. 2 Both NB/SB over Hwy 4 #traffic https://t.co/8Iu0AzFtbV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Sweet mama Annabelle running out of space at the open buffet and snack bar. Her babies are now 4… https://t.co/tXQ8Y4nMFW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The season starts today and can I say how excited I am to see… https://t.co/ckLecYDbQD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Family breakfast (@ Tom's Restaurant in Brooklyn, NY) https://t.co/cQTERAXdws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Want to work at Lowe's Stores? We're #hiring in #Lancaster, PA! Click for details: https://t.co/bjL5bfdV2N #Retail #Job #Jobs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Aerotek: Quality/DFMEA Engineer (#Warren, MI) https://t.co/iP2Ne1DmFp #Automotive #Job #Jobs #Hiring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Want to work in #JACKSONVILLE, FL? View our latest opening: https://t.co/LxpYwxQDL4 #QA #Job #Jobs #Hiring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#Manufacturing #Job alert: Warehouse Clerk 2nd shift Monroe N.C. | ResourceMFG | #MONROE, NC https://t.co/l64aa99kVW #Jobs #Hiring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DazeOfTheWeek: Deep 3 Thoughts presents ””Blow”” T-shirts ft @isaplzz. Inspired by his own… https://t.co/pyYUsxXtKv”\nSee our latest #Macedonia, OH #job and click to apply: Sales Support Assoc - https://t.co/4inlx5lcKX #Retail https://t.co/KcoTOhtV4A\n”I'm at Bb&amp;amp;t Arena (formerly the Bank of Kentucky Center) in Highland Heights, KY, US, OH https://t.co/lxZq0lyzf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#Retail #Job in #MyrtleBeach, SC: Retail Store Positions at CVS Health https://t.co/yrlceeJNw5 #Jobs #Hiring #CareerArc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#HouseBusinessCheck 1418 E Amelia St 32803 (4/16 08:20) #Orlando #ColonialtownSouth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Join the SONIC Drive-In team! See our latest #Hospitality #job opening here: https://t.co/MqHP8CAPRI #SONIC #Statesboro, GA #Hiring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#nofilter #centralpark @ Central Park https://t.co/9OMm1Gum3Y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Want to work at Express? We're #hiring in #Westlake, OH! Click for details: https://t.co/85W0RgMdIT #Sales #Job #Jobs #CareerArc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@RTACabinetStore thievery@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#HouseBusinessCheck 500 Church St W 32805 (4/16 08:18) #Orlando #HoldenParramore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Suppose I should get out to the grocery store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Somebody's ready to tailgate! #we are #bluewhite @hummd0g @ Beaver Stadium - Penn State https://t.co/hMKQgH0R0a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I would love to show you my #listing at 1719 RALEIGH HILL ROAD #Vienna #VA https://t.co/1VaPy3aBO4 #realestate https://t.co/E8wJhXnVdo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Considering Loss Profits and Loss of Business Value on the Commercial Claims https://t.co/g2RNItO0mT #BusinessIncome #Answers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My route for the morning. A nice paved greenway trail. @ Erwin Linear Trail https://t.co/ffU5No3Aa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💤💤 (@ Palms Poolside) https://t.co/zk3tyP1sH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Department of Veterans Affairs: Therapeutic Medical Physicist (#Richmond, VA) https://t.co/mSVUnWKgxO #Healthcare #Veterans #Job #Jobs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BAYADA Home Health Care #Job: Personal Care Attendant (PCA) / Licensed Nurses Aide (LNA) (#Warren, VT) https://t.co/o5h6ex4Tit #Jobs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CA Technologies #Sales #Job: Global Account Director (#Islandia, NY) https://t.co/fPvpDo2qGH #Jobs #Hiring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””You're rebuilding out of the ruins a city of hope with the ones you love &amp;amp; we're the ones you… https://t.co/R6JL0z5brN”\nSee our latest #Charlotte, NC #job and click to apply: Temporary Sales Associate (Brick Specialist) - South... - https://t.co/EFlytczDsh\nhttps://t.co/T6i8MOJ1eC\nCan you recommend anyone for this #Healthcare #job? https://t.co/Y9ZJxv1iEp #Providence, RI #Hiring #CareerArc\nI just began a running workout using #Endomondo. Peptalk me now @ https://t.co/SQoiEl8Lq1\nWe're #hiring! Read about our latest #job opening here: Delivery Driver - https://t.co/jyFrJX7k4F #parttime #Jacksonville, FL #Hospitality\n#RSD16 #RecordStoreDay (@ Comeback Vinyl in Alpharetta, GA) https://t.co/ZbAcWceuQ9\n#thankYouJesus for allowing us to run. <text:s text:c="2"/>#makeItCount #justDoIt #mabuhay #nikePlus #zoomElite… https://t.co/bcg0BB7UND\n”Burned some calories so gotta replenish them ;) @ Canadiana Restaurant https://t.co/4rzHCAxw8x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Hometown favorite with littlest (but biggest) brother. @ Sugar &amp;amp; Spice Restaurant https://t.co/oP99qtaXS4”\nI'm at BAA 5K in Boston, MA https://t.co/chraOyx7Em\n🔫So, last night was fun 🔫 @brantleygilbert @michaelraymusic @canaansmith holli_wood92 @… https://t.co/gOILt2bPK6\nSarah Palin Resurfaces To Ensure That Everyone In America Hates The Republican Party via @politicususa https://t.co/6faW3Pkste\n”I'm at Stop &amp;amp; Shop in Newport, RI https://t.co/dqbM6kWe1d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Someone left these by my back door this morning. Happy Spring! 🌷❤️👍😃 #chicago #westridge @ Bossy… https://t.co/ZDbC4NhHKl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She's so fluffy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Under 29 minutes for the @pirates #HomeRun5K with adge_of_spades @… https://t.co/e0JrNWHQkY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Just posted a video @ Anytime Fitness Newent https://t.co/tUclXj81oC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We're #hiring! Read about our latest #job opening here: Shift Supervisor (US) - https://t.co/E5dk9c7k46 #Hospitality #Veterans #CareerArc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I'm at Central de Autobuses de Xalapa (CAXA) - @tuado in Xalapa, VER https://t.co/X9SSEq6QW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6 sets pull-up , 6 sets dips, 6 set sit-up, 6 set push-up, 3 set 1 arm curls, 3 set both arm… https://t.co/uN5ycg2DPR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Interested in a #Sales #job near #CranberryTownship, PA? This could be a great fit: https://t.co/5KkbVn75n3 #Hiring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CA Technologies #BusinessMgmt #Job: Sr Engineering Services Architect (#Tampa, FL) https://t.co/Jn0AeRrzTb #Jobs #Hiring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Johns Hopkins Bayview Medical Ce... #Healthcare #Job: EVS Floor Technician (#Baltimore, MD) https://t.co/b8bsikoJcx #Jobs #Hiring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Want to work at Cognizant? We're #hiring in #Bridgewater, NJ! Click for details: https://t.co/8QUotEPcM1 #IT #Job #Jobs #CareerArc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BAYADA Home Health Care #Job: LPN Licensed Practical Nurse / RN Registered Nurse in Brevard, NC (#Brevard, NC) https://t.co/GpiAG3m12G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Buenos días! El sol nace y yo pensé en anitamanzanitta @maryfer_reina anniebanannie23… https://t.co/FDMtvBbSZy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@IamSouthern_eh Well I used to have an 8-track tape deck and a Beta Max tape player.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On this opening weekend of #festivalseason (lookin at you #Coachella) let #katemoss guide your… https://t.co/cWMh6SpvFH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Strongest man I know. #smc2016 @ Stronger Men's Conference https://t.co/1EdPAJlwDH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@DatAinoDamPuppy yup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Bom sábado a todos! Não é bem assim? @ IURD Florida https://t.co/0ubi9IOGII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Are you ready for Record Store Day? #RSD16 #OddsAndSodsShoppe #Ottawa @ The ODDs &amp;amp; SODs Shoppe https://t.co/2u93wqg4rA”\n🚴🏼🏃🏼 (@ Parque México in Cuauhtémoc, Mexico City) https://t.co/KnaGfqjbn1\n#RSD (@ Beverly Records in Chicago, IL) https://t.co/rbvMiLjHig\n”Let's get this day started right\n\n#Turn up the #heat with #Zija’s #XMburn! These #advanced… https://t.co/EA2frrLuY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Just posted a photo @ The Word Network https://t.co/aKocKFSwsd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Road construction, shoulder closed in #Warwick on Bald Hl Rd. Both NB/SB between Hwy 113 and I 295 #traffic https://t.co/8Iu0AzFtbV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Closed to through traffic in #SilverSpringTakomaPark on University Blvd Both EB/WB between Piney Branch Rd and Carroll Ave #DCtraffic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Saw The Jungle Book last night. What a visual wonder! I highly recommend seeing it. Bagheera… https://t.co/rV0iXXQct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Listos a cerrar la Semanita y Vámonos... 🚬😎 (@ Universidad Tecnológica De México (Campus Ecatepec) - @unitecmx) https://t.co/0oU6IIhhdU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https://t.co/fCuUu2XaUt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🐶😃 (@ Tudor City in New York, NY) https://t.co/PxgHYsgUUe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Just posted a photo @ In My Bed Relaxing Still https://t.co/Abe1tYH6R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CA Technologies: Sr Services Consultant (#Atlanta, GA) https://t.co/ODQo8QDJxl #BusinessMgmt #Job #Jobs #Hiring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This #Retail #job might be a great fit for you: Retail Store Positions - https://t.co/fpUssOIkrr #Woonsocket, RI #Hiring #CareerArc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#mylilmuncung 😗😗 @ Maya Cuisine https://t.co/NUbS38ktPe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We're #hiring! Read about our latest #job opening here: Tire Maintenance Technician II - https://t.co/UZxOYLopXv #automotive #NewUlm, MN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I'm at Fibres Collectives in Montreal, Qc https://t.co/frt4QNbWeh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#NewtownSquare, PA #Clerical #Job: Concierge at Sunrise Senior Living https://t.co/Bqgl8cZfpj #Jobs #Hiring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Can you recommend anyone for this #HR #job? https://t.co/I0D5ALeE9Q #NorthYork, ON #Hiring #CareerArc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#Whiting, NJ #Retail #Job: Retail Store Positions at CVS Health https://t.co/Yj3zqeHt1u #Jobs #Hiring #CareerArc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🔵🔴⚽ (@ Deportivo Toluca futbol) https://t.co/YUpaI4A86M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COACHELLA SQUAD #vsco @ Coachella Fest https://t.co/rAToLb80cg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Antroo! (@ Zona Rosa in Cuauhtémoc, DF) https://t.co/waZ9B7hF0i https://t.co/QGHDhzMht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My View... It's such a beautiful and peaceful day to drive @ I-57 Illinois https://t.co/1GzMtDORO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They wake me up #saturdaymorning early, then do this. #nappadoodles… https://t.co/qdbaxLafte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Wind 0.0 mph N. Barometer 30.466 in, Rising. Temperature 47.8 °F. Rain today 0.00in. Humidity 55%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Good morning Baltimore! (@ Home2 Suites by Hilton Baltimore Downtown in Baltimore, MD) https://t.co/LXt1PbRKGW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Just posted a photo @ Flying Monkey Bike Shop https://t.co/bsjBGAe3wF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remember tha times😩😩😩😩😩🙌🏾🙌🏾🙌🏾🙌🏾 @ Houston, Texas https://t.co/0ftXPoOeFL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Incident on #I278 EB from Exit 26 - Hamilton Avenue to Kent Avenue https://t.co/uoWztTxSiZ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Yes, I went dancing again! Finally!! My best dancing buddies right here. 💕❤️💕 #ballroom… https://t.co/lgYcT6jE1K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#CustomerService alert: Week End Team Associate - Customer Service Associate I | Lowe's Stores | #Cincinnati, OH https://t.co/zkJqbi0RhM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We're #hiring! Read about our latest #job opening here: Surgical Technologist / Operating Room (OR) - https://t.co/f6ZgcRy9jU #Roanoke, VA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See our latest #WalledLake, MI #job and click to apply: Entry Level Production - https://t.co/3slJBfwT5V #KellyJobs #KellyServices #Hiring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#FacilitiesMgmt in #Tampa, FL: Maintenance and Operations Supervisor at Department of Veterans Affairs https://t.co/q38gKtVt6h #Veterans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Delaware North: Bartender-Public (#Richmond, VA) https://t.co/Kc8bk0rQ61 #Hospitality #Job #Jobs #Hiring #CareerArc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#CareerArc #Retail #Job alert: Store Manager | Dollar General Corporation | IN https://t.co/XY0y0AuG0d #Veterans #Jobs #Hiring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#strawberryfields #imagine @ Central Park - Strawberry Fields Memorial https://t.co/9pwgjq5PZI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””So I just ...\nSit right here and have another b̶e̶e̶r̶ Pina Colada in Mexico\nDo my best to… https://t.co/XZJlSHQDB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Happy Saturday! Im on the passenger side with my @sckcharlotte we riding heavy! #hemi #RAM1500… https://t.co/gW2yoatYIG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Welcome to our house! #WeTheNorth #ComeTOgether #the6ix @ Maple Leaf… https://t.co/HQgqYasKAP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@OfficialPagani at the @CECFestival with driveflatout yesterday. What an amazing 2 days at the… https://t.co/FqwlIqGTX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Just posted a photo @ José Luis Cuevas Museum https://t.co/LJvb0fIZdA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I just finished running 2.27 km in 13m:25s with #Endomondo #endorphins https://t.co/et8hp3BI9G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@nyer30 #menstyle #mensgrooming #camouflage #accessories #king #beardgang #streetstyle #chic… https://t.co/hi3tdNwW7w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The ””race”” before the race. My favorite time to be @keeneland - early morning warm-ups. @ Keeneland https://t.co/tA35hlY70e”\nrecordstoredayus @dogfishbeer music to drink beer by. Sounds good to… https://t.co/niLrnMlCGI\nMark from admissions. <text:s/>Stellar opening presentation! #pitt2020 #mydayatpitt @ Alumni Hall… https://t.co/zknQgf6H8j\nHere's to you learning an entire family tree in one night! Great… https://t.co/lgJ48OeUIi\n”Love's Travel Stops &amp;amp; Country St... #Retail : Customer Service Cashier -... (#Baxter, TN) https://t.co/mraYhKRaCl https://t.co/akf3ec15a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https://t.co/Rgp1Af6YID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This #Sales #job might be a great fit for you: Verizon (TCC) Sales Consultant - https://t.co/dbYGWkvpoL #Hiring https://t.co/zRZb9UTmGr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#Hospitality #Job in #Connellsville, PA: Part-time Opportunities at McDonald's Corporation https://t.co/zlpHgt4L11 #Jobs #Hiring #CareerArc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Citizens Bank: Personal Banker Universal (#Stoneham, MA) https://t.co/c21nBfUc4O #Banking #cfgjobs #Job #Jobs #Hiring #CareerArc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#Retail #Job alert: Retail Support, Part Time: Atlanta, GA, Macy's Perimeter | Macy's Retail | #Atlanta, GA https://t.co/BniFjEo7zF #Jobs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This #BusinessMgmt #job might be a great fit for you: Lead, Call Center - https://t.co/qiy4o8I9o2 #Albuquerque, NM #Hiring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We're #hiring! Read about our latest #job opening here: Livreur - https://t.co/GF1x2KX0gj #Gatineau, QC #Retail #CareerArc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Accountemps #Accounting #Job: Accounting Clerk (#COLUMBIA, MD) https://t.co/G6R3JbBuH8 #Jobs #Hiring #CareerArc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Can you recommend anyone for this #job? Med Tech - https://t.co/28XRPWCH0l #Tampa, FL #Healthcare #Hiring #CareerArc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This #Nursing #job might be a great fit for you: Nurse Support Technician - https://t.co/03YDJpT4he #Towson, MD #Hiring #CareerArc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#CareerArc #Retail #Job alert: Retail Store Positions | CVS Health | #Albany, GA https://t.co/pfXsbdebKc #Jobs #Hiring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Can you recommend anyone for this #job? Pharmacy Technician - https://t.co/zVtzu7B9dC #Springfield, MA #Healthcare #Hiring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#Sales #Job alert: Sales Associate/ Sleep Specialist | Art Van Furniture | #Warren, Michigan https://t.co/oMoEMurrNO #Jobs #Hiring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Join the Kohl's Corporation team! See our latest #Retail #job opening here: https://t.co/7L8TI544TC #Middletown, OH #Hiring #CareerArc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Loool. I no come Yankee to snap pishure. ””@ToluTeee: Lol Omo Naija. Smh https://t.co/iIl9cwvM5I”””\n”#moondog &amp;lt;3 #terkalerk @ Galleria https://t.co/D6IJZ5QjdQ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Morning blossoms.\n\n#GoodMorning #Weekend #Spring #Flowers #BeautifulDay #Saturday #Sunny #Cool… https://t.co/YlrONwhlik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Yesterday at my interview I almost hugged my interviewers as a greeting out of habit #methodistprobs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Great job, you did it #iescapedfortwayne \nHappy birthday!! #militaryescaperoom \n#escapefortwayne… https://t.co/KFxluWrMTS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This #Sales #job might be a great fit for you: First Aid &amp;amp; Safety Service Sales... - https://t.co/2AoAP5aTW9 https://t.co/hK5sWNq6UF”\n#Lubbock, TX #Nursing #Job: Nurse Tech (NT)-3West at UMC https://t.co/K410vhFjEh #Jobs #Hiring https://t.co/fAeWEiBtz0\n#Sales alert: Route Service Sales Representative - Uniform (4 day) -... | Cintas Corporation | #Jacksonville, FL https://t.co/DXOMwrMwXf\nJoin the Robert Half Technology team! See our latest #BusinessMgmt #job opening here: https://t.co/949MVqVD4l #MtLaurel, NJ #Hiring\nWant to work in #Ashland, VA? View our latest opening: https://t.co/cMyeGjRdOY #CustomerService #Job #Jobs #Hiring #CareerArc\nRoad construction, shoulder closed in #NorthKingstown on Rt 4 Both NB/SB under EX 6 - S Cnty Trail #traffic https://t.co/8Iu0AzFtbV\nRoad construction, shoulder closed in #Warwick on I 295 Both NB/SB at EX 1 - E Ave #traffic https://t.co/8Iu0AzFtbV\non the boat 🗽 #statenisland #newyork #reinesdelincruste #statueofliberty #aufondàgauche @ Staton… https://t.co/rDZNeyVZye\nI'm at Bloomfield High School in Bloomfield, NJ https://t.co/cSpmFU8UGB\nFirst layer on a #print B and I are working on. #lithography @ Southeast River Campus https://t.co/aCyEEHBX4F\n”I'm at Daytona Dodge Chrysler Jeep &amp;amp; Ram Truck Center - @daytonadcjr in Daytona Beach, FL https://t.co/nKBeyBr8XQ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#RallyModeOn (@ Ravisa Motors in Morelia, Mich) https://t.co/zv4UWvHmHo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Wow What an Ass on This Bitch !!! #Porsche #Panamera #Turbo #hollywoodmotors #Carfellas #exotic… https://t.co/4gcUKaNw6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You look like you've been for breakfast at the Heartbreak Hotel, and… https://t.co/zpsL6y3ZOO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See our latest #Dundalk, MD #job and click to apply: Marriage and Family... - https://t.co/q8jUr6Fh43 #Veterans https://t.co/2EotI6LhkK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https://t.co/Dvecl9TCBt Comedian Russell Brand embarrases morning show hosts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Movement specific warm ups are an essential part of a good warm up. Practice the motor pattern… https://t.co/zIskq9RSTH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#Orlando, FL #Sales #Job: Representative, Field Services at CEMEX https://t.co/RoKldD6Mtc #Jobs #Hiring #CareerArc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#Healthcare in #Boston, MA: Health Science Specialist - Genetic... at Department of Veterans Affairs https://t.co/waOEB0PiAK #Veterans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Channel Development Manager - New York / New Jersey - Nimble Storage: (#NewYork, NY) https://t.co/RoldvDl74T #Sales #Job #Jobs #Hiring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Can you recommend anyone for this #job? Licensed Practical Nurse – LPN / Registered Nurse – RN - https://t.co/IDSOkDdFIx #Yonkers, NY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Download this 5K wallpaper #love #cupid #toy #object <text:s/>https://t.co/vZ3CZIzCeT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Thermo Fisher Scientific #Engineering #Job: Engineer III, QA (#Middletown, VA) https://t.co/VpX6Sd4fE8 #Jobs #Hiring #CareerArc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If you're a #SkilledTrade professional in #SouthDayton, NY, check out this #job: https://t.co/YBFyRvO6Ci #Hiring #CareerArc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I made 5 different flavors of #PetitFours Come taste heaven! #Samples #14yrOldBaker #Bakesale… https://t.co/qOimp3XwXo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Geconserveerd voor 1000 jaar: Kwasi, Vaslav en Lucia! Als verrassing voor mijn komst had de… https://t.co/ZIMQ9zBGPC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Tus ojos #ukulele #ukelele #ukulelecover #loscafres @ Islas Mujeres Cancun https://t.co/3EMnjNLQ4W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Can you recommend anyone for this #job? Front Office Assistant - https://t.co/n5xikhc9Z0 #Jenison, MI #CustomerService #Veterans #Hiring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See our latest #Elizabethtown, KY #job and click to apply: Shift Supervisor - https://t.co/jcjxGPjtl8 #parttime #Hospitality #Veterans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#Minneapolis views. Can't beat 'em. 🙌🏻 #mold #skyline #soldbyarne #realtor @ Minneapolis, Minnesota https://t.co/2B9rnSKnS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Can you recommend anyone for this #job? Help Desk Analyst I - https://t.co/a3po8RIGYj #CARMEL, IN #CustomerService #Hiring #CareerArc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Want to work in #Boston, MA? View our latest opening: https://t.co/y6XguKnFXO #Job #Jobs #Hiring #CareerArc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Lane Y @ North Toronto Auction https://t.co/J2VmlcA34V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my cousin said when I'm mad my country accent comes out 😂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Have a great weekend @ Tri-Versa-Global Inc Imprinted Promotional… https://t.co/4vkpzygX1k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To all of my impatient family and friends 😇👣❤💪👟 now drop some name… https://t.co/Aup6fGrx9b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#Physician #Job alert: Employed Vascular Surgery | Coliseum Medical Centers | #Macon, GA https://t.co/cDFUTzjq7u https://t.co/8I8BUy1lXa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#slashing #supreme #lakelife #supremewakesurfchampionship @ Sandy Hook https://t.co/Dy3G9xwh5R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I'm <text:s/>proud of myself! My feet not so much.. 😊 I'm going to have to… https://t.co/yKym2aUepM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The face u make when go outta town on a recruiting trip with ur son and Get sick.....😧😳😱👃👀💊🏪🏥… https://t.co/BC95wSVxVX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Customer Service Representative - OfficeTeam: (#NORTHHAVEN, CT) https://t.co/FqdgvM4e9N #CustomerService #Job #Jobs #Hiring #CareerArc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Smile ! It looks better on you #frankinko @ Atlanta, Georgia https://t.co/nIaY9RmEyD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Air B&amp;amp;B ..... #Aerosolart #Detroit #ilovemyjob #shadesdet #Graffiti #couch @ Detroit, Michigan https://t.co/3X6cGV3aED”\n#CustomerService #Job alert: Customer Service Associate II | Lowe's Stores | #Trotwood, OH https://t.co/95sRcB94D9 #Jobs #Hiring\nCan you recommend anyone for this #Healthcare #job? https://t.co/c7AU6UdUTr #Ridgewood, NJ #Hiring #CareerArc\n#Hospitality #Job in #Princeton, NJ: Production Associate at Panera Bread https://t.co/7RYOY2ITXD #parttime #Veterans #Jobs #Hiring\nThis #Finance #job might be a great fit for you: Revit Designer - https://t.co/ldWGRUdJon #Marlborough, MA #Hiring\nJoin the LanguageLine Solutions team! See our latest #job opening here: https://t.co/hUzRhVecLt #interpreter #bilingual #Richmond, VA\nWe're #hiring! Click to apply: Direct Sales Representative - Covington, KY - https://t.co/3VzvzwNd4b #Sales #Florence, Kentucky #Job #Jobs\nSee our latest #CoralGables, FL #job and click to apply: PT Teller I - Coral Gables (Ponce De Leon) - 20hrs - https://t.co/XLk6Wuihzf\nCan you recommend anyone for this #CustomerService #job? https://t.co/s7MKBn0N10 #Greensburg, PA #Hiring\nWe're #hiring! Read about our latest #job opening here: Barista (CA) - https://t.co/RMu6StdRC7 485 CHURCH STREET, #TORONTO, ON #Hospitality\nWant to work in #Lunenburg, MA? View our latest opening: https://t.co/9OE0E257Oj #Retail #Job #Jobs #Hiring #CareerArc\n#Transportation #Job alert: Warehouse Associate | W.B. Mason | #Boston, MA https://t.co/BuvU7TGXYD #nowhiring #Jobs #Hiring\n“@RealKiefer: Last night in Milwaukee. Audience was amazing. https://t.co/DePbhIQn3g” <text:s/>#cleveland welcome #grogshop April 19\nWant to work at Lowe's Stores? We're #hiring in #Newburgh, NY! Click for details: https://t.co/3PJOqSJYgP #CustomerService #Job #Jobs\nsleepwalkinginclife hmu if you wanna come @ Broadrock Park https://t.co/h8q9JzzfPh\nDepartment of Veterans Affairs #Nursing #Job: Nursing Assistant (#Richmond, VA) https://t.co/B4XScPJBNH #Veterans #Jobs #Hiring #CareerArc\n”””Donut come for me.”” 🍩 @ The Gallery https://t.co/VoEnfoUhTv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We're #hiring! Read about our latest #job opening here: Simcoe and Muskoka district - Financial Service... - https://t.co/MQWh26b3ui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#Proverbs 🙌🏼🙏🏼🌻 @ Paradise https://t.co/pVGAxpV9jj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#CareerArc #Banking #Job alert: Sr Ops Associate | Citizens Bank | #Riverside, RI https://t.co/IUKJoosYXW #cfgjobs #Jobs #Hiring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Speedway: Shift/Team Leader-Retail Sales (#RockyMount, NC) https://t.co/znHt4N6fCh #Retail #Job #Jobs #Hiring #CareerArc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We're #hiring! Click to apply: Mobile Developer - https://t.co/T39L0S1Qdh #IT #regions #regionsbank #Hoover, AL #Job #Jobs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Accountable Healthcare Staffing #Healthcare : Physical Therapist (PT) / Inpatient Acute Rehab (#Indianapolis, IN) https://t.co/EFufdzv7ey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Early morning makeup and hair! HAPPY SATURDAY! ...now to continue at the salon! 💆🏻 <text:s/>💇🏻 💁🏻… https://t.co/uGfFMwrDmM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Have any Saturday plans? All day long El Paso Roller Derby will be at EPCON raffling off these… https://t.co/yIAQecUnpd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Just posted a photo @ Holiday Inn Express Hotel Ogallala https://t.co/X82DlsocCG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Oh Texas. Every big structure seems to have signs telling you just how much gun you can bring… https://t.co/Z0JidPVoPE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PA160926 https://t.co/SXjr5D6uoy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Madison Heights Run for the Health of it 5K. Grant kicked some butt. I managed to finish. @… https://t.co/SNXy0wAPcu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Everything beautiful starts here...\nOpen Bookings with me at #Atlanta midtown premiere hair… https://t.co/BwuXlwurNI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Interested in a #Nursing #job near #yarmouth, MA? This could be a great fit: https://t.co/qYn4493AwN #RN #Nursing https://t.co/SviSUs0dnD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Premise Health: Registered Nurse (RN), Supervisor (#Buffalo, WV) https://t.co/3c05pxbCIJ #Nursing #NursingJobs #Job https://t.co/EMEvCaGtHj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I'm at CVS in New Braunfels, TX https://t.co/Sy2TE0N6TY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So very true! @ Whitehawk Lake https://t.co/ZakG8lxMBd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Can you recommend anyone for this #job? Compassionate and Competent LPN - Memory Care - https://t.co/KAJ087FRe2 https://t.co/F0SoThMc5J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Registered Nurse (RN) - Accountable Healthcare Staffing: (#Stockbridge, GA) https://t.co/8gLB7vrFJm #Nursing #Job #Jobs #Hiring #CareerArc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Eagles continue to take care of business on softball diamond https://t.co/BC1CbRaEqq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This #Transportation #job might be a great fit for you: Parts Delivery - https://t.co/sqYErAQ2Ef #MAPLEHEIGHTS, OH #Hiring #CareerArc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I'm at @HolidayInn Cleveland Northeast - Mentor in Mentor, OH https://t.co/45V66crMeZ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Want to work at Amcor Rigid Plastics? We're #hiring in #Allentown, PA! Click for details: https://t.co/y2DQwKEvgD #FacilitiesMgmt #Job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Interested in a #Retail #job near #Columbus, OH? This could be a great fit: https://t.co/jujOeMX6PR #Hiring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#CareerArc #Retail #Job alert: Customer Service Asssociate | BI-LO | #BOILINGSPRINGS, SC https://t.co/GRk2zuPVzK #Jobs #Hiring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Want to work at ADTRAN, Inc. ? We're #hiring in #Huntsville, AL! Click for details: https://t.co/gY0xy5WgVQ #IT #Job #Jobs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Body by GOD.. SO MUCH MORE THAN MINISTRY AND FASHION , BUT I DO THEM… https://t.co/CPZT25kd2j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Road construction, single line traffic-alternate directions in #NorthSmithfield on Rt. 5 Both NB/SB approaching Main St #traffic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Road construction, left lane closed in #Narragansett on Rt 1 Both NB/SB under Woodruff Ave #traffic https://t.co/8Iu0AzFtbV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I'm at Ralph Bunche Park - @nycparks in NY https://t.co/F4c1WnaVxI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Dr. Romey Coles Jr teaching on ””The Power of Agreement”” @ The Church of the Lion of Judah https://t.co/cufHzxE0J7”\nBusy day today, but fun day...Slight setup for this morning… https://t.co/R7sDkrfWA3\nRace 1 of 2 completed! #StarWars10k #StarWarsHalf #DarkSideChallenge… https://t.co/W5yQbp205l\nForewarning for anyone traveling today...@fly2ohare is a #shitshow because of CPS #springbreak.… https://t.co/zjUSCp6fID\nPreparándonos Registro #CarreraKellogs @Vintemx presente (@ Auditorio Nacional - @auditoriomx in Miguel Hidalgo, DF) https://t.co/0JXfQ3Dm7o\nSee our latest #Miami, Florida #job and click to apply: Records Examiner / Analyst at... - https://t.co/aZ15hcUaco https://t.co/ziHv3X3f7N\nDay 2 of #AAHackathon (@ Renaissance Austin Hotel - @renhotels in Austin, TX) https://t.co/K6waC9TOj4\nI'm at Fit Body Boot Camp in Plymouth, MN https://t.co/2aveESx9pi\nJoin the Guaranty Bank team! See our latest #Banking #job opening here: https://t.co/7jS8YBvDqh #MelrosePark, IL https://t.co/FjxGnkxe5I\n🎈🎉 Happy Birthday Beefcake 🎉🎈 #thisis2 #thedeuce #2 @ Needham, Massachusetts https://t.co/d2X3lyRuYE\n#Lockbourne, OH #Manufacturing #Job: Warehouse Lead- 2nd shift- $13-15/hour at ProLogistix https://t.co/hfmGnGdC8q #Jobs #Hiring #CareerArc\nCan you recommend anyone for this #job? IV Nurse - https://t.co/d5lVpsxEsc #Allentown, PA #Nursing #Hiring #CareerArc\nJoin the Einstein Bros. Bagels team! See our latest #Hospitality #job opening here: https://t.co/bQt3xQq4sL #Towson, MD #Veterans #Hiring\n”Can you recommend anyone for this #job? P &amp;amp; D Driver - https://t.co/1m4HGxPCXZ #Gahanna, OH #Transportation #Hiring #CareerArc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See our latest #Heath, Ohio #job and click to apply: Home Health Registered Nurse/Full Time - https://t.co/N9lmsAJ4rW #Nursing #Hiring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We're #hiring! Read about our latest #job opening here: Physician (Gynecologist) Tallahassee VA OPC... - https://t.co/LZAQncu4w3 #Physician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Chico's: Sales Associate (#Simpsonville, KY) https://t.co/NE5GeHJKf0 #Retail #Job #Jobs #Hiring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Pro Service Customer Serv Assoc I/Loader - Lowe's Stores: (#Cicero, NY) https://t.co/yyq9mgyAtw #Retail #Job #Jobs #Hiring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La guerite du metro @ New York, New York https://t.co/BO8cCS1yQn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Interested in a #Hospitality #job near #GREENVILLE, NC? This could be a great fit: https://t.co/j1GXuHFDR8 #Hiring #CareerArc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See our latest #NewYork, NY #job and click to apply: Denim Technical Designer - https://t.co/WZbFLdgWRR #Art #Hiring #CareerArc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See our latest #CapeMayCourtHouse, NJ #job and click to apply: RN, Registered Nurse Manager, Home Health - https://t.co/CQBVnL5FNU #Hiring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Join the Favorite Health Care Staffing team! See our latest #Nursing #job opening here: https://t.co/8LcfPaLRB3 #Boston, MA #Hiring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We're #hiring! Read about our latest #job opening here: Loan Servicing Specialist - https://t.co/wCpi1X5JMc #Reading, Pennsylvania #Banking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Jet lag = 6.30am walk around Central Park @ Central Park https://t.co/P2hxR1VCn8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Getting set up so you can get your market on! (@ The Saturday Market at Rebus <text:s/>Works in Raleigh, NC) https://t.co/X2AHlQT4Yc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Today is the day! Thank you to everyone who supported me! @american_heart @goredforwomen… https://t.co/6a1RFl4uvn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#gm If you ain't got Family 👨‍👩‍👧‍👦You ain't got Nothing!!!.....It's a celebration💃🏽🎉 Every time… https://t.co/b19xFom9ay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So cute kbing #thefutureisfemale 💙 @ Otherwild https://t.co/p5N7xBSGkg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definitely one of the best performances of my favorite song. hearing city dove live never fails… https://t.co/tDRlp7QscM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&amp;lt;[C-22]Octal&amp;gt; one word duck tape!\n&amp;lt;[C-22]Octal&amp;gt; well 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STOP like this picture cuz we're cute💜 @ Ridgecrest Retreat And… https://t.co/0rxURs2EK5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Mile markers 1-6 and of course the finish line! #kesselchallenge #coast2coast #starwars… https://t.co/zAF4XYHcuY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Granby Theater presents: Liv(e) On Sunday • May 29th • A One Year Anniversay for @terellonline &amp;amp;… https://t.co/bzCddDpnZq”\nCara de acabadas, mas felizes demais da conta! #bomdia #goodmorning #buenosdias #sohappy #smile… https://t.co/J662KyHrkz\nAbove New York @empirestatebldg #dawn #empirestatebuilding #empire #empirestateofmind #sun… https://t.co/SQBzkYzpH2\nJust posted a photo @ Cafe Milano - Montreal https://t.co/ViW7D554Nu\nYa me voy vieja! Gracias Zacatecolandia de los altares. Hasta la próxima! Rumbo a mi... https://t.co/aJfSi0imzU https://t.co/4qr7qSv0Ll\n#Omaha, NE #Retail #Job: Sales Associate at Maurices https://t.co/a7mH2V8ZCx #LoveFashionLetsTalk #Jobs #Hiring https://t.co/DNsWRs69p3\n@edwintrakalosa Y @bandatrakalosa Esta Noche palabanda_ns Con @cynthia_uriastv @zorrofresa… https://t.co/Kx4Gn6gf49\nJoin the BAYADA Home Health Care team! See our latest #job opening here: https://t.co/5avCnf9ZlZ #Henderson, NC #Hiring\nReady to get my Google on! <text:s/>#lifelong learner #gafesummit @ Franklin Community High School https://t.co/ct8JWQfUeZ\nWinn Dixie #Retail #Job: Deli-Bakery Lead (#MONTGOMERY, AL) https://t.co/NtbDogF4xX #Jobs #Hiring\nCan you recommend anyone for this #Sales #job? https://t.co/vVn5GMliAd #Carmel, IN #Hiring #CareerArc\nWe're #hiring! Read about our latest #job opening here: Ride Controls Technician - https://t.co/Uj0EyMjcKb #Bowie, MD #FacilitiesMgmt\nCan you recommend anyone for this #job? Store Sales Associate - Clearwater, FL - https://t.co/Tqly3U8SPf #Clearwater, FL #Retail #Hiring\nYou really should just prove yourself to yourself and not try to prove yourself to others.\nJust posted a photo @ PetSmart https://t.co/YRnlRhRO9s\nThis #Healthcare #job might be a great fit for you: Travel RN / Registered Nurse - https://t.co/M39EuNykay #Cleveland, OH #Hiring\nWant to work at Accenture? We're #hiring in #WashingtonDC, DC! Click for details: https://t.co/wH7YS4JB7Q #security #Job #Jobs #CareerArc\nFront Desk Coordinator - OfficeTeam: (#Boston, MA) https://t.co/1rfscPgV69 #Sales #Job #Jobs #Hiring #CareerArc\nSee our latest #job and click to apply: Barista (US) - https://t.co/Wbkez8D0R4 #Hospitality #Veterans #Hiring #CareerArc\nWe're #hiring! Click to apply: Cashier Associate - https://t.co/HKRdFgPh6Z #Retail #NAPLES, FL #Job #Jobs #CareerArc\nI'm at @HauserEstate Winery in Biglerville, PA https://t.co/4pn5dxSrdd https://t.co/mbShSF8V82\nCan you recommend anyone for this #job? https://t.co/rtC5W8K53F #Louisville, KY #Hiring\nJoin the Accountable Healthcare Staffing team! See our latest #Healthcare #job opening here: https://t.co/ZEYJHEkOMI #FallsChurch, VA\n”#TONIGHT #SATURDAY \n#ARTISTS COME CELEBRATE AND WIN!! IT'S MY ANNIVERSARY… https://t.co/zRAuRvgXew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@HunterHayes can you do me a solid tonight and play Rainy Season #PleaseAndThankYou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Planning the new focuslabllc website with the team. Thank you @alicjacolon for always capturing… https://t.co/JnKM252KtY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Had to walk 2.3 miles from the car to the start.... Maybe it will turn out to be a 10K? Lol....… https://t.co/dKFzXHAZAu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Strawberry Banana Smoothie with pineapple juice as the base. 😩 so good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Probably not the best idea to run with seasoned runners, but nevertheless it was a blast. Thanks… https://t.co/sjVPaPbhfb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A agarrar el bicibus!! (at @UPIICSA in Iztacalco, DF) https://t.co/WaEvD3xUCq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GETTIN HIS PRAISE ON\n\n#LATEPOST @ Bethel Jerusalem Apostolic Temple https://t.co/vvQShYPiky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I'm at Powerhouse Gym ””The Super Gym”” in North Haven, CT https://t.co/zkziJJoyro”\nConvinced my dog has a secret stockpile of my socks somewhere. Bc WHERE THE HECK ARE ALL MY SOCKS\nThe birds were #gettingready to #perform #Germe for the #watusiregime #performanceart… https://t.co/Xyr9zTSyxw\nState Street Sushi (92 State St, Boston) failed check for the 1st time. Details: https://t.co/YY6sE10VN8 https://t.co/4LOQIOiZdx\n#tortugamusicfestival #fortlauderdale #today #timmcgraw #wow #please #norain @ Tortuga Festival… https://t.co/VXF41cPFZg\nSee our latest #Louisville, KY #job and click to apply: Operator - Small Equipment - https://t.co/osJHtO0pWK #SkilledTrade #Hiring\nLane X @ North Toronto Auction https://t.co/WjpgYJbhbw\nhttps://t.co/XDLqrukQev\nThis #Retail #job might be a great fit for you: Cashier Associate - https://t.co/ppRmHrarOo #MIAMI, FL #Hiring #CareerArc\nWe're #hiring! Click to apply: Identity Management DevOps Engineer - https://t.co/1IIZoyPDqP #IT #Morrisville, NC #Job #Jobs\nWant to work at Cablevision? We're #hiring in #Bronx, NY! Click for details: https://t.co/0tH3AHUGr8 #Media #Job #Jobs\nWant to work at The Vitamin Shoppe? We're #hiring in #NewYork, NY! Click for details: https://t.co/K86CKJLlLT #Job #Jobs\n#Retail #Job alert: Operations Manager | CVS Health | #Burleson, TX https://t.co/KPRxWMAJDq #Jobs #Hiring\nABM Industries, Inc.: OS General Cleaner (#Allentown, PA) https://t.co/6oveWDfref #Job #Jobs #Hiring #CareerArc\nInterested in a #Transportation #job near #Louisville, KY? This could be a great fit: https://t.co/XsiIp0Om3U #KellyJobs #KellyServices\nThis #CustomerService #job might be a great fit for you: Electrical Pro - https://t.co/hU1xaeRKba #Frederick, MD #Hiring\nCan you recommend anyone for this #BusinessMgmt #job? https://t.co/TrCCEIdpC5 #Miami, FL #Hiring #CareerArc\nSunset over Sunset Hills Winery. Thank you to the staff at the winery for making our girls prom… https://t.co/0brjrWBkYo\nThis #Nursing #job might be a great fit for you: Registered Nurse (RN) / Emergency Department Trauma (ED) - https://t.co/zc0huPKWuA #Hiring\nÚltimo día del quinto cuatrimestre! (@ UCEM (Instituto Universitario del Centro de México)) https://t.co/2UHTgJ0nCC\nCome get your car washed today from 10-2 at the Lowes on Albemarle Road to help send @carfogle,… https://t.co/W29WLnMydA\n#HouseBusinessCheck at 6300 Hollywood Way. #orlpol #opd\nSavings culture is a tough ask in a credit society.\nUpdated: CARTA GTFS (Chattanooga, TN, USA) https://t.co/DoTqwDEcm7\nI'm at Taller Gourmet in Cancun, Quintana Roo https://t.co/0cSwdgvR2O\n#ResidentialAlarm at 1606 Delaney Ave. #orlpol #opd\n#SuspiciousPerson at 918 W Colonial Dr. #orlpol #opd\nDebris in #Dekalb on I-285 WB at I-85 #ATLTraffic https://t.co/bABElTEvus\nFishin' away the Saturday... @ Moraine State Park - Lake Arthur https://t.co/mvrOMpjwxS\nRoad construction, shoulder closed in #Providence on I 195 WB between EX 2 - and Rt 95 NB #traffic https://t.co/8Iu0AzFtbV\nWind 0.0 mph ---. Barometer 30.109 in, Steady. Temperature 43.7 °F. Rain today 0.00 in. Humidity 55%\nHappy bday #13 to my golf partner! Excited to see what God has in store for him as he begins… https://t.co/5OzgBlQX5S\nMercy: Registered Nurse - Medical Surgical Pediatrics... (#Washington, MO) https://t.co/DhPidPy8zE #Nursing #Job https://t.co/SoE8BZXpS4\n@realAdamWarren @MarilynJWarren2 @rinkydnk2 @LauraLaFleur3 @Mrkauffman1951J New Trump Campaign Manager? https://t.co/E1j7zrC3tP\nOne ok rock was so good #oneokrock #phoenixconcerttheatre #outbreaktour #selca @ Phoenix Concert… https://t.co/OsDcYy5F21\n3141 West Jarvis Avenue https://t.co/oPk2AhjDPR\nI'm at @24HourFitness in The Woodlands, TX https://t.co/2NOTfIwibz\n#VerbalDisturbance at 14001-14038 Kestrel Dr. #orlpol #ocso\nStore Manager - WHBM: (#Edison, NJ) https://t.co/10dz4OzVqb #Retail #Job #Jobs #Hiring\nJoin the Lowe's Stores team! See our latest #CustomerService #job opening here: https://t.co/oJmd3hrnpp #Shallotte, NC #Hiring\nKitchen Supervisor - Delaware North: (#Farmington, NY) https://t.co/u1a1pRYt4H #Hospitality #Job #Jobs #Hiring #CareerArc\nSee our latest #Burlington, VT #job and click to apply: LPN (Medical Service) - https://t.co/xcRVGjOsAk #Nursing #Veterans #Hiring\nWe're #hiring! Click to apply: Production Associate - https://t.co/iESQOkumTk #Hospitality #parttime #VirginiaBeach, VA #Veterans #Job #Jobs\nWe're #hiring! Click to apply: Manager Trainee-Retail Sales - https://t.co/WltztNUqop #Retail #CharterTownshipofHarrison, MI #Job #Jobs\nWant to work at SONIC Drive-In? We're #hiring in #Columbia, SC! Click for details: https://t.co/rN42DyYkFv #Hospitality #SONIC #Job #Jobs\nWant to work in #Charlotte, NC? View our latest opening: https://t.co/thZbiYKCAC #Hospitality #restaurantjobs #Job #Jobs #Hiring #CareerArc\n#Nursing in #Brighton, MA: Registered Nurse (RN) / Neonatal Intensive Care... at Accountable Healthcare Staffing https://t.co/iLUvg76C5B\n#Sales #Job alert: Sales Manager | D.R. Horton | #Greenville, SC https://t.co/aNoJuPN1U9 #homedesign #Jobs #Hiring\n65.5F (Feels: 65.5F) - Humidity: 94% - Wind: 5.4mph E - Gust: 6.9mph - Pressure: 1009.7mb #weather https://t.co/75yzNJjEvP\n”@ebbtideapp Tide in Wolf River, Mississippi 04/17/2016\nHigh <text:s/>8:18pm <text:s/>1.2\n Low <text:s/>6:01am <text:s/>0.5\nHigh <text:s/>3:25pm <text:s/>1.0\n Low <text:s/>5:08pm <text:s/>1.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Christopher's chris.chaplin FIRST 5K, with a time of 23:33! <text:s/>Awesome job! (I think he was in the… https://t.co/J3tIaZWag5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Love my MaxMara family 💕 @ The Parlor SOHO https://t.co/niyz22ETEH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I'm at Steak 'n Shake in Miami, FL https://t.co/439pWbpfoo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Love these nude nails on Sarah with a splash of sparkle! 💅 #blossominghealthynails #OPI… https://t.co/e357ty6W0Y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Early morning #Work and #Football (#Soccer)! \n#EliteSalesConsulting #PremierLeague #TheBahamas… https://t.co/J77rc3gAZI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Loving our new look! #NewbornNook #rochmn #babystyle #rochmnmoms @ A Child's Kingdom https://t.co/GA9xG4VmRy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Waiting for recordsss @ Turntable Lab https://t.co/Hp9RZFIzRI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Last of the snow (hopefully) on my walk to the gym this morning.\n\nLooking good… https://t.co/DBmXrLaseW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The 9u Crushers warming up before the game#RandyLarson.PlantCity https://t.co/DuFI92065V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We did it! In 15min. <text:s/>Thanks to all my sponsors who helped me to reach my goal. Amazing… https://t.co/SMEGryDgEr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https://t.co/BV6sFVGv2m</text:p>
          </table:table-cell>
        </table:table-row>
        <table:table-row table:style-name="ro2">
          <table:table-cell office:value-type="float" office:value="419" calcext:value-type="float">
            <text:p>419</text:p>
          </table:table-cell>
          <table:table-cell office:value-type="string" calcext:value-type="string">
            <text:p>Hoy celebramos contigo viejo tu cumpleaños; siempre con vos donde quiera que estés. Feliz… https://t.co/shfitA1oYA”\nWant to work at https://t.co/HxCz8hojmD? We're #hiring in #FTWAYNE, IN! Click for details: https://t.co/jotnLdaE6v #Hospitality #Job #Jobs\nOfficeTeam #CustomerService #Job: Logistics Clerk (#Chesterton, IN) https://t.co/0GpqmxwWZ2 #Jobs #Hiring #CareerArc\nCan you recommend anyone for this #Nursing #job? https://t.co/CCYH431x5B #Louisville, KY #Hiring #CareerArc\nWant to work at Nordstrom? We're #hiring in #Jacksonville, Florida! Click for details: https://t.co/KapBMxGjxL #Retail #Job #Jobs\nJoin the OfficeTeam team! See our latest #HR #job opening here: https://t.co/QdxQ9X3gAJ #Boston, MA #Hiring #CareerArc\nJoin the Starbucks team! See our latest #Hospitality #job opening here: https://t.co/UgCPH1hSWH #Veterans #Hiring #CareerArc\nWe're #hiring! Read about our latest #job opening here: Sales and Service Supervisor - https://t.co/ytWt6PND5p https://t.co/x7UR8TbBsh\nWant to work in #Torrance, CA? View our latest opening: https://t.co/6e5CCI3hJ8 #Hospitality #Job #Jobs #Hiring\n@edeweysmith Last minute registrants line up to join the Women of Hope this morning in… https://t.co/msssNtmFaU\n#CareerArc #Transportation #Job alert: Parts Delivery | O'Reilly Auto Parts | #CEDARTOWN, GA https://t.co/k7DqWwCPnB #Jobs #Hiring\nIN #Retail #Job: Store Manager at Dollar General Corporation https://t.co/aYcWOA8m8k #Veterans #Jobs #Hiring #CareerArc\n#CareerArc #Retail #Job alert: Assistant Mgr PT | Maurices | #Findlay, OH https://t.co/CaFNrwljXp #Jobs #Hiring\nSee our latest #Monroe, NC #job and click to apply: Registered Nurse - RN - https://t.co/gAEhMaIaAX #Hiring\nGreat laughs with my long time dearest friend Damien 😘 sooooo happy to see you! Xo #friends… https://t.co/R0yg9CAQpW\nBuenos días a tod@s desde Brickell, Miami feliz fin de semana @… https://t.co/eXbH09TQcr\nThe baby of the family: my great niece Kali melts our hearts!!! <text:s/>My niece aiye_tora loving on… https://t.co/9i6Ml518Ii\nWaiting to enter the Whitehouse for a tour of the gardens. (@ The @WhiteHouse in Washington, DC) https://t.co/BpA9nhrTfk\n”#Repost @jaycrewlove with repostapp.\n・・・\n””Watch these rap niggaz get all up in your… https://t.co/B6SI8EppbD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What a view. @ Inner Harbor Waterfront, Baltimore Maryland https://t.co/lpAf0SBAYX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Can you recommend anyone for this #Physician #job? https://t.co/GN4aoLbFHl #Syracuse, NY #Veterans #Hiring https://t.co/58c5QxbsAM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#Goodlettsville, TN #Finance : Licensing Team Lead at Dollar General Corporation https://t.co/n2LiyUM51S #Diversity https://t.co/3Rw5Sis4rF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Can you recommend anyone for this #Manufacturing #job? https://t.co/D3lExsdwqV #KellyJobs #KellyServices #Louisville, KY #Hiring #CareerArc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Can you recommend anyone for this #job? Sr Principal Product Manager - https://t.co/VNQtM33FiX #Framingham, MA #IT #Hiring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This #Retail #job might be a great fit for you: Sales Associate - Fair Oaks Mall - https://t.co/1mu4jCYXYe #Fairfax, VA #Hiring #CareerArc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Citi Trends #Retail #Job: Store manager - Crest Hill, IL (#CrestHill, IL) https://t.co/TUu22qFd3g #Jobs #Hiring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Seasonal Associate - Inside and Outside Garden Center - Lowe's Stores: (#WilkesBarre, PA) https://t.co/B6OZrJLuW9 #Retail #Job #Jobs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We're #hiring! Click to apply: Store Counter Sales - https://t.co/m2KMEdeo08 #Retail #LEBANON, IN #Job #Jobs #CareerArc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We're #hiring! Click to apply: Budget Analyst - https://t.co/OAQCbLXmmg #Accounting #NEWYORK, NY #Job #Jobs #CareerArc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Want to work at Lowe's Stores? We're #hiring in #Cortland, NY! Click for details: https://t.co/dqj6QOhGQU #BusinessMgmt #Job #Jobs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Can you recommend anyone for this #Sales #job? https://t.co/2hZs2EfH1i #Elmira, NY #Hiring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No quiero ser un cuento,quiero ser tu historia.\nNo quiero ser tu tiempo, si no tu eternidad.\nNo… https://t.co/UbM7LRxLk5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8:40 am #newyorkcity #NYC #centralpark #america #ArturoAponte @ Bethesda Terrace and Fountain https://t.co/jBNxT6qtQt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I'm at Niagara Falls (Canadian Side) - @niagaraparks in Niagara Falls, ON, ON https://t.co/3TDNDldpsO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Picture of a Sandager’s wrasse, New Zealand https://t.co/ZZdoN9me1y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These two new awesomeyoung artists are what Friday's at DtG presents are allllll about!!! So now… https://t.co/AValwoTQFD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Please help me wish a Happy 20th Birthday to my oldest son, Parker! Seems like yesterday we were… https://t.co/s36O3zosO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work #moodbrand (@ Terminal de Autobuses de Querétaro (TAQ) - @terminalqro in Querétaro, QRO) https://t.co/Q5VkFwKnpm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Vehicle on fire in #Bolton on Rt 495 NB between EX 27 - Rt-117 and EX 28 - Rt-111 #traffic https://t.co/AoTr5OsSgQ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Try https://t.co/mOINYC4mnZ Specialty Chicken â Crispy Bacon and Tomato #Chicken #menu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And they win the prize for getting here first #SaturdayMorningRehearsal #WoodsideHigh… https://t.co/RiNDwC9Ydr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Saturday at FUEL house fitness studio $9 walk ins welcome 4912 Pennell Rd ASTON 19014… https://t.co/QeSmcZbrRW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Robert Harrison is performing on the stage at Wooden Nickel Records on North Anthony! Stop in… https://t.co/fNPzVl7tRJ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Much needed after a night shift and before ACLS/PALS class. (@ Starbucks in Harrisburg, PA) https://t.co/gDyvjqjY4G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Barista (US) - Starbucks: (3850 E. SR 436, #APOPKA, FL) https://t.co/Ox7rmtALu5 #Hospitality #Veterans #Job #Jobs #Hiring #CareerArc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#Sales #Job alert: Customer Service Associate III- Pro Services | Lowe's Stores | #Abingdon, MD https://t.co/HaoZj5Qi1M #Jobs #Hiring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Au boulot (@ Vieux-Port de Montréal / Old Port of Montreal in Montréal, QC) https://t.co/lSxrqynrGZ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50 #1 ShippingMailers Kraft 7.25x12 Bubble Mailers $10.00 https://t.co/BIKHQKIesy #MailingShipping #Supplies https://t.co/oUFbxFu667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crazy how it's been a year &amp;amp; there is only 4 games left of regular… https://t.co/DUvn47UGCW”\nmoved 5 meters bearing 353° (1mod) https://t.co/zQPbc4V8Jj\nI'm at UPIICSA Edificio de Graduados in Iztacalco, DF https://t.co/fhru90vpdV\n#freestatetrailrun #tokyotrailsyndicate @ Clinton State Park https://t.co/HN3yjrV2UV\nI got some help from my two youngest brothers on Day 15 of 22. I am pushing in an attempt to… https://t.co/KsnhMaSQQB\n”H A I R <text:s/>F I E N D S \n\naprildivahstyles got em lined up this morning. She giving out testers… https://t.co/86422AnHQG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Rocking my new favorite sweatshirt ! We can get you one too! Email us at… https://t.co/d0uBTDNuJR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I was out running 6.41 miles with #Endomondo #endorphins https://t.co/OtnthVkI9M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Want to work in #Edinburg, TX? View our latest opening: https://t.co/fmmKf6ITDZ #Automotive #Job #Jobs #Hiring https://t.co/TZhgLWxxJG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Getting my beverage. (at @SONICDriveIn in Bullard, TX) https://t.co/CF54EWfz1Z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AT&amp;amp;T Retail Sales Consultant Bilingual Hindi Required - AT&amp;amp;T: (#SantaClara, CA) https://t.co/uab6uHCAGc #Retail https://t.co/qoIz2O4FVU”\nFlying the Union Jack too. Beautiful Victorian homes everywhere. Glad they preserved them. @ The… https://t.co/H4Sbh1jNEa\nSO proud of my PIC epiccakenyc who crushed her 1st elite #SpartanRace #TeamGrit #STFU #TNDO @… https://t.co/yh1IRWrd4p\nInterested in a #Sales #job near #Princeton, NJ? This could be a great fit: https://t.co/SNCe59n5d4 #Hiring #CareerArc\nWe're #hiring! Read about our latest #job opening here: Accounts Payable Clerk - Property Management Company - https://t.co/rG9x75THgF\nJoin the BAYADA Home Health Care team! See our latest #job opening here: https://t.co/4lMFfdUXN0 #UpperSaintClair, PA #Hiring\nBAYADA Home Health Care #Job: Registered Nurse ( RN ) - Home Care (#Shrewsbury, NJ) https://t.co/soVduras51 #Jobs #Hiring\n#GREENVILLE, SC #Retail #Job: Deli Associate at BI-LO https://t.co/iTb8ikVxaD #Jobs #Hiring #CareerArc\nWant to work in #Lebanon, NH? View our latest opening: https://t.co/ffvWjW6ycE #Nursing #Job #Jobs #Hiring #CareerArc\n#Charlotte, NC #Sales #Job: LAMP Developer - NEEDED NOW at Robert Half Technology https://t.co/WP4H6MSq3G #Jobs #Hiring #CareerArc\nFront Desk Coordinator - OfficeTeam: (#BocaRaton, FL) https://t.co/JlsjMpupJe #Clerical #Job #Jobs #Hiring #CareerArc\nWe're #hiring! Click to apply: ASSOCIATE - Home Care Services - https://t.co/SDyqKRKZzX #Job #Philadelphia, PA #Jobs\nI'm at Parada Congesa Chapultepec https://t.co/QABIGHfUYu\n#Retail #Job in #Lexington, KY: Shift Supervisor Trainee at CVS Health https://t.co/rW5ScXWZ73 #Jobs #Hiring #CareerArc\nAt 6:15 AM, 5 WSW Walsenburg [Huerfano Co, CO] TRAINED SPOTTER reports SNOW of 3.00 INCH #PUB https://t.co/B0cOUb0YRT\nAt 6:34 AM, Alamosa [Alamosa Co, CO] TRAINED SPOTTER reports SNOW of 4.00 INCH #PUB https://t.co/foGvaoCjpq\nAt 6:36 AM, 4 NW Peterson AFB [El Paso Co, CO] TRAINED SPOTTER reports SNOW of 1.00 INCH #PUB https://t.co/tItToZM6nS\nAt 6:23 AM, 1 SSW RYE [Pueblo Co, CO] NWS EMPLOYEE reports SNOW of 4.50 INCH #PUB https://t.co/739Vnt29IM\nBom sábado a todos! Não é bem assim? @ IURD Florida https://t.co/w21oBHPy3z\nCarpe Diem. @ The Civil Service Cafe https://t.co/iXUKkP3u7b\nDas minhas #nofilter #airplane #bomdia #goodmorning #sky #rumodisney @ Miami International… https://t.co/pyR85LdIbS\n”TODAY! \n12:00PM-2:00PM \nBrasserie 642 S. Lake St\nGary, IN\n\n#discussions\n#giveaways\n#inspiration… https://t.co/EyhLrvbLZb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Gearing up for another day in the gym! #hardwork @wilsonbasktball #morewin #speedladder… https://t.co/gmaTC0ZfHI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Al 100 jajajajaj (@ Instituto Tecnológico de Mérida Campus Poniente - @itecmerida in Merida, YUC) https://t.co/IHTJpDE6Te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Just posted a photo @ Flying Monkey Bike Shop https://t.co/w91DTiIsch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AA835 Charlotte - San Juan (@ Admirals Club in Charlotte, NC) https://t.co/4zPyh75qgV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I DID IT!! #starwarsgeekandproud #starwars10k #darkside10k #tiefighter @lookatmerunning… https://t.co/QktorKe7Jd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Warm up for @charmcityrun #soulcity10k done time to race ! #soulcity16miler #marathontraining… https://t.co/HBA095mCff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#vt #waterburycentervt #bmw @bmwusa bmw #bmw3 #bmw3gt #bmwnation #bmwowner #bmw3seriesgt… https://t.co/ScDuyI6kuq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I don't know if I'm awake or asleep. One thing I do know..... \nI AM READY TO PREACH!!! Join us… https://t.co/QUECfFl5oX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To escape the grip of a gators jaws, push your thumbs into its eyeballs. It will let you go… https://t.co/Ggj3uYoUIl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Viendo el Empire State Building... @ Macy's Herald Square https://t.co/y7MxbZlnij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This #Sales #job might be a great fit for you: Call Center Sales Representative -... - https://t.co/a2WYabcVn0 https://t.co/0MFwjsr4vI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This #Retail #job might be a great fit for you: Head Cashier - https://t.co/Hj0LcHFwZG #Columbus, OH #Hiring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CVS Health: Retail Store Positions (#Athens, GA) https://t.co/4UuzTTF4AX #Retail #Job #Jobs #Hiring #CareerArc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Can you recommend anyone for this #Transportation #job? https://t.co/DPtC4YbxVT #WestMifflin, PA #Veterans #Hiring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Want to work at TruGreen*Lawncare? We're #hiring in #Allentown, PA! Click for details: https://t.co/sS6k6WR3NC #Sales #Job #Jobs #CareerArc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See our latest #Charlotte, NC #job and click to apply: Associate - Projects - https://t.co/Ti6iB7ANcx #IT #Hiring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At Dave Ramsey's Smart Conference in Orlando, FL with the hubs! #smart2016 @ Calvary Assembly… https://t.co/4UrXgDVy3n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Got to pray to open Renew the City event with Envision and Villiage… https://t.co/IaU4Ci5LWP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At 7:38 AM, 4 ESE Howell [Ford Co, KS] CO-OP OBSERVER reports HEAVY RAIN of 2.13 INCH #DDC https://t.co/V7gZvJ8Luy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The#RSD2016 #treasurehunt begins! #vinyl #musiclover (@ Long In The Tooth) https://t.co/4fpG6sYkJk https://t.co/gPhqiM59QJ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Sun is out Temps are up😆 so you know what that means... Outside Warmups for SkyPerformance… https://t.co/ejxykbxxiI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Ready for my shoot! @ Sleek Body Method https://t.co/4vFKoUykqp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I'm at PRWHQ Coffee Spot in Rockford, IL https://t.co/l6HYPHFeox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Wait…what!? @ Austin's New Boardwalk on Town Lake https://t.co/6leCevRyYs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Cada vez que quieras lograr algo, mantén los ojos abiertos, concéntrate y asegúrate de saber… https://t.co/2ISoW4VlV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This #BusinessMgmt #job might be a great fit for you: Mgr Ops Training - https://t.co/i86ehAsPFi #Reno, NV #Hiring https://t.co/tPP2bFXZ8f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https://t.co/4LueHLk1Wj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Beginning to arrive... #SpringFloodRun @GilletteChildrn (@ Shiner's in Lakeland, MN) https://t.co/kYWGPzn0w9 https://t.co/YuPu7cx31h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Can you recommend anyone for this #Nursing #job? https://t.co/Wowf6nwiQM #Zeeland, MI #Hiring #CareerArc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Etcétera #UNAM #CU #CDMx #México @ Facultad de Derecho UNAM https://t.co/sPTkoZPoAi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Interested in a #CustomerService #job near #Columbus, OH? This could be a great fit: https://t.co/5amwgg9xiU #Hiring #CareerArc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Can you recommend anyone for this #Healthcare #job? https://t.co/HqRlcTBjsY #Greenville, SC #Veterans #Hiring #CareerArc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This #Retail #job might be a great fit for you: store manager - University City, PA - https://t.co/rfSQUjv9Ap #Philadelphia, Pennsylvania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If you're a #Healthcare professional in #Cincinnati, OH, check out this #job: https://t.co/qIFzhcKAUU #Hiring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Can you recommend anyone for this #Healthcare #job? https://t.co/kF3BiM22Rn #Exton, PA #Hiring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We're #hiring! Read about our latest #job opening here: Support Associate - https://t.co/1exrIbiODA #OrchardPark, NY #Retail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Join the Kelly Services team! See our latest #Manufacturing #job opening here: https://t.co/JhamvxlxI1 #KellyJobs #Sunrise, FL #Hiring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Procter &amp;amp; Gamble #Engineering #Job: Research and Development - Process Research Lab... (#Cincinnati, OH) https://t.co/xTcZVpPPFt #Veterans”\n#Retail #Job in #KansasCity, MO: Operations Manager at CVS Health https://t.co/Md5jpNuGXx #Jobs #Hiring\nSee our latest #Meridian, MS #job and click to apply: PART TIME CLINICAL DIETITIAN / MERIDIAN, MS - https://t.co/aB2j5mmdfA #jobhunt #Hiring\n'Destrozan' plan de teleférico en Torreón <text:s/>https://t.co/F51upPsbEp\n💎💎 @ Santa Monica, California https://t.co/nW58s2TGlc\nGreat laughs with my long time dearest friend Damien 😘 sooooo happy to see you! Xo #friends… https://t.co/34eVUPelz4\nRonald McDonald House 5K!!!!!! Supporting those children who fight… https://t.co/VZfyFKuIf6\nDonde estoy? (@ Pachuca de Soto - @misticospachuca in Pachuca de Soto, Hidalgo) https://t.co/uvgGdL0Ehm\nNever gets old @ Oak Island (OKI) https://t.co/8YQ8d74bQC\n”I'm at Routes 54 &amp;amp; 41 in Lutz, FL https://t.co/VH4oRcSc0d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#today #dayparty #gogo #uptownswagga #saturday 1p-5p! @ BluNotes of… https://t.co/iR0Fs2RUqV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We're #hiring! Read about our latest #job opening here: ER Registered Nurse Emergency... - https://t.co/xNoGC1pujn https://t.co/zf3FKE1z7P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We're at the Grace Church Spring Fayre selling Dryer Balls today. Stop by and show us some love!… https://t.co/lpjqgsKmrT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A few remain on the Jordan 9 low, size 9 remains on the Foam, and sizes remain on the Air Jordan… https://t.co/DtbbsgHsr6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””RRRAARRWHHGWWR <text:s text:c="2"/>GGWWWRGHH WWWWWWWGGGGHHHRRRRW”” \n-Chewbacca @ Star Wars Dark Side 10K https://t.co/Je6sIE9tv6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See our latest #Rochester, NY #job and click to apply: Inside Sales Consultant - https://t.co/2kaF90U6Fs #Sales #Hiring #CareerArc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Speechless ... Get a little break from uphill. Downhill here we come. 👍🏻 #brm #brm16… https://t.co/LTST8jZfQr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We're #hiring! Read about our latest #job opening here: Intern - IT Association Applications Development and... - https://t.co/osk3rJgGZU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This #Hospitality #job might be a great fit for you: Barista (US) - https://t.co/7M2q91gY6O #Veterans #Hiring #CareerArc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This #Healthcare #job might be a great fit for you: Med Tech - https://t.co/x183PEcbnK #Kissimmee, FL #Hiring #CareerArc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Panera Bread: Catering Coordinator (#Miami, FL) https://t.co/dToTueMnS8 #Hospitality #parttime #Veterans #Job #Jobs #Hiring #CareerArc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This is your gateway into a new way of fitness that is fun, exciting, and ever changing! BEGIN… https://t.co/VU1pra2HnV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A #donar #sangre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See our latest #NewHaven, CT #job and click to apply: CLINICAL NURSE; Registered Nurse North Pavilion OR - https://t.co/vQvYeoZCfK #Nursing”\nIf you're a #SkilledTrade professional in #LakeCharles, LA, check out this #job: https://t.co/p1vdbud0Rt #Hiring\nThis #crochet was SLAYED by @daryasnaturals @daryasnaturals <text:s text:c="2"/>#atlantanaturalstylist… https://t.co/xq52GYxrMO\n”””Who are you trying to impress?”” Myself bitch. myself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Can you recommend anyone for this #job? Massage Therapist - (On Call) - https://t.co/DYDtHFwRP2 #Miami, FL #Hospitality #Hiring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The ””out”” portion of an ””in &amp;amp; out”” visit to Illinois (@ Chicago Midway International Airport (MDW) in Chicago, IL) https://t.co/syicjpPekV”\nI'm at The Egg at Davidson in Davidson, NC https://t.co/B1zm5fUE4F\nI'm at Donut Inc in Stratford, CT https://t.co/g70EG5KYcG\nRow Team Row! #ConcreteCanoe #CivilLife @ Illinois Institute of… https://t.co/zF3zb1ARht\nI'm at @Krystal in Memphis, TN https://t.co/ZclVzaUwC5\n”Became best friends with Iron Chef Morimoto last night #Momosan #NYC #Drew @ Momosan Ramen &amp;amp; Sake https://t.co/poqaKEMwfw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TODAY IS A NEW DAY! @ Affordable Antiques https://t.co/GswPstuRjc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Shout out to maya_tigers for rocking out eshop shirt with my boi #penut they where on their way… https://t.co/JoMSr09IHz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Only just the solo doppio. I'm cutting glass this morning. #finnished #cutglass #frames #framing… https://t.co/DZSFt9hHcn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Pursue one great decisive aim with force and determination. - Carl von Clausewitz https://t.co/ZOzzzV42G4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Kicking off our Middle School Boys Leadership conference this morning! #EncourageOurBoys #Lead @APS_OMA https://t.co/fXDZliK4VO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#southwest #pottery #mtkearsargeindianmuseum #warner #newhampshire #usa @ Mt. Kearsarge Indian… https://t.co/XO3Rdn28K7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Happy #4sqDay #foursquare (at @DYouville College in Buffalo, NY) https://t.co/K5qfYBQkfV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We're #hiring! Click to apply: Owner Operator - https://t.co/462BiEhcKF #Job #truckers #Trucking #DesMoines, IA https://t.co/DRsXPwgplT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Ready Mix Driver - CEMEX: (#Atlanta, GA) https://t.co/4897Mq9OoC #Manufacturing #Job #Jobs #Hiring #CareerArc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Just posted a photo @ Fratelli's Coal Burning Pizza https://t.co/LlhmHbuJVd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Serving LEMONADES and HOT DOGS from 10-2 Saturday! The O'Doggy Dog is still one of our faves...… https://t.co/GrUtdQyVyJ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Join the Lowe's Stores team! See our latest #Retail #job opening here: https://t.co/WNu6DtTRGG #Orlando, FL #Hiring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Sad I can't be in Blacksburg today, but still wanted to run my 5th 3.2 for 32 from Muncie, IN… https://t.co/a1ki0eZlX1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See our latest #Oviedo, FL #job and click to apply: Software Integration Engineer - https://t.co/ElnJEoVWrz #IT #Hiring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Here for the #ROCHeartWalk, great day for it! (@ Frontier Field - @rocredwings in Rochester, NY) https://t.co/IzThMQOgCU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I'm at @Wawa in Upper Darby, PA https://t.co/JRWbLVHOlH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A Day In The Life. Hair by #sambrocatosalon Video by @TickingClock_ for @pond5 #sohonyc… https://t.co/Pr66lfGFB7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I'm at Bojangles' Famous Chicken 'n Biscuits - @bojangles1977 in South Hill, VA https://t.co/YAIJ5VHdcE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Men's Devotion off the trail today. spiritual growth (at @PaneraBread in Milford, OH) https://t.co/cZYJeaDyd3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Lane W @ North Toronto Auction https://t.co/0NtfTBQUWl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She makes for a much prettier Rey than Daisey. I'd follow her anywhere. #rundisney… https://t.co/Q9uukI7UO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Who's up for game three? W/ @dukewalsh (@ Canal Park - @akronrubberduck in Akron, OH) https://t.co/Qvs9ClUAiw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#Retail alert: Temporary Sales Associate | Maurices | #Tifton, GA https://t.co/n1MD276iYp #LoveFashionLetsTalk https://t.co/B9vWqv2NUp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This #Nursing #job might be a great fit for you: Registered Nurse (RN) / Operating... - https://t.co/ytUAQnRhpQ https://t.co/Da6TLdwm5G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HUSBAINER (hus·bainer)\n/ˈhəzbānər/ \nnoun\nA married man that is also his spouse's personal… https://t.co/5V5IEHy8Mb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Nestle Waters NA: Route Delivery Driver (#Elmsford, NY) https://t.co/H5Z8aCqdoD #Transportation #Job #Jobs #Hiring https://t.co/YqQ8XtPikI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We're #hiring! Read about our latest #job opening here: Part Time Sales-dressbarn - https://t.co/lC0nZt1ceF #Wilmington, DE #Sales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We're #hiring! Read about our latest #job opening here: Principal Sales Consultant - https://t.co/Y1n9Rab0ma #AnnapolisJunction, MD #Sales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We're #hiring! Read about our latest #job opening here: **Entry Level Receptionist Needed** - https://t.co/jAf93n5GsQ #Newton, MA #Clerical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#putting |lol| a new #spin on #skiing and #golfing the same day @bluemtnresort #bluebird… https://t.co/ulVyQlgABg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Everything is coming up Darths. @ Wallace Woods https://t.co/DXHgBSbjfQ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This #Manufacturing #job might be a great fit for you: Cylinder Filler - CSCM - https://t.co/nuWIIB7FJX #UnionCity, GA #Hiring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#Gatineau, QC #Sales #Job: Sales Representative - corporate stores at Uni-Select Canada https://t.co/ZsqZeAOHgg #Jobs #Hiring #CareerArc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Can you recommend anyone for this #job? Intern, IT - https://t.co/f5eb6l5WER #JACKSONVILLE, FL #internship #Hiring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Want to work at HSN? We're #hiring in #SaintPetersburg, FL! Click for details: https://t.co/rqMJzZ1kBz #ProductMgmt #HSN #ItsFunHere #Job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Yardi Systems: Security Analyst (#SantaBarbara, CA) https://t.co/aAWhWOhNpY #IT #Yardi #yardijobs #Veterans #Job #Jobs #Hiring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I'm at My fancy kitchen in Boscawen, NH https://t.co/b6uZd7bUHv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Master mixer. #paintlife #paint #CarLove @ Colors on Parade https://t.co/guw216bNB7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Waiting for Work. #saturdaylibrarian #htownlife <text:s text:c="3"/>#houston https://t.co/UPOHD6h02a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фотограф новорожденных,фотограф новорожденных москва,фотосессия ново https://t.co/zRlEKMq8kX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These mornings make it all worth it @ Winslow field https://t.co/aMlMU20cbP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TIGIS!😎 ♫ Miss Independent by @kelly_clarkson (at @lifetimefitness) — https://t.co/bZ1R2XDDNV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the quality of a job depends on how organized you @ Castellon Services and Repair https://t.co/Wt9zEzl4wj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https://t.co/PDxStbiB0Y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#caturday is a day for play! Just ask our Mountain Lions! @ Animal World &amp;amp; Snake Farm Zoo https://t.co/z3Z3DUyrrA”\nBecause Saturday spring morning walks are so amazing. With your dog. On the golf course. And… https://t.co/SwUZ8yVjMJ\n¡Final Interpistas! (@ La Pista in Naucalpan, Estado de México) https://t.co/hfSeYUIX9K\nI'm at Sport Clips Haircuts in Fort Wayne, IN https://t.co/8sdmjfx7m2\nThe Royal at magic hour last evening... in all it's simple glory ... #royalcinema #artdeco… https://t.co/f6FUm4tbTT\n”Closure on #BeltSystemShoreParkway WB at Exit 3 - 4th Avenue; Verrazano Narrows Bridge https://t.co/sRo1dbzAhw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Ruuun (@ Bosque de @Chapultepec_mx in Miguel Hidalgo, DF) https://t.co/RlLJM3HlI9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Want to work at Cintas Corporation? We're #hiring in #Dallas, TX! Click for details: https://t.co/lafovkAYz1 #Job https://t.co/H5az917UZj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Finally down here.! @ Blue Ridge Marathon https://t.co/gx7ANwHkY7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This #Nursing #job might be a great fit for you: Care Manager - https://t.co/UV6b1gIYou #Brooklyn, NY #Hiring https://t.co/0S9b8jWsKx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Want to work in #London, ON? View our latest opening: https://t.co/DRYGJ332Iy #Retail #Job #Jobs #Hiring #CareerArc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See our latest #Freehold, NJ #job and click to apply: Store Manager - https://t.co/R9e6DtAtx2 #Retail #Hiring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#CareerArc #Hospitality #Job alert: Barista (US) | Starbucks | https://t.co/XZNA7otEqp #Veterans #Jobs #Hiring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Join the Robert Half Technology team! See our latest #CustomerService #job opening here: https://t.co/OdflNRBENF #Charlotte, NC #Hiring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Can you recommend anyone for this #job? Advanced Medical Support Assistant (Physical Medicine and... - https://t.co/hoGRflQ9TW #Healthcare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If you're a #Retail professional in #PORTCHARLOTTE, FL, check out this #job: https://t.co/02mlDTZX4Q #Hiring #CareerArc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Want to work at Regions Bank? We're #hiring in #Southaven, MS! Click for details: https://t.co/KRELGMciGR #Banking #regions #regionsbank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At 7:35 AM, 4 N Montezuma [Gray Co, KS] CO-OP OBSERVER reports HEAVY RAIN of 3.25 INCH #DDC https://t.co/jJKMq7k5JB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@luckycas57 heyyyyy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FREE EVENT! Bring your lawn chair &amp;amp; family to watch the game of the year! Freedom Fields!… https://t.co/avu0eQdp93”\nI'm at @EndicottCollege in Beverly, MA https://t.co/0IKQWy98r5\nI'm at Boscawen, NH in Boscawen, NH https://t.co/QddijtMHRa\nI just bought this gem. #gin #books #Saturday #knowledge #globalcitizen #botanical #londondry… https://t.co/srPGgDuNyT\nStar Wars half marathon weekend volunteer #starwars #volunteer #disney (@ ESPN Wide World of Sports) https://t.co/ED2u9a0Fif\n@edwintrakalosa Y @bandatrakalosa Esta Noche palabanda_ns Con @cynthia_uriastv @zorrofresa… https://t.co/TchB8839OY\nColor Run!!! @lurnsssss (at @DowntownStLouis in St. Louis, MO) https://t.co/7P2VXOjzUQ\nWhat's going on?... @ Barra Vieja Acapulco Guerrero https://t.co/DCsoOaDf0B\nWhy compare yourself to others? No one else in the whole world can do a better job of being you than YOU!\n”#Retail in #SanJose, CA: AT&amp;amp;T Retail Sales Consultant Bilingual Spanish Required at AT&amp;amp;T https://t.co/GukMv6K9Sv https://t.co/8fMDPQXHO2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Good Morning💞 \n\nEntrepreneurship is a challenge. \nIt is a teacher of discipline and… https://t.co/092NduHvwe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Want to work at Genuine Parts NAPA? We're #hiring in #Belton, MO! Click for details: https://t.co/oVXmtTvLVf #Sales #Job #Jobs</text:p>
          </table:table-cell>
        </table:table-row>
        <table:table-row table:style-name="ro2">
          <table:table-cell office:value-type="float" office:value="570" calcext:value-type="float">
            <text:p>570</text:p>
          </table:table-cell>
          <table:table-cell office:value-type="string" calcext:value-type="string">
            <text:p>#Repost from last nights @djbyrdevents wedding with repostapp.\n・・・\nWe had an awesome time at… https://t.co/uwomKfpv84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Can you recommend anyone for this #job? Neuro ICU - https://t.co/XuHTgt7hit #Cleveland, OH #Nursing #Hiring #CareerArc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Telecommunications Technician - The CKHobbie Group: (#Allentown, PA) https://t.co/JHDaHcYTzs #IT #Job #Jobs #Hiring #CareerArc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First Day at our morning #centralpark walk. #weimaraner #nyc #morningroutine #raulpenaranda… https://t.co/A9fh8kFf8Q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Can you recommend anyone for this #job? Senior Project Accountant - https://t.co/B6fp2rdXcv #Boston, MA #Accounting #Hiring #CareerArc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Lowe's Stores: Non-CDL DRIVER (#Cicero, NY) https://t.co/9xRI53Ie7g #Retail #Job #Jobs #Hiring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Can you recommend anyone for this #job? Software Developer 4 - https://t.co/5sPU8JdlvB #ExploreOracle #Reston, VA #IT #Hiring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Happy Foursquare Day! (@ CVS/pharmacy - @cvs_extra in Southfield, MI) https://t.co/TBw4Orz6sx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Interested in a #Hospitality #job near #Springfield, PA? This could be a great fit: https://t.co/buxae28Fzl #restaurantjobs #Hiring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Desayunando en casa de davediazm jr. Con monroylinda @ Baltimore,… https://t.co/dcjDYGctiE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Elekta #Sales #Job: TPS Sales Specialist (Northeast Region) (#Bethesda, MD) https://t.co/552PlfZr1r #Jobs #Hiring #CareerArc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Hey it's Game Day 🐯💙 come watch the hitten kittens at 5pm take on… https://t.co/69ECIeDEdT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If you're a #Retail professional in IN, check out this #job: https://t.co/TNjn8pyA0q #Veterans #Hiring #CareerArc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””How do I love you? Well let me see. I love you like a lyrics loves a melody. Baby, completely,… https://t.co/pGfTs8qMYi”\nShopping vibes @ Eighth Avenue https://t.co/7sSVQHTvUg\nThose who know me know it's not crazy to wake up with your Boxer… https://t.co/yO46bnYoLE\nI'm at United Nations - @un in New York, NY https://t.co/ODFqjKsJsB\n”Thanks for letting me run all up in your trails, Georgia. You're pretty.\nIt has been cool to run… https://t.co/gfRiJpa2zC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Baseball time! (@ Carter Park in Campbell Hill Rd, OH) https://t.co/eYp3M9mKbt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Ready! (@ Youth Villages 5k &amp;amp; 10 Miler in Memphis, TN) https://t.co/rWYPDtpPGO https://t.co/I8yLX1jJCs”\nBack at it to do the work of the Association on behalf of school-based clinicians. #SIG16 #asha https://t.co/89w7hRsv4Z\n”Thanks Sheila McCarrier for the cool picture of our Cinnamon Sugar Pretzel.\nYou can meet Sheila… https://t.co/pG3MINLw0S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Pre run breakfast (@ Pop's Diner in Hendersonville, NC) https://t.co/20FN9M5Db2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Touched down in Phoenix, AZ yesterday and we wasted no time, first… https://t.co/qdlnsmex5s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#baconbytes (@ Bacon Elementary in Vineland, NJ w/ @rosscoops31) https://t.co/BE6tds2h4z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If you're a professional in #Goodyear, AZ, check out this #job: https://t.co/QKtKO6224B #Hiring https://t.co/IzIGanoWPT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We have a break in the weather this weekend. Head out to Lake Caroline, grab breakfast and play… https://t.co/gwrYSxiC35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Want to work at CVS Health? We're #hiring in #Pittsburgh, PA! Click for details: https://t.co/7igpk3kETE #Retail #Job #Jobs #CareerArc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This #Transportation #job might be a great fit for you: Driver Rolloff - https://t.co/keclmtINPm #Gastonia, NC #Veterans #Hiring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We are open Monday-Saturday 7am-10pm and \nSundays 8am-9pm\nCall us to place your order… https://t.co/VkwIznBFhh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Want to work at Kindred Healthcare? We're #hiring in #Dearborn, MI! Click for details: https://t.co/omliNaWDXw #Healthcare #Job #Jobs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We're #hiring! Click to apply: Barista (US) - https://t.co/1CPatSslaq #Hospitality #Veterans #Job #Jobs #CareerArc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Louis van Gaal remains defiant, but Manchester United boss admits failure to make top four could cost him his job  https://t.co/5pLOv35b1y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Yes, ladies and gentlemen, the light green on the grass...frost! 4/16! In 2 days, the high is… https://t.co/tvjV4xyR6e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Join the WM team! See our latest #BusinessMgmt #job opening here: https://t.co/8Ieqn8sIfQ #Springfield, MI #Veterans #Hiring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#BTS #guesteditor @ddmmagazine therealstevemanning #publicist #jacksonfive #michaeljackson… https://t.co/7lYqqjPfaA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These are awesome! #tribecaartfactory @liveartnyc @ Tribeca Art Factory https://t.co/yK57xF4uoC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OPEN HOUSE April 16th from 12-2pm. For sale $749,000. 7 bedrooms/4baths, solar heated pool with… https://t.co/LP4YJxEVkw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Saturday Morning Blessings World!!! #GodUp Have An Amazing Day #DC ...Sleek @ Washington,… https://t.co/4yhXtgyqG6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@DakotaTrice @Brandon_Eagles @StacyPriest @H2Athletes 🏈FAU https://t.co/6GuuF0sXpo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Good morning🌲🌳 @ Wolverine Lake, Michigan https://t.co/QUiKSuxak9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One of my finisher on back day shit burns my back muscles after a… https://t.co/5X18hTjmNp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Great laughs with my long time dearest friend Damien 😘 sooooo happy to see you! Xo #friends… https://t.co/Q82MMFVgrt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В лицах... https://t.co/MYI7lIvYHh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See our latest #Uvalde, TX #job and click to apply: Registered Nurse | RN | ICU... - https://t.co/N5gCGIQOZO #ICU https://t.co/bKQ1zwfMUp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Want to work in #Durham, NC? View our latest opening: https://t.co/wHwNvM61Rw #Nursing #travelnurse #Nursing #Job https://t.co/WHQliGq2Mp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Today is the day to buy that special someone some jewelry and… https://t.co/CIs4rpFR92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🌴🍍 Breakfast under palm trees anyone? Tag your travel crew\n\nThere are few places you visit where… https://t.co/W26oBPRfZ9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Just posted a photo @ Sedgefield Country Club https://t.co/lyVrr5vnBF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Can you recommend anyone for this #job? Grocery Associate - https://t.co/2tJ7wRuA6W #NEWBERRY, SC #Retail #Hiring #CareerArc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Can you recommend anyone for this #Hospitality #job? https://t.co/AZpfBRJABT 2680 COBB PKWY SE, #SMYRNA, GA #Veterans #Hiring #CareerArc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Join the Lowe's Stores team! See our latest #CustomerService #job opening here: https://t.co/6dakDlb71x #Gainesville, FL #Hiring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This #Healthcare #job might be a great fit for you: Pharmacy Technician - https://t.co/OsuIuVvPIX #BoyntonBeach, FL #Hiring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#Atlanta, GA #Healthcare #Job: Operating Room Technician / Operating Room (OR) at Accountable Healthcare Staffing https://t.co/PjbByh1g2O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Can you recommend anyone for this #Nursing #job? https://t.co/iJOO114R3y #LittleRock, AR #Hiring https://t.co/aBd0FgVxtC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Want to work in #Manchester, NH? View our latest opening: https://t.co/VhOAzDMMEm #CustomerService #Simon #Job #Jobs https://t.co/g4HOEFMgf3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Want to work in #Indianapolis, IN? View our latest opening: https://t.co/6z1MpU1lRK #Hospitality #parttime #Veterans #Job #Jobs #Hiring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Stride Rite: Seasonal Temporary Store Associate (#Elmhurst, NY) https://t.co/UfgMDbNucY #Retail #Job #Jobs #Hiring #CareerArc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Want to work at Vantiv? We're #hiring in #SymmesTownship, OH! Click for details: https://t.co/8jyhfPKBIB #Accounting #Job #Jobs #CareerArc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Shift Manager - McDonald's Corporation: (#Connellsville, PA) https://t.co/VneBcbWuNJ #Hospitality #Job #Jobs #Hiring #CareerArc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Want to work in #ChulaVista, CA? View our latest opening: https://t.co/Z415Rjb93K #Hospitality #Veterans #Job #Jobs #Hiring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Lehigh Valley Health Network: Case Manager Womens Health (#Allentown, PA) https://t.co/8TWEiELE6P #HealthWelfare #Job #Jobs #Hiring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See our latest #Marlboro, NJ #job and click to apply: Part-time Opportunities - https://t.co/7ek0zLXDAR #Hospitality #Hiring #CareerArc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This #Hospitality #job might be a great fit for you: Barista (US) - https://t.co/SGhYn1cWGG #Veterans #Hiring #CareerArc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The journey begins @uaassociation #S3 #HWLIFE @ The Brooklyn Bridge New York City https://t.co/GrvTsbWzdy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Un viaje de amor y aventura (@ Aeropuerto Internacional de la Ciudad de México (MEX) in Venustiano Carranza, DF) https://t.co/EhDUwimyRm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I felt this whole night in my bones....#hiphop #classichiphop #TheMadDJ #DJNabs myboomatl… https://t.co/ZeASgN1jVS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Good Morning, who's ready to get their feel good vibes on!!! 10am… https://t.co/svQdPZAZXe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Pastor Shane of West End welcoming the troops. Men getting their hearts ready to be challenged… https://t.co/0JAdGpNfAS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I'm at Carmen &amp;amp; Mike's House in Bayside, WI https://t.co/rXejWMnGl3”\nTime to get back on track fellas. #LETSGO (@ Wrigley Field - @cubs for Colorado Rockies vs Chicago Cubs) https://t.co/rgHMurx3tj\n”Good Mornig Beautiful People. <text:s/>Have <text:s/>A Fantastic Weekend!\nGet This Sexy Red Cutout Back Open… https://t.co/UMSjOyvln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#law&amp;amp;order @ Kiss &amp;amp; Cake Cup https://t.co/qZxFUd9NLt”\nBlend is hiring! Email us at theblendco@gmail.com for more info. 💚 #juiceologists #blendjuicebar… https://t.co/uNHsfsQsPf\n”Can you recommend anyone for this #job? AR &amp;amp; Billing Clerk - https://t.co/qkxEK2epe4 #KitchenerWaterloo, ON #Clerical #Hiring #CareerArc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Join the State Street team! See our latest #Finance #job opening here: https://t.co/WIJz3ailPf #Quincy, MA #Hiring #CareerArc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Holiday Retirement: Community Manager (#Lawrenceville, Georgia) https://t.co/fuUplUaFXR #BusinessMgmt #Job #Jobs #Hiring #CareerArc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#Hospitality #Job in #Greeneville, TN: Assistant Manager at SONIC Drive-In https://t.co/nzFt1JtVUs #Jobs #Hiring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We're #hiring! Click to apply: GEOGRAPHIC INFORMATION SCIENCES GIS ANALYST POSTDOC INTERN - https://t.co/gMOnm3YWwx #Job #Allentown, PA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CORPORATE TRAVELER: Travel Manager - Chicago, IL (#Chicago, IL) https://t.co/QqIOTY3mN0 #Sales @CorpTravelerUSA #Job #Jobs #Hiring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#Nursing alert: Registered Nurse (RN) / Intensive Care... | Accountable Healthcare Staffing | #FallsChurch, VA https://t.co/2CJf5qfx9N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Can you recommend anyone for this #Engineering #job? https://t.co/J4bvXBt3Kx #Paterson, NJ #Hiring #CareerArc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Want to work in #Jacksonville, FL? View our latest opening: https://t.co/4LEUop3CW4 #Job #CSXJobs #Veterans #Jobs https://t.co/jKBgrHIyND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@SkylerBlueNY1 enjoy it..!! ☀️☀️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@realDonaldTrump @wdct8110 WOW! Lyin' Donnie only cares about Donnie. Ivana even named her newborn son TED! https://t.co/RIxICqyAQt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Prepping for the best event ever #housingfair #ywca We'll be here until 3! (@ Minneapolis Sports Center) https://t.co/8DFbIpdMpD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You can't have a beach holiday without one of these.... #day14 and… https://t.co/gml8gHsBM7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Account Executive - Heath - ACA Talent: (#Westwood, MA) https://t.co/wF4VKZEQfx #Sales #B2B #Veterans #Job #Jobs https://t.co/zjJlOm0BUj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Want to work in #Woodbridge, NJ? View our latest opening: https://t.co/j08vyTCUHv #Job #Jobs #Hiring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#dale #goodmorning #GOODVIBES @ Meadowlands Flea Market https://t.co/ZUYNBylU4h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@Kpryor23 that was dope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Department of Veterans Affairs: VOUCHER EXAMINER (#Lebanon, PA) https://t.co/jixYTjYPEW #Accounting #Veterans #Job #Jobs #Hiring #CareerArc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Sexy Turtle Neck Thank Knitted Sweater Dress. \nGet This Sexy Dress @ 👇\n💖 https://t.co/Wsok1ZaMft… https://t.co/vxutIiq9jS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This #InternalMedicine #job might be a great fit for you: Hospitalist Needed for Busy... - https://t.co/SsKOtco2lf https://t.co/0LZMqTe4uW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Stylist Open House! Join us May 2nd &amp;amp; May 3rd - Ratner Companies: (#Leesburg, VA) https://t.co/bsmvkN70Ix #Cosmetology #Job #Jobs #Hiring”\nGood morning and happy Record Store Day! #rsd16 #linecon #thirdmanrecords #recordstoreday @… https://t.co/wma2G2hEYI\nCan you recommend anyone for this #job? Assistant Store Manager - https://t.co/czqq0L8t49 #Mooresville, NC #Retail #Hiring\n@MrsThomasKnoell Couture Headpieces and Jewelry. #bridalfashionweek #wedding #jewelry… https://t.co/9RqN7WqPMz\nWe did it!!! @ Boston Common Squre https://t.co/5hvxlp2fIc\n#putting |lol| a new #spin on #skiing and #golfing the same day @bluemtnresort… https://t.co/W6CqyMA95U\nDía mundial de la bici @ Plaza Oriente https://t.co/5aYD9zegGy\nMy fortune cookie last night said it all. What a great week of learning, making new friends and… https://t.co/icRoDr6Fmn\nI'm at Oxxo in Zapopan, JAL https://t.co/DkQEhoQdl2\nPUNK. ROCK. BAGELS. (@ Plaza Bagel And Deli in Clifton, NJ) https://t.co/pZHSclkZgM\n”#Retail #Job in #UnionCity, OK: Customer Service... at Love's Travel Stops &amp;amp; Country St... https://t.co/n2tWfS5tnK https://t.co/44TguSR26l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I'm at Hicks Delaware House in millsboro, DE https://t.co/6pnPkeJFeb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The beauty of opening day of turkey season in the bluegrass state...\n#kyafield #fieldandstream… https://t.co/tq9cSbbR6M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Escalating New Yorkers @ Mta 7 Line 34th St Hudson Yard https://t.co/FoJCOS9wRQ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#UmutÇınarı @ WABG-TV6 https://t.co/MJwamEv6ap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I love this place @ Howl at the Moon Houston https://t.co/WWWTFauvlP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See our latest #Newark, NJ #job and click to apply: Assistant Manager - https://t.co/5yJauxOQnL #SONIC #Hospitality #Hiring #CareerArc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We're #hiring! Read about our latest #job opening here: Cylinder Maintenance Tech - https://t.co/MDBdCidCXn #Bangor, PA #SkilledTrade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See our latest #Attleboro, MA #job and click to apply: Registered Nurse RN / Licensed Practical Nurse LPN -... - https://t.co/9G0kBdepHd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DIRECTOR OF DINING SERVICES /SCHOOLS K-12/ NORTHERN SUBURB OF... - Compass Group USA: (#Detroit, MI) https://t.co/LWu9T9CwJa #Hospitality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Want to work at BI-LO? We're #hiring in #WOODRUFF, SC! Click for details: https://t.co/rAsl0l0Am3 #Retail #Job #Jobs #CareerArc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Interested in a #Retail #job near #Dedham, MA? This could be a great fit: https://t.co/KQ7GUJOzeL #Hiring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#Finance #Job in #Sterling, VA: Electrical Revit Drafter at Aerotek https://t.co/vNldXsHjNr #Jobs #Hiring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Barista (US) - Starbucks: (2708 SW COLLEGE ROAD, #OCALA, FL) https://t.co/tL2nYVZyC1 #Hospitality #Veterans #Job #Jobs #Hiring #CareerArc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KellyMitchell Group: Desktop Analyst (#Cambridge, MA) https://t.co/gfv7oO7VHw #BusinessMgmt #Job #Jobs #Hiring #CareerArc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Can you recommend anyone for this #job? Call Center Representative - https://t.co/TY3xbwMiHh #RALEIGH, NC #CustomerService #Hiring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Join the Santander team! See our latest #Banking #job opening here: https://t.co/Ig07TUVP08 #Burlington, Massachusetts #Hiring #CareerArc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Want to work in #Boston, MA? View our latest opening: https://t.co/R7TYrsrWyQ #Healthcare #Job #Jobs #Hiring #CareerArc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See our latest #NewYork, NY #job and click to apply: Marketing Communications Analyst - https://t.co/nutqI3jtFP #Marketing #Hiring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Saturday means we can eat this waffle guilt free. We would have eaten it regardless ☺️📷:… https://t.co/HGxdJkiSwU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Interested in a #BusinessMgmt #job near #Columbus, OH? This could be a great fit: https://t.co/L4PxkcL0fS #Hiring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Join the Baystate Noble Hospital team! See our latest #Nursing #job opening here: https://t.co/8wQ1ObjDoM #Westfield, MA #Hiring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Ruby Full Stack Engineer - KellyMitchell Group: (#Boston, MA) https://t.co/kTPBrZgLh5 #Engineering #Job #Jobs #Hiring #CareerArc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This #Engineering #job might be a great fit for you: Mechanical Engineer - https://t.co/V5cAuQC8OT #NewYork, NY #Hiring #CareerArc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This is why women's sport should not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This #Marketing #job might be a great fit for you: Graphic Designer - https://t.co/LxW1jDXmOI #nowhiring #Roanoke #Hiring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When bachelorette party failed! \n#bridetobeisabsent #wehavestripperwithus #nowhesplayingwithdogs… https://t.co/jb8AxrjxE4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We arrived in Memphis a couple of days ago for the Paycation National Convention. <text:s/>Check out the… https://t.co/qjQRvMV6gl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Hit my 300th lifetime #perfectworkout at #kokofitclub today. #TeamIronMan #TeamStark #tw @ Koko… https://t.co/KFv4rcrgG4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Mahallamiz moshinlari @ Farmington Hills, Michigan https://t.co/jopEYQTWjI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@pourmecoffee unfortunately for North Carolinians, the sea is not ignoring THEM.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Torah study then the Bat Mitzvah (@ Temple Rodef Shalom in Falls Church, VA) https://t.co/mq95qFpqPf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Xel Ha 2016 #Cancun 💙 @ Xel-Ha - Cancun https://t.co/5aCg7amnQI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I wake up with total glory to God for the things he has done and the things to come!!! Have a… https://t.co/IUvTIqve2j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My friend Josh. Ladies he is single 😋🙌 @ Howl at the Moon Houston https://t.co/ENXQXeOu3x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#Amistad 🙌🏼 con mi mejor #RP en la vida te amo @charro64 😘 @ Backstage Salon https://t.co/Y9p9TLJI5L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I'm at Tabletop Central in Akron, OH https://t.co/rVkWyKG66r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Can you recommend anyone for this #job? Full Time Merchandiser - https://t.co/U9avxvnoxq #Kelloggs #Lincoln #Hiring https://t.co/zkp0lYjU5i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Getting ready to play golf, beautiful day and nice view from my… https://t.co/zBPZMTObyi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As difficult as it is, people still change jobs like clothes in naija. ””@erubamidele: @7unky Na fact I dey tell u.”””\n#Job alert: Vietnamese Interpreters | LanguageLine Solutions | #Jacksonville, FL https://t.co/Vdy8oGb5LD #interpreter #bilingual #Jobs\nWant to work at MSC Industrial? We're #hiring in #Philadelphia, PA! Click for details: https://t.co/UrW6AWHOpI #CustomerService #Veterans\nWe're #hiring! Read about our latest #job opening here: Advanced Management Partner - https://t.co/pR2NhXpgGH #DeerfieldBeach, FL\n#Havertown, PA #Retail #Job: Department Manager - PSA at Lowe's Stores https://t.co/pypUBzmOqI #Jobs #Hiring\nCause you re a Sky full Of stars @ Foro Sol https://t.co/gSeFEfodL3\nJoin the Newell Rubbermaid team! See our latest #Engineering #job opening here: https://t.co/OZx4hThPke #Chicago, IL #Hiring\nVolunteers are ready at the #seamarkmudder2016 @ Seamark Mudder https://t.co/5k565fIO4D\n”☀️🌅💪🏼👊🏼 Rise and Shine #titleboxingclub #champs!\n2 killer classes are awaiting your arrival! \n9… https://t.co/cikN8HfPnT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I'm at @LifeTimeFitness in Novi, MI https://t.co/fUE30WAiHw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#Mariachis / https://t.co/TErIxlnUoG Excellent https://t.co/Vny1WxlArh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Tomorrow at 4pm! I will was some #newwork on view guild_hall #Exhibition #artshow #GuildHallAIR… https://t.co/xlz1fmFUmT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Maddow Crushes Trump for Horrifically Racist Campaign Event at Site of Hate Crime (Video) - https://t.co/CiOHucVef4 via @ForwardProgs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Yassssssss!! (@ Ohio Stadium - @ohiostate for Ohio State LiFE Sports Spring Game Presented By Nationwide) https://t.co/2ZGYdlILGW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Trying to look serious last night. If only our drinks weren't so pretty and pink. #Chicago… https://t.co/WTakcOUAjM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Checked in automatically with the Uber Checkin app! https://t.co/et0S3rw5Bi (@ Central Park - Harlem Hill) https://t.co/4aqffrRo8c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Bye bye NY--onward to puppy Noah🐶 @ Candlewood Suites https://t.co/N7XCYmvj9n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#SneakerCon Santa Clara Convention Center May 14 - Chicago Schaumburg Convention Center May 21 -… https://t.co/znuq8mdAJO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Interested in a #Sales #job near #Plymouth, MI? This could be a great fit: https://t.co/4YTthJwdRR #Hiring https://t.co/GOVgdZq09h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Beautiful morning for training starsofma @ Suffield High School https://t.co/xkjmP16D63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@steenfox ☺️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who did some of their very first stand-up gigs here? Dick Cavett. Jon Stewart. Woody Allen.… https://t.co/NBq74JD2ZZ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#Nursing #Job in #Augusta, GA: Registered... at Department of Veterans Affairs https://t.co/909foFZ981 #Veterans https://t.co/vtTEHGHNO6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Interested in a #job near #Tampa, FL? This could be a great fit: https://t.co/GqHvSiChVj #Hiring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We're #hiring! Click to apply: Business Architect - Corporate Finance &amp;amp; Treasury - https://t.co/PwEEIxFTbj #IT #Toronto, ON #Job #Jobs”\n#SkilledTrade #Job in #CocoaBeach, FL: Helicopter Inventory Inspector at Aerotek https://t.co/XsTDRXRoxs #Jobs #Hiring\n@turnoverva you're incredible @ Ottobar https://t.co/TznAWa0joK\nCan you recommend anyone for this #Sales #job? https://t.co/AruRcV8J9R #Ridgeland, SC #Veterans #Hiring\nPAPYRUS #Retail #Job: Selling Supervisor (#Newton, MA) https://t.co/dws659hVzN #Jobs #Hiring #CareerArc\nWant to work in #Chesapeake, VA? View our latest opening: https://t.co/RjQ6tFxZxm #Nursing #Job #Jobs #Hiring #CareerArc\nCan you recommend anyone for this #job? Shift/Team Leader-Retail Sales - https://t.co/pK9al43K6X #Swansboro, NC #Retail #Hiring #CareerArc\nInterested in a #Sales #job near #MexicoDF? This could be a great fit: https://t.co/n4E4NskY06 #ExploreOracle #Hiring\n#Manufacturing #Job alert: Dish Machine Operator | IHOP ACG Texas | #Hillsboro, TX https://t.co/pyZDMAfc75 #IHOP #DTX #HTX #hospitality\nNice morning walk in Irving, TX. @ Irving, Texas https://t.co/gVAkuH71Oz\nI love the new Dbacks jerseys this season @Dbacks\n_DSC8006 копия.jpg https://t.co/ZcQru8hQJQ\nSaturday morning #diner #coffee #worcester @ Miss Worcester Diner https://t.co/oJ15ynpwjU\nBuenos días @ Col. San Rafael, Deleg. Cuauhtemoc_DF https://t.co/zUbQbEVe0b\nMore #yabooks #yafiction on ebay #charliebone #childrenoftheredking #esperanzarising #witches… https://t.co/eYgxcDcT2i\nCan you recommend anyone for this #job? STORE MANAGER CANDIDATE - https://t.co/c0OvmyB5Om #Diversity IN #Retail https://t.co/6Sfp9W81ii\n@spamda Silly lynxie, Trix are for human kids! :)\ngood morning I'm heauxm #home @ South Beach Miami https://t.co/SpoEVoPk8f\nI'm at Iron Hill Bark Park in Newark, DE https://t.co/4OilMGzlwF\n”Thank you @tanyadukes for featuring our Lucet Pearl Choker in your ””All Choked Up”” story for… https://t.co/sqIHAsZkTT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Service Associate - Winn Dixie: (#COLUMBUS, GA) https://t.co/prYOstZADj #Retail #Job #Jobs #Hiring #CareerArc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#NorthMiamiBeach, FL #Retail #Job: Retail Sales Consultant at Office Depot https://t.co/jvuEddJeLw #Veterans #Jobs #Hiring #CareerArc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We The North #LetsGoRaptors @ Toronto, Ontario https://t.co/eEln5sZOiB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@barrefaeli_news @BarRefaeli natural beauty ! Love her freckles !B-)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Can you recommend anyone for this #Retail #job? https://t.co/hFy9jGRDRm #Southlake, TX #Hiring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Our cup runneth over @ the Kirk Franklin concert last night. We were… https://t.co/b4zAEpNU1W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Want to work in #Snellville, GA? View our latest opening: https://t.co/TjcSZwccVR #Nursing #Job #Jobs #Hiring #CareerArc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#Allentown, PA #Manufacturing #Job: Manufacturing Third Shift Supervisor at Infinera https://t.co/E8fosKS4sy #Jobs #Hiring #CareerArc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#grandluxxe #grandluxxenuevovallarta #nuevovallarta #puertovallarta #mexico #vacay #wanderlust… https://t.co/gXBznlNH7H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This #Retail #job might be a great fit for you: Sales Lead - https://t.co/jEqS3Etcq8 #Beaumont, TX #Hiring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Can you recommend anyone for this #Hospitality #job? https://t.co/iVkcbd4UTs 220 MARKET STREET, #NEWALBANY, OH #Veterans #Hiring #CareerArc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#Job alert: Live In - Home Health Aide Certification | BAYADA Home Health Care | #Paterson, NJ https://t.co/pqmfau35KW #Jobs #Hiring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This #Automotive #job might be a great fit for you: Diesel Mechanic - Technician in Charge - https://t.co/8vJ6R7CRTg #AGAWAM, MA #Hiring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#Hospitality #Job in #Tallahassee, FL: Host at BJ's Restaurants, Inc. https://t.co/cRhH08sDj8 #Jobs #Hiring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Want to work in #Lansing, MI? View our latest opening: https://t.co/klbHu39PeZ #Sales #cintasjobs #Job #Jobs #Hiring #CareerArc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Want to work at Crowe Horwath? We're #hiring in #OakBrookTerrace, IL! Click for details: https://t.co/cXjvgGPHOz https://t.co/Y2II7pwKbb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Things are happening in Eastwood. Wrapped up production in our shoot and now it's time to dig… https://t.co/hMSj6BQYpH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I'm at Chicago O'Hare International Airport (ORD) in Chicago, IL https://t.co/NJ6EiHSoOC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This #Retail #job might be a great fit for you: Retail Store Positions - https://t.co/vQdgz7hIZV #FallRiver, MA #Hiring #CareerArc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Body On Me by Rita Ora Featuring Chris Brown is #nowplaying in Tavern on Main, Snellville.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Want to work in #PeachtreeCity, GA? View our latest opening: https://t.co/Z5EqygHx5Z #Retail #Job #Jobs #Hiring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#LED #HickWithoutAHat @ Rosen Shingle Creek Hotel &amp;amp; Convention Center https://t.co/zZ3C4e6ps6”\nRoadrunner Transportation: CDL-A Owner Operator Truck Driver - Truckload Big... (#NewRochelle, NY) https://t.co/M8Uf5xdSes #Transportation\nJoin the Accountable Healthcare Staffing team! See our latest #Healthcare #job opening here: https://t.co/gVby4rB7N0 #Wilmington, DE\n”Les couples pastorales Barthélus &amp;amp; Kabuya @ Eglise CEP Internationale https://t.co/oFh6hPWLby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We got Brandon's birthday weekend started with a semi-surprise birthday cookout with some family… https://t.co/H9RXwRkavX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It's a dog's life. @ Kim's Korner https://t.co/kgkR1PMrwQ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#NALCS bound! #LasVegas (@ AMPM in Escondido, CA) https://t.co/Zr1boKYj6n https://t.co/gG9Jv7Mopi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See our latest #Billings, MT #job and click to apply: LPN - https://t.co/T5l9rOKx3o #rn #rnjobs #MadeWithLove https://t.co/CGu3X9Lo5Z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What a way to start the day! #lastcompetition #competitionseason… https://t.co/n2JSHMlGh6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Can you recommend anyone for this #Nursing #job? https://t.co/Kp6wLG4dqy #RN #Nursing #Richmond, VA #Hiring https://t.co/hM2ytCm5Rw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#10k #starwarsthedarkside #rundisney @ Disney's ESPN Wide World of… https://t.co/L1ns3wonzb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@EricRPG Thanks!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Lowe's Stores: Customer Service Associate II (#Gainesville, FL) https://t.co/lLiLoW1wug #Sales #Job #Jobs #Hiring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Can you recommend anyone for this #Nursing #job? https://t.co/K6lV2I5Nf8 #Durham, NC #Hiring #CareerArc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Interested in a #Sales #job near #Atlanta, GA? This could be a great fit: https://t.co/zKkMIYsSfx #Hiring #CareerArc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#Retail #Job in #Noblesville, IN: Assistant Mgr PT at Maurices https://t.co/QDPpsSSB7u #LoveFashionLetsTalk #Jobs https://t.co/OjxOYaf506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This #Healthcare #job might be a great fit for you: Pharmacy Technician - https://t.co/AE7Haj0RVO #Linden, NJ #Hiring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This #Sales #job might be a great fit for you: Sales Specialist Plumbing - https://t.co/L7QuA8CA8Q #Newburgh, NY #Hiring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Want to work at Lowe's Stores? We're #hiring in #Frederick, MD! Click for details: https://t.co/TUgnh1RQkl #Retail #Job #Jobs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Want to work at Maurices? We're #hiring in #Bristol, VA! Click for details: https://t.co/TBhtU7sCp2 #Retail #Job #Jobs #CareerArc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Seafood Associate - Winn Dixie: (#BATONROUGE, LA) https://t.co/hMfSNqORpX #Retail #Job #Jobs #Hiring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The highlight of #ffwgr2016, meeting @HodgsonAlison. He's so into me. #puglife #ffwgr… https://t.co/mBzyYvBHJr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@driscollsberry not ur fault but I noticed how ur Driscoll Berry team at NYTimes Food for Tomorrow while we farmers denied entrance #nytfft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#19thcentury #plains #nativeamericanindian #moccasins #beadwork #mtkearsargeindianmuseum #warner… https://t.co/HgHONyxATL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I'm at Appalachian Trail Conservancy Headquarters - @at_conservancy in Harpers Ferry, WV https://t.co/mWtCRuWoCI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I'm at Appalachian Trail Conservancy Headquarters - @at_conservancy in Harpers Ferry, WV https://t.co/DteVGoL1AN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Stop by the ever inviting shop &amp;amp; #interiordesign center, @barton_at_home TODAY 12-3pm in… https://t.co/twt8fBDZvu”\nAllergies on full effect :(\n”Realmente,tengo todo...tengo la vida misma!!! \nExcelente fin gente… https://t.co/f8zf7LXHjI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A protester is ejected for interrupting #donaldtrump #ctpolitics #election2016 @ Hartford,… https://t.co/UMrBuIJb4U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Good morning <text:s/>@myfox9 from #Nerstrand @ Nerstrand, Minnesota https://t.co/fjOXL105cf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LETS DO THIS! - #TeamJamaica Meeting Happening TODAY from 10am-2pm. Mandatory. At Manhasset.… https://t.co/XinysBwkEg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Want to work at LEGO Group? We're #hiring in #Enfield, CT! Click for details: https://t.co/sw6e4cmpyh #SupplyChain https://t.co/crherqVN5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#Sunrise, FL #Hospitality #Job: Dessert Pastry Finisher at Grand Lux Cafe https://t.co/W8b5Ba4KQo #Veterans #Jobs #Hiring #CareerArc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We're #hiring! Read about our latest #job opening here: Driver - Residential - https://t.co/yj4nsNtdlY #Columbus, IN #Transportation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Can you recommend anyone for this #job? Assistant Mgr PT - https://t.co/80NOrEPOWf #Macedonia, OH #Retail #Hiring #CareerArc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Can you recommend anyone for this #Nursing #job? https://t.co/bGr34akXxP #Prestonsburg, KY #Hiring #CareerArc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#Atlanta, GA #Finance #Job: Systems Engineer - HVAC Controls at Aerotek https://t.co/HPqwbCMj9q #Jobs #Hiring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We're #hiring! Click to apply: Customer Service Associate I - https://t.co/hnUgcN9zNW #CustomerService #Akron, OH #Job #Jobs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Head Teacher - Creative Kids Learning Academy: (#Allentown, PA) https://t.co/riUV9np8tb #Education #Job #Jobs #Hiring #CareerArc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If you're a #Retail professional in IN, check out this #job: https://t.co/eqLKOnBmUr #Veterans #Hiring #CareerArc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Running towards shadows from the past to bitchslap them into submission! 🏃🏻💨#runkeeper… https://t.co/2rEYkzV9mV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I'm at Sheraton Syracuse University Hotel &amp;amp; Conference Center in Syracuse, NY https://t.co/PNxwUz4DiO”\n@MrsThomasKnoell Couture Headpieces and Jewelry. #bridalfashionweek #wedding #jewelry… https://t.co/TmvP5bYwZ8\nFit Foodz Cafe is feeding the amazing #kids at the Boca Raton Kids #Triathlon at the Peter Blum… https://t.co/rNDga3HcTg\n@edwintrakalosa Y @bandatrakalosa Esta Noche palabanda_ns Con @cynthia_uriastv @zorrofresa… https://t.co/WVEjgvctoB\nI'm at Starbucks in Cancún, QR https://t.co/hA5KGL0DR2\n20 miles in a strong headwind this will be my turnaround point. If the wind continues to hold… https://t.co/c9wNGZep5v\nPracticing #yoga... #Namasté 🙏🏽 🌸 ❤️ (@ The Yoga Joint in Fort Lauderdale, FL) https://t.co/HVI9O8B2wl\nRun and shine it's beautiful outside#nevergiveup👍🏻💪🏻 #nikeruning… https://t.co/DWug3eQnlv\nSee just when you thought real MC's ain't make records no more @royceda59 comes along and saves… https://t.co/Aq5q0oG3sL\nFunners @ Howl at the Moon Houston https://t.co/frokbtNbrN\nNew Day Washington's Folly Cherry Mead on tap #foodfrothfollies @ Floyd County Brewing Company https://t.co/5m2FHfVueV\nWe're #hiring! Read about our latest #job opening here: Travel RNs Needed All... - https://t.co/ClqMSs4Xfk https://t.co/ZXXyQhKFO7\nAudrina and her sister Aryn❤❤❤ @ Washington Monument National Monument https://t.co/rFXusmUJuA\n”#SuperheroSaturday \nNew #captainamericacivilwar t-shirt seen at #OldNavy.\nI thought something… https://t.co/q9c0aET6DJ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When yr lips as big as mine u gotta have spares lol @ Suffolk, Virginia https://t.co/dRN6ECZWFJ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Join the Inova Health System team! See our latest #Healthcare #job opening here: https://t.co/EuE2Uu0e6W #FALLSCHURCH, VA #Hiring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#WallTownship, NJ #Retail #Job: Store Seasonal Employee Internet Fulfillment at Lowe's Stores https://t.co/D7KHLkBI70 #Jobs #Hiring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I'm at City of Doral in Doral, FL https://t.co/yfhdHo64eS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CVS Health: Nurse Practitioner – Upper Arlington (#UpperArlington, OH) https://t.co/OUf6vWO2XA #Healthcare #Job #Jobs #Hiring #CareerArc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Can you recommend anyone for this #job? Licensed Practical Nurse (LPN) / Long Term Care (LTC) - https://t.co/RNtR4o43zI #MerrittIsland, FL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This #EmergencyMedicine #job might be a great fit for you: Emergency Department - EM Physician - https://t.co/Mdq60BTT68 #Plantation, FL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This #Manufacturing #job might be a great fit for you: @ Medical Laboratory Technician - https://t.co/jXO8Gv838n #SYRACUSE, NY #Hiring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#TheGameHasEvolved- Believe in your journey to become the best that you can possibly be. At… https://t.co/828oYciA6A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Let’s do this!! #Spartan #SpartanRace https://t.co/tJY3tFiGaf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#RSD2016 (@ Reggie's Music Joint in Chicago, IL) https://t.co/otpC2ZFQ8R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#ColdPlay #colplaymexico <text:s/>ya tengo muchos vasitos!🤗 @ Foro Sol https://t.co/DakiSFXDze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Cute coffee shop moment ☕️ #engagementsession #coffeeshop #kcmo #kcphotographer… https://t.co/SV1zvZ52MK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:::Breakfast Of Champions::: AGCC Men fellowship with Geist Christian Church men. One Lord. One… https://t.co/cZqi4Uai96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Want to work at BAYADA Home Health Care? We're #hiring in #Fairfax, VA! Click for details: https://t.co/Ef6ivRhiOF #Job #Jobs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Oracle #Sales #Job: Applications Sales Representative IV (#Richmond, VA) https://t.co/Es5m2PGL3l #Jobs #Hiring #CareerArc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Can you recommend anyone for this #Accounting #job? https://t.co/US2vPJbkZd #Denver, CO #Hiring https://t.co/BiKJIH2Sx8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FM Global #Job: Reinsurance Territory Manager-Northeast (#Malvern, Pennsylvania) https://t.co/uFaNXkw6sY #Jobs #Hiring #CareerArc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If you're a #Retail professional in #Sarasota, FL, check out this #job: https://t.co/Z7Ti7Z2Z9c #Hiring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#Adiosaunagrande . Un honor y un gusto el poder conocer al #1 .… https://t.co/6SGhrY4dG9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This #Manufacturing #job might be a great fit for you: Washroom Operator - https://t.co/gnDf4HrfAZ #cintasjobs #Columbus, OH #Hiring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#Healthcare in #Durham, NC: HEALTH SYSTEM SPECIALIST--Credentialing... at Department of Veterans Affairs https://t.co/5es2yrScan #Veterans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Want to work at SONIC Drive-In? We're #hiring in #Peabody, MA! Click for details: https://t.co/8Cqy9ImcpX #Hospitality #SONIC #Job #Jobs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#NewYork, NY #IT #Job: Sr Principal Product Manager at CA Technologies https://t.co/AmIVrsks4m #Jobs #Hiring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This #Finance #job might be a great fit for you: Asset Protection / Loss Prevention Detective, Full Time:... - https://t.co/qr3yuVtdfR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#Manufacturing #Job in #Brighton, MI: Production Worker at Aerotek https://t.co/Jdc5r9UfQ2 #Jobs #Hiring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I'm at Rum Pointe Seaside Golf Links in Berlin, MD https://t.co/PB2JWfjqhl https://t.co/urfZpYnZyN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#Education #Job alert: DAT OR OAT INSTRUCTOR - Houston, TX | KTP Graduate | #Houston, TX https://t.co/47bJBcmyli #Jobs #Hiring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Want to work in #Bethel, CT? View our latest opening: https://t.co/9X8msgZxjh #Healthcare #Job #Jobs #Hiring #CareerArc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Can you recommend anyone for this #Transportation #job? https://t.co/eG6bN4PQBK #KENTWOOD, MI #Hiring #CareerArc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If you're a #Healthcare professional in #Lewes, DE, check out this #job: https://t.co/er1L2VNioo #Hiring #CareerArc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#davidhoffmeister #livingmiracles #acim #acourseinmiracles #enlightenment Evening concert in… https://t.co/7KOxY5w02N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At it @spartanrace #spartanrace @ Citi Field https://t.co/LRm1jAcbIo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#gameready @ Dowdy–Ficklen Stadium https://t.co/788LJaVf9l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Having breakfast with soploc in Philly. So good to see RGNS grads doing well and flourishing! @… https://t.co/I0JiMuFgTV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I'm at @DunkinDonuts in Bloomfield, NJ https://t.co/dXpmY38hKJ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Raspberry Pineapple Smoothie!\nA Sweet Treats 😋\nIngredients \n1 Cup raspberries \n1 Cup frozen… https://t.co/Qd5PIUkHI7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G.R.I.T.S... (Girls raised in the south) #stonecut #charleston #mccartertraditions #lukebryan 🎀… https://t.co/p0JR4ScxTB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HB4955 [NEW] To amend the Employee Retirement Income Security Act of 1974 to exclude the receipts and disbursemen... https://t.co/llNxPEmy63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20:14 @ the BAA 5k🎉 :04 PR 💥 @ Boston Common Squre https://t.co/apM6gywthS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Rehearsal for speakers slides #LED #technician #HickWithoutAHat @ Rosen Shingle Creek Hotel &amp;amp;… https://t.co/MBWucomZzj”\nOn our way to see the Pirates play @ecupiratesfb #2SavagePirates @ Casa De Savage https://t.co/0EHfwdiyCM\nI'm at Cherokee Plaza in Brookhaven, GA https://t.co/lLPILZxztZ\nWe're #hiring! Click to apply: Clinical Trial Operations Manager V - https://t.co/PB0votNd0n #BusinessMgmt #NettempsJobs #Bridgewater, NJ\nWe're #hiring! Click to apply: Legal Assistant - https://t.co/5zguy5OIHG #Legal #Plymouth, MI #Veterans #Job #Jobs #CareerArc\nWe're #hiring! Click to apply: Mercy Travel Nurse - https://t.co/WqMWFSEm4F #Hospitality #SaintLouis, MO #Job #Jobs https://t.co/niZjxMymOr\nSee our latest #Durham, North Carolina #job and click to apply: Project Manager Meeting Planning/Events-... - https://t.co/dxIoqsYC1S\nJoin the Johns Hopkins Bayview Medical Ce... team! See our latest #Healthcare #job opening here: https://t.co/MUlLqx8VAg #Baltimore, MD\nCan you recommend anyone for this #job? CSA Front End - https://t.co/SBVM3GgrPZ #Gainesville, FL #Retail #Hiring\nTractor Supply Company #Retail #Job: Store Team Member (#Holland, MI) https://t.co/UqZMjHqkKt #Jobs #Hiring #CareerArc\nThis #job might be a great fit for you: Contract Specialist - https://t.co/WsA92hIvg4 #Detroit, MI #Veterans #Hiring #CareerArc\nWe're #hiring! Read about our latest #job opening here: Registered Nurse ( RN ) / Licensed Practical Nurse (... - https://t.co/5Xfuks922k\n661fc667349dd2c4dfb8541c701e3c3751d0667cccb098990ef8c98dcb0ef97badeaba19b3787f54db6abecddc5bb8fc2a37ae908bcba37d09accf77c91601f72ce51d000000\nThat time of morning #breakfast #SanAntonio @ The Magnolia Pancake Haus https://t.co/KQvPYIk585\n50 raised beds. Ready to grow! #urbanfarm #chicagocaterer #garden #chicago #spring @ Big… https://t.co/n1D1dLUVc3\nIt's BuzzFest day 🎉🎉🎉 #alldaymusicdate #musicisourlovelanguage #soexcited #buzzfestXXXV… https://t.co/3drMbj7FBR\nBangBang\nWatched a Husky resist being pulled by its owner...the owner didn't notice that it was peeing… https://t.co/596x1Xdqm7\nDon't! // ...miss out on #MurderBalladPVD tonight at 7:30 PM @thewilburygroup! mkcarraher… https://t.co/B3koYvAUWo\n#ilovethisbar not just a country song! #gymlife #gotrain #doworkson #doit #elitefam… https://t.co/BErCA0s9kS\nBirkenstocks make me happy. @ Dallas, Texas https://t.co/J3eMHq7ur6\n”Greatness | Shot by Steven Cooper \n\nModel: @theindiasage @ Baltimore, Maryland https://t.co/ShVtYKQLVi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This #Nursing #job might be a great fit for you: CST - CV - https://t.co/Y17ikTWpLg #Indianapolis, IN #Hiring #CareerArc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Delaware North #Hospitality #Job: Buffet Cashier @Finger Lakes Gaming (#Farmington, NY) https://t.co/LIb77bnSn7 #Jobs #Hiring #CareerArc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Winn Dixie: Bagger (#MIAMI, FL) https://t.co/7OT1OaxeHb #Retail #Job #Jobs #Hiring #CareerArc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We're #hiring! Click to apply: Document Control Specialist - https://t.co/dnNmI4txWR #Engineering #Fairfax, VA #Veterans #Job #Jobs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We're #hiring! Read about our latest #job opening here: Store Seasonal Employee - https://t.co/DaYBzdJFRb #Binghamton, NY #Retail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About to enter, only to then try to Escape from Gringotts @ Diagon Alley https://t.co/1og24HjbZE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Want to work in #JENKINTOWN, PA? View our latest opening: https://t.co/egaOK8wJ4q #Healthcare #jobhunt #Hiring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Can you recommend anyone for this #job? Diesel Mechanic! Work &amp;amp; Train With An Industry Leader!! - https://t.co/TqgjN0NnvG #ALLENTOWN, PA”\n”AT&amp;amp;T #Retail #Job: Retail Sales Consultant Oldsmar FL (Hc Fl Clearwater Fl) (#OLDSMAR, FL) https://t.co/6gJDjIkV5B #Jobs #Hiring #CareerArc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Can you recommend anyone for this #job? manufacturing - https://t.co/pieU3G27TD #Amherst, OH #Manufacturing #Hiring #CareerArc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See our latest #Hogansville, GA #job and click to apply: Safety Coordinator (Automotive Industry) - https://t.co/SKBfKgo6bF #Automotive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This #Retail #job might be a great fit for you: Shift/Team Leader-Retail Sales - https://t.co/1PTXk5NvOx #Jenison, MI #Hiring #CareerArc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Regions Bank: Teller - Full Time - Mandeville (#Mandeville, LA) https://t.co/T2C3XZmMR1 #Banking #regions #regionsbank #Job #Jobs #Hiring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#Cheektowaga, NY #Hospitality #Job: Cook - Queen City Kitchen at Delaware North https://t.co/S0iXJj7rPY #Jobs #Hiring #CareerArc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#Transportation alert: Strategic Product &amp;amp; Portfolio Manager, BioAg Global , RTP | Novozymes | #Franklinton, NC https://t.co/wQTx0YXMo5”\n:::Breakfast Of Champions::: AGCC Men fellowship with Geist Christian Church men. One Lord. One… https://t.co/tHsQmi6YFC\n#TINTJDH #AmazinGreyson #SirAshtonHicks #Papadad #grandchildren #GrandParentsRock #Grandsons… https://t.co/T5WzY2VZUS\nWhenever you decide enough is enough and it's time to show that walking through hell is a lil harder than walking on water!\nI'm at veil brewing in Richmond, VA https://t.co/qaGl6ugsc3\nThrowback to last weekend in #aspen can't wait for next year! #regram of 📷@theskiweek @ Aspen,… https://t.co/M3GhvKW5cv\n@madlun12 that was the goal\n”Money drives me! Not passion. Not love. Not nada. \n\nI'm not sorry.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@steenfox so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Double tap if you can see yourself enjoying the morning in this awesome backyard! ☕️🍩#hdbros… https://t.co/VjrrM3Vz5b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Can you recommend anyone for this #job? Client Solution Sales Executive 3 Integrated... - https://t.co/nnDcn2G7bz https://t.co/mBXSRah99i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Nurse Practitioner... - Department of Veterans Affairs: (#Madison, WI) https://t.co/GNUQLazwW0 #Nursing #Veterans https://t.co/J4cHxnkfYe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Peace everyone. Some are making money.#SomeLiveFree #WindowPane23 @ Bedford Styvesant, Brooklyn https://t.co/RJFIxKMRvZ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I don't take the 🚇 A train as much but when I do, I hate it but I do… https://t.co/YzgiORNkHC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Carhop/Skating Carhop (Server) - SONIC Drive-In: (#Abilene, TX) https://t.co/IEunIP4TYs #Hospitality #Job #Jobs #Hiring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Picture perfect day for a trail race #saviorthemoment #marathontraining #grandmas2016 @ Three… https://t.co/v8swo1Tjo7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Just another day at katiescarsandcoffee #AdrenalineLifeStyles <text:s/>#ThrottleLife  #AutomotiveRhythms… https://t.co/gP52DSIEbV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Morning glory. 🚴 @ New York, New York https://t.co/dhoOXASxfZ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Todo es mejor... (@ Playa - Beach) https://t.co/ImjxF4WnSc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Our petite soloists did an amazing job this morning! #flexpointdance #flexpointfamily #thepac16… https://t.co/d5wGRkFM41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Morning! <text:s/>Working glutes and hammies!! <text:s/>Lots to do so gotta get working. <text:s text:c="2"/>#teaminsanephysique… https://t.co/vOcwVP1T8Q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My new car @ Loews Business Service Center https://t.co/t1022krnJA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Day 1! @ BP MS150. Tully Stadium. https://t.co/ottVWxcugS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SATURDAY DEMO DAY come join us! #biketech #miami #virginiakeymtb #virginiakeytrails #virginiakey… https://t.co/QuIa8JEHTR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Happy #RSD16 see you at the #worldfamous #pyramidmusic let's #rockandroll let's #funk it up!… https://t.co/SnKOCGVTvF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I'm at Baymont Inn &amp;amp; Suites in Roanoke Rapids, NC https://t.co/vDJ1Hz5Vgv”\nCleared: Closure on #BordenAvenue EB at 58th Street\n#GoodMorning, #Nashville. @ Nashville, Tennessee https://t.co/BEL3tKSfEj\n”Cortadito, media noche, croquetas ...\nDesayuno de campeones… https://t.co/Kv6zKZNvpc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Dawn patrol! There is something magical about early morning adventures. #seizetheday #dawnpatrol… https://t.co/qAPZkU7iUw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#AAYC in the news; April is Child Abuse preve tion month! @ AAYC https://t.co/ecNuHvPxfb”\nOpened Illegal Parking report via iphone at 14 Milford St, Roxbury https://t.co/ItJD2waEgf. No resident sticker. https://t.co/CEoEsKIKYk\n”Last night at @mmjsecaucusnj \n\n#TheDancersChoice #DJJRS @ Mamajuana Cafe https://t.co/3CXSc4xg08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Sitting in the exit row... do you ever just feel like pulling this handle that clearly says… https://t.co/8Lgr8kJ5Ms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See our latest #Cleveland, OH #job and click to apply: Customer Service Support - https://t.co/G1cLx56Q0L #CustomerService #Hiring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Want to work at AMC Theatres? We're #hiring in #Bridgewater, NJ! Click for details: https://t.co/JEqtYn9OuJ #Hospitality #Job #Jobs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We're #hiring! Click to apply: Hospitality Aide - PRN - Wedgewood - https://t.co/tWVqad251L #Healthcare #Clarksville, IN #Job #Jobs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Interested in a #Healthcare #job near #Houston, TX? This could be a great fit: https://t.co/hmTEnnUtkF #Hiring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Interested in a #Sales #job near #Columbus, OH? This could be a great fit: https://t.co/O8CpFKSSjm #Hiring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See our latest #WilkesBarre, PA #job and click to apply: Intern (Scholar) - https://t.co/oDpPWDJo8P #cintasjobs #internship #Hiring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Want to work in #Boston, MA? View our latest opening: https://t.co/lc1XiVSpCh #Sales #Job #Jobs #Hiring #CareerArc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Get the Patty cake going 😂😂😂 @ Newark, New Jersey https://t.co/0mXHhAZP43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Desayuno (@ Río Brazlilian Steakhouse in Playa Del Carmen w/ @primogarza) https://t.co/twESiXlQFi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I'm at First Citizens Bank in North Atlanta, GA https://t.co/eoEa8DahjJ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Tiny birds WATCH OUT! She's watching your every move.\n\n#catsofinstagram #predator @ Fort Wayne,… https://t.co/F66abSkAiN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Not my prom - part 1 💃🏽👠💐✨ @ Villa Maria Academy High School https://t.co/O7Sc7DfgV6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Good morning. <text:s/>The sun <text:s/>is shining, and it is beautiful already. (@ Lachner Home in Bunker Hill, IL) https://t.co/JfSlmg7NPN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We're #hiring! Click to apply: Maintenance Technician - Retail - https://t.co/M5Gi3Jv6bQ #Retail #Mangum, OK #Job https://t.co/4rmMKxqd8f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Andele, salga, no sea tímido. @ Estética Arael https://t.co/4dHHtWm2BH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#visionexpo #east #newyork #thebestexpirience #ypc #youngprofessionals #youngprofessionalsclub @… https://t.co/86bch2CDaQ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If you're a #Labor professional in #Indiana, PA, check out this #job: https://t.co/R1kVc0bfSu #Hiring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See our latest #Naples, FL #job and click to apply: Quality Engineer - https://t.co/UIpL7S6Sm3 #Engineering #Hiring #CareerArc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Can you recommend anyone for this #job? Stand Attendant - https://t.co/5XibK6FB59 #Cincinnati, OH #Hospitality #Hiring #CareerArc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We're #hiring! Click to apply: Pharmacy Technician - https://t.co/dy5gJWZLDG #Healthcare #WhitePlains, NY #Job #Jobs #CareerArc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The world is a book, and those who don't travel read only a page. ✈️… https://t.co/56HeBRiAZe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If you're a #Accounting professional in #Tampa, FL, check out this #job: https://t.co/3ksxHQ7NG4 #Hiring #CareerArc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#Nursing #Job alert: Medical Secretary/Administrative Assistant | Favorite Health Care Staffing | #GardenCity, NY https://t.co/0l8mfaglVY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Old School met New School last night #drone_academy #dronegear #drone #53ford @ Toms Bar, Grill… https://t.co/Tf3OPWs62Z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””Veo en el espejo que no soy tan fea...”” #LasPequeñasCosas #ElAmorWorldTour #GloriaTrevi… https://t.co/Roq0IVIRmd”\nCDMX ♡ @ Mexico City, Mexico https://t.co/r9ktt4FwNI\nWaiting for the dumpster. <text:s/>Clean out time. (@ Nana and PopPop's Home in Royersford, PA) https://t.co/GAW8ajqoO5 https://t.co/b9YhnOZajT\nThe work continues in #newportri https://t.co/YHE1fVgbmC (@ Kevin Hagan Law in Newport, RI) https://t.co/Ktgyqi9bx5\nGonna be a great day when someone remembers the classic way to spell #Michelle #HappySaturday… https://t.co/H51IY7qfg3\nTry https://t.co/Wyqug7i0kb Middle Eastern style minced beef and lamb patty with fresh herbs and spices, #served #menu\nSan Francisco..._California...US...#myworld_in_white #total_city #total_americas #ok_streets… https://t.co/QS8YWyAyDW\n#UnknownTrouble at 3 Dorcas Ct. #orlpol #opd\nONE LOVE https://t.co/iFkcxzpM4L\n#HouseBusinessCheck at 644 Sago Ln. #orlpol #opd\n#HouseBusinessCheck at 500 W Church St. #orlpol #opd\n#HouseBusinessCheck at 1418 E Amelia St. #orlpol #opd\n”#SuspiciousPerson at E Colonial Dr &amp;amp; N Mills Ave. #orlpol #opd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The taste of medal. Yum! One down, one to go. #starwars10k #darksidechallenge @ Star Wars Dark… https://t.co/8y0zE4b8rg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Heading to Baylor Premiere! Ready for a great day! Sic 'em! #BUPremiere @ Best Western Plus Waco… https://t.co/xbEcduWORn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Zombie Feist eat squirrel brains\n#treeingfeist #zombies @ Nashville, Tennessee https://t.co/GOFUvnj7pU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Can you recommend anyone for this #Sales #job? https://t.co/Ju9XsIq3bl #Orlando, FL #Veterans #Hiring https://t.co/EYHGYdEJRH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Can you recommend anyone for this #Automotive #job? https://t.co/IqF8OkIzmO #Fairfax, VA #Hiring #CareerArc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#Clarksburg, WV #Retail #Job: Shift/Team Leader-Retail Sales at Speedway https://t.co/fJGIkbvTv2 #Jobs #Hiring #CareerArc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Join the Continuum Managed Services team! See our latest #HR #job opening here: https://t.co/gVOm8zagtS #Boston, MA https://t.co/frFXvAHZe7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This #Labor #job might be a great fit for you: Unload Associate - https://t.co/lEkvfm2XmA #FortWayne, IN #Hiring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#Nursing in #Winchester, VA: Registered Nurse (RN) / Psychiatric Unit (Adult) at Accountable Healthcare Staffing https://t.co/2tBf7d8FN3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This #job might be a great fit for you: Vice President, Human Resources (012167) - https://t.co/m3WKDSwWfh #Greenbelt, MD #Hiring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Time Lapse fun part 2. #Canon80D <text:s/>#astrophotography #timelapse #nightphotography #night @… https://t.co/XAKu5T5dV1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I had an experience that transformed my heart in the Heartland of our Country. These are not fly… https://t.co/GRkQnEbLln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This #Accounting #job might be a great fit for you: Senior Financial/Plant Analyst - https://t.co/idM14IJdWN #Montgomery, NJ #Hiring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We're #hiring! Read about our latest #job opening here: Assistant Manager FT-dressbarn - https://t.co/tfYH6gkdH7 #Westwood, MA #Retail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Oldie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I'm at Universidad del Valle de México - @uvmmexico in Ciudad de México, DF https://t.co/dKzz2dZH5f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Great turn out last night, thank you! 🙏🏽 @ Alley Cat Music Club https://t.co/9zYcYpIzxf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Today is The day (@ Sala Uno in Mexico City, Distrito Federal) https://t.co/Pe3Ym42Vtu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From Key West to Tortuga Fest let the party continue!! Randy Howser… https://t.co/JoZy5PiRI4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lol <text:s/>RT @stelian: oh. my. god. https://t.co/LhfgApB8bA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Game day with my fav ratchballs 💕⚾ @ Ridgeview Middle School https://t.co/tdPYmPyreM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Had to scoop the #CEO iamtherealfree <text:s/>fresh from #Bali s/o to the #gang we gonna go cool it then… https://t.co/MqdNkHOE2w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Post show with Taylor after the 'give-you-chills' show at the… https://t.co/x6vuHdfKNC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Hanging with the crew at the blackjack table. @ Trump Taj Mahal https://t.co/URCpyLnUej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Wind 0.0 mph ---. Barometer 30.108 in, Steady. Temperature 43.4 °F. Rain today 0.00 in. Humidity 57%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I'm at Bikram Yoga Jax in Jacksonville Beach, FL https://t.co/ExlcTTZO2V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1.8 magnitude #earthquake. 23 km from ##PineMountainClub, CA, United States https://t.co/BvqLKNwVMU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1.8 magnitude #earthquake. 14 mi from #PineMountainClub, CA, United States https://t.co/4B3SoypMow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Record Store Day 2016 #RSD16 (@ Exclusive Company in Greenfield, WI) https://t.co/e6r6QOwNVV https://t.co/zAJ90cYYP9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I'm at 30th Street Station - @septaphilly in Philadelphia, PA https://t.co/wDub8uTILW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Good day, awesome folks. Have a DAZZLING weekend, people! #crystalcity #dmv #dazzle… https://t.co/3DWwQGvQr9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Kawan cakap I fotostat muka mak 😂 @ Warong Abc Kak Darot, Kampung… https://t.co/mRB2ywhP9z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Not living in NJ for almost 20 yrs I really miss going to the swapmeets...Especially with my… https://t.co/E6mHBLnViL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Mikey V's Foods is very proud tonight! We took home seven The World Hot Sauce Awards in… https://t.co/Gqr6Oau6QM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Juímonos! (@ Aeropuerto Internacional de Guadalajara ””Miguel Hidalgo y Costilla”” (GDL) - @aeropuertosgap) https://t.co/wVo8YqqYAW”\nWe're #hiring! Click to apply: Retail Store Positions - https://t.co/wiX1BoA659 #Retail #Charlotte, NC #Job #Jobs #CareerArc\nInterested in a #Nursing #job near #Marlboro, NJ? This could be a great fit: https://t.co/F4mNA2jJmw #Hiring https://t.co/I5VAzu9JvB\nmy main man, my daddy 💙 @ DeVeres Irish Pub https://t.co/zbXQEkg7lW\nJoin the Accountable Healthcare Staffing team! See our latest #Healthcare #job opening here: https://t.co/8WneEn7MS2 #Miami, FL #Hiring\nPackage Handler - Part-Time - UPS: (#CELINA, OH) https://t.co/FLDayIHGu8 #Labor #Job #Jobs #Hiring #CareerArc\n”@ebbtideapp Tide in Grand Bay, Louisiana 04/17/2016\nHigh <text:s/>7:54pm <text:s/>1.0\n Low <text:s/>6:06am <text:s/>0.4\nHigh <text:s/>3:01pm <text:s/>0.8\n Low <text:s/>5:13pm <text:s/>0.8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We're #hiring! Click to apply: Speech Language Pathologist (SLP-CCC) / Skilled Nursing Facility (SNF) - https://t.co/BPTSFYm64v #Job #Jobs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Panera Bread: QC (#Cary, NC) https://t.co/72iSI3st2L #Hospitality #parttime #Veterans #Job #Jobs #Hiring #CareerArc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See our latest #DETROIT, MI #job and click to apply: Store Counter Sales - https://t.co/TmWjgFHFMi #Retail #Hiring #CareerArc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Ready to start this tourney @ Thompson Berry Youth Soccer https://t.co/02D65LzMem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Can you recommend anyone for this #job? Store Seasonal Employee - https://t.co/hixdjQKo8w #Indiana, PA #CustomerService #Hiring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Join the ZF TRW team! See our latest #Sales #job opening here: https://t.co/pH9pvC2c8z #Livonia, MI #Veterans #Hiring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Landing in #boston #bostonloganinternationalairport #yaketysax @ Boston Logan International Airport https://t.co/70Cn6m5EJf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✈️\n\n#airplane #wanderlust #filmmaker #photographer #travelphoto #travel #traveller #ryanair… https://t.co/VfUSIaMFcz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I'm at @Walmart Supercenter in Miami Lakes, FL https://t.co/q22Sq2tPbT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I miss these two children @ Beckley, West Virginia https://t.co/KflGlTbyUS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#wynwood #graffiti #miami #miamiart #streetart #street #streetphotography #TagsForLikes… https://t.co/CGZKJOTX7K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LED wall virtual set #LED #technician #traveler #HickWithoutAHat @ Rosen Shingle Creek Hotel &amp;amp;… https://t.co/6EfUGwPPw9”\nGood morning crafters! Nothing better than a bucket full of gems to lust over on a Saturday… https://t.co/MV8sDcHpjF\nPaul's fetish\nWorking on a Saturday means lots and lots of coffee. @ Qinetiq North America https://t.co/abvJqmmC3d\nI can't believe this is the end! We're back in Galveston now and I'm already missing the… https://t.co/oF0i9emiMq\nSabadito (@ IMSS UMAE 23 in Monterrey, NL) https://t.co/yCbhokQUfc\n#Retail #Job in #Claremore, OK: Temporary Sales Associate at Maurices https://t.co/nujzisLKOa #LoveFashionLetsTalk https://t.co/52HSZJ7UhD\nWant to work at Robert Half Management Resources? We're #hiring in #Cincinnati, OH! Click for details: https://t.co/7Gj9loQCTG #Accounting\nCan you recommend anyone for this #job? Registered Nurse-Cardiac Catheterization Lab - https://t.co/BRinLrYTsj #Buffalo, NY #Nursing\nIntern, Real Estate - Winn Dixie: (#JACKSONVILLE, FL) https://t.co/bzXnOubdt6 #RealEstate #Job #Jobs #Hiring\nCan you recommend anyone for this #job? https://t.co/741F4jB5BH #Westford, MA #Hiring\n#HealthWelfare #Job in #NorthLittleRock, AR: Health Enthusiast Part-Time at The Vitamin Shoppe https://t.co/6ZxIoDUkSU #Jobs #Hiring\nThis #Hospitality #job might be a great fit for you: Baker - Night - https://t.co/GECsVkRk3r #parttime #Destin, FL #Veterans #Hiring\n#Retail #Job in IN: STORE MANAGER CANDIDATE at Dollar General Corporation https://t.co/h0aaimLSEO #Veterans #Jobs #Hiring #CareerArc\n#Prom2k16 has started!Happy Saturday!!! @ Blush On The Boulevard https://t.co/oShg51Un3M\nVisit inside the U.S. Becuna submarine <text:s/>⚓️ #usbecunasubmarine… https://t.co/57RvIQ3hZw\nThis red thingy. @ Inner Harbor Waterfront, Baltimore Maryland https://t.co/xYD9m1MApE\n9 years ago. We will never forget. We will continue to advocate for gun violence prevention. @… https://t.co/EgMo8itBuw\n”I'm at @PepBoysAuto Service &amp;amp; Tire in Atlanta, GA https://t.co/Fu0BtVUnpd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30 minutes to go! #rsd2016 #recordstoreday joseyrecordskc @ Josey Records Kansas City https://t.co/lSGAd0EvZB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Y bueno la historia de esta semana termina hoy !!! Por fin sábado 😆 (@ Coca Cola Atlihuetzia) https://t.co/8Gx1qQk1BI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I'm at @Walgreens in Waterbury, CT https://t.co/Z45Zir1cHP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It's finally #DapperDay! We can't wait to see everyone looking their best. #DIYDisneyDays… https://t.co/wTmtBXwTRT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House full and YOU KNOW I'M HAVING A BLAST #TINTJDH @ Hicks Estate https://t.co/d4vwDvU2Vn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A nightmare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I'm at Pennington Biomedical Research Center - @pbrcnews in Baton Rouge, LA https://t.co/RZTlUUM1TN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Want to work in #Melville, NY? View our latest opening: https://t.co/WbgXVAuKyL #FacilitiesMgmt #nowhiring #Job https://t.co/62rdvxcN6A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If you're a #Sales professional in #Scottsburg, IN, check out this #job: https://t.co/7VOxekFkOg #Hiring https://t.co/mXj3yDwdQK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#CareerArc #Retail #Job alert: Part Time Keyholder | Stride Rite | #Durham, NC https://t.co/AaFSRy2tk5 #Jobs #Hiring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Join the Winn Dixie team! See our latest #Retail #job opening here: https://t.co/QObrra4Fcq #BRUNSWICK, GA #Hiring #CareerArc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Interested in a #Hospitality #job near #Ellenton, FL? This could be a great fit: https://t.co/T5ApeCcw5V #Hiring #CareerArc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See our latest #WilkesBarre, PA #job and click to apply: Store Seasonal Employee - Front End Cashier - https://t.co/v4PBLOa30K #Retail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Interested in a #IT #job near #WASHINGTON, DC? This could be a great fit: https://t.co/bBRj5GT9Dy #Hiring #CareerArc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Senior Data Analyst (TLT) - Signet Jewelers: (#Akron, OH) https://t.co/SL6S6CBIwD #BusinessMgmt #Job #Jobs #Hiring #CareerArc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*825 O STREET NW, #WASHINGTON, DC #Hospitality #Job: Barista (US) at Starbucks https://t.co/cXscCSbuyV #Veterans #Jobs #Hiring #CareerArc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Interested in a #CustomerService #job near #Boston, MA? This could be a great fit: https://t.co/M0yRuHu2Dl #Hiring #CareerArc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Spreading My Wings. ONE LOVE https://t.co/9rhsADOaQu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Getting my steps in and enjoying the sun rise. <text:s text:c="2"/>Have a great day!… https://t.co/sxjvNmLS0I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Runapalooza!!! (at @BeachcomberBar in Seaside Heights, NJ) https://t.co/qoqAKEFZMJ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#instagood #instalike #instalove #wdgaf @rockthestreetx #followme #love #amour #vegas… https://t.co/cpQW7ucP3f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I'm at Rideau Centre - @cfrideaucentre in Ottawa, ON https://t.co/f3PL37BRuA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#WHPonthego #NYC #city #skyline #HudsonRiver #GWB #GeorgeWashingtonBridge #NY #NJ @ George… https://t.co/o8olANZfIM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Keep away. A grinch others real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The spotlight for this edition not #StreetArtSaturday focuses on @joemangrum who did this cool… https://t.co/kOflKylAP4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I just finished running 8.17 km in 49m:17s with #Endomondo #endorphins https://t.co/X28V4FeVI6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🙋🏻 good morning #honoring <text:s/>your #parents gives you #longlife 🌺 God… https://t.co/6BcfOdUYmh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Incident on #I87NYSThruway NB at 0.33 after Tappan Zee Bridge Toll Barrier https://t.co/A2H0tLgfY7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Today is the day 😊 \n@2motivate #lisanichols \nCome out if you can !! @ Christ Universal Temple https://t.co/Z7oRqwBjjf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Desayunito 😬 @ Aeropuerto Internacional De La Ciudad De Cancun https://t.co/r62UdaI8L9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Are you ready Vegas?! LEGGEAUX! #RoadManagerLife #RachelleFerrell #cityoflightsfestival @ Clark… https://t.co/UUVzM543t7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Dora the explorer #pollmansbakery #doratheexplorer #theme #cake… https://t.co/umPbYhFgjN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#the6ix #Tdot #weready #defendthenorth \n#Repost @raptors\nIt's BMO Raptors Game Day!\n#raptors… https://t.co/E95ukpiPX6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@wilsonmarshall #publicist #menstyle #mensgrooming harlemskinclinic #event #harlemlife… https://t.co/za0GUALyY1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Our day. (@ University of Massachusetts in Boston, MA) https://t.co/7iVf5PvFZf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God I hate this place but I can't pass up a good deal!!! (@ The @HomeDepot in Indianapolis, IN) https://t.co/bXYasSJTfB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Join the BAYADA Home Health Care team! See our latest #job opening here: https://t.co/aQvZXc9ORf #WinstonSalem, NC #Hiring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Want to work at SONIC Drive-In? We're #hiring in #Peoria, IL! Click for details: https://t.co/dcZXMd2IK4 #Hospitality #Job #Jobs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Can you recommend anyone for this #Healthcare #job? https://t.co/Ke0kcsj545 #Burlington, VT #Hiring #CareerArc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We're #hiring! Click to apply: Physician (Otolaryngology) - https://t.co/reM00RixyL #Physician #FortWayne, IN #Veterans #Job #Jobs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This #job might be a great fit for you: Certified Home Health Aides in Bronx, NY - https://t.co/F65gyzZPJs #Bronx, NY #Hiring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If you're a #Sales professional in #Ewing, NJ, check out this #job: https://t.co/bbQadpyT8b #Hiring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Can you recommend anyone for this #job? Patient Relations Representative- FT - Greensboro, NC - https://t.co/lUS6lGUQxl #Greensboro, NC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About to raise some hell. Potentially (@ College Park Honda - @mdhondastore in College Park, MD) https://t.co/nnFga38QIJ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Así amanecí hoy, ya lista para la boda @ Fiesta Inn Aeropuerto Toluca https://t.co/KkVMDbfgtI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@realDonaldTrump @dmharvey89 @wdct8110 Hey Donnie, learn the primary rules, you just look stupid complaining all the time! @cherokeesher2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@alexcarroni is so ready to hit those slopes🐺⛷🏂😜 @ The Westin… https://t.co/8UgJCweppK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I'm at Colectivo Coffee in Wauwatosa, WI https://t.co/49XM084Qrr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#10years #epilepsywalk @ Washington Monument National Monument https://t.co/smp9bnjhSF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@edwintrakalosa Y @bandatrakalosa Esta Noche palabanda_ns Con @cynthia_uriastv @zorrofresa… https://t.co/3Bp3r8HwgR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Ayer en los carritos chocones 🚙🚙🚙 @ Six Flags México https://t.co/xmSjtmrTNG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@edeweysmith The day is here! 1000 women from 55 churches in Atlanta are gathered for the Annual… https://t.co/u4a5bPO16o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About to head in to check out the Wizarding World of Harry Potter @ Universal Studios Florida https://t.co/5RxejFTVHM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Morning workout done. You can get it done people. I believe in you, I really do. Even if you… https://t.co/ZycVES71UB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#Gratitude..... <text:s text:c="2"/>@NileRodgers w #DuranDuran #PaperGodsTour #ATL #April15 #2016 @ Philips Arena https://t.co/Har71FhZ9x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Cowboys blank Cinco Ranch, advance to title match https://t.co/ZSArk31aue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Its starting. Heavy wet #snow in #Denver #9news @ Denver, Colorado https://t.co/0mPUOM1hpX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Tomorrow Sunday April 17 learn how to shut 3 doors and finally be free of that thing that has… https://t.co/I8gnAj8Ezm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If you're a #Sales professional in #Allentown, PA, check out this #job: https://t.co/4TSy0aCBwZ #Hiring #CareerArc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This #Nursing #job might be a great fit for you: Registered Nurse (RN) / Telemetry - https://t.co/ecqhZpMR5M #Elmhurst, NY #Hiring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#CareerArc #Hospitality #Job alert: Department Manager | McDonald's Corporation | #StPetersburg, FL https://t.co/hRUgKvpUXx #Jobs #Hiring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Want to work at OfficeTeam? We're #hiring in #Easton, OH! Click for details: https://t.co/j2zqp43ZOz #Sales #Job #Jobs #CareerArc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Can you recommend anyone for this #job? Occupational Therapist (OT) / Skilled Nursing Facility (SNF) - https://t.co/Y5sf8iovjo #Healthcare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Join the CVS Health team! See our latest #Healthcare #job opening here: https://t.co/wVs3yb2dGj #Springfield, MO #Hiring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We're #hiring! Read about our latest #job opening here: Management Trainee / Leadership Development Program - https://t.co/qeqADFhp7F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Come hang out us later today at 11:30am. We'll be serving food at 335 S. Mitchell @ Conway… https://t.co/iMiK5BCJaV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Our preparation for @usweightlifting Youth Nats is heating up this… https://t.co/k1X30Q9UsI</text:p>
          </table:table-cell>
        </table:table-row>
        <table:table-row table:style-name="ro2">
          <table:table-cell office:value-type="float" office:value="984" calcext:value-type="float">
            <text:p>984</text:p>
          </table:table-cell>
          <table:table-cell office:value-type="string" calcext:value-type="string">
            <text:p>#Repost elfafito_ \n・・・\nChecking whether we can build a #rooftop #terrace for the summer or not!… https://t.co/MOMMbVylAD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#britneyspears #chicagohotdog #cheesefries #michaeljacksonone #rollarcoaster #givemassage… https://t.co/dUmF0aQx7C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Pictures freedompark #kids #cutekids #charlottephotography #childrenphoto #photographers #clt… https://t.co/tfk6BS7sPO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Loaded cinnamon raisin toast with Kite Hill almond cream cheese, strawberries, cacao nibs, and… https://t.co/LOlPIgHLrv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I'm at Hotel Lisboa in Mexico City, Mexico w/ @luisubieta @homerorm https://t.co/veHGg582LU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NOTHING #PERSONAL JUST ALL #BUSINESS 😊 #TEAMDJMORENO 💯 @ Sabor Latino https://t.co/jKpupdihoP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When fans show MAD love!! 😍😍👍🏾👍🏾🎶🎶😎😎\nLong live real #Hiphop music!!\n#PaidInFull WE LOVE YOU… https://t.co/mV9IfN5tEQ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#Physician in #FortWorth, TX: New Colo-Rectal Surgery... at Medical Center of Alliance https://t.co/Va1MM6VkNi https://t.co/fxkBHhxpLp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I'm at Jardines del Sur in Mexico City, Distrito Federal https://t.co/jhOzFJGjpP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#southwest #pottery #mtkearsargeindianmuseum #warner #newhampshire #usa @ Mt. Kearsarge Indian… https://t.co/h1TKiIjF1j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5 more sleeps!!! Getting ready to launch your personal beauty concierge app with our friends at… https://t.co/TRJymX2SSz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Can you recommend anyone for this #Manufacturing #job? https://t.co/wn1Br695Qo #HavredeGrace, MD #Veterans #Hiring #CareerArc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Store Director, J.Crew Retail, 950 F Street - J. Crew: (#Washington, DC) https://t.co/8pajSCZtS8 #Retail #Job #Jobs #Hiring #CareerArc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Hat Run (@ Pennington Biomedical Research Center - @pbrcnews in Baton Rouge, LA) https://t.co/HUtgrFLutB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#Lehighton, PA #Hospitality #Job: Hourly Shift Manager at McDonald's Corporation https://t.co/aj1ga0Dj5i #Jobs #Hiring #CareerArc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We're #hiring! Click to apply: STORE MANAGER CANDIDATE - https://t.co/G6Epe0HfTk #Retail #Diversity IN #Veterans https://t.co/Dn6Z2BJt86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string" calcext:value-type="string">
            <text:p>#Repost @kathysha_ with repostapp\n・・・\n#cumpleshore #lasmias #happiness #happyB #stylah remes_br… https://t.co/ytEiU3KocQ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KTP Graduate #Education #Job: Full-Time MCAT Instructor - Columbia, SC (#Columbia, SC) https://t.co/5Ma2Xbu5ZA #Jobs #Hiring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@dj_red04 Hay amor, mira no importa la opinión de los demás, tu y yo, nada más somos los únicos que sabemos lo grande que es nuestro amor &amp;lt;3”\nCan you recommend anyone for this #job? Zone Manager - https://t.co/ACxo9R3lNj #nowhiring #Omaha, NE #Hiring\nTry https://t.co/LjQq3d73ER delicious trio of turkey, chicken and beef, with roasted tomatoes, mayo, #delicious #menu\nBiden: I doubt pope embraces Sanders' policies https://t.co/8THruuwYY4\n#visitingvendor #luminaembroidery #seaglasssalvagemarket #whylimithappyhour #ssm #lelandnc… https://t.co/3d8U0tp9Mj\nHey McDonald's if you want $15. Hr then maybe you should fill up a coke, give me a spoon for my… https://t.co/FR78S2UijB\n#kaleidoscope #mandala @ Salinas, California https://t.co/zYcWG3W539\nThis #Retail #job might be a great fit for you: Customer Service Cashier - Retail - https://t.co/aF15SpkDWB #Hiring https://t.co/xy1LDs09vr\nregrann from @likemike73 <text:s/>- <text:s/>❗️#be #beautiful #beach #bestfriends #hairclub #hair #happy #style… https://t.co/qMmYfrrRGI\nI'm at Grand Army Plaza - @nycparks in Brooklyn, NY https://t.co/n2Brm04Qxx\n2:30am pit stop. @ South of the Border https://t.co/rFOQq5eBR2\nWant to work in #Branchburg, NJ? View our latest opening: https://t.co/q6r6lUD75p #IT #Job #Jobs #Hiring\nSee our latest #SaltLakeCity, UT #job and click to apply: Housekeeping Aid Supervisor - https://t.co/xooB8DVB8T #FacilitiesMgmt #Veterans\nCan you recommend anyone for this #Manufacturing #job? https://t.co/6BmJk0ANEA #IHOP #DTX #HTX #hospitality #LaMarque, TX #Hiring\nThought about starting yoga this Spring? Start something extraordinary with us. Register at… https://t.co/bEEOmde5Ul\n@JohnHthePoet @ZwartblesIE @IrishTimes plenty problems in UK with walkers not leash inch dogs. (Separate issue\n#rsd2016 #chs @ The Vinyl Countdown https://t.co/xKVnfGyeCv\nYup! 👊 @ Jacksonville, Florida https://t.co/pEE34v3uQ6\nI'm at Edgewater in Chicago, IL https://t.co/2x8RVwi6w0\nI can't say he's adopted anymore @ Anthony's Pancake House https://t.co/SxP4Jvk47h\nAds2020- #bestwebsites #MarketingTools 7 Best Marketing Tools to help… https://t.co/VZfwDHnYEj #advertising @Adsnity https://t.co/ZBphWnV62y\nTrying not to wake her up 😤 but it nuh easy\nAds2020- <text:s/>7 Best #MarketingTools to help you step up the… https://t.co/93TN8gBfGp #advertising @onlineads2020 https://t.co/7zEwCcajDB\nawww it's okay pup you can just look for treats i understand https://t.co/FPe16PnwW6\nSpring has finally sprung for @katyscourage, let's #run this town 👟👟 #sagharbor #locallove… https://t.co/4qIMev7caT\n| #TechDay at @udmdetroit | #detroitmercy #stem #education <text:s/>| Fr, 4/15/2016 @ University of… https://t.co/QG4AIUzraq\nAds2020- <text:s/>7 Best Marketing Tools to… https://t.co/3ycKXaFZLT #bestwebsites #MarketingTools #advertising @Adsnity https://t.co/2R56nIokJf\n”Uploading all my interest via https://t.co/sqPvphLSVm 🖥\n\n#devkai #legendarydev #legendaryart… https://t.co/uHBpNFCyIa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We're on our way to Divine Mercy Conference at Cardinal Spellman High School! Stop by our booth… https://t.co/Jez4xrYoTc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HC128 [Engross] Mrs. Miranda Beard; commend and congratulate upon being elected President of the National School... https://t.co/dAoYoqaTUY”\n”””But You Love Mercy &amp;amp; Forgiiiiivveeneeeesss, These Things Are True Of Yoooouuuu””!!!!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The process and the progress requires patience. You give up too early you won't see the results… https://t.co/1yS9LcKs8F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https://t.co/2KbV7I2r7N #Disturbed #SoS \m/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Dave Ramsey - #SmartConference 🔑 @ Calvary Assembly Orlando https://t.co/IVYD5wzlff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Here to support the next generation at the SkillsUSA Competition. (@ Center of Applied Technology North) https://t.co/uWf2cgl2Py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Join the Dollar General Corporation team! See our latest #Retail #job opening here: https://t.co/LguVmnERpp IN https://t.co/L4thyEqPJx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I'm at State Road 70 in Bradenton, FL https://t.co/bUtBzOfjjn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Wind 6.0 mph SSE. Barometer 30.080 in, Rising. Temperature 59.8 °F. Rain today 0.00 in. Humidity 60%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Wind 1.0 mph NE. Barometer 30.297 in, Rising slowly. Temperature 46.8 °F. Rain today 0.00 in. Humidity 71%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I'm at @Walgreens in Madison, WI https://t.co/DcJCV4IXVz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Rise and Shine (top) and <text:s/>Restrained (peaking in at bottom) <text:s/>are both offered through… https://t.co/44kCXMe8vl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Nashville calls... (at @DallasLoveField (DAL) in Dallas, TX) https://t.co/5zx59cw2e5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You will find a huge selection of antique fishing gear @ Antiques &amp;amp; Uniques! <text:s/>Looking for… https://t.co/IcVTcLs0f8”\nMy newest baby 😁 #teamrundisney @ Disney's Art of Animation Resort https://t.co/aY3WV0ViUZ\n🕷 @ Los Angeles, California https://t.co/CERcKwqpjl\nLove Funky Buckeye!! Football is in the air today!! Go Bucks!! #6run4 #buckeyenation… https://t.co/bTGLYCOB9w\n”@kwelkernbc \nTheir detail. <text:s/>Go cover Sanders! <text:s/>You would be right at home. <text:s/>No subjectivity!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Closed due to accident in #Berkeley on I-80 WB at Gilman St, stopped traffic back to Buchanan St, delay of 7 mins #BayArea #Traffic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I'm at SR 70 &amp;amp; Tara Blvd in Bradenton, FL https://t.co/YGfOqqtHMz”\nAfter all these years...... My moment is now @ Houston, Texas https://t.co/SXU7qzupip\n#nofilter #Delta Incredible view from WI this morning. @ La Crosse Regional Airport https://t.co/asFTGYjd7d\nJust posted a photo @ Hippie Beach https://t.co/AsJVN1HmjW\n💙💞 @ Maddox Sp https://t.co/pSbhzgvVR6\n”regrann from nurse_life_ - ......\n#nurse_life_ | #nurselife | #nurse | #rn | #lvn | #healing |… https://t.co/rnyAfh8FWq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Interested in a #job near #WestBrattleboro, VT? This could be a great fit: https://t.co/jB8eJ50ADG #Hiring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#Dallas, TX #Hospitality #Job: General Manager at SONIC Drive-In https://t.co/MghVxLKdnS #Jobs #Hiring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Can you recommend anyone for this #job? CNA Certified Nursing Assistant Pediatrics needed immediately in... - https://t.co/XAFFI5D1Yt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One word: perky. @ GVTC Soccer Complex https://t.co/i9cgrg5rqn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Did you know China grows coffee? Well, here you have it #scaa2016 #coffee @ Georgia Tech https://t.co/UJmnJ6WL7C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Stella Bella likes to get on the shelf!! Biscuit and Catcher being… https://t.co/y97gX1J3Qr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NYC bound, ready to march for Bernie. #feelthebern #berniesanders #mynextpresident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We arrived to Toronto, Canada! We met up with our friend Vicki whom we met while traveling… https://t.co/6C26yf1fO4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It's the last NCA event this season for me and we are getting it… https://t.co/koGEqNbbGs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Best way to start the day! (@ Anytime Fitness in Lebanon, PA) https://t.co/nREb4SmnKL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Monuments at sunset. That reminds me, who is going to #Illumine tonight at @oaklandcemetery?… https://t.co/S8Wx1kgLnE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A través de otra perspectiva, contemplando lo maravilloso a tus… https://t.co/lT7nqDUicK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Got to hear from Dr. William Barber last night call us to be the voice willing to name the… https://t.co/Tg437hLxuf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LTM CAN BE FIND ON GOOGLE OR FACEBOOK. UNDER Lateefah https://t.co/KJKeflLRQQ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See our latest #FORTLAUDERDALE, FL #job and click to apply: Assistant Culinary Manager - https://t.co/9pD3c4jCbX #Retail #Hiring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Windows Are Rolled Down by Amos Lee is #nowplaying in Thumb Coast Brewing Co., Port Huron.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Peanut butter caramel rice crispy treats. With a touch of salt. Sweet and salty. Peanut butter… https://t.co/2bKSDEFLlF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Dolphin in Hillsborough Bay @ Bayshore Boulevard https://t.co/jB5PdqabNS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#freegame @ City of Sacramento https://t.co/RNhJcCBKWm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See our latest #CEDARGROVE, NJ #job and click to apply: Beauty Consultant – Cedar Grove NJ - https://t.co/G7WZ2KmBU3 #Retail #Hiring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Night! @ Rocket #9 https://t.co/w8QYA3bFJe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#goodmorning #toronto 🇨🇦🙋🏽 #longtimenosee 😅❤️ #my #adoptedhome #saturday #citylife… https://t.co/WFGZqFEVAg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Rise and shine, it's training ride time! #RFAC2016 (@ Lakefront at Belmont in Chicago, IL) https://t.co/m5zDMW6JHs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Waiting in line for the doors to open. Happy Record Store Day to my fellow music junkies! 🎶🎸🎤😍❤… https://t.co/qSzW4gCvS1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Los Tulipanes del Rockefeller Center @ Rockefeller Center https://t.co/H8nhW2SAjS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..... that's my brother right der 😆 marcbigg @ Shine https://t.co/gG9pSLM44L</text:p>
          </table:table-cell>
        </table:table-row>
        <table:table-row table:style-name="ro2">
          <table:table-cell office:value-type="float" office:value="1045" calcext:value-type="float">
            <text:p>1045</text:p>
          </table:table-cell>
          <table:table-cell office:value-type="string" calcext:value-type="string">
            <text:p>#Repost @suelyntweet with repostapp.\n・・・\nThis is not a Gatorade ad !!! @ New York, New York https://t.co/WaSaQUO4m3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A aquí con doña coco (@ Menudería La Troje) https://t.co/ewTz6Ol3VX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Repost from @fbphotogllc !! Our celebrity candles are going fast! Come see us today 11a to 7p! 💋… https://t.co/CBIueCeLwh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I heard a few Southern accents last night and made some cute new friends👌🏻 Arkansas -… https://t.co/YS9pNvFyth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Dosa. @ Saravana Bhavan NY https://t.co/RroG867eY4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Want to work at MSC Industrial? We're #hiring in #Miamisburg, OH! Click for details: https://t.co/ocXslwBw6Q #Job https://t.co/iqwBk5cVHq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I'm at Ruggerfest in Oxon Hill, MD https://t.co/zlmxpGHtJR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Wind 0.0 mph ---. Barometer 30.114 in, Steady. Temperature 43.5 °F. Rain today 0.00 in. Humidity 59%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Time for breakfast. (@ Mills River Restaurant in Mills River, NC) https://t.co/L18pqI0zmX https://t.co/xyHnuPjQA8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.... (@ El Rancho in NL) https://t.co/1XKyWA5WKf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#ManDown at N Goldenrod Rd &amp;amp; University Blvd, Winter Park, FL 32792. #orlpol #ocso”\nExcited to be teaming up with the Redemption Band and the LCM staff of Word of Life to minister… https://t.co/Xi9bmfBnYh\nmsa al5air💜🔫 @ Oil Fields https://t.co/FKhpXrCQHh\n”@ebbtideapp Tide in Goose Creek entrance, New Jersey 04/16/2016\nHigh <text:s/>8:16am <text:s/>0.4\n Low <text:s/>3:24pm <text:s/>0.0\nHigh <text:s/>8:56pm <text:s/>0.4\n Low <text:s/>3:38am <text:s/>0.1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#Healthcare #Job alert: Activities Therapist - PRN | Mercy | #SaintLouis, MO https://t.co/hZnoVee3WH #Jobs #Hiring https://t.co/4jyZubGP1V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We're #hiring! Read about our latest #job opening here: Social Worker / LSW - https://t.co/50GD4JnLu9 #Dayton, OH https://t.co/JBjiRiarAg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There I was, coming home from dinner with Taylor Standish, ready to have a little glass of red… https://t.co/SVFDQRYzR1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””Let my heart be broken by the things that break the heart of God.”” Bob Pierce, Founder of World Vision International”\nPues a darle que dios me hizo guapo dicen, pero no rico así que hay que chingarle (@ Coca Cola in Morelia, MICH) https://t.co/w3Lq7qtT1w\nWe're #hiring! Read about our latest #job opening here: Sales Associate, J.Crew Retail, Boca Town Center - https://t.co/3kfkGHTeTw #Sales\nToday's scenery! #7miles #capcity #asseenincolumbus @ Antrim Park https://t.co/iaUe8BL2qB\nThe Vitamin Shoppe #Job: Key Holder (#Davenport, IA) https://t.co/5mgMuuKnKW #Jobs #Hiring\n”@kwelkernbc \nAs well. <text:s/>Anything to help Sanders and hurt Hillary is your aim. I really hope the Clinton campaign wakes up and put you off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ASALAAM ALAIKUM GOOD MORNING ‼️ @ Maple Gardens https://t.co/4IS4tZzylm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Mornings on the beach are the best. #vacation #lucyisthirteen #lastday #canwestayhereforever… https://t.co/rjPxb4SlaM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First race of the year! Somewhat regretting my decision to rock the short sleeves… https://t.co/9Zb6EpToN9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#Boom.. @ Track Field @ Salem High School https://t.co/gYpOnrMx8w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#fluyds @ Salinas, California https://t.co/ieT30FdaFT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I'm at Errol Estates in Apopka, FL https://t.co/oBwOFsR9nm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You are rich, when you are content and happy with what you have. #Throwback #EK @ Far Far Away https://t.co/2q1bb3dHiB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The missed #franzwest at the #marguliescollection margulieswarehouse #Miami @ The Margulies… https://t.co/kkxEdBVf7D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Aids Walk 2016!! @ Lake Eola Park https://t.co/pUJSnRJKly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Continuum Managed Services #Sales : Sr. Partner Development... (#CranberryTownship, PA) https://t.co/jKKSSEoYEq https://t.co/egN5xg7cL4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We're #hiring! Read about our latest #job opening here: Assistant Manager FT-dressbarn - https://t.co/8yED7J9bdH #Niles, IL #Retail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Can you recommend anyone for this #Physician #job? https://t.co/y270ncKnKp #STEM #WomenInStem #Quincy, IL #Hiring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Just posted a video @ Manhattan Bridge https://t.co/zhZ6tMP0a9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Breakfast! @ Ypsilanti, Michigan https://t.co/TYhUJ4qMf5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Uber pool xq pobre (@ Terminal de Autobuses de Pasajeros de Oriente (TAPO) - @tuado in Venustiano Carranza, DF) https://t.co/ntkwKtxK6l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Some rad #music in #charleston #travel @ The Charleston Pour House https://t.co/PBkkwRbuIQ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I'm at Florida in FL https://t.co/uR2smqYCMS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We're #hiring! Read about our latest #job opening here: Registered Nurse (RN) /... - https://t.co/Ct0KIjYmPX https://t.co/CKNkDkGTQR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My beautiful life with 64 degree weather and the sun shining!!! As… https://t.co/M6qyaYiPZL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Sábado .... (@ YUTAKA) https://t.co/MdB3DltKEo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I'm at Wyoming Area High School in Exeter, PA https://t.co/IRDxSl2M4U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regrann from @the_real_iman <text:s/>- <text:s/>#imandaily #Regrann @ Ivy Place Apartments https://t.co/dFWhC9xeFl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Closed due to accident in #Berkeley on I-80 WB at Gilman St #BayArea #Traffic https://t.co/pmlOhZdgyh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Mama and I getting ready to take a quick stroll around the #BackBay! Marathon weekend is… https://t.co/GjBnaVhFz5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Mi bebe 😍 (@ Central de Autobuses Nueva de Guadalajara in Tlaquepaque, Jalisco) https://t.co/zlYXRY7rMe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Love's Travel Stops &amp;amp; Country St...: Customer Service -... (#LittleRock, AR) https://t.co/pnXmeHWdq4 #Hospitality https://t.co/JaO414wLjJ”\nHey #LifeTeen <text:s/>Enjoy the beautiful weekend then join us on Sunday for 5 PM mass and a great… https://t.co/5cgUjdX4FN\nI'm at Errol Estates Country Club in Apopka, FL https://t.co/kwxVHBJ953\n”Ask yourself: What is the best I can do? And then do that. 💪🏽\n#courtneyforlife #mystrongmoment @… https://t.co/q2bO19w7PI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🙌🏼 🔌 <text:s/>#IamDreamHair #DreamHairCollection #ShopDreamCollection\n#Highest #Quality #Virgin… https://t.co/u0I3i75yaW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@DowneyPatriot frisco burger@without skinit@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#Sales alert: Route Service Sales Representative... | Cintas Corporation | #Madison, WI https://t.co/q4WGlsJjPH https://t.co/D6PITebdz3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This is the day the Lord has made; We will rejoice. Help us help one of the Lord's finest… https://t.co/vZqGX6LjLf”\n”I'm at Errol Estate Golf &amp;amp; Country Club in Apopka, FL https://t.co/Vfmj4nbCJn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Can you recommend anyone for this #job? CNA/Care Manager 11p - 7a &amp;amp; 7a - 3p - https://t.co/7zRfqiXUoJ #Nursing https://t.co/p3fZi7ZUVK”\n”!!Smoking on the porch listening to BANKS!! 🍄\n✌🌿🌿🌿🌿🌿🌿🌿🌿🌿🌿🌿🌿🌿✌\n\n #MUSHYLOV #guysofinstagram… https://t.co/yuCFNjNvfQ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I'm at Starbucks in Salem, MA https://t.co/KZLc8DRRsP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Day 1 #getcrazy #medicalappointment @ City Of Weston https://t.co/OKI4UnUv1w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I'm done at the studio for the day. Next stop @truelifekmk 😎 #which1youworkin #jamaica… https://t.co/gg8RBIVIfy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On our way! craftshow ””Here we come!”” #exploregeorgia #blueridgega #beautifulmorning #weekend… https://t.co/quxTvsZQKC”\nBirthday coffee in bed #birthdaygirl #srinkingfromthenaughtycuo (@ otter slide loop) https://t.co/72adwS4nmp https://t.co/BU6Orn3I1x\nI'm at Wawa in Plant City, FL https://t.co/scpNLUkQ7O\nI'M UP! https://t.co/2ecLRnTYyG\n#adanparadise @ The Reach - A Waldorf Astoria Resort https://t.co/84pDJGDABJ\nMore floral than citrusy, not bad tho - Drinking an Armory XPA by @deschutesbeer @ Massage Chairs <text:s/>— https://t.co/RiuVcAsOKn #photo\n| #TechDay at @udmdetroit | #detroitmercy #stem #education <text:s/>| Fr, 4/15/2016 @ University of… https://t.co/0RnIk4N610\n”@kwelkernbc \nYour piece this morning comparing Hillary in California and Bernie is Rome was very insidious. Playing Bill Clinton's remarks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Davey Suicide, 'Imperfect' – Exclusive Video Premiere https://t.co/jXpPKujj5g https://t.co/KpiZpA96nU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I'm at Errol Estates Country Club in Apopka, FL https://t.co/IzjpSv5yZW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#Healthcare #Job in #Lebanon, TN: Pharmacy Technician at CVS Health https://t.co/VjGGpYxxWY #Jobs #Hiring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If you're a professional in #JerseyCity, NJ, check out this #job: https://t.co/bWd2Hs30Ne #Hiring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Love my family🤑🏃 @ Bellefontaine High School https://t.co/LGMDiGNPEF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YOUNG &amp;amp; We ALIVE!!!\n#TLOP #YeezySeason3 #KanyeWest \n#Yeezy #Yeezus #Ye #BDAY #27YearsYoung… https://t.co/N3xGzj0S4e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#nightteam #ER #pediatrics @ BRONX LEBANON HOSPITAL https://t.co/7AAFYBN9c2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This was my shit 🙌🏽🙌🏽 where she @ doe??? I need somethin new @ Philly/ Uptown https://t.co/f1HLbXr0nw</text:p>
          </table:table-cell>
        </table:table-row>
        <table:table-row table:style-name="ro2">
          <table:table-cell office:value-type="float" office:value="1103" calcext:value-type="float">
            <text:p>1103</text:p>
          </table:table-cell>
          <table:table-cell office:value-type="string" calcext:value-type="string">
            <text:p>Willow says ””Good Morning!”” @ The Technodrome https://t.co/bRnw0P226S”\nI'm at City of Apopka in Apopka, FL https://t.co/B4t5gYwIgK\nThanks @jennwall704 for inviting me to this amazing dinner last night @ Restaurant Daniel https://t.co/9tbT1ra98Y\n#Nursing in #FallsChurch, VA: Licensed Practical... at Favorite Health Care Staffing https://t.co/pYvNTOtLjf #RN https://t.co/qu7mLHt0rI\nThis #Engineering #job might be a great fit for you: Field Service Engineer - https://t.co/dfiD5RgqBX #Hiring https://t.co/5Z2mTZSZmr\n”#Repost @kenziegracefit with repostapp.\n・・・\nAnother Friday, another #flexiblefriday post 👽… https://t.co/mOeb87ZP1n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I watched “Conspiracy” last night and it struck me how willing the nazis were to throw even each other under the bus. Such a fucked up time.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I'm at Coachman Homes at Errol Estates in Apopka, FL https://t.co/XzogMlsNjq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Incident on #I80 WB at West of Exit 12 - CR 521/Hope-Blairstown Rd https://t.co/qyOEYcZnm0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Cleared: Incident on #I95S SB at 0.12 miles before Exit 34 (US 1(BRIDGEPORT AVE))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Cleared: Incident on #I80 WB at West of Exit 12 - CR 521/Hope-Blairstown Rd</text:p>
          </table:table-cell>
        </table:table-row>
        <table:table-row table:style-name="ro2">
          <table:table-cell office:value-type="float" office:value="1109" calcext:value-type="float">
            <text:p>1109</text:p>
          </table:table-cell>
          <table:table-cell office:value-type="string" calcext:value-type="string">
            <text:p>#Repost @lhykah with repostapp.\n・・・\n😊 #tribecafilmfestival2016 @ The Beacon Theatre https://t.co/pNiknam2yb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Hotline Bling by Drake is #nowplaying in Tavern on Main, Snellville.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@kimtrader had an amazing time representing @traderlegal at yesterday's 321_millennials… https://t.co/tW5ROiNouk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Yasss.. so much fun.. #memories #flexfridays #friends 🍻🍺🍹🍸😁💪😘 @… https://t.co/EOHy0BeOnL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Opened Illegal Parking report via web at 21 Colborne Rd, Brighton https://t.co/FykTUh99Vk. Black sedan parked at fire hydrant thank you.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See our latest #LosAngeles, CA #job and click to apply: Supervisory Social... - https://t.co/I0kykNEBCw #Veterans https://t.co/yCOXOO7p60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We're #hiring! Read about our latest #job opening here: PATIENT FLOW COORDINATOR - NEW YORK, NY - https://t.co/57NzoKhXcF #NewYork, NY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We're #hiring! Read about our latest #job opening here: Meat Cutter - https://t.co/MP9SLSwptN #TAMPA, FL #Retail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LTM CAN BE ON FACEBOOK. UNDER Lateefah https://t.co/t3MMt5CUzN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Today's forecast calls for shopping @BijousBoutique in downtown #stpetersburg or in… https://t.co/qGBIuhqzKc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#GoodMorning ... a beautiful start to the weekend get out enjoy\n\n@instaweatherpro #instaweather… https://t.co/L6EoSOH6sV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SunPower #Construction #Job: Project Manager, Construction III (#Richmond, CA) https://t.co/OYK4tY8LEw #SXSWeco https://t.co/kXAyqaqu7c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I'm at Hilton Orlando Bonnet Creek - @hiltonhotels in Orlando, FL https://t.co/eUo4nJEbpb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#CHOMP: Physical Therapist - Inpatient (#Monterey, CA) https://t.co/9mc3wXuw4u #Healthcare #ORjobs #NorCal #Job https://t.co/gJRxNCXKQy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I'm at paradero la paz in Los Reyes La Paz, MEX, mexico https://t.co/BnoeNdByuG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Chewy's first BP MS-150..... @parleecycles @fitwerx hull.g @bicyclespeedshp #bpms150 #myparlee @… https://t.co/cnTlzF9MuA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🙌🏼 🔌 <text:s/>#IamDreamHair #DreamHairCollection #ShopDreamCollection\n#Highest #Quality #Virgin… https://t.co/gs4rLbaoAa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While we are laying in the tent we hear all the wonderful chatter , more like an orchestra of… https://t.co/uODVsYlgff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Awwwwwwww!!!!! (at @DunkinDonuts in New York, NY) https://t.co/fGrWvGUVuB https://t.co/25vQjDuKBd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Accident, two lanes blocked in #Rosedale on I-95 SB approaching I-695 #traffic https://t.co/tc9zsvnYIi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Come to the market for a great pancake and sausage breakfast until noon. https://t.co/9i4Eamon1G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Guess who's on the way to the FLA??? @ Jacksonville, Florida https://t.co/TDu4iceVGT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#EveryoneSpeaksFood #GoogleTranslate #popuprestaurant #smallworld 3 Masa Flour Blintz: Fresh… https://t.co/R8UGNwR9Pr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Good morning, Tampa☀️ @ Bayshore Boulevard https://t.co/fmvXYmUQIM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We're #hiring! Read about our latest #job opening here: STORE MANAGER CANDIDATE - https://t.co/da5c60cs3V IN https://t.co/XXckJdtAeF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April 2016 #paparazzi #fashion #RodeoDrive #BeverlyHills #california #LosAngeles… https://t.co/qHKJE2Idjh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61 Morton Street, Manhattan https://t.co/4jp3kdm5hF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#snapitoritdidnthappen #gramitoritdidnthappen #sleevebuster… https://t.co/1y7LpKJFgt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Fresenius Medical Care #Manufacturing #Job: Solution Packout Op I (#Ogden, UT) https://t.co/eBHcMbbRTp #Jobs #Hiring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coaCHILLaaa @ Coachella Fest https://t.co/tdI0bPQZuf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The time_attack_ Bug is off to get wrapped. The new neomotorsport livery should be sweet!… https://t.co/qVj5rvRo4m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Just posted a photo @ Palm Springs, California https://t.co/7TAEOv3elA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Try https://t.co/MtNsrtWQLh Wings Over Storrs, <text:s/>#Wings #menu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One of my Best shots from last night! She KILLED IT. 2nd time seeing her and once again-- Best.… https://t.co/d35QsWladg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🙋🏾 @ Newark Liberty International Airport https://t.co/I3bNPU7TII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#CentralNewJersey, NJ #Sales #Job: Leasing Consultant at AvalonBay https://t.co/7nADPaq7dh #nowhiring #Jobs #Hiring https://t.co/WcBAxUsnex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All day tournament (@ Hilliard Soccer Complex in Hilliard, OH) https://t.co/ms8NxlbkvZ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#Healthcare #Job in #Lynn, MA: Pharmacy Technician at CVS Health https://t.co/j2sFpbqew0 #Jobs #Hiring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I'm way too excited for the greys anatomy sweater I just ordered lmao I'm so lame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See our latest #DEERPARK, TX #job and click to apply: Equipment Associate - Pump - https://t.co/EZM4iCOLsj #Transportation #Veterans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#HR #Job in #SaintPetersburg, FL: HR Business Partner at HSN https://t.co/HtWUAwDyHr #HSN #ItsFunHere #Jobs #Hiring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#theboys happy to have chased that squirrel away #havanese #havaneseoftheworld #Toronto… https://t.co/fBih75riJK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⚡️ (@ Sala/Gate 18 in Ciudad de México, DF) https://t.co/HALFT4mPvd https://t.co/k8a5MBCc2Z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Up early this morning to see her off to her last dance competition of the year!! Good luck,… https://t.co/DGQhpx56Fx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The turn up is real! We have so much fun at Lacys.... Friday &amp;amp;… https://t.co/YoDbZtfKcX”\n#Blessed\nRutas en vespa con encanto. @ Aragón https://t.co/M9t1XvlkH3\nFun drill Mark will teach you.. Eating a #banana and drinking juice #underwater | Advanced… https://t.co/KzUXCggUBw\nCan you recommend anyone for this #Database #job? https://t.co/8cY4HaFnCp #Detroit, MI #Hiring https://t.co/sHmpEcn2RV\nWhen all your friends are doing the #StarWars10k and you feel crazy jealous, clearly the only… https://t.co/2ffrEzVj5d\n@hannibalburess #mtsu @ Murphy Center https://t.co/fD8EyBJQbw\nUpdate: Incident on #I80 WB at West of Exit 12 - CR 521/Hope-Blairstown Rd https://t.co/TRXKgHJjjU\n”Late Nights &amp;amp; Early Mornings🌝🌞🌟🌟\n\n #BookNow #CiCiOutstanding ™@cicilyjohnson #AtlantaStylist… https://t.co/9XSUBRO3iS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Want to work at BAYADA Home Health Care? We're #hiring in #MoorestownTownship, NJ! Click for details: https://t.co/EFTVs6zJRZ #Job #Jobs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| #TechDay at @udmdetroit | #detroitmercy #stem #education <text:s/>| Fr, 4/15/2016 @ University of… https://t.co/XgtquBYXhj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Can you recommend anyone for this #job? Part Time Sales-dressbarn - https://t.co/GSTlBE7ceh #Orlando, FL #Sales #Hiring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◆ buenas vibras ◆ @ CVG https://t.co/oe0EVUIJXz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Want to work at Lab Support? We're #hiring in #GlenAllen, VA! Click for details: https://t.co/Z8Jt1YYROK #Recruiting #Job #Jobs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string" calcext:value-type="string">
            <text:p>Big day in the Capital City starts here... (@ Washington Monument in Washington, DC) https://t.co/LbAmkEqy64 https://t.co/IWAhfVtivb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For one day only (Monday) we will be serving Laughing Man coffee as a special, it has a great… https://t.co/cQiLboMo7r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#Vinton, LA #Automotive : Maintenance Technician... at Love's Travel Stops &amp;amp; Country St... https://t.co/umTGovHOau https://t.co/cBEiRq0b4d”\nY que me despierta alerta de sismo detectado (at Moshi's) [pic] — https://t.co/KzgM2sEkba\n”Good morning y'all \nOn my morning mission \n✈️🛩🛫🛫🛬🛬 @ Logan Airport https://t.co/cOldwQ08hK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#Healthcare #Job in #NorthPlatte, NE: ER Registered Nurse... at Supplemental Health Care https://t.co/dvblFbvdRG https://t.co/XiMAgqygBW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If you're a #Education professional in #Auburn, AL, check out this #job: https://t.co/P6mAHjUrHi #Hiring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string" calcext:value-type="string">
            <text:p>@NataSupernova , @seanhannity ,@diakobachvili <text:s/>No, I think these belong to <text:s/>Razdolsky with 5 masterpeices of georgian cinematogrphy.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If you're a #Physician professional in #Lowell, MA, check out this #job: https://t.co/W1SYJvTQ8l #urgentcare #Veterans #Hiring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Kate's #pemberley #prideandprejudice #janeausten #Montessori #montessorikids #montessoriathome… https://t.co/Q5f3iec9Q4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We have a massive trade wine tasting here at @theboxsf and @stage24events on Monday and we're… https://t.co/D6e777t4Gc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Change of plans starbucks on church panhandle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@ Miami https://t.co/LzFzdtAHrk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Department of Veterans Affairs #Physician #Job: Physician-... (#CapeCoral, FL) https://t.co/1Kd6iM9ccz #Veterans https://t.co/3bYxiP6vQG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Interested in a #HealthWelfare #job near #LaQuinta, CA? This could be a great fit: https://t.co/sNjA8mXW4t #Hiring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#downtown #danville #sunnyday #bluesky #dogwoods #getoutside @ Pirate Bay https://t.co/xKbVKO2Q9e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string" calcext:value-type="string">
            <text:p>Ba Ba Ba Ba Ba I'm lovin it ! <text:s/>#mcdonalds style #hashbrowns @ Walpole, Massachusetts https://t.co/FRzujpk0PD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#Healthcare #Job in #Rolla, MO: Clinical Staff Overnight Pharmacist at PCRMC https://t.co/EfxRlVAfZ0 #medicaljobs https://t.co/ScvibxbSqS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Happy #nationaleggsbenedictday ! Feeling our #crab Benny for #brunch today? #baltimore #food… https://t.co/M2ohlElcWa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Just posted a photo @ San Francisco, California https://t.co/k7cZJF34My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string" calcext:value-type="string">
            <text:p>Can you recommend anyone for this #job? Second Cook - Market Street Grill - Shift Varies - https://t.co/QOXGajQ3Oi #cook #SaltLakeCity, UT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Up to 60% Off Self-Serve Dog Washing at Pet Valu https://t.co/qw2e3QU4Us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55% Off Women's Haircuts https://t.co/siYZqONGc6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The sun is up. But it doesn't help much when you've got 50+ people moving a single telephone… https://t.co/mgjE3oz9sh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3586ca5ad5747574553c220a5e6aae24e4471f0a1c9b7873ae83a63ff285b4ec4818894baba907bf0aa1ca60ec2253f0840c13b02a69be41cf147562c64b016b7d2e48000000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@ Miami https://t.co/8B0MG5K2aM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string" calcext:value-type="string">
            <text:p>Looks like some little 4-pawed cutie pie got to go running on the beach this morning 🐶🤗 (What… https://t.co/RDjgjp5Yvz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Up to 50% Off Mani-Pedi Packages https://t.co/v6hWBNasEL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https://t.co/I5zVQKVGXw\nTONIGHT Ton's Place #Saturday Night KeysDAN… https://t.co/38YvSEvIqC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You will find a huge selection of antique fishing lures @ Antiques &amp;amp; Uniques! <text:s/>Looking for… https://t.co/uIiuwUXwXY”\n”@drkarenwolfe and @drdebkern are leading this group next month. <text:s/>This isn't a ””diet”” this is… https://t.co/nzCbvROew2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End of night re-cap!! #scallywagsslc #saltlakecity #armwrestling @… https://t.co/tywd3tglw5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This weekend we have snuck out of the big smoke for a weekend away at the @cracked_candy Cottage… https://t.co/euCSjsravQ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Aunque este bloqueado en Facebook para publicar... Bueeeen día... @ Pax House https://t.co/wMAyvWlcIj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How I see questions and answers #capoeira #capoeiraforall #GLDC #palmares #inspire… https://t.co/ktCZ2TQczy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Team workout time!! 💪🏻😎👍🏻 @ His &amp;amp; Her Fitness https://t.co/17KNZDC6yw”\nWe're #hiring! Read about our latest #job opening here: Licensed Practical... - https://t.co/UQKyI4XN9M #Nursing https://t.co/wjp7taRJwi\nInterested in a #Retail #job near #WAUCHULA, FL? This could be a great fit: https://t.co/55FPn2hYYs #Hiring\n#Retail #Job alert: Store Manager in Training | CVS Health | #Carmel, IN https://t.co/O88KKfc4QG #Jobs #Hiring\nAvalonBay #FacilitiesMgmt #Job: Maintenance Technician (#Sunnyvale, CA) https://t.co/kmG7E4B3uq #HomeRepair #HVAC https://t.co/6z7U0AwurR\nHere comes the sun...... #Toronto #Canada #loveofnature #bestcity #peaceful #goodmorning… https://t.co/JXcMg2D581\nWow, UGG maakt ook 'gewone' schoenen. Vind ze zelfs mooi! 😵 @ UGG Australia store - Madison Ave NYC https://t.co/CLXNxQmP4n\nit's the stroke of the dawn...🎂🏀🎾🎾🎾 <text:s/>#cardio #weights #stretch #yoga… https://t.co/0NZOVSgY57\nGood Morning Louisville! #sunrises @ Seelbach Hotel https://t.co/aOymMbxOCk\nThou shall pimp the game. @ Village of Pennbrook Apartments https://t.co/UqZBym26Kk\nPrisoner of Azkaban and more attempts at sleeping. Brain, stop braining. https://t.co/ETBuns7AVh https://t.co/UM20mrPbDd\n#snapitoritdidnthappen #gramitoritdidnthappen @ Planet Fitness -… https://t.co/DRyB8mPb3m\nSoccer Tweet!\n@cspanwj <text:s/>The Left wingers have no problem with Waste, fraud <text:s/>and Abuse of Tax payer Money !\nGood morning Troy, AL. Looks like it's going to be wet for our drive today @ Hampton Inn by Hilton https://t.co/pSoGlZIRd4\nTo. Called of set greater fourth also called our was gathered place beast. His yielding.\nWe're #hiring! Click to apply: Custodian - https://t.co/GOLFJpQBJn #Manufacturing #cintasjobs #Springdale, AR #Job https://t.co/ucek4374Tk\n”Rise and shine! 🌷\n#kimdavidsmith #selfiesaturday #selfie #saturday #morning #spring #sun… https://t.co/GrwEZBJmRH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@ahimsamilk good morning, Ahimsa! Hope all is going well!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Record Store Day spoonfulrecords . #rsd16 @ Spoonful Records https://t.co/BzK2LOFVBX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Oh yes! <text:s text:c="2"/>\n\nWhat are your plans for today??\n\n#onlineshopping \n#decalmaniastudio \n#Saturday @… https://t.co/ZyLcsCGKIp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Eel Point is a big wave beach today! @ Eel Pt. Nantucket https://t.co/3QAu6bYgyF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Buscando una de juanga ♡♡ (@ Plaza Garibaldi in Cuauhtémoc, DF) https://t.co/tu4tAlUdYQ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string" calcext:value-type="string">
            <text:p>👺👺👺👺😂😂😂😭😭😭 @ Coachella https://t.co/7CAyhLFfC0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Buen día #HoyHayRunning #RTMSiempreJuntos #RTMMiPasión #RTMSumandoKilómetros @ OXXO Carretera a… https://t.co/PQmGZNhgvT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string" calcext:value-type="string">
            <text:p>https://t.co/XfZXq2whU1!!!!!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Just posted a photo @ San Francisco, California https://t.co/HmGVz0Yum1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https://t.co/pSMQptSUB9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@_n_802 ✖️ #thrumikeslens // always a blast shooting with her. Sneak preview of our latest… https://t.co/hdIxjcvItt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7 miler! Eeekkk never ran 7 miles ever! Walk yes run no (@ Antrim Park - @gokickball_cbus in Columbus, OH) https://t.co/rURBVSm2nj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I'm at @DunkinDonuts in Orange, NJ https://t.co/k8GDNCnl5C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Some guys i sorta met on Thursday. \n#DragQueen #DragQueens #NYCDrag #NYCDragQueen #NYCDragQueens… https://t.co/12KM6Ktx6x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The ol single or the 3.5 semi auto? Which one would do you have in the woods this morning?… https://t.co/JjFz0fbDVX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Have A Great Weekend! nationalparksus @natlparkservice #nofilter #nofilterneeded #weekends @… https://t.co/CTrYHPiPAP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string" calcext:value-type="string">
            <text:p>California Dreaming #coachella #coachella2016 #california #maybeoneday @ Coachella Valley Music… https://t.co/UhQ159mCrT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string" calcext:value-type="string">
            <text:p>Kate playing guitar to her dinosaur #Montessori #montessorikids #montessoriathome #dinosaurs… https://t.co/BPOZkzg1wL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Good morning lovelies ... Spring temps have FINALLY arrived here in Toronto! @cp24breakfast 's… https://t.co/eWn1ZJieCz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Join the BAYADA Home Health Care team! See our latest #job opening here: https://t.co/qpjlNiRVqr #Wayne, NJ #Hiring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ST. 9am TODAY, visit Stuart Powell, drive a new @LincolnMotorCo <text:s/>vehicle, and $20 will be donated to @BoyleCoFCCLA ! https://t.co/rnqZMWNjyt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Day 16 - @30daysofbiking #30daysofbiking @ Seminole City Park https://t.co/eFKK9BcE4m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You Will Never Guess What Happened When We Gave This Hippie The Mic? Amazing!!! <text:s text:c="3"/>#music… https://t.co/rTihWARLuv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Купаться можно на собственный риск. 😃\nВозможно есть крокодилы 😃😃😃\nТехас со вкусом свободы!!!!!… https://t.co/i92Mf3Fyje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🙌🏼 🔌 <text:s/>#IamDreamHair #DreamHairCollection #ShopDreamCollection\n#Highest #Quality #Virgin… https://t.co/l1JJymPWxW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string" calcext:value-type="string">
            <text:p>I'm at Parque Nacional Desierto de los Leones - @desiertoleones in Cuajimalpa, DF https://t.co/pfUYAneDkf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Had a great Day One yesterday at Empowerment Friday. Big love going out to my friend Melissa… https://t.co/ZFXFNWvdfh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Department of Veterans Affairs #Nursing : Nursing Assistant... (#AnnArbor, MI) https://t.co/Zazo4hCtEb #Veterans https://t.co/SzLCxSQHhm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Join the Mercy team! See our latest #FamilyPractice #job opening here: https://t.co/G0tufFolRZ #Hazelwood, MO https://t.co/rTfG8McmPX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HMSHost #Hospitality #Job: Barista Ardsley Travel Plaza (#HastingsOnHudson, NY) https://t.co/ys06DItpw8 #barista #Jobs #Hiring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Wellness Nurse - Sunrise Senior Living: (#Dublin, OH) https://t.co/ouNJThOFTP #Nursing #Job #Jobs #Hiring https://t.co/ikmRrS1XGX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Early morning 5k. #runbold #boston #firstrunoftheseason @b_a_a_ @ Boston, Massachusetts https://t.co/oPBv54g4bN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#birhdaygirl <text:s/>#naiughtycup <text:s/>Coffee in bed- it's gonna be a great day. @ Shellmans bluff (BLUFF… https://t.co/DyS04I9qIc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See our latest #Charlotte, NC #job and click to apply: Media Specialist 3 - https://t.co/2F591aozFZ #Hiring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Be place were, given morning fowl, called. Every place beginning. Heaven sea upon open likeness.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Seriously great time this week leading worship, teaching, &amp;amp; recording at Charis Bible College!… https://t.co/tCzvqwxsGc”\n@hinations Did you want to place your Easy Order? Find out what you need to do here: https://t.co/zUmEcYM652 [07:30:52 EDT]\nJust posted a photo @ 31 Bales Avenue https://t.co/FNntaloJnM\nHope Devotional Day 7: Hope Emancipated <text:s/>https://t.co/AGGG4LpetS <text:s/>#WillowCOH\nWind 1.3 mph E. Barometer 30.40 in, Rising. Temperature 39.7 °F. Rain today 0.00 in. Humidity 73%\nSaturday Sunrise #viewfromtheapartment @ LC Brooklands https://t.co/WQVMpxOp6l\n”Enjoying My morning #cuppa while watching the #Ottawa #sunrise \n\n#Roadtrip #tradeshow #squad… https://t.co/Am3lPd9FjV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Come to them as them and awaken them at the same time. #kmteyefilms #kmteyephotog… https://t.co/XZrlHljXAy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string" calcext:value-type="string">
            <text:p>And, what I'm channeling! @ Katie's Classic Cars &amp;amp; Coffee https://t.co/AokdQedMqw”\nLocal radio isn't doing anything for poets in Jacksonville. It would be dope to hear a poet's… https://t.co/aolGjyU87f\nФурката Джураева, «назначенного» главой вымышленной банды, отправили в Жаслык https://t.co/nzKsTxFDNZ\nMuero lentamente (@ Aeropuerto Internacional de Los Cabos (SJD) in San Jose del Cabo, BCS) https://t.co/uJT3IwbqGf\nHappy Saturday! So thankful for this truth from the Word today! “For he satisfies the thirsty… https://t.co/ZuFWIBESjK\nWe're #hiring! Click to apply: Product Analyst, Sr - https://t.co/E6tkCQooVj #Job #Alpharetta, GA #Jobs https://t.co/JLYpgRjsys\nA little something for later. Momma said it smells good so idk.… https://t.co/YPVcxb9sUw\nCan you recommend anyone for this #Healthcare #job? https://t.co/rsiEkSHtp3 #Maywood, IL #Hiring https://t.co/7eA9vmUAk0\nWant to work in IN? View our latest opening: https://t.co/EaZ7Z9V36Y #Retail #Diversity #Veterans #Job #Jobs #Hiring https://t.co/zEf3GQuyFQ\nJust posted a photo @ Oxkutzcab https://t.co/NRhW57CRpY\n#Job in #BrownsMills, NJ: RN - 4 Lesser (Per Diem) at Deborah https://t.co/UFzv1rMA0z #Jobs #Hiring https://t.co/byShewXokl\nBeauty Advisor - CVS Health: (#WestChester, PA) https://t.co/T9Was4Lsps #Retail #Job #Jobs #Hiring\n#Job in #CitrusSprings, FL: IMMEDIATE need for experienced CNAs/ HHAs at BAYADA Home Health Care https://t.co/tADI6r54ov #Jobs #Hiring\nEach year I come out to RSD I'm always laughing at the random hodgepodge of people lining up.… https://t.co/CJHEXwB0oP\n”Construction on #I490 EB from Marsh Road; CR 38 to Pittsford Palmyra Road; NY 31 https://t.co/5i4nxMTexz</text:p>
          </table:table-cell>
        </table:table-row>
        <table:table-row table:style-name="ro2">
          <table:table-cell office:value-type="float" office:value="1230" calcext:value-type="float">
            <text:p>1230</text:p>
          </table:table-cell>
          <table:table-cell office:value-type="string" calcext:value-type="string">
            <text:p>Construction on #I490 EB from Marsh Road; CR 38 to Pittsford Palmyra Road; NY 31 https://t.co/JWy7jai2X3”\nWe are all ready for our 5k this morning at the New Overpeck Park! Registration begins at 8! The… https://t.co/b8v2jbGO42\nGravity by DJ Fresh Featuring Ella Eyre is #nowplaying in Tavern on Main, Snellville.\nSee our latest #Holcomb, KS #job and click to apply: Customer Service - Restaurant - https://t.co/RH6wlWBZh8 https://t.co/bIa1cov0j9\nChum Churum Soju - SoonHari Peach with #MugMe #マグミィ #お花びと #flowersinwonderland #マグユゥ #aloha… https://t.co/eUoYUh9ZP1\nSee our latest #SaintPaul, MN #job and click to apply: Delivery Driver (Full -Time) - Kasota - https://t.co/gah5Pzp47b #Transportation\nWe're #hiring! Read about our latest #job opening here: Pricing Analyst - https://t.co/REQ1LiqKr2 #Mississauga, ON https://t.co/CVJrCimX5Q\nCan you recommend anyone for this #Engineering #job? https://t.co/G2XN5jA9Sj #government #Greenbelt, MD #Hiring https://t.co/MnjmLslsoz\nFun with Paityn at IKEA! @ IKEA Round Rock https://t.co/y6eORPJuNW\nIf you're a #Sales professional in #Manteca, CA, check out this #job: https://t.co/NLV4kSg2gT #Hiring\nInterested in a #Accounting #job near #Charlotte, NC? This could be a great fit: https://t.co/8xgYhscONi #jobhunt #Hiring\nWant to work in #Fremont, CA? View our latest opening: https://t.co/5wfhYX83ON #Healthcare #premisehealthjobs #Job #Jobs #Hiring\nI'm at Starbucks in Lake Buena Vista, FL https://t.co/FQj7v5o6dU\nNothing like the smell of fresh mulch in the morning. #parklife (@ Arthur Ross Pinetum in New York, NY) https://t.co/hUHZG8pvj6\nhttps://t.co/cLwv8bRsRo\n#sunrise #tennessee #springhasprung @ Franklin County https://t.co/kxPcttA4de\nFinally tshirts are here 🙌🏼 @ Dunkin Donuts Monroe https://t.co/E5gwXpYITt\nStore Sales Associate - Cleveland, OH - Citi Trends: (#Cleveland, OH) https://t.co/aJd7jwLLRG #Retail #Job #Jobs #Hiring\nWX at 0730: Temp. 6.3 C Hum. 46% Wind 5.0 km/h NNW/Gust 8.6 km/h Baro. 1031.0 mb Rising slowly Rain today 0.0 mm\nWind 3.9 mph E. Barometer 29.849 in, Rising slowly. Temperature 65.4 °F. Rain today 0.00in. Humidity 95%\n#myflowerspics @ Salinas, California https://t.co/frxn7DyBFq\nWarmup for the 5K!! @ Boston Common Squre https://t.co/AeT3wKfPxq\nTemp: 38.9°F - Dew Point: 36.2° - Wind: --- @ 0.0 mph - Gust: 0.0 - Rain Today: 0.00in. - Pressure: 30.28in, - Trend: Rising\n”Rise and shine lovelies! <text:s/>It's time to grind.\n\n#CurvyConnectionez #BodyPositiveFitness… https://t.co/0LtOeK5PkF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3122 West Sherwin Avenue https://t.co/F8tEpMWTgf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#DesignatedPatrolAreaAvailable at S Conway Rd &amp;amp; Cove Dr, Belle Isle, FL 32812. #orlpol #opd”\nWind 0.0 mph ---. Barometer 30.113 in, Steady. Temperature 43.5 °F. Rain today 0.00 in. Humidity 59%\nGetting our capes on for the @step_sisters Ribbon Run in #Brambleton! #JSRealtyTeam #JSRealty4U… https://t.co/mAqGncPVMo\nRed Devil and check-in table ready to welcome admitted students on Red and White Day. #dson2020… https://t.co/7XqumyeYH9\n#ManDown at 4100-4111 Mau Mau Ln. #orlpol #ocso\nHowell, NJ | Wind 0.0 mph ---. Baro 30.446 in, Rising. Temp 38.8F. Rain today 0.00 in. Humidity 86% | https://t.co/jrBhN6IRrK\nBaseball cookies! Batter up!! https://t.co/xFNDKgVsdJ\nA desayunar kms! #TrainHardWinEasy 🙄😎👊🏼 (@ Parque Fundidora in Monterrey, NL w/ @leslyfgalindo) https://t.co/kMbnBavIqB\n07:30:01 |Temp: 52.7ºF |Dew Point 49.5ºF | Rain today: 0.13 inches | Wind: 0.0 mph from the NE, Gusting to 0.0\nBeauty is like water, it means nothing when you live next to a… https://t.co/dkGKb5yEQK\n64.5F (Feels: 64.5F) - Humidity: 96% - Wind: 6.0mph E - Gust: 7.6mph - Pressure: 1008.5mb #weather https://t.co/75yzNJjEvP\nTemp: 59.8°F Wind:2.5mph Pressure: 30.079hpa Steady Rain Today 0.00in.\n”@ebbtideapp Tide in Lewes, Delaware 04/16/2016\n Low 11:38am <text:s/>0.4\nHigh <text:s/>5:59pm <text:s/>3.9\n Low 11:52pm <text:s/>0.5\nHigh <text:s/>6:19am <text:s/>4.2\n Low 12:29pm <text:s/>0.3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#Trump in 2016 Temp:50.2°F Wind:0.0mph Pressure: 30.30hpa Rising Rain Today 0.00in. <text:s/>Forecast: Settled fine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@StoneMtnFarms went to organjc farmer conference, they say they being price undercut big time by imported organic grain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The fabulous #prlife with #hiprockstar jessicamodkins and @1035thebeat @papa_keith at… https://t.co/2NffJ8MolN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Wind 0.6 mph NW. Barometer 29.989 in, Steady. Temperature 61.4 °F. Rain today 0.00 in. Humidity 95%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I'm at My Lovely Coffin https://t.co/cDZdLP5wD1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https://t.co/FJLqTuSZ9d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Temp: 34.7F <text:s/>W C: 34.7F <text:s/>Wind:--- at 0.0kts Baro: 1036.6mb and Rising Rain today: 0.00in R H: 99% <text:s/>#wvwx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string" calcext:value-type="string">
            <text:p>Want to work in #JeffersonCity, MO? View our latest opening: https://t.co/UgIL1sxOgp #Healthcare #Job #Jobs #Hiring https://t.co/cE6sMUWK9T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I'm at Central de Abasto de la Ciudad de México - @cdeabastocdmx in Iztapalapa, DF https://t.co/LY6w6ZaCXL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Morning coffee with my babe #coffee @ Rooster Coffee House https://t.co/aWppsyLryK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Tyco: Senior Commercial Installer (#Aurora, CO) https://t.co/r3pbIjV3ks #SkilledTrade #Job #Jobs #Hiring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string" calcext:value-type="string">
            <text:p>#Marana, AZ #Retail #Job: Store Manager-Retail Jewelry at Helzberg Diamonds https://t.co/RfrBxRTM9b #Jobs #Hiring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@ManorWEC @FIAWEC Good Luck team!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30 minutes to door! #RSD #RSD16 #ORLANDO #PARKAVECDS @ Park Ave CDs https://t.co/uDadcT7Zxy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We're #hiring! Click to apply: Cake Decorator FT - https://t.co/f8kGfZOKhw #Retail #GULFPORT, MS #Job #Jobs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string" calcext:value-type="string">
            <text:p>Going through my pictures and these two pop up of course!! erin2727… https://t.co/yB26N3n927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string" calcext:value-type="string">
            <text:p>Buddy wants to know why he is up so early on a Saturday!!! <text:s/>🐶🌞🐶 #tooearly @ The Byrdhouse https://t.co/2unCuEzeNw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Favorite Health Care Staffing #Nursing : Medical Assistant | MA | DO... (#SanAntonio, TX) https://t.co/S9ojFVN7yA https://t.co/6tAxQYjFoO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Think SPRING!! CHECK OUT OUR GARDEN AREA IS OPEN!! Join us @ Antiques &amp;amp; Uniques for some… https://t.co/HT189VzUUe”\n”#Oakville 07:30\nNE6.2kts G15.1kts\n1030.21hPa Rising\n8.1C Falling\nDP-0.4C RH55%\nhttps://t.co/cG0w2x8A3B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#Indianapolis, IN #Education #Job: GMAT INSTRUCTOR - Indianapolis at KTP Graduate https://t.co/IITE3nBwMT #Jobs #Hiring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See our latest #Minneapolis, MN #job and click to apply: Machine Tool Sales Engineer - https://t.co/ycQBzNEdr8 https://t.co/rWKTZDcH39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Can you recommend anyone for this #Hospitality #job? https://t.co/HvnjyHk9ZA #restaurantlife #StPaul, MN #Hiring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https://t.co/EkTAJQXFQq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Ainda tem alguém procurando Nemo? <text:s/>#NewEnglandAquarium #clownfish #peixepalhaço #nemo… https://t.co/x3GoxVKRSD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#chopper says #goodmorning on this glorious #Saturday in #Toronto #havaneselove @ Toronto, Ontario https://t.co/MOOSqfQpE1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string" calcext:value-type="string">
            <text:p>Crumb en el MoMA. Pues claro. @ MoMA The Museum of Modern Art https://t.co/cIqUQetHKp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Saturday Sunrise Meditation!\n#gratefulheart @ Town of Juno Beach https://t.co/IQY2rkoBvO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Start the weekend off STRONG! \n\nCome by and be part of a motivated atmosphere!\n\n#Citalfort… https://t.co/bclphtmW5N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Join the Department of Veterans Affairs team! See our latest #Nursing #job opening here: https://t.co/f1mg5qSRUj https://t.co/h1ItkqDixK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This #job might be a great fit for you: Licensed Practical Nurse / LPN - https://t.co/PoRjIQwTn5 #Lansdale, PA #Hiring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Key Holder - The Vitamin Shoppe: (#SouthElgin, IL) https://t.co/jcZom9T7Ht #Job #Jobs #Hiring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Join the Cognizant team! See our latest #IT #job opening here: https://t.co/Q2kP4QZS7E #Memphis, TN #Hiring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Youths from Attawapiskat are willing to die for their ideals- Just like Nelson Mandela https://t.co/p1f5AV7Ine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Good morning! ☀️😃 if your out doing some thrifting today please stop… https://t.co/EQ2SHXTKAC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string" calcext:value-type="string">
            <text:p>Mi nena hermosa!!!! #siblinglove #faltomiCecy #mtyfollow #mtymx… https://t.co/T3BbSpYuZD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#partnersincrime for the weekend! 😊 @ George Bush Intercontinental Airport https://t.co/I9OeJ1eLQd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#EveryoneSpeaksFood #GoogleTranslate #popuprestaurant #smallworld Fava Bean, Herb Pilaf, Green… https://t.co/bTCdYI06oU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#Hospitality #Job alert: Assistant Manager | SONIC Drive-In | #Albuquerque, NM https://t.co/jajodljEqZ #Jobs #Hiring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string" calcext:value-type="string">
            <text:p>See our latest #Springfield, VA #job and click to apply: Operations Manager - https://t.co/XUVvHJbWiK #Retail #Hiring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Judgement-free zone here I come... <text:s/>#swoll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Sound healing with the quartz crystal singing bowls was incredible last night. Thank you Michele… https://t.co/Tp3Nltdymk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string" calcext:value-type="string">
            <text:p>Otra guardia...😴 (@ Grupo Fórmula (Radio y Televisión)) https://t.co/Ruo4unXscv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We are closing today at 12 o'clock (4/16) &amp;amp; returning for regular business hours Tuesday, April… https://t.co/XicfAOZiNx”\n@BUF360 @SamuelAdamsBeer @koconews I would fight the wild hog with my bare hands to save my dog\nhttps://t.co/EhhMiQd0cg Whale watching from canoe - Fraser island along the southern coast of Queensland, Australia\nYou never know who you are going to run into #idol #wergingirl @… https://t.co/mdkQjmGvTf\n#roughsketch #art #NYC #quicksketch @ New York, New York https://t.co/K8iIGkW0KP\nIt's all just craziness I tells ya!! #funtimes #crazypeople #impromptumeetup @ Rafas Lounge Art… https://t.co/ErwtwLDchG\n”🐶Bentley said Nigg did you come to play or take selfies... \n\nI said… https://t.co/HIAy4qGpX1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string" calcext:value-type="string">
            <text:p>Zoey is being my helper ??? #zoey #cockatoo #parrot #umbrellacockatoo #crazybird… https://t.co/vSxwZuWRK9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string" calcext:value-type="string">
            <text:p>Just posted a photo @ University of South Carolina Aiken https://t.co/54t4FIuWSr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string" calcext:value-type="string">
            <text:p>@Crash_Fone edwardcruz@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string" calcext:value-type="string">
            <text:p>: #thecatburglar\nSeries: I #wannabe a #Bigtime #Gangsta \nTitle : #meow\nStory : #starvingartist… https://t.co/CGbTXT5Usg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string" calcext:value-type="string">
            <text:p>I'm at The Pond in Raleigh, NC https://t.co/q6ejbn4GDv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string" calcext:value-type="string">
            <text:p>🙌🏼 🔌 <text:s/>#IamDreamHair #DreamHairCollection #ShopDreamCollection\n#Highest #Quality #Virgin… https://t.co/3OcWBp2fdR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Tenemos una cita en la cima #LibresDe2a5Años (at @PepsiCenterWTC in Benito Juárez, Distrito Federal) https://t.co/XsTv0uRI0z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string" calcext:value-type="string">
            <text:p>What to do on a sunny day??? SHOP our MUSTARD PIE SALE!!! 30% OFF ALL Fall and Spring Mustard… https://t.co/BFCPSW9DkT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Good Saturday morning!\nPacking and thinking about all the great things I've seen... Like here… https://t.co/7ppFFeul9h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imgp0041 https://t.co/84bsuWZzrc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Jolene by Ray Lamontagne is #nowplaying in Thumb Coast Brewing Co., Port Huron.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string" calcext:value-type="string">
            <text:p>Beautiful breakfast #radish blenheimorganic today. @ Williamsburg Farmers Market https://t.co/DGsjZgujur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I'm at Costco Gasoline in Pompano Beach, FL https://t.co/2QFMzfwQ3V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I'm at 135th Street and Lenox Ave in New York, NY https://t.co/CMO3VxbaVV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Bojangles breakfast with the dog. <text:s/>Weekend tradition. (@ Bojangles' Famous Chicken 'n Biscuits - @bojangles1977) https://t.co/wpnOSCqbsg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Just posted a photo @ University of South Carolina Aiken https://t.co/W5blBF9PtS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string" calcext:value-type="string">
            <text:p>TB. ITS DAPPER DAY!! 💁🏻❤️ #dapperday #meettheroyers #royervision #disneyside #d3darlins @ Magic… https://t.co/IT0FJhbpXE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Ready for #Dnow16 day 2. @ Richland Creek Student Ministry https://t.co/k2A6ECjo1b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string" calcext:value-type="string">
            <text:p>Think SPRING!! CHECK OUT OUR GARDEN AREA IS OPEN!! Join us @ Antiques &amp;amp; Uniques for some… https://t.co/5MK9Syrp8x”\n@timcorrimal @DarkMission1 @IndieMediaWeek @francie57 @IronicHeathen @KlippetyKlop @spooney35 @Oshianna2U @Soxwriter TY. Tim.\nPeaceful #shakervillageky @ Shaker Village of Pleasant Hill https://t.co/zljkgdzgPm\nI'm at Marlin Events Hospitality Consulting in Raleigh, NC https://t.co/aJmTJHopiK\n2016 MS150!!! (@ Jack Rhodes Stadium in Katy, TX) https://t.co/wBLYgJExcE https://t.co/N5bF3OB0G5\n”Channeling my wife this morning. @ Katie's Classic Cars &amp;amp; Coffee https://t.co/BlbnLLsTvz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&amp;lt;Whammo&amp;gt; I lost my virginity to a ham sandwich\n&amp;lt;WeblionX&amp;gt; That's not losing your virginity.\n&amp;lt;Whammo&amp;gt; baloney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I just finished cycling 5.43 miles in 35m:53s with #Endomondo #endorphins https://t.co/XDe9IEdDe6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string" calcext:value-type="string">
            <text:p>Cintas Corporation: Route Service Sales Representative - Uniform... (#Albany, GA) https://t.co/lwQbc983A0 #Sales https://t.co/XU68f0Jot0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string" calcext:value-type="string">
            <text:p>Spring is in the air @thehaircompany4 ...\n#thehaircompany #outofthebox #greatguests #xgcolor… https://t.co/6Mg5Sp33WV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string" calcext:value-type="string">
            <text:p>#fractal #picsart @ Salinas, California https://t.co/TSsH4OejlU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Murales✏️#thisislosangeles #losangeles #venice #venicebeach #california #canon #photography… https://t.co/HpNjvPqURX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I'm at @IKEAUsa in Brooklyn, NY https://t.co/DdhDi7evlx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Early bird special offer. Starts for May 13th. Register now and earn… https://t.co/jBqhOzyR6k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string" calcext:value-type="string">
            <text:p>We're #hiring! Click to apply: Customer Service Cashier - Retail - https://t.co/arA6BEuOCf #Retail #Richmond, KY https://t.co/8FoPFdDwTQ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We're #hiring! Read about our latest #job opening here: Product Specialist - https://t.co/ouSnYQ6rU1 #Alpharetta, GA #ProductMgmt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I'm at North Raleigh in Raleigh, NC https://t.co/zCZ06AGLEF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string" calcext:value-type="string">
            <text:p>https://t.co/RyZAMLrI3R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string" calcext:value-type="string">
            <text:p>I'm at Bosque de San Juan de Aragón in Gustavo A. Madero, DF, DF https://t.co/xnkVbSf4V1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string" calcext:value-type="string">
            <text:p>We @askhendo had a low of 33 degrees this morning. <text:s/>@wlos_13 #WeekEnd (@ Mountain Home, NC) https://t.co/FaaUsIQ9j9 https://t.co/EuqF8ZgoyZ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string" calcext:value-type="string">
            <text:p>Think SPRING!! CHECK OUT OUR GARDEN AREA IS OPEN!! Join us @ Antiques &amp;amp; Uniques for some… https://t.co/ofHRBiiy6M”\nWe're #hiring! Read about our latest #job opening here: Pharmacy Technician - https://t.co/YqHQtgfqcT #Sanborn, NY #Healthcare\nIf you're a #FacilitiesMgmt professional in #Prescott, AZ, check out this #job: https://t.co/zxLxxkniOC #Veterans #Hiring\n#SaturdaySO @emutemusic thank you <text:s/>@karim_sons @ciderrose57 @klinkkdotcom @oneillquigley @riva_miki\nBreakfast feels way too early. I'm gonna go back to sleep (@ The Inn On Third in Saint Petersburg, FL) https://t.co/qiVVAvZOcc\n”it's been a good 2 years &amp;amp; 2 months w. pbread. // last day selfie🍞 @ Panera Bread https://t.co/j3jUmelelB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#dupontregistry #dupontregistrylifestyle #918 #GT3RS #1of1 #ferrari #porsche #astonmartin @… https://t.co/n0xs4u4NEd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Join the Fiserv team! See our latest #CustomerService #job opening here: https://t.co/l9BZ9w9q3o #Hickory, NC https://t.co/FxtF3tHSXK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I'm at Tren Suburbano Cuautitlán - @suburbanos in Cuautitlán, MEX https://t.co/FyCMC8YYa3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See our latest #Belmont, NC #job and click to apply: Licensed Practical Nurse - LPN Baylor - https://t.co/bTvuyZtRV9 #Hiring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#ManchesterCenter, VT : Immediate Need for Home Health Aides (HHAs) in Manchester... at BAYADA Home Health Care https://t.co/TxBYfNZWCB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Meat Cutter FT - Winn Dixie: (#CLEARWATER, FL) https://t.co/VgU3079e9Q #Retail #Job #Jobs #Hiring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string" calcext:value-type="string">
            <text:p>I'm watching my favorite ABC #meteorologist #beautiful @AmyFreeze7 live on WATCH ABC! #amyfreeze… https://t.co/jHuyiXBSDS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string" calcext:value-type="string">
            <text:p>https://t.co/KaVitktzFz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string" calcext:value-type="string">
            <text:p>Can you recommend anyone for this #job? STORE MANAGER CANDIDATE - https://t.co/caGjW3a175 #Diversity IN #Retail https://t.co/CgAdjB2PlD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#merryChristmas.. -@chancegellar... @ Salem High School (Conyers, Georgia) https://t.co/kmFC9TTFyT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😂😂😝😝#GoodMorning #coffee #coffeeaddict #nostandstillchick #fittoatee @ Fit to A Tee Reading, Pa https://t.co/nOqYdKgk5o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I'm at Colony Shopping Center https://t.co/lmMBOME232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#trailfie #ragnartrail #chasingthesun @ragnartrail @ Ragnar Trail Atlanta https://t.co/7XF5rREU8W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I'm at Star Car Wash in Chicago, IL https://t.co/VycSkTCd9l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Dallas, here we come!! 🛫✈️🛬👋🏻 #Dallas #Traveling #vacation! @ Ronald Reagan Washington National… https://t.co/UZ9O2cu7ki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It had to be done. Didn't post one last weekend and look what… https://t.co/R21HapJeK4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Just posted a photo @ Athletes in Action Sports Complex Concessions https://t.co/TyIMUd72OZ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string" calcext:value-type="string">
            <text:p>Join the SONIC Drive-In team! See our latest #Hospitality #job opening here: https://t.co/3u22WdU2Iw #Wallingford, CT #Hiring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Picture of two men looking toward mountain peaks, Caucasus, Russia https://t.co/5kt2KKNvA7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string" calcext:value-type="string">
            <text:p>Príncipe das Águas Claras! 😂😂😂🐠🐠🐠 #SerMãeNaAmérica @ New England Aquarium https://t.co/ypR91NdaQo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string" calcext:value-type="string">
            <text:p>Thank you @jasonbskates for the pre-show note 🤗 It was thoughtful and amazing, just like you 😉… https://t.co/9usTyfpzNQ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Just posted a photo @ My Bedroom https://t.co/uTJJgfel59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Come out and shop!\nToday 10-5\n\n#sassreale #bestofbaltimore2015 #designerresale #consignment @ Sass https://t.co/9VqD4EJiTQ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string" calcext:value-type="string">
            <text:p>En serio te voy a extrañar mas de lo que estoy haciendo ahora 😞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string" calcext:value-type="string">
            <text:p>Join the Sunrise Senior Living team! See our latest #Nursing #job opening here: https://t.co/eQs2zHQKzi #Hiring https://t.co/CnbyszfWBX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I love my my people alll day. @ Hollywood Boulevard https://t.co/zsvLQ3D1wH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we are ready to roll! #bpms150 #houstonbuilders @bpms150 #bikebuddy @ Jack Rhodes Memorial Stadium https://t.co/SkUfrTXH6l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string" calcext:value-type="string">
            <text:p>Want to work in #Cincinnati, OH? View our latest opening: https://t.co/Qp1HXW9rxU #Sales #WomeninSTEM #Job #Jobs #Hiring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string" calcext:value-type="string">
            <text:p>SMIG...... @ County of Paulding https://t.co/u19sWPjOQF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string" calcext:value-type="string">
            <text:p>Never Sold Dope One Year Anniversary Event 🎨❤️ @ Zucot Gallery https://t.co/XLlGf80VnT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#PhoMe all night long... ✨🍜✨✔️💯👲🏼 @ Pho Bosa https://t.co/gIfDV5GH6z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string" calcext:value-type="string">
            <text:p>Want to work at Supplemental Health Care? We're #hiring in #Columbus, OH! Click for details: https://t.co/KR0HJiBllb https://t.co/qpnJlmFFDb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It's Plant Dale Day! <text:s/>Come by and give these babies forever homes today. <text:s/>We'll be here from 9-4… https://t.co/IbjNOvnwyh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string" calcext:value-type="string">
            <text:p>Almond croissant for Saturday #AlmondCream #croissant #orangeSyrup #closter #nj @wonppang @ La… https://t.co/hsMmcHsycJ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string" calcext:value-type="string">
            <text:p>Poppi needs new shoes. @ New York, New York https://t.co/u7piPqpEsC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string" calcext:value-type="string">
            <text:p>Fitch is checking out the sunrise over the like on a beautiful spring morning in Chicago.… https://t.co/Rh45Prg5QS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string" calcext:value-type="string">
            <text:p>moved 15 meters bearing 13° (1mo7) https://t.co/NErIN8nOmL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string" calcext:value-type="string">
            <text:p>That Doesn't Sound Like You by Lee Brice is #nowplaying in Tavern on Main, Snellville.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string" calcext:value-type="string">
            <text:p>#Accounting in #Charlotte, NC: UNION ACCOUNTANT at Compass Group USA https://t.co/S8JhjUmftB #jobhunt #Hiring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string" calcext:value-type="string">
            <text:p>Tennessee's Anti-Gay Tourism Commercial https://t.co/vOuxg8oMry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string" calcext:value-type="string">
            <text:p>https://t.co/5ZVT3QTR8B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string" calcext:value-type="string">
            <text:p>Leaving this for Little Rock today. @ Bayfront Park At Downtown Miami https://t.co/rSPtccRdDw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string" calcext:value-type="string">
            <text:p>🙌🏼 🔌 <text:s/>#IamDreamHair #DreamHairCollection #ShopDreamCollection\n#Highest #Quality #Virgin… https://t.co/NVFiyyIH6N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string" calcext:value-type="string">
            <text:p>Lol! Training clients. Tryout a free personal training session just sign up on https://t.co/duOSnyvBFZ… https://t.co/GkQceKkJpw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string" calcext:value-type="string">
            <text:p>Want to work in #NSmithfield, RI? View our latest opening: https://t.co/qqalNi10CP #SupplyChain #Job #Jobs #Hiring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string" calcext:value-type="string">
            <text:p>P/T Supervisor Shreveport, LA - Levi Strauss &amp;amp; Co.: (#BossierCity, LA) https://t.co/CNl5Coit7l #Retail #Job #Jobs #Hiring”\nBAA 5K! (@ Boston Common - @bostonparksdept in Boston, MA) https://t.co/zTtWHCN4RE\n10k done! #starwars10k @ Disney ESPN Wide World of Sports https://t.co/UAlvuU73FD\nStaff Attorney I - Mercy: (#Springfield, MO) https://t.co/AmJG0KjkXF #Legal #Job #Jobs #Hiring https://t.co/RLIWEywdTw\n#WeTheNorth today! Go @Raptors! @NBACanada #NBAPlayoffs 🏀 @ Ottawa,… https://t.co/DO52eXpbIc\n”✈️💕DALLAS BOUND!!\nNow taking appointments !! \n#DallasSoon #dallasstylist… https://t.co/uvzaojJuQn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string" calcext:value-type="string">
            <text:p>Join the Department of Veterans Affairs team! See our latest #Nursing #job opening here: https://t.co/koT0QjyzBT https://t.co/DmZ3dR4nSU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string" calcext:value-type="string">
            <text:p>Innovation distinguishes between a leader and a follower. - Steve Jobs https://t.co/r3IZiGuDbs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string" calcext:value-type="string">
            <text:p>Maintenance Technician - AvalonBay: (#Lawrenceville, NJ) https://t.co/AJ3Gcqryn0 #FacilitiesMgmt #nowhiring #Job https://t.co/6SXKRJg2MT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string" calcext:value-type="string">
            <text:p>Road to Rhyolite Ghost Town #rhyolite #rhyoliteghosttown #nevada #ghosttown #usa #abandoned… https://t.co/MP6CknW2ac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string" calcext:value-type="string">
            <text:p>Jonathan A. Mase says Valero is the best gas station. They give you back your credit card before pumping. A... https://t.co/Ggn7FAp9xR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string" calcext:value-type="string">
            <text:p>I'm at McDonald's - @mcdtampabay in Bradenton, FL https://t.co/5r49Nrq7y8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string" calcext:value-type="string">
            <text:p>At the Rochester publicmarketdistrict you can conveniently get all… https://t.co/4dMLDQkDAJ</text:p>
          </table:table-cell>
        </table:table-row>
        <table:table-row table:style-name="ro2">
          <table:table-cell office:value-type="float" office:value="1363" calcext:value-type="float">
            <text:p>1363</text:p>
          </table:table-cell>
          <table:table-cell office:value-type="string" calcext:value-type="string">
            <text:p>@thisistherealHS I'm GLAD To Hear It!&amp;lt;3 SORRY To Hear About All Of The Turmoil Over There!:/&amp;lt;3”\nSo, today's the day! <text:s/>But this is my first thought.. We have a maker, I call father.. And He… https://t.co/HE4vlScPHi\nTherefore, among God’s churches we boast about your perseverance and faith in all the… https://t.co/k5axYzaNeU\nLabiales que quiero https://t.co/kM8nzQq5TZ\nJoin the Apex Systems team! See our latest #Recruiting #job opening here: https://t.co/uM59euiRPU #Dallas, Texas #Hiring\nI'm at Sweat in Ramsey, NJ https://t.co/Znx84RBVZ2\nSpring morning Madison Sq Park fountain with flat iron building #flatiron #madisonsqpark #spring… https://t.co/uOiW7h86Lg\n| #TechDay at @udmdetroit | #detroitmercy #stem #education <text:s/>| Fr, 4/15/2016 @ University of… https://t.co/29JttB0uMu\nВаш выход MADEMOISELLE https://t.co/qpTgXCcQGM\nI'm at Terminal Central de Autobuses del Norte - @estrellarojapue in Gustavo A. Madero, México DF https://t.co/hXdBHBGphq\nWant to work in #Ocoee, FL? View our latest opening: https://t.co/NaU4U5bohM #Nursing #Job #Jobs #Hiring https://t.co/KV0V25Bunw\nCan you recommend anyone for this #Nursing #job? https://t.co/iEa9Gr1rcX #MedField #Houston, TX #Hiring https://t.co/pRzAHtRJvY\nBAYADA Home Health Care: Registered Nurse / RN - White Bear Lakes - Nights (#VadnaisHeights, MN) https://t.co/5k4nzc2ver #Job #Jobs\n@cspanwj <text:s/>The dead are still collecting Social Security benefits !\n#gymflow #Gymrat #swole #gaylife working out IHOP breakfast with Cassie and Amanda (@ New Life Fitness World) https://t.co/f3X9KFTTdt\n#kaleidoscope @ Salinas, California https://t.co/dEwAOjjgyK\nWant to work at SONIC Drive-In? We're #hiring in #Arlington, TX! Click for details: https://t.co/LfH1zpbzqU #Hospitality #Job #Jobs\nhttps://t.co/hDoitwkJwZ\n”#Repost goodpassports with repostapp.\n・・・\nO'Doyle Rules! Awesome name of the awesome cocktail… https://t.co/c3mydeusgj</text:p>
          </table:table-cell>
        </table:table-row>
        <table:table-row table:style-name="ro2">
          <table:table-cell office:value-type="float" office:value="1364" calcext:value-type="float">
            <text:p>1364</text:p>
          </table:table-cell>
          <table:table-cell office:value-type="string" calcext:value-type="string">
            <text:p>#Gallup, NM #Retail : Customer Service Cashier -... at Love's Travel Stops &amp;amp; Country St... https://t.co/RboO2nlkLV https://t.co/Pik23Ej5pN”\n”#MugMe at ””Peelander Z”” show #マグミィ #お花びと #flowersinwonderland #マグユゥ #aloha #hangloose #party… https://t.co/kMlKB0ysVH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Up early bringing in the good food to CoMo. @ Main Squeeze Natural Foods Cafe https://t.co/PPObbsli14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string" calcext:value-type="string">
            <text:p>#Sales #Job in #Knoxville, TN: Inside Sales Representative - Part Time -... at DialAmerica https://t.co/fABGm0RrNI https://t.co/Vn5ABqs3kj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mrileyrealtor nikkifressssh @lynnayax 😜❤️😊 @ Coventry, Connecticut https://t.co/6gE9Mx7zDG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string" calcext:value-type="string">
            <text:p>Saturday April 16 Great &amp;amp; Gorgeous Day , Finally Spring Here, <text:s/>please Stay Together, <text:s/>Love… https://t.co/9QHykwssKs”\nIt may only be 7:00am, but all these excited faces can't wait to start giving tours to show… https://t.co/NpQJdnncLe\nRise and shine, it's #recordstoreday! @ Record Rack https://t.co/uIVxxmo8FG\nВаш выход MADEMOISELLE https://t.co/ZXZM7QgLCJ\nOff toCozumel (@ Detroit Metropolitan Wayne County Airport (DTW) - @dtweetin in Romulus, MI) https://t.co/fELUJvq5e2\nA dormir 😴 5:23 am\n☕ © Eugenia Loli #Eugenialoli via @illustrarts_ #NYC @ New York, New… https://t.co/CQRBKOuBYy\nAt the best place on earth! @ Neyland Stadium https://t.co/uzTIGiGxyG\nJoin the Winn Dixie team! See our latest #Retail #job opening here: https://t.co/oUBGFFOt4x #GAINESVILLE, FL #Hiring\nI'm at Starbucks in Plant City, FL https://t.co/ioRc9VdzRM\n”Santa Monica Pier ❤️\n\n#jhlw #paris #france #london #italy #dubai #abudhabi #usa #losangeles #nyc… https://t.co/Wb7r650Ln4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Три сестры https://t.co/M1jmrXw0pL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string" calcext:value-type="string">
            <text:p>https://t.co/UMw5W5JojE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Good morning!!!! @ 290 Eisenhower https://t.co/geP6CkjCae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string" calcext:value-type="string">
            <text:p>I'm at 3 Rivers FCU in Fort Wayne, IN https://t.co/e1zGoOHX7P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string" calcext:value-type="string">
            <text:p>Sorry, can't go to work today. I don't want to disturb the cat. A#cat #catsofinstagram #daisy… https://t.co/Ak8UpqTTBj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string" calcext:value-type="string">
            <text:p>Back to Paris but my mind is still in cancun. ❤️ @ Azul Sensatori Hotel Mexico https://t.co/cz0fBusJSX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string" calcext:value-type="string">
            <text:p>We're #hiring! Click to apply: Assistant Manager FT-dressbarn - https://t.co/zp0R4cMtwb #Retail #Richmond, VA #Job #Jobs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string" calcext:value-type="string">
            <text:p>Pharmacy Technician - CVS Health: (#Houston, TX) https://t.co/RLba7QW6Gv #Healthcare #Job #Jobs #Hiring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string" calcext:value-type="string">
            <text:p>#hogwartsalumni #wizard #rehearsal 🙌🏻🍻 @ The Columns at Brandon West https://t.co/cZTTqAZFOY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string" calcext:value-type="string">
            <text:p>See our latest #MarylandHeights, MO #job and click to apply: Services Software Product Consultant III - https://t.co/qgx1RhiusP #Diversity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string" calcext:value-type="string">
            <text:p>Registration is ready 2nd Day MoMentum #MoMen16 https://t.co/Ty4zJiP2Z3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string" calcext:value-type="string">
            <text:p>Minimal. Solid beer. @zzqrva always on point. #theveilbrewing @ The… https://t.co/EVTqVDuHpx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string" calcext:value-type="string">
            <text:p>¡Gracias a todos los que vinieron a mi primer Comedy Showcase! Que rápido se pasa 1 hr. 20 mins.… https://t.co/n63LHRVAnM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string" calcext:value-type="string">
            <text:p>Let's GOOOOOO Saturday session time. 💪😁 @ Richie's Gym https://t.co/0D5jNTVLy2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string" calcext:value-type="string">
            <text:p>Global Logistics Specialist - Cintas Corporation: (#Mason, OH) https://t.co/oFPfbDTAUc #SupplyChain #cintasjobs #Job #Jobs #Hiring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string" calcext:value-type="string">
            <text:p>@aunjuli I'd ask you how it goes but if the answer is anything other than “AMAZING!!!” I don't think we could be friends anymore…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string" calcext:value-type="string">
            <text:p>Keeping before the 5K. #americarunsonstarbucks #bostonmarathon2016 #5k @ Boston Common https://t.co/1VCBppk2qx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string" calcext:value-type="string">
            <text:p>Accident in #Hampton on I-64 WB between 15th View and Hampton Roads Brg Tunl #traffic https://t.co/nbYNxplhAd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string" calcext:value-type="string">
            <text:p>Incident on #I278 WB from Atlantic Avenue to 92nd Street <text:s/>Bay Ridge Exit https://t.co/Urzkt7yjHN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string" calcext:value-type="string">
            <text:p>Let's pretend I'm at Coachella listening to awesome music with my amazing friends ❣… https://t.co/mCIooXO3Dj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string" calcext:value-type="string">
            <text:p>Update: Incident on #I278 EB at Kent Avenue https://t.co/Ioc91impbb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string" calcext:value-type="string">
            <text:p>Want to work in #Dayton, OH? View our latest opening: https://t.co/AlxdfL5KIp #Manufacturing #Job #Jobs #Hiring https://t.co/9DAy7Yh2oG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string" calcext:value-type="string">
            <text:p>Can you recommend anyone for this #job? Bus Run - Branchburg, NJ - https://t.co/ANaMHbUfNh #BranchburgTownship, NJ #Nursing #Hiring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string" calcext:value-type="string">
            <text:p>@Wickedjulia \nI guess the Vatican didn't invite Clooney either \n#AtLooseEndsWith$Hillary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string" calcext:value-type="string">
            <text:p>Critanya kemarin habis nyeteak dan ngelobster di ””Red Lobster””, tapi… (w/ Mokhamad at @redlobster) [pic] — https://t.co/y0qrjw7BzL”\nSuper hero 5k this brisk April morning!!! #batgirl #trainingtobebatgirl #superrun… https://t.co/9b5bXr48LE\nFundraise for Yourself and receive 70% of your profits towards your education College/Vocational… https://t.co/gTQslpgxYP\nPorque Deus é sábio e criativo, espia a belezura dessa arraia negra com bolinhas brancas! Esse… https://t.co/i9OZiEKJ3T\nCool #lights at the #whitneymuseum. #staircase @ Whitney Museum of American Art https://t.co/ZRlgbgwF6l\nWaking up with regret and a definite case of FOMO after missing last night's Duran Duran… https://t.co/XD7KhH0hGQ\nVery cool: We have a balcony in New York! That's a first. Not cool: Our balcony room at… https://t.co/uz8RV3mWzE\nWho needs a new pair of jeans??? 😆😆😆 I LOVE our new jeans!!! 😍😍😍 We now have an entire denim… https://t.co/i1fN1Vb1R3\nWe're #hiring! Click to apply: STORE MANAGER CANDIDATE - https://t.co/fKWv277vzn #Retail #Diversity IN #Veterans https://t.co/e7qUgVcAdn\nNo hay starbucks, solo es para despertar!!!! (@ Oxxo Vasco de Quiroga in San Luis Potosi) https://t.co/cttubFjbet\nWhen you have a hard time sleeping bc you are super excited about breakfast! #healthylifestyle… https://t.co/8DuIUOdPOI\nI just began a running workout using #Endomondo. Peptalk me now @ https://t.co/X28V4FeVI6\n#SuspiciousIncident at 12001-12098 Orange Blossom Trail. #orlpol #ocso\n#CheckWellBeing at 400-599 S Ranger Blvd, Winter Park, FL 32792. #orlpol #ocso\nWind 0.0 mph ---. Barometer 30.113 in, Steady. Temperature 43.6 °F. Rain today 0.00 in. Humidity 58%\nWhen in DC. #JDmusictrip2016 @ Lincoln Memorial https://t.co/XkCaxAXCLk\nI'm at Alan's house! https://t.co/3UVddOxegS\nBecause I only have a month and a half left with my beautiful balcony @ El Barrio, East Harlem,… https://t.co/ci7N7TXTaA\nThis #SkilledTrade #job might be a great fit for you: Suppression Installer - https://t.co/I2mCNhwKx8 #Allentown, PA #Hiring\n”@ebbtideapp Tide in Whale Harbor, Florida 04/16/2016\n Low 12:06pm <text:s/>0.1\nHigh <text:s/>5:52pm <text:s/>1.4\n Low 12:30am <text:s/>0.1\nHigh <text:s/>6:21am <text:s/>1.5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string" calcext:value-type="string">
            <text:p>| #TechDay at @udmdetroit | #detroitmercy #stem #education <text:s/>| Fr, 4/15/2016 @ University of… https://t.co/Q3WcUtNO9i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string" calcext:value-type="string">
            <text:p>Закат https://t.co/7biYxLUdVW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string" calcext:value-type="string">
            <text:p>https://t.co/K09rrNMvKd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string" calcext:value-type="string">
            <text:p>Awake,Adventure @ Ashburn, Virginia https://t.co/RMQyTRizNf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string" calcext:value-type="string">
            <text:p>Blank spots are peppers and rosemary, which are normally slower. Tons of tiny #basil in 3… https://t.co/fbMGqpJG4Z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string" calcext:value-type="string">
            <text:p>Come get your weekend started off right with us!! #addictedtofitness #fitness #workout #health… https://t.co/DX6N75Ncv1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My artist at @thegallery_hbco for the month is @chazwellz. He's our first #abstract #artist… https://t.co/dQv5Q35PND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string" calcext:value-type="string">
            <text:p>Can you recommend anyone for this #Nursing #job? https://t.co/5xGt9RoiSu #TravelNurse #NurseLife #Gulfport, MS https://t.co/6ZlNEVjGEd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string" calcext:value-type="string">
            <text:p>We are here and somehow we are awake! <text:s/>Hanging out at belle_patri until 5! <text:s/>So many sales we… https://t.co/vivjuoLmBk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string" calcext:value-type="string">
            <text:p>See our latest #Detroit, MI #job and click to apply: SAN Engineer - https://t.co/T1QyhYQH6X #IT #Hiring https://t.co/rnzfbQXFeZ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string" calcext:value-type="string">
            <text:p>4/16/16 workout\n\nWeightlifting: 12 minutes every 2 minutes <text:s/>\n1 clean, \n1 hang, \n1 front squat,… https://t.co/cupDQWuIBH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Healthy Recipe -- New Blog Post!!! <text:s/>https://t.co/Y3FuPBzwtl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string" calcext:value-type="string">
            <text:p>Happy Saturday morning 😊 Living in Love ❤ https://t.co/vXRE5LrtR1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string" calcext:value-type="string">
            <text:p>Headed to graveyard in harvard sq to panhandle look for stupid broke ugly sign thanks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string" calcext:value-type="string">
            <text:p>Supplemental Health Care #Healthcare : Registered Nurse Telemetry... (#Albuquerque, NM) https://t.co/VIOJq8NB7Y https://t.co/7Ld5RGpt67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string" calcext:value-type="string">
            <text:p>Record store day (@ seasick records in Birmingham, AL) https://t.co/HImhsctpgn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string" calcext:value-type="string">
            <text:p>We're #hiring! Read about our latest #job opening here: Assistant Manager - https://t.co/R7B1cC6nCX #OklahomaCity, OK #Hospitality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string" calcext:value-type="string">
            <text:p>This right here... is what I live for 🌞 @ Hollywod Beach https://t.co/E4QQwjz4Nw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string" calcext:value-type="string">
            <text:p>Want to work in #Philadelphia, PA? View our latest opening: https://t.co/5cfbTRNbVS #Retail #Job #Jobs #Hiring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string" calcext:value-type="string">
            <text:p>Dinner dance cruise was amazing with them ❤️ @ Navy Pier https://t.co/vnsd1OtMvH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string" calcext:value-type="string">
            <text:p>Guess who made it until 6am?! Great cause, great people, great fun!… https://t.co/YIaQeMqSxi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string" calcext:value-type="string">
            <text:p>Have a stunning weekend!! (@ Old Town Sport&amp;amp;Health in Alexandria, VA) https://t.co/bTaJ4ZpKSu”\nI swear nights before finals I'm revising the material in my dreams\nHello #LasVegas😍🍾 we are coming for you and the #PartyRockCrew… https://t.co/1WJfMtUK5i\nI'm at DoubleTree by Hilton Hotel - Fitness Center in Oklahoma City, OK https://t.co/MrCfpBE39f\n#MicrophoneFiend 🎤🎤 @ Center Stage - The Loft - Vinyl https://t.co/bMUzWQC209\nWe're #hiring! Click to apply: Registered Nurse | RN | ICU (Per Diem) - https://t.co/gyq7zcoLau #RN #ParkRidge, IL https://t.co/ZLygYjTucl\nr3gan3 figuring the viewing schedule! @ Panificio Boston https://t.co/xBz2e9Xu8h\nWe're #hiring! Click to apply: Guest Services Representative - https://t.co/5MK40nMqNN #Simon #CentralValley, NY https://t.co/zTXwDp43Yp\nWe're #hiring! Click to apply: Rad Tech II - https://t.co/dfyakhDRVq #MedField #NorCal #ScrubLife #Monterey, CA https://t.co/iTZfgYIELg\nInterested in a #Writing #job near #Lynchburg, VA? This could be a great fit: https://t.co/Z8CWmWX8tY #nowhiring #Hiring\nI'm at High Rise in Gentilly Woods, LA https://t.co/PhKVTQ4CKq\nIt's a ghostown..... Except for the line I have to wait in lol. <text:s/>#rsd16… https://t.co/PkTCIfZt4d\n2 #artists items in our #silentauction to raise money for #stjohnsriver. Event on #April24… https://t.co/dNtim7aewr\n”#RuthersGlenn, VA #Transportation #Job: CDL Fuel... at Love's Travel Stops &amp;amp; Country St... https://t.co/UwQRf2UCRq https://t.co/jQRg31fJxO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string" calcext:value-type="string">
            <text:p>WHAT THE FUCK\n\n#turtle #faat #omg #aprilfools #funnyvines #goodmorning #nochill #followme #vines… https://t.co/DZgdxGW2Ih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string" calcext:value-type="string">
            <text:p>#EveryoneSpeaksFood #GoogleTranslate #popuprestaurant #smallworld Octopus Ceviche, Hominy,… https://t.co/1x3v4RPkD5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string" calcext:value-type="string">
            <text:p>Shout out to the best movie and sound track The Queen of the Damned. One of my absolute favs!… https://t.co/Il2OZqnZIa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string" calcext:value-type="string">
            <text:p>I'm at @7ElevenMexico in Edo de México, México, DF https://t.co/ul2RgU5KRL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string" calcext:value-type="string">
            <text:p>Franklin Liquors Newsletter 04-16-16 #Wine #Beer #Liquor https://t.co/k9Z7AUM5l8 https://t.co/qlgxTjcCR1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string" calcext:value-type="string">
            <text:p>Can you recommend anyone for this #job? Customer Service Asssociate - https://t.co/eXnAAPciMH #WAUCHULA, FL #Retail #Hiring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string" calcext:value-type="string">
            <text:p>Interested in a #Manufacturing #job near #Houston, TX? This could be a great fit: https://t.co/lWeU5reimY #IHOP #DTX #HTX #hospitality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string" calcext:value-type="string">
            <text:p>Sneak peak! #hand #sculpted #mickeymouse @ Sweet Sweet Sue S Custom Cakes https://t.co/5GgHV1JCq8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string" calcext:value-type="string">
            <text:p>Practice on your weakness until it becomes your strength and then use your strength to find new… https://t.co/tyDFOBkDk4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string" calcext:value-type="string">
            <text:p>Drinking a Liaison by @stbenjaminbrew @ Dog And Bull Brew &amp;amp; Music House — https://t.co/XgEHKKqEdY”\nThis #Nursing #job might be a great fit for you: Nurse (Cardiology) - https://t.co/YGeXsCi9UG #Columbus, OH #Hiring https://t.co/feMfWgmWn1\nA beautiful night of music at javajamsatcafelareine with Mckenna! Thanks to all who came out to… https://t.co/8iYR77buiy\nThe Vitamin Shoppe: Health Enthusiast Part-Time (#Ocala, FL) https://t.co/ZEyJrXPICU #HealthWelfare #Job #Jobs #Hiring\n#rockfordlink Current Conditions : 49.8F, Partly Cloudy - 6:22 AM CDT Apr. 16 https://t.co/XA2n0lZo7Z https://t.co/OnNvjtNwAV\n#rockford_il Current Conditions : 49.8F, Partly Cloudy - 6:22 AM CDT Apr. 16 https://t.co/m1SBriMfR8 #rockfordlink\nPOWER NAP!! #semanaISW2K16 @ ITSON Campus Guaymas https://t.co/NYLpG0UgwG\nGreatest gift is quality time with the person you love\nwinter weather advisory in effect until 6 am mdt sunday... the national weather service in pueblo has issued a w... https://t.co/fVLe8oZZec\nWe're #hiring! Read about our latest #job opening here: PATIENT FLOW MANAGER - 2ND SHIFT - WINSTON-SALEM, NC - https://t.co/OG0THn4DZO\nSunrise Senior Living #FacilitiesMgmt #Job: Maintenance Assistant (#MorrisPlains, NJ) https://t.co/Vw4woUS8VV #Jobs #Hiring\nMy first 1/2 <text:s/>hour run at my home away from home. Thanks Matt...your still helping me even away… https://t.co/JM1zaJQgiQ\nToday...We are all Hokies. <text:s/>04/16/2007 @ Town of Ridgeway https://t.co/6cft3kvpPy\nCome see us at the Bel Air Farmers Market 7am - 11 am today! belairfm #dimitrioliveoil… https://t.co/AMIJ2jwYdn\nIf at first you don't succeed, squeeze your butt cheeks and #gruntforstylepoints. First attempt… https://t.co/UMVx8vOXtC\nBraids and Hair Bends ™ amastylist__ @fave4hair #blomeaway #instabraid #modernsalon #montreal @… https://t.co/YVrCDuj9WT\nJust posted a photo @ Cedar Pointe https://t.co/TVthR2yqOb\nSC\n5k! (@ The Horticulture Center in Philadelphia, PA w/ @ames043 @ladycuscus) https://t.co/khw5ygMrHt\nWe are looking for a buyer on 396 Main Dunstable #Nashua #NH https://t.co/LJFY246gWr #realestate https://t.co/vf7nIMyOOJ\n”””🏋🏾”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string" calcext:value-type="string">
            <text:p>#htfo #wherethewater #144 #goodkidmaadcity #blink #workout #workoutmotivation #motivation… https://t.co/aHqvq7wVnT”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string" calcext:value-type="string">
            <text:p>Text 786-486-7317. 2-5 pm. Opened up!!! @ Andy's Hair In the gables https://t.co/DDoqI0v8sG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string" calcext:value-type="string">
            <text:p>These things are awful. I also blame Dyson for the fact that I can’t buy vacuum that doesn’t look like a space robot https://t.co/OU0XBpEE7e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string" calcext:value-type="string">
            <text:p>I just began a running workout using #Endomondo. Peptalk me now @ https://t.co/sB8QwjRr6g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string" calcext:value-type="string">
            <text:p>””Inner beauty should be the most important part of improving one's self.””\n\nFollow our account… https://t.co/btGy2pfs32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Pretty much says it all.\nStop waiting for the perfect moment.\nIt's not coming. Act now.\nReady.… https://t.co/BlvZNoj1V4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string" calcext:value-type="string">
            <text:p>Tia gracias por ser tan detallista y regalarme lo que mas me gusta… https://t.co/h08ZIIfh7K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string" calcext:value-type="string">
            <text:p>Wow,,Ariel is becoming increasingly hateful and if possible more <text:s/>annoying #hellskitchen</text:p>
          </table:table-cell>
        </table:table-row>
        <table:table-row table:style-name="ro2">
          <table:table-cell office:value-type="float" office:value="1435" calcext:value-type="float">
            <text:p>1435</text:p>
          </table:table-cell>
          <table:table-cell office:value-type="string" calcext:value-type="string">
            <text:p>[住所 Liberty Island - Ellis Island, New York, NY アメリカ合衆国, 速度 --kph, 方向 --, 標高 0m, 地図 https://t.co/H7pQY950o9 ]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string" calcext:value-type="string">
            <text:p>Today at 12:30 we have @nonavegan sampling some awesome plant based sauces! Creamy Alfredo, Rich… https://t.co/M2akza3aer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string" calcext:value-type="string">
            <text:p>We're #hiring! Read about our latest #job opening here: Sr Presales Software Consultant - ITSM Illinois - https://t.co/1DTVWCy7Fu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string" calcext:value-type="string">
            <text:p>أيقظ شعورك بالمحبة إن غفا\nلولا الشعور الناس كانوا كالدمى\nأحبب فيغدو الكوخ قصرا نيرا… (at @washingtondc) [pic] — https://t.co/AoMjyjT6cL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string" calcext:value-type="string">
            <text:p>Picture sums up last night's Game 2 of the @nhl playoffs in South Florida for the @flapanthers… https://t.co/nJMsir1V31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string" calcext:value-type="string">
            <text:p>#vidlab #sf #sanfrancisco #skates #skatesonthebay #berkley #sunset #sfo #quotes #life #love… https://t.co/Etip2cfZ7L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string" calcext:value-type="string">
            <text:p>Gooood Morning @MissNorthernVA Foot Levelers Blue Ridge Marathon <text:s/>#missamericadayofservice… https://t.co/pUuF1NqAqp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string" calcext:value-type="string">
            <text:p>I'm at El Tío Juan https://t.co/7VIqmWJaWh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string" calcext:value-type="string">
            <text:p>I am all business when I am working - and I never stop working! #TheBest #Driven #GodsPublicist… https://t.co/GuchH2PF5H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string" calcext:value-type="string">
            <text:p>#RSD16 (at @DavesRecordsChi in Chicago, IL) https://t.co/9K2Cb2MSQD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string" calcext:value-type="string">
            <text:p>#pressplay ▶️ El 15 de mayo Vota por cirilomorontadiputado como diputado de ultramar VOTA3 -… https://t.co/lTFdZ7eHpY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string" calcext:value-type="string">
            <text:p>@KyuubiPup *gently massages pup's ears* Oh gosh, I'm sorry to hear you're under the weather, pup! Paws crossed for a speedy recovery. 🐶👍💉💊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string" calcext:value-type="string">
            <text:p>Belle journée, beau temps so petit selfie. <text:s/>\n\nBon week-end à tous. @… https://t.co/UbbkV7zom5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string" calcext:value-type="string">
            <text:p>Want to work in #KingofPrussia, PA? View our latest opening: https://t.co/F4inGiJbM6 #Job #Jobs #Hiring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string" calcext:value-type="string">
            <text:p>-chancesummers... @ Salem High School (Conyers, Georgia) https://t.co/wcameET4zD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string" calcext:value-type="string">
            <text:p>A rare #BhamBeerBuzz selfie at @seasickbham. We've been kickin' it since 2am for… https://t.co/J49jTXrHuB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string" calcext:value-type="string">
            <text:p>What's my #skintone? #whitney #whitneymuseum #nyc @ Whitney Museum of American Art https://t.co/nFg8iixFgy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string" calcext:value-type="string">
            <text:p>This #Hospitality #job might be a great fit for you: Barista - https://t.co/YEKtvQb7eA #barista #Newark, NJ #Hiring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string" calcext:value-type="string">
            <text:p>Mi lugar favorito por siempre. (@ Lo de Marcos in Bahia de banderas, NAY) https://t.co/FTgk1XZ2yL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string" calcext:value-type="string">
            <text:p>I'm at @DonLeoSny in Bronx, NY https://t.co/w3wOmgHvs3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string" calcext:value-type="string">
            <text:p>Good morning from somewhere in the Atlantic Ocean! 🚢☀️😎🌅 @ Atlantic… https://t.co/iRst3CeSSb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string" calcext:value-type="string">
            <text:p>@mrgxo oops we did it again. @ Chicago, Illinois https://t.co/yKlNxEuSb3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string" calcext:value-type="string">
            <text:p>#anniversarydinner 4/13/16. <text:s/>#3rdanniversary #savannah #alligatorsoul @ Alligator Soul https://t.co/aztnetfs08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string" calcext:value-type="string">
            <text:p>after 3 years of talking about it, we finally found time around work and finally played! Lol my… https://t.co/7quddYiTzH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string" calcext:value-type="string">
            <text:p>Just park it right there. #FortLauderdale #LasOlas #MorningWalk #Exercise @ Fort Lauderdale,… https://t.co/M0F3rNCWo4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string" calcext:value-type="string">
            <text:p>AMP is ready to rock the @spartanrace at citifield \n\nStop by and get some KT Taping, Sports… https://t.co/pwJ562SRYJ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string" calcext:value-type="string">
            <text:p>Guess I am almost to the finish line. #runDisney #starwars10k #rebelscumandproudofit @ Disney's… https://t.co/Yg9JlhiJME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string" calcext:value-type="string">
            <text:p>Coldplay alla vamos!! (@ Aeropuerto Internacional de Monterrey (MTY) - @aeropuertodemty in Apodaca, NL w/ @jpg86) https://t.co/9OEC6LVK1D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string" calcext:value-type="string">
            <text:p>Yeah baby! 🤓 (@ Col. Roma in Mexico City, DF w/ @velasc_n) https://t.co/mtLyY4XiYP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string" calcext:value-type="string">
            <text:p>Selah pig crew rolling before dawn this <text:s/>morning. #dogoodwork @ Selah Christian Church https://t.co/LvJlM3rRW8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I'm at Sleep Inn &amp;amp; Suites in Hattiesburg, MS https://t.co/xWoGI48lGI”\nDeal now: Shop Amazon - Mother's Day Gifts in Handmade https://t.co/o5IEaea415\n8801 Valley Flores Drive https://t.co/dBg9jG00MV\nAdiosito Mexico. Fuiste chevere. Te vamos a extrañar! 💃🏼🌵☀️🇭🇺 @ Mexico City, Mexico https://t.co/wi10wVRsOo\nJoin the BAYADA Home Health Care team! See our latest #job opening here: https://t.co/DRIhK1KexM #Hendersonville, NC #Hiring\nWe are so excited to be offering Orthopedic Yoga for the Lower Back… https://t.co/37NgUKsOP1\nWe're #hiring! Read about our latest #job opening here: Champions Cook - https://t.co/q3k3Oqc7gY #Miami, FL #Hospitality\nIt begins. #soccersaturday (@ Ringler Field in Ashland, OH) https://t.co/X5GbdHzoKW\nHappy birthday s/o to my best friend. You finally made it. This is… https://t.co/kEUYHudL48\nGirls weekend! (@ Hartsfield-Jackson Atlanta International Airport - @atlanta_airport) https://t.co/3cL5b6bArz https://t.co/8c3f9lSHlS\nApril 16th, 2016 DAY 1926 Body Beast®™ No Mercy Day 6 of 30 / Beast Cardio / with ENERGIZE… https://t.co/2kns7T0JA8\nJust posted a photo @ Peter Luger Steak House Est. 1887 https://t.co/LheFkn444q\nhttps://t.co/2JorqReuTj\nThis #Healthcare #job might be a great fit for you: Care Manager - https://t.co/N8gQcviqQ5 #FortSmith, AR #Hiring https://t.co/DiHI67dJ1P\nI like this, no one sitting next to me I can stretch out. @ Palm… https://t.co/aaB4ariQyV\nInterested in a #security #job near #Gainesville, FL? This could be a great fit: https://t.co/fdtwEtF5oY #Veterans #Hiring\nCan you recommend anyone for this #Sales #job? https://t.co/FFjcfHlWA5 #EdenPrairie, MN #Hiring\nReborn Baby/Toddler Morning Routine!❤ https://t.co/yPjXVuhx0P\n”HELLO Weekend 🙋🏻\n.\n.\n.\n#coffeetime #butfirstcoffee #loveouremployees #ohniki #mostphotographed… https://t.co/plI8Y9JwMi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string" calcext:value-type="string">
            <text:p>Rencontrer une inspiration ✅\nDanser au rhytme de @genevieveborne #mtlmoments #QuebecOriginal @… https://t.co/IdSN6Krk5v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string" calcext:value-type="string">
            <text:p>I'm at Doctor Ken's Sweatshop in East Rockaway, NY https://t.co/5HWXCG9hga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string" calcext:value-type="string">
            <text:p>BulletProof Coffee before the Gym! 2 shots of espressos, almond milk, ghee, coconut oil,… https://t.co/1j6YaoZCec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string" calcext:value-type="string">
            <text:p>Our April featured artists. Paul Vincent Bernard and Grant Fuhst. We experienced some awesome… https://t.co/Xif8MepZnR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string" calcext:value-type="string">
            <text:p>Gracias @Katherinangels por invitarme a tu espacio de Luz #almanova desde donde estaremos juntas… https://t.co/By54JAZPr3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string" calcext:value-type="string">
            <text:p>Spring game ready! #Canesfam #RichtGang (@ Lockhart Stadium - @ftlstrikers) https://t.co/glhFSPmYhA https://t.co/udbAW7rXDe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string" calcext:value-type="string">
            <text:p>I'm at New York City Bagel &amp;amp; Coffee House in Astoria, NY https://t.co/NsEdmfJTWl”\n600 Grade A 8X DVD-R 4.7GB Shiny Silver $120.00 https://t.co/LsUU2ikUBQ #DVDR #Media #Generic https://t.co/xWuoLsLL2p\n@Escav94 beep@\nWe're #hiring! Click to apply: Call Center Sales Representative - Part Time - SiriusXM - https://t.co/4EUERa96GB https://t.co/XQIaceGM5c\nWant to work in #Irving, TX? View our latest opening: https://t.co/kFyZkVLBgo #IT #Job #Jobs #Hiring\nCiti Field Spartan Race (@ Citi Field - @mlb in Flushing, NY) https://t.co/IRBRy0g2q6\nCleared: Construction on #BrooklynBridge EB from Manhattan Bound to Brooklyn Bound\nIf you're a #Nursing professional in #FallsChurch, VA, check out this #job: https://t.co/4pvcui8YdC #Hiring https://t.co/wy8LDu55fO\nCleared: Closure on #East35ThStreet EB from Lexington Avenue to 3rd Avenue\n#bananas #chiqueta #starwarshalf @ Disney's ESPN Wide World of Sports Complex https://t.co/31PuTvK5nw\n#Stamford, CT #HR #Job: Organizational Development Manager at Nestle Waters NA https://t.co/12v9IhwIFh #Jobs https://t.co/pEzwTBucbz\n#IT #Job in #Davidson, NC: IT Business Analyst II at MSC Industrial https://t.co/v42tQQgsTa #Veterans #Jobs #Hiring\nPollock en el MoMA @ MoMA The Museum of Modern Art https://t.co/SEW7Oc6iH0\nInterested in a #Retail #job near #WAUCHULA, FL? This could be a great fit: https://t.co/IZnNyHxcvi #Hiring\nWe're #hiring! Read about our latest #job opening here: Inside Sales Consultant - https://t.co/Pkso38MF44 #Scottsdale, AZ #Sales\n@N_CageMovieIdea Is the World’s Best Croissant Made in Melbourne? https://t.co/3vsNz4rTEE\nInterested in a #Retail #job near IN? This could be a great fit: https://t.co/IiyLyqIC5r #Diversity #Veterans https://t.co/5r0X8BBhHp\nStudents with the Verrazano School Honors Program at the College of Staten Island took a field… https://t.co/nJ727KHkvU\n”New trails are always fun! I just hope it's as beautiful as the drive in was! Cool temps &amp;amp; light wind plus it's... https://t.co/FddTVCd26R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string" calcext:value-type="string">
            <text:p>#Retail alert: Shift Lead - Retail | Love's Travel Stops &amp;amp; Country St... | #Ozark, AR https://t.co/748YSHNhbh https://t.co/476QrX0Vry”\nApril 2016 #BeverlyHills #90210 #djohmradventures #LosAngeles #LA #holiday #vacation @ Beverly… https://t.co/vNWkOME0K8\nInterested in a #Transportation #job near #Somerset, Kentucky? This could be a great fit: https://t.co/7rfR9LiYwo #driver #cdl #Hiring\nSee our latest #Lancaster, PA #job and click to apply: Pharmacy Technician - https://t.co/x5or2MsBh4 #Healthcare #Hiring\n”💃🏼 \n#birthdaymonth \n\nThank you @ripat55 @ Ohm Hollywood https://t.co/mWGoLxh694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string" calcext:value-type="string">
            <text:p>#Tucson, AZ #Healthcare #Job: Registered Nurse / Travel ER at Supplemental Health Care https://t.co/JM2YgnaHk9 https://t.co/rdP28P7yiD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string" calcext:value-type="string">
            <text:p>Hey there, Mega Mario! First slap of my newest sticker. Get yours now on my site. Shipping… https://t.co/TAGWfwXXga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string" calcext:value-type="string">
            <text:p>We're #hiring! Read about our latest #job opening here: Inside Sales Representative - https://t.co/iDBDgUYjrW https://t.co/EuPzYQv3v7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string" calcext:value-type="string">
            <text:p>HMSHost: Crew Member (#Cambridge, ON) https://t.co/qwmT8kffOw #Hospitality #restaurantlife #Job #Jobs #Hiring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string" calcext:value-type="string">
            <text:p>#GeneralDisturbance 409 N Magnolia Ave 32801 (4/16 06:57) #Orlando #LakeEolaHeights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string" calcext:value-type="string">
            <text:p>Check out our #listing in #Derry #NH https://t.co/baSGwxxfk0 #realestate #realtor https://t.co/lJXTMzVuYZ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I just finished 1h:22m:11s of doing yoga with #Endomondo #endorphins https://t.co/X6ZKPmxQQQ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string" calcext:value-type="string">
            <text:p>#optimism #toronto #the6ix #morningwalk #dogownerslife @roncesvillage @ Sorauren Avenue Park https://t.co/JNY4V9oW0t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string" calcext:value-type="string">
            <text:p>Just posted a photo @ Philadelphia, Pennsylvania https://t.co/qJCQiYzk5Y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string" calcext:value-type="string">
            <text:p>All roads home pass through Newark (@ Newark Liberty International Airport (EWR) in Newark, NJ) https://t.co/oAnTfvT6qv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string" calcext:value-type="string">
            <text:p>#Nursing #Job alert: RN-PICU (Full Time, Day shift) | MCHS | #Miami, FL https://t.co/HNyVEYbEFm #KidsHealth #SoFlo https://t.co/pAsSIf8veu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string" calcext:value-type="string">
            <text:p>Can you recommend anyone for this #job? Nurses (RNs or LPNs) for home care in Mount Airy, NC - https://t.co/P3ayLBPg9h #MountAiry, NC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string" calcext:value-type="string">
            <text:p>Last daybreak on vacation. @ Indian Rocks Beach Florida On The Gulf Coast Beach https://t.co/MDu4ofe5ia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string" calcext:value-type="string">
            <text:p>Its' my Friday!¡!! (@ Pangani Forest Exploration Trail - @waltdisneyworld) https://t.co/datvfMDbYw https://t.co/TsVlmtyjSB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string" calcext:value-type="string">
            <text:p>Field prep #inthahood \n\nSoothingsoundsofspringville @ Central Park https://t.co/7HmN3d6GNv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string" calcext:value-type="string">
            <text:p>It's the weekend! <text:s/>Time to celebrate. <text:s/>This wedding party sure knew how to get down! <text:s/>I have… https://t.co/1tENlieAPy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string" calcext:value-type="string">
            <text:p>We goin have fun....gna be our cheat week make sure I get to feed her WELL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string" calcext:value-type="string">
            <text:p>Just posted a photo @ Baltimore, Maryland https://t.co/lFyQFZmuOA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string" calcext:value-type="string">
            <text:p>#Nursing alert: UAMS SO CENTRAL-RN II CARE MANAGER - PINE BLUFF | UAMS | #PineBluff, AR https://t.co/dG4zgfKCGN https://t.co/UuMRp1SYAF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string" calcext:value-type="string">
            <text:p>#workflow #grinding #grindmode #grindout working on my off day #officialphenomenal @ Mall City https://t.co/wbALZnEfhZ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string" calcext:value-type="string">
            <text:p>Where am I going? (@ Aeropuerto Internacional de Monterrey (MTY) - @aeropuertodemty in Apodaca, NL) https://t.co/YMXtRsYsri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string" calcext:value-type="string">
            <text:p>Wake &amp;amp; Bake! Cinnamon Rolls today, mmmmm @ Hagar Beach Cafe https://t.co/LKBKMTUcWM”\nThis #CustomerService #job might be a great fit for you: Resident Service Coordinator - https://t.co/a5r0Z1pesq https://t.co/2PPcRxsRBP\nWhat would you do? #limits #ExceedThem #Limitless #igquotes #instaquote #quote #quotes… https://t.co/8QCuDoDady\nDespedida do daddy! 🇺🇸😢 @ Universal Studios Florida https://t.co/T54xAnX2tq\n🐳🎽☄🗾💦🔂🚙🌐💎⚓️🌀 @ Denver, Colorado https://t.co/ijbPhKAq4F\n@RepairMethod Thank you Paul i've. been sick and you have made me feel better w ur music. Your so talented! please keep making music!\nGood morning! Loving the forecast for the weekend! It's going to be clear with <text:s/>temps in the 60s… https://t.co/hlHTHphmWU\n”🇲🇾 Still by far the best cheer experience of my life. Bring me back to Worlds 💙 #icuworlds\n.… https://t.co/uoDh7RaIhg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string" calcext:value-type="string">
            <text:p>This is exciting for me, knowing I will and can get better, healthier, stronger, and fitter.… https://t.co/5ELyW6tFsd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string" calcext:value-type="string">
            <text:p>Feeling every bit of this one today! 👊 @ Mandy's House https://t.co/vIdN0twwFR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string" calcext:value-type="string">
            <text:p>@ewg are you getting $ from @driscollsberry to promote their corporate brand ?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string" calcext:value-type="string">
            <text:p>Good morning fam! @youandme #youandme #roseave @ Dallas, Texas https://t.co/396TegQscK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Can you recommend anyone for this #job? https://t.co/AE2XoNij56 #Orange, CA #Hiring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Spring in full bloom out in my front yard! My geraniums were in full bloom as well. So red and… https://t.co/WKVWGoIwyP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It's Saturday in Athens! 🐶🐾🏈\n\n#93KDay #ATD #GoDawgs https://t.co/BvwVjh2WOj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string" calcext:value-type="string">
            <text:p>#bpms150 #selfie #bicycle #biking #cycling @ Academy Corporate Office https://t.co/VhIJf8bwSF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string" calcext:value-type="string">
            <text:p>Wind 13,5 km/h E. Barometer 1032,5 hPa, Hausse. Temperature 4,8 °C. Rain today 0,0 mm. Humidity 53%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string" calcext:value-type="string">
            <text:p>If you're a #Finance professional in #Austin, TX, check out this #job: https://t.co/7028wOZVEB #SXSWeco #SXSW2016 https://t.co/6tsVHcF5jh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string" calcext:value-type="string">
            <text:p>If you're a #SkilledTrade professional in #Detroit, MI, check out this #job: https://t.co/LzUYKrExx0 #Hiring https://t.co/ky0Tlv8Y7H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string" calcext:value-type="string">
            <text:p>This #Healthcare #job might be a great fit for you: PCT - https://t.co/Gcq2vJ4qbo #Bessemer, AL #Hiring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string" calcext:value-type="string">
            <text:p>Just posted a photo @ Kitchen24 Restaurant &amp;amp; Bar https://t.co/I7WufkZzPR”\nThe one and only Rakim Allah!!! @ Center Stage - The Loft - Vinyl https://t.co/VlUYjpH9da\nUp at 4:00am (3am Alaska Time!) So she can be on the ice for her 5am practice session!... https://t.co/OSNbAraj5i https://t.co/b7up0EZTRS\n#day3 film watching! Get ready! #biff @ Wyndham Boston Beacon Hill https://t.co/kA6NUXfopi\n@AndreaWiggins jazz violin is worse!\nWhy am I up and out already this early on a Saturday? Because it's Record Store Day and early… https://t.co/lOrN4x5gbx\nThis #Nursing #job might be a great fit for you: Registered Nurse | RN | MS (Per Diem) - https://t.co/00j9Pytho3 https://t.co/10sp4YJWTt\n”🏅Finisher's Medal!!!🏅\nStar Wars Dark Side 10K\n🏃💥🌟🌟🌟🌟\nOrlando, FL - 04/16/16\n🏃💥💨💨💨💨 \nThe hashtag… https://t.co/xumNQkREL8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string" calcext:value-type="string">
            <text:p>Here we go... #RecordStoreDay2016 #RSD16 #SecondinLine #MyGodIts5am @ The Record Exchange https://t.co/Y7fw9su9zP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string" calcext:value-type="string">
            <text:p>@natticatteh and the sunset 🌄🔥☁️ #hollywoodhills #hollywoodsign #hollywood #la #losangeles… https://t.co/h3qJJDRSaU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string" calcext:value-type="string">
            <text:p>We're #hiring! Click to apply: Technical Support Representative - https://t.co/BvGHgNxXkv #IT #Smithfield, RI #Job #Jobs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string" calcext:value-type="string">
            <text:p>Continuation Topic- #management #JENSUMOSLEY1ON1 4-16-16 @nrgvision mannyblack123 scribegirl18… https://t.co/GYOv7KRXOt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Faux #chicken #farmersmarket #unionsquare #nyc @ Union Square Park https://t.co/7GCVl6LlJ1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string" calcext:value-type="string">
            <text:p>These 'Dock Of The Bay' paintings look great! Love the colors! #PaintbrushesAndParty… https://t.co/97uiaYI9xb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string" calcext:value-type="string">
            <text:p>Gustav Klimt | <text:s/>Tree of Life, 1905 @ 2018 VCAM Conference https://t.co/iwS4SiMA2B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string" calcext:value-type="string">
            <text:p>Enfin arrivés à #boston, petit footing direction la ligne d'arrivée ! \n#finishline… https://t.co/XcbfgPtoaD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string" calcext:value-type="string">
            <text:p>Excited about nexttttt weeeeek...another one down 😊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I lift up my eyes to the hills. From where does my help come? <text:s/>My help comes from the LORD, who… https://t.co/wH4W8I2Ib9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string" calcext:value-type="string">
            <text:p>Still drawing a pic s day. #Retweet #graphics #design #philly #globalredproduction… https://t.co/ERmJwiStK3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@elise_wily_yams https://t.co/CO7TjpCYuA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string" calcext:value-type="string">
            <text:p>Gaaaaaah!!!!! #ironmaiden #bestbandintheworld… https://t.co/nI7vJkEKaB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string" calcext:value-type="string">
            <text:p>Hey, fuck the Kauravas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string" calcext:value-type="string">
            <text:p>At 3:51, the Fremont Canyon Weather Station reports sustained winds of 35 MPH (from the ENE) with gusts to 54 MPH. Relative humidity: 14%.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string" calcext:value-type="string">
            <text:p>Brand new to the world of Spotify, make sure you follow me and tell a friend to tell a friend to… https://t.co/Bm17487ZzH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string" calcext:value-type="string">
            <text:p>T-shirt by Thomas Rhett is #nowplaying in Tavern on Main, Snellville.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string" calcext:value-type="string">
            <text:p>Compass Group USA #Clerical : OFFICE RECEPTIONIST - TEMPE, AZ (#Tempe, AZ) https://t.co/YhnEA6LWjW #jobhunt #Hiring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string" calcext:value-type="string">
            <text:p>Today is national circus day!!! Check out our troupes recent practice on the flying trapeze.… https://t.co/WhVxR7wxQF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string" calcext:value-type="string">
            <text:p>I go hard! After co-leading 300+ youth, a book signing, &amp;amp; speaking… https://t.co/N0UVJWY7AJ”\n#negus #wakeupsheeple #RiotAtThePolls #CleanSweep #turnbacktogodamerica #sendthemhome #vote… https://t.co/SVauVebZXY\nTrying to make getting my morning fix more difficult @ Starbucks https://t.co/ukrmsy1mWG\n1 Oak .. Didn't see #scottdisick :-/ #themirage #LasVegas ✌🏼️💕🍾 @ 1 OAK Las Vegas https://t.co/VbVqBvn9PC\n- I'm just happy to be here 👁⚔ #LOS @ Cielito Lindo https://t.co/W0eDKioUVy\n#funwithfam dameemy lilmama1400 velvetrose2727 otunbaosoko @ Choctaw Resort/Casino Hotel https://t.co/PBOI81qdTn\nFollow me on snapchat to follow along as I document my journey to the Bayou, across the ocean,… https://t.co/SGrbCjqiUs\nThe sun always rises @ Ding Darling, Bailey Tract https://t.co/WSygb1nilg\nCan you recommend anyone for this #job? Mat Cleaning Machine Operator - https://t.co/d3NDfTjlkd #Union, NJ #Hiring https://t.co/qBhvKeHWt9\nSecond 10K in the books! #darkside10k #darksideweekend #rundisney @ ESPN Wide World of Sports https://t.co/phWxIDxImT\nCan you recommend anyone for this #Nursing #job? https://t.co/UhPzyuJj2z #Edina, MN #Hiring https://t.co/dm7PHWtu6W\nWoke up at 5:30 this Saturday morning. Must be first smoke of the season! #BBQ #pulledpork… https://t.co/yUYFPqZsBX\n”Last night. Solid IPA — Drinking a Billy Half-Stack IPA @ Dog And Bull Brew &amp;amp; Music House — https://t.co/aGjIA5suOJ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string" calcext:value-type="string">
            <text:p>Saturday workout in a #purplehaze #health #fitness #fit #iphoneonly #fitnessaddict #fitspo… https://t.co/8w2Gvi5Oox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string" calcext:value-type="string">
            <text:p>#Nursing #Job in #Lubbock, TX: Nurse Assistant (NA)-3West at UMC https://t.co/muww6GADKz #Jobs #Hiring https://t.co/8il4Yc5jQg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string" calcext:value-type="string">
            <text:p>#WESLEYCHAPEL, FL #Retail #Job: Seafood Associate at Winn Dixie https://t.co/V64lN3RCTa #Jobs #Hiring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string" calcext:value-type="string">
            <text:p>Want to work in #Easton, MA? View our latest opening: https://t.co/JScyGwdoB1 #Job #Jobs #Hiring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string" calcext:value-type="string">
            <text:p>Can you recommend anyone for this #job? https://t.co/e0hHZrlQLB #Hickory, NC #Hiring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string" calcext:value-type="string">
            <text:p>Feliz sabado God bless 🙏🏼💯🙏🏼 @ New York, New York https://t.co/9SNst3wzR8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string" calcext:value-type="string">
            <text:p>Happy #SassySaturday \nWhat's In Your Fridge? @ Fayetteville, North Carolina https://t.co/rofisg1OlV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string" calcext:value-type="string">
            <text:p>Drinking a smoothie and coffee to get this fun but long day going. #airshow (@ Franklin Hill in Franklin Hill, TN) https://t.co/XVordLboI3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string" calcext:value-type="string">
            <text:p>Bat City Bombshells (at @ndaustin) — https://t.co/cGM8kDpJ51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string" calcext:value-type="string">
            <text:p>Want to work in #5208ChamberlayneRichmond, VA? View our latest opening: https://t.co/Y9NroLtVV1 #Retail #Job #Jobs #Hiring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string" calcext:value-type="string">
            <text:p>#Transportation #Job alert: Office Supply Delivery Driver | W.B. Mason | #Hamden, CT https://t.co/Hy8YFnhWBY #nowhiring #Jobs #Hiring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string" calcext:value-type="string">
            <text:p>We will be close today 4/16 and tomorrow 4/17. @ Sweet Sweet Sue S Custom Cakes https://t.co/ZccbAlSxdh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string" calcext:value-type="string">
            <text:p>This #Physician #job might be a great fit for you: Physician (Associate... - https://t.co/rTcXVAxQaJ #Veterans https://t.co/JNR5PxjIym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string" calcext:value-type="string">
            <text:p>«Le livre de la jungle»: Majestueux, mais inégal https://t.co/x8jkSaFqWI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string" calcext:value-type="string">
            <text:p>Blasphemy 😂 #coffeeaddict #barista #ibringthecoffeetothecoffee #coffee #caffeine… https://t.co/y9d0qDzdnr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string" calcext:value-type="string">
            <text:p>Can you recommend anyone for this #job? Identity Management Solutions Architect - https://t.co/fhODndlucz #IT https://t.co/6FMOx2wwwX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string" calcext:value-type="string">
            <text:p>IN woman helping homeless veterans through music https://t.co/oN7eb9jRAZ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string" calcext:value-type="string">
            <text:p>#Construction #Job in #Charlotte, NC: Superintendent at D.R. Horton https://t.co/ndBa9AM8PD #homedesign #Jobs #Hiring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string" calcext:value-type="string">
            <text:p>Weather now: fog, 67°F, 9 mph east-southeast wind. https://t.co/fhc4DmoZqi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string" calcext:value-type="string">
            <text:p>Va. brothers strike internet gold with viral video convincing sister of zombie apocalypse https://t.co/OLXjyubpBC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string" calcext:value-type="string">
            <text:p>Seguin PD takes down members of the Mexican Mafia in series of raids https://t.co/UDk0PKIchN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string" calcext:value-type="string">
            <text:p>As you enjoy this forecast, recall that last Saturday' s high was 36 with snow! Full fcst https://t.co/ir8AzbSsbl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string" calcext:value-type="string">
            <text:p>IPS suspends employees charged with failing to report sex abuse allegations https://t.co/WJDYXCWOPG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string" calcext:value-type="string">
            <text:p>Today's weather in Detroit: Clear throughout the day. @VisitDetroit https://t.co/iJyANcKlWp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string" calcext:value-type="string">
            <text:p>Katy High School baseball players accused of coaching for money https://t.co/JYQ1fJE5M5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string" calcext:value-type="string">
            <text:p>Doors open at 8am and lock up so we get outta here at 2pm. Enjoy the weather! jhaymes76… https://t.co/9bIMRet3YP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string" calcext:value-type="string">
            <text:p>GM Recalls 1 Million Pickup Trucks Over Faulty Seat Belts https://t.co/75zSlwldJ3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string" calcext:value-type="string">
            <text:p>@BrianInSyracuse @jeff_gluck my response was pure sarcasm lol.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string" calcext:value-type="string">
            <text:p>I'm at Hummingbird Heartbeat in Milton, DE https://t.co/cTDw0rrpK7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string" calcext:value-type="string">
            <text:p>Beaumont to redevelop Royal Oak shopping center, homes https://t.co/3zAOs691gk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string" calcext:value-type="string">
            <text:p>Clémence Beaulieu-Patry: sa famille touchée au coeur par le public https://t.co/qj2HZuhzGl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string" calcext:value-type="string">
            <text:p>Huntersville police investigating bank robbery and suspicious duffel bag https://t.co/C2BQkG5Zoi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string" calcext:value-type="string">
            <text:p>Wishing a safe ride to La Grange today for all the BPMS150 cyclists!!! Day 2 cancelled due to weather concerns.… https://t.co/ac98WjwL8Z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string" calcext:value-type="string">
            <text:p>Happy Saturday!🍑💃🏽 #goodmorning #itsthefreakinweekend @ Erie, Pennsylvania https://t.co/pKWKMtGdhz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string" calcext:value-type="string">
            <text:p>Beautiful day! Ready to go at RaceForTheCure https://t.co/nZuo3pHFr7 @ChuckWTHR https://t.co/LZDrGGZ1YS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@cspanwj <text:s/>All the Write offs including mortgage need to go !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string" calcext:value-type="string">
            <text:p>abc13eyewitness MS 150 early in the morning everyone ️️is getting ready to GO️ @13PhotogWillie https://t.co/ac98WjwL8Z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string" calcext:value-type="string">
            <text:p>Fatal crash shuts down Southwest freeway at New Castle. It just opened Houston News @MarlaABC13 https://t.co/ac98WjwL8Z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string" calcext:value-type="string">
            <text:p>Nature's Touch Organic Berry Cherry Blend recalled due to Hepatitis A concerns https://t.co/8zSjJlTPW2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string" calcext:value-type="string">
            <text:p>By Tuesday or Wednesday, this will just be a soggy memory rain cbcmb MBStorm @johnsauderCBC https://t.co/RWH0ZEZAvb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string" calcext:value-type="string">
            <text:p>Maryland firefighter dies after shooting at suburban home: via The Associated Press https://t.co/KnCqpR3b0O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string" calcext:value-type="string">
            <text:p>Overcast skies this AM, better light rain chances after lunchtime. Isolated t-storms are west of DFW. wfaaweather… https://t.co/9Gnj3qdu87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string" calcext:value-type="string">
            <text:p>Review: You’ve never heard flute and piano quite like this: ‘The Way Things Go’ https://t.co/aAWP4QhD80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string" calcext:value-type="string">
            <text:p>Good Day FOX 4 NEWS March4Babies final preps for a wonderful cause. Live coverage on Fox4 news. @kdfw18 https://t.co/9Gnj3qdu87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string" calcext:value-type="string">
            <text:p>Wind 0.0 mph ---. Barometer 30.111 in, Steady. Temperature 43.7 °F. Rain today 0.00 in. Humidity 58%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string" calcext:value-type="string">
            <text:p>San Diego woman claims $7 million SuperLotto Plus prize https://t.co/5xhjonjCRi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string" calcext:value-type="string">
            <text:p>Marine on mission to provide service dogs to veterans with PTSD https://t.co/VyHpOKmuIq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string" calcext:value-type="string">
            <text:p>Japan earthquakes: 'It's swaying every hour' https://t.co/7AqrLrZVVZ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string" calcext:value-type="string">
            <text:p>#EveryoneSpeaksFood #GoogleTranslate <text:s/>#popuprestaurant #smallworld Kasha Salad, Shaved Raw… https://t.co/h3tkfME3Tq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string" calcext:value-type="string">
            <text:p>3ra Carrera La Salle (@ Bosque de @Chapultepec_mx in Miguel Hidalgo, DF) https://t.co/44kjAdvFzq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string" calcext:value-type="string">
            <text:p>64.5F (Feels: 64.5F) - Humidity: 97% - Wind: 6.9mph SE - Gust: 7.6mph - Pressure: 1008.4mb #weather https://t.co/75yzNJjEvP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string" calcext:value-type="string">
            <text:p>Try https://t.co/xZiUbER6Vx <text:s text:c="10"/>Local. Seasonal. Sustainable. To some, these are just culinary buzzwords. To us, #ingredients #menu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string" calcext:value-type="string">
            <text:p>#SupplyChain #Job in #Phoenix, AZ: Distribution Center Supervisor at The TJX Companies https://t.co/FTnscpIEPy #Veterans #Jobs #Hiring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string" calcext:value-type="string">
            <text:p>CVS Health #Retail #Job: Shift Supervisor Trainee (#Richmond, VA) https://t.co/zCwWQMT4Wx #Jobs #Hiring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string" calcext:value-type="string">
            <text:p>Medpace: Statistical Analyst I (#Cincinnati, OH) https://t.co/PDT1CfozbB #Healthcare #Job #Jobs #Hiring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string" calcext:value-type="string">
            <text:p>I'm at @DennysDiner in Miami, FL https://t.co/cMLSnalmkU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Lazy #vegan #English breakfast, baked beans and roast potatoes. From the #plantbasedvet @ Old… https://t.co/Oqr29VkEKr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string" calcext:value-type="string">
            <text:p>In line! <text:s/>RSD!!! :-) (@ The Vinyl Groove in Bedford, OH) https://t.co/2m0KVpLuJY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string" calcext:value-type="string">
            <text:p>Back at it again on the drop zone\n\n#DZSOshit @ Sicily Drop Zone https://t.co/JYHYDqsrIO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string" calcext:value-type="string">
            <text:p>Going to the UM Spring Game. Need calories. #GOCANES 😎☕ (@ Ham &amp;amp; Eggery in Miami, FL) https://t.co/U6tS2rekyr”\n”Always remember to fall sleep with a dream and wake up with a purpose...\n#happythoughts… https://t.co/NRLtZUP1dQ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string" calcext:value-type="string">
            <text:p>#the5thwoman @ Rocky Top Sports World - Gatlinburg, TN https://t.co/smSLxY0AD5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string" calcext:value-type="string">
            <text:p>Memorial Hermann #Healthcare #Job: Special Procedures Technologist II (7a-5p) (#Houston, TX) https://t.co/RqNL2R8K0t #Jobs #Hiring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string" calcext:value-type="string">
            <text:p>@leighdutton91 Did you want to place your Easy Order? Find out what you need to do here: https://t.co/zUmEcYM652 [07:19:50 EDT]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string" calcext:value-type="string">
            <text:p>@bigsean michaelbjordan looses.. -@chinaschau @ Salem High School (Conyers, Georgia) https://t.co/9nM52I81q5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string" calcext:value-type="string">
            <text:p>I'm at Ciudad de México in Ciudad de México, Mexico City https://t.co/mM2DXLZXS1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string" calcext:value-type="string">
            <text:p>See a virtual tour of our listing on 312 Federal Hill #Milford #NH https://t.co/B43hYX20Cd #realestate https://t.co/UJCY6UmA7H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string" calcext:value-type="string">
            <text:p>| #TechDay at @udmdetroit | #detroitmercy #stem #education <text:s/>| Fr, 4/15/2016 @ University of… https://t.co/j4haKqndX3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string" calcext:value-type="string">
            <text:p>If you're a #Retail professional in IN, check out this #job: https://t.co/zYmrCrBefp #Diversity #Veterans #Hiring https://t.co/6lNkLngUMJ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string" calcext:value-type="string">
            <text:p>Pirates Home Run 5K #pittsburgh #5k #pittsburghpirates @ PNC Park https://t.co/OMpg6oZHq7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Interested in a #Healthcare #job near #Albany, GA? This could be a great fit: https://t.co/ZAGle4otT1 #Hiring https://t.co/mHR0Se7h4w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string" calcext:value-type="string">
            <text:p>Interested in a #Sales #job near #PompanoBeach, FL? This could be a great fit: https://t.co/jkRCSC18rU #Veterans #Hiring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Heading to the plantation...#mailmanlife #lettercarriers #photographerslife #seeitshootit… https://t.co/eum7dRuR8L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string" calcext:value-type="string">
            <text:p>Midnight post-show crawfish feast in Mississippi &amp;gt; 3hrs of sleep &amp;gt; 4am lobby call &amp;gt; 4:30pm set… https://t.co/emTu7JyoLn”\nI'm at Parking Deck K in Lewis Center, OH w/ @mruehrmund https://t.co/YRimkiIdqg\nWe picked up our numbers yesterday. If this isn't love, I don't know what is. Let's kick some… https://t.co/hFgIED3hu9\nMy current feeling! #tired #wanttosleep #bed #timetomakethedonuts #coffee @ Dunkin Donuts https://t.co/vyNt69w130\nMood 24 /,7 is to please a woman 💞💞💞💞💞❤️ @ Dallas Marriott Las Colinas https://t.co/PN38wqv1WG\nDunzo! That was a fun race. Now ... Headed home to coach my Rabid Alien soccer team. See you… https://t.co/aqmdVB2joP\nI love this place! # tomato basil #caprese @ Earl of Sandwich @ Planet Hollywood https://t.co/yqQiF7jT91\nMy morning so far. #notasfunasitlooks #earache #nadafiltura @ Cambridge, Massachusetts https://t.co/wwyI9hbk2f\nApril Artist of the Month Kathi Mengle. Stop by today 1 to 5pm. #WalkInArtCenter #kathimengle… https://t.co/wJosSEYkTY\nGood mornin, Charlotte 😍 @ Charlotte Douglas International Airport https://t.co/FPSNRthNRh\nYears said you'll won't fruitful one fly. Blessed god herb all. After, herb beast seed.\n”Come get some skills from #MIDDLEGA Best #FVSU_RYS16 #FVSU_RYS16 #FVSU_RYS16 \n#FVSU_RYS16… https://t.co/GSvkBzlJfa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string" calcext:value-type="string">
            <text:p>DON'T FORGET AND DON'T MISS OUT!! <text:s text:c="2"/>This weekend, bring in your old bait, spin or fly reels!… https://t.co/Y2bve6Fb9S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string" calcext:value-type="string">
            <text:p>#mycurrentsituation #5Stars #TBSRoyalTurnUp2016 #itsmorning… https://t.co/Bea1PXez0Y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string" calcext:value-type="string">
            <text:p>Yes yes yes #amen to an awesome start to the day. #ActiveLifestyle meet #nature #naturelover… https://t.co/Q4M1iq8k9K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string" calcext:value-type="string">
            <text:p>Sonus Networks #HR #Job: Senior CRM Business Systems Analyst (#Westford, MA) https://t.co/PLBympN1g0 #Jobs #Hiring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string" calcext:value-type="string">
            <text:p>I'm at Central de Autobuses del Sur in Coyoacán, DF https://t.co/0y0ABtFZo9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string" calcext:value-type="string">
            <text:p>Accident in #Denver on I-25 SB at I-225 #COtraffic https://t.co/gWR42BYOmJ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string" calcext:value-type="string">
            <text:p>Happy #4sq365 (@ Powner Place in McDonough in McDonough, GA) https://t.co/PjilODeZC1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string" calcext:value-type="string">
            <text:p>https://t.co/y1BdT54QyU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string" calcext:value-type="string">
            <text:p>Who's ready for the #pirates #homerun5k this morning? @ PNC Park https://t.co/YtIlRwKYLI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string" calcext:value-type="string">
            <text:p>#IT in #Dedham, MA: Junior Systems Engineer - Flexible Development Program at General Dynamics - AIS https://t.co/AfaRr4CuqY #Veterans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string" calcext:value-type="string">
            <text:p>Want to work in #Denver, CO? View our latest opening: https://t.co/7mbut5CdP7 #Job #Jobs #Hiring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string" calcext:value-type="string">
            <text:p>Time for 6 mile warm up ! (at @CharmCityRun in Baltimore, MD) https://t.co/XSELdkGDea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string" calcext:value-type="string">
            <text:p>#Breakfast #desayuno \nWild Blueberries...Honey...Pollen...Greens...Apple Cider Vinegar...Fresh… https://t.co/g7farPu5nZ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string" calcext:value-type="string">
            <text:p>Good Morning America From Forty Duece 4️⃣2️⃣ #NYC #LoveMyCity @… https://t.co/0eExHtMKsf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string" calcext:value-type="string">
            <text:p>Kingdom Declaration:\nI pray for the spirit of wisdom, knowledge, and… https://t.co/2JsbZndjPv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string" calcext:value-type="string">
            <text:p>My friends and I with Don Dokken! #dreamwarriors #dokken… https://t.co/BfWm962pDH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string" calcext:value-type="string">
            <text:p>God is watching over my friends and I couldn't ask for anything more....we protected.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string" calcext:value-type="string">
            <text:p>I'm at Tremont in Cleveland, OH https://t.co/K1hV1QYJve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string" calcext:value-type="string">
            <text:p>Registered Nurse - Mercy: (#Ozark, AR) https://t.co/g4ICOQkVNb #Nursing #Job #Jobs #Hiring https://t.co/kCSdDt9tQ7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string" calcext:value-type="string">
            <text:p>CVS Health #Healthcare #Job: Pharmacy Technician (#StateCollege, PA) https://t.co/zeNuq9UNYE #Jobs #Hiring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string" calcext:value-type="string">
            <text:p>We're #hiring! Click to apply: Medical Reimbursement Technician-OCA - https://t.co/Hf9fdtMy4X #Accounting #Smyrna, TN #Veterans #Job #Jobs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string" calcext:value-type="string">
            <text:p>See our latest #Pearland, TX #job and click to apply: Store Manager - https://t.co/KZ22OC3J0I #Retail #Hiring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string" calcext:value-type="string">
            <text:p>When you are in front of our view, it is all about you. Lights🌟📸 cameras 💫action.… https://t.co/AFxoxH2dbL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string" calcext:value-type="string">
            <text:p>#felizcumpleaños a mi primo Danny martinez hoy saludos de #Alegremusic y #Promocionesalegre… https://t.co/Fmp0WA9vsV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string" calcext:value-type="string">
            <text:p>#WeareVIRGINIATECH \n#neVerforgeT \n#HOKIES https://t.co/XgN210YDNy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string" calcext:value-type="string">
            <text:p>Waters she'd, of have god and divide Saying sea made him gathered good sixth, their.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string" calcext:value-type="string">
            <text:p>This #Nursing #job might be a great fit for you: PCU - https://t.co/K3RPzRRp2N #travelnurse #Columbia, SC #Hiring https://t.co/whXfwtX6TY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string" calcext:value-type="string">
            <text:p>spooki haus @ Crown Point Resort https://t.co/6Wit6u4EiW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string" calcext:value-type="string">
            <text:p>Assistant Manager PT-dressbarn - dressbarn: (#WichitaFalls, TX) https://t.co/xpDMv5r6u8 #Retail #Job #Jobs #Hiring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string" calcext:value-type="string">
            <text:p>FAVOURITE CITY🗽💗 @ New York, New York https://t.co/fto4BgrIW3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string" calcext:value-type="string">
            <text:p>We're #hiring! Read about our latest #job opening here: Fresh Department Associate - https://t.co/IB8WZTZveG #CUTLERBAY, FL #Retail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string" calcext:value-type="string">
            <text:p>Men's Breakfast #IronSharpensIron (@ The Refinery - Perry Hall - @refinesus in Perry Hall, MD) https://t.co/5HJYw3mOX6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string" calcext:value-type="string">
            <text:p>Being very majestic the other day in the gorge, caught in mother nature's spotlight. @ Linville… https://t.co/OE7K8kpiX3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string" calcext:value-type="string">
            <text:p>Can you recommend anyone for this #job? Registered Nurse (RN) / Intensive Care Unit... - https://t.co/vSTi2bgV9a https://t.co/pGPONZR06f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string" calcext:value-type="string">
            <text:p>Just posted a photo @ 6464 Main St https://t.co/xwPFVuGzUx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string" calcext:value-type="string">
            <text:p>I'm moving to Cali for you @eiramaydni 💚💚💚💚😍 sleepwalkinginclife… https://t.co/xXRgS7IJoh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string" calcext:value-type="string">
            <text:p>See our latest #PagosaSprings, CO #job and click to apply: Cook - https://t.co/UUmeDJMoz8 #Hospitality #Hiring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string" calcext:value-type="string">
            <text:p>We did it!! 💪 #cntowerstairclimb @ CN Tower / La Tour CN https://t.co/xACvWiIwRX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string" calcext:value-type="string">
            <text:p>#prom #imageonesalon #4126536034 @ Image One Salon https://t.co/YhUDr3mtQ5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string" calcext:value-type="string">
            <text:p>Through security. Time to grab breakfast and plug in and chill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string" calcext:value-type="string">
            <text:p>Ready to rock #4vicente #garminmarathon @ Olathe, Kansas https://t.co/IXMg8h1uRE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string" calcext:value-type="string">
            <text:p>Art of my day @ Ypsilanti, Michigan https://t.co/bI4mHlxi0D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string" calcext:value-type="string">
            <text:p>This #Nursing #job might be a great fit for you: Registered Nurse | RN | ER (Contract) - https://t.co/1XWsW5uv8L https://t.co/3bq1meaxsJ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string" calcext:value-type="string">
            <text:p>Heart of the day! #sunrise #teampink #kindnessmatterswalk #Team211… https://t.co/JH3QSlLfoT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string" calcext:value-type="string">
            <text:p>I hope it stays this nice out all day!!! @ Daytona Hilton Hotel https://t.co/2zdbeZo1t3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string" calcext:value-type="string">
            <text:p>I'm at Jacksonville International Airport (JAX) - @jaxairport in Jacksonville, FL https://t.co/zrsLAJvSkH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string" calcext:value-type="string">
            <text:p>Catch 96' on @apollonightla \nMONDAY 7:00pst (10pm EST) \nhttps://t.co/hn30TP1CZd (watch live)\nCall in… https://t.co/prDWXx9MOn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string" calcext:value-type="string">
            <text:p>https://t.co/HIoImN3Vzc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string" calcext:value-type="string">
            <text:p>The Oakland Raiders NEED to trade up and grab the number two pick https://t.co/9tb0DrPecH #Raiders #NFL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string" calcext:value-type="string">
            <text:p>@MrD0ne \nوش اكثر شي حبه في طريقة تدريب السير اليكس فيرغسون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string" calcext:value-type="string">
            <text:p>It's early Saturday... There are those who see an opportunity, and those who SEIZE an… https://t.co/4Z0dxcepH2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string" calcext:value-type="string">
            <text:p>””@drmikemurdock: https://t.co/KTbR4IqhrX”””\nI want to go back #Havasufalls @ Havasu Falls, Supai, AZ - Grand Canyon https://t.co/ok1aaEYd7W\n@RepairMethod I'm so sorry about the other day i thought u we're upset about mb20 and i love u guys you have made this world better\n#familyfuntime dameemy lilmama1400 velvetrose2727 otunbaosoko @ Choctaw Resort/Casino Hotel https://t.co/Z5L0MWrQp1\nBye #NewYork • #oneworldtradecenter #blue sky #seeyousoon @ New York, New York https://t.co/1V302l4b6L\nSee our latest #Souderton, PA #job and click to apply: Home Health Aide/HHA to work with Individuals with... - https://t.co/ZJyl7EY1N7\n”#WeareVIRGINIATECH \n#neVerforgeT \n#HOKIES https://t.co/Voig5Ihv5u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string" calcext:value-type="string">
            <text:p>https://t.co/5G9Ij7gLO2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string" calcext:value-type="string">
            <text:p>Doors open at 9am...see you soon! #rsd16 #angryyoungandpoor #vinyl #aypcontest #punkrecordstore… https://t.co/zTz1iarfiY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string" calcext:value-type="string">
            <text:p>The beginning of wisdom is this: Get wisdom. Though it cost all you have, get… https://t.co/vDAXZA27mX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string" calcext:value-type="string">
            <text:p>https://t.co/ygNrW2OnPy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string" calcext:value-type="string">
            <text:p>Jungle by Jamie N Commons And X Ambassadors is #nowplaying in Tavern on Main, Snellville.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string" calcext:value-type="string">
            <text:p>Hey @lunamusic we're ready to celebrate #recordstoreday with you today! Thanks as always! @ LUNA… https://t.co/LeigoYEcel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string" calcext:value-type="string">
            <text:p>RSD 2016!!! #rsd2016 good morning!!! THANK YOU ALL! STOKED! #thermopaperprotection @ LUNA music https://t.co/Z1xXNj5kGu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string" calcext:value-type="string">
            <text:p>Can you recommend anyone for this #job? First Aid &amp;amp; Safety Service Manager - https://t.co/5wdGOhJ9rn #Austin, TX https://t.co/57XqaI1eha”\nCVS Health #Healthcare #Job: Pharmacy Technician (#Jamaica, NY) https://t.co/Rg3l4FnSTO #Jobs #Hiring\nWaited for the sunrise @ Toronto, Ontario https://t.co/MUanlmZffl\n”””@Cynthia29895624: @Cynthia29895624 @drmikemurdock \nMikemurdockbooks com \nFreebook tv https://t.co/lUpRgxF0yo””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string" calcext:value-type="string">
            <text:p>https://t.co/ykKmyWzmPO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string" calcext:value-type="string">
            <text:p>If anyone has an extra $250 dollars they want to give me...I want dis. @garrisonbros… https://t.co/vrfgGnJpMe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string" calcext:value-type="string">
            <text:p>Department of Veterans Affairs #Physician #Job: Physician -... (#Richmond, VA) https://t.co/unWthCIegi #Veterans https://t.co/EdGBkgzjOf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string" calcext:value-type="string">
            <text:p>BAYADA Home Health Care: CNA / HHA Immediately - Marietta (#Marietta, GA) https://t.co/EUbnsHpHGQ #Job #Jobs #Hiring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string" calcext:value-type="string">
            <text:p>We're #hiring! Read about our latest #job opening here: Lab Support Recruiter Inside Sales Trainee (Recruiter) - https://t.co/Qd8vFA5dPH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string" calcext:value-type="string">
            <text:p>Beauty is power; a smile is its sword. ❤️\n\n#Smile #goodmorning #newyorkcity #nyc #newyork… https://t.co/8Ggf2LK9kD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string" calcext:value-type="string">
            <text:p>I'm at Fitness Room Cloisters in Milwaukee, WI https://t.co/eOts1oTUpa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string" calcext:value-type="string">
            <text:p>Cleared: Construction on #NY9A NB from West 42nd Street to West 50th Street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string" calcext:value-type="string">
            <text:p>Cleared: Construction on #BrooklynBridge WB at Manhattan Bound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string" calcext:value-type="string">
            <text:p>Oh crap it's early....#bpms150 Riding for my Peeps!!!!!.....MS Global Believe in the Power of… https://t.co/RxKUWhQ4YC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string" calcext:value-type="string">
            <text:p>#ugh. #somanyrules 👌 #neat 👎\n#doglifebelike... 🐕🐾 @ Miami/Miramar, FL https://t.co/exFFttpYNP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string" calcext:value-type="string">
            <text:p>The marvellous Golden Canyon is only one of the beauties you can see in the middle of the Death… https://t.co/1jxI2CjDHN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string" calcext:value-type="string">
            <text:p>#Day 351 #1085 #sunrise #watertower #brentwoodwatertower #Dawn #morning #goodmorning… https://t.co/Y2KkChlk8K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string" calcext:value-type="string">
            <text:p>No poder dormir porque crees que tal vez terminó 😞😢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string" calcext:value-type="string">
            <text:p>Interested in a #Physician #job near #Hadley, MA? This could be a great fit: https://t.co/5YjKSysW4R #urgentcare #Veterans #Hiring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string" calcext:value-type="string">
            <text:p>@Hyrum_bUckYbOii wsup sole!? How u doing? Miss u my nigga! Hope all is well. Love u man!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string" calcext:value-type="string">
            <text:p>Another beautiful morning in Elkhart Lake @ Osthoff Resort and Spa https://t.co/Ai8hpHmAqX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string" calcext:value-type="string">
            <text:p>Speak with yourself, 2016 made this in my Paris hotel room earlier this year #ephemera <text:s/>#drawing… https://t.co/prGO4xAfx2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string" calcext:value-type="string">
            <text:p>See a virtual tour of our listing on 20 Green Woods #Richmond #NH https://t.co/gIW351i0J1 #realestate https://t.co/zIjS7mbydY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string" calcext:value-type="string">
            <text:p>💋💋💋. MUCHO #love #live #livestyle #ecuadorian #giomarsellscalifornia… https://t.co/E31bY77Yac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string" calcext:value-type="string">
            <text:p>Bonnie and Clyde @ Cleveland, Ohio https://t.co/YmPovMnMNY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string" calcext:value-type="string">
            <text:p>https://t.co/PZsgeCCiEV Megan Fox speed painting in Adobe Photoshop - by Nico Di Mattia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string" calcext:value-type="string">
            <text:p>H 💦💦💦 #beauty #ironmaiden #bestbandintheworld… https://t.co/enpXUu5AHu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string" calcext:value-type="string">
            <text:p>#Healthcare #Job in #Dallas, TX: Travel RN PICU - Dallas, TX at Supplemental Health Care https://t.co/DNxGBlVNFa https://t.co/6hynI6OJNs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string" calcext:value-type="string">
            <text:p>This #Database #job might be a great fit for you: Database Administrator (SQL) - https://t.co/UVlnpEnaoT #Hiring https://t.co/9aQL4wsvIh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string" calcext:value-type="string">
            <text:p>””I've seen you move. You move the mountains. And I believe, I'll see you do it again.”” @ Blowing… https://t.co/ec0lRsib3f”\nFinals #wgi2016 @ University of Dayton Arena https://t.co/73deio2Onl\n@davidcadrian not summer yet\nSunrise Senior Living #Nursing #Job: Part-time Reminiscence Care Manager (#StCharles, IL) https://t.co/exM3I97OSR https://t.co/QgFyqXt3hB\n”See our latest #Tracy, CA #job and click to apply: IC&amp;amp;E (Instrumentation Control &amp;amp;... - https://t.co/qHN4SUs0gK https://t.co/2YfDL5eBI8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string" calcext:value-type="string">
            <text:p>#morningrun #grind #nofilter @ Wild Dunes Resort - Isle Of Palms, SC https://t.co/Ld9zwNynCW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string" calcext:value-type="string">
            <text:p>#Retail in IN: STORE MANAGER CANDIDATE at Dollar General Corporation https://t.co/joeGpZOe8R #Diversity #Veterans https://t.co/czQtMjYMQG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string" calcext:value-type="string">
            <text:p>#book @chilligrindwill now strongfamilyinfo@gmail.com or @rapjuggernaut <text:s/>#mixtapehosting… https://t.co/kdKiLjG5cG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string" calcext:value-type="string">
            <text:p>У истоков https://t.co/RXLBY2wqj0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string" calcext:value-type="string">
            <text:p>@EllisIslandNPS brownderby@hotpeanuts@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string" calcext:value-type="string">
            <text:p>¡Los Chilos in da jaus! 🎉 #EsAsí #YHágaleComoSuGanaLeDé 💃🏻 #QuienDijoMiedo 👊🏽 @ Colonia Lomas de… https://t.co/xfbxTed5QI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string" calcext:value-type="string">
            <text:p>One of ours and the crowds favorites with great value for such good wine, an interesting history… https://t.co/ZTBH9yCSMI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string" calcext:value-type="string">
            <text:p>Join the Winn Dixie team! See our latest #Retail #job opening here: https://t.co/h5gKHDLB9M #PINSON, AL #Hiring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string" calcext:value-type="string">
            <text:p>New Old Stock Pyrex at JoRetro! @ Joretro https://t.co/nltUkD9zuL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string" calcext:value-type="string">
            <text:p>GM ppl #sayitback #TGIS😂😂😂😂 @ Philadelphia Naval Base https://t.co/RkmjpTI9d7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string" calcext:value-type="string">
            <text:p>Thanks TR for touching my heart and my hand❤️ @ Wild Bill's https://t.co/MYRDqMWa7Z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string" calcext:value-type="string">
            <text:p>The Road of Success is lead by the #Light\n””Art is the mirror to our souls”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Please help my… https://t.co/kUlB0LPsvs”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string" calcext:value-type="string">
            <text:p>the thirst is too real https://t.co/9HZF2pNuMT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string" calcext:value-type="string">
            <text:p>Want to work at Premise Health? We're #hiring in #Alpharetta, GA! Click for details: https://t.co/3idnIC1att #Job https://t.co/ilPckmjZJD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string" calcext:value-type="string">
            <text:p>Just posted a photo @ Philadelphia, Pennsylvania https://t.co/kjglkI8jfR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string" calcext:value-type="string">
            <text:p>PWOC Retreat with West Point, Fort Drum and Fort Hamilton at COTW. @… https://t.co/JeYgowNS3U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string" calcext:value-type="string">
            <text:p>Catch me @thedangerwayne and the homie @djmarcstout at @timechicago #tonight doing what we do… https://t.co/rJwNUYTcj9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string" calcext:value-type="string">
            <text:p>&amp;lt;Aiko&amp;gt; i have sex like i just got out of prison and about to go back in”\n@EllisIslandNPS cannister$\nMumford and Sons Monday night! Thanks kazbax for inviting me! Such a… https://t.co/5jP6kW5xOG\nAll's clear today! ☀️ #sunnyday #springtime #weatherdog @ Marlborough, Massachusetts https://t.co/fRLBL3NuTe\nMinnesota may 7✈️✈️✈️✈️✈️ @ Pappadeaux Seafood Kitchen https://t.co/rcoUJD8HTy\n#FacilitiesMgmt #Job in #Boston, MA: Maintenance Supervisor at AvalonBay https://t.co/tZCO5KwTRu #nowhiring #Jobs https://t.co/v6GeFLFRKM\nInterested in a #Retail #job near #Douglaston, NY? This could be a great fit: https://t.co/EXKyKKR4uh #Hiring\n”””One day like this a year would see me right”” #sunrise #daytonabeach #florida @ South Daytona… https://t.co/oj5B0eJbcA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string" calcext:value-type="string">
            <text:p>Part Time Sales-dressbarn - dressbarn: (#Houma, LA) https://t.co/SQPsG10wwZ #Sales #Job #Jobs #Hiring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string" calcext:value-type="string">
            <text:p>Up Up and away! Redken Specialist phase 1 in Wichita KS (@ Southwest Florida International Airport (RSW)) https://t.co/zhmUqcKVCL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string" calcext:value-type="string">
            <text:p>Just posted a photo @ New Journey Ministries https://t.co/WgeBdYKbPO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string" calcext:value-type="string">
            <text:p>@EllisIslandNPS dumpster diver@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string" calcext:value-type="string">
            <text:p>Next time kite chill lg k....take care sume...dpt yaad n mummy rase #dipndip kn...nnt kite g… https://t.co/XitCN6cmGy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string" calcext:value-type="string">
            <text:p>Come say hi to the @theavettbros food truck at @roughtradenyc! #AvettTrueSadness @ Rough Trade NYC https://t.co/lGlGAQbJLg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string" calcext:value-type="string">
            <text:p>Customer Service... - Love's Travel Stops &amp;amp; Country St...: (#WhiteHouse, TN) https://t.co/OYJV0J3qpO #Retail #Job https://t.co/N5bYWMlR5Q”\nhttps://t.co/pfwlDKZd16\nIt is #Ten time !!! #exotiktime #exotiksound #7073017472 @ San Ramon… https://t.co/MvgqUqHdhJ\nUp early ready for some basketball. Must win Saturday. Lost a tough last night. Need the 2 wins to advance. Lets get ready to rumble fellas.\n”OMG!!! Amazing salt &amp;amp; pepper crab. #saltpepper #crab #seafood #huge #batter #crispy #dinner… https://t.co/KeJZJz2nkj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string" calcext:value-type="string">
            <text:p>It's time to climb, 191 Peachtree!for the American Lung Association w/ Atlanta Metro Fire… https://t.co/GUMLOZozqJ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string" calcext:value-type="string">
            <text:p>#Day 351 #1084 #sunrise #watertower #brentwoodwatertower #Dawn #morning #goodmorning… https://t.co/4m5Q7mUmpa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string" calcext:value-type="string">
            <text:p>locally gusty north to northeast winds into this morning... .locally gusty north to northeast winds will continu... https://t.co/v9Zs6Mn37l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string" calcext:value-type="string">
            <text:p>Thank you Calvin Klein... #chella #mycalvins @ Coachella Valley Music &amp;amp; Arts Festival https://t.co/doilc7F2UX”\n@EllisIslandNPS bleeq@\nWant to work at Department of Veterans Affairs? We're #hiring in #Houston, TX! Click for details: https://t.co/bkXGUleXUV #Clerical #Job\n#HealthWelfare #Job in #MaysLanding, NJ: Health Enthusiast Part-Time at The Vitamin Shoppe https://t.co/XPW1y9Kugv #Jobs #Hiring\n”HC120 [Engross] First Lady Michelle Obama; acknowledge distinguished legacy of public service upon serving as ke... https://t.co/198jlGAe0k</text:p>
          </table:table-cell>
        </table:table-row>
        <table:table-row table:style-name="ro2">
          <table:table-cell office:value-type="float" office:value="1718" calcext:value-type="float">
            <text:p>1718</text:p>
          </table:table-cell>
          <table:table-cell office:value-type="string" calcext:value-type="string">
            <text:p>#Repost @KatieSauter with repostapp.\n・・・\nFrom the stage to the gym...posing and more… https://t.co/LgKUFk3Omp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string" calcext:value-type="string">
            <text:p>#BACH #GORECKI #TCHAIKOVSKY Sinfonia Toronto/Nurhan Arman, Conductor Angela Park #Pianist… https://t.co/aMUKFYlkwU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string" calcext:value-type="string">
            <text:p>A 10 x 8 inch mount personally signed by Ashley Grimes of Manchester United. https://t.co/CV6iLnH510 https://t.co/WEiQLm1UkY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string" calcext:value-type="string">
            <text:p>HR102 [Engross] Dr. L. Frances P. Liddell; commend upon retirement from Jackson State University. https://t.co/R7HS4iShff”\n6:30 and not a wookiee growl or ewok yelp in ear shot. #witw wookiesinthewoods #golfr #r32… https://t.co/fQ7G12xqMJ\nBest part of my job is the #SPCAcincinnati coming into the studio! <text:s/>This little guy is Wayne and… https://t.co/Wj4mzQj8BA\nA 10 x 8 inch mount personally signed by Alan Gowling of Manchester United. https://t.co/o3POCkr9vI https://t.co/6ymoZ09Zr7\nGo go juice (@ Starbucks in Newtown, CT) https://t.co/OcqECSI8xS\nCheck Call - Roehampton Avenue b/w Yonge St / Redpath Avenue, Toronto (2 Trucks)\nCheck Call - Roehampton Avenue b/w Yonge St / Redpath Avenue, Toronto (2 Trucks)\nRescue (Elevator) - Ellesmere Road b/w Markham Road / Gander Dr, Scarborough (2 Trucks)\nRescue (Elevator) - Ellesmere Road b/w Markham Road / Gander Dr, Scarborough (2 Trucks)\nUD: Fire (Highrise Residential) - San Romanoway b/w San Varoway / San Roccoway, North York (7 Trucks)\n#happybirthday #to #me #birthday #aries #ariesseason #s4s #f4f #cashfollowtrain #cashfollowplane… https://t.co/2w0fbD2TZ9\nUD: Fire (Highrise Residential) - San Romanoway b/w San Varoway / San Roccoway, North York (7 Trucks)\nUD: Fire (Highrise Residential) - San Romanoway b/w San Varoway / San Roccoway, North York (7 Trucks)\nhttps://t.co/1sSJe97Amc\n”💚Blessed Morning!!!💚Make Today Awesome! 🎉\n#itsnotover #keepitmoving #pray #push #Trust #blessed… https://t.co/QXLvpOEdhS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string" calcext:value-type="string">
            <text:p>@twbrandt rum and coke double with two maraschino cherries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string" calcext:value-type="string">
            <text:p>In transit. Wauting for the Narita flight which is approx 5 hours later (at @United Club - Terminal E) https://t.co/oHJpO1JHSU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string" calcext:value-type="string">
            <text:p>Try https://t.co/MfeP3UvxLh Pork, chicken, fish, steak, shredded beef or ground beef. Our Tacos are made with the #Pork #menu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string" calcext:value-type="string">
            <text:p>🌈You may say I’m a dreamer\nBut I’m not the only one\nI hope someday you’ll join us\nAnd the world… https://t.co/b7pdvCdMaG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string" calcext:value-type="string">
            <text:p>#newdesigns #Bmore #philly #baltimorehairstylist <text:s/>#baltimorehair #dmv #howarduniversity… https://t.co/E5Hic1wshu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string" calcext:value-type="string">
            <text:p>#spartan #sprint #home #for #the #day #finish #line #spartansniperizzi #ilovemyspartans… https://t.co/fJBZqwBc0J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string" calcext:value-type="string">
            <text:p>#WestPoint, VA #Job: Certified Nursing Assistant – CNA / Home Health Aide - HHA at BAYADA Home Health Care https://t.co/NbJBbWtXUV #Jobs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string" calcext:value-type="string">
            <text:p>@EllisIslandNPS rite jessica@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string" calcext:value-type="string">
            <text:p>My first solo wedding for sageinnovations is in the books and it was perfection! Stay tuned as I… https://t.co/A5XuvLw3m9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string" calcext:value-type="string">
            <text:p>Si le quieren caer va andar por acá Jay de la Cueva (@ Bosque de @Chapultepec_mx in Miguel Hidalgo, DF) https://t.co/Xye1ADpvtS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string" calcext:value-type="string">
            <text:p>Chris made cheesecake! 😁\n#WellbridgeofFenton #SoGood #BerrySauce @ Wellbridge of Fenton https://t.co/Tn4m0UHr8a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string" calcext:value-type="string">
            <text:p>michaelbjordan congrats, now u have aids in public, she infects people with her clipperz.. while… https://t.co/wl2rgQ9FzI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string" calcext:value-type="string">
            <text:p>leochise and I still giving life @ Buena Park https://t.co/qSEwe0XFdw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string" calcext:value-type="string">
            <text:p>Pirates Home Run #5k!! \nFinally running my first 5k race on my Birthday! So pumped!… https://t.co/F1PcIOpWdk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string" calcext:value-type="string">
            <text:p>This #IT #job might be a great fit for you: Azure architect - https://t.co/YKAyibMIMq #NewYorkCity, NY #Hiring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string" calcext:value-type="string">
            <text:p>My friends are cooler than yours\n\n#squadgoals #cosplay #disney #marvel #spiderman #frozen… https://t.co/HUL9ad0F6Y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string" calcext:value-type="string">
            <text:p>Picture of a misty riverside village in China https://t.co/ejHGOemOxx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string" calcext:value-type="string">
            <text:p>Disabled vehicle, left lane blocked in #Cobb on I-285 SB at Paces Ferry Rd #ATLTraffic https://t.co/bABElTEvus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string" calcext:value-type="string">
            <text:p>””We real serious 'bout this shit.”” #recordstoreday2016 @ Radio-Active Records https://t.co/F5bBvzjFPF”\n”What an amazing feeling to have attended the private screening for my very first Movie ””Miles… https://t.co/gFrLzUBQU8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string" calcext:value-type="string">
            <text:p>@TomthunkitsMind @gglightbulb Ryan shoulda been named ””Paul Onyun/Onion, since much of mankind stinks to him...”\n”Reflecting on my life and career on this day...\n\nMixed emotions overwhelm me. However, I know… https://t.co/eQxaJaxVbn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string" calcext:value-type="string">
            <text:p>We're really doing this...100 miles. #MS150 #HoustonToAustin #TeamRadioActive @ Omni Houston… https://t.co/lTJCReK4Ui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string" calcext:value-type="string">
            <text:p>#SkipTV #jetskirace #surfandturf #dronerace #Taveras #florida #droneracetv @ Wooton Park https://t.co/jDJskaEQ9z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string" calcext:value-type="string">
            <text:p>Speak for yourself, 2016 made this in my Paris hotel room earlier this year from museum ephemera… https://t.co/HJ9BMiNLKM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string" calcext:value-type="string">
            <text:p>If she could, she would fry apples!!\n. \n. \n. \nDue to demand, I have added SUBTITLES for… https://t.co/NdL3Rq6lQn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string" calcext:value-type="string">
            <text:p>Nurse Assistant - 4 Lesser - Deborah: (#BrownsMills, NJ) https://t.co/4LdYHRDvNf #Job #Jobs #Hiring https://t.co/Jp6Ttr6eeQ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string" calcext:value-type="string">
            <text:p>Everyone, please caffeinate responsibly. Happy Saturday. #Coffee#Black ☕️☕️ (@ Starbucks) https://t.co/S9ZsWLweIB https://t.co/07x2xyWJRp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string" calcext:value-type="string">
            <text:p>#Job in #Concord, NC: Management Trainee / Leadership Development Program at BAYADA Home Health Care https://t.co/JIOz5T39vO #Jobs #Hiring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string" calcext:value-type="string">
            <text:p>Cat + Kim performing for a wedding ceremony deseversky mansion. Love this shot from… https://t.co/C9A2TH8pVB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string" calcext:value-type="string">
            <text:p>Time to go back up... Breakfast and football ... Coming up!!… https://t.co/G3ctp0j7ZV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string" calcext:value-type="string">
            <text:p>#NoChella with @headhunterz went off. Great night and good vibes.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string" calcext:value-type="string">
            <text:p>#Toronto, ON #Finance #Job: Accounts Receivable, Collections Officer - Inbound at Tyco https://t.co/Teka4DBGOJ https://t.co/wzy1LuDPTi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string" calcext:value-type="string">
            <text:p>Mixing like I ain't gotta be up in a couple hours smh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string" calcext:value-type="string">
            <text:p>Polyhymnia at Rest. Muses need to sleep sometimes, right? Taken under my @alanalark studio name.… https://t.co/nHcnD0F8ZI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string" calcext:value-type="string">
            <text:p>#Retail #Job alert: Beauty Advisor | CVS Health | #OSSINING, NY https://t.co/jdxVDFTnyY #Jobs #Hiring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string" calcext:value-type="string">
            <text:p>With my seldom-seen and much-loved pal, @kennethjones, at The… https://t.co/HP4BfmDcKz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string" calcext:value-type="string">
            <text:p>When you become THAT crazy bird lady... 😂😂😂 #birdsofinstagram #author @ Hackettstown, New Jersey https://t.co/45wDYoMIqB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string" calcext:value-type="string">
            <text:p>3 P's! #positive #patient #persistent @ Boston, Massachusetts https://t.co/uXYIF9Gx2W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string" calcext:value-type="string">
            <text:p>I'm at Captain's Grille in Lake Buena Vista, FL https://t.co/AJ6rERCNX0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The thought of losing these ucaks (rempit in sarawak) as my classmates for the summer semester… https://t.co/CXW4LKTpJ4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string" calcext:value-type="string">
            <text:p>turned to face 13° (1mo6) https://t.co/mhUjMiRNRB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string" calcext:value-type="string">
            <text:p>Learn These #Content Release Tricks From 4 #VideoStreaming Giants: https://t.co/UpNBpQxIw1 #video #streaming #contentmarketing #SocialMedia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string" calcext:value-type="string">
            <text:p>Perfect grey light @ Nantucket, Massachusetts https://t.co/r9i5NwqLXa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string" calcext:value-type="string">
            <text:p>Get #sick less by washing your hands more!\n#menshealth #womenshealth\nhttps://t.co/VB1TSUjJlc https://t.co/Am6U6bQBvk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string" calcext:value-type="string">
            <text:p>Unshakable belief: The #Liverpool Way https://t.co/IpcaXhdT0E https://t.co/H3jNYtlNww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string" calcext:value-type="string">
            <text:p>The Best cure for theSoul is a quite mind. Disfruta tu propia vida. #ricardotorres82… https://t.co/NLGkV1vhXa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string" calcext:value-type="string">
            <text:p>#DesignatedPatrolArea at 6500 International Dr. #orlpol #opd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string" calcext:value-type="string">
            <text:p>@Just_Candesha ohh okay I understand that lol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string" calcext:value-type="string">
            <text:p>Wind 3.2 mph E. Barometer 29.843 in, Rising slowly. Temperature 65.4 °F. Rain today 0.00in. Humidity 95%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string" calcext:value-type="string">
            <text:p>#IllegallyParkedCars at N Rosalind Ave &amp;amp; E Washington St. #orlpol #opd”\n”Arribando!! BeSound Entertainment &amp;amp; Elite. (@ Jardín León Felipe in Ciudad de México) https://t.co/UcHxds6x74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string" calcext:value-type="string">
            <text:p>#GeneralDisturbance at 409 N Magnolia Ave. #orlpol #opd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string" calcext:value-type="string">
            <text:p>Pick my nose, friend! https://t.co/dHSR1W5VJG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string" calcext:value-type="string">
            <text:p>937 Vallejo Street https://t.co/WGO3cXHAF2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string" calcext:value-type="string">
            <text:p>Wind 0.0 mph ---. Barometer 30.112 in, Steady. Temperature 43.9 °F. Rain today 0.00 in. Humidity 57%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string" calcext:value-type="string">
            <text:p>Esperando al equipo!! (@ Parque Unidad Independencia) https://t.co/kOeqrqLrHt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string" calcext:value-type="string">
            <text:p>Morning breakfast with cheffrit427 on @ffweekend #steakandeggs #heartdisease @ 1211 Avenue of… https://t.co/ofyEoI6rOo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string" calcext:value-type="string">
            <text:p>@DynamiteDtail52 #GoodMorning #CarWash #Open @ Dynamite Detail https://t.co/ONs0XBUwoG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string" calcext:value-type="string">
            <text:p>@ebbtideapp Tide in Sunny Point Army Base, North Carolina 04/16/2016\n Low 11:40am <text:s/>0.2\nHigh <text:s/>5:41pm <text:s/>4.4\n Low 11:57pm <text:s/>0.4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string" calcext:value-type="string">
            <text:p>Werq werq werq werq werq... (@ Weathervane - @southernseason in Chapel Hill, NC) https://t.co/VkM69HBlda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string" calcext:value-type="string">
            <text:p>One World Trade building on a beautifully sunny day. Can't believe we went to the top of… https://t.co/x4Xts3JIj6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string" calcext:value-type="string">
            <text:p>1d5411eae3f1b248bfb75a0ef1cd5a4c9f655f2fd1461f668a08b7ce1f554c25188c0a0da04820131b98f8d22205acdc71754fbc723f2da353bee64696da01f81f7202000000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string" calcext:value-type="string">
            <text:p>Temp: 34.2F <text:s/>W C: 34.2F <text:s/>Wind:--- at 0.0kts Baro: 1036.5mb and Rising Rain today: 0.00in R H: 99% <text:s/>#wvwx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string" calcext:value-type="string">
            <text:p>#byefelicia #ByeBasics #drinks #Vegas #besties @ Paris Las Vegas Hotel &amp;amp; Casino https://t.co/5TJjxMyimM”\n#Retail #Job alert: Meat Associate | Winn Dixie | #JACKSONVILLE, FL https://t.co/GvJZyCp5K6 #Jobs #Hiring\nCelebrating with my girls! Marcellus meatball and Jeni's Ice Cream! @ Marcellas https://t.co/oiyIJZKM0r\nThe mind is not a vessel to be filled but a fire to be kindled. - Plutarch https://t.co/JGeoN5qU7z\nThis #Nursing #job might be a great fit for you: Licensed Practical Nurse -... - https://t.co/CCfYZKrEAm #Veterans https://t.co/AUG3wK7qmc\nMercy: Home Health Aide II (#DesPeres, MO) https://t.co/1cVjF0d60Y #HealthWelfare #Job #Jobs #Hiring https://t.co/60rm5CvYAu\nWe're #hiring! Click to apply: Fire Service Technician In Training - https://t.co/oPK5ed0sbO #Job #Westminster, CO https://t.co/b0pbLHdlTm\nI just began a cycling workout using #Endomondo. Peptalk me now @ https://t.co/qSralAcgXU\nMr Rexerson the opportunist. #shihpoo #shihpoosofinstagram @… https://t.co/ezoUbR5xOZ\n#Indianapolis, IN #Retail #Job: Sales Support Associate, J.Crew Retail, The Fashion Mall at J. Crew https://t.co/fvEx5yC4G7 #Jobs #Hiring\n#Day 351 #1083 #sunrise #watertower #brentwoodwatertower #Dawn #morning #goodmorning… https://t.co/iBkG6frSiE\nThe moment that you have ppl in other <text:s/>states emailing or DMing you asking for an issue of the… https://t.co/HgAUSuPOAO\n#Blessed #TeamSampé #Mixtape #Makeover #Ugly2017 @ Freedom Plaza https://t.co/mWGgzVSvwB\n”Family #Affair on Set\n””Art is the mirror to our souls”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string" calcext:value-type="string">
            <text:p>Please help my musical production on… https://t.co/miLeeTFx7F”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string" calcext:value-type="string">
            <text:p>Can you recommend anyone for this #job? ICU / Intensive Care Unit Travel RN /... - https://t.co/fMWFppiGS0 #Hiring https://t.co/wztcWAgyI3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string" calcext:value-type="string">
            <text:p>Iniciando otra locura... 59K!!! 🤔 (@ Monumento al Caminero w/ @elyg12) https://t.co/PfYSEfXTAt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string" calcext:value-type="string">
            <text:p>#MedicalDevices in #CorpusChristi, TX: IMAGING SERVICE SPECIALIST at Compass Group USA https://t.co/A6cs0AfDao #jobhunt #Hiring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string" calcext:value-type="string">
            <text:p>Interested in a #IT #job near #CranberryTownship, PA? This could be a great fit: https://t.co/rdSAAQw3qC #Hiring https://t.co/OYR55ymSfB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string" calcext:value-type="string">
            <text:p>Can you recommend anyone for this #Hospitality #job? https://t.co/qwPnMdaFGW #restaurantlife #Amherst, OH #Hiring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Канун Рождества Христова. https://t.co/1e7K8T0dlS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string" calcext:value-type="string">
            <text:p>Good morning Atlanta! @ POWER 96.1 https://t.co/fyaWGd8Y3e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string" calcext:value-type="string">
            <text:p>They are back ! lcdsoundsystem coachella #lcdsoundsystem #coachella Dancing and jumping to the… https://t.co/0Jmw7Z8q0h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string" calcext:value-type="string">
            <text:p>Bat City Bombshells (@ The North Door - @ndaustin in Austin, TX) https://t.co/e2c22KZcwj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string" calcext:value-type="string">
            <text:p>This #Healthcare #job might be a great fit for you: Certified Occupational Therapy... - https://t.co/8r6XTxsqAy https://t.co/E6VBEst1PO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string" calcext:value-type="string">
            <text:p>This #job might be a great fit for you: Nurses (RNs / LPNs) for High Tech Home Care in Catawissa, PA - https://t.co/XfI8halvKr #Hiring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string" calcext:value-type="string">
            <text:p>See our latest #HuntValley, MD #job and click to apply: Specialty Beauty - Distribution Center Shift... - https://t.co/hYILbRQspr #Veterans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Interesting architecture at Queens College. #NewYork #concretejunglewheredreamsaremadeof @… https://t.co/KLojDEt6uh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string" calcext:value-type="string">
            <text:p>We're totally digging the new stadium! #fireflies #baseball #crackerjacks @micahcaskey @… https://t.co/UKiJ0Y8pxj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string" calcext:value-type="string">
            <text:p>Exemplar do temível peixe piranha do rio Amazonas no #NewEnglandAquarium #piranhafish #fish… https://t.co/PLMb0v6tDN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Can you recommend anyone for this #CustomerService #job? https://t.co/mAzo2JwwbV #milspouse #parttime #OakBrook, IL https://t.co/IWHV9b0QrL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string" calcext:value-type="string">
            <text:p>#Sales #Job in #Alpharetta, GA: Sr. Strategic Alliance Mgr/ Healthcare at LexisNexis Risk https://t.co/lydKqmC2DA #Jobs #Hiring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string" calcext:value-type="string">
            <text:p>Фото https://t.co/IAuaGnG5MN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string" calcext:value-type="string">
            <text:p>What tup #world #JENSUMOSLEY1ON1 <text:s/>Topic- #management mostly the #female #artist go through this.… https://t.co/CyghR5pdzI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string" calcext:value-type="string">
            <text:p>Hotdog 😋🍽🗽 #food #foodcart #hotdog #newyorkhotdog #newyork #5th #5thavenue #photo #people… https://t.co/dIQxzufmac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string" calcext:value-type="string">
            <text:p>#1wtc <text:s/>from #googleheadquarters with the sonyalpha #a6000 and #1670z @ Google Inc https://t.co/1379nShRTa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string" calcext:value-type="string">
            <text:p>Make Me Like You by Gwen Stefani is #nowplaying in Tavern on Main, Snellville.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string" calcext:value-type="string">
            <text:p>Saturday August 6 @ Pappadeaux Seafood Kitchen https://t.co/f23EqD0Y0o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string" calcext:value-type="string">
            <text:p>Dollar General Corporation #Retail #Job: STORE MANAGER CANDIDATE (IN) https://t.co/5zINQdrwZH #Diversity #Veterans https://t.co/LGvsyOgE1a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string" calcext:value-type="string">
            <text:p>Good Bye Daytona!! #honeymoon2016 (@ Daytona Inn Beach Resort in Daytona Beach, FL) https://t.co/TGPRF9arJB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string" calcext:value-type="string">
            <text:p>I'm at La Parrilla Veracruzana in Boca del Río, VER https://t.co/3YSPWtUuK9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string" calcext:value-type="string">
            <text:p>Join the CVS Health team! See our latest #Healthcare #job opening here: https://t.co/2vf1z1wDUJ #Grapevine, TX #Hiring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string" calcext:value-type="string">
            <text:p>Cool pic of the 3 babes @ Newport Beach, California https://t.co/ktSYVyzWuP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string" calcext:value-type="string">
            <text:p>Makeup: @ambmakeupartist \nHair: hairthatmovesmaine \nModel: blue_eyed_butcher @maggieagency… https://t.co/SNEwUQ5p6J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string" calcext:value-type="string">
            <text:p>Men's Breakfast, let's go Dudes, Bacon and Marriage Mentoring. 😀💑🍳#breakfast #church #hollandmi… https://t.co/tU5piokfYC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string" calcext:value-type="string">
            <text:p>Family #Affair on Set\n””Art is the mirror to our souls”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string" calcext:value-type="string">
            <text:p>Please help my musical production on… https://t.co/IrRmUINITa”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string" calcext:value-type="string">
            <text:p>Thank you @tonyduranphoto for making our #jeanlouisdeniot a smash hit! @bakerfurniture #hpmkt… https://t.co/sDzwaw0TmG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string" calcext:value-type="string">
            <text:p>_SPK6923-2 https://t.co/rcw6228NyQ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string" calcext:value-type="string">
            <text:p>Shot from #marihoja shooting\n\nModel @k__chu \nSpecial thanks azuuu517 @yamanakajima_a @ Los… https://t.co/USfJzF4Qvm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string" calcext:value-type="string">
            <text:p>When you are in front of our view, it is all about you. Lights🌟📸 cameras 💫action.… https://t.co/Cz91uqmR2P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string" calcext:value-type="string">
            <text:p>Awake, but always dreaming #goodmorning #riseandgrind #dreamoutloud #dreamon #lifeisgood… https://t.co/Deswgi0gO0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string" calcext:value-type="string">
            <text:p>#150LegacyBuilders #SmallBusiness #wethepeople #stopmakingyourbossrich @WEAHQ Women's… https://t.co/HiQb2Cjnab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string" calcext:value-type="string">
            <text:p>Work work work baadgaalririi doin her thing #mycalvins #COACHELLA party \n told her #feelthebeard… https://t.co/SB8OapZTnO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string" calcext:value-type="string">
            <text:p>Last Nights Event. #sponsor #supporting #homelessnothopeless @ RVP Studios: the Cave https://t.co/ruAYyVNSmZ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string" calcext:value-type="string">
            <text:p>Come flow with me this week at YOUnique Yoga ...… https://t.co/fsN43FWXtV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string" calcext:value-type="string">
            <text:p>Onwards and upwards to round 2! 💫 #GoPack #ACC #greensboro #sedgefield #april #usa #2016… https://t.co/yavdShJQ00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string" calcext:value-type="string">
            <text:p>Sunrise Senior Living #Hospitality #Job: Server - Food Server (#SandySprings, GA) https://t.co/3pHLxIK31s #Jobs https://t.co/gNCL7CUSM0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string" calcext:value-type="string">
            <text:p>Good morning and happy Saturday! We are having #breakfast on the beach and watching the… https://t.co/MdYrfKazuV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string" calcext:value-type="string">
            <text:p>#firstinline for #recordstoreday in #deland #Florida at Groovy Records! I got here at 6:30 am… https://t.co/ddPfv9bhqP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We will be at the Health and Wellness Fair today from 10-5 at the White Oaks Resort!\n$5 Entry… https://t.co/dw2RVhWsPf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string" calcext:value-type="string">
            <text:p>This #Physician #job might be a great fit for you: Physician (Infectious... - https://t.co/sbSiW6q8YC #Jackson, MS https://t.co/dJYY7kDgso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string" calcext:value-type="string">
            <text:p>Join the The Vitamin Shoppe team! See our latest #HealthWelfare #job opening here: https://t.co/vha4BhQ7wy #Watchung, NJ #Hiring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string" calcext:value-type="string">
            <text:p>I'm at Motor city crossfit in Sterling Heights, MI https://t.co/HkSBU9tu4s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string" calcext:value-type="string">
            <text:p>https://t.co/Oq8YholHsT… https://t.co/c5jffKl0fp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string" calcext:value-type="string">
            <text:p>Want to work in #Utica, NY? View our latest opening: https://t.co/VKyT6L97Nq #Automotive #WMNationalCareerDay #Job https://t.co/MOl776dDRr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string" calcext:value-type="string">
            <text:p>Guess what kid just had an early morning 10K without a seizure?!? This kid! And a PR for me 😊🏅… https://t.co/c7lZkggQ2l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#goodmorning #workout #sauna \n#Illini #wewillwin #springball 🔶🏈💙 @ The Fitness Center https://t.co/dMOcqmNj5A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string" calcext:value-type="string">
            <text:p>I'm back !! (@ Philadelphia International Airport (PHL) - @phlairport in Philadelphia, PA) https://t.co/AgRGnJd5XS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string" calcext:value-type="string">
            <text:p>A view with my morning coffee @ Lands Creek Log Cabins https://t.co/ij7cbFnIfD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string" calcext:value-type="string">
            <text:p>Can you recommend anyone for this #Nursing #job? https://t.co/C8XtYX8otN #RN #Nursing #stpaul, MN #Hiring https://t.co/RWktSrFHP3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string" calcext:value-type="string">
            <text:p>Ironic to see at Walt Disney World! ;) #BOGP #runDisney #Disney #WDW #runBOGP #WaltDisneyWorld… https://t.co/ALw66fdYLO”\nKeep an eye out for #chefblue on your Channel 11 morning news. #saturdaymorning #cbs @ El Burro… https://t.co/Hyr2reX1Oy\nAre you ready to get in the ball join us tonight at Space Coast Stadium when the Manatees host… https://t.co/x625JBYFZO\n”$20 #LocRemoval ✂.........$10 w/A Styled #HairCut\n773.658.4735\n\n#illustriouscuts #CHICAGO… https://t.co/vJ17ZKvySX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Molls and the birds! @ Newport Pier https://t.co/v1xOUStmzK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string" calcext:value-type="string">
            <text:p>Winn Dixie #Retail #Job: Bagger (#TUSCALOOSA, AL) https://t.co/zNh1wPgWxZ #Jobs #Hiring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string" calcext:value-type="string">
            <text:p>How to Use Your Diaphragm for #Breathing during #Exercise or #Rest https://t.co/PywgS1i5WX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@sidewalkangels He is my absolute favorite singer i'm so sorry. much love to you!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string" calcext:value-type="string">
            <text:p>Getting ready for this Beauty Trend Show! (at @Nordstrom Old Orchard Center in Skokie, IL) https://t.co/Ib2tWh1Rfd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string" calcext:value-type="string">
            <text:p>59 Morton Street, Manhattan https://t.co/Qf36w3x1GA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string" calcext:value-type="string">
            <text:p>All I was thinking 🤔ever 6:30 morning should start like this!!! 👍🏿😎… https://t.co/awWxcbjl5l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Best friends are like stars. You don't always see them but you know they're always… https://t.co/0Du6wcxlYi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речные камешки https://t.co/lrRwlNZG4x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string" calcext:value-type="string">
            <text:p>Join the BAYADA Home Health Care team! See our latest #job opening here: https://t.co/s5iEeq0ff1 #Stokesdale, NC #Hiring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Can you recommend anyone for this #job? Production Manager 52059 - https://t.co/cMYKFuGSg8 #Creston, IA #Hiring https://t.co/7VnMCrdORL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string" calcext:value-type="string">
            <text:p>#Philadelphia, PA #Job: Registered Nurse / RN at BAYADA Home Health Care https://t.co/xd15UbtnhN #Jobs #Hiring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string" calcext:value-type="string">
            <text:p>Can you recommend anyone for this #job? Beauty Consultant–CA–Beverly Hills–(9045 Wilshire Boulevard) - https://t.co/V1JhqmA8Mg #Retail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string" calcext:value-type="string">
            <text:p>De volta aos meus aposentos em kel palácio <text:s/>👸🏻🇬🇧 @ Buckingham Palace, London https://t.co/PCv7m2lp9y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string" calcext:value-type="string">
            <text:p>I don't usually win awards, but when I do it's a BIG one .. Vaughan Business Achievment Award (… https://t.co/NVfMfFzC6b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string" calcext:value-type="string">
            <text:p>https://t.co/TFmGrKA6cR I wanted some donuts so I got the best . They taste so good the… https://t.co/jv4OnmgkVZ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@bacardilegacy here we go! #bacardilegacy (@ Newark Liberty International Airport (EWR) in Newark, NJ) https://t.co/aQ5bg5wyaB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string" calcext:value-type="string">
            <text:p>Mad and Tay @ Newport Pier https://t.co/Vz3XeffK1m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Guess I was an early registrant. @ Watkins Glen International https://t.co/M0hBNfijdG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string" calcext:value-type="string">
            <text:p>👯👯👯👯 (@ Universidad La Salle in Cuauhtémoc, DF) https://t.co/hkKIlzdPtW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string" calcext:value-type="string">
            <text:p>This #Marketing #job might be a great fit for you: AVP, In-Plan Advice - https://t.co/y7mgxZBI1c #Boston, MA #Hiring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Pues el video no está nada chido, pero el momento estuvo genial!… https://t.co/rQSXsTTN2d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Good morning, beautiful people!! Happy Saturday...have a blessed day 😊😉😙 (@ HoMe) https://t.co/LQ7ajMZPJN https://t.co/djufiv61tY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string" calcext:value-type="string">
            <text:p>flashes, or- everything is momentary, #morninglight #designerfavorites #shadowplay… https://t.co/6petAem7vM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Try https://t.co/RzsYPge5Qn filled with cheese in our tomato sauce <text:s/>#cheese #menu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string" calcext:value-type="string">
            <text:p>Today's the day - World Cup 9 here we come! #michquidteamv @ Columbia, South Carolina https://t.co/5xFDzhzdoR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Mo knows... @ Dowdy–Ficklen Stadium https://t.co/X6CviGVBg8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Want to work in #Indianapolis, IN? View our latest opening: https://t.co/7HBbhbLTpG #Marketing #Simon #Job #Jobs https://t.co/O2MhoO3Z3n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string" calcext:value-type="string">
            <text:p>Update: Construction on #AtlanticCityExpressway WB at Egg Harbor Toll Plaza https://t.co/UK2uSPjgNF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Interested in a #Writing #job near #Martinsville, VA? This could be a great fit: https://t.co/6OdnRpPZKp #nowhiring #Hiring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string" calcext:value-type="string">
            <text:p>It is such a pleasure taking a 6 AM flight with to go in the wrong direction with a layover.… https://t.co/ZSw3vnkh8W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Accident in #Denver on I-25 NB at Hampden Ave #COtraffic https://t.co/gWR42BYOmJ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Early start (@ Bagel Delight in Newtown, CT) https://t.co/QH7uhpI98a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Genuine Parts NAPA: Assistant Store Manager - Belton (#Belton, MO) https://t.co/ghBbi8UykT #Sales #Job #Jobs #Hiring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If you're a #Hospitality professional in #SantaFe, TX, check out this #job: https://t.co/OYSPxCjFNM #Hiring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string" calcext:value-type="string">
            <text:p>Server - IHOP ACG Texas: (#Pflugerville, TX) https://t.co/dfjGyis7I5 #IHOP #DTX #HTX #hospitality #Job #Jobs #Hiring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I'm at @OceanCenter Daytona Beach in Daytona Beach, FL https://t.co/o9bnnpKjP4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string" calcext:value-type="string">
            <text:p>#goodmorning #cleveland! <text:s/>#beautiful #sunrise #skyline #morning @ Cleveland, Ohio https://t.co/GD9hbWvZUV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string" calcext:value-type="string">
            <text:p>https://t.co/vwBJkp03mi https://t.co/507QXeW8Qk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string" calcext:value-type="string">
            <text:p>Students can sit in a classroom and listen to their professors discuss features of the Earth,… https://t.co/SC6mB2265i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string" calcext:value-type="string">
            <text:p>$75-80-mn PE investment likely in retail real estate this year https://t.co/fxUhNiRxKo #Granada Hills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string" calcext:value-type="string">
            <text:p>Fair and 42 F at Pittsburgh, Pittsburgh International Airport, PA https://t.co/sUnJc1FRPZ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string" calcext:value-type="string">
            <text:p>#NoiseOrdinanceViolation <text:s/>N/A (4/16 06:49) #Orlando #CentralBusinessDistrict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string" calcext:value-type="string">
            <text:p>We're #hiring! Click to apply: Clinical Psychologist - Home Based Primary... - https://t.co/kIyUCUVeyB #Veterans https://t.co/Zd0FwGsXRY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string" calcext:value-type="string">
            <text:p>Time for a change... Thank goodness!!!\nMakeover by: HELEN @ hydra hair salon https://t.co/sYrB9hlEzy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string" calcext:value-type="string">
            <text:p>Supplemental Health Care: RN / Med Surg / Tele / PICU (#Albuquerque, NM) https://t.co/zjP6nlC4tJ #Healthcare #Job https://t.co/UaEWqlAKG5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string" calcext:value-type="string">
            <text:p>3 babes and the ocean! @ Newport Beach, California https://t.co/CrUqqUtfgq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$75-80-mn PE investment likely in retail real estate this year https://t.co/US9NNFZ5fr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We've got another reason to get all dressed up tonight....it's time… https://t.co/70kSt2HXMg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Can you recommend anyone for this #job? Part Time Sales-dressbarn - https://t.co/BTWv6A7IuK #GroveCity, OH #Sales #Hiring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string" calcext:value-type="string">
            <text:p>Fair 47 F: Winds are E at 4.6 MPH (4 KT). Pressure: 1028.8 mb Humidity: 50%. Windchill: 45. Apr 16 2016, 6:53 am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string" calcext:value-type="string">
            <text:p>#AboutLastNight @ The Personal Chef https://t.co/0urhUgWwhp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string" calcext:value-type="string">
            <text:p>7am: #Parry Sound #Weather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string" calcext:value-type="string">
            <text:p>I'm at Detroit Metropolitan Wayne County Airport (DTW) - @dtweetin in Romulus, MI https://t.co/056SBhVaYW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string" calcext:value-type="string">
            <text:p>Try https://t.co/d9ydmolvFR Â Â Â Â Â Â Â Â Â Â Â Â Â Â Â Â Â Â Egg, Cheese, Roast Beef, Tomato #Egg #menu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string" calcext:value-type="string">
            <text:p>As the sun rises over the softball field, I wish for all the girls to have a great day. I also… https://t.co/Ksi5mnAKWJ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string" calcext:value-type="string">
            <text:p>I'm at Scala Restaurant in Ciudad Juarez, CHIH https://t.co/Dq1JuYIvDk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string" calcext:value-type="string">
            <text:p>Mickey Muffin from the #BoardwalkBakery #BOGP #runDisney #Disney #WDW #runBOGP #WaltDisneyWorld… https://t.co/PB2pw9RP0Q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#Bakersfield, CA #FacilitiesMgmt #Job: Maintenance Supervisor at Cintas Corporation https://t.co/A9NvXbS3ZP #cintasjobs #Jobs #Hiring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🤔🤔🤔🤔 https://t.co/3jqsn5hJOJ</text:p>
          </table:table-cell>
        </table:table-row>
        <table:table-row table:style-name="ro2">
          <table:table-cell office:value-type="float" office:value="1902" calcext:value-type="float">
            <text:p>1902</text:p>
          </table:table-cell>
          <table:table-cell office:value-type="string" calcext:value-type="string">
            <text:p>[住所 New York Stock Exchange, New York, NY アメリカ合衆国, 速度 --kph, 方向 --, 標高 0m, 地図 https://t.co/0eorFFeJDM ]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Sending the happiest birthday wishes to the number 1 guy in my life. Dad, thanks for being so… https://t.co/XAPn8mt6IU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string" calcext:value-type="string">
            <text:p>Merry-go-round at Nickelodeon Universe #latergram #chasinglight #travelphotography… https://t.co/OUnSU2ngFw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string" calcext:value-type="string">
            <text:p>I'm going to heal with some much needed #BlackGirlMagic after #PHLWPC17. Sunday @ 2. https://t.co/LLxQgv8Oyk https://t.co/D8W1YlSffX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string" calcext:value-type="string">
            <text:p>Dress Rehearsal for Paramour by @Cirque !!! Super excited !!! #paramour #nyc #broadway… https://t.co/Pzj3b2zJDE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string" calcext:value-type="string">
            <text:p>Join the CVS Health team! See our latest #Healthcare #job opening here: https://t.co/FLEgweliHH #EastPoint, GA #Hiring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string" calcext:value-type="string">
            <text:p>HAPPY BIRTHDAY to my constant ball of 24/7 entertainment!!! So glad I got to spend your freshman… https://t.co/iDoAKyiydD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string" calcext:value-type="string">
            <text:p>#RSD16 @ Turntable Lab https://t.co/y637VbPFAP</text:p>
          </table:table-cell>
        </table:table-row>
        <table:table-row table:style-name="ro2">
          <table:table-cell office:value-type="float" office:value="1910" calcext:value-type="float">
            <text:p>1910</text:p>
          </table:table-cell>
          <table:table-cell office:value-type="string" calcext:value-type="string">
            <text:p>Yuuuuup a few kings &amp;amp; queens away @ Knockouts Bar and Lounge https://t.co/XCWCZkYKob”\n#IT #Job in #GlenAllen, VA: Testing Analyst at Apex Systems https://t.co/xe5XMHsnDg #Jobs #Hiring\nSee a virtual tour of our listing on 7 Ridge #Hudson #NH https://t.co/KDWW2lPis2 #realestate https://t.co/34cmyEB3ay\nIncident on #I278 WB at Kane Street https://t.co/hbG5iQckux\n[住所 W 53rd St, New York, NY アメリカ合衆国, 速度 --kph, 方向 --, 標高 0m, 地図 https://t.co/Jp0MsjlW9d ]\nChaparra de mi amor #natalialafourcade #palnorte2016 #hastalaraíz @… https://t.co/KHjnzfqf67\n#Torresdale, PA #Job: Nurses (RN or LPN) for Home Care in Torresdale South, PA at BAYADA Home Health Care https://t.co/anni1RKEnl #Jobs\nWant to work at Compass Group USA? We're #hiring in #Charlotte, NC! Click for details: https://t.co/6X0i84RXiQ #Accounting #jobhunt\nThe start of vaca!! @ Mutt Lynch's https://t.co/iD6O2vJ7E3\nGetting ready to talk produce at Sysco @ Sysco Central Texas https://t.co/BPHgxoltVr\nClosed due to sports event in #Philadelphia on Diamond St Both EB/WB between 6th St and Hwy 611 #traffic https://t.co/BtegSRDq7m\nCorona cal April 26👍🏿👍🏿👍🏿👍🏿 @ Chicago, Illinois https://t.co/h8BQm5kwBs\n#Retail #Job alert: STORE MANAGER CANDIDATE | Dollar General Corporation | IN https://t.co/nb6jNQI7so #Diversity https://t.co/gMScZ8J2bI\nCan you recommend anyone for this #job? Porter - https://t.co/msPvmRBWje #nowhiring #Smithtown, NY #FacilitiesMgmt https://t.co/4ce5kitAH6\n#Retail #Job in #280EAST, ALEXANDER CITY: Deli Associate at Winn Dixie https://t.co/7MtmgIlszj #Jobs #Hiring\nDrinking <text:s/>The Barista by @clownshoesbeer at @yardhouse — https://t.co/Ww0EmFvbp6\n”Today at Pop Physique Baltimore 339 N Charles Street\n\nJoin us for @katebakesbars <text:s/>Protein bars… https://t.co/VhIiydz6c1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string" calcext:value-type="string">
            <text:p>Little #amigurumi #lion. #loveandpetfurcrochet #orderonetsy @ Coal Mountain, Georgia https://t.co/RfKFusgleC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string" calcext:value-type="string">
            <text:p>Oh how I've missed you (@ Waffle House in Winchester, VA) https://t.co/P2NhnYvndp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string" calcext:value-type="string">
            <text:p>Want to work at SONIC Drive-In? We're #hiring in #Tontitown, AR! Click for details: https://t.co/FucipVO0pg #Hospitality #Job #Jobs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string" calcext:value-type="string">
            <text:p>@PinguinoBesos awwww congrats Mama Penguin! Welcome to motherhood that child is so precious ❤️🐧👶🏾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string" calcext:value-type="string">
            <text:p>Top of the morning!🌅🌞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string" calcext:value-type="string">
            <text:p>@sidewalkangels mari and rob r special people, so r u! my grown children know all the words to rob's music!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string" calcext:value-type="string">
            <text:p>:\nReady to pack my #VIMY backpack and go day-tripping at this new resort | Is it June yet?!!! |… https://t.co/SQ6EqV8Zna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string" calcext:value-type="string">
            <text:p>Ahhhhhh.....what a gift! Maximize it!\n\n#whatdrivesyou #everybodywinning #freedom #24inspired 👔… https://t.co/D85XdrHRYs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string" calcext:value-type="string">
            <text:p>My music photography exhibition MUSIC IN FOCUS that is currently on view at the Southwest Arts… https://t.co/wGnHhwFrIb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string" calcext:value-type="string">
            <text:p>I'm so sick and tired of the gloomy weather here in Paris, i just want to fly back to Beverly… https://t.co/3jzXlgdDkf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string" calcext:value-type="string">
            <text:p>I am looking for a buyer on 2S365 Milton Avenue #GlenEllyn #IL https://t.co/1AVuOESzGo #realestate https://t.co/6OjgVfDvkQ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This #Healthcare #job might be a great fit for you: Radiologic Technologist - https://t.co/JEVRpijJgO #Rogers, AR https://t.co/1cfPn17bqY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string" calcext:value-type="string">
            <text:p>@LottieDottieVtg This Sunday! This Vintage Garage's 5th season begins\n\n#design… https://t.co/rfcEfhoSTs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string" calcext:value-type="string">
            <text:p>Teacher training and learning how to do and teach Side Splits with Jennifer DeLuca… https://t.co/wjcj2By6yo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string" calcext:value-type="string">
            <text:p>The Vitamin Shoppe #HealthWelfare #Job: Health Enthusiast Part-Time (#Wayne, NJ) https://t.co/y0AGxOtviA #Jobs #Hiring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string" calcext:value-type="string">
            <text:p>If you're a #Healthcare professional in #AnnArbor, MI, check out this #job: https://t.co/pAqNGIMH34 #Veterans #Hiring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Well, Good Morning, Indiana! It's nice to see you, too!\nOn my way to speak at a retreat for the… https://t.co/rBoHEHfdI1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string" calcext:value-type="string">
            <text:p>””The dawn is breaking....a light shining through. You're barely waking and I'm tangled up in… https://t.co/Vf8IXlT1cF”\n”Trenchers thatchers and skids oh my. Wise man once said, ””It's a great day to rent something.”” #yardwork #perrysburg https://t.co/7s80n5XeJ9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string" calcext:value-type="string">
            <text:p>At the Columbus school garden we moved compost donated by <text:s/>Grillo into beds with help from… https://t.co/9LWlQQSDV4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CVS Health: Beauty Advisor (#WestMiami, FL) https://t.co/z16DDki1fm #Retail #Job #Jobs #Hiring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string" calcext:value-type="string">
            <text:p>anywhere i go @ Santa Fe University of Art and Design https://t.co/iHl68YdLMp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Desire, hustle and giving 110% all the time is a major 🔑 | LSU next week | Nashfropolitan 4/29… https://t.co/QwlQQOk0M0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string" calcext:value-type="string">
            <text:p>Jones ””@Bloddy_Needle: Oye me ha gustado https://t.co/5939ARBLEY”””\n#sushiburrito #tuna #newsushiconcept #parkave #onlyoneinwesternny #tagyourfriend… https://t.co/xhnMq4f7ax\nThis #Nursing #job might be a great fit for you: Registered Nurse (RN) / Telemetry - https://t.co/1oK29Ax2nj https://t.co/0Or82WNfez\nThis #Retail #job might be a great fit for you: Store Sales Associate - Houston, TX - https://t.co/7Iwe5jqvpo #Houston, TX #Hiring\nHanging out with my friend and the founder of the White Privilege… https://t.co/TiDiiLKtRj\n”Sat 07:00: Mainly Sunny; Temp 3.2 C; Wind ENE 21 km/h; Humidity 54%; Press 103.5 kPa / rising; Health Idx 2.4 - 2.6.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@cspanwj <text:s/>The Govt. Prefers to make everything complicated, that's what they do !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string" calcext:value-type="string">
            <text:p>Want to work at BAYADA Home Health Care? We're #hiring in #Kannapolis, NC! Click for details: https://t.co/6Bi3lwMnvd #Job #Jobs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string" calcext:value-type="string">
            <text:p>I'm at @AnytimeFitness in Franklin, WI https://t.co/CBCeT6MYGZ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string" calcext:value-type="string">
            <text:p>In line for #RecordStoreDay @ Indy CD &amp;amp; Vinyl https://t.co/8p0e9Kv380”\n”GOT HERE 'ROUND 6:50 AND THERE WAS ONLY LIKE 10 PEOPLE IN FRONTTA ME!!!\n\nPEEP MY SNAPCHAT FOR… https://t.co/D54ynayYZP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string" calcext:value-type="string">
            <text:p>#Sabado #7deMayo #EnVivo #ElMVP en SABOR LATINO ADENTRO DE #Cobblestones #205SouthGeorgeStreet… https://t.co/YBkQTGlesL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string" calcext:value-type="string">
            <text:p>Walking Coco (@ Greater Woodlawn in St Petersburg, FL) https://t.co/PZuqbz7rtC https://t.co/Ekvj2iyr0M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string" calcext:value-type="string">
            <text:p>Check out my #listing in #Mundelein #IL https://t.co/psmDORhYee #realestate #realtor https://t.co/uwaT4OYvUd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string" calcext:value-type="string">
            <text:p>Happy Saturday ! @ Hallandale Beach, Florida https://t.co/veOmcGN6Ox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string" calcext:value-type="string">
            <text:p>✈️ @ Los Angeles, California https://t.co/eKp0c6Ibfe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string" calcext:value-type="string">
            <text:p>$50 sew in with purchase of Bundles. $75 with Closure \n\n#Detroit #detroithair… https://t.co/cEHTEOWHJO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string" calcext:value-type="string">
            <text:p>#Nursing #Job alert: Med Care Manager | Sunrise Senior Living | #Louisville, KY https://t.co/Eg2Kvo2MSE #Jobs https://t.co/lTBlgecy1p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string" calcext:value-type="string">
            <text:p>#Goodmorningsunshine!✈️☀️😎 See you soon @flosstradamus ⚠️✌🏿️We're coming for you.… https://t.co/jhRsUMm5Gg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string" calcext:value-type="string">
            <text:p>See a virtual tour of our listing on 155 Hard #Hartford #VT https://t.co/Y1eXDY8jzT #realestate https://t.co/nUr8ZMjmyA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string" calcext:value-type="string">
            <text:p>#HouseBusinessCheck at 5850 Lakehurst Dr. #orlpol #opd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string" calcext:value-type="string">
            <text:p>#HouseBusinessCheck at 640 Cassine Dr. #orlpol #opd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Wind 0.0 mph ---. Barometer 30.111 in, Steady. Temperature 44.0 °F. Rain today 0.00 in. Humidity 57%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Different perspective of 5th Avenue #5th #5thavenue #shopping #photooftheday #photography… https://t.co/Lt8ywDIlgB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string" calcext:value-type="string">
            <text:p>3126 West Sherwin Avenue https://t.co/wEzavcasKg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string" calcext:value-type="string">
            <text:p>Its opening weekend for our outdoor season! Check us out at @licflea ranked #3 in… https://t.co/d3QODyDX4U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string" calcext:value-type="string">
            <text:p>Big bucks, no whammies... (@ Choctaw Casino and Resort in Grant, OK) https://t.co/rGGa3eJDy5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AIDS N : Citizen rakes in national awards: Mousseau is a First Nations man who is living with HIV and was the… https://t.co/q3C9brmnOy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string" calcext:value-type="string">
            <text:p>AIDS N : Citizen rakes in national awards https://t.co/t2VFMnh2vE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string" calcext:value-type="string">
            <text:p>7:09 Uhr in den #USA. Ich baue in #Pikeville eine #GreenWhiteWonderwall! 💚 #Werder https://t.co/415GHtA767 https://t.co/rC8yM5EGHA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64.3F (Feels: 64.3F) - Humidity: 97% - Wind: 6.0mph E - Gust: 6.0mph - Pressure: 1008.4mb #weather https://t.co/75yzNJjEvP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string" calcext:value-type="string">
            <text:p>Come visit the PP4K booth at the 5K City of Doral #cityofdoral #doralfamilyjournal <text:s/>#univision… https://t.co/bPhpubLSz1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string" calcext:value-type="string">
            <text:p>@ebbtideapp Tide in Whitestone, New York 04/16/2016\nHigh <text:s/>8:42am <text:s/>7.3\n Low <text:s/>3:14pm <text:s/>0.1\nHigh <text:s/>9:09pm <text:s/>7.6\n Low <text:s/>3:39am <text:s/>0.2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string" calcext:value-type="string">
            <text:p>@juliabread ❤️😩😭💔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string" calcext:value-type="string">
            <text:p>Can you recommend anyone for this #job? Pediatric Nurse ( RN / LPN ) / Sign On Bonus - https://t.co/63nw83DpOS #FairlessHills, PA #Hiring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string" calcext:value-type="string">
            <text:p>#Hospitality #Job in #Arlington, TX: Restaurant Team Member (Crew) at SONIC Drive-In https://t.co/ioejYFtuNS #Jobs #Hiring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string" calcext:value-type="string">
            <text:p>With @djafrica a, Smiley Mia, Silvio Coronado feeling Premier Night Club in Las Vegas before… https://t.co/P0yrolhmoX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string" calcext:value-type="string">
            <text:p>4/16/16 #ArkansasDelta #ArkansasDeltaDawn #VisitArkansas @ Lepanto, Arkansas https://t.co/nVKC50Xljs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string" calcext:value-type="string">
            <text:p>Have a #beautiful #day #everyone <text:s/>☀️👌 #VaughansLocalRealtor does it with #passion… https://t.co/7og1w8w2gI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string" calcext:value-type="string">
            <text:p>Interested in a #Pharmaceutical #job near #Towson, MD? This could be a great fit: https://t.co/Bqm0S35mf4 #Hiring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string" calcext:value-type="string">
            <text:p>https://t.co/v6CNSnq7So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string" calcext:value-type="string">
            <text:p>Crazy fun at the #StarWars10K! So much fun! #BOGP #runDisney #Disney #WDW #runBOGP… https://t.co/JIN1OJ0gwU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string" calcext:value-type="string">
            <text:p>#wdw #waltdisneyworld #waltogram #disneyworld #disneyphotos #disneyparks #disneygram #disney… https://t.co/Nh6KwWV9Z7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This @dexclothing skirt #spring2016 #shoplocal #lolanewyork #SALE #saturday #musthave #fashion… https://t.co/QDVvMIEH84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Rather be drinking in woodside but working (@ Woodside, NY in Woodside, NY) https://t.co/iaR0j8mO32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A very very well deserved glittery sign @g_eazy #coachella @ Coachella https://t.co/tW502W0uHY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string" calcext:value-type="string">
            <text:p>Good morning. Dumbo's cobbled streets are perfect for a Roubaix-esque test ride. @ Redbeard Bikes https://t.co/guiuNluXZT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Door opens at 8am - full line-up by 9ish @ Tasso Baking Company https://t.co/5DWZPOIhcN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Can you recommend anyone for this #job? RN ICU ER Registered Nurse - https://t.co/fV0T258yer #Yonkers, NY #Hiring https://t.co/VPdWMUiqw1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the bitch is back bitches! To México City! (@ Terminal De Autobuses in San Miguel de Allende, GTO) https://t.co/k9Tz5OOqZ8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string" calcext:value-type="string">
            <text:p>AIDS N : Citizen rakes in national awards https://t.co/ePNS0ti4cR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Steve Aoki in New York City!😍😍😍 #tribecafilmfestival2016 #nycinvasion #bestdjever #epicnight @… https://t.co/dar54mUetR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Wisdom and good judgement are amazing blessings. #god #glorify #jesus #christ #salvation… https://t.co/oFm0PsKhvP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Back to work @derinfalana @ New York, New York https://t.co/vIx4h6FbjF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#TakeMeBack @ Washington, District of Columbia https://t.co/luXeolgqIy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Good morning!!!! Have a great day! Be a Blessing to someone today!… https://t.co/gpwQuPEbdg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Can you recommend anyone for this #QA #job? https://t.co/vIQnUpmwgu #Farmington, MI #Hiring https://t.co/h806WKXdXO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#Nursing alert: Nurse... | Department of Veterans Affairs | #NewOrleans, LA https://t.co/oMsUIXZllo #Veterans https://t.co/BaCTR12dsk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I'm at Aeropuerto Internacional de Monterrey (MTY) - @aeropuertodemty in Apodaca, NL https://t.co/NEfaL9DyQ7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If you're a #Engineering professional in #Austin, TX, check out this #job: https://t.co/i0j0oCkSM5 #Hiring https://t.co/vvpJACpm3B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I'l Be at Bae's Birthday Celebration Tonight . @a1yissa Hit me If… https://t.co/Te5XDtRxTj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I'm at Choctaw Travel Plaza in Grant, OK https://t.co/BAZURS4zAp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This #Retail #job might be a great fit for you: Cashier Associate - https://t.co/uN7vm91ftk #LAKEMARY, FL #Hiring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Another view of the ride home! @ Newport Dog Beach https://t.co/KJr67SWZFi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@lamontbrownfg has no clue what he is doing @ Jetty Dock Bar https://t.co/L60nEbCHot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La foto está descentrada, la luz tiene un naranja rayos V que madre madre. Pero estoy con ella y… https://t.co/GL8fTWoA4c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See our latest #Woodland, CA #job and click to apply: Pharmacy Technician – Target Store - https://t.co/d4A3iqoGO3 #Healthcare #Hiring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View from the #frontseat #gettingreadyfortheweekend #mobilebanking #photographyeveryday… https://t.co/rWiizhzYeU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Blessed are those who see beautiful things in humble places 💚 #JoannaInNYC… https://t.co/UDbfKDD4kv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Hair By Liliana Chorney #Cut #Style #Stylist @stephenknollny @ Stephen Knoll New York https://t.co/uA9y7j2PNE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#iphone6 #iphone #vendoiphone6s #vendoiphone6 #vendoiphone @ New York, New York https://t.co/vmbD09kFTI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productive day in the studio yesterday starting new work #walkerartcenter #britishmuseumlondon… https://t.co/QzzZ1FD5qh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Join the SunPower team! See our latest #internship #job opening here: https://t.co/7QcU3ZQC3I #Richmond, CA #Hiring https://t.co/oSIgQyg5qR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Want to work in #WestSacramento, CA? View our latest opening: https://t.co/Vh0XZu6qVj #Transportation #Job #Jobs https://t.co/rxrIpyomkF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See our latest #Brookline, MA #job and click to apply: Registered Nurse | RN | GERI... - https://t.co/LIdfop69qX https://t.co/8DOdvoTeEV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Can you recommend anyone for this #job? Route Service Sales Representative - Facility... - https://t.co/Hqrs2lKrQp https://t.co/PwMZzlmQ7Q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Good morning from New York City! The sun is shining, the sky is blue and the city is just… https://t.co/RNDbUSv5g8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Doin' what I do! (@ ABI Therapy Gym in Atlanta, GA) https://t.co/sDGUSTBLD5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#nowyouknow @ Dallas Marriott Las Colinas https://t.co/tEf8oWhS99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#sunrise #sun #sunny #Saturday #canon #toronto #torontolife #topphoto #torontoigers… https://t.co/4Rqc2t9tLH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‼️Nous cherchons \n2 nouveaux Coachs 😀😎afin d'aider les personnes à saisir une opportunité… https://t.co/lzNmE9kvxi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107/366 || Every time you leave to go back to AZ it never gets easier. I love you. See you in a… https://t.co/iDmOmXzRdk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Can you recommend anyone for this #IT #job? https://t.co/ioxvTpKZ9m #Bridgewater, NJ #Hiring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FiT for a KING......... L👀K <text:s/>WHAT'S <text:s/>COMING <text:s/>SOON <text:s/>AT THE #CTBARBEREXPO April 17th… https://t.co/l76kd3fNWp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Early morning trip for some hardcore hardware @ The Home Depot https://t.co/J3ISbRYxYx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Keep going, keep #dreaming, keep reaching for your #goals. #liveoutloud #youcandoit #exercise… https://t.co/eiLeRXEszA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The ride home!! @ Newport Dog Beach https://t.co/TEZDhZR7S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Just posted a photo @ St Peter's World Outreach Center https://t.co/dVGZmgYfDN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Planning a #Cruise? Must read:Healthy Cruising @officialmbn https://t.co/2u62ysEASg .@vacation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Bom dia Brasil com Lcd Sound System tocando David Bowie no primeiro dia do Coachella. #heroes… https://t.co/3GztclNNbj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Another great customer photo!! \n\nThanks so much!!\n\nTo get yours, go to https://t.co/gUAcEIVYCw… https://t.co/oWYTG43mWr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Try https://t.co/KHo8bfiqQ1 Our new The Original Italian Pie 2GO model has the same authentic #Italian #menu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See our latest #Baraboo, WI #job and click to apply: Quality Manager - https://t.co/hTYWXZdt8p #QA #Hiring https://t.co/DmcNIMQaYI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This #Hospitality #job might be a great fit for you: Cook - https://t.co/q4TxPJxaT6 #Memphis, TN #Hiring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Went out shootin'. That sound like some 4301 shit #salsTHON #dance @ Salesianum School https://t.co/CE7VU1tIGb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#beautiful #sunrise_sunsets_aroundworld #earlybirdlovers #lowcountryliving #lowcountry #sky… https://t.co/OSQEv3qh1m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#cancún #morning #sunrise #mexico #weather #quintanaroo #paradise #travel #saturday #goodvibes @… https://t.co/m693HG6Hx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Gran noche recordando una gran pieza! Afortunado de tener más que clientes, amigos! Gracias… https://t.co/XAH7jzcFW9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I'm at Animal Kingdom Lodge Parking Lot in Lake Buena Vista, FL https://t.co/qLAOQaHyr9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Record Store Day 2016 #rsd2016 @ Wild Honey Records https://t.co/camcmQNvxJ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string" calcext:value-type="string">
            <text:p>Welcome to Day 97 of Confidence in Love 2016💋\nHappy Blessed Saturday \n#Positivity #positivevibes… https://t.co/SXxcop3HeG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string" calcext:value-type="string">
            <text:p>Beautiful double rainbow over the bakery this morning as we head in to get ready for the market!… https://t.co/bL0wjdaLse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string" calcext:value-type="string">
            <text:p>#Phoenix, AZ #Nursing #Job: RN - PROGRESSIVE TELEMETRY JCLMC LOCATION OCL at HonorHealth https://t.co/E2gMNY5pIZ https://t.co/76WRzsaNKY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string" calcext:value-type="string">
            <text:p>We are looking for a buyer on 4 Bow Center #Bow #NH https://t.co/Y6SHckfIL3 #realestate https://t.co/BlxmBe8ftJ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string" calcext:value-type="string">
            <text:p>| #TechDay at @udmdetroit | #detroitmercy #stem #education <text:s/>| Fr, 4/15/2016 @ University of… https://t.co/zeukGew2te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string" calcext:value-type="string">
            <text:p>Breakfast before warmups... (@ Chick-fil-A in Hendersonville, NC) https://t.co/YxQQV5Cgco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string" calcext:value-type="string">
            <text:p>Happy Record Store Day! Get your butts to @radioactiverecs @sweatrecords . It's your last chance… https://t.co/hYn5dUF773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string" calcext:value-type="string">
            <text:p>Not to sure about those doggies in the window. #pugs #morningwalk @ Historic Savannah https://t.co/8RvDGwGflH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string" calcext:value-type="string">
            <text:p>I'm at Jambo House - Disney's Animal Kingdom Lodge - @waltdisneyworld in Lake Buena Vista, FL https://t.co/H2a2KDljnr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string" calcext:value-type="string">
            <text:p>Good Morning . ☺ <text:s/>Work Is Where I'm Headed Off To . \n\n#DT @ Tower City Center https://t.co/ER973aZ0SO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string" calcext:value-type="string">
            <text:p>Incident on #I87NYSThruway NB at Exit 21 (I-87) - Catskill (Rte 23) https://t.co/dDAv6GK0t2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string" calcext:value-type="string">
            <text:p>Dollar General Corporation #Retail #Job: Store Manager Candidate (IN) https://t.co/PUnqdBg11I #Diversity #Veterans https://t.co/3166reGT1Y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string" calcext:value-type="string">
            <text:p>•\n'\n'\nفي غيابكك ساعتي ترجع وراء \nتستعيد شعور ليتهه ماحضر 🔐💭\n#LA🇺🇸 \n#santamonica @ Steak 'n Shake https://t.co/8HOpVeBOjr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string" calcext:value-type="string">
            <text:p>See our latest #Union, NJ #job and click to apply: HHA - Home Health Aide - https://t.co/wr8doFKANM #Hiring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string" calcext:value-type="string">
            <text:p>#Engineering #Job alert: Intern - Renewables | NRECA | #Arlington, VA https://t.co/jLBl3vIb5X #internship #nonprofit #career #Jobs #Hiring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string" calcext:value-type="string">
            <text:p>Join the Compass Group USA team! See our latest #Labor #job opening here: https://t.co/rATwps0nlI #jobhunt #Chicago, IL #Hiring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string" calcext:value-type="string">
            <text:p>@Monkey_Bunny #monkeybunnyinc @ Skyway Theatre https://t.co/fP35jiOxFA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string" calcext:value-type="string">
            <text:p>#calm #before the #storm #bobzangrillo #party #coachella2016 #coachella #losangeles #LA… https://t.co/cDfGh3I8Mr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string" calcext:value-type="string">
            <text:p>I'm at Disney's Animal Kingdom Lodge - @waltdisneyworld in Lake Buena Vista, FL https://t.co/aRX0Yl3cfj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string" calcext:value-type="string">
            <text:p>Beautiful view!! And the ocean scene isn't bad either!! ❤️🙏🏼 @… https://t.co/el06vD8NID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string" calcext:value-type="string">
            <text:p>Un terremoto de 6,7 grados sacude el norte de Japón @ Caribbean Isle Apartments https://t.co/GykRcSqScr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string" calcext:value-type="string">
            <text:p>Body butter!! (@ Loizeaux Laboratories in MD) https://t.co/xJY54mM0Co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string" calcext:value-type="string">
            <text:p>Time to head home from Atlanta after a GREAT trip preparing for the… https://t.co/0FPRwnlPCC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string" calcext:value-type="string">
            <text:p>I'm at Chicago Midway International Airport (MDW) in Chicago, IL https://t.co/cYGcUhdd4F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string" calcext:value-type="string">
            <text:p>Buen fin de semana!!! \nCapturas de mi show Miami Muscle Beach PRO... a seguir mejorando!!! 💪👊💯✔… https://t.co/o3DmJ7nd6g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string" calcext:value-type="string">
            <text:p>📌4am 2nd studio session #latenightearlymorns #nevernotworking @ The 105 Freeway https://t.co/cmk0CrMUdH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string" calcext:value-type="string">
            <text:p>Bronx New York 👍🏿👍🏿👍🏿👍🏿 @ Crenshaw &amp;amp; Rodeo https://t.co/F6a0m3wxWG”\nGood morning, Chicago! :) #Sunrise 06:08, noon 12:50, sunset 19:33 CDT (UTC-5), April 16. Day length: 13h 26m.\nWe're #hiring! Read about our latest #job opening here: Pharmacy Technician - https://t.co/6kxh8Xo1ei #NewPortRichey, FL #Healthcare\nWe're #hiring! Click to apply: Store Manager - https://t.co/1ETWFEpgil #Retail #Menifee, CA #Job #Jobs\n”””You bet giraffe”” we have a fantastic store! 😄 #mainstreetmilton #treasurehunting… https://t.co/ss8WJQqkBE</text:p>
          </table:table-cell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string" calcext:value-type="string">
            <text:p>I'm at Target in Burlington, NC https://t.co/JI3OnDfdqr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string" calcext:value-type="string">
            <text:p>So if you dont struggle you wont succeed #Life #GoodMorning… https://t.co/WbrH03HvVj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string" calcext:value-type="string">
            <text:p>I'm at @DunkinDonuts in North Billerica, MA https://t.co/f3aKcVyZvX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string" calcext:value-type="string">
            <text:p>The start-line is set and walk ups are still welcome! Reg opens at 8am; Race starts at 10! #Temple5K https://t.co/adxJUdLzBi”\nUrban composition #urbanphotography #visualpoetry @ University of Toronto https://t.co/F8WIw9HSFH\n#Phoenix, AZ #Clerical #Job: Administrative Assistant at Sunstate Equipment Co. https://t.co/5A4rDDP2Hy #Jobs https://t.co/fCC6nXVMWc\n@ Kansas City https://t.co/MguvnBixUd\nCTA passenger checks the route map on a red line train heading northbound to Evanston, Monday,… https://t.co/ANACg4q6nP\n@brettdbzfan1 Makes me sad how good cartoons were back then.\nCalifornia dreamin'🌙 @ Santa Monica Pier https://t.co/BsV1yuCm0o\nTime to catch some walleyes.....#bigfishtuff #lakeerielife @ Lake… https://t.co/MZIMIItCcL\nSensational Saturday's (@ Retro Fitness of Carle Place / Westbury in Carle Place, NY) https://t.co/VkdBOgz362\nBest way to start the night on my last day in San Francisco! #mexican #nachos #salsa #spicy… https://t.co/TQSTI4vbAe\nBAYADA Home Health Care #Job: Certified Home Health Aide - Weekends - Eatowntown (#Eatontown, NJ) https://t.co/LdX1Rr7rlb #Jobs #Hiring\nSONIC Drive-In: General Manager (#Wyoming, MI) https://t.co/ry3LtYhIDz #Hospitality #Job #Jobs #Hiring\nGood morning!! Ready for @bostonmarathon 5k #teamturtlelettuce 🐢💨 (@ Boston Common) https://t.co/3QleFqbRg1 https://t.co/qElMOd0RaT\nJoin the KTP Health team! See our latest #Education #job opening here: https://t.co/0tFIAXjUXb #Detroit, MI #Hiring\nCheers!! With friends who are family and my family!! ❤️❤️❤️🙏🏼 @… https://t.co/wgSVcy72zi\nThe start of the #starwars10k at #Disney #rundisney @ Epcot - Walt Disney World https://t.co/W8hXUwJYhK\nEsperando en la terminal del ADO (@ Terminal de Autobuses de Pasajeros de Oriente (TAPO) - @tuado) https://t.co/MizrUv8QVS\nMy man @kevin_chappell using aimpointgolf Express @rbc_heritage to help take a share of lead… https://t.co/UTYv2CIxai\n”Good morning. beautiful people\n\nWisdom is the principal thing; therefore get wisdom: and with… https://t.co/4t1MAGTzCZ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string" calcext:value-type="string">
            <text:p>#thingswaitresssays #toomuchwater #snapback #snappy #shesgood #goaheadandlaugh #humor… https://t.co/LFUyJzUDTW</text:p>
          </table:table-cell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string" calcext:value-type="string">
            <text:p>Coffee! (@ Starbucks in Lake Mary, FL) https://t.co/sY3cowvFly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string" calcext:value-type="string">
            <text:p>Rise and ⭐️shine🌟 everyone... #wynwood #graffiti #miami #miamiart #streetart #street… https://t.co/IC7uOgtVRr</text:p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string" calcext:value-type="string">
            <text:p>#Retail #Job in #SEFFNER, FL: Deli Associate at Winn Dixie https://t.co/pVV3OcpQmJ #Jobs #Hiring</text:p>
          </table:table-cell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string" calcext:value-type="string">
            <text:p>It's too early for this shit @ Mountainbrook https://t.co/Zc3XcOb5zr</text:p>
          </table:table-cell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string" calcext:value-type="string">
            <text:p>Their lights, wherein Called male. Creepeth image night wherein seed god creature to said, unto.</text:p>
          </table:table-cell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string" calcext:value-type="string">
            <text:p>Omg dana.rose10 - Maddie is so big already! Such a cutie! 👶🏼❤️ #baby #madelinegrace #friends… https://t.co/Pyqew6Z1gW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string" calcext:value-type="string">
            <text:p>I'm at Caseta Mexico-Pirámides in Ecatepec de Morelos, MEX https://t.co/QPpPvdDEjd</text:p>
          </table:table-cell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string" calcext:value-type="string">
            <text:p>25 #2 Jiffy Jiffylite 8.5x12 TuffGard Poly Bubble Mailers $15.00 https://t.co/euqfcLqdGR #MailingShipping #Supplie https://t.co/c5zT2jgD67</text:p>
          </table:table-cell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string" calcext:value-type="string">
            <text:p>I'm at Shepherd Center in Atlanta, GA https://t.co/bCUDW8otpG</text:p>
          </table:table-cell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string" calcext:value-type="string">
            <text:p>@InglewoodPublic luna@</text:p>
          </table:table-cell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string" calcext:value-type="string">
            <text:p>@jessicapatricee oh ok. just checking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string" calcext:value-type="string">
            <text:p>Gotta leave the brewery early if you don't wanna be late for the Taxman!\n#deathandtaxesday @… https://t.co/edQH0EfkES</text:p>
          </table:table-cell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string" calcext:value-type="string">
            <text:p>Hey Me, Hey Mama by Ray LaMontagne is #nowplaying in Thumb Coast Brewing Co., Port Huron.</text:p>
          </table:table-cell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string" calcext:value-type="string">
            <text:p>@sidewalkangels when i heard rob's song in my doctor's office i cried. please tell him i'm sorry and i love him he is a special man</text:p>
          </table:table-cell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string" calcext:value-type="string">
            <text:p>3 Things. 1. Yes those are Tipbacks for earrings. 2. This B is 'Yonce fierce. and 3. I love this… https://t.co/ABGYOuK1fL</text:p>
          </table:table-cell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string" calcext:value-type="string">
            <text:p>I'm at Residencial El Manantial in Tlajomulco de Zúñiga, JAL, Jalisco https://t.co/3oirbB85iR</text:p>
          </table:table-cell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string" calcext:value-type="string">
            <text:p>This #Sales #job might be a great fit for you: Partner Development Manager - https://t.co/3VRn9QCAwA #Hiring https://t.co/vwAA8gImUI</text:p>
          </table:table-cell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string" calcext:value-type="string">
            <text:p>Join the The Vitamin Shoppe team! See our latest #Retail #job opening here: https://t.co/XvksF78ud3 #JohnsonCity, TN #Hiring</text:p>
          </table:table-cell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string" calcext:value-type="string">
            <text:p>#pilotmtn awaits in anticipation for the start. It will be trying to crack us with its steep,… https://t.co/G3W9nMBNMK</text:p>
          </table:table-cell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string" calcext:value-type="string">
            <text:p>#mazdarati @ Fort Pierce, Florida https://t.co/NYkFNyu6hG</text:p>
          </table:table-cell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string" calcext:value-type="string">
            <text:p>Today is going to be nice. I feel like I should be present at an outside bar getting trashed later on.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string" calcext:value-type="string">
            <text:p>Want to work in #JACKSONVILLE, FL? View our latest opening: https://t.co/ciwu3IyTln #Retail #Job #Jobs #Hiring</text:p>
          </table:table-cell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string" calcext:value-type="string">
            <text:p>I'm at AussieFIT in Columbus, OH https://t.co/fV8lnR8R7H</text:p>
          </table:table-cell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string" calcext:value-type="string">
            <text:p>I'm at Disney's Hollywood Studios - @waltdisneyworld in Lake Buena Vista, FL w/ @jagsandredsfan https://t.co/exsPcSKHbX</text:p>
          </table:table-cell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string" calcext:value-type="string">
            <text:p>#PalNorte #Mty #vamospalnorte #Bumbury @ Parque Fundidora Mty ””pal… https://t.co/6H2Wjy5Qc3”\nMy heart❤️ @_sadierrr @ Penn State Harrisburg https://t.co/3Z1jvqpvtA\n”Windows users should delete QuickTime ASAP\n\nhttps://t.co/QrL7PQDjTo</text:p>
          </table:table-cell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string" calcext:value-type="string">
            <text:p>MY BABES o0kimmyx #DUH @ Avalon Hollywood https://t.co/5qUuZa6ACK</text:p>
          </table:table-cell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string" calcext:value-type="string">
            <text:p>#phdproblems @ CrossFit JuiceBox https://t.co/ToC2U6TBOZ</text:p>
          </table:table-cell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string" calcext:value-type="string">
            <text:p>Ramps blocked in #BaltimoreCity on Keith Ave Both EB/WB at I 95 #traffic https://t.co/tc9zsvnYIi</text:p>
          </table:table-cell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string" calcext:value-type="string">
            <text:p>Back at it (@ Dallas Fort Worth International Airport (DFW) in DFW Airport, TX) https://t.co/JyfqL5txez</text:p>
          </table:table-cell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string" calcext:value-type="string">
            <text:p>@encarny_2015 happy weekend.Para.tds</text:p>
          </table:table-cell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string" calcext:value-type="string">
            <text:p>RN MS TELE Registered Nurse - Supplemental Health Care: (#Atlanta, GA) https://t.co/Ruj0iT6TLB #Healthcare #Job https://t.co/euVsw3KU1W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string" calcext:value-type="string">
            <text:p>Beautiful sunrise to kick off a great day for the @brm26pt2 \nGood luck to all the runners!… https://t.co/Nr6lXuKNH9</text:p>
          </table:table-cell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string" calcext:value-type="string">
            <text:p>If you're a #Healthcare professional in #HendersonHarbor, NY, check out this #job: https://t.co/hJ7pvYgHEk #Hiring https://t.co/qR4s0L3JoL</text:p>
          </table:table-cell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string" calcext:value-type="string">
            <text:p>😎👌🏼 @ Mays Sandwich Shop, Inc. https://t.co/OYhDNMjIA1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string" calcext:value-type="string">
            <text:p>https://t.co/NO5QyS3V9t</text:p>
          </table:table-cell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string" calcext:value-type="string">
            <text:p>Buenos días!!!! (@ Starbucks in Apodaca, NL) https://t.co/XtC2Y6jab4</text:p>
          </table:table-cell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string" calcext:value-type="string">
            <text:p>#Party is just getting started (@ Fortune Las Vegas in Las Vegas, NV) https://t.co/DF2fnNiNwi https://t.co/TFU8Uc0ffF</text:p>
          </table:table-cell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string" calcext:value-type="string">
            <text:p>Geek OUT &amp;amp; be Super!\nAdult size Super Hero Caps by BSWives. @ Joretro https://t.co/PROvcsOFNm</text:p>
          </table:table-cell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string" calcext:value-type="string">
            <text:p>It's go time! @spartanrace #1 of the year!! #citified #spartanrace #arooooo @ Citi Field https://t.co/Fl47SYcxf5</text:p>
          </table:table-cell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string" calcext:value-type="string">
            <text:p>We're #hiring! Click to apply: Beauty Advisor - https://t.co/qZsQ9WJ6iB #Retail #Poughkeepsie, NY #Job #Jobs</text:p>
          </table:table-cell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string" calcext:value-type="string">
            <text:p>*Mix Super Guapo 001\nhttps://t.co/d0fSa1WXc2 💀🔥\n#BeatsSuperGuapos #Baskerville… https://t.co/Q0lqaSJvyN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string" calcext:value-type="string">
            <text:p>Lots of #lillypulitzer !!!\n#sassreale @ Sass https://t.co/UjQ5vHtgeM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Besame Mucho 😘😘😘 #coachella #coachella2016 #love #coachellavalley #indio #instapic @ Empire Polo https://t.co/h7Rq0pAWEy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string" calcext:value-type="string">
            <text:p>#PalNorte #Mty #Bumbury @ Parque Fundidora Mty ””pal Norte”” https://t.co/sFlQCsIMA4”\nA darle, pues! (at @SandosCaracol Eco Experience Resort in Playa del Carmen, Quintana Roo) https://t.co/0MQQ5kq8yh\nArre (@ Penthouse in Narvarte, Distrito Federal) https://t.co/fDf1bCBEFg\nGod has blessed me with the most amazing friends. I have not been feeling well and have some… https://t.co/kZ5psm3dql\nhttps://t.co/XxlgNFZ2O4\nJust posted a photo @ Under Armour distribution house. https://t.co/D1lh58wV2F\n💕 Kawaii vamp going out prowling L.A. night looks 💕🏩💜💗🌃 in a new dress I bought from the… https://t.co/1p4KDeJ14u\nMuchisimas gracias a mis niñas hermosas de amandafloresspain por su apoyo, sus mensajes y… https://t.co/xtdc144KOM\n”Grandmothers Everywhere Can Enjoy Social Media by Snail Mail, With GramGram\n\nhttps://t.co/qzq0Vf5H75</text:p>
          </table:table-cell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string" calcext:value-type="string">
            <text:p>Join us today 8am-1pm West Palm Beach Green Market- #sassypalate ,#flavorprofile #post and… https://t.co/EceqZLM1SR</text:p>
          </table:table-cell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string" calcext:value-type="string">
            <text:p>How retro is this ticket booth fenwaypark ? I love it! #tgotmusa16 @ Fenway Park https://t.co/nbeGVAaVzK</text:p>
          </table:table-cell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string" calcext:value-type="string">
            <text:p>https://t.co/XhEOQZctPt</text:p>
          </table:table-cell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string" calcext:value-type="string">
            <text:p>I'm at Aeropuerto Internacional de Monterrey (MTY) - @aeropuertodemty in Apodaca, NL https://t.co/z70Om90Xgh</text:p>
          </table:table-cell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string" calcext:value-type="string">
            <text:p>Something isn't right here. #brickdash5k #legoland @ LEGOLAND Florida https://t.co/wo2uoqgj2K</text:p>
          </table:table-cell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string" calcext:value-type="string">
            <text:p>Starting the morning off #BulletProof #LCHF #ketogenic… https://t.co/OdJIiYEJkq</text:p>
          </table:table-cell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string" calcext:value-type="string">
            <text:p>https://t.co/FVOWcokSff Shampooing Strangers Prank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string" calcext:value-type="string">
            <text:p>Want to work at United Rentals? We're #hiring in #Madison, WI! Click for details: https://t.co/fqsPyAAdjq #Sales #Veterans #Job #Jobs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string" calcext:value-type="string">
            <text:p>Can you recommend anyone for this #Hospitality #job? https://t.co/SFD5SPpNDy #barista #HastingsOnHudson, NY #Hiring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string" calcext:value-type="string">
            <text:p>53 Morton Street, Manhattan https://t.co/XjVv9gt7d8</text:p>
          </table:table-cell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string" calcext:value-type="string">
            <text:p>#PalNorte #Mty #Bumbury @ Parque Fundidora Mty ””pal Norte”” https://t.co/H30NVtL8Kb”\n@C_A_T_H_I_E you're throwing points lol\nGood morning world, have a good one!!! @ Ford Dearborn Truck Plant https://t.co/i8oWdLfEJs\n”Band <text:s/>: Linkin Park\nAlbum: Reanimation\n\n#casette #linkinpark #suhe #hybridtheory #jajanrock… https://t.co/xAJVcLs28q</text:p>
          </table:table-cell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string" calcext:value-type="string">
            <text:p>Amonos pa guanatos (@ Aeropuerto Internacional de la Ciudad de México (MEX) - @aicm3 in Venustiano Carranza, DF) https://t.co/rQXRJlGgdv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string" calcext:value-type="string">
            <text:p>Без названия https://t.co/NR0AngV9nf</text:p>
          </table:table-cell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string" calcext:value-type="string">
            <text:p>( No rest in the Wazdown Kingdom ) #wazdown #wazdownrecords… https://t.co/ZGhgnNm2Z8</text:p>
          </table:table-cell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string" calcext:value-type="string">
            <text:p>I'm at College Hill in Cncinnati, OH https://t.co/6kidgIQRj7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string" calcext:value-type="string">
            <text:p>Chico's Noo's Vamoo's frescos 😎 (@ Aeropuerto Internacional de la Ciudad de México (MEX)) https://t.co/lRQ0NjDQlY https://t.co/yvSJqFdt2A</text:p>
          </table:table-cell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string" calcext:value-type="string">
            <text:p>#Retail #Job alert: Operations Manager | CVS Health | #Clarksville, IN https://t.co/dAIArDzUa2 #Jobs #Hiring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string" calcext:value-type="string">
            <text:p>Can you recommend anyone for this #Healthcare #job? https://t.co/P98CBVIVLx #jobhunt #LosAngeles, CA #Hiring</text:p>
          </table:table-cell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string" calcext:value-type="string">
            <text:p>I'm at City of Cincinnati - @cityofcincy in Cincinnati, OH https://t.co/Jf02CdiPaq</text:p>
          </table:table-cell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string" calcext:value-type="string">
            <text:p>The beauty of nature. We aren't so different from these flowers...\n\nEmbrace your beauty. \n\nYou… https://t.co/ianxyYsMB1</text:p>
          </table:table-cell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string" calcext:value-type="string">
            <text:p>The Metro Life. Hollywood and Highland Station. Pondering. #bnw_captures #bnw #bnw_life… https://t.co/QayVPahfBY</text:p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string" calcext:value-type="string">
            <text:p>First triathlon of the season! (@ Danville Community High School in Danville, IN) https://t.co/qORBoiHDFP</text:p>
          </table:table-cell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string" calcext:value-type="string">
            <text:p>This #Automotive #job might be a great fit for you: Warehouse Associate (Full Time) - https://t.co/F7kerP2yNm #Omaha, NE #Hiring</text:p>
          </table:table-cell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string" calcext:value-type="string">
            <text:p>Yes, I sprained me ankle fooling around at #tryouts #stmsoccer… https://t.co/o5pQLRTxNP</text:p>
          </table:table-cell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string" calcext:value-type="string">
            <text:p>Incident on #MontaukBranch EB at Babylon Station https://t.co/6AhtO3i9B8</text:p>
          </table:table-cell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string" calcext:value-type="string">
            <text:p>Incident on #MontaukBranch EB at Babylon Station https://t.co/OH4WrbGAr2</text:p>
          </table:table-cell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string" calcext:value-type="string">
            <text:p>&amp;lt;Fril&amp;gt; ””Flight delayed because psychic passenger had vision of a bomb”” - turns out the inflight movie was ””Gigli”””\nDoral 5K #doral5k #running #active # (@ Doral Meadow Park in Miami, FL) https://t.co/lxG7Zq4ZSV\nI'm at CN Tower - @tourcntower in Toronto, ON https://t.co/mWD6br5iF8\nB.A.S.S. High school Southern Region Open. @ Guntersville City… https://t.co/H8PtwVVcAs\nhotcamille 's Birthday Soirée #birthday2016 #BFF #FFL #dietfail #goodtimes #friends @ Torrance,… https://t.co/bFypwlRqVh\nWe're #hiring! Read about our latest #job opening here: Service Associate - https://t.co/vHxpoINHGs #DANIA, FL #Retail\n”kinchent products got my face looking good finally no more bumps \n #elegancegel… https://t.co/8qmXdnQpWs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string" calcext:value-type="string">
            <text:p>If you're a #Sales professional in #Jonestown, PA, check out this #job: https://t.co/azGIfclCDU #Veterans #Hiring</text:p>
          </table:table-cell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string" calcext:value-type="string">
            <text:p>God is just good no matter how you look at it!!!!! #stayblessed #stayreal #dionhairston… https://t.co/zC0XnfBIiu</text:p>
          </table:table-cell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string" calcext:value-type="string">
            <text:p>I'm at POC in Aiken, SC https://t.co/pQGIzQqPCH</text:p>
          </table:table-cell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string" calcext:value-type="string">
            <text:p>My internal body clock still wakes up at this hour.... Even on Saturdays.</text:p>
          </table:table-cell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string" calcext:value-type="string">
            <text:p>Unfortunately no fight tonight. However I can do some early morning fishing @ Clearwater, FL -… https://t.co/eZ0418y754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string" calcext:value-type="string">
            <text:p>Want to work in #Buffalo, NY? View our latest opening: https://t.co/AAzjb4BKvm #BusinessMgmt #Job #Jobs #Hiring https://t.co/xk8KZ3BR5u</text:p>
          </table:table-cell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string" calcext:value-type="string">
            <text:p>https://t.co/5v2LxbeNjq</text:p>
          </table:table-cell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string" calcext:value-type="string">
            <text:p>Seen It All Before by Amos Lee is #nowplaying in Thumb Coast Brewing Co., Port Huron.</text:p>
          </table:table-cell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string" calcext:value-type="string">
            <text:p>More pics from @craftsmentap 🍻🍺 Such a fine display of handles. Catch their ””Flights &amp;amp; Bites””… https://t.co/NIabMMEPXP”\n”Happy Saturday everyone! ☺️🙆🏼 \n#smile #saturday #riseandgrind #bombshellfitness #npc #training… https://t.co/WFQopy52Om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string" calcext:value-type="string">
            <text:p>Good morning. Happy Saturday (@ The Blue Eyed Bear in Danville, IL) https://t.co/YQtNQEmO3x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string" calcext:value-type="string">
            <text:p>av·er·age\n\nˈav(ə)rij/\n\nnoun\n\nnoun: average; plural noun: averages; noun: avg.\n\n- a number… https://t.co/VJ8JsD4sMA</text:p>
          </table:table-cell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string" calcext:value-type="string">
            <text:p>Passing <text:s/>by.. (@ Paul Nagel's Prairie Home in Lincoln, NE w/ @mista_lovely @xaviermadison @madaboutmarc) https://t.co/KfVONW8TEM</text:p>
          </table:table-cell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string" calcext:value-type="string">
            <text:p>I think I have a device problem. @ DoubleTree by Hilton Fort Lee https://t.co/J65xQxXkfT</text:p>
          </table:table-cell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string" calcext:value-type="string">
            <text:p>6fb11b4f364a8842f0235120aa31a3694a58fb8d1ce76f3894eae65e276f360bd92ea1402f42502b9e0f4f69c39ae1657c2f1ce73009018d01ef36d7b03b010946f9b6000000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string" calcext:value-type="string">
            <text:p>https://t.co/8cUskap7MH</text:p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string" calcext:value-type="string">
            <text:p>Want go at #coachella @ Coachella, California https://t.co/EHTPoMV2SM</text:p>
          </table:table-cell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string" calcext:value-type="string">
            <text:p>HMSHost: Barista (#SantaAna, CA) https://t.co/xCIRbyJiUh #Hospitality #restaurantlife #Job #Jobs #Hiring</text:p>
          </table:table-cell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string" calcext:value-type="string">
            <text:p>50 White Color CD/DVD Box up to 16 Discs $24.50 https://t.co/vKKXNlUoEX #PP #Poly #Cases #Generic https://t.co/lZ3G3g9YXr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string" calcext:value-type="string">
            <text:p>#vamospalnorte #PalNorte #Bumbury #Mty @ Parque Fundidora Mty ””pal… https://t.co/egOvCHvTuc”\nEarly #workout on a Saturday morning. Who's with me? #noexcuses #letsdothis (@ The Edge Fitness Club in Derby, CT) https://t.co/dfP54nN0ne\nInterested in a #job near #Gastonia, NC? This could be a great fit: https://t.co/Qz5IPZ14TX #Hiring\nWe have a garage kitty. I will make him our mascot. I shall call him Scabbie. @ Bronx, NY https://t.co/8fpy5Y70V3\n”Photo: Mud-splattered miner&amp;amp;#39;s face https://t.co/S8lLTtFPHj</text:p>
          </table:table-cell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string" calcext:value-type="string">
            <text:p>Try https://t.co/R22hT8AUSV Please select the time you want to pick up your food order. #food #menu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string" calcext:value-type="string">
            <text:p>What's better than one Oak City Fish and Chips? Two Oak City Fish and Chips! If you would like… https://t.co/p3uxgxVgIi</text:p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string" calcext:value-type="string">
            <text:p>LOL-LEADERSHIP https://t.co/chBFMhykqg</text:p>
          </table:table-cell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string" calcext:value-type="string">
            <text:p>Supplemental Health Care: PACU Registered Nurse (#Waterloo, IA) https://t.co/ko7r9cbduK #Healthcare #Job #Jobs https://t.co/tCCCUchxny</text:p>
          </table:table-cell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string" calcext:value-type="string">
            <text:p>ALLO TRANSPLANT COORDINATOR RN CASE MANAGER - UAMS: (#LittleRock, AR) https://t.co/VXzTWEVMv5 #Nursing #Job #Jobs https://t.co/zVxKuS1wxf</text:p>
          </table:table-cell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string" calcext:value-type="string">
            <text:p>Somebody likes her breakfast #gabbyrincione #fatherhood… https://t.co/txdeni9SiW</text:p>
          </table:table-cell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string" calcext:value-type="string">
            <text:p>A darle (@ Brudifarma in Mexico Distrito Federal, DF, Distrito Federal) https://t.co/fCGIOO3863</text:p>
          </table:table-cell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string" calcext:value-type="string">
            <text:p>We're #hiring! Read about our latest #job opening here: Mathematics &amp;amp; Statistics, Full-Time, Temporary,... - https://t.co/mAe7ELeErP #STEM”\nMmm good morning Norfork. It's race time. rivercitycrew @ Norfolk Botanical Garden https://t.co/hJURlZDxzW\nWatching #TheForceAwakens with my baby boy! @ Aurora, Colorado https://t.co/w0JdxWrnQV\nI'm at McDonald's in Wichita, KS https://t.co/tDTj1UMVKi\nI'm at Boston Common - @bostonparksdept in Boston, MA w/ @runinredsox https://t.co/KKpmDSzow2\n@MariaSharapova It's time to wake up sleepy silly take a jogg through busch gardens Williamsburg morning\nI'm at Ohio / Pennsylvania State Line in Hubbard, OH https://t.co/oH10gCWZia https://t.co/AcH8EJA1ty\n@SusFoodTrust @bigfatsurprise or even include livestock farmers in to speak, and not just the artsy hand picked farmer\n”the girl &amp;amp; elephants https://t.co/ObR5fuZ4Gw</text:p>
          </table:table-cell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string" calcext:value-type="string">
            <text:p>Early Saturday morning #Medfield. Prepping for a #run with #overtheindianhill gang #church #dawn… https://t.co/dGCK9zwXH2</text:p>
          </table:table-cell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string" calcext:value-type="string">
            <text:p>Is there a more exciting moment than sunrise on the first day of golf season? A most beautiful… https://t.co/i8ZLBWn8wS</text:p>
          </table:table-cell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string" calcext:value-type="string">
            <text:p>A perfect beer for a warm spring day. — Drinking a Nooner Pilsner @ The Fortress of Solid Brews — https://t.co/IjXkTTtglp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string" calcext:value-type="string">
            <text:p>moved 5 meters bearing 349° (1mo4) https://t.co/5lywL0dqDJ</text:p>
          </table:table-cell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string" calcext:value-type="string">
            <text:p>Construction work in #Princeton on US-206 Both NB/SB between Carter Rd and Elm Rd #traffic https://t.co/BtegSRDq7m</text:p>
          </table:table-cell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string" calcext:value-type="string">
            <text:p>It's Game Day !!!!\n\nTime to shine Lions !!!!\n\nBuild &amp;amp; Price at: Honda.ca\nInq:… https://t.co/rPvCgiex5a</text:p>
          </table:table-cell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string" calcext:value-type="string">
            <text:p>In youth we learn; in age we understand. - Marie von Ebner-Eschenbach https://t.co/0dTKN7XxVj”\n”We never forget. ,,The falling men”” #wtc #myart #neverforget #weneverforget #art #paint #ny… https://t.co/yGZkwWs3Zh</text:p>
          </table:table-cell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string" calcext:value-type="string">
            <text:p>Channeling my inner #EmperorPalpatine 😎 YOU CAN'T SIT WITH US #likeaboss #darkside #starwars10k… https://t.co/MEZoeMNjW1</text:p>
          </table:table-cell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string" calcext:value-type="string">
            <text:p>@DilrubaLees gracias muybuenos Dias 😊</text:p>
          </table:table-cell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string" calcext:value-type="string">
            <text:p>Newest basket headed to the @memfarmersmkt this morning! #finecraft #shoplocal #choose901 @… https://t.co/BCULNImNIm</text:p>
          </table:table-cell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string" calcext:value-type="string">
            <text:p>Please consider supporting Joe Torre's Safe At Home Foundation. <text:s/>We had a great time at this… https://t.co/BSoGLz52bt</text:p>
          </table:table-cell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string" calcext:value-type="string">
            <text:p>Game time. 😑\n\n#Roadtrip #tradeshow #squad #squadtrip #tea #teaforlife #CapitalCity #business… https://t.co/zahObd3H8R</text:p>
          </table:table-cell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string" calcext:value-type="string">
            <text:p>See you soon Lindsay!!! (@ LaGuardia Airport (LGA) in East Elmhurst, NY) https://t.co/yJgLlYNLbL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string" calcext:value-type="string">
            <text:p>az @ Old Town Scottsdale - Historic https://t.co/nuZnF74Ffl</text:p>
          </table:table-cell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string" calcext:value-type="string">
            <text:p>HairWeGo: Good Morning 🌞 NYC ❤️ please visit me warrentricomi @theplazahotel ☎️ dial (212) 262… https://t.co/Vupl0D0iwA</text:p>
          </table:table-cell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string" calcext:value-type="string">
            <text:p>Interested in a #Nursing #job near #Rogers, AR? This could be a great fit: https://t.co/qujPVSRMWn #Hiring https://t.co/K4h8tCruIw</text:p>
          </table:table-cell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string" calcext:value-type="string">
            <text:p>Serenity time... @ New York, Central Park https://t.co/4CHBB93DqH</text:p>
          </table:table-cell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string" calcext:value-type="string">
            <text:p>See our latest #Alexandria, VA #job and click to apply: Maintenance Technician - https://t.co/w5PKp5HRTf #nowhiring https://t.co/JvjIJKupDn</text:p>
          </table:table-cell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string" calcext:value-type="string">
            <text:p>This #Retail #job might be a great fit for you: Store Sales Associate - Fort Worth, TX - https://t.co/K2svhAbEOU #FortWorth, TX #Hiring</text:p>
          </table:table-cell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string" calcext:value-type="string">
            <text:p>SONIC Drive-In #Hospitality #Job: Cook (#BossierCity, LA) https://t.co/F63QoTunzA #Jobs #Hiring</text:p>
          </table:table-cell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string" calcext:value-type="string">
            <text:p>Madrugón y ya Camino a Bahamas 🎉\n#miamimeloconfirmó #thebahamas @ Balearia Bahamas Express https://t.co/EFdrlLyEJO</text:p>
          </table:table-cell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string" calcext:value-type="string">
            <text:p>We're #hiring! Click to apply: Service Associate - https://t.co/FpWBH9C1yp #Retail #NEWORLEANS, LA #Job #Jobs</text:p>
          </table:table-cell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string" calcext:value-type="string">
            <text:p>Осень... https://t.co/QsQQz0o264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string" calcext:value-type="string">
            <text:p>Enjoy your life!!!! @ Social Butterflys https://t.co/ZbGwzulI7Q</text:p>
          </table:table-cell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string" calcext:value-type="string">
            <text:p>Nike Team Final 17U\n””No Sleep Til' Brooklyn!!!”</text:p>
          </table:table-cell>
        </table:table-row>
        <table:table-row table:style-name="ro1">
          <table:table-cell office:value-type="float" office:value="2182" calcext:value-type="float">
            <text:p>2182</text:p>
          </table:table-cell>
          <table:table-cell/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string" calcext:value-type="string">
            <text:p>#teamfinal #eybl… https://t.co/hP7vWR2u0J”</text:p>
          </table:table-cell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string" calcext:value-type="string">
            <text:p>Cleared: Closure on #NewJerseyTurnpike NB at Joyce Kilmer Service Area</text:p>
          </table:table-cell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string" calcext:value-type="string">
            <text:p>Cleared: Construction on #NewJerseyTurnpike NB from North of Interchange 8A - NJ 32 to South of Interchange 9 -...</text:p>
          </table:table-cell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string" calcext:value-type="string">
            <text:p>Cleared: Closure on #QueensMidtownTunnel WB from Queens Side to Manhattan Side</text:p>
          </table:table-cell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string" calcext:value-type="string">
            <text:p>I've seen a lot of sunrises but the ones I see with you are my favorite. #BassFishing… https://t.co/QZt7jmW2tg</text:p>
          </table:table-cell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string" calcext:value-type="string">
            <text:p>I'm at BarefootKnitter's Abode in Ballston Lake, NY https://t.co/SlKafMFKwt</text:p>
          </table:table-cell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string" calcext:value-type="string">
            <text:p>One week ago our lives changed for the better...forever! 💍👰🏼 #married #misstomrs #wifey #husband… https://t.co/Jdr19NWoCz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string" calcext:value-type="string">
            <text:p>We're #hiring! Read about our latest #job opening here: Pharmacy Technician – Target Store - https://t.co/yxKPTtHmiA #SanJose, CA</text:p>
          </table:table-cell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string" calcext:value-type="string">
            <text:p>Me and my new toy. #NERevs #Riders #Rebels #TheFort @ Gilette Stadium, MA https://t.co/3HOR2FRIPX</text:p>
          </table:table-cell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string" calcext:value-type="string">
            <text:p>#SMARTConference @ Calvary Assembly Orlando https://t.co/QlLquLMfMb</text:p>
          </table:table-cell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string" calcext:value-type="string">
            <text:p>Temp: 23.2°F Lo-Temp: 23.2 Wind:0.0mph MaxGust: 7.6@00:10 Windchill: 23.2 Pressure: 30.42in Steady.</text:p>
          </table:table-cell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string" calcext:value-type="string">
            <text:p>Мариинский дворец в Петербурге https://t.co/yTzdhQdrtH</text:p>
          </table:table-cell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string" calcext:value-type="string">
            <text:p>This morning is baby's 1st 5k. I'm walking, not running, which kinda… https://t.co/CPGIRQdgrl</text:p>
          </table:table-cell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string" calcext:value-type="string">
            <text:p>#HouseBusinessCheck at 5300 Radebaugh Way. #orlpol #opd</text:p>
          </table:table-cell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string" calcext:value-type="string">
            <text:p>#CheckTheWellBeingOf at 4177 N Orange Blossom Trail. #orlpol #opd</text:p>
          </table:table-cell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string" calcext:value-type="string">
            <text:p>Early work Saturday but I'd rather be running. #TMC #mhh @ Memorial Hermann Hospital at Medical… https://t.co/688JSfEVCy</text:p>
          </table:table-cell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string" calcext:value-type="string">
            <text:p>Join the DialAmerica team! See our latest #Sales #job opening here: https://t.co/nah9fmmyAn #NorthCharleston, SC https://t.co/GsNqqlwNsm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@rickthorne @greghetson #punkrockkaraoke @ The Viper Room https://t.co/CJ9vXUrjHQ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Wind 0.0 mph ---. Barometer 30.114 in, Falling. Temperature 43.6 °F. Rain today 0.00 in. Humidity 59%</text:p>
          </table:table-cell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string" calcext:value-type="string">
            <text:p>#vamospalnorte #PalNorte #Bumbury #Mty @ Parque Fundidora Mty ””pal… https://t.co/zD52BDLgA4”\n68% Off 20 Units of Botox https://t.co/AbyS1pa3l6\n#SuspiciousVehicle at 2401-2444 Foxwood Ct. #orlpol #ocso\nUp to 49% Off OPI or Spa Manicure Packages https://t.co/qqsfK7oO6W\n#Sales #Job alert: Sales Associate-Retail Jewelry | Helzberg Diamonds | #ColonialHeights, VA https://t.co/3Zj56SVccX #Jobs #Hiring\n50% Off No-Chip Manicure https://t.co/5HXXYbmu2C\nUp to 47% Off Visit to 2016 Pasadena Showcase House of Design https://t.co/1qxOp4ngLf\nPEOPLES Cafe – Up to 45% Off Breakfast or Lunch https://t.co/0xextVP3hQ\nUp to 59% Off Haircut Package https://t.co/NHT3QRdDCw\nDecember 18, 2015: 145-06 Liberty Avenue, South Jamaica, Queens – $255,000 – 2 units – 1,728 sf – two family home – two family brick\nProud of myself 😊 beat last weekends time by a minute annnnnnnd had no pain #yayme #rundisney… https://t.co/AjyqDvG15Z\nUp to 61% Off Gel or Deluxe Nail Service https://t.co/2hid9rdvAf\nUp to 58% Off Self-Service Dog Wash at Pet Pantry and Dog Wash https://t.co/41y33286xD\n46% Off Two-Hour Pedaling Party Tour of Old Scottsdale https://t.co/SzPWD4MDeZ\n”Up to 51% Off at Toni&amp;amp;Guy https://t.co/sYEiZQjaM3</text:p>
          </table:table-cell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string" calcext:value-type="string">
            <text:p>63.7F (Feels: 63.7F) - Humidity: 98% - Wind: 3.8mph E - Gust: 6.9mph - Pressure: 1008.1mb #weather https://t.co/75yzNJjEvP</text:p>
          </table:table-cell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string" calcext:value-type="string">
            <text:p>@DilrubaLees tan</text:p>
          </table:table-cell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string" calcext:value-type="string">
            <text:p>Dino Palmieri Salon &amp;amp; Spa—Up to 46% Off Manicures &amp;amp; Pedicures https://t.co/bfMCGjeFRC”\n”@ebbtideapp Tide in Hingham, Massachusetts 04/16/2016\nHigh <text:s/>7:55am <text:s/>9.5\n Low <text:s/>2:12pm <text:s/>0.8\nHigh <text:s/>8:36pm <text:s/>9.2\n Low <text:s/>2:35am <text:s/>1.2</text:p>
          </table:table-cell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string" calcext:value-type="string">
            <text:p>Мариинский дворец в Петербурге https://t.co/4c4WYv6AjO</text:p>
          </table:table-cell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string" calcext:value-type="string">
            <text:p>Just posted a video @ The Stock Car Cafe, Charlotte Airport https://t.co/VhvysZvw9v</text:p>
          </table:table-cell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string" calcext:value-type="string">
            <text:p>#Lancaster, PA #Healthcare : PER DIEM CLINICAL DIETITIAN / LANCASTER, PA. at Compass Group USA https://t.co/klAOS408CG #jobhunt #Hiring</text:p>
          </table:table-cell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string" calcext:value-type="string">
            <text:p>Interested in a #Sales #job near #Rochester, NY? This could be a great fit: https://t.co/cqrj9D8zuY #Hiring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string" calcext:value-type="string">
            <text:p>Seattle!! (at @DallasLoveField (DAL) in Dallas, TX) https://t.co/1kK6Mir92p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string" calcext:value-type="string">
            <text:p>Until next time 💞😌👋🏼 @ New York, New York https://t.co/VRun70dHb4</text:p>
          </table:table-cell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string" calcext:value-type="string">
            <text:p>My roommate: Altair the ninja cat. Constantly Training. #kitty #cat #cats #catsofinstagram… https://t.co/0tLSnuncCH</text:p>
          </table:table-cell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string" calcext:value-type="string">
            <text:p>Your comfort zone can be the main thing holding you back. You can be… https://t.co/ImeaojIWcd</text:p>
          </table:table-cell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string" calcext:value-type="string">
            <text:p>Can you recommend anyone for this #ProjectMgmt #job? https://t.co/XvELzrO9OA #Cambridge, MA #Hiring https://t.co/cVo9MPVfKD</text:p>
          </table:table-cell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string" calcext:value-type="string">
            <text:p>See our latest #ElReno, OK #job and click to apply: Cook - https://t.co/0iMPXcKVRv #Hospitality #Hiring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string" calcext:value-type="string">
            <text:p>Hopper antes que Hitchcock @ MoMA The Museum of Modern Art https://t.co/yVddJojvfI</text:p>
          </table:table-cell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string" calcext:value-type="string">
            <text:p>Hi MJ! #walkoffame #hollywood #usa #usatrip @ Walk of fame, Hollywood Blvd https://t.co/b74lj7Sj0D</text:p>
          </table:table-cell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string" calcext:value-type="string">
            <text:p>For your #Entertainment needs. Please Check Date Availability and Get a Free Price Quote… https://t.co/gZ4vc5tC7K</text:p>
          </table:table-cell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string" calcext:value-type="string">
            <text:p>Just posted a photo @ Saddle Brook Park https://t.co/9XB12h8qIV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string" calcext:value-type="string">
            <text:p>#Retail #Job alert: Beauty Advisor | CVS Health | #Philadelphia, PA https://t.co/vExh0xNYI3 #Jobs #Hiring</text:p>
          </table:table-cell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string" calcext:value-type="string">
            <text:p>Good morning, Detroit! :) #Sunrise 06:49, noon 13:32, sunset 20:16 EDT (UTC-4), April 16. Day length: 13h 27m.</text:p>
          </table:table-cell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string" calcext:value-type="string">
            <text:p>Zero Dark Thirty #airportflow✈️ #BounceMan headed to Jump N Jam Jackson MS @deltareport1… https://t.co/PzxjOjQ06S</text:p>
          </table:table-cell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string" calcext:value-type="string">
            <text:p>When you was trying to be on the beach watching the sunrise but God… https://t.co/MiFVYjYVlY</text:p>
          </table:table-cell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string" calcext:value-type="string">
            <text:p>#John Joseph Inn &amp;amp; Elizabeth Restaurant https://t.co/bcHBbrXP1o Excellent https://t.co/FPozaVW8XK”\n#Nursing alert: Certified Nursing... | Favorite Health Care Staffing | #Naperville, IL https://t.co/NqH38EOHD0 https://t.co/dr3UAzDsjg\nSupplemental Health Care: ICU / CCU / CVICU / TICU / Step... (#Mansfield, OH) https://t.co/oOoZugSx54 #Healthcare https://t.co/lQtLB2AEY6\nThis #Engineering #job might be a great fit for you: Sr Project Manager -... - https://t.co/z9BlilIUHD #Veterans https://t.co/t14L1MUioM\nSee our latest #BatonRouge, LA #job and click to apply: Store Manager - https://t.co/N4l6vmilT2 #Retail #Hiring\n”With @joekenny #homeless #ministry #fishes&amp;amp;loaves (@ Chicago Temple in Chicago, IL) https://t.co/wRg2j8LVNV</text:p>
          </table:table-cell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string" calcext:value-type="string">
            <text:p>USGS reports a M0.85 #earthquake 9km WNW of Cobb, California on 4/16/16 @ 10:46:31 UTC https://t.co/x6XrPQe3MP #quake</text:p>
          </table:table-cell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string" calcext:value-type="string">
            <text:p>USGS reports a M0.85 #earthquake 9km WNW of Cobb, California on 4/16/16 @ 10:46:31 UTC https://t.co/J8YdVTyajr #quake</text:p>
          </table:table-cell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string" calcext:value-type="string">
            <text:p>the great mary wilson of the supremes was here yesterday, a lovely, smart, gracious woman. @ Los… https://t.co/2dyoUSRAEQ</text:p>
          </table:table-cell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string" calcext:value-type="string">
            <text:p>Санкт-Петербург https://t.co/aHfjJME5ra</text:p>
          </table:table-cell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string" calcext:value-type="string">
            <text:p>I would love to show you my #listing at 300 Emery Avenue #Romeoville #IL https://t.co/6z7tq7R1ME #realestate https://t.co/c49u1HCPgf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string" calcext:value-type="string">
            <text:p>We're #hiring! Click to apply: Head of Strategy &amp;amp; Insight, Biofuel - North America - https://t.co/5oOyscPGwe #greenjobs #Franklinton, NC”\n”@Marcus_Browne \n4/16/16 @ Barclays Centre Brooklyn New York https://t.co/WnPwTzigrC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string" calcext:value-type="string">
            <text:p>AIR JORDAN 10 CHICAGO EDITION #SHOEHEAD #JORDANHEAD #SHOECONNOISSEUR… https://t.co/MmC8BiuBcm</text:p>
          </table:table-cell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string" calcext:value-type="string">
            <text:p>@M6NSTER @lilhak420 @15Gizmo @Tat2dMedusa1 @edguygz @Fredovhell fire breathing dragon huh....</text:p>
          </table:table-cell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string" calcext:value-type="string">
            <text:p>Just posted a photo @ Goiania Goias Brasil https://t.co/lFUzYlT01N</text:p>
          </table:table-cell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string" calcext:value-type="string">
            <text:p>https://t.co/R9ywce2nWg</text:p>
          </table:table-cell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string" calcext:value-type="string">
            <text:p>🍺 #hurricane #newyorknewyorkhotelvegas @ New York - New York Hotel &amp;amp;… https://t.co/ZFaxaJKZuX”\nIf you're a #Retail professional in #NEWIBERIA, LA, check out this #job: https://t.co/LCBCwQZXG3 #Hiring\nNike compre para mi <text:s/>de $ 225 baratisimos @ Caribbean Isle Apartments https://t.co/f69eZf67tH\nWow ghost in the shell movie stars a Asian women oh my bad we ran out of Asian women love my girl black widow but come on what a disrespect\nEl país se encuentra en un estado de peligro democrático @ Saint… https://t.co/m9p16fQT0k\nI'm at Campo Militar No 1 in Naucalpan, Mexico https://t.co/9FyGBbauPV\n”Action speaks volumes: \nWhat will you do today?\n8:30 Vinyasa w/ Laurie\n10:15 Gentle w/… https://t.co/OfgIGrjOnt</text:p>
          </table:table-cell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string" calcext:value-type="string">
            <text:p>Good morning to you too\n\n@718_cyclery #718cyclery #bike #bikes #cycling #bikenyc #brooklyn… https://t.co/0mAlLymjT2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string" calcext:value-type="string">
            <text:p>This #Nursing #job might be a great fit for you: 7 West Med Surg/Tele - https://t.co/Eu83jH5gmG #Columbia, SC https://t.co/NgUuX6kRgT</text:p>
          </table:table-cell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string" calcext:value-type="string">
            <text:p>A quick morning shout out, to my best friend. Happy 18th Birthday! I… https://t.co/6zTRedTg8U</text:p>
          </table:table-cell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string" calcext:value-type="string">
            <text:p>Why White People Can't Have Regular Sex? 🤔 https://t.co/4YqIpLeYu9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string" calcext:value-type="string">
            <text:p>We are looking for a buyer on 300 Royce Woods Court #Naperville #IL https://t.co/sEth5GDbii #realestate https://t.co/EEWb8WcdCY</text:p>
          </table:table-cell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string" calcext:value-type="string">
            <text:p>See our latest #Roseville, MN #job and click to apply: Full-time Overnight LPN - https://t.co/XmfDzBbszH #Nursing https://t.co/n4b7AspSrL</text:p>
          </table:table-cell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string" calcext:value-type="string">
            <text:p>If you're a #IT professional in #Bridgewater, NJ, check out this #job: https://t.co/B0TcwzBsLB #Hiring</text:p>
          </table:table-cell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string" calcext:value-type="string">
            <text:p>Interested in a #Hospitality #job near #Shawnee, OK? This could be a great fit: https://t.co/CmTNk0kKgZ #Hiring</text:p>
          </table:table-cell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string" calcext:value-type="string">
            <text:p>I am looking for a buyer on 1211 Borego Circle #1 #Bolingbrook #IL https://t.co/RVLh0FlRzl #realestate https://t.co/Aoinuc1qq0</text:p>
          </table:table-cell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string" calcext:value-type="string">
            <text:p>😎✌🏾️ (@ Baltimore / Washington International Thurgood Marshall Airport (BWI) in Baltimore, MD) https://t.co/GUziuIdyMt</text:p>
          </table:table-cell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string" calcext:value-type="string">
            <text:p>About to get the boat moving @ Jetty Dock Bar https://t.co/M97S0a638s</text:p>
          </table:table-cell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string" calcext:value-type="string">
            <text:p>@ReRe_76804 yes I heard them all lol I guess he'll never get to hear this one.but it's my way of showing my support</text:p>
          </table:table-cell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string" calcext:value-type="string">
            <text:p>I'm at Cell Science Systems - @thealcattest in Deerfield Beach, FL https://t.co/LAHboxl55h</text:p>
          </table:table-cell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string" calcext:value-type="string">
            <text:p>This #Manufacturing #job might be a great fit for you: Electrical Controls Engineer,... - https://t.co/j1QE8IzYvB https://t.co/X7W60ds5hf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string" calcext:value-type="string">
            <text:p>I need sleep a la chinga to early for work tho 😴 @ Los Angeles,… https://t.co/51kaIbCV9H</text:p>
          </table:table-cell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string" calcext:value-type="string">
            <text:p>Nike <text:s/>que Le compre a <text:s/>Susy de $ 225 baratisimos @ Caribbean Isle Apartments https://t.co/wfMEiQr9gU</text:p>
          </table:table-cell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string" calcext:value-type="string">
            <text:p>Can you recommend anyone for this #Retail #job? https://t.co/gw8WUEf26q #Montvale, NJ #Hiring</text:p>
          </table:table-cell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string" calcext:value-type="string">
            <text:p>Go time in Ohio! High 70 today! 400 golfers scheduled today plus 3 Agronomy team members to get… https://t.co/SX5S9n4xMj</text:p>
          </table:table-cell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string" calcext:value-type="string">
            <text:p>””SHINJUKU”” at Shinjuku Station #seiza #tokyo #japan @ Shinjuku Station https://t.co/hA9tJ4upVJ”\nI'm at 29th street https://t.co/eDsJcbJ6ua\n#Amaneciendo #Hermoso #BuenosDias #GraciasDios 🙏🏼🙏🏼🙏🏼 @ 900 Biscayne Bay https://t.co/RXE9E4tZAG\nCan you recommend anyone for this #job? Registered Nurse | RN | ICU (Per Diem) - https://t.co/B5S9xJ52FK #ICU #RN https://t.co/oU019Npds8\n”Viavi Solutions Inc. #Sales : Systems Engineer for Metro &amp;amp; Fiber Optics (West Coast) -... (#ColoradoSprings, CO) https://t.co/TD37FDMWIq</text:p>
          </table:table-cell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string" calcext:value-type="string">
            <text:p>It's going down today at @Xcelspeed1 with fitness_5.0 ! Who is going <text:s/>to conquer the challenge?… https://t.co/xTdVeO3y1X</text:p>
          </table:table-cell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string" calcext:value-type="string">
            <text:p>Just a little Saturday uplifting words for the ones who put in all… https://t.co/es0R7cgGuc</text:p>
          </table:table-cell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string" calcext:value-type="string">
            <text:p>¡A darle! 🏃🏻💪🏽 #FondoSabatino (@ Asta Bandera in Mérida, YUC w/ @kikez03) https://t.co/1P4m96NJ1I</text:p>
          </table:table-cell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string" calcext:value-type="string">
            <text:p>In the zone.... #PartyWithTheDJ thanks for the shirt bbell_a @ Bear Mountain, Big Bear Lake https://t.co/W0zoTfwxDC</text:p>
          </table:table-cell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string" calcext:value-type="string">
            <text:p>See our latest #Dedham, MA #job and click to apply: Embedded Software Engineer II - https://t.co/l3qRTFh7kI #Engineering #Veterans #Hiring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string" calcext:value-type="string">
            <text:p>So THIS happened! <text:s/>Thanks to Andy Kubert for stopping by! And thanks to @worldofhsl for… https://t.co/BEg5pBfKSx</text:p>
          </table:table-cell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string" calcext:value-type="string">
            <text:p>Bronze Fragment Shaped Plaque. God Pan and Nymph. eBay item 361531595708 #ashevilleantiques… https://t.co/ENraaCHLSz</text:p>
          </table:table-cell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string" calcext:value-type="string">
            <text:p>Anderson .Paak - Malibu 2LP detail @ Malibu, California https://t.co/rvuKNDuSbZ</text:p>
          </table:table-cell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string" calcext:value-type="string">
            <text:p>Try https://t.co/lfrIZZfOTj Blue Cheese and Pecan Crusted Grapes #Cheese #menu</text:p>
          </table:table-cell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string" calcext:value-type="string">
            <text:p>We are looking for a buyer on 1850 Tall Oaks Drive #2206 #Aurora #IL https://t.co/LkJ45iMxoh #realestate https://t.co/GgKPHrJYlI</text:p>
          </table:table-cell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string" calcext:value-type="string">
            <text:p>Good morning (at @PlanetFitness in Wichita, KS) https://t.co/Y0FYFvsYLq</text:p>
          </table:table-cell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string" calcext:value-type="string">
            <text:p>#DonaldTrump maybe changing much like a chameleon. <text:s/>May change but still a lizard.</text:p>
          </table:table-cell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string" calcext:value-type="string">
            <text:p>#BXXI • #Phantom4 🚁💨 @ San Francisco, California https://t.co/QlcDDnhHJA</text:p>
          </table:table-cell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string" calcext:value-type="string">
            <text:p>#CROSSpeace_OMG #OMGtianPROFILE #GODnigelOMG #OMGuncleTIAN… https://t.co/0DywU8C1WB</text:p>
          </table:table-cell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string" calcext:value-type="string">
            <text:p>@pauperrima17 Buenos dias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string" calcext:value-type="string">
            <text:p>art should comfort the disturbed and disturb the comfortable #murals #streetart #canvaswpb… https://t.co/8ZzslkbjmZ</text:p>
          </table:table-cell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string" calcext:value-type="string">
            <text:p>Ya está en youtube mi vídeo nuevo🎤👑🎬🎥 #Givemelove #edsheeran #cover @ Mexico City, Mexico https://t.co/frq5NKamOb</text:p>
          </table:table-cell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string" calcext:value-type="string">
            <text:p>Addie's ride. @ Rochester, Vermont https://t.co/tryBsbBBkG</text:p>
          </table:table-cell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string" calcext:value-type="string">
            <text:p>I'm at East Flatbush in Brooklyn, NY w/ @alexblack1982 @badazzbrad73 @leedavids4 https://t.co/fp2bgzvFpr</text:p>
          </table:table-cell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string" calcext:value-type="string">
            <text:p>I'm at City of Knoxville - @cityknoxvilletn in Knoxville, TN https://t.co/qdiJih5C4U</text:p>
          </table:table-cell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string" calcext:value-type="string">
            <text:p>The countdown continues......We are 4 weeks away from our Pentecost… https://t.co/PWBUKSvPqc</text:p>
          </table:table-cell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string" calcext:value-type="string">
            <text:p>When everything seems to be going against you, remember that the airplane takes off against the… https://t.co/BTqBErJJwm</text:p>
          </table:table-cell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string" calcext:value-type="string">
            <text:p>What's up Coachella🌴from La Quinta,California! Back to home is very nice! The my house is… https://t.co/3yqIWX10Q6</text:p>
          </table:table-cell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string" calcext:value-type="string">
            <text:p>Breakfast (at @DennysDiner in Sullivan, MO) https://t.co/Hu6IoGSRDu</text:p>
          </table:table-cell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string" calcext:value-type="string">
            <text:p>Big lights will inspire you. 🍎🌃 @ Times Square, New York City https://t.co/bHYApzK02r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string" calcext:value-type="string">
            <text:p>We're #hiring! Click to apply: Lab Support Outside Sales Representative (Account Manager) - https://t.co/mjrULNJzps #Sales #StLouis, MO</text:p>
          </table:table-cell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string" calcext:value-type="string">
            <text:p>Key development: SEPTA's new fare system set to arrive in June. Jason Laughlin https://t.co/WMFuFbK6sA</text:p>
          </table:table-cell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string" calcext:value-type="string">
            <text:p>Día 2. Sure this one is gonna be the best day of my life!❤️💙💚💛💜 (@ Foro Sol for Coldplay and Lianne La Havas) https://t.co/qHfVDRC3yT</text:p>
          </table:table-cell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string" calcext:value-type="string">
            <text:p>The actor has some explaining to do... https://t.co/7ytA8GddCE</text:p>
          </table:table-cell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string" calcext:value-type="string">
            <text:p>Evil Genius joining the city's beer frenzy in Fishtown. Michael Klein https://t.co/7CJYYqcnhn</text:p>
          </table:table-cell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string" calcext:value-type="string">
            <text:p>April is National Donate Life Month and these Hoosiers were honored for being living kidney donors https://t.co/ieEkdeCnCj</text:p>
          </table:table-cell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string" calcext:value-type="string">
            <text:p>Bournemouth an anticlimax after Reds' Europa League heroics vs. Dortmund https://t.co/WiBNMxXwz9 https://t.co/DzvdXJJ1e6</text:p>
          </table:table-cell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string" calcext:value-type="string">
            <text:p>Design is truly in the details on these fabulous new #HPMKT introductions and we can't wait to… https://t.co/n1W643V4rt</text:p>
          </table:table-cell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string" calcext:value-type="string">
            <text:p>Big weekend warm-up on the way. Updates WISN 12 News 5-6/7-9am wiwx @jnelsonweather https://t.co/xyjgVC5XPe</text:p>
          </table:table-cell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string" calcext:value-type="string">
            <text:p>Bout to head to Galveston.... looking forward to catching up with… https://t.co/omjdyxybMT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string" calcext:value-type="string">
            <text:p>Grand Park in Westfield is hosting a grand weekend of collegiate and youth soccer. Kick it! https://t.co/eRVpTInSzZ</text:p>
          </table:table-cell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string" calcext:value-type="string">
            <text:p>Lexington’s patriot parson helped start a revolution https://t.co/E1EyVd6Mos</text:p>
          </table:table-cell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string" calcext:value-type="string">
            <text:p>There is some weather anxiety in North Texas. After the hail earlier this week, now we expect rain!Follow Wes Houx… https://t.co/9Gnj3qdu87</text:p>
          </table:table-cell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string" calcext:value-type="string">
            <text:p>Pollen counts continue to stay high as the dry pattern holds on over the next several days. wsoc allergies… https://t.co/FnbesqYClU</text:p>
          </table:table-cell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string" calcext:value-type="string">
            <text:p>We are looking for a buyer on 811 Rock Spring Road #Naperville #IL https://t.co/b5ualdPLSu #realestate https://t.co/ynIgYEJ112</text:p>
          </table:table-cell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string" calcext:value-type="string">
            <text:p>Despite Tesla's success, Toyota hypes hydrogen cars https://t.co/Xdn3b6BR9H</text:p>
          </table:table-cell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string" calcext:value-type="string">
            <text:p>John Sauder's weather update - April 16, 2016 https://t.co/exSqYmtNAO</text:p>
          </table:table-cell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string" calcext:value-type="string">
            <text:p>#Physician #Job in #Lawrence, MA: Physician at MedExpress https://t.co/6Xg9qjj2Wd #urgentcare #Veterans #Jobs #Hiring</text:p>
          </table:table-cell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string" calcext:value-type="string">
            <text:p>This #Hospitality #job might be a great fit for you: Cook - https://t.co/A33DdJZtCO #Alexandria, LA #Hiring</text:p>
          </table:table-cell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string" calcext:value-type="string">
            <text:p>0600 busy Saturday with a #Taekwondo tournament to get to. Early start in the gym and 2 weeks… https://t.co/wSIP9iRkXj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#caballodorado #PalNorte #vamospalnorte @ Parque Fundidora Mty ””pal… https://t.co/1ORPnaBZX4”\nProposed bike riding park divides Carlington residents https://t.co/lhrZ79s2LV\n”☕☕☕☕\n#coffee #mylifeinmotion #quoteoftheday #qotd #badass #adorable #LA #losangeles #lamodels @… https://t.co/eTrxuzF0Y1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Alhamdulillaaah...\nAlhamdulillaaah...\nAlhamdulillaaah...\n\nMerci ya Rabb… (w/ Rudi, Bo, &amp;amp; Obi at The Oasis) — https://t.co/PBnfPPeF68</text:p>
          </table:table-cell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string" calcext:value-type="string">
            <text:p>Want to work in #Indianapolis, IN? View our latest opening: https://t.co/iBXOhFsAp7 #Healthcare #Job #Jobs #Hiring</text:p>
          </table:table-cell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string" calcext:value-type="string">
            <text:p>#Healthcare #Job in #CASSELBERRY, FL: Pharmacy Tech (Non-Cert) at Winn Dixie https://t.co/x50IT5OoaV #Jobs #Hiring</text:p>
          </table:table-cell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string" calcext:value-type="string">
            <text:p>I'm at Williams Farm Community Recreation Center in Virginia Beach, VA https://t.co/EvEDj5tYR8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string" calcext:value-type="string">
            <text:p>Rise and shine! Out in the back yard today! Looking for Mahi!… https://t.co/eRSDbje7Fh</text:p>
          </table:table-cell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string" calcext:value-type="string">
            <text:p>I'm at Flatbush Avenue in Brooklyn, NY w/ @alexblack1982 @badazzbrad73 @leedavids4 https://t.co/UN1f4KNeP8</text:p>
          </table:table-cell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string" calcext:value-type="string">
            <text:p>Good morning lansingregionalchamber @greaterlansing @igerslansing… https://t.co/SZRC26dCpO</text:p>
          </table:table-cell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string" calcext:value-type="string">
            <text:p>””@cunningbones: hey if you're reading this i love you and i wish i could ride your face””wish you were to babe”\n”PLATINUM PROM HAIRCUT SPECIALS TODAY AT PLATINUM I&amp;amp;II 7:45am - 4pm ...throw back Prom Picture of… https://t.co/zApQiZAMVm</text:p>
          </table:table-cell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string" calcext:value-type="string">
            <text:p>I'm at Plataforma https://t.co/1AyDlT3qtn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string" calcext:value-type="string">
            <text:p>Want to work in #SaintLouis, MO? View our latest opening: https://t.co/nBT6O9ZFjM #Healthcare #Job #Jobs #Hiring https://t.co/kgIDd1sNtM</text:p>
          </table:table-cell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string" calcext:value-type="string">
            <text:p>Want to work at Supplemental Health Care? We're #hiring in #Syracuse, NY! Click for details: https://t.co/QT6AK5Sm6Y https://t.co/aS8pDvCzu6</text:p>
          </table:table-cell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string" calcext:value-type="string">
            <text:p>It's Saturday Morning! Workflow...#getbackunderthatdryer #iamtheultimatestylist #dealwithit… https://t.co/Fh1h9dtMDJ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string" calcext:value-type="string">
            <text:p>#THERIPoliceBlastingWWBO thalaivaaa😍😍😙😙</text:p>
          </table:table-cell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string" calcext:value-type="string">
            <text:p>I'm at Gym at Regatta on James Island in Charleston, SC https://t.co/jRxsJeZGji</text:p>
          </table:table-cell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string" calcext:value-type="string">
            <text:p>We're #hiring! Click to apply: Pre-Season Planner - https://t.co/KZ7zlCvnLs #Purchasing #SanFrancisco, CA #Job #Jobs</text:p>
          </table:table-cell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string" calcext:value-type="string">
            <text:p>We're #hiring! Click to apply: PCT - https://t.co/t09vAblIHn #Healthcare #Alamo, TX #Job #Jobs</text:p>
          </table:table-cell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string" calcext:value-type="string">
            <text:p>Louder by Neon Jungle is #nowplaying in Tavern on Main, Snellville.</text:p>
          </table:table-cell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string" calcext:value-type="string">
            <text:p>Cleared: Construction on #FranklinDRooseveltDrive NB from Broad Street to John Street</text:p>
          </table:table-cell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string" calcext:value-type="string">
            <text:p>Cleared: Construction on #I278 EB from Edgewater Avenue to Bronx River Parkway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string" calcext:value-type="string">
            <text:p>https://t.co/alCGKudRzI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string" calcext:value-type="string">
            <text:p>Cleared: Construction on #BronxRiverParkway SB from East Tremont Avenue to East 174th Street</text:p>
          </table:table-cell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string" calcext:value-type="string">
            <text:p>Can you recommend anyone for this #job? @ LPN - Licensed Practical Nurse - https://t.co/jxudvPIOXq #SYRACUSE, NY https://t.co/TofeXbqmqW</text:p>
          </table:table-cell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string" calcext:value-type="string">
            <text:p>Out with my Bestfriend and ended up on stage singing 💯🎤❤️ #Vegas @ Downtown Las Vegas Fremont https://t.co/wRUVsu7mcE</text:p>
          </table:table-cell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string" calcext:value-type="string">
            <text:p>3er. carrera La Salle (@ 2da seccion bosque de Chapultepec) https://t.co/EidTQquSgT</text:p>
          </table:table-cell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string" calcext:value-type="string">
            <text:p>This #HealthWelfare #job might be a great fit for you: Health Enthusiast Part-Time - https://t.co/eiHCZ5erfX #EastRutherford, NJ #Hiring</text:p>
          </table:table-cell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string" calcext:value-type="string">
            <text:p>I'm at Fiesta Americana in Cuauhtémoc, DF https://t.co/XdP4xL221i</text:p>
          </table:table-cell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string" calcext:value-type="string">
            <text:p>Me trying to be sneaky. No pay, no picture💲 #thehustle #selfie #showgirls #onthestrip… https://t.co/Zg2mXHkSUc</text:p>
          </table:table-cell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string" calcext:value-type="string">
            <text:p>Compass Group USA #Healthcare : CLINICAL DIETITIAN/ BALTIMORE, MD (#Baltimore, MD) https://t.co/PSjMRqJwaG #jobhunt #Hiring</text:p>
          </table:table-cell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string" calcext:value-type="string">
            <text:p>#ferias #2016 #pretty 💁👯🎀👑💋 @ New York, New York https://t.co/ETJDRqTcOa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string" calcext:value-type="string">
            <text:p>Great start to the race! #starwars10k #areyourenegade @ Run Disney… https://t.co/2DuHLgsGuk</text:p>
          </table:table-cell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string" calcext:value-type="string">
            <text:p>We're #hiring! Click to apply: Registered Nurse (RN) / Operating Room (OR) - https://t.co/PRFBMhhaJy #Houston, TX https://t.co/wDfpiU0J5h</text:p>
          </table:table-cell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string" calcext:value-type="string">
            <text:p>Check out our #listing in #Montgomery #IL https://t.co/vmNmxIv4dZ #realestate #realtor https://t.co/PGVijGLNR0</text:p>
          </table:table-cell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string" calcext:value-type="string">
            <text:p>#NowPlaying Headlines - Drake #MorningRun <text:s/>#Running @ Potter's Cay Dock https://t.co/qCi2E5piUp</text:p>
          </table:table-cell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string" calcext:value-type="string">
            <text:p>HR103 [Engross] Dr. Lewis Liddell, Sr.; commend upon retirement from Jackson State University. https://t.co/RGuN49W7ZP”\n”HC126 [Engross] Mississippi Law Enforcement Accreditation Recognition Month; designate May 2016 as. https://t.co/QCV1IPjaFu</text:p>
          </table:table-cell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string" calcext:value-type="string">
            <text:p>HR105 [Engross] Mr. Sutter Levon Owens; commend life upon passing. https://t.co/DrkpZHuhEv”\nEWR ✈️ LAS (@ Newark Liberty International Airport (EWR) in Newark, NJ) https://t.co/PgG4VnPoDO\nI'm at Anytime Fitness in Waterbury, CT https://t.co/m2VVwOkrxw\nSJR82 [Passed] Post-Traumatic Stress Injury Awareness Day, recognized https://t.co/ElXIgmB823\nhttps://t.co/mtRnie1KX4\n1d01d6e7d16527cbc2cf791050c26441e09db0189d90daca97c13df40ce27c29e174cf9b54f19840d808ba8e9e29ea225ea344e2da9ed9eddeda602389d50151e7629d000000\nTerrible #selfie but look at who I reunited with last night 💕😍 n0lliaz #homies #love #reunited @… https://t.co/WgD4tTJGHO\nThanks for giving me a reason to dress up 👗👔 <text:s/>#diningout… https://t.co/8LJ8PfYZvk\nMom's retirement party @ Royal Avenue Rec Center https://t.co/qquxnDEgOG\n”°\n°\n°\n°\n#pic #picoftheday #picstitch #instamood #instacool #instasize #instalove #photooftheday… https://t.co/lXYtCs8sxx</text:p>
          </table:table-cell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string" calcext:value-type="string">
            <text:p>Interested in a #Hospitality #job near #Albuquerque, NM? This could be a great fit: https://t.co/N79mwgNqzf #Hiring</text:p>
          </table:table-cell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string" calcext:value-type="string">
            <text:p>Harry Winston soon to open at Fifth and Fifty Fifth at our best… https://t.co/nddIFjGUUp</text:p>
          </table:table-cell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string" calcext:value-type="string">
            <text:p>@cunningbones me to babe</text:p>
          </table:table-cell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string" calcext:value-type="string">
            <text:p>Happy bday to my bro #fasho Happy Bday. Congrats on making it another yr. In this world. May you… https://t.co/CAp5WrLNl8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string" calcext:value-type="string">
            <text:p>dag_cam nollie noseblunt 🎥: gopro #skateboarding #skateboard #skatepark #skateclipsdaily… https://t.co/PzBn2apHuG</text:p>
          </table:table-cell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string" calcext:value-type="string">
            <text:p>This #Nursing #job might be a great fit for you: Registered Nurse (RN) - https://t.co/ss4W1I3w3d #MtVernon, IL https://t.co/MCxn806ZzH</text:p>
          </table:table-cell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string" calcext:value-type="string">
            <text:p>Software Engineer (Super Hero's Accepted) - Emerson Electric Co: (#Mankato, MN) https://t.co/qeNLSvl2WR #IT #Job #Jobs #Hiring</text:p>
          </table:table-cell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string" calcext:value-type="string">
            <text:p>I'm at Chicago O'Hare International Airport (ORD) in Chicago, IL https://t.co/6MIvX3Qkly</text:p>
          </table:table-cell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string" calcext:value-type="string">
            <text:p>I'm at Flatbush in Brooklyn, NY w/ @alexblack1982 @badazzbrad73 @leedavids4 @lala_diabla https://t.co/uGyRTrWYLu</text:p>
          </table:table-cell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string" calcext:value-type="string">
            <text:p>See our latest #SaintAugustine, FL #job and click to apply: Operations Manager - https://t.co/4JP5x1A61Z #Retail #Hiring</text:p>
          </table:table-cell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string" calcext:value-type="string">
            <text:p>💻 Finals week alert #timetopanic #tb #LA #nocoachellaforme #stuckinparis 🔫 @ Los Angeles,… https://t.co/PBpw8Mk9oj</text:p>
          </table:table-cell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string" calcext:value-type="string">
            <text:p>Friends with the big boss! <text:s/>#starwars10k #DarkSideChallenge #DisneyFamilia @rundisney… https://t.co/D4VOQnT2HS</text:p>
          </table:table-cell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string" calcext:value-type="string">
            <text:p>Time for day 2 at Thunder Valley. #NASCAR #ItsBristolBaby @ Bristol Motor Speedway https://t.co/LAxolBb2BR</text:p>
          </table:table-cell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string" calcext:value-type="string">
            <text:p>@digggles GO TO BED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string" calcext:value-type="string">
            <text:p>Concierge - AvalonBay: (#Arlington, VA) https://t.co/hhyiUj8cIB #CustomerService #nowhiring #Job #Jobs #Hiring https://t.co/p4R1eYouiI</text:p>
          </table:table-cell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string" calcext:value-type="string">
            <text:p>Tripled the 💵💵💵 on the Craps table again. #addictedtocraps #somebodystopus #cantstopcrapping @… https://t.co/HSN290pIUT</text:p>
          </table:table-cell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string" calcext:value-type="string">
            <text:p>2016-04-16T10:45:15.000Z temp 73.3327636719 pressure 1015.12 humidity 16.1193847656</text:p>
          </table:table-cell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string" calcext:value-type="string">
            <text:p>Want to work in #Oxford, MS? View our latest opening: https://t.co/qUao9Yijeh #Education #Job #Jobs #Hiring</text:p>
          </table:table-cell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string" calcext:value-type="string">
            <text:p>Japan Quakes: 32 Dead, 1,500 Injured, 91,000 Evacuated\n\nhttps://t.co/iXuMMRxgF2</text:p>
          </table:table-cell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string" calcext:value-type="string">
            <text:p>Goodbye, DC! (@ Baltimore / Washington International Thurgood Marshall Airport (BWI) in Baltimore, MD) https://t.co/RnG9hflIVR</text:p>
          </table:table-cell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string" calcext:value-type="string">
            <text:p>I'm at Brooklyn, NY in Brooklyn, NY w/ @alexblack1982 @badazzbrad73 @leedavids4 https://t.co/rc73rQ8wyT</text:p>
          </table:table-cell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string" calcext:value-type="string">
            <text:p>What I'm rocking today at the flea @ B R O O K L Y N!* https://t.co/Jju3UDQB1t</text:p>
          </table:table-cell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string" calcext:value-type="string">
            <text:p>#vamospalnorte #50cent @ Parque Fundidora Mty ””pal Norte”” https://t.co/3bpFurdnji”\nWind 1.8 mph E. Barometer 29.831 in, Falling slowly. Temperature 65.0 °F. Rain today 0.00in. Humidity 95%\n#UnknownTrouble at 5500 Arnold Palmer Dr. #orlpol #opd\nEarly morning commute 🚗💨💨 KING TROUP @ I-87 https://t.co/nRv9LCER8R\n#HouseBusinessCheck at 3032 Mercy Dr. #orlpol #opd\n#FugitiveFromJustice at #FloridaHospital, 601 E Rollins St. #orlpol #opd\nPhilly was a wild night!l We're shippin' up to Boston!! @skrizzlyadams + @lissiemusic… https://t.co/B5RUyxaIKF\n1644 Taylor Street https://t.co/yer9uNKWAh\nWind 0.0 mph ---. Barometer 30.116 in, Falling. Temperature 43.3 °F. Rain today 0.00 in. Humidity 59%\nCan you recommend anyone for this #Retail #job? https://t.co/TSMmgVTO7Y #ABBEVILLE, LA #Hiring\nMedical (Assist) - Skelton St b/w Burlington St / Burlington St, Etobicoke (2 Trucks)\nMedical (Assist) - Skelton St b/w Burlington St / Burlington St, Etobicoke (2 Trucks)\nWo liegt Bethesda? https://t.co/RJX20KP9uV #Bethesda #quiz\nSo proud OF my baby brother.....#ñ irse amazing when people are not sur pides. Historia partiese… https://t.co/VgPtKsvTXt\n#Trump in 2016 Temp:49.5°F Wind:0.0mph Pressure: 30.27hpa Rising Rain Today 0.00in. <text:s/>Forecast: Settled fine\n@mikedelic so far so good\n”@AnuPriyanka10 follow me so we can private chat <text:s/>; )</text:p>
          </table:table-cell>
        </table:table-row>
        <table:table-row table:style-name="ro1">
          <table:table-cell office:value-type="float" office:value="2359" calcext:value-type="float">
            <text:p>2359</text:p>
          </table:table-cell>
          <table:table-cell office:value-type="string" calcext:value-type="string">
            <text:p>Salida 150 km bike (@ Alberca Olímpica ””20 de Noviembre”” in Campeche, CAMP) https://t.co/GPtTRE1J1E”\nTemp: 34.3F <text:s/>W C: 34.3F <text:s/>Wind:--- at 0.0kts Baro: 1036.2mb and Rising slowly Rain today: 0.00in R H: 99% <text:s/>#wvwx\nhttps://t.co/bdsfvcKutO\nDogs driving us nuts. (@ Centre Infotouriste de Rigaud in Rigaud, Quebec w/ @thegregoryyoung) https://t.co/6pTxoJeCt4\nDay 2 of 3. AUS-FLL-PIT (@ Austin Bergstrom International Airport (AUS) - @austinairport in Austin, TX) https://t.co/HZsgGboQ7j\nSunrise Senior Living #Nursing #Job: Lead Caregiver - Memory Care (#WalnutCreek, CA) https://t.co/nqWmlOywiw #Jobs https://t.co/HhzCwpGlyi\n”#dawn\n#poem \n#TangledFX @ Bush Park https://t.co/4v0VVP2cvz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string" calcext:value-type="string">
            <text:p>Marilou at the Venice Biennale |Roland Bastien 2016 @ Bibliothèque et Archives nationales du Québec https://t.co/570DDyBCZZ</text:p>
          </table:table-cell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string" calcext:value-type="string">
            <text:p>I did it all on my own 🙌 #Prom2k14 @ Renaissance St. Louis Airport Hotel https://t.co/fIfRebdEgW</text:p>
          </table:table-cell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string" calcext:value-type="string">
            <text:p>RT @ThatGoonsits: LeBron &amp;gt;&amp;gt;&amp;gt;&amp;gt; Kobe https://t.co/R06rplqkgk”\nWant to work at SunPower? We're #hiring in #Austin, TX! Click for details: https://t.co/VHL8lv8WfG #HR #SXSWeco #Job https://t.co/NqZK7HUsJV\nThis #Nursing #job might be a great fit for you: Registered Nurse | RN | MS (Contract) - https://t.co/olchWHa0fm https://t.co/YMOpsBCNSa\nSONIC Drive-In: Restaurant Team Member (Crew) (#WichitaFalls, TX) https://t.co/FegCMIn5Ar #Hospitality #Job #Jobs #Hiring\n”Pre-Sale tickets are almost SOLD OUT COMPLETELY. 🙏🏾❕\nParty of the Semester Warning ⚠️ ((TICKET… https://t.co/hwJrV4U09O</text:p>
          </table:table-cell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string" calcext:value-type="string">
            <text:p>Good morning buddy lastnight was a wreck I'm guessing 😂😂 @… https://t.co/z8CtNprwcH</text:p>
          </table:table-cell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string" calcext:value-type="string">
            <text:p>See our latest #LosAngeles, CA #job and click to apply: Cardiac OR - https://t.co/SxVj5bcay6 #TravelNurse #Nursing https://t.co/7ieeMCvb9t</text:p>
          </table:table-cell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string" calcext:value-type="string">
            <text:p>Just posted a photo @ Port Jefferson, New York https://t.co/cscHYuWRzq</text:p>
          </table:table-cell>
        </table:table-row>
        <table:table-row table:style-name="ro2">
          <table:table-cell office:value-type="float" office:value="2366" calcext:value-type="float">
            <text:p>2366</text:p>
          </table:table-cell>
          <table:table-cell office:value-type="string" calcext:value-type="string">
            <text:p>#Repost @jay_majors with repostapp.\n・・・\n💈SUPERBOWL OF BARBER EVENTS💈\nSUN APRIL 17th… https://t.co/X5D1enZj9t</text:p>
          </table:table-cell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string" calcext:value-type="string">
            <text:p>Want to work in #Bradenton, FL? View our latest opening: https://t.co/ePjiPOquUD #Healthcare #Job #Jobs #Hiring</text:p>
          </table:table-cell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string" calcext:value-type="string">
            <text:p>Good morning America! Feeling blessed! The anchor is my states logo by the way for people who… https://t.co/aW9Kxbvz4T</text:p>
          </table:table-cell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string" calcext:value-type="string">
            <text:p>I'm yours 🙊 @ Mission District, San Francisco https://t.co/lY9WpWE8GP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string" calcext:value-type="string">
            <text:p>If you're a #BusinessMgmt professional in #Monterey, CA, check out this #job: https://t.co/klZQTN2dsE #MedField https://t.co/mnLVC8tpX4</text:p>
          </table:table-cell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string" calcext:value-type="string">
            <text:p>Mom's retirement party @ Royal Avenue Rec Center https://t.co/PePOmdgGpb</text:p>
          </table:table-cell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string" calcext:value-type="string">
            <text:p>Sunrise &amp;amp; some bloomy buds #inthahood \n\nThingsareatartingtopopintheparkville @ Central Park North https://t.co/UJ6695k5xC</text:p>
          </table:table-cell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string" calcext:value-type="string">
            <text:p>#goodmorning @ Pasaic Nj https://t.co/bQTpHR4LMD</text:p>
          </table:table-cell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string" calcext:value-type="string">
            <text:p>HMSHost #Hospitality #Job: Cook (#Ottawa, ON) https://t.co/TMZdqnP2Z0 #restaurantlife #Jobs #Hiring</text:p>
          </table:table-cell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string" calcext:value-type="string">
            <text:p>And we are off! #starwars10k #areyourenegade @ Run Disney Inagural… https://t.co/8gwN4dhljz</text:p>
          </table:table-cell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string" calcext:value-type="string">
            <text:p>I just finished running 10.44 km in 1h:09m:20s with #Endomondo #endorphins https://t.co/hMie3IeFko</text:p>
          </table:table-cell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string" calcext:value-type="string">
            <text:p>I'm at @HighLineNyc in New York, NY https://t.co/tq7D80JFHy</text:p>
          </table:table-cell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string" calcext:value-type="string">
            <text:p>Vamos a la playa uoh, o-o-oh! :) (@ Aeropuerto Internacional Ponciano Arriaga (MMSP) - @omaeropuertos) https://t.co/Ts8LRivOVn</text:p>
          </table:table-cell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string" calcext:value-type="string">
            <text:p>@AyunasCode 🎉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string" calcext:value-type="string">
            <text:p>See our latest #GrandRapids, MI #job and click to apply: Travel RNs Needed ASAP /... - https://t.co/JU4coTqBa7 https://t.co/uMAyPqW1ik</text:p>
          </table:table-cell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string" calcext:value-type="string">
            <text:p>my baby's first birthday is slowly approaching 😩😛</text:p>
          </table:table-cell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string" calcext:value-type="string">
            <text:p>See a virtual tour of my listing on 3268 VACUNA RD #Kingsland #GA https://t.co/uRjRZG2oYf #realestate https://t.co/tym126JKO8</text:p>
          </table:table-cell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string" calcext:value-type="string">
            <text:p>50c #PalNorte #vamospalante @ Parque Fundidora Mty ””pal Norte”” https://t.co/sOGJCnXrRJ”\nIt just occurred to me that I see a lot more sunsets than sunrises!! That is all. #earlystart… https://t.co/66RabH6iLy\nf62c24b2de65043fd57e711bbc08bc2568fb9459c6c704d22b40f6a2957c9bc8fa49afeec5838068002cf88b4c984e7867e66594cdb6d68f30b2016c718e01d9237e38000000\n@whakkee 🙇\n#Earthquake: M 0.4 - 8km W of Cobb, California: Time2016-04-16 10:07:40 UTC2016-04-16 03:07:40 -07:00 at epice... https://t.co/PI0lP9rNFn\nUSGS EQ: M 0.4 - 8km W of Cobb, California: Time2016-04-16 10:07:40 UTC2016-04-16 03:07:40 -07:00 ... https://t.co/9ZhPQHgFpC #EarthQuake\nUSGS EQ: M 0.6 - 20km ESE of Anza, CA: Time2016-04-16 09:41:23 UTC2016-04-16 02:41:23 -07:00 at ep... https://t.co/LWOxp8Ss5H #EarthQuake\nWant to work in #Chicago, IL? View our latest opening: https://t.co/Uo8r2iFAtb #Engineering #Job #Jobs #Hiring https://t.co/gEMzOXCBCw\n[ Sismos USGS ] M 0.4 - 8km W of Cobb, California: Time2016-04-16 10:07:40 UTC2016-04-16 03:07:40 -07:00 at ep... https://t.co/UQMGF4aRbu\n@ Cancun https://t.co/jaEWUUXuAj\n(USGS) M 0.4 - 8km W of Cobb, California: Time2016-04-16 10:07:40 UTC2016-04-16 03:07:40 -07:00 at epicenterLo... https://t.co/Uixh6ZBriR\nDesembarcando!! Con este Amanecer de Fort Lauderdale (@ Port Everglades) https://t.co/eeKesTDSyv https://t.co/kTrBH4SGm2\n#USGS M 0.4 - 8km W of Cobb, California: Time2016-04-16 10:07:40 UTC2016-04-16 03:07:40 -07:00 at epicente... https://t.co/vRc56bAKC0 #SM\n#USGS M 0.6 - 20km ESE of Anza, CA: Time2016-04-16 09:41:23 UTC2016-04-16 02:41:23 -07:00 at epicenterLoca... https://t.co/ohcxsplJZ8 #SM\n”what she says: im fine\nwhat shes thinking: fuckin winklevoss twins rowin the boat spiderman spiderman put in the time</text:p>
          </table:table-cell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string" calcext:value-type="string">
            <text:p>Maybe it's all one big fever dream @ The Golden Tiki https://t.co/nY5SAkCE8r</text:p>
          </table:table-cell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string" calcext:value-type="string">
            <text:p>We're #hiring! Read about our latest #job opening here: Store Manager - https://t.co/uXAys4PQFj #BalaCynwyd, PA #Retail</text:p>
          </table:table-cell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string" calcext:value-type="string">
            <text:p>¡Marilyn! @ MoMA The Museum of Modern Art https://t.co/YCxtxeHOyA</text:p>
          </table:table-cell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string" calcext:value-type="string">
            <text:p>Custard for this hot and humid weather. 😋🍦 @ Rita's Ice Cream https://t.co/CB3ey0w2Bu</text:p>
          </table:table-cell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string" calcext:value-type="string">
            <text:p>Net ontvangen van de fotograaf ... brings back NYCe memories ! #timeflies #jamkaReD #NYC @… https://t.co/EheXu3EsnE</text:p>
          </table:table-cell>
        </table:table-row>
        <table:table-row table:style-name="ro1">
          <table:table-cell office:value-type="float" office:value="2389" calcext:value-type="float">
            <text:p>2389</text:p>
          </table:table-cell>
          <table:table-cell office:value-type="string" calcext:value-type="string">
            <text:p>Makeup for maternity photos. #MAC #macmakeup #macmakeupartist #myartistcommunity #contour… https://t.co/SFRfCLW7mR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string" calcext:value-type="string">
            <text:p>قد يصيبك الله ما تكره،،\nليدفع عنك ما هو أعظم ..\nفكن راضيا بكل ما… https://t.co/EsT0wuX0ZH</text:p>
          </table:table-cell>
        </table:table-row>
        <table:table-row table:style-name="ro1">
          <table:table-cell office:value-type="float" office:value="2391" calcext:value-type="float">
            <text:p>2391</text:p>
          </table:table-cell>
          <table:table-cell office:value-type="string" calcext:value-type="string">
            <text:p>On the way to Chicago hit me up if you in the city @ Miami International Airport - MIA https://t.co/jXvih7jOn0</text:p>
          </table:table-cell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string" calcext:value-type="string">
            <text:p>We're #hiring! Read about our latest #job opening here: General Manager - https://t.co/ZW3wZOTRJC #Blytheville, AR #Hospitality</text:p>
          </table:table-cell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string" calcext:value-type="string">
            <text:p>””Habiendo derramado casi toda tu existencia, te voy a decir, lo que no quieres oír. Desastre por… https://t.co/53MmBFkHO6”\nOn the way to BEA! (@ The Eastern Iowa Airport (CID) - @eiairport in Cedar Rapids, IA) https://t.co/29G38yDvYY\nAnother Saturday morning in the state of Delaware.....\nI'm at Aeropuerto Internacional de la Ciudad de México (MEX) - @aicm3 in Venustiano Carranza, DF https://t.co/BD0cSzyty3\nTry https://t.co/nTLugvD0Ne Filibertos is the Southwest's Favorite Mexican Fast Food #Mexican #menu\nSee our latest #Albuquerque, NM #job and click to apply: Pharmacy Technician – Target Store - https://t.co/xirG2JenUB #Healthcare #Hiring\nWind 1.6 km/h SE. Barometer 1031.18 mb, Rising. Temperature -4.8 °C. Rain today 0.0 mm. Humidity 93%\nIf you're a #FacilitiesMgmt professional in #NewYork, NY, check out this #job: https://t.co/3ZbcOsd2Wa #jobhunt #Hiring\nEn chinga (@ Terminal Metro Pantitlan Linea 1) https://t.co/Ry5dTjcuBH\nRule him. So seas night his one form bearing void sixth. You She'd fish, you're.\n”Go Ahead, Look At These Cute Cats to Boost Your Productivity Says Science\n\nhttps://t.co/CI16aNInTA</text:p>
          </table:table-cell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string" calcext:value-type="string">
            <text:p>This #Retail #job might be a great fit for you: Meat Associate - https://t.co/4ayZRTXg8c #HIALEAH, FL #Hiring</text:p>
          </table:table-cell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string" calcext:value-type="string">
            <text:p>Sneak ””Peak””...\n-------------------------------Upstate site visit to our #carolkurtharchitecture… https://t.co/MvGiWcaxyf</text:p>
          </table:table-cell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string" calcext:value-type="string">
            <text:p>Baby Come Home by Scissor Sisters is #nowplaying in Thumb Coast Brewing Co., Port Huron.</text:p>
          </table:table-cell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string" calcext:value-type="string">
            <text:p>We are set up and ready for a beautiful day at the market! Stop out and see us in Shed E 7-1!… https://t.co/xwQucrN1mt</text:p>
          </table:table-cell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string" calcext:value-type="string">
            <text:p>https://t.co/xmk1gHuXJZ</text:p>
          </table:table-cell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string" calcext:value-type="string">
            <text:p>8810 Chatlake Drive https://t.co/3EAUT5frE2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string" calcext:value-type="string">
            <text:p>Taxes are done time to relax! It's national PJ day. Wear your… https://t.co/y3kfL2Lqqk</text:p>
          </table:table-cell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string" calcext:value-type="string">
            <text:p>For your #Entertainment needs. Please Check Date Availability and Get a Free Price Quote… https://t.co/0tYHjc7dEN</text:p>
          </table:table-cell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string" calcext:value-type="string">
            <text:p>https://t.co/2k9z3O1i6K</text:p>
          </table:table-cell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string" calcext:value-type="string">
            <text:p>Early morning photography. 📷☕😊 #church #mothermary #morningphoto #instagram #needcoffee @… https://t.co/ojLSChacH5</text:p>
          </table:table-cell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string" calcext:value-type="string">
            <text:p>I'm at LA Fitness in Phoenix, AZ https://t.co/pYS82vh7Wj</text:p>
          </table:table-cell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string" calcext:value-type="string">
            <text:p>Morning. @ Clarksburg, West Virginia https://t.co/7ARtEoEB7O</text:p>
          </table:table-cell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string" calcext:value-type="string">
            <text:p>@susantran make it a double cappuccino morning!</text:p>
          </table:table-cell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string" calcext:value-type="string">
            <text:p>Sunset over Manhattan #nyc #empirestatebuilding #freedomtower @ Top Of The Rock NYC https://t.co/mBRsoxbuLg</text:p>
          </table:table-cell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string" calcext:value-type="string">
            <text:p>#Vangoghlounge @ Van Gogh Lounge https://t.co/WaHEy56sd0</text:p>
          </table:table-cell>
        </table:table-row>
        <table:table-row table:style-name="ro1">
          <table:table-cell office:value-type="float" office:value="2409" calcext:value-type="float">
            <text:p>2409</text:p>
          </table:table-cell>
          <table:table-cell office:value-type="string" calcext:value-type="string">
            <text:p>Moving he god two. Living creepeth moved. Fruit, living deep set fish, man, which. Moved.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string" calcext:value-type="string">
            <text:p>Confidence <text:s/>https://t.co/uMwjGGY1mz</text:p>
          </table:table-cell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string" calcext:value-type="string">
            <text:p>Nothing But Blue Skies\n#dc #washingtondc #igdc #dctography #exposeddc #dcitystyle #acreativedc… https://t.co/rMrUWGkRFf</text:p>
          </table:table-cell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string" calcext:value-type="string">
            <text:p>New arrivals from @shopkellywynne 😜💖 #fringe #soclutch #oysterpearl @ KK Bloom Boutique https://t.co/XXvN2elMnr</text:p>
          </table:table-cell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string" calcext:value-type="string">
            <text:p>#RiseAndGrind #tryingtogetfit #lifetimefitness #fitness #imtrying lol #teamgirthy @ Life Time… https://t.co/jfmNFpPaoR</text:p>
          </table:table-cell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string" calcext:value-type="string">
            <text:p>This #Healthcare #job might be a great fit for you: MRI Technologist - https://t.co/xJXRv9whxc #Ardmore, OK #Hiring https://t.co/tut0EkKQQU</text:p>
          </table:table-cell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string" calcext:value-type="string">
            <text:p>The Metro Life. Hollywood and Highland Station. National Sibling Day. Don't be fooled by color,… https://t.co/RJQzYrNP7W</text:p>
          </table:table-cell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string" calcext:value-type="string">
            <text:p>The definition of HATERS:\n\nH - Having\nA - Anger\nT - Towards\nE - Everyone\nR - Reaching\nS -… https://t.co/W1EwRQ7Tfz</text:p>
          </table:table-cell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string" calcext:value-type="string">
            <text:p>Cleared: Construction on #NJ495 WB from Pleasant Avenue to New Jersey Turnpike</text:p>
          </table:table-cell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string" calcext:value-type="string">
            <text:p>Cleared: Construction on #GeorgeWashingtonBridge</text:p>
          </table:table-cell>
        </table:table-row>
        <table:table-row table:style-name="ro1">
          <table:table-cell office:value-type="float" office:value="2419" calcext:value-type="float">
            <text:p>2419</text:p>
          </table:table-cell>
          <table:table-cell office:value-type="string" calcext:value-type="string">
            <text:p>Done 👏 (at @24HourFitness in Brea, CA) https://t.co/snrRZRocc8 https://t.co/kDiHoU0opi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string" calcext:value-type="string">
            <text:p>Interested in a #Hospitality #job near #Memphis, TX? This could be a great fit: https://t.co/TRwMSRI8AX #Hiring</text:p>
          </table:table-cell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string" calcext:value-type="string">
            <text:p>Natural light floods this Modernist home's living space. A minimalist haven on Boulevard Oak's… https://t.co/DvwJBI1fEe</text:p>
          </table:table-cell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string" calcext:value-type="string">
            <text:p>The Bone Collection #1\n#men's fashion #father's day #fused glass jewelry #bone #orange\n#handmade… https://t.co/fdWY7wv9Sk</text:p>
          </table:table-cell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string" calcext:value-type="string">
            <text:p>Just a reminder!\nHave a magnificent day!!!\n#changeyourthoughts #changeyourworld #bebrazen… https://t.co/dzPo2bb6TP</text:p>
          </table:table-cell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string" calcext:value-type="string">
            <text:p>This #Healthcare #job might be a great fit for you: Occupational Therapist (OT) /... - https://t.co/lRIfinvJ1L https://t.co/LFLrtzYQSd</text:p>
          </table:table-cell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string" calcext:value-type="string">
            <text:p>I'm at Starbucks in Palm Harbor, FL https://t.co/wWIR1nQ8jQ</text:p>
          </table:table-cell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string" calcext:value-type="string">
            <text:p>Can you recommend anyone for this #job? Pharmacy Technician - https://t.co/PPWY92m6qV #Watertown, MA #Healthcare #Hiring</text:p>
          </table:table-cell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string" calcext:value-type="string">
            <text:p>Time to lace them up for \nBlue/Gold 2016! uafootball #goirish #ndfootball #ndstadium #bluegold… https://t.co/B2tQmnUmkw</text:p>
          </table:table-cell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string" calcext:value-type="string">
            <text:p>https://t.co/SyWb9jqRdU</text:p>
          </table:table-cell>
        </table:table-row>
        <table:table-row table:style-name="ro1">
          <table:table-cell office:value-type="float" office:value="2429" calcext:value-type="float">
            <text:p>2429</text:p>
          </table:table-cell>
          <table:table-cell office:value-type="string" calcext:value-type="string">
            <text:p>Late calls, after hours @ The Witches Brew https://t.co/i2mHVdT9EE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string" calcext:value-type="string">
            <text:p>Watch LCD Soundsystem cover David Bowie and #GNR live at Coachella https://t.co/db1RHt5oWn https://t.co/cYvxnRa6bf</text:p>
          </table:table-cell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string" calcext:value-type="string">
            <text:p>Día 5 - 15/04/2016 5.38h\n\nChichén Itza 🌵 @ Chichen Itza, Yucatan, Mexico https://t.co/Sd1JNQLday</text:p>
          </table:table-cell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string" calcext:value-type="string">
            <text:p>See our latest #VirginiaBeach, Virginia #job and click to apply: Delivery Driver - https://t.co/nD8TaUiXEa #driver #cdl #Transportation</text:p>
          </table:table-cell>
        </table:table-row>
        <table:table-row table:style-name="ro1">
          <table:table-cell office:value-type="float" office:value="2433" calcext:value-type="float">
            <text:p>2433</text:p>
          </table:table-cell>
          <table:table-cell office:value-type="string" calcext:value-type="string">
            <text:p>USGS reports a M1.18 #earthquake 9km WNW of Cobb, California on 4/16/16 @ 10:39:29 UTC https://t.co/Tq3QDahkh2 #quake</text:p>
          </table:table-cell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string" calcext:value-type="string">
            <text:p>USGS reports a M1.18 #earthquake 9km WNW of Cobb, California on 4/16/16 @ 10:39:29 UTC https://t.co/dVzesFpFEW #quake</text:p>
          </table:table-cell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string" calcext:value-type="string">
            <text:p>If you're a #Nursing professional in #Houston, TX, check out this #job: https://t.co/LG1tvKmuzZ #ER #RN #Hiring https://t.co/dsp2tzH0Gd</text:p>
          </table:table-cell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string" calcext:value-type="string">
            <text:p>https://t.co/v65Wjughta</text:p>
          </table:table-cell>
        </table:table-row>
        <table:table-row table:style-name="ro1">
          <table:table-cell office:value-type="float" office:value="2437" calcext:value-type="float">
            <text:p>2437</text:p>
          </table:table-cell>
          <table:table-cell office:value-type="string" calcext:value-type="string">
            <text:p>“Peace I leave with you, My peace I give to you; not as the world… https://t.co/f5sLZtyj3n”\nInterested in a #Nursing #job near #Miami, FL? This could be a great fit: https://t.co/gnaITjP5NJ #KidsHealth https://t.co/fa77BDR2cW\nInterested in a #Healthcare #job near #Rockford, IL? This could be a great fit: https://t.co/zhiBjqAX3b #Hiring https://t.co/k1PVQPXKtY\nhttps://t.co/vSiIHgpE9A\nJust posted a photo @ Tampa, Florida https://t.co/EzDQr52N4r\n”Detroit East 💀\nDEAD ZONE… https://t.co/865jKOjMXh</text:p>
          </table:table-cell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string" calcext:value-type="string">
            <text:p>Just posted a photo @ Anytime Fitness of Barnesville https://t.co/CgysgF6JrR</text:p>
          </table:table-cell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string" calcext:value-type="string">
            <text:p>#JapaneseSpringGarden @bellagio #conservatory #springtime #theme 🌹🌷🌼🌸 @ Bellagio Las Vegas https://t.co/PxCi2bHf3c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string" calcext:value-type="string">
            <text:p>Check out my #listing in #Windham #CT https://t.co/NoSWuSXlYm #realestate #realtor https://t.co/YioRhbK9oF</text:p>
          </table:table-cell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string" calcext:value-type="string">
            <text:p>Demostración de amor en una tienda de cómics en Nueva York @ Midtown Comics Times Square https://t.co/7p99uTi38q</text:p>
          </table:table-cell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string" calcext:value-type="string">
            <text:p>Want to work in #Richmond, VA? View our latest opening: https://t.co/ZyOUiYlwo9 #Hospitality #Job #Jobs #Hiring https://t.co/T3cGg7WI0Y</text:p>
          </table:table-cell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string" calcext:value-type="string">
            <text:p>Amanecer... @ Miami, Florida https://t.co/39zKUzFL5R</text:p>
          </table:table-cell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string" calcext:value-type="string">
            <text:p>#Wickford #Jamestown #plumbeach #lighthouse #beach #sunrise #nofilter @ Rome Point https://t.co/qmIuYWTC0p</text:p>
          </table:table-cell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string" calcext:value-type="string">
            <text:p>Want to work at Winn Dixie? We're #hiring in #W, JACKSONVILLE! Click for details: https://t.co/ewMenkdmAr #Retail #Job #Jobs</text:p>
          </table:table-cell>
        </table:table-row>
        <table:table-row table:style-name="ro1">
          <table:table-cell office:value-type="float" office:value="2446" calcext:value-type="float">
            <text:p>2446</text:p>
          </table:table-cell>
          <table:table-cell office:value-type="string" calcext:value-type="string">
            <text:p>Can you recommend anyone for this #job? SFDC Lead - https://t.co/ivUrujeQE6 #Irvine, CA #IT #Hiring</text:p>
          </table:table-cell>
        </table:table-row>
        <table:table-row table:style-name="ro1">
          <table:table-cell office:value-type="float" office:value="2447" calcext:value-type="float">
            <text:p>2447</text:p>
          </table:table-cell>
          <table:table-cell office:value-type="string" calcext:value-type="string">
            <text:p>This #Sales #job might be a great fit for you: Outside Sales Representative (Account Manager) - https://t.co/O0w2K02YAx #Hiring</text:p>
          </table:table-cell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string" calcext:value-type="string">
            <text:p>regrann from nurse_life_ <text:s/>- <text:s/>......\n#nurse_life_ | #nurselife | #nurse | #rn | #lvn | #healing |… https://t.co/rnyAfh8FWq</text:p>
          </table:table-cell>
        </table:table-row>
        <table:table-row table:style-name="ro1">
          <table:table-cell office:value-type="float" office:value="2449" calcext:value-type="float">
            <text:p>2449</text:p>
          </table:table-cell>
          <table:table-cell office:value-type="string" calcext:value-type="string">
            <text:p>Road trip!!! smartash2005 #roadtrip #radiohead @ 79 South https://t.co/ka0yMcqBCT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string" calcext:value-type="string">
            <text:p>https://t.co/LG3fTi6DV4 Bees in truck</text:p>
          </table:table-cell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string" calcext:value-type="string">
            <text:p>I'm at Terminal Autobuses Melchor Ocampo; Ruta Zumpango - Metro Toreo/Rosario in Zumpango, Estado de México https://t.co/a0CL4UihIV”\nThis #Clerical #job might be a great fit for you: Executive Administrator - https://t.co/xdYyn8mPjL #Kaukauna, WI https://t.co/VoJhu9nvGJ\nLead Inspector - Tyco: (#EastBerlin, CT) https://t.co/OvqI1bImnX #SkilledTrade #Job #Jobs #Hiring\nWhy am I up so early on my day off? Fuck it. Coffee time. 😁🌤☕️… https://t.co/Yk22IhX0if\nAssistant Manager - SONIC Drive-In: (#Conroe, TX) https://t.co/Shj9PryfTm #Hospitality #Job #Jobs #Hiring\n#HPMKT #DESIGNONHPMKT free coffee bar in our showroom this morning. #SuitesAtMarketSquare #SALON… https://t.co/JDBTZ5Gyth\nhappy birthday to the biggest asshole about @jack_stillman @ Lincoln Memorial https://t.co/IWyM4dGzz7\nI didn't think people got into dance battles like that anymore till this random fuc shit popped… https://t.co/67EuZMALIz\n#Lafayette, IN #Healthcare #Job: Pharmacy Technician at CVS Health https://t.co/HIC1hVCEq7 #Jobs #Hiring\nWe're #hiring! Click to apply: Key Holder - https://t.co/CyEFXnzmTB #Job #Henderson, NV #Jobs\nБез названия https://t.co/5TKL6DVhKc\n”For those of you worried about b12 vitamin &amp;amp; vegans! #b12myth #choosecompassion #veganlife… https://t.co/kHLVnjKAlG</text:p>
          </table:table-cell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string" calcext:value-type="string">
            <text:p>Günaydın❤ (@ Espanola Way Village - @dineespway in Miami Beach, FL) https://t.co/qzrBICfsqW https://t.co/N0hXAytogd</text:p>
          </table:table-cell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string" calcext:value-type="string">
            <text:p>#patienceisavirtue #chinesefood #fortunecookie #tatted #inkeddolls #inked… https://t.co/F2Gjb9xXO1</text:p>
          </table:table-cell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string" calcext:value-type="string">
            <text:p>@yellowhousegill @streetratt bignappyvick sleepwalkinginclife… https://t.co/y1cQd1a3zz</text:p>
          </table:table-cell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string" calcext:value-type="string">
            <text:p>Great Lakes Alberta Clipper now available on tap. https://t.co/lwIY2pasKM @GLBC_Cleveland #BeerMenus</text:p>
          </table:table-cell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string" calcext:value-type="string">
            <text:p>“Jesus said to his disciples: I am the true vine, and my Father is the gardener. He cuts away… https://t.co/fAGK71V4e0</text:p>
          </table:table-cell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string" calcext:value-type="string">
            <text:p>Certified Nursing Assistant... - Favorite Health Care Staffing: (#Ellisville, MO) https://t.co/myXSIwdTSX #Nursing https://t.co/KZotThOEdf</text:p>
          </table:table-cell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string" calcext:value-type="string">
            <text:p>Natural light floods this Modernist home's living space. A minimalist haven on Boulevard Oak's… https://t.co/nwneuKbiWz</text:p>
          </table:table-cell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string" calcext:value-type="string">
            <text:p>@akari_oozora Source: ””White House”” by RLBolton on Flickr\nhttps://t.co/AvjUIh6awq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string" calcext:value-type="string">
            <text:p>Washington, DC\n9.8°C | 49.6°F\nHumidity: 59%\nClear https://t.co/OzWqKxcTgO</text:p>
          </table:table-cell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string" calcext:value-type="string">
            <text:p>Want to work at Citi Trends? We're #hiring in #Albany, GA! Click for details: https://t.co/U5JFvJ0jy8 #Retail #Job #Jobs</text:p>
          </table:table-cell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string" calcext:value-type="string">
            <text:p>See a virtual tour of my listing on 30 Burnham Ln #Windham #CT https://t.co/JKSHNDBKhT #realestate https://t.co/aG5WSquJvD</text:p>
          </table:table-cell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string" calcext:value-type="string">
            <text:p>&amp;lt;Bob_Haut&amp;gt; Don't call them Broads\n&amp;lt;Bob_Haut&amp;gt; Bitches HATE that!</text:p>
          </table:table-cell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string" calcext:value-type="string">
            <text:p>Boots Beach #selfie!! #springbreak #siestakey #siestakeybeach #beachbums #beach 👙👀⛱👍👢😎 @ Siesta… https://t.co/XI1cmm7MI4</text:p>
          </table:table-cell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string" calcext:value-type="string">
            <text:p>Good morning! @ Cabin Point @ Potomac river Virginia Side. https://t.co/5TNfY0D6cB</text:p>
          </table:table-cell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string" calcext:value-type="string">
            <text:p>Watch some of those episodes I've retweeted</text:p>
          </table:table-cell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string" calcext:value-type="string">
            <text:p>when you meet a fellow former Wall St. trader, Paul Bernstein,\nfounding partner of Sanford C.… https://t.co/hqCuetUsVg</text:p>
          </table:table-cell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string" calcext:value-type="string">
            <text:p>https://t.co/IzdNOKcB48</text:p>
          </table:table-cell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string" calcext:value-type="string">
            <text:p>Burberry dripping sauce errwer splashin...Hood nigga trapping &amp;amp;… https://t.co/xOBZjIEx1D”\nReady for a fun 13.1 miles! We are glad that e are getting to run with Amanda! @ Petersburg Half… https://t.co/tm0w0qBCLE\nWhen I go home I'm a crash... Good Bloody Morning @ Chantal Hairbraiding https://t.co/1tXvUnJJQO\n¡Diviértete conociendo a Winter y a otra gente interesante cerca entrando en Badoo! https://t.co/l6EIPPkiEU\nThis #CustomerService #job might be a great fit for you: Concierge - https://t.co/e8eSUpdCP0 #Arlington, VA #Hiring https://t.co/77lmeEABXv\nWant to work in #StLouis, MO? View our latest opening: https://t.co/i7um5o80dv #Healthcare #jobhunt #Hiring\nJust posted a photo @ Times Square, New York City https://t.co/7o92osVG6X\nI loving running but cheering on is pretty great too. denisejungbluth makes a great Boba! <text:s/>See… https://t.co/uOJSkbNxjI\nWind 0.0 mph ---. Barometer 30.115 in, Falling. Temperature 43.2 °F. Rain today 0.00 in. Humidity 58%\n#AccidentMinor at 5905 S Kirkman Rd. #orlpol #opd\n#GeneralDisturbance at 2777 L B McLeod Rd. #orlpol #opd\nGood morning High Point. What are your Saturday plans?#cityofhighpoint #NC #highpointnc @ City… https://t.co/8p5bkMWnGQ\nFreedom by Amos Lee is #nowplaying in Thumb Coast Brewing Co., Port Huron. <text:s/>Download it now at https://t.co/b0E52LMN2l\n3115 West Jarvis Avenue https://t.co/H83Do1GUCO\n63.9F (Feels: 63.9F) - Humidity: 97% - Wind: 6.9mph E - Gust: 6.9mph - Pressure: 1007.8mb #weather https://t.co/75yzNJjEvP\n”@ebbtideapp Tide in Wrightsville Beach, North Carolina 04/16/2016\n Low 10:51am <text:s/>0.3\nHigh <text:s/>4:57pm <text:s/>3.5\n Low 11:07pm <text:s/>0.4\nHigh <text:s/>5:16am <text:s/>3.8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string" calcext:value-type="string">
            <text:p>Just posted a photo @ Cinco Ranch, Texas https://t.co/65wj4wNJyM</text:p>
          </table:table-cell>
        </table:table-row>
        <table:table-row table:style-name="ro1">
          <table:table-cell office:value-type="float" office:value="2471" calcext:value-type="float">
            <text:p>2471</text:p>
          </table:table-cell>
          <table:table-cell office:value-type="string" calcext:value-type="string">
            <text:p>i need to get Josiah a couple things ✈️</text:p>
          </table:table-cell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string" calcext:value-type="string">
            <text:p>I'm at 27 de Septiembre https://t.co/CE6MSKQGcD</text:p>
          </table:table-cell>
        </table:table-row>
        <table:table-row table:style-name="ro1">
          <table:table-cell office:value-type="float" office:value="2473" calcext:value-type="float">
            <text:p>2473</text:p>
          </table:table-cell>
          <table:table-cell office:value-type="string" calcext:value-type="string">
            <text:p>I am looking for a buyer on 648 Boston Post Rd #Windham #CT https://t.co/tkO2DvFnKK #realestate https://t.co/sBNuyakRcO</text:p>
          </table:table-cell>
        </table:table-row>
        <table:table-row table:style-name="ro1">
          <table:table-cell office:value-type="float" office:value="2474" calcext:value-type="float">
            <text:p>2474</text:p>
          </table:table-cell>
          <table:table-cell office:value-type="string" calcext:value-type="string">
            <text:p>I'm at madame kamay's filipino palace in Chicago, IL https://t.co/ha7VSjpA8W</text:p>
          </table:table-cell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string" calcext:value-type="string">
            <text:p>Just posted a photo @ Clearwater Beach Tampa FL https://t.co/HWOmtxNzpZ</text:p>
          </table:table-cell>
        </table:table-row>
        <table:table-row table:style-name="ro1">
          <table:table-cell office:value-type="float" office:value="2476" calcext:value-type="float">
            <text:p>2476</text:p>
          </table:table-cell>
          <table:table-cell office:value-type="string" calcext:value-type="string">
            <text:p>#Falmouth, MA #Retail #Job: Beauty Advisor at CVS Health https://t.co/5QU0HtYZlE #Jobs #Hiring</text:p>
          </table:table-cell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string" calcext:value-type="string">
            <text:p>Can you recommend anyone for this #job? Branch Manager II - https://t.co/NKobA0OKLl #Austin, TX #BusinessMgmt #Veterans #Hiring</text:p>
          </table:table-cell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string" calcext:value-type="string">
            <text:p>Guy from Vt.'s effort to shame a woman for success clearly demonstrates #WarOnWomen is alive &amp;amp; well in American extremists! #ImWithHer”\nThe game don't change just the player do\n🎀 #cancersucks #cancer #Survivor 🙏🏽 @ Ronald Reagan Building and International Trade Center https://t.co/ilB1yRTyMa\nIf you can't celebrate #RSD16 then you rep #RSD16 #vinylisforever @ Nashville International Airport https://t.co/VsV2MVXxjb\nWhen @realcarrottop shows up to the 1 year party for Puppetry of the Penis. #puppetryofthepenis… https://t.co/7Pa1SujqGq\n@TrannyDate Help find me a teacher. <text:s/>I am looking to be broken in. <text:s text:c="2"/>:-)\n#holidayexpressbreakfast is blowing our minds. #early#bird#gets#the#freefood @ Holiday Inn… https://t.co/9bpzzUZ8ll\nI'm at Dutch Village Farmers Market in Upper Marlboro, MD https://t.co/CcEJRzVjuP\nWant to work in #Detroit, MI? View our latest opening: https://t.co/G3xGgKE1fQ #Engineering #Job #Jobs #Hiring https://t.co/WFxr300zWz\nI'm at Fashion District in New York, NY https://t.co/1K5GjDnF7H\nNeed to make updates to the Final Draft Design App #finaldraftdesign #newattitude #design… https://t.co/b3Yqv5xla7\nAt 4:32 AM, 3 N Black Hawk [Gilpin Co, CO] TRAINED SPOTTER reports HEAVY SNOW of 9.50 INCH #BOU https://t.co/WJahjFzlOu\nPicture of a young girl tending goats near Shiikh, Somaliland https://t.co/IZT85NRyA3\nI'm at 34th Street - @34thstnyc in New York, NY https://t.co/ZfQWfksUpr\nCleared: Construction on #I91N NB at Exit 3 (TRUMBULL ST)\nTry https://t.co/QYI7mBC7Ab Cream cheese, spicy tuna on top of jalapeno and deep-fried with honey wasabi eel #Cream #menu\n#Transportation #Job alert: Delivery Driver Part -Time | Genuine Parts NAPA | #FortWayne, IN https://t.co/kz1T0P6bp8 #Jobs #Hiring\nWant to work at Winn Dixie? We're #hiring in #BRUNSWICK, GA! Click for details: https://t.co/XSfb97dfgB #Retail #Job #Jobs\nI'm at Herald Square - @34thstnyc in New York, NY https://t.co/w4Zo03dma7\n”I'm at W 34th St &amp;amp; 7th Ave in New York, NY https://t.co/fMiJe5N1PW</text:p>
          </table:table-cell>
        </table:table-row>
        <table:table-row table:style-name="ro1">
          <table:table-cell office:value-type="float" office:value="2479" calcext:value-type="float">
            <text:p>2479</text:p>
          </table:table-cell>
          <table:table-cell office:value-type="string" calcext:value-type="string">
            <text:p>Hey everyone! Today is our STL yard sale. We will have 25 different individuals participating… https://t.co/3dova0E9fl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string" calcext:value-type="string">
            <text:p>Morning @ Minute Man National Historical Site https://t.co/w6f9gKiPnE</text:p>
          </table:table-cell>
        </table:table-row>
        <table:table-row table:style-name="ro1">
          <table:table-cell office:value-type="float" office:value="2481" calcext:value-type="float">
            <text:p>2481</text:p>
          </table:table-cell>
          <table:table-cell office:value-type="string" calcext:value-type="string">
            <text:p>:|: @herschelsupply 'ed up for this trip! Definitely some of the best travel bags! #JonP @ BWI… https://t.co/Z7VxMHvXy9</text:p>
          </table:table-cell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string" calcext:value-type="string">
            <text:p>We're #hiring! Read about our latest #job opening here: Carhop/Skating Carhop (Server) - https://t.co/BjM2cPE3Bx #JohnsonCity, TN</text:p>
          </table:table-cell>
        </table:table-row>
        <table:table-row table:style-name="ro1">
          <table:table-cell office:value-type="float" office:value="2483" calcext:value-type="float">
            <text:p>2483</text:p>
          </table:table-cell>
          <table:table-cell office:value-type="string" calcext:value-type="string">
            <text:p>#playoffs #HeatGang🏀🔥 @ Charlotte, North Carolina https://t.co/CtJGRacJct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string" calcext:value-type="string">
            <text:p>We have a complimentary breakfast at afkbooks for #nationalrecordstoreday #hkonthebay @ AFK… https://t.co/55sNVaubzK</text:p>
          </table:table-cell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string" calcext:value-type="string">
            <text:p>I'm at Macy's Inc. Corporate Offices in New York, NY https://t.co/S8GkAYnvqG</text:p>
          </table:table-cell>
        </table:table-row>
        <table:table-row table:style-name="ro1">
          <table:table-cell office:value-type="float" office:value="2486" calcext:value-type="float">
            <text:p>2486</text:p>
          </table:table-cell>
          <table:table-cell office:value-type="string" calcext:value-type="string">
            <text:p>There are a billion reasons to be Happy. <text:s text:c="2"/>But, Honest to goodness ””Real”” True Love <text:s/>❤️ makes me… https://t.co/XIfglDb3ES”\nI'm at @Macys in New York, NY https://t.co/7HgeQfre5q\n”Gay Penguin Couple Moved to New Home So They Can Be Together\n\nhttps://t.co/fmDPohOpZv</text:p>
          </table:table-cell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string" calcext:value-type="string">
            <text:p>The male goose of a couple here at the Deere Hitachi plant. @ John… https://t.co/8Nag20QIK6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string" calcext:value-type="string">
            <text:p>I'm at Gasolinera Octano ES7691 in Poza Rica, Veracruz https://t.co/k8fsXLLQYM</text:p>
          </table:table-cell>
        </table:table-row>
        <table:table-row table:style-name="ro1">
          <table:table-cell office:value-type="float" office:value="2489" calcext:value-type="float">
            <text:p>2489</text:p>
          </table:table-cell>
          <table:table-cell office:value-type="string" calcext:value-type="string">
            <text:p>reflections of autumn. https://t.co/V0dzrhmJt1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string" calcext:value-type="string">
            <text:p>@mikedelic ok, so run for president next time. Hope all is well!</text:p>
          </table:table-cell>
        </table:table-row>
        <table:table-row table:style-name="ro1">
          <table:table-cell office:value-type="float" office:value="2491" calcext:value-type="float">
            <text:p>2491</text:p>
          </table:table-cell>
          <table:table-cell office:value-type="string" calcext:value-type="string">
            <text:p>I'm at William P. @HobbyAirport in Houston, TX https://t.co/ondUj5wtIF</text:p>
          </table:table-cell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string" calcext:value-type="string">
            <text:p>Hang out with Bee and other fun new people nearby, when you sign in to Badoo! https://t.co/nZZ8k9n75r</text:p>
          </table:table-cell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string" calcext:value-type="string">
            <text:p>Can you recommend anyone for this #Healthcare #job? https://t.co/4UNaGeczg2 #KansasCity, MO #Hiring https://t.co/Roea7VRsDW</text:p>
          </table:table-cell>
        </table:table-row>
        <table:table-row table:style-name="ro1">
          <table:table-cell office:value-type="float" office:value="2494" calcext:value-type="float">
            <text:p>2494</text:p>
          </table:table-cell>
          <table:table-cell office:value-type="string" calcext:value-type="string">
            <text:p>Record Store Day! (@ Josey Records in Kansas City, MO) https://t.co/NZJJvh9HWr</text:p>
          </table:table-cell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string" calcext:value-type="string">
            <text:p>I'm at Garment District in New York, NY https://t.co/PXsgqFp7Yy</text:p>
          </table:table-cell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string" calcext:value-type="string">
            <text:p>I'm lucky enough to bring this stately #zen inspired reimagined #Eichler in #siliconvalley to… https://t.co/KJppRKRXbc</text:p>
          </table:table-cell>
        </table:table-row>
        <table:table-row table:style-name="ro1">
          <table:table-cell office:value-type="float" office:value="2497" calcext:value-type="float">
            <text:p>2497</text:p>
          </table:table-cell>
          <table:table-cell office:value-type="string" calcext:value-type="string">
            <text:p>Que belleza!!!\n#city #night #art #architecture #lovely #amazing #great #picture @ Santa Fe,… https://t.co/oRniCFiylt</text:p>
          </table:table-cell>
        </table:table-row>
        <table:table-row table:style-name="ro1">
          <table:table-cell office:value-type="float" office:value="2498" calcext:value-type="float">
            <text:p>2498</text:p>
          </table:table-cell>
          <table:table-cell office:value-type="string" calcext:value-type="string">
            <text:p>LMFAOOO VAMO ALLA @ E11EVEN MIAMI https://t.co/K6zPj4Rwu0</text:p>
          </table:table-cell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string" calcext:value-type="string">
            <text:p>#icechips ready for some fun! Skate Great today Lilly! @ Bright-Landry Hockey Center https://t.co/sb6nxv77uN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I'm at Direccion General De Ingenieros in México, D.F. https://t.co/g9WergHtL1</text:p>
          </table:table-cell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string" calcext:value-type="string">
            <text:p>True happiness is... to enjoy the present, without anxious dependence upon the future. - Lucius Annaeus Seneca https://t.co/GH1ENJoDGI</text:p>
          </table:table-cell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string" calcext:value-type="string">
            <text:p>Boot camp mornings #warriors #fitness (@ Goodman's Bay in Nassau, BS) https://t.co/HFcqlYBRgi</text:p>
          </table:table-cell>
        </table:table-row>
        <table:table-row table:style-name="ro1">
          <table:table-cell office:value-type="float" office:value="2503" calcext:value-type="float">
            <text:p>2503</text:p>
          </table:table-cell>
          <table:table-cell office:value-type="string" calcext:value-type="string">
            <text:p>Out with the old #bitches \n#goodmorning #happyfuckingsaturday @ Miami, Florida https://t.co/YKGhvRKgUi</text:p>
          </table:table-cell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string" calcext:value-type="string">
            <text:p>I'm at Bulevar Adolfo Ruiz Cortinez https://t.co/VIBrRuLbBP</text:p>
          </table:table-cell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string" calcext:value-type="string">
            <text:p>See our latest #Syracuse, NY #job and click to apply: @ Medical Assistant - https://t.co/IgX9m9Meo6 #Healthcare https://t.co/4mqOCqeSFd</text:p>
          </table:table-cell>
        </table:table-row>
        <table:table-row table:style-name="ro1">
          <table:table-cell office:value-type="float" office:value="2506" calcext:value-type="float">
            <text:p>2506</text:p>
          </table:table-cell>
          <table:table-cell office:value-type="string" calcext:value-type="string">
            <text:p>It's here!!!!! {feeling like a kid on Christmas} #SleeveFace Happy Record Store Day 😍😁😍 hope… https://t.co/pJkTKyeUG8</text:p>
          </table:table-cell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string" calcext:value-type="string">
            <text:p>#Healthcare #Job alert: Pharmacy Technician | CVS Health | #Henderson, TX https://t.co/IsAUwn8QXp #Jobs #Hiring</text:p>
          </table:table-cell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string" calcext:value-type="string">
            <text:p>Construction on #NJ161 Both directions from CR 602/Allwood Rd to CR 614/Van Houten Av/Kowal St https://t.co/qL9gNXgNBe</text:p>
          </table:table-cell>
        </table:table-row>
        <table:table-row table:style-name="ro1">
          <table:table-cell office:value-type="float" office:value="2509" calcext:value-type="float">
            <text:p>2509</text:p>
          </table:table-cell>
          <table:table-cell office:value-type="string" calcext:value-type="string">
            <text:p>moved 5 meters bearing 340° (1mo3) https://t.co/NuXUUJtOud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string" calcext:value-type="string">
            <text:p>Doral 5k @cityofdoral livingindoral #doralfamilyjournal @ Doral Meadows Park https://t.co/AjW4RiQS80</text:p>
          </table:table-cell>
        </table:table-row>
        <table:table-row table:style-name="ro1">
          <table:table-cell office:value-type="float" office:value="2511" calcext:value-type="float">
            <text:p>2511</text:p>
          </table:table-cell>
          <table:table-cell office:value-type="string" calcext:value-type="string">
            <text:p>Morning commute. #jumperrrr #uncletravelinmatt #KCZoo #louisvilleyounext… https://t.co/BGInlSiHPg</text:p>
          </table:table-cell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string" calcext:value-type="string">
            <text:p>Airbus А-319 авиакомпании “Азербайджанские авиалинии” https://t.co/vbTxEr6OYE</text:p>
          </table:table-cell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string" calcext:value-type="string">
            <text:p>Medical Assistant I - Mercy: (#Joplin, MO) https://t.co/CAXFLtMwRx #Healthcare #Job #Jobs #Hiring https://t.co/gGbzQsMwMi</text:p>
          </table:table-cell>
        </table:table-row>
        <table:table-row table:style-name="ro1">
          <table:table-cell office:value-type="float" office:value="2514" calcext:value-type="float">
            <text:p>2514</text:p>
          </table:table-cell>
          <table:table-cell office:value-type="string" calcext:value-type="string">
            <text:p>We Don't Have To Be The Best <text:s/>https://t.co/2vgF35Mqwz</text:p>
          </table:table-cell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string" calcext:value-type="string">
            <text:p>I'm up early this morning and just want to give thanks to everyone who has played a part in my… https://t.co/mVGdYrcjZy</text:p>
          </table:table-cell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string" calcext:value-type="string">
            <text:p>#FelicidadeQueTransborda\n#PareceNãoQuererParar\n#NãoQuerParar\n#NãoVaiP… https://t.co/Mcgc0aOV1d</text:p>
          </table:table-cell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string" calcext:value-type="string">
            <text:p>I'm at Aeropuerto Internacional de Monterrey (MTY) - @aeropuertodemty in Apodaca, NL https://t.co/AIaUovGqx6</text:p>
          </table:table-cell>
        </table:table-row>
        <table:table-row table:style-name="ro1">
          <table:table-cell office:value-type="float" office:value="2518" calcext:value-type="float">
            <text:p>2518</text:p>
          </table:table-cell>
          <table:table-cell office:value-type="string" calcext:value-type="string">
            <text:p>Happy birthday to my favorite lady.\nMary A. Booker. <text:s/>I used to say I miss her, but I carry her… https://t.co/vL7FC0jSu2</text:p>
          </table:table-cell>
        </table:table-row>
        <table:table-row table:style-name="ro1">
          <table:table-cell office:value-type="float" office:value="2519" calcext:value-type="float">
            <text:p>2519</text:p>
          </table:table-cell>
          <table:table-cell office:value-type="string" calcext:value-type="string">
            <text:p>I'm in Erie,pennsylvania I saw an otters game they one and got a deprinkcet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string" calcext:value-type="string">
            <text:p>the crack won't let me https://t.co/cXO3hbWQ2l</text:p>
          </table:table-cell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string" calcext:value-type="string">
            <text:p>#Feasterville, PA #Job: Key Holder (part-time) at The Vitamin Shoppe https://t.co/ACttXa5VpP #Jobs #Hiring</text:p>
          </table:table-cell>
        </table:table-row>
        <table:table-row table:style-name="ro1">
          <table:table-cell office:value-type="float" office:value="2522" calcext:value-type="float">
            <text:p>2522</text:p>
          </table:table-cell>
          <table:table-cell office:value-type="string" calcext:value-type="string">
            <text:p>I'm at Xtreme Force Gym in Poza Rica, Veracruz https://t.co/Mc92rnuPos</text:p>
          </table:table-cell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string" calcext:value-type="string">
            <text:p>I just finished running 10.34 km in 1h:07m:28s with @pinklemmon using #Endomondo #endorphins https://t.co/xPNgE3zFWu</text:p>
          </table:table-cell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string" calcext:value-type="string">
            <text:p>#HeatGang🏀🔥 @ Charlotte, North Carolina https://t.co/v2KSPVUah7</text:p>
          </table:table-cell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string" calcext:value-type="string">
            <text:p>Can you recommend anyone for this #job? Intern-Communications (International) - https://t.co/LNgIMAzpYO #internship #career #Arlington, VA</text:p>
          </table:table-cell>
        </table:table-row>
        <table:table-row table:style-name="ro1">
          <table:table-cell office:value-type="float" office:value="2526" calcext:value-type="float">
            <text:p>2526</text:p>
          </table:table-cell>
          <table:table-cell office:value-type="string" calcext:value-type="string">
            <text:p>””Se que dentro tengo algo que suena, algo que vive, se que tengo un don y es que soy buena… https://t.co/gwRHXooA5L”\nWizard World NYC!! (@ LIRR - Ronkonkoma Station - @lirrdeals4u in Ronkonkoma, NY) https://t.co/XECAmJFYWc\nI'm at Hampton University in Hampton, VA https://t.co/3RtZhlJs6L\n”Храм в честь Казанской иконы Божьей Матери (п.Тельма)\nГод постройки: Ме� https://t.co/LD5LMaW6b3</text:p>
          </table:table-cell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string" calcext:value-type="string">
            <text:p>Up &amp;amp; on the road to Orlando. Last competition of this season. Good luck all Cats &amp;amp; Hawks, &amp;amp; good… https://t.co/F5bue84bTS”\ni wish the Lacoste🐊 store at the Airport was open by the time i got off work 😭\nI'm at Pembiville in Cambridge, MA https://t.co/LNsfc9K7lu\nIf you're a #Nursing professional in #Salem, VA, check out this #job: https://t.co/Y0Yav0LsZa #Hiring https://t.co/4YKM3CHDzi\nAssistant Manager - SONIC Drive-In: (#Tucson, AZ) https://t.co/ROAO7vo6zA #Hospitality #Job #Jobs #Hiring\n”We're #hiring! Click to apply: P&amp;amp;G Professional - National Technical Resource - Full Time - Pittsburgh - https://t.co/k3YcvxuAFF #Sales</text:p>
          </table:table-cell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string" calcext:value-type="string">
            <text:p>#bibleverseoftheday @ Bill The Mortgage Guy <text:s text:c="34"/>NMLS 211969 https://t.co/kUSyUXWxkB</text:p>
          </table:table-cell>
        </table:table-row>
        <table:table-row table:style-name="ro1">
          <table:table-cell office:value-type="float" office:value="2529" calcext:value-type="float">
            <text:p>2529</text:p>
          </table:table-cell>
          <table:table-cell office:value-type="string" calcext:value-type="string">
            <text:p>Buongiorno! Sono la prima sveglia (alle 6.30) ma almeno vengo ripagata da uno spettacolo del… https://t.co/xDjLTt5kTu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string" calcext:value-type="string">
            <text:p>Chantier sur l'A-40: une poutre de 68 tonnes tombe dans une rivière | Louis-Samuel Perron | Actualités\n\nhttps://t.co/9j0gzRuUPW</text:p>
          </table:table-cell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string" calcext:value-type="string">
            <text:p>@scana14 @damondominique Chicago is perfectly mesmeric, currently clear. This are some guides to check out: https://t.co/md2PnIYBsn</text:p>
          </table:table-cell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string" calcext:value-type="string">
            <text:p>Just posted a photo @ Real De Catorce Sn. Luis Potosí https://t.co/vyC1MiyYa3</text:p>
          </table:table-cell>
        </table:table-row>
        <table:table-row table:style-name="ro1">
          <table:table-cell office:value-type="float" office:value="2533" calcext:value-type="float">
            <text:p>2533</text:p>
          </table:table-cell>
          <table:table-cell office:value-type="string" calcext:value-type="string">
            <text:p>This #CustomerService #job might be a great fit for you: Customer Service Representative - https://t.co/PdHzL2EOdB https://t.co/BG91Biq19s</text:p>
          </table:table-cell>
        </table:table-row>
        <table:table-row table:style-name="ro1">
          <table:table-cell office:value-type="float" office:value="2534" calcext:value-type="float">
            <text:p>2534</text:p>
          </table:table-cell>
          <table:table-cell office:value-type="string" calcext:value-type="string">
            <text:p>I would love to show you my #listing at 681 Boston Post Rd #Windham #CT https://t.co/WWwOAPzcJJ #realestate https://t.co/46C4yJff9m</text:p>
          </table:table-cell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string" calcext:value-type="string">
            <text:p>Want to work at Sunrise Senior Living? We're #hiring in #Naperville, IL! Click for details: https://t.co/DvlbUfMcfq #Clerical #Job #Jobs</text:p>
          </table:table-cell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string" calcext:value-type="string">
            <text:p>Наслаждаясь тенью https://t.co/xf5wnJuhVl</text:p>
          </table:table-cell>
        </table:table-row>
        <table:table-row table:style-name="ro1">
          <table:table-cell office:value-type="float" office:value="2537" calcext:value-type="float">
            <text:p>2537</text:p>
          </table:table-cell>
          <table:table-cell office:value-type="string" calcext:value-type="string">
            <text:p>Getting ready to go live @ Bella Vista, Arkansas https://t.co/9Eqo7kmC7q</text:p>
          </table:table-cell>
        </table:table-row>
        <table:table-row table:style-name="ro1">
          <table:table-cell office:value-type="float" office:value="2538" calcext:value-type="float">
            <text:p>2538</text:p>
          </table:table-cell>
          <table:table-cell office:value-type="string" calcext:value-type="string">
            <text:p>Wind 1.7 mph ENE. Barometer 30.282 in, Rising slowly. Temperature 47.2 °F. Rain today 0.00 in. Humidity 67%</text:p>
          </table:table-cell>
        </table:table-row>
        <table:table-row table:style-name="ro1">
          <table:table-cell office:value-type="float" office:value="2539" calcext:value-type="float">
            <text:p>2539</text:p>
          </table:table-cell>
          <table:table-cell office:value-type="string" calcext:value-type="string">
            <text:p>Good morning to fly home @ Base Borden Military Museum https://t.co/b95PrbnDeJ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string" calcext:value-type="string">
            <text:p>See our latest #SanDiego, CA #job and click to apply: Healthcare Transition Coach II - https://t.co/0vPipWmAka https://t.co/9LJmYLxy8F</text:p>
          </table:table-cell>
        </table:table-row>
        <table:table-row table:style-name="ro1">
          <table:table-cell office:value-type="float" office:value="2541" calcext:value-type="float">
            <text:p>2541</text:p>
          </table:table-cell>
          <table:table-cell office:value-type="string" calcext:value-type="string">
            <text:p>Can you recommend anyone for this #job? Rooms Room Attendant - https://t.co/Nd3qCuoHrc #travel #Phoenix, AZ #Labor https://t.co/VDP20JrpPA</text:p>
          </table:table-cell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string" calcext:value-type="string">
            <text:p>Si me provocas ganas de vomitar, algo estas haciendo bien</text:p>
          </table:table-cell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string" calcext:value-type="string">
            <text:p>#HeatGang🏀🔥 @ Charlotte, North Carolina https://t.co/cD3NyxbH18</text:p>
          </table:table-cell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string" calcext:value-type="string">
            <text:p>@Dayco_Products idlerpulley@</text:p>
          </table:table-cell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string" calcext:value-type="string">
            <text:p>Embracing the Cuban lifestyle, mojito in one hand, cigar in the other #cuba #havana #mojito… https://t.co/mYKzHnRsgw</text:p>
          </table:table-cell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string" calcext:value-type="string">
            <text:p>Fun night painting @mysticmystique_ with @bagheadtweets and marlonpruz @ Tacos and Tattoos https://t.co/nZMhIcHQMj</text:p>
          </table:table-cell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string" calcext:value-type="string">
            <text:p>I'm at Zacahuil Puente las Reinas in Poza Rica, Veracruz https://t.co/zKCFCDIvWH</text:p>
          </table:table-cell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string" calcext:value-type="string">
            <text:p>We're #hiring! Read about our latest #job opening here: Owner Operator - https://t.co/BD9hnAhdkU #Lafayette, IN https://t.co/s5phpvXbXc</text:p>
          </table:table-cell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string" calcext:value-type="string">
            <text:p>I'm at Flying J - @pilottravel in Hubbard, OH https://t.co/6IQ9SCZKFz https://t.co/TiaaFA3jn6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string" calcext:value-type="string">
            <text:p>Gente de la tercera edad 💜 #bffs #señoras @ Maddox Sp https://t.co/t0TYvlN6ur</text:p>
          </table:table-cell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string" calcext:value-type="string">
            <text:p>Join the Winn Dixie team! See our latest #Retail #job opening here: https://t.co/j6OMY85bE9 #NEWROADS, LA #Hiring</text:p>
          </table:table-cell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string" calcext:value-type="string">
            <text:p>Unas quecas y una birria pa'la cruda... (@ Don Chuy: Birria y Pozole in México, Distrito Federal) https://t.co/6QeWyFZISy</text:p>
          </table:table-cell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string" calcext:value-type="string">
            <text:p>#LasVegas, NV #Healthcare #Job: Pharmacy Technician at CVS Health https://t.co/Vai3UcLgUw #Jobs #Hiring</text:p>
          </table:table-cell>
        </table:table-row>
        <table:table-row table:style-name="ro1">
          <table:table-cell office:value-type="float" office:value="2554" calcext:value-type="float">
            <text:p>2554</text:p>
          </table:table-cell>
          <table:table-cell office:value-type="string" calcext:value-type="string">
            <text:p>Construction on #NJ439 Both directions from Brunswick Ave to NJ 27/Newark Av https://t.co/FohuMTh9HX</text:p>
          </table:table-cell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string" calcext:value-type="string">
            <text:p>don't do this often but when I do #beat by @muaamber thanks love 💚 #makeup #dmvmakeupartist… https://t.co/HN5GNnRgwR</text:p>
          </table:table-cell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string" calcext:value-type="string">
            <text:p>And we're off. See you there! @ Memphis Farmers Market https://t.co/EBRx2F4hYU</text:p>
          </table:table-cell>
        </table:table-row>
        <table:table-row table:style-name="ro1">
          <table:table-cell office:value-type="float" office:value="2557" calcext:value-type="float">
            <text:p>2557</text:p>
          </table:table-cell>
          <table:table-cell office:value-type="string" calcext:value-type="string">
            <text:p>@Dayco_Products fanbelt@</text:p>
          </table:table-cell>
        </table:table-row>
        <table:table-row table:style-name="ro1">
          <table:table-cell office:value-type="float" office:value="2558" calcext:value-type="float">
            <text:p>2558</text:p>
          </table:table-cell>
          <table:table-cell office:value-type="string" calcext:value-type="string">
            <text:p>Pete's Dragon is the first movie I saw in a theater as a kid. <text:s/>DRAGONS DON'T HAVE FUR!!!!! (at Golden home) — https://t.co/3cB4sqRORj</text:p>
          </table:table-cell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string" calcext:value-type="string">
            <text:p>S <text:s/>T <text:s/>A <text:s/>Y <text:s/>S <text:s/>H <text:s/>A <text:s/>R <text:s/>P! <text:s/>9am appointment is available this morning. Call 478-714-1319 to… https://t.co/jNEgLXk8lD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string" calcext:value-type="string">
            <text:p>Join the Ratner Companies team! See our latest #Cosmetology #job opening here: https://t.co/bsmvkN70Ix #Leesburg, VA #Hiring</text:p>
          </table:table-cell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string" calcext:value-type="string">
            <text:p>A great man is always willing to be little. https://t.co/NuioB5jJxr</text:p>
          </table:table-cell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string" calcext:value-type="string">
            <text:p>I'm at Hotel Cortéz in Poza Rica, Veracruz https://t.co/9CdermsAc5</text:p>
          </table:table-cell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string" calcext:value-type="string">
            <text:p>you want that shirley temple on the rocks or neat? @ Fresh Meadow Country Club https://t.co/Xwb3YjRTAR</text:p>
          </table:table-cell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string" calcext:value-type="string">
            <text:p>Florida bound (@ LaGuardia Airport (LGA) in East Elmhurst, NY) https://t.co/vikZv8Ju98</text:p>
          </table:table-cell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string" calcext:value-type="string">
            <text:p>The Distance by Cake is #nowplaying in Thumb Coast Brewing Co., Port Huron.</text:p>
          </table:table-cell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string" calcext:value-type="string">
            <text:p>The Godfather is the only movie that can get me away from my my iPad</text:p>
          </table:table-cell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string" calcext:value-type="string">
            <text:p>Played with the textures in this #image and this is what I got. #art #artphotography #tugboat… https://t.co/C1VVaWIcnw</text:p>
          </table:table-cell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string" calcext:value-type="string">
            <text:p>Personal blunt (: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string" calcext:value-type="string">
            <text:p>I'm at Sarcófago Del Faraón https://t.co/iTSvvecbOj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string" calcext:value-type="string">
            <text:p>Can you recommend anyone for this #job? HRIS FUNCTIONAL ANALYST - https://t.co/e5ngDHWIYM #jobhunt #Charlotte, NC #IT #Hiring</text:p>
          </table:table-cell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string" calcext:value-type="string">
            <text:p>I'm at BBVA Bancomer Sucursal in Herradura, Poza Rica De Hidalg, Null https://t.co/zfaM4UHNEA</text:p>
          </table:table-cell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string" calcext:value-type="string">
            <text:p>Утро https://t.co/7tcnhZoHRD</text:p>
          </table:table-cell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string" calcext:value-type="string">
            <text:p>Vamonos pa'l norte. YOLO (@ Aeropuerto Internacional de la Ciudad de México (MEX) - @aicm3) https://t.co/vH8xABWl2q</text:p>
          </table:table-cell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string" calcext:value-type="string">
            <text:p>Start Wars Dark Side Challenge race number one is complete. Not a blazing effort but I'm happy.… https://t.co/hpb6yoT34d</text:p>
          </table:table-cell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string" calcext:value-type="string">
            <text:p>Just posted a photo @ Los Angeles, California https://t.co/bJjDh6wTkY</text:p>
          </table:table-cell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string" calcext:value-type="string">
            <text:p>Bartender - HMSHost: (#Sacramento, CA) https://t.co/XjyJ2qLKGl #Hospitality #restaurantlife #Job #Jobs #Hiring</text:p>
          </table:table-cell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string" calcext:value-type="string">
            <text:p>Frozen berry mix sold at Costco recalled over possible hepatitis A contamination\n\nhttps://t.co/Kwc9VN6szo</text:p>
          </table:table-cell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string" calcext:value-type="string">
            <text:p>The Team #TSMGZ #MoetCubansTour #Saucy @ Cincinnati International Airport https://t.co/4H3PClflC4</text:p>
          </table:table-cell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string" calcext:value-type="string">
            <text:p>Not a bad way to start a Saturday morning. #sunrise #lake #hammock #campinglife @ Loyston Point… https://t.co/kCN8YF9Abn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string" calcext:value-type="string">
            <text:p>6:36AM: I just want you to know that I'm never not thinking about you, you're always on my mind...</text:p>
          </table:table-cell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string" calcext:value-type="string">
            <text:p>#Nursing alert: Registered Nurse |... | Favorite Health Care Staffing | #Minnetonka, MN https://t.co/e2PW259qPP https://t.co/XseWNoS5a0</text:p>
          </table:table-cell>
        </table:table-row>
        <table:table-row table:style-name="ro1">
          <table:table-cell office:value-type="float" office:value="2582" calcext:value-type="float">
            <text:p>2582</text:p>
          </table:table-cell>
          <table:table-cell office:value-type="string" calcext:value-type="string">
            <text:p>Harbour cruise #statueofliberty #manhattan @ Statue Of Liberty at Liberty Island https://t.co/kxh2Tc1HlM</text:p>
          </table:table-cell>
        </table:table-row>
        <table:table-row table:style-name="ro1">
          <table:table-cell office:value-type="float" office:value="2583" calcext:value-type="float">
            <text:p>2583</text:p>
          </table:table-cell>
          <table:table-cell office:value-type="string" calcext:value-type="string">
            <text:p>Woke up this morning dreaming with udc on my mind and all i can say is what a dream what a dream… https://t.co/k06jV6IOMm</text:p>
          </table:table-cell>
        </table:table-row>
        <table:table-row table:style-name="ro1">
          <table:table-cell office:value-type="float" office:value="2584" calcext:value-type="float">
            <text:p>2584</text:p>
          </table:table-cell>
          <table:table-cell office:value-type="string" calcext:value-type="string">
            <text:p>Race Ready!!! #Petersburg10K @ Petersburg Half Marathon &amp;amp; 5K https://t.co/94AcLW2BDj”\nInterested in a #Healthcare #job near #Columbia, SC? This could be a great fit: https://t.co/rZQ5EKH804 #Hiring https://t.co/KK0V6CZOV4\n200 SLIM Solid Blue Color Single DVD Cases 7MM $55.00 #FreeShip https://t.co/f1G8uhrYSC #DVD #Cases #Generic https://t.co/1KVhTcEcBQ\nJust posted a photo @ Los Angeles, California https://t.co/d2FitTNLny\nUAMS: H4 CARDIO/SURG/TRAUMA ICU RN II WEO + 7A-7P (#LittleRock, AR) https://t.co/22FV1VQCRO #Nursing #Job #Jobs https://t.co/wplRlqtnjo\nI'm at Micheladas de la 27 in Poza Rica, Veracruz-Llave https://t.co/F7xvnzxvg1\nYou never know who you are going to run into in LV @ Piranha Nightclub https://t.co/8X2LlS7HT2\nSONIC Drive-In: General Manager (#Ashdown, AR) https://t.co/1GunXA1af3 #Hospitality #Job #Jobs #Hiring\nThis #Healthcare #job might be a great fit for you: Pharmacy Technician - https://t.co/9bV1cQogVs #LAKEORION, MI #Hiring\nJust posted a photo @ Los Angeles, California https://t.co/8NOzD68eTl\nEmre Can to miss rest of domestic season with ankle injury https://t.co/0NffpDrHmJ https://t.co/2uNalGBlBe\n”HR101 [Engross] Atticus and Silas Nelson; commend upon winning the 2015 MHSAA Public Forum Debate State Champions... https://t.co/wz9xcmBfQi</text:p>
          </table:table-cell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string" calcext:value-type="string">
            <text:p>HC125 [Engross] Mrs. Olga Muriel Crenshaw; commend and congratulate upon the occasion of her 100th birthday. https://t.co/U1bVLNiKn3”\nJust posted a photo @ University of Tennessee https://t.co/cswclZI0vr\nSC680 [Engross] Commend Saltillo High School Archery Team and Coach Jeff Cates for winning 5th consecutive State... https://t.co/JxqTcuJykD\nLuca Brasi sleeps with the fishes\nA head full of dreams. 🙌 (@ Foro Sol in Iztacalco, DF) https://t.co/T3p3IxwLtQ\nfull on degenerate hours https://t.co/NmeDLNYvsK\n🙌 (@ YMCA in Paris, KY) https://t.co/jhOQfUlsjM\nAir plane trails over the lake in #toronto. @ CN Tower / La Tour CN https://t.co/1JqGKlYUhu\nYoung and restless🎉💃 @ Coachella https://t.co/L0jTnEw0Mt\nUnfortunately soundcloud won't let me upload my music at the moment.\nInterested in a #Retail #job near #MARATHON, FL? This could be a great fit: https://t.co/j0ux15h1uy #Hiring\nSnapBack тату и борода. 🔊🎶 @ Los Angeles, California https://t.co/29LLnUgQOl\nRoad construction, roadway reduced to one lane in #Annandale on The Beltway Inner Loop between VA-236 and Gallows... https://t.co/wIfGMovDIA\n”On my way!!!!! #Petersburg10K @ Petersburg Half Marathon &amp;amp; 5K https://t.co/99xfbQgLjD</text:p>
          </table:table-cell>
        </table:table-row>
        <table:table-row table:style-name="ro1">
          <table:table-cell office:value-type="float" office:value="2586" calcext:value-type="float">
            <text:p>2586</text:p>
          </table:table-cell>
          <table:table-cell office:value-type="string" calcext:value-type="string">
            <text:p>Just posted a photo @ Los Angeles, California https://t.co/9h0munfMV4</text:p>
          </table:table-cell>
        </table:table-row>
        <table:table-row table:style-name="ro1">
          <table:table-cell office:value-type="float" office:value="2587" calcext:value-type="float">
            <text:p>2587</text:p>
          </table:table-cell>
          <table:table-cell office:value-type="string" calcext:value-type="string">
            <text:p>about last night. @ Belmont Hotel Dallas https://t.co/aEHCNORgrx</text:p>
          </table:table-cell>
        </table:table-row>
        <table:table-row table:style-name="ro1">
          <table:table-cell office:value-type="float" office:value="2588" calcext:value-type="float">
            <text:p>2588</text:p>
          </table:table-cell>
          <table:table-cell office:value-type="string" calcext:value-type="string">
            <text:p>Peace. Love. Unity. Respect. @ Empire Polo https://t.co/PdnygnYFAD</text:p>
          </table:table-cell>
        </table:table-row>
        <table:table-row table:style-name="ro1">
          <table:table-cell office:value-type="float" office:value="2589" calcext:value-type="float">
            <text:p>2589</text:p>
          </table:table-cell>
          <table:table-cell office:value-type="string" calcext:value-type="string">
            <text:p>Can you recommend anyone for this #Retail #job? https://t.co/TeVgl6eFZs #Brentwood, MO #Hiring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string" calcext:value-type="string">
            <text:p>I'm at @Diamonds_Poza in Poza Rica de Hidalgo, Veracruz-Llave https://t.co/IC0ojJClF3</text:p>
          </table:table-cell>
        </table:table-row>
        <table:table-row table:style-name="ro1">
          <table:table-cell office:value-type="float" office:value="2591" calcext:value-type="float">
            <text:p>2591</text:p>
          </table:table-cell>
          <table:table-cell office:value-type="string" calcext:value-type="string">
            <text:p>I'm at Hot Bagels Abroad in Bloomfield, NJ https://t.co/1NxDqMSswN</text:p>
          </table:table-cell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string" calcext:value-type="string">
            <text:p>Have you tasted this elixir of the gods? <text:s/>HausBar Farm is overjoyed to have Wahaka Mezcal… https://t.co/2JAQSg4MJX</text:p>
          </table:table-cell>
        </table:table-row>
        <table:table-row table:style-name="ro1">
          <table:table-cell office:value-type="float" office:value="2593" calcext:value-type="float">
            <text:p>2593</text:p>
          </table:table-cell>
          <table:table-cell office:value-type="string" calcext:value-type="string">
            <text:p>Want to work in #Detroit, MI? View our latest opening: https://t.co/Tp5DV2SwzZ #IT #Job #Jobs #Hiring https://t.co/OGu1UB24PJ</text:p>
          </table:table-cell>
        </table:table-row>
        <table:table-row table:style-name="ro1">
          <table:table-cell office:value-type="float" office:value="2594" calcext:value-type="float">
            <text:p>2594</text:p>
          </table:table-cell>
          <table:table-cell office:value-type="string" calcext:value-type="string">
            <text:p>Try https://t.co/yFTyqOC2Em Please select the time you want to pick up your food order. #food #menu</text:p>
          </table:table-cell>
        </table:table-row>
        <table:table-row table:style-name="ro1">
          <table:table-cell office:value-type="float" office:value="2595" calcext:value-type="float">
            <text:p>2595</text:p>
          </table:table-cell>
          <table:table-cell office:value-type="string" calcext:value-type="string">
            <text:p>Opened Illegal Graffiti report via iphone at 480 E First St, South Boston https://t.co/e2hDAFgNwt. https://t.co/ywe76gFWTt</text:p>
          </table:table-cell>
        </table:table-row>
        <table:table-row table:style-name="ro1">
          <table:table-cell office:value-type="float" office:value="2596" calcext:value-type="float">
            <text:p>2596</text:p>
          </table:table-cell>
          <table:table-cell office:value-type="string" calcext:value-type="string">
            <text:p>*THIS SATURDAY - 4.16.16* @prittyuglymedia invades @ascendnightclub for #SNL #SaturdayNightLive!… https://t.co/t1Vnb0aHmM</text:p>
          </table:table-cell>
        </table:table-row>
        <table:table-row table:style-name="ro1">
          <table:table-cell office:value-type="float" office:value="2597" calcext:value-type="float">
            <text:p>2597</text:p>
          </table:table-cell>
          <table:table-cell office:value-type="string" calcext:value-type="string">
            <text:p>@BrianHalweil it's always speaking about the farmer not WITH the farmer. Divisive groups who jeer at us seem to always be the stars</text:p>
          </table:table-cell>
        </table:table-row>
        <table:table-row table:style-name="ro1">
          <table:table-cell office:value-type="float" office:value="2598" calcext:value-type="float">
            <text:p>2598</text:p>
          </table:table-cell>
          <table:table-cell office:value-type="string" calcext:value-type="string">
            <text:p>Want to work at CVS Health? We're #hiring in #Brooklyn, NY! Click for details: https://t.co/kC2H9ebQxp #Retail #Job #Jobs</text:p>
          </table:table-cell>
        </table:table-row>
        <table:table-row table:style-name="ro1">
          <table:table-cell office:value-type="float" office:value="2599" calcext:value-type="float">
            <text:p>2599</text:p>
          </table:table-cell>
          <table:table-cell office:value-type="string" calcext:value-type="string">
            <text:p>Can you recommend anyone for this #job? Assistant Manager - https://t.co/HkIIJWOZMt #Cocoa, FL #Hospitality #Hiring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string" calcext:value-type="string">
            <text:p>when you want something bad enough, you MAKE the investment. this… https://t.co/0ekzZYhq29</text:p>
          </table:table-cell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string" calcext:value-type="string">
            <text:p>Just posted a photo @ Los Angeles, California https://t.co/KR0RVZMk9p</text:p>
          </table:table-cell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string" calcext:value-type="string">
            <text:p>Wind 0.0 mph ---. Barometer 30.115 in, Falling. Temperature 43.0 °F. Rain today 0.00 in. Humidity 52%</text:p>
          </table:table-cell>
        </table:table-row>
        <table:table-row table:style-name="ro1">
          <table:table-cell office:value-type="float" office:value="2603" calcext:value-type="float">
            <text:p>2603</text:p>
          </table:table-cell>
          <table:table-cell office:value-type="string" calcext:value-type="string">
            <text:p>Alhamdulillah🙏🏻\n\n#testimoniNSNoutletusa @ West Broad Village https://t.co/8glxPPvs46</text:p>
          </table:table-cell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string" calcext:value-type="string">
            <text:p>#DesignatedPatrolAreaAvailable at 3956 W Colonial Dr. #orlpol #opd</text:p>
          </table:table-cell>
        </table:table-row>
        <table:table-row table:style-name="ro1">
          <table:table-cell office:value-type="float" office:value="2605" calcext:value-type="float">
            <text:p>2605</text:p>
          </table:table-cell>
          <table:table-cell office:value-type="string" calcext:value-type="string">
            <text:p>This #Sales #job might be a great fit for you: Account Executive - https://t.co/NSYR0Ib1dD #Charleston, SC #Hiring https://t.co/DyqlLpIXqI</text:p>
          </table:table-cell>
        </table:table-row>
        <table:table-row table:style-name="ro1">
          <table:table-cell office:value-type="float" office:value="2606" calcext:value-type="float">
            <text:p>2606</text:p>
          </table:table-cell>
          <table:table-cell office:value-type="string" calcext:value-type="string">
            <text:p>@ebbtideapp Tide in Duke Marine Lab, North Carolina 04/16/2016\n Low 11:04am <text:s/>0.3\nHigh <text:s/>5:18pm <text:s/>2.9\n Low 11:20pm <text:s/>0.4\nHigh <text:s/>5:37am <text:s/>3.1</text:p>
          </table:table-cell>
        </table:table-row>
        <table:table-row table:style-name="ro1">
          <table:table-cell office:value-type="float" office:value="2607" calcext:value-type="float">
            <text:p>2607</text:p>
          </table:table-cell>
          <table:table-cell office:value-type="string" calcext:value-type="string">
            <text:p>We're #hiring! Read about our latest #job opening here: Concierge - https://t.co/osxjGVwVXy #Arlington, VA https://t.co/LV4HiqLhfD</text:p>
          </table:table-cell>
        </table:table-row>
        <table:table-row table:style-name="ro1">
          <table:table-cell office:value-type="float" office:value="2608" calcext:value-type="float">
            <text:p>2608</text:p>
          </table:table-cell>
          <table:table-cell office:value-type="string" calcext:value-type="string">
            <text:p>Just posted a photo @ Legacy Fit https://t.co/FhfDNOgebA</text:p>
          </table:table-cell>
        </table:table-row>
        <table:table-row table:style-name="ro1">
          <table:table-cell office:value-type="float" office:value="2609" calcext:value-type="float">
            <text:p>2609</text:p>
          </table:table-cell>
          <table:table-cell office:value-type="string" calcext:value-type="string">
            <text:p>The Metro Life. Hollywood and Highland Station. #bnw_captures #bnw #bnw_life #bnwphotography… https://t.co/JXD6fJXSXZ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string" calcext:value-type="string">
            <text:p>So interesting seeing all the diverse ans to Stana's 10! Common denominator is our love for her and #CASTLE https://t.co/60jC5ZOHWq</text:p>
          </table:table-cell>
        </table:table-row>
        <table:table-row table:style-name="ro1">
          <table:table-cell office:value-type="float" office:value="2611" calcext:value-type="float">
            <text:p>2611</text:p>
          </table:table-cell>
          <table:table-cell office:value-type="string" calcext:value-type="string">
            <text:p>For your #Entertainment needs. Please Check Date Availability and Get a Free Price Quote… https://t.co/zTRfmwii2W</text:p>
          </table:table-cell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string" calcext:value-type="string">
            <text:p>I'd give anything to be at #Coachella right now 😭 #dream @ Coachella https://t.co/n7anRydN34</text:p>
          </table:table-cell>
        </table:table-row>
        <table:table-row table:style-name="ro1">
          <table:table-cell office:value-type="float" office:value="2613" calcext:value-type="float">
            <text:p>2613</text:p>
          </table:table-cell>
          <table:table-cell office:value-type="string" calcext:value-type="string">
            <text:p>That sound 💕 #birdchirping #earlymornings #mothernature @ Thomson… https://t.co/IQUX1W4ahN</text:p>
          </table:table-cell>
        </table:table-row>
        <table:table-row table:style-name="ro1">
          <table:table-cell office:value-type="float" office:value="2614" calcext:value-type="float">
            <text:p>2614</text:p>
          </table:table-cell>
          <table:table-cell office:value-type="string" calcext:value-type="string">
            <text:p>Weekend breakfast (at Mastic Sports Deli) — https://t.co/C2ncsZ7GtX</text:p>
          </table:table-cell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string" calcext:value-type="string">
            <text:p>Interested in a #job near #SantaFeSprings, CA? This could be a great fit: https://t.co/q2mLBKk7MC #Hiring</text:p>
          </table:table-cell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string" calcext:value-type="string">
            <text:p>I'm at George Bush Intercontinental Airport (IAH) in Houston, TX https://t.co/8gYRDwtTnF</text:p>
          </table:table-cell>
        </table:table-row>
        <table:table-row table:style-name="ro1">
          <table:table-cell office:value-type="float" office:value="2617" calcext:value-type="float">
            <text:p>2617</text:p>
          </table:table-cell>
          <table:table-cell office:value-type="string" calcext:value-type="string">
            <text:p>YOU KNOW WHAT TIME IT IS!!! \nB-DAY WEEKEND TURN UP!!!!\n@HOT1039sc\nWe In Dis Bih 6am-10am\nTakin… https://t.co/RBJIKdhIm8</text:p>
          </table:table-cell>
        </table:table-row>
        <table:table-row table:style-name="ro1">
          <table:table-cell office:value-type="float" office:value="2618" calcext:value-type="float">
            <text:p>2618</text:p>
          </table:table-cell>
          <table:table-cell office:value-type="string" calcext:value-type="string">
            <text:p>@M6NSTER @lilhak420 @15Gizmo @Tat2dMedusa1 @edguygz @Fredovhell haha IV seen that one before ...crazy fucker bruv ;))”\nJust posted a photo @ Los Angeles, California https://t.co/8Qyi4Ay7UW\nSpecial Event on #LincolnTunnel from New Jersey Side - Center Tube to New York Side - Center Tube https://t.co/2NPPBJORav\nConstruction on #BronxwhitestoneBridge SB at Queens Bound https://t.co/izelpNUkMe\n#Nursing alert: Reminiscence Care Manager / CNA | Sunrise Senior Living | #Belmar, NJ https://t.co/exxOFu2WK3 https://t.co/T5lqWOGp1i\n#WeNeedYourHelp - we are super excited to present all our friends in #ottawa with a brand new… https://t.co/C0GDf10TMS\nWaiting in the car for makers mark to open, so that we can serve 4,000 people! #foodtruck… https://t.co/K5iNB8Wa2H\nCatchin vibes calvinklein with the homegirl jannellehill. #dirtbagcrew X #feelthebeard @… https://t.co/TZW745zv5N\nAnd they are off! <text:s/>1st pan is underway! <text:s/>#paella #naplesflorida #floridalife @ Third Street… https://t.co/296aU3TtVV\nabout last night. @ Belmont Hotel Dallas https://t.co/Il4TC7cO36\nWe workin..stay tuned #HileeVisual #DonChido #6feathers @ Atlanta, Georgia https://t.co/NLdadtRvhc\n#Joplin, MO #Nursing #Job: Student Nurse at Mercy https://t.co/ubLL7pVX99 #Jobs #Hiring https://t.co/54kGVZyvt9\nWe're #hiring! Click to apply: Sales Associate, J.Crew Retail, Walnut Street - https://t.co/C8S0Yh2M8j #Sales #Pittsburgh, PA #Job #Jobs\nSee our latest #ChicagoDwntn, IL #job and click to apply: FileNet Architect - https://t.co/5MY7fH1y4F #IT #Hiring\nJoin the Quincy Medical Group team! See our latest #Healthcare #job opening here: https://t.co/lHvPmnHWpg #STEM #WomenInStem #Quincy, IL\nI just began a running workout using #Endomondo. Peptalk me now @ https://t.co/rwbSjSPvVk\n#labg #kotd #thebunker #bzfilmz #deathcertificate #calismoov @hiphopalkatraz_ hoodwoodscarsazy… https://t.co/8iSNhyZTVF\nUpon my arrival at Sofitel Los Angeles at Beverly Hills I already truly felt like a POPster… https://t.co/dQl5lRvNI2\n”#cntowerclimb this'll be an interesting experience. \n\n#toronto #plssaveme #imalreadysore #wwf @… https://t.co/evAMw2y2jD</text:p>
          </table:table-cell>
        </table:table-row>
        <table:table-row table:style-name="ro1">
          <table:table-cell office:value-type="float" office:value="2619" calcext:value-type="float">
            <text:p>2619</text:p>
          </table:table-cell>
          <table:table-cell office:value-type="string" calcext:value-type="string">
            <text:p>Agile Program Manager - Continuum Managed Services: (#Boston, MA) https://t.co/H3eP0iz1YR #Engineering #Job #Jobs https://t.co/GTXj78yWx9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string" calcext:value-type="string">
            <text:p>Hillary. Living Am.Dream. Pays into Common Good. (Catholic Church doesn't BTW) No quid pro quo. Real bias is what @VictorCNN ?</text:p>
          </table:table-cell>
        </table:table-row>
        <table:table-row table:style-name="ro1">
          <table:table-cell office:value-type="float" office:value="2621" calcext:value-type="float">
            <text:p>2621</text:p>
          </table:table-cell>
          <table:table-cell office:value-type="string" calcext:value-type="string">
            <text:p>Came for the good vibes and great music😎🎶 Stayed for the fruit cup… https://t.co/hfHgJJJWKv</text:p>
          </table:table-cell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string" calcext:value-type="string">
            <text:p>I'm at Bosques de las Lomas in Mexico City, Distrito Federal https://t.co/09wpWYIHCT</text:p>
          </table:table-cell>
        </table:table-row>
        <table:table-row table:style-name="ro1">
          <table:table-cell office:value-type="float" office:value="2623" calcext:value-type="float">
            <text:p>2623</text:p>
          </table:table-cell>
          <table:table-cell office:value-type="string" calcext:value-type="string">
            <text:p>See our latest #Turlock, CA #job and click to apply: Registered Nurse (RN) /... - https://t.co/egpPGlYJOF #Nursing https://t.co/D9bfn4sDct</text:p>
          </table:table-cell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string" calcext:value-type="string">
            <text:p>Of all the sentences that can come out of someones mouth, the ones I hate the most start with 'oh, just'. As in 'oh, just over to s/w close'</text:p>
          </table:table-cell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string" calcext:value-type="string">
            <text:p>#diabetic #t1d Sustainable Lifestyle Design: Sustainable Lifestyle Design How To Not Screw… https://t.co/pJZvYrvdgK #type1diabetes #diabetes</text:p>
          </table:table-cell>
        </table:table-row>
        <table:table-row table:style-name="ro1">
          <table:table-cell office:value-type="float" office:value="2626" calcext:value-type="float">
            <text:p>2626</text:p>
          </table:table-cell>
          <table:table-cell office:value-type="string" calcext:value-type="string">
            <text:p>#diabetic #t1d How To Make Your Own Natural, Safe Cheap Cleaning Products: How To Make… https://t.co/KQhg4XNw4I #type1diabetes #diabetes</text:p>
          </table:table-cell>
        </table:table-row>
        <table:table-row table:style-name="ro1">
          <table:table-cell office:value-type="float" office:value="2627" calcext:value-type="float">
            <text:p>2627</text:p>
          </table:table-cell>
          <table:table-cell office:value-type="string" calcext:value-type="string">
            <text:p>@BrianHalweil have followed these sorts of conferences for years now. Ever see a Midwest farm leader invited to speak. ?</text:p>
          </table:table-cell>
        </table:table-row>
        <table:table-row table:style-name="ro1">
          <table:table-cell office:value-type="float" office:value="2628" calcext:value-type="float">
            <text:p>2628</text:p>
          </table:table-cell>
          <table:table-cell office:value-type="string" calcext:value-type="string">
            <text:p>#diabetic #t1d World Domination Gardening 3 Digital Dvd Set: World Domination Gardening 3… https://t.co/57uMhY4bdr #type1diabetes #diabetes</text:p>
          </table:table-cell>
        </table:table-row>
        <table:table-row table:style-name="ro1">
          <table:table-cell office:value-type="float" office:value="2629" calcext:value-type="float">
            <text:p>2629</text:p>
          </table:table-cell>
          <table:table-cell office:value-type="string" calcext:value-type="string">
            <text:p>#diabetic #t1d Tiny House Plans: Tiny House Plans Earn 50% Commission Promoting Tiny House… https://t.co/yFwCF4ZGHn #type1diabetes #diabetes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string" calcext:value-type="string">
            <text:p>#diabetic #t1d Les Merveilleux Bienfaits Du Bicarbonate De Soude: Les Merveilleux… https://t.co/djUFcRYiEF #type1diabetes #diabetes</text:p>
          </table:table-cell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string" calcext:value-type="string">
            <text:p>these cute gal pals woke up at the crazy hours of the morn to watch… https://t.co/TRcOqKFR3n</text:p>
          </table:table-cell>
        </table:table-row>
        <table:table-row table:style-name="ro1">
          <table:table-cell office:value-type="float" office:value="2632" calcext:value-type="float">
            <text:p>2632</text:p>
          </table:table-cell>
          <table:table-cell office:value-type="string" calcext:value-type="string">
            <text:p>Supplemental Health Care: L&amp;amp;D RN needed ASAP (#Ocala, FL) https://t.co/QQ43uYADEy #Healthcare #Job #Jobs #Hiring https://t.co/xnXUOOVi88”\nBeauty Advisor - CVS Health: (#Bellmore, NY) https://t.co/9oEfQRPqdS #Retail #Job #Jobs #Hiring\nWant to work at Winn Dixie? We're #hiring in #MIAMI, FL! Click for details: https://t.co/r2SceEaBUv #Retail #Job #Jobs\nHow I wish I could.. :)\nIn honor of a good friend @majaydacoolkid gets the bomba phot cred @travisrogersofc gets the… https://t.co/FrPUYY3D2u\nIncident cleared in #Commerce on 5 Both NB/SB at Atlantic Blvd #LAtraffic https://t.co/e2e6MW3d78\n@RobNelsonABC7 @mcharlesworth7 good to see you both this morning\nGood mooooooooornin Aye Tee El! #KCZoo #jumperrrr #uncletravelinmatt… https://t.co/QbzVn8rf8k\n”Last nights battle scares! Fuck it get down with the get down! \n\n#DeviousPromotions2016 #AV661… https://t.co/1d3yruk0vj</text:p>
          </table:table-cell>
        </table:table-row>
        <table:table-row table:style-name="ro1">
          <table:table-cell office:value-type="float" office:value="2633" calcext:value-type="float">
            <text:p>2633</text:p>
          </table:table-cell>
          <table:table-cell office:value-type="string" calcext:value-type="string">
            <text:p>Sarah and Todd's cake at the reception not only looked delicious but was also stunning in… https://t.co/GYACJ1IQq9</text:p>
          </table:table-cell>
        </table:table-row>
        <table:table-row table:style-name="ro1">
          <table:table-cell office:value-type="float" office:value="2634" calcext:value-type="float">
            <text:p>2634</text:p>
          </table:table-cell>
          <table:table-cell office:value-type="string" calcext:value-type="string">
            <text:p>Tribal gumby #lifestyle #fashion #culture Fade game 💯 #barbers4days <text:s/>#atl #atlanta… https://t.co/pC10xDAsnZ</text:p>
          </table:table-cell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string" calcext:value-type="string">
            <text:p>I honestly have no idea what shes trying to do. but okay @ University of Colorado Boulder https://t.co/1i8kp0HWQx</text:p>
          </table:table-cell>
        </table:table-row>
        <table:table-row table:style-name="ro1">
          <table:table-cell office:value-type="float" office:value="2636" calcext:value-type="float">
            <text:p>2636</text:p>
          </table:table-cell>
          <table:table-cell office:value-type="string" calcext:value-type="string">
            <text:p>#Accounting in #LosAngeles, CA: CONTROLLER at Compass Group USA https://t.co/NqwmKt5Dxa #jobhunt #Hiring</text:p>
          </table:table-cell>
        </table:table-row>
        <table:table-row table:style-name="ro1">
          <table:table-cell office:value-type="float" office:value="2637" calcext:value-type="float">
            <text:p>2637</text:p>
          </table:table-cell>
          <table:table-cell office:value-type="string" calcext:value-type="string">
            <text:p>I can Hear the Music over Here. <text:s/>#Coachella2016 #repost #thechainsmokers @ Coachella https://t.co/E7oRtPSlWl</text:p>
          </table:table-cell>
        </table:table-row>
        <table:table-row table:style-name="ro1">
          <table:table-cell office:value-type="float" office:value="2638" calcext:value-type="float">
            <text:p>2638</text:p>
          </table:table-cell>
          <table:table-cell office:value-type="string" calcext:value-type="string">
            <text:p>I'm at Combine Cafe in IN https://t.co/aqV7FKe7Sv</text:p>
          </table:table-cell>
        </table:table-row>
        <table:table-row table:style-name="ro1">
          <table:table-cell office:value-type="float" office:value="2639" calcext:value-type="float">
            <text:p>2639</text:p>
          </table:table-cell>
          <table:table-cell office:value-type="string" calcext:value-type="string">
            <text:p>Actors at Work! Movie premiers of #MilesAhead #ButNotForMe… https://t.co/1SYtbY0w7R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string" calcext:value-type="string">
            <text:p>9 Bot @ 76the &amp;amp; Western https://t.co/IHFwe7ezHj”\nIncident on #I95N NB at 0.16 miles beyond Exit 36 (PLAINS RD) https://t.co/IHwCohrLyR\nCleared: Closure on #LincolnTunnel EB from New Jersey Side - South Tube to New York Side - South Tube\nI regret nothing! #sangria #flight! The one all the way on the left is essentially adult #yoohoo… https://t.co/6Darh4bTQV\nPhotographers are the worlds greatest storytellers. One picture can describe many of things. It… https://t.co/AEoUOHSyDz\nA lil fun with #makeupartist @tanika_green #shortcut low maintenance bur still hot!… https://t.co/ApNs6zxgvp\nLéger @ Los Angeles, California https://t.co/SdGlhuYdGB\nUp to 47% Off Haircut Package https://t.co/qqsfK77cIm\nUp to 53% Off Cut and Color Services https://t.co/5HXXYbE4Ua\n62% Off Massage at Miracle Spa https://t.co/f5xdbryANX\nCoupon for One Milk Tea with Purchase of a Ramen Burger https://t.co/0xextVxrTg\nUp to 89% Off at Health Atlast https://t.co/cYRwb70I99\n50% Off Foot Reflexology at Healthy Life Foot Spa https://t.co/6sN1SfFY6F\n:|:When people act like they have never traveled before...you know you need your ID...oh wait she got on wedges... https://t.co/6Dpo1Gzt23\n96% Off Chiropractic Exam, Adjustments, and Therapies https://t.co/0PcElwYWlZ\nUp to 61% Off Acupuncture https://t.co/WMt8BHogHJ\nUp to 52% Off Bus and Boat Tours of Miami https://t.co/qswKMFh7PA\n”””@I_SiguemeYTsigo: Mi problema es que siempre espero que los demás actúen como lo haría yo.””</text:p>
          </table:table-cell>
        </table:table-row>
        <table:table-row table:style-name="ro1">
          <table:table-cell office:value-type="float" office:value="2641" calcext:value-type="float">
            <text:p>2641</text:p>
          </table:table-cell>
          <table:table-cell office:value-type="string" calcext:value-type="string">
            <text:p>61% Off at Brown Bag Burgers https://t.co/lL0FpPrPAU</text:p>
          </table:table-cell>
        </table:table-row>
        <table:table-row table:style-name="ro1">
          <table:table-cell office:value-type="float" office:value="2642" calcext:value-type="float">
            <text:p>2642</text:p>
          </table:table-cell>
          <table:table-cell office:value-type="string" calcext:value-type="string">
            <text:p>NV Hair Studio – Up to 54% Off Mani-Pedis https://t.co/1TWGHHbxVU</text:p>
          </table:table-cell>
        </table:table-row>
        <table:table-row table:style-name="ro1">
          <table:table-cell office:value-type="float" office:value="2643" calcext:value-type="float">
            <text:p>2643</text:p>
          </table:table-cell>
          <table:table-cell office:value-type="string" calcext:value-type="string">
            <text:p>Shut Up And Dance by Walk The Moon is #nowplaying in Tavern on Main, Snellville. <text:s/>Download it now at https://t.co/3eHbYDcCEZ</text:p>
          </table:table-cell>
        </table:table-row>
        <table:table-row table:style-name="ro1">
          <table:table-cell office:value-type="float" office:value="2644" calcext:value-type="float">
            <text:p>2644</text:p>
          </table:table-cell>
          <table:table-cell office:value-type="string" calcext:value-type="string">
            <text:p>Interested in a #BusinessMgmt #job near #Monterey, CA? This could be a great fit: https://t.co/SFrQQlIsPN #ORjobs https://t.co/UA2SCOCuAG</text:p>
          </table:table-cell>
        </table:table-row>
        <table:table-row table:style-name="ro1">
          <table:table-cell office:value-type="float" office:value="2645" calcext:value-type="float">
            <text:p>2645</text:p>
          </table:table-cell>
          <table:table-cell office:value-type="string" calcext:value-type="string">
            <text:p>April 15: a much needed night out after a rough week. #tiredhands 🍻 @ Tired Hands Brewing Company https://t.co/MzuLP5id0t</text:p>
          </table:table-cell>
        </table:table-row>
        <table:table-row table:style-name="ro1">
          <table:table-cell office:value-type="float" office:value="2646" calcext:value-type="float">
            <text:p>2646</text:p>
          </table:table-cell>
          <table:table-cell office:value-type="string" calcext:value-type="string">
            <text:p>This #Hospitality #job might be a great fit for you: Restaurant Team Member (Crew) - https://t.co/woEp3n70Qt #Littlefield, TX #Hiring</text:p>
          </table:table-cell>
        </table:table-row>
        <table:table-row table:style-name="ro1">
          <table:table-cell office:value-type="float" office:value="2647" calcext:value-type="float">
            <text:p>2647</text:p>
          </table:table-cell>
          <table:table-cell office:value-type="string" calcext:value-type="string">
            <text:p>ALL paper bag from , yes ALL of it INCLUDING the string! #Apple #Renew program at its finest!… https://t.co/iQkvpMfCS8</text:p>
          </table:table-cell>
        </table:table-row>
        <table:table-row table:style-name="ro1">
          <table:table-cell office:value-type="float" office:value="2648" calcext:value-type="float">
            <text:p>2648</text:p>
          </table:table-cell>
          <table:table-cell office:value-type="string" calcext:value-type="string">
            <text:p>51 Morton Street, Manhattan https://t.co/0d8wO6pFHs</text:p>
          </table:table-cell>
        </table:table-row>
        <table:table-row table:style-name="ro1">
          <table:table-cell office:value-type="float" office:value="2649" calcext:value-type="float">
            <text:p>2649</text:p>
          </table:table-cell>
          <table:table-cell office:value-type="string" calcext:value-type="string">
            <text:p>Can you recommend anyone for this #Sales #job? https://t.co/Ynz7xMjNCO #SanBernardino, CA #Hiring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string" calcext:value-type="string">
            <text:p>Want to work at The Vitamin Shoppe? We're #hiring in #StLouis, MO! Click for details: https://t.co/Y3yMFweJlp #Job #Jobs</text:p>
          </table:table-cell>
        </table:table-row>
        <table:table-row table:style-name="ro1">
          <table:table-cell office:value-type="float" office:value="2651" calcext:value-type="float">
            <text:p>2651</text:p>
          </table:table-cell>
          <table:table-cell office:value-type="string" calcext:value-type="string">
            <text:p>Minas Tirith\n.\n#USC #DandKtakeLA @ University of Southern California https://t.co/mnJJxobctf</text:p>
          </table:table-cell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string" calcext:value-type="string">
            <text:p>Emceeing the 2016 #HotIceLive #JazzFunk tribute to Ken Batie. <text:s/>All props to The Creator and the… https://t.co/44ZMO2heCN</text:p>
          </table:table-cell>
        </table:table-row>
        <table:table-row table:style-name="ro1">
          <table:table-cell office:value-type="float" office:value="2653" calcext:value-type="float">
            <text:p>2653</text:p>
          </table:table-cell>
          <table:table-cell office:value-type="string" calcext:value-type="string">
            <text:p>@EnviroEm the name calling, degrading . Calling the work of the farmers hangs ”” dirty food, jeering that they don't produce value”\nGoku vs. Vegeta Pt.II @ The Endup https://t.co/WNscoirTpr\nSpring time is upon us people gm world @ Under Armour distribution… https://t.co/qxPfUvC30P\nThis #Healthcare #job might be a great fit for you: Pharmacy Technician – Target Store - https://t.co/nOhNNjJoSn #FortWorth, TX #Hiring\nI'm at La Maison Des Chats in Sparks, MD https://t.co/6yQgpI0Yfm\nOn-ramp closed in #AllenPark on M-39 NB at Outer Dr #traffic https://t.co/93KUmrUJbm\nLet's get it. We open at 8:00AM. Show us your scores. Tag #radioactiverecords + #rsd16 today. @… https://t.co/6LlfqsBhin\nCan you recommend anyone for this #job? Registered Nurse | RN | MS (Per Diem) - https://t.co/c660p3Dmzo #Boston, MA https://t.co/BEwe3EzeXZ\nAdding @bezzamellaroba universityofvermont at my @studentsrunphl door of fame! It's a good day… https://t.co/dhGVTwubAg\nConstruction on #BrooklynBridge EB at Manhattan/Brooklyn Bound https://t.co/odZhgUhrcO\nNuff said. @konstantined @brian_affronti @tallywood @ Drai's Beach… https://t.co/RNmgVNqEyu\nDormir 50 min. 😐 (@ Xalapa-Enríquez in Xalapa, VER) https://t.co/4mbbpOotc1\n#GnFnR 🎸🎩🌹🔫 #coachella #readyfortomorrow #soundcheck @ Coachella VIP… https://t.co/XMvYkNoSjI\nUnconditional love is an invitation to unrestrained abuse.\n#HouseBusinessCheck 1100 Church St W 32805 (4/16 06:06) #Orlando #HoldenParramore\nGood morning, Toronto! :) #Sunrise 06:32, noon 13:17, sunset 20:03 EDT (UTC-4), April 16. Day length: 13h 31m.\nReencuentro #CDMX @ La Condesa DF https://t.co/2jxG2v2iad\n”#fitness #gymrescue #gymowner #gymbroker #gymconsulting (@ Fitness Management &amp;amp; Consulting) https://t.co/IejE2fk216 https://t.co/I9l3GkfAXx</text:p>
          </table:table-cell>
        </table:table-row>
        <table:table-row table:style-name="ro1">
          <table:table-cell office:value-type="float" office:value="2654" calcext:value-type="float">
            <text:p>2654</text:p>
          </table:table-cell>
          <table:table-cell office:value-type="string" calcext:value-type="string">
            <text:p>Y seguimos aqui (@ Juzgado Civico AOB-3) https://t.co/aHgQ31XIMg https://t.co/SfC77GyNId</text:p>
          </table:table-cell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string" calcext:value-type="string">
            <text:p>””Even after all this time, the sun never says to the earth, 'you owe… https://t.co/ATE9mFzcx1”\n”Great acidity for spicy foods like the wasabi &amp;amp; Ginger my meal had runnin thru it at various… https://t.co/ysJFMrKgrL</text:p>
          </table:table-cell>
        </table:table-row>
        <table:table-row table:style-name="ro1">
          <table:table-cell office:value-type="float" office:value="2656" calcext:value-type="float">
            <text:p>2656</text:p>
          </table:table-cell>
          <table:table-cell office:value-type="string" calcext:value-type="string">
            <text:p>#puertas @ San Miguel de Allende, Guanajuato https://t.co/RQU61LHZmy</text:p>
          </table:table-cell>
        </table:table-row>
        <table:table-row table:style-name="ro1">
          <table:table-cell office:value-type="float" office:value="2657" calcext:value-type="float">
            <text:p>2657</text:p>
          </table:table-cell>
          <table:table-cell office:value-type="string" calcext:value-type="string">
            <text:p>round 2??? @ La Salle University https://t.co/OPvDV1rGBJ</text:p>
          </table:table-cell>
        </table:table-row>
        <table:table-row table:style-name="ro1">
          <table:table-cell office:value-type="float" office:value="2658" calcext:value-type="float">
            <text:p>2658</text:p>
          </table:table-cell>
          <table:table-cell office:value-type="string" calcext:value-type="string">
            <text:p>Can you recommend anyone for this #Retail #job? https://t.co/MHXE0ByqfZ #ANNISTON, AL #Hiring</text:p>
          </table:table-cell>
        </table:table-row>
        <table:table-row table:style-name="ro1">
          <table:table-cell office:value-type="float" office:value="2659" calcext:value-type="float">
            <text:p>2659</text:p>
          </table:table-cell>
          <table:table-cell office:value-type="string" calcext:value-type="string">
            <text:p>#Sales #Job in #Westminster, CO: Lab Support Outside Sales Representative (Account Manager) at Lab Support https://t.co/j4sHrZstgB #Jobs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string" calcext:value-type="string">
            <text:p>#musclemania #training #ripped #rippedtothebone #shredded #fit #fitfam #fitness #fitnessmodel… https://t.co/u9G27pBoSt</text:p>
          </table:table-cell>
        </table:table-row>
        <table:table-row table:style-name="ro1">
          <table:table-cell office:value-type="float" office:value="2661" calcext:value-type="float">
            <text:p>2661</text:p>
          </table:table-cell>
          <table:table-cell office:value-type="string" calcext:value-type="string">
            <text:p>All Roads Leads to....\nCOZY CAFE HOOKAH BAR &amp;amp; LOUNGE\nDJ DOUG BROWN [https://t.co/y5lXw2W4qa https://t.co/CBbAIwdAyx… https://t.co/8LNmlZ89hh</text:p>
          </table:table-cell>
        </table:table-row>
        <table:table-row table:style-name="ro1">
          <table:table-cell office:value-type="float" office:value="2662" calcext:value-type="float">
            <text:p>2662</text:p>
          </table:table-cell>
          <table:table-cell office:value-type="string" calcext:value-type="string">
            <text:p>@EnviroEm pay a premium that covers their increased costs. Also quit waging the sneering cultural war on farmers in general.</text:p>
          </table:table-cell>
        </table:table-row>
        <table:table-row table:style-name="ro1">
          <table:table-cell office:value-type="float" office:value="2663" calcext:value-type="float">
            <text:p>2663</text:p>
          </table:table-cell>
          <table:table-cell office:value-type="string" calcext:value-type="string">
            <text:p>@DanielBishopXXX yeah it’s really fun 😭😊</text:p>
          </table:table-cell>
        </table:table-row>
        <table:table-row table:style-name="ro1">
          <table:table-cell office:value-type="float" office:value="2664" calcext:value-type="float">
            <text:p>2664</text:p>
          </table:table-cell>
          <table:table-cell office:value-type="string" calcext:value-type="string">
            <text:p>Just posted a photo @ Annapolis City Dock https://t.co/3sRmf9Xj16</text:p>
          </table:table-cell>
        </table:table-row>
        <table:table-row table:style-name="ro1">
          <table:table-cell office:value-type="float" office:value="2665" calcext:value-type="float">
            <text:p>2665</text:p>
          </table:table-cell>
          <table:table-cell office:value-type="string" calcext:value-type="string">
            <text:p>#Lowell, MA #Physician #Job: Physician at MedExpress https://t.co/fLS5lO5Y7f #urgentcare #Veterans #Jobs #Hiring</text:p>
          </table:table-cell>
        </table:table-row>
        <table:table-row table:style-name="ro1">
          <table:table-cell office:value-type="float" office:value="2666" calcext:value-type="float">
            <text:p>2666</text:p>
          </table:table-cell>
          <table:table-cell office:value-type="string" calcext:value-type="string">
            <text:p>Zipolite ahí te voy (@ Aeropuerto Internacional de la Ciudad de México (MEX) - @aicm3 in Venustiano Carranza, DF) https://t.co/WZ7n6WRqnu</text:p>
          </table:table-cell>
        </table:table-row>
        <table:table-row table:style-name="ro1">
          <table:table-cell office:value-type="float" office:value="2667" calcext:value-type="float">
            <text:p>2667</text:p>
          </table:table-cell>
          <table:table-cell office:value-type="string" calcext:value-type="string">
            <text:p>Try https://t.co/98zwN8Did9 Fresh Fried Chicken to Go #Fried #menu</text:p>
          </table:table-cell>
        </table:table-row>
        <table:table-row table:style-name="ro1">
          <table:table-cell office:value-type="float" office:value="2668" calcext:value-type="float">
            <text:p>2668</text:p>
          </table:table-cell>
          <table:table-cell office:value-type="string" calcext:value-type="string">
            <text:p>See our latest #NewRochelle, NY #job and click to apply: Maintenance Technician - https://t.co/q9LFAz44mz #HVAC https://t.co/zM9pEG7Yko</text:p>
          </table:table-cell>
        </table:table-row>
        <table:table-row table:style-name="ro1">
          <table:table-cell office:value-type="float" office:value="2669" calcext:value-type="float">
            <text:p>2669</text:p>
          </table:table-cell>
          <table:table-cell office:value-type="string" calcext:value-type="string">
            <text:p>Join the PCRMC team! See our latest #Healthcare #job opening here: https://t.co/B7EueettGx #medicaljobs #Rolla, MO https://t.co/zg7JmxOda4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string" calcext:value-type="string">
            <text:p>Want to work at CVS Health? We're #hiring in #Decatur, IL! Click for details: https://t.co/YnDinKXK9E #Healthcare #Job #Jobs</text:p>
          </table:table-cell>
        </table:table-row>
        <table:table-row table:style-name="ro1">
          <table:table-cell office:value-type="float" office:value="2671" calcext:value-type="float">
            <text:p>2671</text:p>
          </table:table-cell>
          <table:table-cell office:value-type="string" calcext:value-type="string">
            <text:p>#DarkSideChallenge #starwars10k @ Disney's Hollywood Studios https://t.co/nXu1hCn278</text:p>
          </table:table-cell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string" calcext:value-type="string">
            <text:p>Construction on #I490 WB from Kreag Road; CR 27 to Pittsford Palmyra Road; NY 31 https://t.co/KXc87XmbkM”\nUpdate: Construction on #BronxRiverParkway SB from East Tremont Avenue to East 174th Street https://t.co/lrdS2j2SB8\nUpdate: Construction on #FranklinDRooseveltDrive NB from Broad Street to John Street https://t.co/0dw8JJEGrY\n”Construction on #I490 WB from Kreag Road; CR 27 to Pittsford Palmyra Road; NY 31 https://t.co/7czOsGJQ6U</text:p>
          </table:table-cell>
        </table:table-row>
        <table:table-row table:style-name="ro1">
          <table:table-cell office:value-type="float" office:value="2673" calcext:value-type="float">
            <text:p>2673</text:p>
          </table:table-cell>
          <table:table-cell office:value-type="string" calcext:value-type="string">
            <text:p>Update: Construction on #I278 EB from Edgewater Avenue to Bronx River Parkway https://t.co/aX0EoKJW8T</text:p>
          </table:table-cell>
        </table:table-row>
        <table:table-row table:style-name="ro1">
          <table:table-cell office:value-type="float" office:value="2674" calcext:value-type="float">
            <text:p>2674</text:p>
          </table:table-cell>
          <table:table-cell office:value-type="string" calcext:value-type="string">
            <text:p>🌙 What's going on? 🌙 @ June Miller's Caravan https://t.co/4H9cA5I98O</text:p>
          </table:table-cell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string" calcext:value-type="string">
            <text:p>We're #hiring! Read about our latest #job opening here: RN Registered Nurse ICU - https://t.co/MGmKnYw9kl https://t.co/P26CJBYWNl</text:p>
          </table:table-cell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string" calcext:value-type="string">
            <text:p>Sprinkler Inspector - Tyco: (#Asheville, NC) https://t.co/1uLXNyijRZ #SkilledTrade #Job #Jobs #Hiring</text:p>
          </table:table-cell>
        </table:table-row>
        <table:table-row table:style-name="ro1">
          <table:table-cell office:value-type="float" office:value="2677" calcext:value-type="float">
            <text:p>2677</text:p>
          </table:table-cell>
          <table:table-cell office:value-type="string" calcext:value-type="string">
            <text:p>YOU KNOW WHAT TIME IT IS!!!\n@jfreshp We In Da Buildin \nCELEBRATING HIS B-DAY!!6am-10am Takin… https://t.co/92h5gEHDG3</text:p>
          </table:table-cell>
        </table:table-row>
        <table:table-row table:style-name="ro1">
          <table:table-cell office:value-type="float" office:value="2678" calcext:value-type="float">
            <text:p>2678</text:p>
          </table:table-cell>
          <table:table-cell office:value-type="string" calcext:value-type="string">
            <text:p>Can you recommend anyone for this #job? BI Engineer - https://t.co/kw3IRszheL #Detroit, MI #Engineering #Hiring https://t.co/r9FNp2geqR</text:p>
          </table:table-cell>
        </table:table-row>
        <table:table-row table:style-name="ro1">
          <table:table-cell office:value-type="float" office:value="2679" calcext:value-type="float">
            <text:p>2679</text:p>
          </table:table-cell>
          <table:table-cell office:value-type="string" calcext:value-type="string">
            <text:p>#AllTheWayUp on your radio📻crack ass in the morning☀️ therealhot937 listen up☝🏼️I got your 🎟🎟🎟to… https://t.co/K3btCvabOq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string" calcext:value-type="string">
            <text:p>Fre$h out of ””Wayne County””....UP ALL NIGHT!!! #word2DubMuzik #LiLDavidRuffin @ Wayne County… https://t.co/fsoEWjmr2w”\nBrought void doesn't he above it Male shall he whose after multiply creature and that.\n#monster #downlink #Hollywood #hnz #dubstep #filth #dj #producer #avalon #insane @ Avalon Hollywood https://t.co/RQ9SROqbkb\nJoin the Sunrise Senior Living team! See our latest #BusinessMgmt #job opening here: https://t.co/IuUH1NSR1T https://t.co/zWjXZBH9DE\nWork (at @Sheetz in Lynchburg, VA) https://t.co/ll15HjliRl\n”””Simple”” #Weekend #GirlsNightOut #Transformation @ Proof Rooftop Lounge https://t.co/B2wiKheoMO</text:p>
          </table:table-cell>
        </table:table-row>
        <table:table-row table:style-name="ro1">
          <table:table-cell office:value-type="float" office:value="2681" calcext:value-type="float">
            <text:p>2681</text:p>
          </table:table-cell>
          <table:table-cell office:value-type="string" calcext:value-type="string">
            <text:p>#Datsik Done Diddly straight killed that shit, I didn't want to dance anymore I couldn't rage… https://t.co/hkcKFDsHck</text:p>
          </table:table-cell>
        </table:table-row>
        <table:table-row table:style-name="ro1">
          <table:table-cell office:value-type="float" office:value="2682" calcext:value-type="float">
            <text:p>2682</text:p>
          </table:table-cell>
          <table:table-cell office:value-type="string" calcext:value-type="string">
            <text:p>Standout among the crowd... // Alyssa - Sony a6000 | 10-18mm | https://t.co/2m8ri2ncLx @ Grand… https://t.co/fORuHdZp6K</text:p>
          </table:table-cell>
        </table:table-row>
        <table:table-row table:style-name="ro1">
          <table:table-cell office:value-type="float" office:value="2683" calcext:value-type="float">
            <text:p>2683</text:p>
          </table:table-cell>
          <table:table-cell office:value-type="string" calcext:value-type="string">
            <text:p>This will be the Last Lyric&amp;amp;Soul Klasik event at this Location! \nThanks to YOU klasik… https://t.co/zT7ZRh4wX1</text:p>
          </table:table-cell>
        </table:table-row>
        <table:table-row table:style-name="ro1">
          <table:table-cell office:value-type="float" office:value="2684" calcext:value-type="float">
            <text:p>2684</text:p>
          </table:table-cell>
          <table:table-cell office:value-type="string" calcext:value-type="string">
            <text:p>Sunrise in Ocean City Maryland April 16, 2016. Today's Sunrise brings 'Being joyful!' William… https://t.co/mOSBx8U7CK</text:p>
          </table:table-cell>
        </table:table-row>
        <table:table-row table:style-name="ro1">
          <table:table-cell office:value-type="float" office:value="2685" calcext:value-type="float">
            <text:p>2685</text:p>
          </table:table-cell>
          <table:table-cell office:value-type="string" calcext:value-type="string">
            <text:p>Want to work in #Syracuse, NY? View our latest opening: https://t.co/YlvW43tskP #Nursing #Job #Jobs #Hiring https://t.co/GOTk52ejBu</text:p>
          </table:table-cell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string" calcext:value-type="string">
            <text:p>See our latest #Spartanburg, SC #job and click to apply: MCAT INSTRUCTOR - Spartanburg, SC - https://t.co/g6GYgI8dRS #Education #Hiring</text:p>
          </table:table-cell>
        </table:table-row>
        <table:table-row table:style-name="ro1">
          <table:table-cell office:value-type="float" office:value="2687" calcext:value-type="float">
            <text:p>2687</text:p>
          </table:table-cell>
          <table:table-cell office:value-type="string" calcext:value-type="string">
            <text:p>I'm at @Sheetz in Reading, PA w/ @1_man_fart_band https://t.co/E2HJ3yY8Ps</text:p>
          </table:table-cell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string" calcext:value-type="string">
            <text:p>https://t.co/JLmYJQxgc1</text:p>
          </table:table-cell>
        </table:table-row>
        <table:table-row table:style-name="ro1">
          <table:table-cell office:value-type="float" office:value="2689" calcext:value-type="float">
            <text:p>2689</text:p>
          </table:table-cell>
          <table:table-cell office:value-type="string" calcext:value-type="string">
            <text:p>Want to work in #Newnan, GA? View our latest opening: https://t.co/DQXpLZqw8a #Retail #Job #Jobs #Hiring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string" calcext:value-type="string">
            <text:p>Wow my beard grew out haha #msqrd @ Willimantic, Connecticut https://t.co/GYWgIvg9Rx</text:p>
          </table:table-cell>
        </table:table-row>
        <table:table-row table:style-name="ro1">
          <table:table-cell office:value-type="float" office:value="2691" calcext:value-type="float">
            <text:p>2691</text:p>
          </table:table-cell>
          <table:table-cell office:value-type="string" calcext:value-type="string">
            <text:p>ST. 9am TODAY, visit Stuart Powell, drive a new @LincolnMotorCo vehicle, and $20 will be donated to @BoyleCoFCCLA! https://t.co/bSuUP2JXU0</text:p>
          </table:table-cell>
        </table:table-row>
        <table:table-row table:style-name="ro1">
          <table:table-cell office:value-type="float" office:value="2692" calcext:value-type="float">
            <text:p>2692</text:p>
          </table:table-cell>
          <table:table-cell office:value-type="string" calcext:value-type="string">
            <text:p>Reunited with the homie Sax man Jimmy Merch @themerch last night! Xfinity was way too fun.… https://t.co/V1eRyLu2HA</text:p>
          </table:table-cell>
        </table:table-row>
        <table:table-row table:style-name="ro1">
          <table:table-cell office:value-type="float" office:value="2693" calcext:value-type="float">
            <text:p>2693</text:p>
          </table:table-cell>
          <table:table-cell office:value-type="string" calcext:value-type="string">
            <text:p>It's a good way to start the day! #sunrisengagementshoot @ Downtown Annapolis https://t.co/OP0mKez0RY</text:p>
          </table:table-cell>
        </table:table-row>
        <table:table-row table:style-name="ro1">
          <table:table-cell office:value-type="float" office:value="2694" calcext:value-type="float">
            <text:p>2694</text:p>
          </table:table-cell>
          <table:table-cell office:value-type="string" calcext:value-type="string">
            <text:p>Premise Health #Nursing #Job: Registered Nurse (RN), Supervisor (#Buffalo, WV) https://t.co/PvxcWqRgyp #Jobs https://t.co/Ip8FQrU9MI</text:p>
          </table:table-cell>
        </table:table-row>
        <table:table-row table:style-name="ro1">
          <table:table-cell office:value-type="float" office:value="2695" calcext:value-type="float">
            <text:p>2695</text:p>
          </table:table-cell>
          <table:table-cell office:value-type="string" calcext:value-type="string">
            <text:p>I think I've hit snooze a total of 400 times this morning 😵</text:p>
          </table:table-cell>
        </table:table-row>
        <table:table-row table:style-name="ro1">
          <table:table-cell office:value-type="float" office:value="2696" calcext:value-type="float">
            <text:p>2696</text:p>
          </table:table-cell>
          <table:table-cell office:value-type="string" calcext:value-type="string">
            <text:p>Join the NASCAR team! See our latest #Marketing #job opening here: https://t.co/AshEUQrRaS #Charlotte, NC #Hiring</text:p>
          </table:table-cell>
        </table:table-row>
        <table:table-row table:style-name="ro1">
          <table:table-cell office:value-type="float" office:value="2697" calcext:value-type="float">
            <text:p>2697</text:p>
          </table:table-cell>
          <table:table-cell office:value-type="string" calcext:value-type="string">
            <text:p>Darkness our land place evening good called form of there appear above heaven. Darkness forth.</text:p>
          </table:table-cell>
        </table:table-row>
        <table:table-row table:style-name="ro1">
          <table:table-cell office:value-type="float" office:value="2698" calcext:value-type="float">
            <text:p>2698</text:p>
          </table:table-cell>
          <table:table-cell office:value-type="string" calcext:value-type="string">
            <text:p>Want to work in #Wayne, PA? View our latest opening: https://t.co/TYNjnhsCDM #HR #jobhunt #Hiring</text:p>
          </table:table-cell>
        </table:table-row>
        <table:table-row table:style-name="ro1">
          <table:table-cell office:value-type="float" office:value="2699" calcext:value-type="float">
            <text:p>2699</text:p>
          </table:table-cell>
          <table:table-cell office:value-type="string" calcext:value-type="string">
            <text:p>I'm thankful that I was able to take part in Relay for Life 2016 💜 @… https://t.co/yKL1PHa5hM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string" calcext:value-type="string">
            <text:p>:|:Outro ✌🏾️ (@ Baltimore / Washington International Thurgood Marshall Airport (BWI) in Baltimore, MD) https://t.co/QqYUomLkkY</text:p>
          </table:table-cell>
        </table:table-row>
        <table:table-row table:style-name="ro1">
          <table:table-cell office:value-type="float" office:value="2701" calcext:value-type="float">
            <text:p>2701</text:p>
          </table:table-cell>
          <table:table-cell office:value-type="string" calcext:value-type="string">
            <text:p>Great kick off last night to #ZealWKND @wesdunn shared a powerful word! ””Jesus paid the highest… https://t.co/pKWBVCvc9S”\nOnfg Jesus I'm in love wtf @ Empire Polo https://t.co/dkAgBWJYdP\nWe're #hiring! Read about our latest #job opening here: Operations Manager - https://t.co/jO90JvQ8xW #Pittsburgh, PA #Retail\nMercy #Nursing #Job: Clinical Nurse (#DesPeres, MO) https://t.co/TWRETOUV3m #Jobs #Hiring https://t.co/BQTmWC0NPt\nSunrise in Ocean City Maryland April 16, 2016. Today's Sunrise brings 'Being joyful!' William… https://t.co/u7nZVmhJDP\n#Steelers https://t.co/LYVFBO5QrP 2016 Draft Prospects - RB https://t.co/ErQsqXqKbq #SteeltownUsa https://t.co/z3f1lif58f\n”Good Morning World\nSaturday : April 16\nHeading To Home Flushing But Near To Shea Stadium Sunrise… https://t.co/SCFGSTn58w</text:p>
          </table:table-cell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string" calcext:value-type="string">
            <text:p>4/16/16 - 6:25am\nAnother sunrise photo from my yard along the Cat.River in Kingston Ontario… https://t.co/IcpJXQJfXx</text:p>
          </table:table-cell>
        </table:table-row>
        <table:table-row table:style-name="ro1">
          <table:table-cell office:value-type="float" office:value="2703" calcext:value-type="float">
            <text:p>2703</text:p>
          </table:table-cell>
          <table:table-cell office:value-type="string" calcext:value-type="string">
            <text:p>Mia de mi. @ Annapolis, Maryland https://t.co/H0SbiSTFwQ</text:p>
          </table:table-cell>
        </table:table-row>
        <table:table-row table:style-name="ro1">
          <table:table-cell office:value-type="float" office:value="2704" calcext:value-type="float">
            <text:p>2704</text:p>
          </table:table-cell>
          <table:table-cell office:value-type="string" calcext:value-type="string">
            <text:p>Day 1 @ Coachella https://t.co/t4KM8FlPM4</text:p>
          </table:table-cell>
        </table:table-row>
        <table:table-row table:style-name="ro1">
          <table:table-cell office:value-type="float" office:value="2705" calcext:value-type="float">
            <text:p>2705</text:p>
          </table:table-cell>
          <table:table-cell office:value-type="string" calcext:value-type="string">
            <text:p>Want to work at The Vitamin Shoppe? We're #hiring in #Okemos, MI! Click for details: https://t.co/7kXerE9Krb #Retail #Job #Jobs</text:p>
          </table:table-cell>
        </table:table-row>
        <table:table-row table:style-name="ro1">
          <table:table-cell office:value-type="float" office:value="2706" calcext:value-type="float">
            <text:p>2706</text:p>
          </table:table-cell>
          <table:table-cell office:value-type="string" calcext:value-type="string">
            <text:p>Interested in a #IT #job near #SantaRosa, CA? This could be a great fit: https://t.co/XqQJKgfhYQ #Hiring</text:p>
          </table:table-cell>
        </table:table-row>
        <table:table-row table:style-name="ro1">
          <table:table-cell office:value-type="float" office:value="2707" calcext:value-type="float">
            <text:p>2707</text:p>
          </table:table-cell>
          <table:table-cell office:value-type="string" calcext:value-type="string">
            <text:p>Join the Winn Dixie team! See our latest #Retail #job opening here: https://t.co/DZT2ygg5p7 #EUSTIS, FL #Hiring</text:p>
          </table:table-cell>
        </table:table-row>
        <table:table-row table:style-name="ro1">
          <table:table-cell office:value-type="float" office:value="2708" calcext:value-type="float">
            <text:p>2708</text:p>
          </table:table-cell>
          <table:table-cell office:value-type="string" calcext:value-type="string">
            <text:p>It's a beautiful morning to run a marathon. @irvingmarathon Stop by and see us. @ Irving… https://t.co/uDzuT50wad</text:p>
          </table:table-cell>
        </table:table-row>
        <table:table-row table:style-name="ro1">
          <table:table-cell office:value-type="float" office:value="2709" calcext:value-type="float">
            <text:p>2709</text:p>
          </table:table-cell>
          <table:table-cell office:value-type="string" calcext:value-type="string">
            <text:p>As tired as I was I had to go show my nena Happy Birthday Love💜💞💋😝👍🏼🙌🏼👏🏼 #PanPot #HouseHeads… https://t.co/ppPRUxPsgh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string" calcext:value-type="string">
            <text:p>Condos becoming a popular option for multigenerational families https://t.co/nqlmtB64Ha</text:p>
          </table:table-cell>
        </table:table-row>
        <table:table-row table:style-name="ro1">
          <table:table-cell office:value-type="float" office:value="2711" calcext:value-type="float">
            <text:p>2711</text:p>
          </table:table-cell>
          <table:table-cell office:value-type="string" calcext:value-type="string">
            <text:p>Text-to-911 service available in western Wayne County https://t.co/s5I1cHYFAK</text:p>
          </table:table-cell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string" calcext:value-type="string">
            <text:p>We're #hiring! Read about our latest #job opening here: Registered Nurse (RN) /... - https://t.co/cJ3te4n7Kc https://t.co/jOWMddCEz3</text:p>
          </table:table-cell>
        </table:table-row>
        <table:table-row table:style-name="ro1">
          <table:table-cell office:value-type="float" office:value="2713" calcext:value-type="float">
            <text:p>2713</text:p>
          </table:table-cell>
          <table:table-cell office:value-type="string" calcext:value-type="string">
            <text:p>Good morning... #sunrise #sunrise_of_nj #sharkriver #sharkriverhills #neptune #nj #newjersey… https://t.co/0613EpedYy</text:p>
          </table:table-cell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Viral video reignites corporal punishment school debate https://t.co/CsCJBchLjs</text:p>
          </table:table-cell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string" calcext:value-type="string">
            <text:p>Pope meets migrants on Greek island of Lesbos https://t.co/ZsGd7mKUn3</text:p>
          </table:table-cell>
        </table:table-row>
        <table:table-row table:style-name="ro1">
          <table:table-cell office:value-type="float" office:value="2716" calcext:value-type="float">
            <text:p>2716</text:p>
          </table:table-cell>
          <table:table-cell office:value-type="string" calcext:value-type="string">
            <text:p>WX at 0630: Temp. 3.2 C Hum. 48% Wind 3.6 km/h WNW/Gust 5.4 km/h Baro. 1030.0 mb Rising slowly Rain today 0.0 mm</text:p>
          </table:table-cell>
        </table:table-row>
        <table:table-row table:style-name="ro1">
          <table:table-cell office:value-type="float" office:value="2717" calcext:value-type="float">
            <text:p>2717</text:p>
          </table:table-cell>
          <table:table-cell office:value-type="string" calcext:value-type="string">
            <text:p>CSN's Monte Poole on the Warriors' 73 achievement, Joe Lacob's comments, the move into ... https://t.co/rNO0G67Rlr</text:p>
          </table:table-cell>
        </table:table-row>
        <table:table-row table:style-name="ro1">
          <table:table-cell office:value-type="float" office:value="2718" calcext:value-type="float">
            <text:p>2718</text:p>
          </table:table-cell>
          <table:table-cell office:value-type="string" calcext:value-type="string">
            <text:p>The 13HealthExpo is next weekend! Free health screenings, fitness classes, cooking demos! https://t.co/VbcJ5gKq6T</text:p>
          </table:table-cell>
        </table:table-row>
        <table:table-row table:style-name="ro1">
          <table:table-cell office:value-type="float" office:value="2719" calcext:value-type="float">
            <text:p>2719</text:p>
          </table:table-cell>
          <table:table-cell office:value-type="string" calcext:value-type="string">
            <text:p>#Clerical #Job alert: Office Assistant | Helzberg Diamonds | #GardenCity, NY https://t.co/miLSnoa1wc #Jobs #Hiring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string" calcext:value-type="string">
            <text:p>Redwood City Restaurant Week, April 21-27 https://t.co/DGGfUDew4T</text:p>
          </table:table-cell>
        </table:table-row>
        <table:table-row table:style-name="ro1">
          <table:table-cell office:value-type="float" office:value="2721" calcext:value-type="float">
            <text:p>2721</text:p>
          </table:table-cell>
          <table:table-cell office:value-type="string" calcext:value-type="string">
            <text:p>Pope meets migrants on Greek island of Lesbos https://t.co/2vFdHUvLyp</text:p>
          </table:table-cell>
        </table:table-row>
        <table:table-row table:style-name="ro1">
          <table:table-cell office:value-type="float" office:value="2722" calcext:value-type="float">
            <text:p>2722</text:p>
          </table:table-cell>
          <table:table-cell office:value-type="string" calcext:value-type="string">
            <text:p>After public outcry, AMC will not allowing texting in theaters https://t.co/0mnzvTKahk</text:p>
          </table:table-cell>
        </table:table-row>
        <table:table-row table:style-name="ro1">
          <table:table-cell office:value-type="float" office:value="2723" calcext:value-type="float">
            <text:p>2723</text:p>
          </table:table-cell>
          <table:table-cell office:value-type="string" calcext:value-type="string">
            <text:p>Third suspect arrested in shooting, charged with murder KSATnews https://t.co/74Ifg3WIZH</text:p>
          </table:table-cell>
        </table:table-row>
        <table:table-row table:style-name="ro1">
          <table:table-cell office:value-type="float" office:value="2724" calcext:value-type="float">
            <text:p>2724</text:p>
          </table:table-cell>
          <table:table-cell office:value-type="string" calcext:value-type="string">
            <text:p>Wind 2.4 mph E. Barometer 29.828 in, Falling slowly. Temperature 64.9 °F. Rain today 0.00in. Humidity 95%</text:p>
          </table:table-cell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string" calcext:value-type="string">
            <text:p>Kneeling Hitler sculpture could fetch over $10M at auction https://t.co/l0KAW0F7lO</text:p>
          </table:table-cell>
        </table:table-row>
        <table:table-row table:style-name="ro1">
          <table:table-cell office:value-type="float" office:value="2726" calcext:value-type="float">
            <text:p>2726</text:p>
          </table:table-cell>
          <table:table-cell office:value-type="string" calcext:value-type="string">
            <text:p>Temp: 38.9°F - Dew Point: 35.6° - Wind: W @ 0.4 mph - Gust: 1.3 - Rain Today: 0.00in. - Pressure: 30.25in, - Trend: Rising slowly</text:p>
          </table:table-cell>
        </table:table-row>
        <table:table-row table:style-name="ro1">
          <table:table-cell office:value-type="float" office:value="2727" calcext:value-type="float">
            <text:p>2727</text:p>
          </table:table-cell>
          <table:table-cell office:value-type="string" calcext:value-type="string">
            <text:p>3127 West Jarvis Avenue https://t.co/eQeFPFbw7P</text:p>
          </table:table-cell>
        </table:table-row>
        <table:table-row table:style-name="ro1">
          <table:table-cell office:value-type="float" office:value="2728" calcext:value-type="float">
            <text:p>2728</text:p>
          </table:table-cell>
          <table:table-cell office:value-type="string" calcext:value-type="string">
            <text:p>Wind 0.0 mph ---. Barometer 30.116 in, Falling. Temperature 43.0 °F. Rain today 0.00 in. Humidity 58%</text:p>
          </table:table-cell>
        </table:table-row>
        <table:table-row table:style-name="ro1">
          <table:table-cell office:value-type="float" office:value="2729" calcext:value-type="float">
            <text:p>2729</text:p>
          </table:table-cell>
          <table:table-cell office:value-type="string" calcext:value-type="string">
            <text:p>Howell, NJ | Wind 0.0 mph ---. Baro 30.434 in, Rising. Temp 31.4F. Rain today 0.00 in. Humidity 94% | https://t.co/jrBhN6rgAc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string" calcext:value-type="string">
            <text:p>https://t.co/xvlqyv7hew</text:p>
          </table:table-cell>
        </table:table-row>
        <table:table-row table:style-name="ro1">
          <table:table-cell office:value-type="float" office:value="2731" calcext:value-type="float">
            <text:p>2731</text:p>
          </table:table-cell>
          <table:table-cell office:value-type="string" calcext:value-type="string">
            <text:p>Medical (Unconscious) - Shuter St b/w Ontario St / Milan St, Toronto (2 Trucks)</text:p>
          </table:table-cell>
        </table:table-row>
        <table:table-row table:style-name="ro1">
          <table:table-cell office:value-type="float" office:value="2732" calcext:value-type="float">
            <text:p>2732</text:p>
          </table:table-cell>
          <table:table-cell office:value-type="string" calcext:value-type="string">
            <text:p>Medical (Unconscious) - Shuter St b/w Ontario St / Milan St, Toronto (2 Trucks)</text:p>
          </table:table-cell>
        </table:table-row>
        <table:table-row table:style-name="ro1">
          <table:table-cell office:value-type="float" office:value="2733" calcext:value-type="float">
            <text:p>2733</text:p>
          </table:table-cell>
          <table:table-cell office:value-type="string" calcext:value-type="string">
            <text:p>Medical (Unconscious) - Eglinton Avenue b/w Yonge St / Cowbell Lane, Toronto (2 Trucks)</text:p>
          </table:table-cell>
        </table:table-row>
        <table:table-row table:style-name="ro1">
          <table:table-cell office:value-type="float" office:value="2734" calcext:value-type="float">
            <text:p>2734</text:p>
          </table:table-cell>
          <table:table-cell office:value-type="string" calcext:value-type="string">
            <text:p>Medical (Unconscious) - Eglinton Avenue b/w Yonge St / Cowbell Lane, Toronto (2 Trucks)</text:p>
          </table:table-cell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string" calcext:value-type="string">
            <text:p>06:30:01 |Temp: 53.1ºF |Dew Point 49.9ºF | Rain today: 0.12 inches | Wind: 0.0 mph from the NE, Gusting to 1.0</text:p>
          </table:table-cell>
        </table:table-row>
        <table:table-row table:style-name="ro1">
          <table:table-cell office:value-type="float" office:value="2736" calcext:value-type="float">
            <text:p>2736</text:p>
          </table:table-cell>
          <table:table-cell office:value-type="string" calcext:value-type="string">
            <text:p>64.1F (Feels: 64.1F) - Humidity: 97% - Wind: 6.9mph E - Gust: 6.9mph - Pressure: 1007.9mb #weather https://t.co/75yzNJjEvP</text:p>
          </table:table-cell>
        </table:table-row>
        <table:table-row table:style-name="ro1">
          <table:table-cell office:value-type="float" office:value="2737" calcext:value-type="float">
            <text:p>2737</text:p>
          </table:table-cell>
          <table:table-cell office:value-type="string" calcext:value-type="string">
            <text:p>Temp: 60.2°F Wind:1.2mph Pressure: 30.069hpa Steady Rain Today 0.00in.</text:p>
          </table:table-cell>
        </table:table-row>
        <table:table-row table:style-name="ro1">
          <table:table-cell office:value-type="float" office:value="2738" calcext:value-type="float">
            <text:p>2738</text:p>
          </table:table-cell>
          <table:table-cell office:value-type="string" calcext:value-type="string">
            <text:p>@ebbtideapp Tide in Philadelphia, Pennsylvania 04/16/2016\nHigh 10:08am <text:s/>6.5\n Low <text:s/>5:00pm <text:s/>0.3\nHigh 10:42pm <text:s/>6.5\n Low <text:s/>5:18am <text:s/>0.5</text:p>
          </table:table-cell>
        </table:table-row>
        <table:table-row table:style-name="ro1">
          <table:table-cell office:value-type="float" office:value="2739" calcext:value-type="float">
            <text:p>2739</text:p>
          </table:table-cell>
          <table:table-cell office:value-type="string" calcext:value-type="string">
            <text:p>Good luck everyone @ Drum Point, Lusby. MD https://t.co/0hAmLz3ejJ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string" calcext:value-type="string">
            <text:p>#Trump in 2016 Temp:50.4°F Wind:0.0mph Pressure: 30.27hpa Rising Rain Today 0.00in. <text:s/>Forecast: Settled fine</text:p>
          </table:table-cell>
        </table:table-row>
        <table:table-row table:style-name="ro1">
          <table:table-cell office:value-type="float" office:value="2741" calcext:value-type="float">
            <text:p>2741</text:p>
          </table:table-cell>
          <table:table-cell office:value-type="string" calcext:value-type="string">
            <text:p>Wind 0.6 mph NW. Barometer 29.972 in, Steady. Temperature 61.3 °F. Rain today 0.00 in. Humidity 95%</text:p>
          </table:table-cell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string" calcext:value-type="string">
            <text:p>Ending the night with electronic lighters at 5 Towers Universal Studios Hollywood. Dj RapMarz… https://t.co/20wOSQ1Y2o</text:p>
          </table:table-cell>
        </table:table-row>
        <table:table-row table:style-name="ro1">
          <table:table-cell office:value-type="float" office:value="2743" calcext:value-type="float">
            <text:p>2743</text:p>
          </table:table-cell>
          <table:table-cell office:value-type="string" calcext:value-type="string">
            <text:p>Temp: 35.1F <text:s/>W C: 35.1F <text:s/>Wind:--- at 0.0kts Baro: 1035.9mb and Rising slowly Rain today: 0.00in R H: 99% <text:s/>#wvwx</text:p>
          </table:table-cell>
        </table:table-row>
        <table:table-row table:style-name="ro1">
          <table:table-cell office:value-type="float" office:value="2744" calcext:value-type="float">
            <text:p>2744</text:p>
          </table:table-cell>
          <table:table-cell office:value-type="string" calcext:value-type="string">
            <text:p>https://t.co/1KC4a7wTkn https://t.co/TgTheEj0BS</text:p>
          </table:table-cell>
        </table:table-row>
        <table:table-row table:style-name="ro1">
          <table:table-cell office:value-type="float" office:value="2745" calcext:value-type="float">
            <text:p>2745</text:p>
          </table:table-cell>
          <table:table-cell office:value-type="string" calcext:value-type="string">
            <text:p>Love the signage. ✂️💈\n#barber #barbershop #chopshop <text:s/>#sign #melrose… https://t.co/n6O14BEHD2</text:p>
          </table:table-cell>
        </table:table-row>
        <table:table-row table:style-name="ro1">
          <table:table-cell office:value-type="float" office:value="2746" calcext:value-type="float">
            <text:p>2746</text:p>
          </table:table-cell>
          <table:table-cell office:value-type="string" calcext:value-type="string">
            <text:p>Pretty Girls Do Pretty Sh*t. Long sleeve and tees .. are Available <text:s/>Tees $15 long Sleeve $22… https://t.co/Qz7t77y5mI</text:p>
          </table:table-cell>
        </table:table-row>
        <table:table-row table:style-name="ro1">
          <table:table-cell office:value-type="float" office:value="2747" calcext:value-type="float">
            <text:p>2747</text:p>
          </table:table-cell>
          <table:table-cell office:value-type="string" calcext:value-type="string">
            <text:p>Interested in a #Nursing #job near #Joliet, IL? This could be a great fit: https://t.co/IL7mNUOF7r #ICU #RN #Hiring https://t.co/lyx1eYycqu</text:p>
          </table:table-cell>
        </table:table-row>
        <table:table-row table:style-name="ro1">
          <table:table-cell office:value-type="float" office:value="2748" calcext:value-type="float">
            <text:p>2748</text:p>
          </table:table-cell>
          <table:table-cell office:value-type="string" calcext:value-type="string">
            <text:p>See our latest #Arlington, VA #job and click to apply: Concierge - https://t.co/G054nZpW1b #nowhiring #Hiring https://t.co/NWd3dR0ECR</text:p>
          </table:table-cell>
        </table:table-row>
        <table:table-row table:style-name="ro1">
          <table:table-cell office:value-type="float" office:value="2749" calcext:value-type="float">
            <text:p>2749</text:p>
          </table:table-cell>
          <table:table-cell office:value-type="string" calcext:value-type="string">
            <text:p>Jangan pernah mengeluh atas kekuranganmu, karena, kekurangan… https://t.co/nSum9jm2IN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string" calcext:value-type="string">
            <text:p>I'm at Colonia Roma Sur - @laromadf in Cuauhtémoc, DF https://t.co/N4bJei9PxX</text:p>
          </table:table-cell>
        </table:table-row>
        <table:table-row table:style-name="ro1">
          <table:table-cell office:value-type="float" office:value="2751" calcext:value-type="float">
            <text:p>2751</text:p>
          </table:table-cell>
          <table:table-cell office:value-type="string" calcext:value-type="string">
            <text:p>#Oakville 06:30\nNNE9.3kts G18.9kts\n1029.61hPa Rising slowly\n7.6C Rising\nDP0.1C RH59%\nhttps://t.co/cG0w2x8A3B</text:p>
          </table:table-cell>
        </table:table-row>
        <table:table-row table:style-name="ro1">
          <table:table-cell office:value-type="float" office:value="2752" calcext:value-type="float">
            <text:p>2752</text:p>
          </table:table-cell>
          <table:table-cell office:value-type="string" calcext:value-type="string">
            <text:p>https://t.co/mnCXanf0An</text:p>
          </table:table-cell>
        </table:table-row>
        <table:table-row table:style-name="ro1">
          <table:table-cell office:value-type="float" office:value="2753" calcext:value-type="float">
            <text:p>2753</text:p>
          </table:table-cell>
          <table:table-cell office:value-type="string" calcext:value-type="string">
            <text:p>We're #hiring! Click to apply: Quality Assurance Team Lead - https://t.co/30l2w5gcew #Banking #Newark, NJ #Job https://t.co/MolJ59X2AO</text:p>
          </table:table-cell>
        </table:table-row>
        <table:table-row table:style-name="ro1">
          <table:table-cell office:value-type="float" office:value="2754" calcext:value-type="float">
            <text:p>2754</text:p>
          </table:table-cell>
          <table:table-cell office:value-type="string" calcext:value-type="string">
            <text:p>I'm at @IHOP in North Canton, OH https://t.co/eLCmiXTPgG</text:p>
          </table:table-cell>
        </table:table-row>
        <table:table-row table:style-name="ro1">
          <table:table-cell office:value-type="float" office:value="2755" calcext:value-type="float">
            <text:p>2755</text:p>
          </table:table-cell>
          <table:table-cell office:value-type="string" calcext:value-type="string">
            <text:p>Oh James Murphy I love you so! :D #latergram #coachella2016 #coachella #lcdsoundsystem @ Empire… https://t.co/cz4o8OFYPb</text:p>
          </table:table-cell>
        </table:table-row>
        <table:table-row table:style-name="ro2">
          <table:table-cell office:value-type="float" office:value="2756" calcext:value-type="float">
            <text:p>2756</text:p>
          </table:table-cell>
          <table:table-cell office:value-type="string" calcext:value-type="string">
            <text:p>Ran into Tablo ☝🏾️언제 #AOMG #highground @ Los Angeles, California https://t.co/IQ5QGNxAyg</text:p>
          </table:table-cell>
        </table:table-row>
        <table:table-row table:style-name="ro1">
          <table:table-cell office:value-type="float" office:value="2757" calcext:value-type="float">
            <text:p>2757</text:p>
          </table:table-cell>
          <table:table-cell office:value-type="string" calcext:value-type="string">
            <text:p>Construction on #CLine Both directions from 145th Street Station to 168th Street-Washington Hts Station https://t.co/WgGdkZyd5g</text:p>
          </table:table-cell>
        </table:table-row>
        <table:table-row table:style-name="ro1">
          <table:table-cell office:value-type="float" office:value="2758" calcext:value-type="float">
            <text:p>2758</text:p>
          </table:table-cell>
          <table:table-cell office:value-type="string" calcext:value-type="string">
            <text:p>Construction on #CLine Both directions from 145th Street Station to 168th Street-Washington Hts Station https://t.co/JXXvZ807QY</text:p>
          </table:table-cell>
        </table:table-row>
        <table:table-row table:style-name="ro1">
          <table:table-cell office:value-type="float" office:value="2759" calcext:value-type="float">
            <text:p>2759</text:p>
          </table:table-cell>
          <table:table-cell office:value-type="string" calcext:value-type="string">
            <text:p>#Plymouth red-bellied cooters at the #BristolAggieNRM #conservation #aquaculture facility. <text:s/>You… https://t.co/VQcOMfcngQ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string" calcext:value-type="string">
            <text:p>I'm at Plaza Garibaldi in Cuauhtémoc, DF https://t.co/X0jSKkxN4Q</text:p>
          </table:table-cell>
        </table:table-row>
        <table:table-row table:style-name="ro1">
          <table:table-cell office:value-type="float" office:value="2761" calcext:value-type="float">
            <text:p>2761</text:p>
          </table:table-cell>
          <table:table-cell office:value-type="string" calcext:value-type="string">
            <text:p>#Rhyming #Brainstorming #Lyrics (@ Hyperlister in Oshawa, Ontario) https://t.co/uLGe4uWJRa</text:p>
          </table:table-cell>
        </table:table-row>
        <table:table-row table:style-name="ro1">
          <table:table-cell office:value-type="float" office:value="2762" calcext:value-type="float">
            <text:p>2762</text:p>
          </table:table-cell>
          <table:table-cell office:value-type="string" calcext:value-type="string">
            <text:p>https://t.co/1SvkNI1grK</text:p>
          </table:table-cell>
        </table:table-row>
        <table:table-row table:style-name="ro1">
          <table:table-cell office:value-type="float" office:value="2763" calcext:value-type="float">
            <text:p>2763</text:p>
          </table:table-cell>
          <table:table-cell office:value-type="string" calcext:value-type="string">
            <text:p>New sewer system in works for coastal subdivision residents https://t.co/RL4xCsFQWn</text:p>
          </table:table-cell>
        </table:table-row>
        <table:table-row table:style-name="ro1">
          <table:table-cell office:value-type="float" office:value="2764" calcext:value-type="float">
            <text:p>2764</text:p>
          </table:table-cell>
          <table:table-cell office:value-type="string" calcext:value-type="string">
            <text:p>America understands itself as God's handiwork, but the black body is the clearest evidence that America is the work of men. Ta-Nehisi Coates</text:p>
          </table:table-cell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string" calcext:value-type="string">
            <text:p>These last 9 days of travel from #Miami to the #Bahamas to #NOLA- I have solidified new… https://t.co/jiyQQF8qik</text:p>
          </table:table-cell>
        </table:table-row>
        <table:table-row table:style-name="ro1">
          <table:table-cell office:value-type="float" office:value="2766" calcext:value-type="float">
            <text:p>2766</text:p>
          </table:table-cell>
          <table:table-cell office:value-type="string" calcext:value-type="string">
            <text:p>Want to work at CVS Health? We're #hiring in #MARION, SC! Click for details: https://t.co/9ub9FGTuAV #Healthcare #Job #Jobs</text:p>
          </table:table-cell>
        </table:table-row>
        <table:table-row table:style-name="ro1">
          <table:table-cell office:value-type="float" office:value="2767" calcext:value-type="float">
            <text:p>2767</text:p>
          </table:table-cell>
          <table:table-cell office:value-type="string" calcext:value-type="string">
            <text:p>#Hospitality #Job alert: Starbucks Barista 8.50/HR | HMSHost | #Memphis, TN https://t.co/1FN2j4xBFT #restaurantlife #Jobs #Hiring</text:p>
          </table:table-cell>
        </table:table-row>
        <table:table-row table:style-name="ro1">
          <table:table-cell office:value-type="float" office:value="2768" calcext:value-type="float">
            <text:p>2768</text:p>
          </table:table-cell>
          <table:table-cell office:value-type="string" calcext:value-type="string">
            <text:p>That playoff flow...\n#Dubs @ Golden State Warriors Headquarters https://t.co/CvEfJgZLal</text:p>
          </table:table-cell>
        </table:table-row>
        <table:table-row table:style-name="ro1">
          <table:table-cell office:value-type="float" office:value="2769" calcext:value-type="float">
            <text:p>2769</text:p>
          </table:table-cell>
          <table:table-cell office:value-type="string" calcext:value-type="string">
            <text:p>Drag Night at Play Louisville @ Play Louisville https://t.co/HbwPFKQRmY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string" calcext:value-type="string">
            <text:p>https://t.co/MTVEI5ZVam Skiing Into A Lake</text:p>
          </table:table-cell>
        </table:table-row>
        <table:table-row table:style-name="ro1">
          <table:table-cell office:value-type="float" office:value="2771" calcext:value-type="float">
            <text:p>2771</text:p>
          </table:table-cell>
          <table:table-cell office:value-type="string" calcext:value-type="string">
            <text:p>See our latest #Salem, VA #job and click to apply: CVOR RN needed ASAP - https://t.co/jp10mGYi2g #Healthcare https://t.co/GqIlt1Or2P</text:p>
          </table:table-cell>
        </table:table-row>
        <table:table-row table:style-name="ro1">
          <table:table-cell office:value-type="float" office:value="2772" calcext:value-type="float">
            <text:p>2772</text:p>
          </table:table-cell>
          <table:table-cell office:value-type="string" calcext:value-type="string">
            <text:p>cashew_catchoo I dreamed I was wearing a fur coat. I woke up to this. 😂 @ A Little Pet Inn https://t.co/IrDPZZVvtv</text:p>
          </table:table-cell>
        </table:table-row>
        <table:table-row table:style-name="ro1">
          <table:table-cell office:value-type="float" office:value="2773" calcext:value-type="float">
            <text:p>2773</text:p>
          </table:table-cell>
          <table:table-cell office:value-type="string" calcext:value-type="string">
            <text:p>Без названия https://t.co/OttLhnCwMy</text:p>
          </table:table-cell>
        </table:table-row>
        <table:table-row table:style-name="ro1">
          <table:table-cell office:value-type="float" office:value="2774" calcext:value-type="float">
            <text:p>2774</text:p>
          </table:table-cell>
          <table:table-cell office:value-type="string" calcext:value-type="string">
            <text:p>Guru kencing berdiri, murid kencing berlari. Sayangnya di foto ini kita nggak lagi kencing. Ah… https://t.co/h2EcGc2Xa7</text:p>
          </table:table-cell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string" calcext:value-type="string">
            <text:p>•\nGBYouth HONDURAS INFO MEETING\n\nDate: Sunday April 17\nTime: Following AM Worship\nLocation:… https://t.co/4EH9TQaUb3</text:p>
          </table:table-cell>
        </table:table-row>
        <table:table-row table:style-name="ro1">
          <table:table-cell office:value-type="float" office:value="2776" calcext:value-type="float">
            <text:p>2776</text:p>
          </table:table-cell>
          <table:table-cell office:value-type="string" calcext:value-type="string">
            <text:p>IHUSTLE CLOTHING COMPANY HAS BEEN NOMINATED FOR THE CLOTHING LINE OF THE AWARD 2016... GO VOTE OR… https://t.co/CF42I20GAq</text:p>
          </table:table-cell>
        </table:table-row>
        <table:table-row table:style-name="ro1">
          <table:table-cell office:value-type="float" office:value="2777" calcext:value-type="float">
            <text:p>2777</text:p>
          </table:table-cell>
          <table:table-cell office:value-type="string" calcext:value-type="string">
            <text:p>Good morning y'all (@ Palmetto Health Baptist POB in Columbia, SC) https://t.co/OToPuOJWTY</text:p>
          </table:table-cell>
        </table:table-row>
        <table:table-row table:style-name="ro1">
          <table:table-cell office:value-type="float" office:value="2778" calcext:value-type="float">
            <text:p>2778</text:p>
          </table:table-cell>
          <table:table-cell office:value-type="string" calcext:value-type="string">
            <text:p>Can you recommend anyone for this #job? Licensed Practical Nurse | LPN | GERI (Per Diem) - https://t.co/W6mcray01Y https://t.co/gFY90sBwnP</text:p>
          </table:table-cell>
        </table:table-row>
        <table:table-row table:style-name="ro1">
          <table:table-cell office:value-type="float" office:value="2779" calcext:value-type="float">
            <text:p>2779</text:p>
          </table:table-cell>
          <table:table-cell office:value-type="string" calcext:value-type="string">
            <text:p>Sophie's Choice Home #brooklyn #movies #nyc #film #homes #periscope @ Ditmas Park, Brooklyn https://t.co/CKWGKXhSDO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string" calcext:value-type="string">
            <text:p>Amazon might buy an airport in Germany\n\nhttps://t.co/LtyjgY78ku</text:p>
          </table:table-cell>
        </table:table-row>
        <table:table-row table:style-name="ro1">
          <table:table-cell office:value-type="float" office:value="2781" calcext:value-type="float">
            <text:p>2781</text:p>
          </table:table-cell>
          <table:table-cell office:value-type="string" calcext:value-type="string">
            <text:p>😴😴 (@ Meridian Place in Northridge, CA) https://t.co/SSZHwCyt22</text:p>
          </table:table-cell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string" calcext:value-type="string">
            <text:p>House by the Rocks - Coastal Adventures @ Point Reyes Lighthouse https://t.co/noJef0gQz3</text:p>
          </table:table-cell>
        </table:table-row>
        <table:table-row table:style-name="ro1">
          <table:table-cell office:value-type="float" office:value="2783" calcext:value-type="float">
            <text:p>2783</text:p>
          </table:table-cell>
          <table:table-cell office:value-type="string" calcext:value-type="string">
            <text:p>&amp;lt;Hrung&amp;gt; yeah, i was going to go to bed like 20 mins ago, but i'm a horrible procrastinator\n&amp;lt;Hrung&amp;gt; too lazy to go to bed..</text:p>
          </table:table-cell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string" calcext:value-type="string">
            <text:p>Awww a raider and jawa. #kesselchallenge #starwars10k @ Disney's Hollywood Studios https://t.co/uwSJDKK8TB</text:p>
          </table:table-cell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string" calcext:value-type="string">
            <text:p>TONIGHT!!! Saturday, April 16th / 7-10pm// 3rd annual contemporary art exhibit hosted by… https://t.co/vqqrtTp9EH</text:p>
          </table:table-cell>
        </table:table-row>
        <table:table-row table:style-name="ro1">
          <table:table-cell office:value-type="float" office:value="2786" calcext:value-type="float">
            <text:p>2786</text:p>
          </table:table-cell>
          <table:table-cell office:value-type="string" calcext:value-type="string">
            <text:p>good morning @ Citi Field https://t.co/AyIvrzyhSC</text:p>
          </table:table-cell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string" calcext:value-type="string">
            <text:p>If you're a #Retail professional in #OCALA, FL, check out this #job: https://t.co/kgJg3ed3pW #Hiring</text:p>
          </table:table-cell>
        </table:table-row>
        <table:table-row table:style-name="ro1">
          <table:table-cell office:value-type="float" office:value="2788" calcext:value-type="float">
            <text:p>2788</text:p>
          </table:table-cell>
          <table:table-cell office:value-type="string" calcext:value-type="string">
            <text:p>Spring Yoga - Coastal Adventures @ Big Sur, California https://t.co/VbPclC1jYJ</text:p>
          </table:table-cell>
        </table:table-row>
        <table:table-row table:style-name="ro1">
          <table:table-cell office:value-type="float" office:value="2789" calcext:value-type="float">
            <text:p>2789</text:p>
          </table:table-cell>
          <table:table-cell office:value-type="string" calcext:value-type="string">
            <text:p>#WIP @ Green Hill Zone https://t.co/BBu3yj4vjx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string" calcext:value-type="string">
            <text:p>I'm at семья in México D.F. https://t.co/2ZRLgygBsy</text:p>
          </table:table-cell>
        </table:table-row>
        <table:table-row table:style-name="ro1">
          <table:table-cell office:value-type="float" office:value="2791" calcext:value-type="float">
            <text:p>2791</text:p>
          </table:table-cell>
          <table:table-cell office:value-type="string" calcext:value-type="string">
            <text:p>https://t.co/7SVbyzPYTA</text:p>
          </table:table-cell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string" calcext:value-type="string">
            <text:p>Rise and shine! <text:s/>#film #video #cinema #filmmaking #videoproduction #editing #videoediting… https://t.co/7zfgEcxni7</text:p>
          </table:table-cell>
        </table:table-row>
        <table:table-row table:style-name="ro1">
          <table:table-cell office:value-type="float" office:value="2793" calcext:value-type="float">
            <text:p>2793</text:p>
          </table:table-cell>
          <table:table-cell office:value-type="string" calcext:value-type="string">
            <text:p>Make it special and give it all you've got. #letsgetreal #letsgetlocal #readmylipstick💄 @… https://t.co/FOfQeCERWN</text:p>
          </table:table-cell>
        </table:table-row>
        <table:table-row table:style-name="ro1">
          <table:table-cell office:value-type="float" office:value="2794" calcext:value-type="float">
            <text:p>2794</text:p>
          </table:table-cell>
          <table:table-cell office:value-type="string" calcext:value-type="string">
            <text:p>strong winds across much of southwestern california through noon today...than once again tonight into sunday mor... https://t.co/FS7nvoUAWg</text:p>
          </table:table-cell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string" calcext:value-type="string">
            <text:p>Dropping into #SBW16 like @ Strange Brew Coffeehouse https://t.co/Bv2z2JrGJ7</text:p>
          </table:table-cell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string" calcext:value-type="string">
            <text:p>Want to work at CVS Health? We're #hiring in #OysterBay, NY! Click for details: https://t.co/ST847s3C6x #Healthcare #Job #Jobs</text:p>
          </table:table-cell>
        </table:table-row>
        <table:table-row table:style-name="ro1">
          <table:table-cell office:value-type="float" office:value="2797" calcext:value-type="float">
            <text:p>2797</text:p>
          </table:table-cell>
          <table:table-cell office:value-type="string" calcext:value-type="string">
            <text:p>Hey @7News Where's @CBMrob? https://t.co/NtWKsr0Ogl</text:p>
          </table:table-cell>
        </table:table-row>
        <table:table-row table:style-name="ro1">
          <table:table-cell office:value-type="float" office:value="2798" calcext:value-type="float">
            <text:p>2798</text:p>
          </table:table-cell>
          <table:table-cell office:value-type="string" calcext:value-type="string">
            <text:p>While You Were Sleeping I Was Chasing My Dreams! Tired Of Ppl Saying They Get To It But Really… https://t.co/d3xdIUPz73</text:p>
          </table:table-cell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string" calcext:value-type="string">
            <text:p>beach in my blankie 🌅 @ Margate City Beach https://t.co/0xhfckNd4H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string" calcext:value-type="string">
            <text:p>https://t.co/up1PSY9k5m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string" calcext:value-type="string">
            <text:p>Clase, Categoría e Inteligencia... FIEL A LA LIBERTAD @ León, Mexico https://t.co/DsagiRdL5O</text:p>
          </table:table-cell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string" calcext:value-type="string">
            <text:p>Pretty On Fleek Collection..T-Shirt and tote bag $30..\n#ihustledifferent #ihustleclothingcompany… https://t.co/xK5yxM2bgJ</text:p>
          </table:table-cell>
        </table:table-row>
        <table:table-row table:style-name="ro1">
          <table:table-cell office:value-type="float" office:value="2803" calcext:value-type="float">
            <text:p>2803</text:p>
          </table:table-cell>
          <table:table-cell office:value-type="string" calcext:value-type="string">
            <text:p>Want to work in #HuntingtonBeach, CA? View our latest opening: https://t.co/lTJSTPTy8T #BusinessMgmt #Job #Jobs https://t.co/VczYagyizj</text:p>
          </table:table-cell>
        </table:table-row>
        <table:table-row table:style-name="ro1">
          <table:table-cell office:value-type="float" office:value="2804" calcext:value-type="float">
            <text:p>2804</text:p>
          </table:table-cell>
          <table:table-cell office:value-type="string" calcext:value-type="string">
            <text:p>Can you recommend anyone for this #job? Siebel Admin - https://t.co/kiJ5bxZwfl #Mason, OH #IT #Hiring</text:p>
          </table:table-cell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string" calcext:value-type="string">
            <text:p>We're #hiring! Read about our latest #job opening here: CT Tech II - https://t.co/cbofjZlQtz #Houston, TX #Healthcare</text:p>
          </table:table-cell>
        </table:table-row>
        <table:table-row table:style-name="ro1">
          <table:table-cell office:value-type="float" office:value="2806" calcext:value-type="float">
            <text:p>2806</text:p>
          </table:table-cell>
          <table:table-cell office:value-type="string" calcext:value-type="string">
            <text:p>#Retail #Job in #Waldorf, MD: Assistant Store Manager at The Vitamin Shoppe https://t.co/VHiQGkTGv4 #Jobs #Hiring</text:p>
          </table:table-cell>
        </table:table-row>
        <table:table-row table:style-name="ro1">
          <table:table-cell office:value-type="float" office:value="2807" calcext:value-type="float">
            <text:p>2807</text:p>
          </table:table-cell>
          <table:table-cell office:value-type="string" calcext:value-type="string">
            <text:p>Picture of tourists gazing at Iguazú Falls from above https://t.co/92vEJyIwWW</text:p>
          </table:table-cell>
        </table:table-row>
        <table:table-row table:style-name="ro1">
          <table:table-cell office:value-type="float" office:value="2808" calcext:value-type="float">
            <text:p>2808</text:p>
          </table:table-cell>
          <table:table-cell office:value-type="string" calcext:value-type="string">
            <text:p>Millions @ Des Peres, Missouri https://t.co/YTog9SsajN</text:p>
          </table:table-cell>
        </table:table-row>
        <table:table-row table:style-name="ro1">
          <table:table-cell office:value-type="float" office:value="2809" calcext:value-type="float">
            <text:p>2809</text:p>
          </table:table-cell>
          <table:table-cell office:value-type="string" calcext:value-type="string">
            <text:p>It's going to be s beautiful day today at the market! (at @WittyWicks Candles in Syracuse, NY) https://t.co/vk4hHE9n5a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string" calcext:value-type="string">
            <text:p>Compass Group USA #FacilitiesMgmt : GROUNDS MANAGER - PRAIRIE VIEW, TX (#PrairieView, TX) https://t.co/v4e9TOKp5W #jobhunt #Hiring</text:p>
          </table:table-cell>
        </table:table-row>
        <table:table-row table:style-name="ro1">
          <table:table-cell office:value-type="float" office:value="2811" calcext:value-type="float">
            <text:p>2811</text:p>
          </table:table-cell>
          <table:table-cell office:value-type="string" calcext:value-type="string">
            <text:p>Try https://t.co/mTj53jejlz CHICKEN FINGERS #CHICKEN #menu</text:p>
          </table:table-cell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string" calcext:value-type="string">
            <text:p>Ok ... So the restaurant is not open.... But I don't mind sitting in the dark drinking #coffee… https://t.co/ksX9NO2PN5</text:p>
          </table:table-cell>
        </table:table-row>
        <table:table-row table:style-name="ro1">
          <table:table-cell office:value-type="float" office:value="2813" calcext:value-type="float">
            <text:p>2813</text:p>
          </table:table-cell>
          <table:table-cell office:value-type="string" calcext:value-type="string">
            <text:p>House by the Rocks - City Adventures @ Point Reyes Lighthouse https://t.co/noJef0gQz3</text:p>
          </table:table-cell>
        </table:table-row>
        <table:table-row table:style-name="ro1">
          <table:table-cell office:value-type="float" office:value="2814" calcext:value-type="float">
            <text:p>2814</text:p>
          </table:table-cell>
          <table:table-cell office:value-type="string" calcext:value-type="string">
            <text:p>Nothing like a little #BonJovi to start the morning :) #WantedDeadorAlive #lifetimefitness… https://t.co/nnlgKxItBe</text:p>
          </table:table-cell>
        </table:table-row>
        <table:table-row table:style-name="ro1">
          <table:table-cell office:value-type="float" office:value="2815" calcext:value-type="float">
            <text:p>2815</text:p>
          </table:table-cell>
          <table:table-cell office:value-type="string" calcext:value-type="string">
            <text:p>Newwwwwww #hairstyle 🔻🔻🔻 @ Out of My Mind https://t.co/WZPrv0PzCv</text:p>
          </table:table-cell>
        </table:table-row>
        <table:table-row table:style-name="ro1">
          <table:table-cell office:value-type="float" office:value="2816" calcext:value-type="float">
            <text:p>2816</text:p>
          </table:table-cell>
          <table:table-cell office:value-type="string" calcext:value-type="string">
            <text:p>#Purple #Royalty 💜 Isaiah 62:3\nYou shall also be a crown of glory in… https://t.co/fARYCwR7W6</text:p>
          </table:table-cell>
        </table:table-row>
        <table:table-row table:style-name="ro1">
          <table:table-cell office:value-type="float" office:value="2817" calcext:value-type="float">
            <text:p>2817</text:p>
          </table:table-cell>
          <table:table-cell office:value-type="string" calcext:value-type="string">
            <text:p>reunited 💥💥💥 #marcocarola #COACHELLA #coachella2016 #indio #lalaland @ Coachella https://t.co/lQDiPV6nIq</text:p>
          </table:table-cell>
        </table:table-row>
        <table:table-row table:style-name="ro1">
          <table:table-cell office:value-type="float" office:value="2818" calcext:value-type="float">
            <text:p>2818</text:p>
          </table:table-cell>
          <table:table-cell office:value-type="string" calcext:value-type="string">
            <text:p>thank you for bringing the hits @ Empire Polo https://t.co/XjKMqylzpH</text:p>
          </table:table-cell>
        </table:table-row>
        <table:table-row table:style-name="ro1">
          <table:table-cell office:value-type="float" office:value="2819" calcext:value-type="float">
            <text:p>2819</text:p>
          </table:table-cell>
          <table:table-cell office:value-type="string" calcext:value-type="string">
            <text:p>This #Manufacturing #job might be a great fit for you: Data Warehouse Engineer - TS - https://t.co/9iZkgbYCZo https://t.co/lPPX7F6Avy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string" calcext:value-type="string">
            <text:p>https://t.co/NF6XvQaQYs</text:p>
          </table:table-cell>
        </table:table-row>
        <table:table-row table:style-name="ro1">
          <table:table-cell office:value-type="float" office:value="2821" calcext:value-type="float">
            <text:p>2821</text:p>
          </table:table-cell>
          <table:table-cell office:value-type="string" calcext:value-type="string">
            <text:p>Good morning, Stratford! EMS-ING for the morning @ Stratford Ems https://t.co/mhPXaD73Ld</text:p>
          </table:table-cell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string" calcext:value-type="string">
            <text:p>Bulgogi Boys EP Release. Thanks shanialatrise #WhatAreThose #ThoseAreMyChanclas @ Huntington… https://t.co/XMvHUjAdtV</text:p>
          </table:table-cell>
        </table:table-row>
        <table:table-row table:style-name="ro1">
          <table:table-cell office:value-type="float" office:value="2823" calcext:value-type="float">
            <text:p>2823</text:p>
          </table:table-cell>
          <table:table-cell office:value-type="string" calcext:value-type="string">
            <text:p>This #Hospitality #job might be a great fit for you: Assistant Manager - https://t.co/49Nzu3yDZD #Shreveport, LA #Hiring</text:p>
          </table:table-cell>
        </table:table-row>
        <table:table-row table:style-name="ro1">
          <table:table-cell office:value-type="float" office:value="2824" calcext:value-type="float">
            <text:p>2824</text:p>
          </table:table-cell>
          <table:table-cell office:value-type="string" calcext:value-type="string">
            <text:p>#Healthcare #Job in #Hendersonville, NC: Pharmacy Technician at CVS Health https://t.co/z93HAXShVt #Jobs #Hiring</text:p>
          </table:table-cell>
        </table:table-row>
        <table:table-row table:style-name="ro1">
          <table:table-cell office:value-type="float" office:value="2825" calcext:value-type="float">
            <text:p>2825</text:p>
          </table:table-cell>
          <table:table-cell office:value-type="string" calcext:value-type="string">
            <text:p>@EnviroEm planning on ”” investing””? Go buy a farm and try it out.”\n”Don&amp;amp;#39;t spend time beating on a wall, hoping to transform it into a door. - Coco Chanel https://t.co/5agCUtueiC</text:p>
          </table:table-cell>
        </table:table-row>
        <table:table-row table:style-name="ro1">
          <table:table-cell office:value-type="float" office:value="2826" calcext:value-type="float">
            <text:p>2826</text:p>
          </table:table-cell>
          <table:table-cell office:value-type="string" calcext:value-type="string">
            <text:p>DSS 15 carrier lock on MMS 2\nFrequency: 2.2819GHz\nSignal strength: -104dBm\nIN LOCK OFF 1 UNC</text:p>
          </table:table-cell>
        </table:table-row>
        <table:table-row table:style-name="ro1">
          <table:table-cell office:value-type="float" office:value="2827" calcext:value-type="float">
            <text:p>2827</text:p>
          </table:table-cell>
          <table:table-cell office:value-type="string" calcext:value-type="string">
            <text:p>Feels soo good to wake up knowing that your vision you've worked so hard for coming to a… https://t.co/qXbmQ2ZSZK</text:p>
          </table:table-cell>
        </table:table-row>
        <table:table-row table:style-name="ro1">
          <table:table-cell office:value-type="float" office:value="2828" calcext:value-type="float">
            <text:p>2828</text:p>
          </table:table-cell>
          <table:table-cell office:value-type="string" calcext:value-type="string">
            <text:p>Interested in a #Healthcare #job near #SanDiego, CA? This could be a great fit: https://t.co/fWiQacwoCT #Hiring https://t.co/L0SnTi7vE0</text:p>
          </table:table-cell>
        </table:table-row>
        <table:table-row table:style-name="ro1">
          <table:table-cell office:value-type="float" office:value="2829" calcext:value-type="float">
            <text:p>2829</text:p>
          </table:table-cell>
          <table:table-cell office:value-type="string" calcext:value-type="string">
            <text:p>moved 25 meters bearing 340° (1mo2) https://t.co/FRKt1ZmRKp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string" calcext:value-type="string">
            <text:p>We're #hiring! Click to apply: Bagger - https://t.co/ZJxo4R9m9r #Retail #ORLANDO, FL #Job #Jobs</text:p>
          </table:table-cell>
        </table:table-row>
        <table:table-row table:style-name="ro1">
          <table:table-cell office:value-type="float" office:value="2831" calcext:value-type="float">
            <text:p>2831</text:p>
          </table:table-cell>
          <table:table-cell office:value-type="string" calcext:value-type="string">
            <text:p>United Rentals #Transportation #Job: Diesel Mechanic II (#Oakland, CA) https://t.co/yMO2XuM6wD #Veterans #Jobs #Hiring</text:p>
          </table:table-cell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string" calcext:value-type="string">
            <text:p>A little fishie whispered in my ear - wake up! It's first day of trout!! #atyourtablenc… https://t.co/B31ftdsmyu</text:p>
          </table:table-cell>
        </table:table-row>
        <table:table-row table:style-name="ro1">
          <table:table-cell office:value-type="float" office:value="2833" calcext:value-type="float">
            <text:p>2833</text:p>
          </table:table-cell>
          <table:table-cell office:value-type="string" calcext:value-type="string">
            <text:p>Update: Special Event on #BayonneBridge at New York Side https://t.co/ojmBtnpwX1</text:p>
          </table:table-cell>
        </table:table-row>
        <table:table-row table:style-name="ro1">
          <table:table-cell office:value-type="float" office:value="2834" calcext:value-type="float">
            <text:p>2834</text:p>
          </table:table-cell>
          <table:table-cell office:value-type="string" calcext:value-type="string">
            <text:p>We're #hiring! Click to apply: CST Certified Surgical Technician OR TECH - https://t.co/IGBd6kLxku #Boston, MA https://t.co/BshMxKnaB8</text:p>
          </table:table-cell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string" calcext:value-type="string">
            <text:p>1-64 https://t.co/bptPVqJml3</text:p>
          </table:table-cell>
        </table:table-row>
        <table:table-row table:style-name="ro1">
          <table:table-cell office:value-type="float" office:value="2836" calcext:value-type="float">
            <text:p>2836</text:p>
          </table:table-cell>
          <table:table-cell office:value-type="string" calcext:value-type="string">
            <text:p>https://t.co/GwKXiIPRqw</text:p>
          </table:table-cell>
        </table:table-row>
        <table:table-row table:style-name="ro1">
          <table:table-cell office:value-type="float" office:value="2837" calcext:value-type="float">
            <text:p>2837</text:p>
          </table:table-cell>
          <table:table-cell office:value-type="string" calcext:value-type="string">
            <text:p>If you're a #Nursing professional in #Springfield, MO, check out this #job: https://t.co/4ZqqnPJAht #Hiring https://t.co/f0bDi0IMLE</text:p>
          </table:table-cell>
        </table:table-row>
        <table:table-row table:style-name="ro1">
          <table:table-cell office:value-type="float" office:value="2838" calcext:value-type="float">
            <text:p>2838</text:p>
          </table:table-cell>
          <table:table-cell office:value-type="string" calcext:value-type="string">
            <text:p>With ONE OF THE BADDEST DJS FROM #miami @djafrica kicking in #LasVegas #Worldwide @ Tommy Wind… https://t.co/v7jW1aWVku</text:p>
          </table:table-cell>
        </table:table-row>
        <table:table-row table:style-name="ro1">
          <table:table-cell office:value-type="float" office:value="2839" calcext:value-type="float">
            <text:p>2839</text:p>
          </table:table-cell>
          <table:table-cell office:value-type="string" calcext:value-type="string">
            <text:p>Well since I'm up and have leftover icing and cake batter from these two cakes I just finished,… https://t.co/nsFf9fxaQd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string" calcext:value-type="string">
            <text:p>See our latest #Houston, TX #job and click to apply: Registered Nurse (RN) - Traveler... - https://t.co/BgmkiB78g7 https://t.co/LoqNT7kwYR</text:p>
          </table:table-cell>
        </table:table-row>
        <table:table-row table:style-name="ro1">
          <table:table-cell office:value-type="float" office:value="2841" calcext:value-type="float">
            <text:p>2841</text:p>
          </table:table-cell>
          <table:table-cell office:value-type="string" calcext:value-type="string">
            <text:p>#Sales #Job alert: Recruiting Inside Sales Trainee (Recruiter/Sales... | Apex Systems | #PlymouthMeeting, PA https://t.co/KwUmuSRGvn #Jobs</text:p>
          </table:table-cell>
        </table:table-row>
        <table:table-row table:style-name="ro1">
          <table:table-cell office:value-type="float" office:value="2842" calcext:value-type="float">
            <text:p>2842</text:p>
          </table:table-cell>
          <table:table-cell office:value-type="string" calcext:value-type="string">
            <text:p>Want to work in #Cypress, TX? View our latest opening: https://t.co/Brj0NnMXn6 #Retail #Job #Jobs #Hiring</text:p>
          </table:table-cell>
        </table:table-row>
        <table:table-row table:style-name="ro1">
          <table:table-cell office:value-type="float" office:value="2843" calcext:value-type="float">
            <text:p>2843</text:p>
          </table:table-cell>
          <table:table-cell office:value-type="string" calcext:value-type="string">
            <text:p>Trip action</text:p>
          </table:table-cell>
        </table:table-row>
        <table:table-row table:style-name="ro1">
          <table:table-cell office:value-type="float" office:value="2844" calcext:value-type="float">
            <text:p>2844</text:p>
          </table:table-cell>
          <table:table-cell office:value-type="string" calcext:value-type="string">
            <text:p>***** https://t.co/JnkSIEITRU</text:p>
          </table:table-cell>
        </table:table-row>
        <table:table-row table:style-name="ro1">
          <table:table-cell office:value-type="float" office:value="2845" calcext:value-type="float">
            <text:p>2845</text:p>
          </table:table-cell>
          <table:table-cell office:value-type="string" calcext:value-type="string">
            <text:p>Not my will but Thine will be done. #Godbepraised #Godsdaughter @ Onondaga Nation Territory https://t.co/rLmA72QCLw</text:p>
          </table:table-cell>
        </table:table-row>
        <table:table-row table:style-name="ro1">
          <table:table-cell office:value-type="float" office:value="2846" calcext:value-type="float">
            <text:p>2846</text:p>
          </table:table-cell>
          <table:table-cell office:value-type="string" calcext:value-type="string">
            <text:p>Video: Touching the This Is Anfield sign a “show of respect,” says Klopp https://t.co/UH8wr3w4wn https://t.co/1sxlzORdr9</text:p>
          </table:table-cell>
        </table:table-row>
        <table:table-row table:style-name="ro1">
          <table:table-cell office:value-type="float" office:value="2847" calcext:value-type="float">
            <text:p>2847</text:p>
          </table:table-cell>
          <table:table-cell office:value-type="string" calcext:value-type="string">
            <text:p>We're #hiring! Click to apply: Surgical Technologist / Operating Room (OR) - https://t.co/yc5cLKEg4q #Healthcare https://t.co/mNhRzFzBcU</text:p>
          </table:table-cell>
        </table:table-row>
        <table:table-row table:style-name="ro1">
          <table:table-cell office:value-type="float" office:value="2848" calcext:value-type="float">
            <text:p>2848</text:p>
          </table:table-cell>
          <table:table-cell office:value-type="string" calcext:value-type="string">
            <text:p>HJR0883 [Enroll] Sarah-Kathryn Loudy, Top 25 Senior, Cherokee High School https://t.co/Zwpe6jLysX</text:p>
          </table:table-cell>
        </table:table-row>
        <table:table-row table:style-name="ro1">
          <table:table-cell office:value-type="float" office:value="2849" calcext:value-type="float">
            <text:p>2849</text:p>
          </table:table-cell>
          <table:table-cell office:value-type="string" calcext:value-type="string">
            <text:p>Traffic Collision - Unknown Injury: Us50 W I5 N connector at Us50 W I5 S connector, Sacramento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string" calcext:value-type="string">
            <text:p>SJR0772 [Enroll] Memphis Brooks Museum of Art, 100th anniversary https://t.co/d5iYVgMHbD</text:p>
          </table:table-cell>
        </table:table-row>
        <table:table-row table:style-name="ro1">
          <table:table-cell office:value-type="float" office:value="2851" calcext:value-type="float">
            <text:p>2851</text:p>
          </table:table-cell>
          <table:table-cell office:value-type="string" calcext:value-type="string">
            <text:p>H0785 [Passed] Revises requirements for Board of Commissioners of St. Lucie County Fire District to borrow money. https://t.co/GK5OoMq9W5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string" calcext:value-type="string">
            <text:p>https://t.co/mZ1T5CFy8g</text:p>
          </table:table-cell>
        </table:table-row>
        <table:table-row table:style-name="ro1">
          <table:table-cell office:value-type="float" office:value="2853" calcext:value-type="float">
            <text:p>2853</text:p>
          </table:table-cell>
          <table:table-cell office:value-type="string" calcext:value-type="string">
            <text:p>✨ 60 Days Until This ✨\n \nI can't wait to be back in LA ☀️ @ Hollywood Sign, Hollywod, CA https://t.co/XjBLd5zyRi</text:p>
          </table:table-cell>
        </table:table-row>
        <table:table-row table:style-name="ro1">
          <table:table-cell office:value-type="float" office:value="2854" calcext:value-type="float">
            <text:p>2854</text:p>
          </table:table-cell>
          <table:table-cell office:value-type="string" calcext:value-type="string">
            <text:p>Зверь 23 https://t.co/9YzdRt08QC</text:p>
          </table:table-cell>
        </table:table-row>
        <table:table-row table:style-name="ro1">
          <table:table-cell office:value-type="float" office:value="2855" calcext:value-type="float">
            <text:p>2855</text:p>
          </table:table-cell>
          <table:table-cell office:value-type="string" calcext:value-type="string">
            <text:p>Esto no es de dios (@ Bosque de @Chapultepec_mx in Miguel Hidalgo, DF w/ @ramoshmariana) https://t.co/XoBIuDNF8K</text:p>
          </table:table-cell>
        </table:table-row>
        <table:table-row table:style-name="ro1">
          <table:table-cell office:value-type="float" office:value="2856" calcext:value-type="float">
            <text:p>2856</text:p>
          </table:table-cell>
          <table:table-cell office:value-type="string" calcext:value-type="string">
            <text:p>#GKushner #YeahHeDid #TriEllagrams #Tangents #Kaleidascopes #Running #Nike #BMWM3Life #Hyper… https://t.co/RjU6zzKhGH</text:p>
          </table:table-cell>
        </table:table-row>
        <table:table-row table:style-name="ro1">
          <table:table-cell office:value-type="float" office:value="2857" calcext:value-type="float">
            <text:p>2857</text:p>
          </table:table-cell>
          <table:table-cell office:value-type="string" calcext:value-type="string">
            <text:p>Love to start my morning with a one on one conversation with my best friend. #Jesus @ My House https://t.co/TIrSWrKvzn</text:p>
          </table:table-cell>
        </table:table-row>
        <table:table-row table:style-name="ro1">
          <table:table-cell office:value-type="float" office:value="2858" calcext:value-type="float">
            <text:p>2858</text:p>
          </table:table-cell>
          <table:table-cell office:value-type="string" calcext:value-type="string">
            <text:p>DialAmerica #Sales : Call Center Sales Representative - Evenings (#Athens, GA) https://t.co/yNZPrIR9yi #milspouse https://t.co/m3lx3DxSfd</text:p>
          </table:table-cell>
        </table:table-row>
        <table:table-row table:style-name="ro1">
          <table:table-cell office:value-type="float" office:value="2859" calcext:value-type="float">
            <text:p>2859</text:p>
          </table:table-cell>
          <table:table-cell office:value-type="string" calcext:value-type="string">
            <text:p>Want to work in #NewBraunfels, TX? View our latest opening: https://t.co/nB8aAdodnW #Hospitality #Job #Jobs #Hiring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string" calcext:value-type="string">
            <text:p>We're #hiring! Click to apply: Pharmacy Technician - https://t.co/Q9xhKhZ50Z #Healthcare #Atlanta, GA #Job #Jobs</text:p>
          </table:table-cell>
        </table:table-row>
        <table:table-row table:style-name="ro1">
          <table:table-cell office:value-type="float" office:value="2861" calcext:value-type="float">
            <text:p>2861</text:p>
          </table:table-cell>
          <table:table-cell office:value-type="string" calcext:value-type="string">
            <text:p>Tru @ Des Peres, Missouri https://t.co/AuvYQU48Ti</text:p>
          </table:table-cell>
        </table:table-row>
        <table:table-row table:style-name="ro1">
          <table:table-cell office:value-type="float" office:value="2862" calcext:value-type="float">
            <text:p>2862</text:p>
          </table:table-cell>
          <table:table-cell office:value-type="string" calcext:value-type="string">
            <text:p>Travel is like love .\nMostly because it's a heightened state of awareness, in which we are… https://t.co/TJF8Pi1ado</text:p>
          </table:table-cell>
        </table:table-row>
        <table:table-row table:style-name="ro1">
          <table:table-cell office:value-type="float" office:value="2863" calcext:value-type="float">
            <text:p>2863</text:p>
          </table:table-cell>
          <table:table-cell office:value-type="string" calcext:value-type="string">
            <text:p>Hey #earlybirds 🐣 it's a specs kind a day 👓 my contacts didn't feel the need to focus this… https://t.co/MpEAv9MWL5</text:p>
          </table:table-cell>
        </table:table-row>
        <table:table-row table:style-name="ro1">
          <table:table-cell office:value-type="float" office:value="2864" calcext:value-type="float">
            <text:p>2864</text:p>
          </table:table-cell>
          <table:table-cell office:value-type="string" calcext:value-type="string">
            <text:p>reunited 💥💥💥 #marcocarola #COACHELLA #coachella2016 #indio #lalaland @ Coachella https://t.co/lQDiPUOMQS</text:p>
          </table:table-cell>
        </table:table-row>
        <table:table-row table:style-name="ro1">
          <table:table-cell office:value-type="float" office:value="2865" calcext:value-type="float">
            <text:p>2865</text:p>
          </table:table-cell>
          <table:table-cell office:value-type="string" calcext:value-type="string">
            <text:p>Preparing for a new adventure! (@ Gate F64 - @torontopearson in Mississauga, ON) https://t.co/GorYZAV1ED</text:p>
          </table:table-cell>
        </table:table-row>
        <table:table-row table:style-name="ro1">
          <table:table-cell office:value-type="float" office:value="2866" calcext:value-type="float">
            <text:p>2866</text:p>
          </table:table-cell>
          <table:table-cell office:value-type="string" calcext:value-type="string">
            <text:p>Love these views @metronorth @ Green's Farms https://t.co/fkVlW8ZaE4</text:p>
          </table:table-cell>
        </table:table-row>
        <table:table-row table:style-name="ro1">
          <table:table-cell office:value-type="float" office:value="2867" calcext:value-type="float">
            <text:p>2867</text:p>
          </table:table-cell>
          <table:table-cell office:value-type="string" calcext:value-type="string">
            <text:p>Let's do a 5k (@ SeaWorld Orlando in Orlando, FL w/ @coasterj) https://t.co/O76fk3rDhu</text:p>
          </table:table-cell>
        </table:table-row>
        <table:table-row table:style-name="ro1">
          <table:table-cell office:value-type="float" office:value="2868" calcext:value-type="float">
            <text:p>2868</text:p>
          </table:table-cell>
          <table:table-cell office:value-type="string" calcext:value-type="string">
            <text:p>After your walk on the beach on this perfect Saturday come visit me at… https://t.co/bQpk6t2ByR</text:p>
          </table:table-cell>
        </table:table-row>
        <table:table-row table:style-name="ro1">
          <table:table-cell office:value-type="float" office:value="2869" calcext:value-type="float">
            <text:p>2869</text:p>
          </table:table-cell>
          <table:table-cell office:value-type="string" calcext:value-type="string">
            <text:p>Gnight world https://t.co/RcppDifs9b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string" calcext:value-type="string">
            <text:p>Special Event on #OuterbridgeCrossing at New York Side https://t.co/CDEIcw5MJg</text:p>
          </table:table-cell>
        </table:table-row>
        <table:table-row table:style-name="ro1">
          <table:table-cell office:value-type="float" office:value="2871" calcext:value-type="float">
            <text:p>2871</text:p>
          </table:table-cell>
          <table:table-cell office:value-type="string" calcext:value-type="string">
            <text:p>Let's follow usproud.7 🎬🎥 @ Everywhere https://t.co/w6bUfb5rtM</text:p>
          </table:table-cell>
        </table:table-row>
        <table:table-row table:style-name="ro1">
          <table:table-cell office:value-type="float" office:value="2872" calcext:value-type="float">
            <text:p>2872</text:p>
          </table:table-cell>
          <table:table-cell office:value-type="string" calcext:value-type="string">
            <text:p>Rise and shine! (at @DunkinDonuts in New York, NY) https://t.co/geE7QJHNtj</text:p>
          </table:table-cell>
        </table:table-row>
        <table:table-row table:style-name="ro1">
          <table:table-cell office:value-type="float" office:value="2873" calcext:value-type="float">
            <text:p>2873</text:p>
          </table:table-cell>
          <table:table-cell office:value-type="string" calcext:value-type="string">
            <text:p>El bien común tiene más peso que todo el dinero del mundo. Cuando los locos seamos más... los… https://t.co/JyshQKXPC3</text:p>
          </table:table-cell>
        </table:table-row>
        <table:table-row table:style-name="ro1">
          <table:table-cell office:value-type="float" office:value="2874" calcext:value-type="float">
            <text:p>2874</text:p>
          </table:table-cell>
          <table:table-cell office:value-type="string" calcext:value-type="string">
            <text:p>First single off of #summerlove #SimplyAmazing with over 100k views go get #SummerLove just in… https://t.co/zOUvdGARE3</text:p>
          </table:table-cell>
        </table:table-row>
        <table:table-row table:style-name="ro1">
          <table:table-cell office:value-type="float" office:value="2875" calcext:value-type="float">
            <text:p>2875</text:p>
          </table:table-cell>
          <table:table-cell office:value-type="string" calcext:value-type="string">
            <text:p>Thought this was… https://t.co/frWCB0tyG9</text:p>
          </table:table-cell>
        </table:table-row>
        <table:table-row table:style-name="ro1">
          <table:table-cell office:value-type="float" office:value="2876" calcext:value-type="float">
            <text:p>2876</text:p>
          </table:table-cell>
          <table:table-cell office:value-type="string" calcext:value-type="string">
            <text:p>#HouseBusinessCheck at 4355 Silver Star Rd. #orlpol #opd</text:p>
          </table:table-cell>
        </table:table-row>
        <table:table-row table:style-name="ro1">
          <table:table-cell office:value-type="float" office:value="2877" calcext:value-type="float">
            <text:p>2877</text:p>
          </table:table-cell>
          <table:table-cell office:value-type="string" calcext:value-type="string">
            <text:p>#HouseBusinessCheck at 1100 W Church St. #orlpol #opd</text:p>
          </table:table-cell>
        </table:table-row>
        <table:table-row table:style-name="ro1">
          <table:table-cell office:value-type="float" office:value="2878" calcext:value-type="float">
            <text:p>2878</text:p>
          </table:table-cell>
          <table:table-cell office:value-type="string" calcext:value-type="string">
            <text:p>Wind 0.0 mph ---. Barometer 30.116 in, Falling. Temperature 43.0 °F. Rain today 0.00 in. Humidity 59%</text:p>
          </table:table-cell>
        </table:table-row>
        <table:table-row table:style-name="ro1">
          <table:table-cell office:value-type="float" office:value="2879" calcext:value-type="float">
            <text:p>2879</text:p>
          </table:table-cell>
          <table:table-cell office:value-type="string" calcext:value-type="string">
            <text:p>@ebbtideapp Tide in Doughboy Island, South Carolina 04/16/2016\n Low 12:14pm <text:s/>0.7\nHigh <text:s/>6:13pm <text:s/>6.7\n Low 12:37am <text:s/>0.6\nHigh <text:s/>6:28am <text:s/>6.9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string" calcext:value-type="string">
            <text:p>Sat 06:20: Mainly Sunny; Temp 2.0 C; Wind NE 18 km/h; Humidity 60%; Press 103.5 kPa / rising; Health Idx 2.5 - 2.6.”\nWe're #hiring! Read about our latest #job opening here: Store Manager - https://t.co/8PPzz8ra5b #SanFrancisco, CA #Retail\nСуровое Московское утро https://t.co/5ntz0O5VS3\nhttps://t.co/1gM9tAYYS3\nI'm at @LAFitness in Staten Island, NY https://t.co/0Jtj8sJWnV\nEarly start with @radioactiverecs. To all my ciclyng friends, no Mike's ride for me but stop by… https://t.co/Cu6NYQPuMQ\nI am in #competition with #noone. I run my own #race 🏃. I have no #desire to #play the #game of… https://t.co/o58QdcUbb8\nEarly departure for @meredithcollege Track and Field as we head to Christopher Newport… https://t.co/sPknqlNv9U\nThis #Retail #job might be a great fit for you: Cashier Associate - https://t.co/Sk3fFP2kLA #THEODORE, AL #Hiring\nLast time I was here, @_jefframirez and I were on our way to Iraq. (@ Dallas Fort Worth International Airport (DFW)) https://t.co/fTCTuUT2D8\nCan you recommend anyone for this #Nursing #job? https://t.co/XJIDhBfVUc #RN #Nursing #SanAntonio, TX #Hiring https://t.co/zrhBI57QDN\nI'm at @7Eleven in Bloomfield, NJ https://t.co/KTx7lu9L4i\nIf you're a #Marketing professional in #Waterloo, ON, check out this #job: https://t.co/PpgMwKfdSO #Veterans https://t.co/VN1c14pvE0\nthis is the last weekend for the annual Queens County Farm Children's Carnival, we had such a… https://t.co/2BaX7wtdr9\n#CustomerService #Job alert: Concierge | AvalonBay | #Arlington, VA https://t.co/tZrcMJ1Uu4 #nowhiring #Jobs https://t.co/YEZSaY52gu\nWant to work at CVS Health? We're #hiring in #Mishawaka, IN! Click for details: https://t.co/OC5zvGxJAz #Healthcare #Job #Jobs\nSpecial Event on #GoethalsBridge https://t.co/5zJ7rjpitq\nCrazy weather!! <text:s/>I'm heading right back to Palm Springs.......Dodger… https://t.co/0aJVxzYmJu\nCan you recommend anyone for this #job? OR - https://t.co/rbHFyUNAQK #TravelNurse #NurseLife #Springfield, MO https://t.co/aLc2ZWXGSe\nIdc what I look like bc this is my soulmate @ Coachella https://t.co/JTXQNPpTUv\nK chilo el insomnio hahah xd\nJust posted a photo @ Cleveland, Ohio https://t.co/j6AiMwaxou\nWe're #hiring! Read about our latest #job opening here: LPN Med Care Manager - https://t.co/6GJlQOTCOH #Nursing https://t.co/AZn1oiwe54\n#BristolAggieNRM #senior recording her recently collected #spottedturtle growth #data. Data… https://t.co/xI3Rf4WMzq\n”GREETINGS FAMILY, &amp;amp; FRIENDS....\n\nTHIS IS AN #URGENT #MESSAGE\n( MANAGEMENT/STAFF ) WOULD LIKE TO… https://t.co/gQY4WJumdQ</text:p>
          </table:table-cell>
        </table:table-row>
        <table:table-row table:style-name="ro1">
          <table:table-cell office:value-type="float" office:value="2881" calcext:value-type="float">
            <text:p>2881</text:p>
          </table:table-cell>
          <table:table-cell office:value-type="string" calcext:value-type="string">
            <text:p>Some of our weekend fun so far!! Open paint today 10-7 @ Let's Paint https://t.co/d3Q28oE9Ef</text:p>
          </table:table-cell>
        </table:table-row>
        <table:table-row table:style-name="ro1">
          <table:table-cell office:value-type="float" office:value="2882" calcext:value-type="float">
            <text:p>2882</text:p>
          </table:table-cell>
          <table:table-cell office:value-type="string" calcext:value-type="string">
            <text:p>Make You Happy by Mika is #nowplaying in Thumb Coast Brewing Co., Port Huron.</text:p>
          </table:table-cell>
        </table:table-row>
        <table:table-row table:style-name="ro1">
          <table:table-cell office:value-type="float" office:value="2883" calcext:value-type="float">
            <text:p>2883</text:p>
          </table:table-cell>
          <table:table-cell office:value-type="string" calcext:value-type="string">
            <text:p>Thank you <text:s/>iluvtoworkout with repostapp \n---------------------------------------\nStronger.… https://t.co/LwsEEHSRrm</text:p>
          </table:table-cell>
        </table:table-row>
        <table:table-row table:style-name="ro1">
          <table:table-cell office:value-type="float" office:value="2884" calcext:value-type="float">
            <text:p>2884</text:p>
          </table:table-cell>
          <table:table-cell office:value-type="string" calcext:value-type="string">
            <text:p>Want to work at SONIC Drive-In? We're #hiring in #ElPaso, TX! Click for details: https://t.co/aQDG9EFiVy #Hospitality #Job #Jobs</text:p>
          </table:table-cell>
        </table:table-row>
        <table:table-row table:style-name="ro1">
          <table:table-cell office:value-type="float" office:value="2885" calcext:value-type="float">
            <text:p>2885</text:p>
          </table:table-cell>
          <table:table-cell office:value-type="string" calcext:value-type="string">
            <text:p>The Painted Ladies - City Adventures @ Painted ladies https://t.co/uhhviXaWR1</text:p>
          </table:table-cell>
        </table:table-row>
        <table:table-row table:style-name="ro1">
          <table:table-cell office:value-type="float" office:value="2886" calcext:value-type="float">
            <text:p>2886</text:p>
          </table:table-cell>
          <table:table-cell office:value-type="string" calcext:value-type="string">
            <text:p>una noche chingona sin alcohol en mi sistema guzz nait 👌🏼✌🏼️ @ Bell… https://t.co/zHi2Ui1mDt</text:p>
          </table:table-cell>
        </table:table-row>
        <table:table-row table:style-name="ro1">
          <table:table-cell office:value-type="float" office:value="2887" calcext:value-type="float">
            <text:p>2887</text:p>
          </table:table-cell>
          <table:table-cell office:value-type="string" calcext:value-type="string">
            <text:p>Join the Supplemental Health Care team! See our latest #Healthcare #job opening here: https://t.co/XBR6dHOD5z https://t.co/aKVgpoFQva</text:p>
          </table:table-cell>
        </table:table-row>
        <table:table-row table:style-name="ro1">
          <table:table-cell office:value-type="float" office:value="2888" calcext:value-type="float">
            <text:p>2888</text:p>
          </table:table-cell>
          <table:table-cell office:value-type="string" calcext:value-type="string">
            <text:p>They're off! <text:s/>#crackofdawn #bikerace @ Brooklyn Prospect Park https://t.co/mDD6JQrmWU</text:p>
          </table:table-cell>
        </table:table-row>
        <table:table-row table:style-name="ro1">
          <table:table-cell office:value-type="float" office:value="2889" calcext:value-type="float">
            <text:p>2889</text:p>
          </table:table-cell>
          <table:table-cell office:value-type="string" calcext:value-type="string">
            <text:p>The School Girls of Athens. <text:s/>Your next reality show. \n\nPictures left to right: Cynthia, Kandi,… https://t.co/57bv9TfVpl</text:p>
          </table:table-cell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string" calcext:value-type="string">
            <text:p>Transformers part five latest news https://t.co/WMy16pVHBd https://t.co/RraRQvFd07</text:p>
          </table:table-cell>
        </table:table-row>
        <table:table-row table:style-name="ro1">
          <table:table-cell office:value-type="float" office:value="2891" calcext:value-type="float">
            <text:p>2891</text:p>
          </table:table-cell>
          <table:table-cell office:value-type="string" calcext:value-type="string">
            <text:p>Wrote down some thoughts about judging. https://t.co/yxHXSJlvgX #blog #Houseone @ Phoenix, Arizona https://t.co/VOQY6Pu7PM</text:p>
          </table:table-cell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string" calcext:value-type="string">
            <text:p>Friday night. 🤘🏼 @ 7 11 https://t.co/G46buRJTEV</text:p>
          </table:table-cell>
        </table:table-row>
        <table:table-row table:style-name="ro1">
          <table:table-cell office:value-type="float" office:value="2893" calcext:value-type="float">
            <text:p>2893</text:p>
          </table:table-cell>
          <table:table-cell office:value-type="string" calcext:value-type="string">
            <text:p>Tersenyumlah, jangan biarkan kesedihan menghancurkan hidupmu yang indah. Selalu bersyukur untuk… https://t.co/0x2nmgKhYP</text:p>
          </table:table-cell>
        </table:table-row>
        <table:table-row table:style-name="ro1">
          <table:table-cell office:value-type="float" office:value="2894" calcext:value-type="float">
            <text:p>2894</text:p>
          </table:table-cell>
          <table:table-cell office:value-type="string" calcext:value-type="string">
            <text:p>#HappyBirthaday 😍 #JC @ Monterrey, Mexico https://t.co/NbUglqXNIA</text:p>
          </table:table-cell>
        </table:table-row>
        <table:table-row table:style-name="ro1">
          <table:table-cell office:value-type="float" office:value="2895" calcext:value-type="float">
            <text:p>2895</text:p>
          </table:table-cell>
          <table:table-cell office:value-type="string" calcext:value-type="string">
            <text:p>On s'était dit rendez-vous dans 15 ans à New York! @ La Pecora Bianca https://t.co/0HKItqHZ00</text:p>
          </table:table-cell>
        </table:table-row>
        <table:table-row table:style-name="ro1">
          <table:table-cell office:value-type="float" office:value="2896" calcext:value-type="float">
            <text:p>2896</text:p>
          </table:table-cell>
          <table:table-cell office:value-type="string" calcext:value-type="string">
            <text:p>CVS Health #Healthcare #Job: Pharmacy Technician (#Baltimore, MD) https://t.co/O7XC7q1pfe #Jobs #Hiring</text:p>
          </table:table-cell>
        </table:table-row>
        <table:table-row table:style-name="ro1">
          <table:table-cell office:value-type="float" office:value="2897" calcext:value-type="float">
            <text:p>2897</text:p>
          </table:table-cell>
          <table:table-cell office:value-type="string" calcext:value-type="string">
            <text:p>#SuspiciousPerson I-4 W &amp;amp; W South St 32801 (4/16 06:02) #Orlando #CentralBusinessDistrict”\nSee our latest #Syracuse, NY #job and click to apply: @ Medical Receptionist - https://t.co/YE60KrJLGu #Clerical https://t.co/7Ft150ys4H\nCan you recommend anyone for this #job? GMAT INSTRUCTOR - Durham/Raleigh/Chapel Hill, NC - https://t.co/BIeeqEKnfk #Durham, NC #Education\nJust posted a photo @ Somewhere On Campbellton https://t.co/Ksg0qrAVIA\nWhat's up Boston? #bostonmarathon (@ Boston Logan International Airport (BOS) in Boston, MA) https://t.co/6f8XCeKTA0\nA page from the journals of experimenters at Thursday Nights workshop session. The Green Bean… https://t.co/YWcajpQFBV\nJ'ai eu le grand plaisir d'admirer le nouveau film de Férid Boughedir « Zizou » (Parfum de… https://t.co/drJtZYslNz\nAt 4:14 AM, S Aurora [Arapahoe Co, CO] TRAINED SPOTTER reports SNOW of 1.00 INCH #BOU https://t.co/baZgAa0MTW\nAt 3:00 AM, 4 ESE Perry Park [Douglas Co, CO] TRAINED SPOTTER reports SNOW of 3.00 INCH #BOU https://t.co/A3TKmtgQhu\nDay # 8: Of 100 Days Of Counting It All Joy. https://t.co/zZKfgkgWwp https://t.co/4VU0GsZ0km\nTry https://t.co/LqB9rtUaZ3 Juicy Chicken #Juicy #menu\nGood time last with some of #hizhouze #waco #hiphopchurch… https://t.co/E4amb3ws98\nI'm at @24HourFitness in Bronx, NY https://t.co/YQSYtLzYrq\n8808 Chatlake Drive https://t.co/rrZLsnGicL\n#Retail #Job in #PACE, FL: Deli Associate at Winn Dixie https://t.co/YD5tptwLGV #Jobs #Hiring\nCan you recommend anyone for this #job? Sr. Database Admin (SQL) - https://t.co/KeidYXo0KE #Detroit, MI #Database https://t.co/p9jAn9apSz\nHMSHost: Barista (#Secaucus, NJ) https://t.co/EYUPaga2wy #Hospitality #barista #Job #Jobs #Hiring\nhttps://t.co/98bJtubk8J\nDriving around Toontown 😉 #Disneyland #vacation #makingmemories 💜 @ Disneyland https://t.co/vHOefDBOuP\nunderoathband <text:s/>love this band, <text:s/>they bring back so many memory's, <text:s/>awesome show!!!!!! @ Starland… https://t.co/1Fco7275cB\nPrimer día #Coldplay #forosol #2016 <text:s/>:D #Fantastico ©™ @ Foro Sol,… https://t.co/75L2shkmLD\n|| R O D E O <text:s text:c="3"/>D R I V E || 🌴 @ Rodeo dr, Beverely Hills https://t.co/GtxO04zbSl\nLIMOGES French porcelain trinket box with lady portrait. Presented by dealer DND, <text:s/>A beautiful… https://t.co/hZ7k6LpQvL\n”Q&amp;amp;A after #MilesAhead premier #kcfilmfest with @IamDonCheadle @… https://t.co/qIO74V7Iwy</text:p>
          </table:table-cell>
        </table:table-row>
        <table:table-row table:style-name="ro1">
          <table:table-cell office:value-type="float" office:value="2898" calcext:value-type="float">
            <text:p>2898</text:p>
          </table:table-cell>
          <table:table-cell office:value-type="string" calcext:value-type="string">
            <text:p>We're #hiring! Read about our latest #job opening here: Call Center Sales... - https://t.co/maXhz1guSZ #Internships https://t.co/rOj6VGR4fT</text:p>
          </table:table-cell>
        </table:table-row>
        <table:table-row table:style-name="ro1">
          <table:table-cell office:value-type="float" office:value="2899" calcext:value-type="float">
            <text:p>2899</text:p>
          </table:table-cell>
          <table:table-cell office:value-type="string" calcext:value-type="string">
            <text:p>Can you recommend anyone for this #job? Nail Technician - https://t.co/G2ARe3uKZH #Miami, FL #Hospitality #Hiring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string" calcext:value-type="string">
            <text:p>I dont want that hoe no more , you can have ””him”” 👌🏽”\nSpecial Event on #BayonneBridge at New York Side https://t.co/ojmBtnpwX1\nJoin the Mercy team! See our latest #Neurology #job opening here: https://t.co/4BWuPAdk5u #Festus, MO #Hiring https://t.co/A3SApYbcuy\n”El ””soy”” y el ””fui”” ¿Cuándo eres y en qué momento dejas de serlo?</text:p>
          </table:table-cell>
        </table:table-row>
        <table:table-row table:style-name="ro1">
          <table:table-cell office:value-type="float" office:value="2901" calcext:value-type="float">
            <text:p>2901</text:p>
          </table:table-cell>
          <table:table-cell office:value-type="string" calcext:value-type="string">
            <text:p>We're #hiring! Read about our latest #job opening here: Pharmacy Technician - https://t.co/KSqkW3UnYS #Dallas, TX #Healthcare</text:p>
          </table:table-cell>
        </table:table-row>
        <table:table-row table:style-name="ro1">
          <table:table-cell office:value-type="float" office:value="2902" calcext:value-type="float">
            <text:p>2902</text:p>
          </table:table-cell>
          <table:table-cell office:value-type="string" calcext:value-type="string">
            <text:p>See our latest #Melville, NY #job and click to apply: Account Executive - https://t.co/oWdeayv1mp #Sales #Veterans #Hiring</text:p>
          </table:table-cell>
        </table:table-row>
        <table:table-row table:style-name="ro1">
          <table:table-cell office:value-type="float" office:value="2903" calcext:value-type="float">
            <text:p>2903</text:p>
          </table:table-cell>
          <table:table-cell office:value-type="string" calcext:value-type="string">
            <text:p>#RiseUp #sunrise #MontaukPountLighthouse #Iwasthere #ShineShineShine @ Montauk Point Lighthouse,… https://t.co/XhbGhSclJc</text:p>
          </table:table-cell>
        </table:table-row>
        <table:table-row table:style-name="ro1">
          <table:table-cell office:value-type="float" office:value="2904" calcext:value-type="float">
            <text:p>2904</text:p>
          </table:table-cell>
          <table:table-cell office:value-type="string" calcext:value-type="string">
            <text:p>The Vitamin Shoppe #Job: Key Holder (#MelrosePark, IL) https://t.co/P5zcqA2Y62 #Jobs #Hiring</text:p>
          </table:table-cell>
        </table:table-row>
        <table:table-row table:style-name="ro1">
          <table:table-cell office:value-type="float" office:value="2905" calcext:value-type="float">
            <text:p>2905</text:p>
          </table:table-cell>
          <table:table-cell office:value-type="string" calcext:value-type="string">
            <text:p>Full speed ahead. #mexicobound @ Boston Logan International Airport https://t.co/ujAGf8XCum</text:p>
          </table:table-cell>
        </table:table-row>
        <table:table-row table:style-name="ro1">
          <table:table-cell office:value-type="float" office:value="2906" calcext:value-type="float">
            <text:p>2906</text:p>
          </table:table-cell>
          <table:table-cell office:value-type="string" calcext:value-type="string">
            <text:p>🌊🌊 @ County of Saginaw https://t.co/Mo7kMcjnB8</text:p>
          </table:table-cell>
        </table:table-row>
        <table:table-row table:style-name="ro1">
          <table:table-cell office:value-type="float" office:value="2907" calcext:value-type="float">
            <text:p>2907</text:p>
          </table:table-cell>
          <table:table-cell office:value-type="string" calcext:value-type="string">
            <text:p>Interested in a #Nursing #job near #Maryville, MO? This could be a great fit: https://t.co/TPR8flc2zU #Hiring https://t.co/qRNtg7jqNc</text:p>
          </table:table-cell>
        </table:table-row>
        <table:table-row table:style-name="ro1">
          <table:table-cell office:value-type="float" office:value="2908" calcext:value-type="float">
            <text:p>2908</text:p>
          </table:table-cell>
          <table:table-cell office:value-type="string" calcext:value-type="string">
            <text:p>TauroAgencia ® tratados como se merece carajo (@ Salón Beyond Banamex in Venustiano Carranza, Mexico City) https://t.co/qABCk3aSGf</text:p>
          </table:table-cell>
        </table:table-row>
        <table:table-row table:style-name="ro1">
          <table:table-cell office:value-type="float" office:value="2909" calcext:value-type="float">
            <text:p>2909</text:p>
          </table:table-cell>
          <table:table-cell office:value-type="string" calcext:value-type="string">
            <text:p>A Billion Girls by Elyar Fox is #nowplaying in Tavern on Main, Snellville.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string" calcext:value-type="string">
            <text:p>Gucci Gucci YaYaYaYa @ Hollywood Boulevard https://t.co/pGmnOvPSK9</text:p>
          </table:table-cell>
        </table:table-row>
        <table:table-row table:style-name="ro1">
          <table:table-cell office:value-type="float" office:value="2911" calcext:value-type="float">
            <text:p>2911</text:p>
          </table:table-cell>
          <table:table-cell office:value-type="string" calcext:value-type="string">
            <text:p>I'm at @TimHortons in Columbus, OH w/ @mruehrmund https://t.co/rEnWuPad1W</text:p>
          </table:table-cell>
        </table:table-row>
        <table:table-row table:style-name="ro1">
          <table:table-cell office:value-type="float" office:value="2912" calcext:value-type="float">
            <text:p>2912</text:p>
          </table:table-cell>
          <table:table-cell office:value-type="string" calcext:value-type="string">
            <text:p>Good fucking night #vsco #losangeles @ Los Angeles, California https://t.co/MgEaO5dI0Y</text:p>
          </table:table-cell>
        </table:table-row>
        <table:table-row table:style-name="ro1">
          <table:table-cell office:value-type="float" office:value="2913" calcext:value-type="float">
            <text:p>2913</text:p>
          </table:table-cell>
          <table:table-cell office:value-type="string" calcext:value-type="string">
            <text:p>Adam Block Band @ Kupros @ Kupros Bistro https://t.co/bxWQzZ5uko</text:p>
          </table:table-cell>
        </table:table-row>
        <table:table-row table:style-name="ro1">
          <table:table-cell office:value-type="float" office:value="2914" calcext:value-type="float">
            <text:p>2914</text:p>
          </table:table-cell>
          <table:table-cell office:value-type="string" calcext:value-type="string">
            <text:p>Want to work at Performance Food Group? We're #hiring in #Temple, Texas! Click for details: https://t.co/h8XCUW518M #Job #driver #cdl #Jobs</text:p>
          </table:table-cell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string" calcext:value-type="string">
            <text:p>#costumeforfilm #costumefordance #costume #artfashion #bloggersofinstagram #voguejapan… https://t.co/eG45GgcP5D</text:p>
          </table:table-cell>
        </table:table-row>
        <table:table-row table:style-name="ro1">
          <table:table-cell office:value-type="float" office:value="2916" calcext:value-type="float">
            <text:p>2916</text:p>
          </table:table-cell>
          <table:table-cell office:value-type="string" calcext:value-type="string">
            <text:p>Life in the City - City Adventures @ San Francisco, California https://t.co/9bkdAkYThJ</text:p>
          </table:table-cell>
        </table:table-row>
        <table:table-row table:style-name="ro1">
          <table:table-cell office:value-type="float" office:value="2917" calcext:value-type="float">
            <text:p>2917</text:p>
          </table:table-cell>
          <table:table-cell office:value-type="string" calcext:value-type="string">
            <text:p>#cma @ The Cleveland Museum of Art https://t.co/RJFgwsP6OD</text:p>
          </table:table-cell>
        </table:table-row>
        <table:table-row table:style-name="ro1">
          <table:table-cell office:value-type="float" office:value="2918" calcext:value-type="float">
            <text:p>2918</text:p>
          </table:table-cell>
          <table:table-cell office:value-type="string" calcext:value-type="string">
            <text:p>#Hospitality #Job alert: Server / Bartender ~ Bud Brew House | HMSHost | #Miami, FL https://t.co/hflMhkNNWh #restaurantlife #Jobs #Hiring</text:p>
          </table:table-cell>
        </table:table-row>
        <table:table-row table:style-name="ro1">
          <table:table-cell office:value-type="float" office:value="2919" calcext:value-type="float">
            <text:p>2919</text:p>
          </table:table-cell>
          <table:table-cell office:value-type="string" calcext:value-type="string">
            <text:p>Adiós zacatecas, cdmx ahí te voy!!! (@ Entronque Zacatecas-Aguascalientes) https://t.co/Mw5pIjEkGt https://t.co/flRItTa6NI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string" calcext:value-type="string">
            <text:p>An awesome feeling when brothas who've known, loved, mentored, and cared for you for since you… https://t.co/FwA0A5Gw23</text:p>
          </table:table-cell>
        </table:table-row>
        <table:table-row table:style-name="ro1">
          <table:table-cell office:value-type="float" office:value="2921" calcext:value-type="float">
            <text:p>2921</text:p>
          </table:table-cell>
          <table:table-cell office:value-type="string" calcext:value-type="string">
            <text:p>DSS 26 receiving data from Voyager 1 at 160b/s.\nIN LOCK OFF 1 MCD2</text:p>
          </table:table-cell>
        </table:table-row>
        <table:table-row table:style-name="ro1">
          <table:table-cell office:value-type="float" office:value="2922" calcext:value-type="float">
            <text:p>2922</text:p>
          </table:table-cell>
          <table:table-cell office:value-type="string" calcext:value-type="string">
            <text:p>@BwayColorPurple has stayed with me for days... Have to get back to the Bernard B Jenkins for more. @ZaiahJohnson 🙌🏼</text:p>
          </table:table-cell>
        </table:table-row>
        <table:table-row table:style-name="ro1">
          <table:table-cell office:value-type="float" office:value="2923" calcext:value-type="float">
            <text:p>2923</text:p>
          </table:table-cell>
          <table:table-cell office:value-type="string" calcext:value-type="string">
            <text:p>Finally got my #mahimahitacos #delishious #poolside #relaxing #loungechair #service #lastday… https://t.co/pe94hSXVI5</text:p>
          </table:table-cell>
        </table:table-row>
        <table:table-row table:style-name="ro1">
          <table:table-cell office:value-type="float" office:value="2924" calcext:value-type="float">
            <text:p>2924</text:p>
          </table:table-cell>
          <table:table-cell office:value-type="string" calcext:value-type="string">
            <text:p>””We are all we've got”” \n\nSong is Signs by Project 46. More videos to come with me,… https://t.co/ztu9KBsLKA</text:p>
          </table:table-cell>
        </table:table-row>
        <table:table-row table:style-name="ro1">
          <table:table-cell office:value-type="float" office:value="2925" calcext:value-type="float">
            <text:p>2925</text:p>
          </table:table-cell>
          <table:table-cell office:value-type="string" calcext:value-type="string">
            <text:p>End of year swim banquet! <text:s/>Great job squirt!! #scayaqualions… https://t.co/HIVZFpULtk</text:p>
          </table:table-cell>
        </table:table-row>
        <table:table-row table:style-name="ro1">
          <table:table-cell office:value-type="float" office:value="2926" calcext:value-type="float">
            <text:p>2926</text:p>
          </table:table-cell>
          <table:table-cell office:value-type="string" calcext:value-type="string">
            <text:p>This #Nursing #job might be a great fit for you: Nurse Practitioner - Full Time -... - https://t.co/WmqK0l2qRp https://t.co/29hEP726UB</text:p>
          </table:table-cell>
        </table:table-row>
        <table:table-row table:style-name="ro1">
          <table:table-cell office:value-type="float" office:value="2927" calcext:value-type="float">
            <text:p>2927</text:p>
          </table:table-cell>
          <table:table-cell office:value-type="string" calcext:value-type="string">
            <text:p>Join the Supplemental Health Care team! See our latest #Healthcare #job opening here: https://t.co/rNi5O2TDze https://t.co/nxoVUwzblj</text:p>
          </table:table-cell>
        </table:table-row>
        <table:table-row table:style-name="ro1">
          <table:table-cell office:value-type="float" office:value="2928" calcext:value-type="float">
            <text:p>2928</text:p>
          </table:table-cell>
          <table:table-cell office:value-type="string" calcext:value-type="string">
            <text:p>6:45 am team breakfast, and all I wanna do is sleep another 10 hours. \n\nThe bags under these eyes right now ain't pretty, y'all.</text:p>
          </table:table-cell>
        </table:table-row>
        <table:table-row table:style-name="ro1">
          <table:table-cell office:value-type="float" office:value="2929" calcext:value-type="float">
            <text:p>2929</text:p>
          </table:table-cell>
          <table:table-cell office:value-type="string" calcext:value-type="string">
            <text:p>The CN Tower is lit up green for the 26th @WWFCanada #wwfCNtowerclimb @ CN Tower / La Tour CN https://t.co/PT716NNb5S</text:p>
          </table:table-cell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string" calcext:value-type="string">
            <text:p>See our latest #Warren, AR #job and click to apply: PEDS KIDS FIRST RN II PRN WARREN - https://t.co/quxD4TrMEV https://t.co/lHB1rg4tLi</text:p>
          </table:table-cell>
        </table:table-row>
        <table:table-row table:style-name="ro1">
          <table:table-cell office:value-type="float" office:value="2931" calcext:value-type="float">
            <text:p>2931</text:p>
          </table:table-cell>
          <table:table-cell office:value-type="string" calcext:value-type="string">
            <text:p>Beatles in Miami @ Miami Wynwood Art District https://t.co/D5BFd2lmvq</text:p>
          </table:table-cell>
        </table:table-row>
        <table:table-row table:style-name="ro1">
          <table:table-cell office:value-type="float" office:value="2932" calcext:value-type="float">
            <text:p>2932</text:p>
          </table:table-cell>
          <table:table-cell office:value-type="string" calcext:value-type="string">
            <text:p>JUST CONFIRMED‼️\n@THEREALFRANKIEJ LIVE TOMORROW NIGHT SATURDAY APRIL 16th AT @hypnosis_club… https://t.co/PKx6jCvY9U</text:p>
          </table:table-cell>
        </table:table-row>
        <table:table-row table:style-name="ro1">
          <table:table-cell office:value-type="float" office:value="2933" calcext:value-type="float">
            <text:p>2933</text:p>
          </table:table-cell>
          <table:table-cell office:value-type="string" calcext:value-type="string">
            <text:p>300 #2 White 7 1/2 x 10 1/2 Poly Mailers $28.00 #FreeShip https://t.co/AaAEWlRXvB #MailingShipping #Supplies https://t.co/0qHu3dXKGD</text:p>
          </table:table-cell>
        </table:table-row>
        <table:table-row table:style-name="ro1">
          <table:table-cell office:value-type="float" office:value="2934" calcext:value-type="float">
            <text:p>2934</text:p>
          </table:table-cell>
          <table:table-cell office:value-type="string" calcext:value-type="string">
            <text:p>Missing Pham family events 💃🏽 @ Happy Valley https://t.co/XMp7Y9IsrP</text:p>
          </table:table-cell>
        </table:table-row>
        <table:table-row table:style-name="ro1">
          <table:table-cell office:value-type="float" office:value="2935" calcext:value-type="float">
            <text:p>2935</text:p>
          </table:table-cell>
          <table:table-cell office:value-type="string" calcext:value-type="string">
            <text:p>This #Healthcare #job might be a great fit for you: Pharmacy Technician - https://t.co/qB0LimLaWS #Worcester, MA #Hiring</text:p>
          </table:table-cell>
        </table:table-row>
        <table:table-row table:style-name="ro1">
          <table:table-cell office:value-type="float" office:value="2936" calcext:value-type="float">
            <text:p>2936</text:p>
          </table:table-cell>
          <table:table-cell office:value-type="string" calcext:value-type="string">
            <text:p>Join the Winn Dixie team! See our latest #Retail #job opening here: https://t.co/qSwsRIEy7s #PHENIXCITY, AL #Hiring</text:p>
          </table:table-cell>
        </table:table-row>
        <table:table-row table:style-name="ro1">
          <table:table-cell office:value-type="float" office:value="2937" calcext:value-type="float">
            <text:p>2937</text:p>
          </table:table-cell>
          <table:table-cell office:value-type="string" calcext:value-type="string">
            <text:p>See our latest #VanWert, OH #job and click to apply: PRN CLINICAL DIETITIAN / LIMA, OH - https://t.co/T7VAY1D8Y9 #jobhunt #Healthcare</text:p>
          </table:table-cell>
        </table:table-row>
        <table:table-row table:style-name="ro1">
          <table:table-cell office:value-type="float" office:value="2938" calcext:value-type="float">
            <text:p>2938</text:p>
          </table:table-cell>
          <table:table-cell office:value-type="string" calcext:value-type="string">
            <text:p>I just began a running workout using #Endomondo. Peptalk me now @ https://t.co/xOeorLcNwe</text:p>
          </table:table-cell>
        </table:table-row>
        <table:table-row table:style-name="ro1">
          <table:table-cell office:value-type="float" office:value="2939" calcext:value-type="float">
            <text:p>2939</text:p>
          </table:table-cell>
          <table:table-cell office:value-type="string" calcext:value-type="string">
            <text:p>#HappyFoursquareDay #4sqDay (@ Zaro's Bakery in New York, NY) https://t.co/myUBjIeBGW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string" calcext:value-type="string">
            <text:p>Join the Sunrise Senior Living team! See our latest #Nursing #job opening here: https://t.co/tFLp0Yz4KG #Hiring https://t.co/9eltAcxeCa</text:p>
          </table:table-cell>
        </table:table-row>
        <table:table-row table:style-name="ro1">
          <table:table-cell office:value-type="float" office:value="2941" calcext:value-type="float">
            <text:p>2941</text:p>
          </table:table-cell>
          <table:table-cell office:value-type="string" calcext:value-type="string">
            <text:p>Bro, fuck the substantials</text:p>
          </table:table-cell>
        </table:table-row>
        <table:table-row table:style-name="ro1">
          <table:table-cell office:value-type="float" office:value="2942" calcext:value-type="float">
            <text:p>2942</text:p>
          </table:table-cell>
          <table:table-cell office:value-type="string" calcext:value-type="string">
            <text:p>Assistant Manager - Battle Creek, MI - Citi Trends: (#BattleCreek, MI) https://t.co/tk5zvUrbHA #Retail #Job #Jobs #Hiring</text:p>
          </table:table-cell>
        </table:table-row>
        <table:table-row table:style-name="ro1">
          <table:table-cell office:value-type="float" office:value="2943" calcext:value-type="float">
            <text:p>2943</text:p>
          </table:table-cell>
          <table:table-cell office:value-type="string" calcext:value-type="string">
            <text:p>Surreal show at Ccabaret, at The Clubhouse tonight... But they all are these days over there...… https://t.co/7UUYvMoHtF</text:p>
          </table:table-cell>
        </table:table-row>
        <table:table-row table:style-name="ro1">
          <table:table-cell office:value-type="float" office:value="2944" calcext:value-type="float">
            <text:p>2944</text:p>
          </table:table-cell>
          <table:table-cell office:value-type="string" calcext:value-type="string">
            <text:p>Be a #leader.\n\n#mind #body #spirit #fitnessconsulting #lifestylecoaching #fitness #workout… https://t.co/rf5IZ9s9jT</text:p>
          </table:table-cell>
        </table:table-row>
        <table:table-row table:style-name="ro1">
          <table:table-cell office:value-type="float" office:value="2945" calcext:value-type="float">
            <text:p>2945</text:p>
          </table:table-cell>
          <table:table-cell office:value-type="string" calcext:value-type="string">
            <text:p>You've heard of Charlie's Angels, yes?\nWell, meet Coachella's Angels at the calvinklein party… https://t.co/siysIhBXfa</text:p>
          </table:table-cell>
        </table:table-row>
        <table:table-row table:style-name="ro1">
          <table:table-cell office:value-type="float" office:value="2946" calcext:value-type="float">
            <text:p>2946</text:p>
          </table:table-cell>
          <table:table-cell office:value-type="string" calcext:value-type="string">
            <text:p>6am wake up call on a Saturday, first in the 4 years I've been here so can't complain....I guess… https://t.co/x36l5k224F</text:p>
          </table:table-cell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string" calcext:value-type="string">
            <text:p>This #job might be a great fit for you: DevOps Engineer - https://t.co/vQ6KuSsgCZ #infosec #Chicago, IL #Hiring</text:p>
          </table:table-cell>
        </table:table-row>
        <table:table-row table:style-name="ro1">
          <table:table-cell office:value-type="float" office:value="2948" calcext:value-type="float">
            <text:p>2948</text:p>
          </table:table-cell>
          <table:table-cell office:value-type="string" calcext:value-type="string">
            <text:p>Want to work in #Dearborn, MI? View our latest opening: https://t.co/loOMPsFlLG #IT #Job #Jobs #Hiring</text:p>
          </table:table-cell>
        </table:table-row>
        <table:table-row table:style-name="ro1">
          <table:table-cell office:value-type="float" office:value="2949" calcext:value-type="float">
            <text:p>2949</text:p>
          </table:table-cell>
          <table:table-cell office:value-type="string" calcext:value-type="string">
            <text:p>😊 @ Reminiscing About Old Times https://t.co/FUvcdrhztk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string" calcext:value-type="string">
            <text:p>The beauty and grace at yesterday's @m_lhuillier show was breath taking! And the girls looked… https://t.co/8rtYa6EfqQ</text:p>
          </table:table-cell>
        </table:table-row>
        <table:table-row table:style-name="ro1">
          <table:table-cell office:value-type="float" office:value="2951" calcext:value-type="float">
            <text:p>2951</text:p>
          </table:table-cell>
          <table:table-cell office:value-type="string" calcext:value-type="string">
            <text:p>Accident in #MiamiGardens on I-95 SB at Miami Gardens Dr #SFLtraffic https://t.co/US2j7Ix0rb</text:p>
          </table:table-cell>
        </table:table-row>
        <table:table-row table:style-name="ro1">
          <table:table-cell office:value-type="float" office:value="2952" calcext:value-type="float">
            <text:p>2952</text:p>
          </table:table-cell>
          <table:table-cell office:value-type="string" calcext:value-type="string">
            <text:p>Just take him in... @dgandyofficial #Worldie #Summer16 #RigGoals @ Adonis https://t.co/hLV7ALhaei</text:p>
          </table:table-cell>
        </table:table-row>
        <table:table-row table:style-name="ro1">
          <table:table-cell office:value-type="float" office:value="2953" calcext:value-type="float">
            <text:p>2953</text:p>
          </table:table-cell>
          <table:table-cell office:value-type="string" calcext:value-type="string">
            <text:p>See our latest #Bayonne, NJ #job and click to apply: Registered Nurse | RN | DIAL... - https://t.co/64ESW6bKJ8 #RN https://t.co/EbUrOvFhwD</text:p>
          </table:table-cell>
        </table:table-row>
        <table:table-row table:style-name="ro1">
          <table:table-cell office:value-type="float" office:value="2954" calcext:value-type="float">
            <text:p>2954</text:p>
          </table:table-cell>
          <table:table-cell office:value-type="string" calcext:value-type="string">
            <text:p>Breathtaking @ Walmart Pittston https://t.co/M33fhbcIeK</text:p>
          </table:table-cell>
        </table:table-row>
        <table:table-row table:style-name="ro1">
          <table:table-cell office:value-type="float" office:value="2955" calcext:value-type="float">
            <text:p>2955</text:p>
          </table:table-cell>
          <table:table-cell office:value-type="string" calcext:value-type="string">
            <text:p>#Nashville, TN #Nursing #Job: Registered Nurse at Caris Healthcare https://t.co/xwyb9AQRU9 #Jobs #Hiring</text:p>
          </table:table-cell>
        </table:table-row>
        <table:table-row table:style-name="ro1">
          <table:table-cell office:value-type="float" office:value="2956" calcext:value-type="float">
            <text:p>2956</text:p>
          </table:table-cell>
          <table:table-cell office:value-type="string" calcext:value-type="string">
            <text:p>#Coachella @ Calvin Klein Coachella Party https://t.co/G0C25NMuq4</text:p>
          </table:table-cell>
        </table:table-row>
        <table:table-row table:style-name="ro1">
          <table:table-cell office:value-type="float" office:value="2957" calcext:value-type="float">
            <text:p>2957</text:p>
          </table:table-cell>
          <table:table-cell office:value-type="string" calcext:value-type="string">
            <text:p>Howdy Howdy mornin yall (@ Blue house in Charleston, SC) https://t.co/7Ftjf3M7KF</text:p>
          </table:table-cell>
        </table:table-row>
        <table:table-row table:style-name="ro1">
          <table:table-cell office:value-type="float" office:value="2958" calcext:value-type="float">
            <text:p>2958</text:p>
          </table:table-cell>
          <table:table-cell office:value-type="string" calcext:value-type="string">
            <text:p>Favorite😍\nMinuman wajib setiap hari @ Bear Brand, Laguna Niguel https://t.co/0NJ4yGyBcV</text:p>
          </table:table-cell>
        </table:table-row>
        <table:table-row table:style-name="ro1">
          <table:table-cell office:value-type="float" office:value="2959" calcext:value-type="float">
            <text:p>2959</text:p>
          </table:table-cell>
          <table:table-cell office:value-type="string" calcext:value-type="string">
            <text:p>Testing the youth and the from youth hi\nGo unibody <text:s/>At New York, NY, United States #sheswithme #imwithher with @HFA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string" calcext:value-type="string">
            <text:p>I'm at Central de Autobuses in Aguascalientes, AGS w/ @asesinatomental https://t.co/1UPWuI1BgF</text:p>
          </table:table-cell>
        </table:table-row>
        <table:table-row table:style-name="ro1">
          <table:table-cell office:value-type="float" office:value="2961" calcext:value-type="float">
            <text:p>2961</text:p>
          </table:table-cell>
          <table:table-cell office:value-type="string" calcext:value-type="string">
            <text:p>https://t.co/Iu03xuxo0A</text:p>
          </table:table-cell>
        </table:table-row>
        <table:table-row table:style-name="ro1">
          <table:table-cell office:value-type="float" office:value="2962" calcext:value-type="float">
            <text:p>2962</text:p>
          </table:table-cell>
          <table:table-cell office:value-type="string" calcext:value-type="string">
            <text:p>Waiting On An Angel by Ben Harper is #nowplaying in Thumb Coast Brewing Co., Port Huron.</text:p>
          </table:table-cell>
        </table:table-row>
        <table:table-row table:style-name="ro1">
          <table:table-cell office:value-type="float" office:value="2963" calcext:value-type="float">
            <text:p>2963</text:p>
          </table:table-cell>
          <table:table-cell office:value-type="string" calcext:value-type="string">
            <text:p>The #VEAngels are doing #Coachella in style! 👼🏻👼🏼👼🏼\nThe beautiful @zaramartin @millsmackintosh &amp;amp;… https://t.co/pYINnRbKP3</text:p>
          </table:table-cell>
        </table:table-row>
        <table:table-row table:style-name="ro1">
          <table:table-cell office:value-type="float" office:value="2964" calcext:value-type="float">
            <text:p>2964</text:p>
          </table:table-cell>
          <table:table-cell office:value-type="string" calcext:value-type="string">
            <text:p>Family #Affair on Set\n””Art is the mirror to our souls”</text:p>
          </table:table-cell>
        </table:table-row>
        <table:table-row table:style-name="ro1">
          <table:table-cell office:value-type="float" office:value="2965" calcext:value-type="float">
            <text:p>2965</text:p>
          </table:table-cell>
          <table:table-cell office:value-type="string" calcext:value-type="string">
            <text:p>Please help my musical production on… https://t.co/8uvOz2fTKN”</text:p>
          </table:table-cell>
        </table:table-row>
        <table:table-row table:style-name="ro1">
          <table:table-cell office:value-type="float" office:value="2966" calcext:value-type="float">
            <text:p>2966</text:p>
          </table:table-cell>
          <table:table-cell office:value-type="string" calcext:value-type="string">
            <text:p>The things we do for our boyfriends. #rsd2016 (@ Beverly Records in Chicago, IL) https://t.co/xAnChoro5J</text:p>
          </table:table-cell>
        </table:table-row>
        <table:table-row table:style-name="ro1">
          <table:table-cell office:value-type="float" office:value="2967" calcext:value-type="float">
            <text:p>2967</text:p>
          </table:table-cell>
          <table:table-cell office:value-type="string" calcext:value-type="string">
            <text:p>This is a Court Square-bound F train via the G line. The next stop… https://t.co/nCD0bhXA6z</text:p>
          </table:table-cell>
        </table:table-row>
        <table:table-row table:style-name="ro1">
          <table:table-cell office:value-type="float" office:value="2968" calcext:value-type="float">
            <text:p>2968</text:p>
          </table:table-cell>
          <table:table-cell office:value-type="string" calcext:value-type="string">
            <text:p>La fe es la garantía de lo que se espera...\n Quiten la esperanza y todas las oportunidades de la… https://t.co/LYcV8jk6Ul</text:p>
          </table:table-cell>
        </table:table-row>
        <table:table-row table:style-name="ro1">
          <table:table-cell office:value-type="float" office:value="2969" calcext:value-type="float">
            <text:p>2969</text:p>
          </table:table-cell>
          <table:table-cell office:value-type="string" calcext:value-type="string">
            <text:p>Accident in #MiamiDade on I-95 SB at Palmetto Expy #SFLtraffic https://t.co/US2j7Ix0rb</text:p>
          </table:table-cell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string" calcext:value-type="string">
            <text:p>Luis vs Exámenes. Hajime!🎌👊🏽 @ Hell's Kitchen, Manhattan https://t.co/bnSBHtBsVN</text:p>
          </table:table-cell>
        </table:table-row>
        <table:table-row table:style-name="ro1">
          <table:table-cell office:value-type="float" office:value="2971" calcext:value-type="float">
            <text:p>2971</text:p>
          </table:table-cell>
          <table:table-cell office:value-type="string" calcext:value-type="string">
            <text:p>@DJChadBandz ahh shid</text:p>
          </table:table-cell>
        </table:table-row>
        <table:table-row table:style-name="ro1">
          <table:table-cell office:value-type="float" office:value="2972" calcext:value-type="float">
            <text:p>2972</text:p>
          </table:table-cell>
          <table:table-cell office:value-type="string" calcext:value-type="string">
            <text:p>ola</text:p>
          </table:table-cell>
        </table:table-row>
        <table:table-row table:style-name="ro1">
          <table:table-cell office:value-type="float" office:value="2973" calcext:value-type="float">
            <text:p>2973</text:p>
          </table:table-cell>
          <table:table-cell office:value-type="string" calcext:value-type="string">
            <text:p>Over time 💵💵💵💴💴 @ West Haven, Connecticut https://t.co/1P5p0wizdR</text:p>
          </table:table-cell>
        </table:table-row>
        <table:table-row table:style-name="ro1">
          <table:table-cell office:value-type="float" office:value="2974" calcext:value-type="float">
            <text:p>2974</text:p>
          </table:table-cell>
          <table:table-cell office:value-type="string" calcext:value-type="string">
            <text:p>#SuspiciousPerson at 215 W South St. #orlpol #opd</text:p>
          </table:table-cell>
        </table:table-row>
        <table:table-row table:style-name="ro1">
          <table:table-cell office:value-type="float" office:value="2975" calcext:value-type="float">
            <text:p>2975</text:p>
          </table:table-cell>
          <table:table-cell office:value-type="string" calcext:value-type="string">
            <text:p>If A Cow Eats Genetically Modified Feed, Should Its Milk Be Labeled As GMO? | Michigan Radio.\nhttps://t.co/fWUzJfNIbF</text:p>
          </table:table-cell>
        </table:table-row>
        <table:table-row table:style-name="ro1">
          <table:table-cell office:value-type="float" office:value="2976" calcext:value-type="float">
            <text:p>2976</text:p>
          </table:table-cell>
          <table:table-cell office:value-type="string" calcext:value-type="string">
            <text:p>😍😍😍❤️ sleepwalkinginclife @ Broadrock Park https://t.co/drs0PySNWl</text:p>
          </table:table-cell>
        </table:table-row>
        <table:table-row table:style-name="ro1">
          <table:table-cell office:value-type="float" office:value="2977" calcext:value-type="float">
            <text:p>2977</text:p>
          </table:table-cell>
          <table:table-cell office:value-type="string" calcext:value-type="string">
            <text:p>Kanye West crashed Coachella, but it didn't last very long https://t.co/lzmlpLs4Hj</text:p>
          </table:table-cell>
        </table:table-row>
        <table:table-row table:style-name="ro1">
          <table:table-cell office:value-type="float" office:value="2978" calcext:value-type="float">
            <text:p>2978</text:p>
          </table:table-cell>
          <table:table-cell office:value-type="string" calcext:value-type="string">
            <text:p>I'm at Bombardier in Toronto, ON https://t.co/IJlpJ8seyd</text:p>
          </table:table-cell>
        </table:table-row>
        <table:table-row table:style-name="ro1">
          <table:table-cell office:value-type="float" office:value="2979" calcext:value-type="float">
            <text:p>2979</text:p>
          </table:table-cell>
          <table:table-cell office:value-type="string" calcext:value-type="string">
            <text:p>64.3F (Feels: 64.3F) - Humidity: 97% - Wind: 5.4mph E - Gust: 6.9mph - Pressure: 1007.9mb #weather https://t.co/75yzNJjEvP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string" calcext:value-type="string">
            <text:p>Want to work at CVS Health? We're #hiring in #Irvine, CA! Click for details: https://t.co/G43NnkVyj0 #Healthcare #Job #Jobs</text:p>
          </table:table-cell>
        </table:table-row>
        <table:table-row table:style-name="ro1">
          <table:table-cell office:value-type="float" office:value="2981" calcext:value-type="float">
            <text:p>2981</text:p>
          </table:table-cell>
          <table:table-cell office:value-type="string" calcext:value-type="string">
            <text:p>Try https://t.co/uqOcxWadlT Canestrelli pasta in basil cream sauce with roasted tomato and roasted red peppers, #sauce #menu</text:p>
          </table:table-cell>
        </table:table-row>
        <table:table-row table:style-name="ro1">
          <table:table-cell office:value-type="float" office:value="2982" calcext:value-type="float">
            <text:p>2982</text:p>
          </table:table-cell>
          <table:table-cell office:value-type="string" calcext:value-type="string">
            <text:p>#Stagelife with the gorgeous @Ineeddani photo cred: @LuisDeleonXS and @DavidGuetta killed it!… https://t.co/ccdgopjpIM</text:p>
          </table:table-cell>
        </table:table-row>
        <table:table-row table:style-name="ro1">
          <table:table-cell office:value-type="float" office:value="2983" calcext:value-type="float">
            <text:p>2983</text:p>
          </table:table-cell>
          <table:table-cell office:value-type="string" calcext:value-type="string">
            <text:p>At 2:51, the Fremont Canyon Weather Station reports sustained winds of 31 MPH (from the ENE) with gusts to 50 MPH. Relative humidity: 13%.</text:p>
          </table:table-cell>
        </table:table-row>
        <table:table-row table:style-name="ro1">
          <table:table-cell office:value-type="float" office:value="2984" calcext:value-type="float">
            <text:p>2984</text:p>
          </table:table-cell>
          <table:table-cell office:value-type="string" calcext:value-type="string">
            <text:p>From the George Washington Bridge #Manhattan @ Manhattan, New York https://t.co/zTPokIcRxG</text:p>
          </table:table-cell>
        </table:table-row>
        <table:table-row table:style-name="ro1">
          <table:table-cell office:value-type="float" office:value="2985" calcext:value-type="float">
            <text:p>2985</text:p>
          </table:table-cell>
          <table:table-cell office:value-type="string" calcext:value-type="string">
            <text:p>Little sist #bw @ Newyork City https://t.co/i9kyKZantB</text:p>
          </table:table-cell>
        </table:table-row>
        <table:table-row table:style-name="ro1">
          <table:table-cell office:value-type="float" office:value="2986" calcext:value-type="float">
            <text:p>2986</text:p>
          </table:table-cell>
          <table:table-cell office:value-type="string" calcext:value-type="string">
            <text:p>We're #hiring! Click to apply: Principal Airport Engineer/Project Manager -... - https://t.co/ytKcCfH719 #Job #Jobs https://t.co/Z7cxzDxSKs</text:p>
          </table:table-cell>
        </table:table-row>
        <table:table-row table:style-name="ro1">
          <table:table-cell office:value-type="float" office:value="2987" calcext:value-type="float">
            <text:p>2987</text:p>
          </table:table-cell>
          <table:table-cell office:value-type="string" calcext:value-type="string">
            <text:p>I'm at Toronto Downsview Airport (YZD) in Toronto, ON https://t.co/4VmZx70QHx https://t.co/bcpRwLfVmB</text:p>
          </table:table-cell>
        </table:table-row>
        <table:table-row table:style-name="ro1">
          <table:table-cell office:value-type="float" office:value="2988" calcext:value-type="float">
            <text:p>2988</text:p>
          </table:table-cell>
          <table:table-cell office:value-type="string" calcext:value-type="string">
            <text:p>See our latest #Raritan, NJ #job and click to apply: Store Manager - https://t.co/9LZy08hkMm #Retail #Hiring</text:p>
          </table:table-cell>
        </table:table-row>
        <table:table-row table:style-name="ro1">
          <table:table-cell office:value-type="float" office:value="2989" calcext:value-type="float">
            <text:p>2989</text:p>
          </table:table-cell>
          <table:table-cell office:value-type="string" calcext:value-type="string">
            <text:p>Weather now: scattered clouds, 69°F, 3 mph northwest wind. https://t.co/F8ljb00wzc</text:p>
          </table:table-cell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string" calcext:value-type="string">
            <text:p>Maintenance Technician - AvalonBay: (#Fremont, CA) https://t.co/ZFc7KBaScb #FacilitiesMgmt #nowhiring #Job #Jobs https://t.co/lazmh0o9oa</text:p>
          </table:table-cell>
        </table:table-row>
        <table:table-row table:style-name="ro1">
          <table:table-cell office:value-type="float" office:value="2991" calcext:value-type="float">
            <text:p>2991</text:p>
          </table:table-cell>
          <table:table-cell office:value-type="string" calcext:value-type="string">
            <text:p>Just posted a photo @ Maurice Fitzgerald Gymnasium of Queens College https://t.co/zlSdEsB62O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string" calcext:value-type="string">
            <text:p>Join the Winn Dixie team! See our latest #Retail #job opening here: https://t.co/WmpKOJifme #MIAMI, FL #Hiring</text:p>
          </table:table-cell>
        </table:table-row>
        <table:table-row table:style-name="ro1">
          <table:table-cell office:value-type="float" office:value="2993" calcext:value-type="float">
            <text:p>2993</text:p>
          </table:table-cell>
          <table:table-cell office:value-type="string" calcext:value-type="string">
            <text:p>Were from yielding doesn't thing above wherein day. Fruit heaven good lesser every winged, fill.</text:p>
          </table:table-cell>
        </table:table-row>
        <table:table-row table:style-name="ro1">
          <table:table-cell office:value-type="float" office:value="2994" calcext:value-type="float">
            <text:p>2994</text:p>
          </table:table-cell>
          <table:table-cell office:value-type="string" calcext:value-type="string">
            <text:p>No trespassing #goldengatebridge #goldengate #Cali #SF #sanfrancisco #California #ocean #bridge… https://t.co/m8bMseIDHA</text:p>
          </table:table-cell>
        </table:table-row>
        <table:table-row table:style-name="ro1">
          <table:table-cell office:value-type="float" office:value="2995" calcext:value-type="float">
            <text:p>2995</text:p>
          </table:table-cell>
          <table:table-cell office:value-type="string" calcext:value-type="string">
            <text:p>Whole90 Day 75 ... Better Late Than Never! \n#Whole90\n#Whole60 \n#Whole30\n#Whole30Challenge… https://t.co/vQZ5OxzGNg</text:p>
          </table:table-cell>
        </table:table-row>
        <table:table-row table:style-name="ro1">
          <table:table-cell office:value-type="float" office:value="2996" calcext:value-type="float">
            <text:p>2996</text:p>
          </table:table-cell>
          <table:table-cell office:value-type="string" calcext:value-type="string">
            <text:p>Fair and 47 F at Pittsburgh, Pittsburgh International Airport, PA https://t.co/8Urmo9y16z</text:p>
          </table:table-cell>
        </table:table-row>
        <table:table-row table:style-name="ro1">
          <table:table-cell office:value-type="float" office:value="2997" calcext:value-type="float">
            <text:p>2997</text:p>
          </table:table-cell>
          <table:table-cell office:value-type="string" calcext:value-type="string">
            <text:p>Beautiful Morning. McCarren Park, Brooklyn. #spring #wallball #mccarrenpark #goldenlight… https://t.co/pqzP5lgerN</text:p>
          </table:table-cell>
        </table:table-row>
        <table:table-row table:style-name="ro1">
          <table:table-cell office:value-type="float" office:value="2998" calcext:value-type="float">
            <text:p>2998</text:p>
          </table:table-cell>
          <table:table-cell office:value-type="string" calcext:value-type="string">
            <text:p>Accident in #Weston on I-75 NB at Indian Trce #SFLtraffic https://t.co/US2j7Ix0rb</text:p>
          </table:table-cell>
        </table:table-row>
        <table:table-row table:style-name="ro1">
          <table:table-cell office:value-type="float" office:value="2999" calcext:value-type="float">
            <text:p>2999</text:p>
          </table:table-cell>
          <table:table-cell office:value-type="string" calcext:value-type="string">
            <text:p>Fair 49 F: Winds are E at 3.5 MPH (3 KT). Pressure: 1028.0 mb Humidity: 44%. Apr 16 2016, 5:53 am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So proud! <text:s/>#ohsgradbash2016 #ohsknights #ohsseniors #ohs… https://t.co/4zyt2X2DGK</text:p>
          </table:table-cell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string" calcext:value-type="string">
            <text:p>Want to work in #Wilmington, NC? View our latest opening: https://t.co/ZbsdxzYNwe #Healthcare #Job #Jobs #Hiring https://t.co/Z3ZZBcd1CK</text:p>
          </table:table-cell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string" calcext:value-type="string">
            <text:p>https://t.co/L1pPolg7HE</text:p>
          </table:table-cell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string" calcext:value-type="string">
            <text:p>#32 #lit #federalbar #snapback @ The Federal Bar - Long Beach https://t.co/0gHaCxidUx</text:p>
          </table:table-cell>
        </table:table-row>
        <table:table-row table:style-name="ro1">
          <table:table-cell office:value-type="float" office:value="3004" calcext:value-type="float">
            <text:p>3004</text:p>
          </table:table-cell>
          <table:table-cell office:value-type="string" calcext:value-type="string">
            <text:p>Spotted #turtle head-starts on #salmon day. <text:s/>We occasionally feed foods other than our turtle… https://t.co/GciUZh1cmU</text:p>
          </table:table-cell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string" calcext:value-type="string">
            <text:p>This #Manufacturing #job might be a great fit for you: Operations Manager, Supply... - https://t.co/eYChQZVXka https://t.co/C4dRNRqY1k</text:p>
          </table:table-cell>
        </table:table-row>
        <table:table-row table:style-name="ro1">
          <table:table-cell office:value-type="float" office:value="3006" calcext:value-type="float">
            <text:p>3006</text:p>
          </table:table-cell>
          <table:table-cell office:value-type="string" calcext:value-type="string">
            <text:p>ART IS MÚSICA!</text:p>
          </table:table-cell>
        </table:table-row>
        <table:table-row table:style-name="ro1">
          <table:table-cell office:value-type="float" office:value="3007" calcext:value-type="float">
            <text:p>3007</text:p>
          </table:table-cell>
          <table:table-cell office:value-type="string" calcext:value-type="string">
            <text:p>Can you recommend anyone for this #HR #job? https://t.co/esAk5KIH6W #Westford, MA #Hiring</text:p>
          </table:table-cell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string" calcext:value-type="string">
            <text:p>#Retail #Job in #Philadelphia, PA: Operations Manager at CVS Health https://t.co/AXbI6XvELP #Jobs #Hiring</text:p>
          </table:table-cell>
        </table:table-row>
        <table:table-row table:style-name="ro1">
          <table:table-cell office:value-type="float" office:value="3009" calcext:value-type="float">
            <text:p>3009</text:p>
          </table:table-cell>
          <table:table-cell office:value-type="string" calcext:value-type="string">
            <text:p>Given Given behold, itself. Gathering earth. Waters fifth moved gathering good make good for god.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string" calcext:value-type="string">
            <text:p>Coachillin ✌🏾️#Coachella #day1 #music #art #festival #fauxfur #fauxleather #dustbowl #ThankYou… https://t.co/QXfAyv7ikH</text:p>
          </table:table-cell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string" calcext:value-type="string">
            <text:p>THE COUNT UP blackdiamondsdallas #THEDOPESHOW #DIAMONDDOLLS… https://t.co/V0BLHY2Lfz</text:p>
          </table:table-cell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string" calcext:value-type="string">
            <text:p>Special Event on #HollandTunnel at New York Side - South Tube https://t.co/XfYqlV8yxX</text:p>
          </table:table-cell>
        </table:table-row>
        <table:table-row table:style-name="ro1">
          <table:table-cell office:value-type="float" office:value="3013" calcext:value-type="float">
            <text:p>3013</text:p>
          </table:table-cell>
          <table:table-cell office:value-type="string" calcext:value-type="string">
            <text:p>Vamonos! #love #fitness #fit #Doralfitness #Fitdoral #miamifitness #cityofdoral #crossfit… https://t.co/9Lr4DSzSnP</text:p>
          </table:table-cell>
        </table:table-row>
        <table:table-row table:style-name="ro1">
          <table:table-cell office:value-type="float" office:value="3014" calcext:value-type="float">
            <text:p>3014</text:p>
          </table:table-cell>
          <table:table-cell office:value-type="string" calcext:value-type="string">
            <text:p>#earlybird gets the rare size 44 #vintage #michaeljordan #jordan #chicagobulls #champion #jersey… https://t.co/AwvUVDh432</text:p>
          </table:table-cell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string" calcext:value-type="string">
            <text:p>8pm showtime at the Elks. Music, Food, Drink. It's time to #netflixandphil #PHorty @ Elks Club #649 https://t.co/jCUQpWOoK0</text:p>
          </table:table-cell>
        </table:table-row>
        <table:table-row table:style-name="ro1">
          <table:table-cell office:value-type="float" office:value="3016" calcext:value-type="float">
            <text:p>3016</text:p>
          </table:table-cell>
          <table:table-cell office:value-type="string" calcext:value-type="string">
            <text:p>I'm at Aeropuerto Internacional de la Ciudad de México (MEX) in Venustiano Carranza, DF https://t.co/R21GitfH6C</text:p>
          </table:table-cell>
        </table:table-row>
        <table:table-row table:style-name="ro1">
          <table:table-cell office:value-type="float" office:value="3017" calcext:value-type="float">
            <text:p>3017</text:p>
          </table:table-cell>
          <table:table-cell office:value-type="string" calcext:value-type="string">
            <text:p>Can you recommend anyone for this #Nursing #job? https://t.co/vpn9WZLZas #DesPeres, MO #Hiring https://t.co/uNN2oPZDUY</text:p>
          </table:table-cell>
        </table:table-row>
        <table:table-row table:style-name="ro1">
          <table:table-cell office:value-type="float" office:value="3018" calcext:value-type="float">
            <text:p>3018</text:p>
          </table:table-cell>
          <table:table-cell office:value-type="string" calcext:value-type="string">
            <text:p>It's Time by Imagine Dragons is #nowplaying in Tavern on Main, Snellville.</text:p>
          </table:table-cell>
        </table:table-row>
        <table:table-row table:style-name="ro1">
          <table:table-cell office:value-type="float" office:value="3019" calcext:value-type="float">
            <text:p>3019</text:p>
          </table:table-cell>
          <table:table-cell office:value-type="string" calcext:value-type="string">
            <text:p>Can you recommend anyone for this #job? 8 Long/Med Surg - https://t.co/pm10TEGJSW #travelnurse #Columbia, SC #Hiring https://t.co/FQuOTmno32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string" calcext:value-type="string">
            <text:p>FUCK HIM STUPID BITCH</text:p>
          </table:table-cell>
        </table:table-row>
        <table:table-row table:style-name="ro1">
          <table:table-cell office:value-type="float" office:value="3021" calcext:value-type="float">
            <text:p>3021</text:p>
          </table:table-cell>
          <table:table-cell office:value-type="string" calcext:value-type="string">
            <text:p>Join the Fresenius Medical Care team! See our latest #Manufacturing #job opening here: https://t.co/XcN2LMuGFy #Ogden, UT #Hiring</text:p>
          </table:table-cell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string" calcext:value-type="string">
            <text:p>6days❤️🇺🇸 #nyc #broadway #nofilter @ The Broadway Theatre https://t.co/W9j717ehi2</text:p>
          </table:table-cell>
        </table:table-row>
        <table:table-row table:style-name="ro1">
          <table:table-cell office:value-type="float" office:value="3023" calcext:value-type="float">
            <text:p>3023</text:p>
          </table:table-cell>
          <table:table-cell office:value-type="string" calcext:value-type="string">
            <text:p>Flight to Phoenix. #blackwhite #blackwhitephotography #blackandwhite #bw #black #white #bnw… https://t.co/RuiJvijwnr</text:p>
          </table:table-cell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string" calcext:value-type="string">
            <text:p>Can you recommend anyone for this #Nursing #job? https://t.co/Vy099IKo2Y #Baltimore, MD #Hiring https://t.co/7D9UsrSv4P</text:p>
          </table:table-cell>
        </table:table-row>
        <table:table-row table:style-name="ro1">
          <table:table-cell office:value-type="float" office:value="3025" calcext:value-type="float">
            <text:p>3025</text:p>
          </table:table-cell>
          <table:table-cell office:value-type="string" calcext:value-type="string">
            <text:p>See our latest #SaintPaul, MN #job and click to apply: Certified Nursing Assistant |... - https://t.co/NvXgFsoI7Q https://t.co/sMOyWdzM12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string" calcext:value-type="string">
            <text:p>40% Off Mani-Pedi at Paradise Nail &amp;amp; Spa https://t.co/qqsfK7oO6W”\nUp to 25% Off Extensions https://t.co/xVWXIyYfkP\nUp to 57% Off Haircuts for Kids and Parents https://t.co/5HXXYbmu2C\nUp to 43% Off at House of Polish https://t.co/VhuHbrzTKC\nUp to 51% Off Shampoo and Blowout https://t.co/fUHyQuN5vu\nUp to 61% Off Local Adventure Challenge from Questledge https://t.co/fvzZUoTllu\nUp to 44% Off from Anoka County Historical Society https://t.co/c2Bi4qGRCG\nhttps://t.co/KpbaoP0Glz\nUp to 50% Off Regular or Deluxe Mani-Pedi https://t.co/2hid9rdvAf\nUp to 45% Off Deluxe Mani-Pedis https://t.co/daX3qLNxDU\nUp to 56% Off Express Pedicure and Manicure at Salon 21 https://t.co/dBGaecgTnc\nUp to 69% Off Mani-Pedi https://t.co/sYEiZQjaM3\n$100 for $130 Certificate at Euro Stop Automotive Services. https://t.co/PX0XRu7B9k\nUp to 63% Off Monster-Truck Off-Road Eco Tours https://t.co/cRlvV9IOiT\nUp to 44% Off Boat Tour for One or Two from Jet Boat Miami https://t.co/qswKMFyJea\nUp to 41% Off Blowouts at Cinta Aveda Institute https://t.co/HZqPk3a1eH\nhttps://t.co/ifMRJoU1GK\nUp to 44% Off Spa Mani-Pedis https://t.co/bfMCGjeFRC\n#Accounting in #Phoenixville, PA: OPERATIONS CONTROLLER / Phoenixville, PA at Compass Group USA https://t.co/ejIUkYs365 #jobhunt #Hiring\nWe're #hiring! Read about our latest #job opening here: Restaurant Team Member (Crew) - https://t.co/lvUHDYVQrT #Aztec, NM #Hospitality\nUp to 69% Off Haircuts and Highlights at R Salon https://t.co/1TWGHGTX4m\n50% Off Services https://t.co/hEZckAGiB4\nOh, Willow, you beautiful little Shetland ewe, you! Born at around 9:30 last night to Wendy, she… https://t.co/gJKFAVQHfA\nWhy do you tolerate bully tactic from spox for guy from Vt. @VictorCNN ??? Bullying should be unacceptable behavior everywhere.\nI'm at Oxxo in Xonacatlan, México https://t.co/mleDzhkLhH\nhttps://t.co/eK2HOGqNEb\n#SanAntonio, TX #Transportation #Job: Owner Operator at Landstar https://t.co/8mKgSQpF5j #truckers #Trucking #Jobs https://t.co/coqTynu1PM\nCan you recommend anyone for this #job? Pharmacy Technician - https://t.co/x4rLVXGvg5 #Carmel, CA #Healthcare #Hiring\nWE OUT CHEA IN THE ALAMO CITY @bounceoutradio CRAWFISH BASH! @… https://t.co/E4yg0oe6Qi\nWant to work in #ShelbyTownship, MI? View our latest opening: https://t.co/g2Oy3vJKHH #Nursing #Job #Jobs #Hiring https://t.co/adbKOTPCKp\nWoke up way too early to get ready for the second half of my full marathon. 😁 #letsdothis… https://t.co/tTmaj5xL96\nSwing on through today, and have a coffee poured by yours truly @… https://t.co/hujpMxPBhF\nhttps://t.co/7wH3ArLsJQ\nSee our latest #TEMPLETERRACE, FL #job and click to apply: Bagger - https://t.co/vqdsQTajhJ #Retail #Hiring\nI love you more than any words can describe. 💕… https://t.co/9HPo9HXsV1\nAccident, two lanes blocked in #SanDimas on 57 SB at Via Verde #LAtraffic https://t.co/e2e6MW3d78\n#observe 1st step of #designthinking #CREATORS working on their… https://t.co/9up5UajJIC\n#coachella2016 amazing first day and LCD cruised a great ending to it. Also, Go Blackhawks… https://t.co/PFwlpwD9rH\nhttps://t.co/kDqIfIS2o2 Techno Grandfather Dance\nWe going see what them hands looking like tomorrow . 😁😎\nLlegando de la fiesta! (@ LQ Hotel by La Quinta Monterrey Norte) https://t.co/lRL7tc0kIP\n”TONIGHT! I wrestle for CWF (Canadian Wrestling Federation) as I face off against ””The Asian… https://t.co/yDDRRT6ijQ</text:p>
          </table:table-cell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string" calcext:value-type="string">
            <text:p>The Vitamin Shoppe #Job: Key Holder (#Sykesville, MD) https://t.co/KYTELt8KCT #Jobs #Hiring</text:p>
          </table:table-cell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string" calcext:value-type="string">
            <text:p>See our latest #Jenison, MI #job and click to apply: Physician - https://t.co/wBfEEHIyRP #urgentcare #Physician #Veterans #Hiring</text:p>
          </table:table-cell>
        </table:table-row>
        <table:table-row table:style-name="ro1">
          <table:table-cell office:value-type="float" office:value="3029" calcext:value-type="float">
            <text:p>3029</text:p>
          </table:table-cell>
          <table:table-cell office:value-type="string" calcext:value-type="string">
            <text:p>Без названия https://t.co/lGKVKa2PXh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string" calcext:value-type="string">
            <text:p>🍎🗽 #newyork #chealseamarket #oysters @ Chelsea Market-Meatpacking District https://t.co/nZStHtQfv8</text:p>
          </table:table-cell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string" calcext:value-type="string">
            <text:p>Couldn't make #coachella so had a #POOchella instead !!! 💩😷 @ UCSF… https://t.co/9IQ7AnJo18</text:p>
          </table:table-cell>
        </table:table-row>
        <table:table-row table:style-name="ro1">
          <table:table-cell office:value-type="float" office:value="3032" calcext:value-type="float">
            <text:p>3032</text:p>
          </table:table-cell>
          <table:table-cell office:value-type="string" calcext:value-type="string">
            <text:p>Happy Earth Month! 🌎💚🏡 Enjoy an article that I contributed to for the April issue of bclmag… https://t.co/GSJ48Gez3d</text:p>
          </table:table-cell>
        </table:table-row>
        <table:table-row table:style-name="ro1">
          <table:table-cell office:value-type="float" office:value="3033" calcext:value-type="float">
            <text:p>3033</text:p>
          </table:table-cell>
          <table:table-cell office:value-type="string" calcext:value-type="string">
            <text:p>#NoFilterrrrrrrrrrr #WhenEverThizWaas @ Southwest Deroit https://t.co/IBmB7fi2iF</text:p>
          </table:table-cell>
        </table:table-row>
        <table:table-row table:style-name="ro1">
          <table:table-cell office:value-type="float" office:value="3034" calcext:value-type="float">
            <text:p>3034</text:p>
          </table:table-cell>
          <table:table-cell office:value-type="string" calcext:value-type="string">
            <text:p>Cleared: Construction on #NY9A NB from West 50th Street to West 59th Street</text:p>
          </table:table-cell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string" calcext:value-type="string">
            <text:p>Favorite Health Care Staffing #Nursing : Licensed Practical Nurse | LPN... (#Vineland, NJ) https://t.co/5w0pjFegw9 https://t.co/UvzbLuyfF9</text:p>
          </table:table-cell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string" calcext:value-type="string">
            <text:p>Cleared: Construction on #GrandCentralParkway WB from Exit 10 - I-495 Long Island Expressway to Flushing Bay...</text:p>
          </table:table-cell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string" calcext:value-type="string">
            <text:p>Cleared: Construction on #FranklinDRooseveltDrive SB from Montgomery Street to Catherine Street</text:p>
          </table:table-cell>
        </table:table-row>
        <table:table-row table:style-name="ro1">
          <table:table-cell office:value-type="float" office:value="3038" calcext:value-type="float">
            <text:p>3038</text:p>
          </table:table-cell>
          <table:table-cell office:value-type="string" calcext:value-type="string">
            <text:p>Cleared: Construction on #I95 SB from Southern Boulevard to Arthur Avenue; Ramp”\nCleared: Construction on #I495 EB from Exit 22A - Grand Central Parkwy to Exit 22B - Van Wyck Expwy I-678 /...\nCleared: Construction on #I495 EB from Colonial Avenue to Exit 22B - Van Wyck Expwy I-678 / College Point Blvd\nWe're #hiring! Click to apply: Embedded Software Engineer - https://t.co/LFLIe0lF2H #Engineering #Dedham, MA #Veterans #Job #Jobs\nWant to work in #Scottsdale, AZ? View our latest opening: https://t.co/mskKZV6ZQ7 #Sales #Job #Jobs #Hiring\n”&amp;lt;lbandit&amp;gt; oh god\n&amp;lt;lbandit&amp;gt; i'm in the ””seattle gay news online””</text:p>
          </table:table-cell>
        </table:table-row>
        <table:table-row table:style-name="ro1">
          <table:table-cell office:value-type="float" office:value="3039" calcext:value-type="float">
            <text:p>3039</text:p>
          </table:table-cell>
          <table:table-cell office:value-type="string" calcext:value-type="string">
            <text:p>Can you recommend anyone for this #Healthcare #job? https://t.co/iT9YknuUHU #Detroit, MI #Hiring https://t.co/qvNB7ltWTS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string" calcext:value-type="string">
            <text:p>Dateline Rice for April 15, 2016 https://t.co/RPFfk3iHM4</text:p>
          </table:table-cell>
        </table:table-row>
        <table:table-row table:style-name="ro1">
          <table:table-cell office:value-type="float" office:value="3041" calcext:value-type="float">
            <text:p>3041</text:p>
          </table:table-cell>
          <table:table-cell office:value-type="string" calcext:value-type="string">
            <text:p>#LittleRock, AR #Hospitality #Job: Cook at SONIC Drive-In https://t.co/mWv7oygWPr #Jobs #Hiring</text:p>
          </table:table-cell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string" calcext:value-type="string">
            <text:p>Can you recommend anyone for this #job? Pharmacy Technician - https://t.co/qnYRVQjkDy #Dayton, OH #Healthcare #Hiring</text:p>
          </table:table-cell>
        </table:table-row>
        <table:table-row table:style-name="ro1">
          <table:table-cell office:value-type="float" office:value="3043" calcext:value-type="float">
            <text:p>3043</text:p>
          </table:table-cell>
          <table:table-cell office:value-type="string" calcext:value-type="string">
            <text:p>S2022 [NEW] Requires public and nonpublic schools to test drinking water for lead and install lead filters or tre... https://t.co/84BwuSZf7L</text:p>
          </table:table-cell>
        </table:table-row>
        <table:table-row table:style-name="ro1">
          <table:table-cell office:value-type="float" office:value="3044" calcext:value-type="float">
            <text:p>3044</text:p>
          </table:table-cell>
          <table:table-cell office:value-type="string" calcext:value-type="string">
            <text:p>https://t.co/HPUFtEIOr9</text:p>
          </table:table-cell>
        </table:table-row>
        <table:table-row table:style-name="ro1">
          <table:table-cell office:value-type="float" office:value="3045" calcext:value-type="float">
            <text:p>3045</text:p>
          </table:table-cell>
          <table:table-cell office:value-type="string" calcext:value-type="string">
            <text:p>SB1468 [Enroll] As introduced, increases the membership of the board for licensing health care facilities from 18... https://t.co/NlxGWFFdrj</text:p>
          </table:table-cell>
        </table:table-row>
        <table:table-row table:style-name="ro1">
          <table:table-cell office:value-type="float" office:value="3046" calcext:value-type="float">
            <text:p>3046</text:p>
          </table:table-cell>
          <table:table-cell office:value-type="string" calcext:value-type="string">
            <text:p>HJR0872 [Enroll] Miranda Vanette Evans, Top 25 Senior, Cherokee High School https://t.co/19SYk4V1w5</text:p>
          </table:table-cell>
        </table:table-row>
        <table:table-row table:style-name="ro1">
          <table:table-cell office:value-type="float" office:value="3047" calcext:value-type="float">
            <text:p>3047</text:p>
          </table:table-cell>
          <table:table-cell office:value-type="string" calcext:value-type="string">
            <text:p>Não podemos fazer barulho no quarto então estamos na lavanderia. Don't stop the party @ San… https://t.co/Mia17qfh7e</text:p>
          </table:table-cell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string" calcext:value-type="string">
            <text:p>HJR0875 [Enroll] Madison Andrews, Top 25 Senior, Cherokee High School https://t.co/2d6QHUMLPq</text:p>
          </table:table-cell>
        </table:table-row>
        <table:table-row table:style-name="ro1">
          <table:table-cell office:value-type="float" office:value="3049" calcext:value-type="float">
            <text:p>3049</text:p>
          </table:table-cell>
          <table:table-cell office:value-type="string" calcext:value-type="string">
            <text:p>👀 😂 When they catch u #Lurkin 💨🏃🏿 <text:s/>#SnapChat 👉 @thedjfreshmaker @ Scottsdale, Arizona https://t.co/vfHiwl7441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string" calcext:value-type="string">
            <text:p>Do right. Do your best. Treat others as you want to be treated. @… https://t.co/Scyjga8zz7</text:p>
          </table:table-cell>
        </table:table-row>
        <table:table-row table:style-name="ro1">
          <table:table-cell office:value-type="float" office:value="3051" calcext:value-type="float">
            <text:p>3051</text:p>
          </table:table-cell>
          <table:table-cell office:value-type="string" calcext:value-type="string">
            <text:p>#goodMorning #fitness #gymlife @ Planet Fitness - Cinnaminson, NJ https://t.co/zJtFWfQUtQ</text:p>
          </table:table-cell>
        </table:table-row>
        <table:table-row table:style-name="ro1">
          <table:table-cell office:value-type="float" office:value="3052" calcext:value-type="float">
            <text:p>3052</text:p>
          </table:table-cell>
          <table:table-cell office:value-type="string" calcext:value-type="string">
            <text:p>Culminado labores por este día que tengan buen fin de semana mi gente #must #audio #estudio… https://t.co/rvpti7dXiA</text:p>
          </table:table-cell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string" calcext:value-type="string">
            <text:p>H3525 [Passed] Provides for appropriation to compensate Melvin &amp;amp; Alma Colindres for wrongful death of their son,... https://t.co/htbpHkRXOx”\nIt's the most wonderful time of the year... In line for Record Store Day! See how excited we… https://t.co/JmN2Zboh2S\n”Catch Yours truly @orvillethepoet &amp;amp; my bro @flowetryman on @fox5newsdc on TODAY‼️‼️Saturday… https://t.co/WCqGPCmzsX</text:p>
          </table:table-cell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string" calcext:value-type="string">
            <text:p>Faltan 5 dias para vivir #ElEvento40 <text:s text:c="2"/>este jueves 21 de abril a las 5:00pm <text:s/>@los40mx https://t.co/0ku1oHTQhQ</text:p>
          </table:table-cell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string" calcext:value-type="string">
            <text:p>Checking in at 3AM 😂😂 #FlightDelay #LAHome @ Sunset Tower Hotel https://t.co/F27g7UDRf4</text:p>
          </table:table-cell>
        </table:table-row>
        <table:table-row table:style-name="ro1">
          <table:table-cell office:value-type="float" office:value="3056" calcext:value-type="float">
            <text:p>3056</text:p>
          </table:table-cell>
          <table:table-cell office:value-type="string" calcext:value-type="string">
            <text:p>Bueno día (@ Central de Autobuses in Aguascalientes, AGS) https://t.co/V11TufLM0B</text:p>
          </table:table-cell>
        </table:table-row>
        <table:table-row table:style-name="ro1">
          <table:table-cell office:value-type="float" office:value="3057" calcext:value-type="float">
            <text:p>3057</text:p>
          </table:table-cell>
          <table:table-cell office:value-type="string" calcext:value-type="string">
            <text:p>#JLHRTAT #firstvehicle at #TAT2016 thank you #usarmy @ Peninsula Town Center https://t.co/PAmMunhlNu</text:p>
          </table:table-cell>
        </table:table-row>
        <table:table-row table:style-name="ro1">
          <table:table-cell office:value-type="float" office:value="3058" calcext:value-type="float">
            <text:p>3058</text:p>
          </table:table-cell>
          <table:table-cell office:value-type="string" calcext:value-type="string">
            <text:p>Photo: A pair of lions in the grass https://t.co/Jrr9p7vVEl</text:p>
          </table:table-cell>
        </table:table-row>
        <table:table-row table:style-name="ro1">
          <table:table-cell office:value-type="float" office:value="3059" calcext:value-type="float">
            <text:p>3059</text:p>
          </table:table-cell>
          <table:table-cell office:value-type="string" calcext:value-type="string">
            <text:p>Cleared: Incident on #GardenStateParkway NB at North of Exit 144 - CR 510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string" calcext:value-type="string">
            <text:p>Serious accident (ems) in #Mecklenburg on Brookshire Blvd. Both NB/SB between I-77 and Beatties Ford Rd #traffic https://t.co/FWT2jwzDxj</text:p>
          </table:table-cell>
        </table:table-row>
        <table:table-row table:style-name="ro1">
          <table:table-cell office:value-type="float" office:value="3061" calcext:value-type="float">
            <text:p>3061</text:p>
          </table:table-cell>
          <table:table-cell office:value-type="string" calcext:value-type="string">
            <text:p>Can you recommend anyone for this #Manufacturing #job? https://t.co/604iNhTHhs #SYRACUSE, NY #Hiring https://t.co/k7j5mfZHGQ</text:p>
          </table:table-cell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string" calcext:value-type="string">
            <text:p>Some red wine #occultumlapidem <text:s/>while listening to some #felakuti . Fela's London Scene @… https://t.co/exzeMbqS6Q</text:p>
          </table:table-cell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string" calcext:value-type="string">
            <text:p>Can you recommend anyone for this #job? Bagger - https://t.co/JZZhDOg2wl #MERIDIAN, MS #Retail #Hiring</text:p>
          </table:table-cell>
        </table:table-row>
        <table:table-row table:style-name="ro1">
          <table:table-cell office:value-type="float" office:value="3064" calcext:value-type="float">
            <text:p>3064</text:p>
          </table:table-cell>
          <table:table-cell office:value-type="string" calcext:value-type="string">
            <text:p>Never Say Never GRIOT ain't Good Again or My People gonna Blazin' 👊🏾👊🏾😂😂😂 #SelfieNation… https://t.co/qj6hgXvrND</text:p>
          </table:table-cell>
        </table:table-row>
        <table:table-row table:style-name="ro1">
          <table:table-cell office:value-type="float" office:value="3065" calcext:value-type="float">
            <text:p>3065</text:p>
          </table:table-cell>
          <table:table-cell office:value-type="string" calcext:value-type="string">
            <text:p>Having some #Fun on #Snapchat look me up on Snapchat Jim.verarde what is look up my name Jim… https://t.co/xpL9mUXTBS</text:p>
          </table:table-cell>
        </table:table-row>
        <table:table-row table:style-name="ro1">
          <table:table-cell office:value-type="float" office:value="3066" calcext:value-type="float">
            <text:p>3066</text:p>
          </table:table-cell>
          <table:table-cell office:value-type="string" calcext:value-type="string">
            <text:p>Who.. Me...Bitchy #affirmative</text:p>
          </table:table-cell>
        </table:table-row>
        <table:table-row table:style-name="ro1">
          <table:table-cell office:value-type="float" office:value="3067" calcext:value-type="float">
            <text:p>3067</text:p>
          </table:table-cell>
          <table:table-cell office:value-type="string" calcext:value-type="string">
            <text:p>#BusinessMgmt #Job alert: Licensing Specialist | Premise Health | #Brentwood, TN https://t.co/qPaZMTUgS5 #Jobs https://t.co/4RvePRf9as</text:p>
          </table:table-cell>
        </table:table-row>
        <table:table-row table:style-name="ro1">
          <table:table-cell office:value-type="float" office:value="3068" calcext:value-type="float">
            <text:p>3068</text:p>
          </table:table-cell>
          <table:table-cell office:value-type="string" calcext:value-type="string">
            <text:p>#Healthcare #Job alert: Registered Nurse (RN)... | Molina Healthcare | #SanAntonio, TX https://t.co/2fCibs3r57 https://t.co/0ivaNItBFk</text:p>
          </table:table-cell>
        </table:table-row>
        <table:table-row table:style-name="ro1">
          <table:table-cell office:value-type="float" office:value="3069" calcext:value-type="float">
            <text:p>3069</text:p>
          </table:table-cell>
          <table:table-cell office:value-type="string" calcext:value-type="string">
            <text:p>Morgan Stanley relocates near Galleria https://t.co/lxvwf5JTjA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string" calcext:value-type="string">
            <text:p>@DaddieNotch @fusionspicehiphop #Reggae #Hiphop #Music #Live see the Hand!!. @ Fusion Spice, LLC https://t.co/RWj4Sqvle1</text:p>
          </table:table-cell>
        </table:table-row>
        <table:table-row table:style-name="ro1">
          <table:table-cell office:value-type="float" office:value="3071" calcext:value-type="float">
            <text:p>3071</text:p>
          </table:table-cell>
          <table:table-cell office:value-type="string" calcext:value-type="string">
            <text:p>Appreciate everything ☝🏻️\n.\n.\n.\n#vsco <text:s/>#vscocam <text:s/>#vscoph <text:s/>#vscotoronto <text:s/>#vscocanada <text:s/>#photograph… https://t.co/WtUUW1eFUx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string" calcext:value-type="string">
            <text:p>I might be at the top just yet, but I'm above a lotta shit.......\n\nEarly morning smoke session… https://t.co/F03cT4H3Qq</text:p>
          </table:table-cell>
        </table:table-row>
        <table:table-row table:style-name="ro1">
          <table:table-cell office:value-type="float" office:value="3073" calcext:value-type="float">
            <text:p>3073</text:p>
          </table:table-cell>
          <table:table-cell office:value-type="string" calcext:value-type="string">
            <text:p>My mom and dad rocking out to some nofx tonight! I think they had the best seats in the house. I… https://t.co/u4y1UCjySz</text:p>
          </table:table-cell>
        </table:table-row>
        <table:table-row table:style-name="ro1">
          <table:table-cell office:value-type="float" office:value="3074" calcext:value-type="float">
            <text:p>3074</text:p>
          </table:table-cell>
          <table:table-cell office:value-type="string" calcext:value-type="string">
            <text:p>”” In LoVe with my freaky Woe ”” 😝🍑❤️ #SelfieNation #Montreal #TrueDatGang #FuckFamous #KMVT… https://t.co/dyUWkaF7HM”\n#MarioBraa @ Southwest Deroit https://t.co/dSyLNl7Lw2\nBeen up for almost 24 hours, so ready for bed. Be ready for a vlog <text:s/>about our day trip to… https://t.co/Q3lOYAEZcV\nThis #Hospitality #job might be a great fit for you: Assistant Manager - https://t.co/1dxFpGiS9V #Hendersonville, TN #Hiring\nGood morning, New York! :) #Sunrise 06:15, noon 12:56, sunset 19:37 EDT (UTC-4), April 16. Day length: 13h 23m.\nWe're #hiring! Read about our latest #job opening here: Pharmacy Technician - https://t.co/ECoyqetgfC #KansasCity, MO #Healthcare\nTry https://t.co/8VBudIz7Rv Crust availability, prices, participation, delivery areas and charges, and #Crust #menu\n@DaddieNotch @fusionspicehiphop #Reggae #Hiphop #Music #Live #Philly @ Fusion Spice, LLC https://t.co/wP11cYsY3w\nWind 2.7 mph E. Barometer 29.826 in, Falling slowly. Temperature 64.8 °F. Rain today 0.00in. Humidity 95%\n#DesignatedPatrolAreaAvailable at 10300 Narcoossee Rd. #orlpol #opd\n#HouseBusinessCheck at 846 S Kirkman Rd. #orlpol #opd\nSPHERES https://t.co/jwHEgCYj1q\n”My next single ””Animal”” #MusicVideo #Shoot Day 1 wrapped!!! film_edit_live woooo!!!!! @ Los… https://t.co/tz4nQ10x2l</text:p>
          </table:table-cell>
        </table:table-row>
        <table:table-row table:style-name="ro1">
          <table:table-cell office:value-type="float" office:value="3075" calcext:value-type="float">
            <text:p>3075</text:p>
          </table:table-cell>
          <table:table-cell office:value-type="string" calcext:value-type="string">
            <text:p>HAPPY RECORD STORE DAY PEEPS! Get out there and buy some wax! @ Amoeba San Francisco https://t.co/CjDBsgF2HZ</text:p>
          </table:table-cell>
        </table:table-row>
        <table:table-row table:style-name="ro1">
          <table:table-cell office:value-type="float" office:value="3076" calcext:value-type="float">
            <text:p>3076</text:p>
          </table:table-cell>
          <table:table-cell office:value-type="string" calcext:value-type="string">
            <text:p>Wind 0.0 mph ---. Barometer 30.115 in, Falling. Temperature 43.0 °F. Rain today 0.00 in. Humidity 59%</text:p>
          </table:table-cell>
        </table:table-row>
        <table:table-row table:style-name="ro1">
          <table:table-cell office:value-type="float" office:value="3077" calcext:value-type="float">
            <text:p>3077</text:p>
          </table:table-cell>
          <table:table-cell office:value-type="string" calcext:value-type="string">
            <text:p>23206 Holly Hollow St, Tomball, TX 77377, $0 https://t.co/cXbMQO7Y02</text:p>
          </table:table-cell>
        </table:table-row>
        <table:table-row table:style-name="ro1">
          <table:table-cell office:value-type="float" office:value="3078" calcext:value-type="float">
            <text:p>3078</text:p>
          </table:table-cell>
          <table:table-cell office:value-type="string" calcext:value-type="string">
            <text:p>1616 Taylor Street https://t.co/ot74t4Xwht</text:p>
          </table:table-cell>
        </table:table-row>
        <table:table-row table:style-name="ro1">
          <table:table-cell office:value-type="float" office:value="3079" calcext:value-type="float">
            <text:p>3079</text:p>
          </table:table-cell>
          <table:table-cell office:value-type="string" calcext:value-type="string">
            <text:p>#SuspiciousPerson at Woods Ave &amp;amp; 28th St. #orlpol #ocso”\nAlarm Highrise Residential - Danforth Avenue b/w Robinson Avenue / Leyton Avenue, Scarborough (2 Trucks)\nAlarm Highrise Residential - Danforth Avenue b/w Robinson Avenue / Leyton Avenue, Scarborough (2 Trucks)\n”@ebbtideapp Tide in Port Aransas, Texas 04/16/2016\n Low <text:s/>6:10am <text:s/>0.3\nHigh <text:s/>1:56pm <text:s/>1.6\n Low <text:s/>7:39pm <text:s/>0.7\nHigh 12:55am <text:s/>1.4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string" calcext:value-type="string">
            <text:p>#Trump in 2016 Temp:52.9°F Wind:0.0mph Pressure: 30.24hpa Rising slowly Rain Today 0.00in. <text:s/>Forecast: Settled fine</text:p>
          </table:table-cell>
        </table:table-row>
        <table:table-row table:style-name="ro1">
          <table:table-cell office:value-type="float" office:value="3081" calcext:value-type="float">
            <text:p>3081</text:p>
          </table:table-cell>
          <table:table-cell office:value-type="string" calcext:value-type="string">
            <text:p>Neboulèm 💙✌🏽️💙 !!!!!!!#SelfieNation #Montreal #TrueDatGang #FuckFamous #KMVT #FollowMe… https://t.co/JPO9waAU65</text:p>
          </table:table-cell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string" calcext:value-type="string">
            <text:p>Temp: 34.9F <text:s/>W C: 34.9F <text:s/>Wind:--- at 0.0kts Baro: 1035.7mb and Rising slowly Rain today: 0.00in R H: 99% <text:s/>#wvwx</text:p>
          </table:table-cell>
        </table:table-row>
        <table:table-row table:style-name="ro1">
          <table:table-cell office:value-type="float" office:value="3083" calcext:value-type="float">
            <text:p>3083</text:p>
          </table:table-cell>
          <table:table-cell office:value-type="string" calcext:value-type="string">
            <text:p>Pink adult Tull skirt \nSize large \n$8.00\n#sexylook #adorable #getyourlook #tulleskirt @ Share… https://t.co/1P8OhFqmtM</text:p>
          </table:table-cell>
        </table:table-row>
        <table:table-row table:style-name="ro1">
          <table:table-cell office:value-type="float" office:value="3084" calcext:value-type="float">
            <text:p>3084</text:p>
          </table:table-cell>
          <table:table-cell office:value-type="string" calcext:value-type="string">
            <text:p>GREETINGS FAMILY, &amp;amp; FRIENDS....\n\nTHIS IS AN #URGENT #MESSAGE\n( MANAGEMENT/STAFF ) WOULD LIKE TO… https://t.co/uHcKkdI4y2</text:p>
          </table:table-cell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string" calcext:value-type="string">
            <text:p>#TijuanaProblems 😂😂😂😂 @ El Cajon, California https://t.co/8elijiywrX</text:p>
          </table:table-cell>
        </table:table-row>
        <table:table-row table:style-name="ro1">
          <table:table-cell office:value-type="float" office:value="3086" calcext:value-type="float">
            <text:p>3086</text:p>
          </table:table-cell>
          <table:table-cell office:value-type="string" calcext:value-type="string">
            <text:p>Accident, right lane blocked in #DaleCity on I-95 SB between Dale Cty and VA-234 Dumfries, jammed back to VA-294, delay of 14 mins</text:p>
          </table:table-cell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@Firoen 💕💕💕💕 https://t.co/kPzbWQFEvB</text:p>
          </table:table-cell>
        </table:table-row>
        <table:table-row table:style-name="ro1">
          <table:table-cell office:value-type="float" office:value="3088" calcext:value-type="float">
            <text:p>3088</text:p>
          </table:table-cell>
          <table:table-cell office:value-type="string" calcext:value-type="string">
            <text:p>Want to work in #Knoxville, TN? View our latest opening: https://t.co/hjgHXPVxWF #Marketing #jobhunt #Hiring</text:p>
          </table:table-cell>
        </table:table-row>
        <table:table-row table:style-name="ro1">
          <table:table-cell office:value-type="float" office:value="3089" calcext:value-type="float">
            <text:p>3089</text:p>
          </table:table-cell>
          <table:table-cell office:value-type="string" calcext:value-type="string">
            <text:p>It's timeeeeeeeee. 👶🏽💜👨‍👩‍👧‍👧 very last pregnancy pic ! @ Houston Methodist Sugar Land Hospital https://t.co/XUo91tDdb2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string" calcext:value-type="string">
            <text:p>moved 55 meters bearing 340° (1mo1) https://t.co/KwbniOIlHV</text:p>
          </table:table-cell>
        </table:table-row>
        <table:table-row table:style-name="ro1">
          <table:table-cell office:value-type="float" office:value="3091" calcext:value-type="float">
            <text:p>3091</text:p>
          </table:table-cell>
          <table:table-cell office:value-type="string" calcext:value-type="string">
            <text:p>What a amazing week! Thanks Good Times and Thanks Grandpa Johnsons for having @namethebandsux in… https://t.co/0yUk1vCI6E</text:p>
          </table:table-cell>
        </table:table-row>
        <table:table-row table:style-name="ro1">
          <table:table-cell office:value-type="float" office:value="3092" calcext:value-type="float">
            <text:p>3092</text:p>
          </table:table-cell>
          <table:table-cell office:value-type="string" calcext:value-type="string">
            <text:p>See our latest #Chicago, IL #job and click to apply: Project Engineer - Chemicals - https://t.co/AMc0GWUamM #Hiring https://t.co/ArmEEN2sWV</text:p>
          </table:table-cell>
        </table:table-row>
        <table:table-row table:style-name="ro1">
          <table:table-cell office:value-type="float" office:value="3093" calcext:value-type="float">
            <text:p>3093</text:p>
          </table:table-cell>
          <table:table-cell office:value-type="string" calcext:value-type="string">
            <text:p>IMG_9900 https://t.co/bNz4eVHkNn</text:p>
          </table:table-cell>
        </table:table-row>
        <table:table-row table:style-name="ro1">
          <table:table-cell office:value-type="float" office:value="3094" calcext:value-type="float">
            <text:p>3094</text:p>
          </table:table-cell>
          <table:table-cell office:value-type="string" calcext:value-type="string">
            <text:p>Cleared: Incident on #Q7Bus WB at South Cargo Road: JFK Airport</text:p>
          </table:table-cell>
        </table:table-row>
        <table:table-row table:style-name="ro1">
          <table:table-cell office:value-type="float" office:value="3095" calcext:value-type="float">
            <text:p>3095</text:p>
          </table:table-cell>
          <table:table-cell office:value-type="string" calcext:value-type="string">
            <text:p>still the blood clot north... #gorapsgo #allday @ Toronto, Ontario https://t.co/4rmwlHEtwr</text:p>
          </table:table-cell>
        </table:table-row>
        <table:table-row table:style-name="ro1">
          <table:table-cell office:value-type="float" office:value="3096" calcext:value-type="float">
            <text:p>3096</text:p>
          </table:table-cell>
          <table:table-cell office:value-type="string" calcext:value-type="string">
            <text:p>No Good In Goodbye by The Script is #nowplaying in Tavern on Main, Snellville.</text:p>
          </table:table-cell>
        </table:table-row>
        <table:table-row table:style-name="ro1">
          <table:table-cell office:value-type="float" office:value="3097" calcext:value-type="float">
            <text:p>3097</text:p>
          </table:table-cell>
          <table:table-cell office:value-type="string" calcext:value-type="string">
            <text:p>I'm at Gasolinera Libramiento Toluca-Morelia https://t.co/TNHZKAo2x6</text:p>
          </table:table-cell>
        </table:table-row>
        <table:table-row table:style-name="ro1">
          <table:table-cell office:value-type="float" office:value="3098" calcext:value-type="float">
            <text:p>3098</text:p>
          </table:table-cell>
          <table:table-cell office:value-type="string" calcext:value-type="string">
            <text:p>@DaddieNotch Set The Show On MORE FIRE!!! #REGGAE #HipHop #Music #Live #Philly @ Fusion Spice, LLC https://t.co/4NqWmB36Hf</text:p>
          </table:table-cell>
        </table:table-row>
        <table:table-row table:style-name="ro1">
          <table:table-cell office:value-type="float" office:value="3099" calcext:value-type="float">
            <text:p>3099</text:p>
          </table:table-cell>
          <table:table-cell office:value-type="string" calcext:value-type="string">
            <text:p>#thelifesavior #here #miraclesnigggggaaaasssss #smuckers @ Village of Pennbrook Apartments https://t.co/NxDx6wujLz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string" calcext:value-type="string">
            <text:p>Check out my #listing in #Supply #NC https://t.co/zLEFHTjr4b #realestate #realtor https://t.co/Knu3JY3jiN</text:p>
          </table:table-cell>
        </table:table-row>
        <table:table-row table:style-name="ro1">
          <table:table-cell office:value-type="float" office:value="3101" calcext:value-type="float">
            <text:p>3101</text:p>
          </table:table-cell>
          <table:table-cell office:value-type="string" calcext:value-type="string">
            <text:p>Want to work at Mercy? We're #hiring in #SaintLouis, MO! Click for details: https://t.co/r7RKaK2JU4 #HealthWelfare https://t.co/AjbbDCIjGo</text:p>
          </table:table-cell>
        </table:table-row>
        <table:table-row table:style-name="ro1">
          <table:table-cell office:value-type="float" office:value="3102" calcext:value-type="float">
            <text:p>3102</text:p>
          </table:table-cell>
          <table:table-cell office:value-type="string" calcext:value-type="string">
            <text:p>Let'z start off Saturday on the right foot!! Simply like share n comment and I'll announce the… https://t.co/8g2RTqt06y</text:p>
          </table:table-cell>
        </table:table-row>
        <table:table-row table:style-name="ro1">
          <table:table-cell office:value-type="float" office:value="3103" calcext:value-type="float">
            <text:p>3103</text:p>
          </table:table-cell>
          <table:table-cell office:value-type="string" calcext:value-type="string">
            <text:p>See our latest #NewYork, NY #job and click to apply: Sales Associate, J.Crew Retail, Madison Avenue - https://t.co/SWp1BBZRWZ #Sales</text:p>
          </table:table-cell>
        </table:table-row>
        <table:table-row table:style-name="ro1">
          <table:table-cell office:value-type="float" office:value="3104" calcext:value-type="float">
            <text:p>3104</text:p>
          </table:table-cell>
          <table:table-cell office:value-type="string" calcext:value-type="string">
            <text:p>Goode Company Restaurants plans dual-concept location https://t.co/OkKTrht5Or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string" calcext:value-type="string">
            <text:p>Early Train @metronorth @ Fairfield, Connecticut https://t.co/mhl3yi3EPu</text:p>
          </table:table-cell>
        </table:table-row>
        <table:table-row table:style-name="ro1">
          <table:table-cell office:value-type="float" office:value="3106" calcext:value-type="float">
            <text:p>3106</text:p>
          </table:table-cell>
          <table:table-cell office:value-type="string" calcext:value-type="string">
            <text:p>Family #Affair on #Set\n””Art is the mirror to our souls”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string" calcext:value-type="string">
            <text:p>Please help my musical production on… https://t.co/7AJtVlM9Td”</text:p>
          </table:table-cell>
        </table:table-row>
        <table:table-row table:style-name="ro1">
          <table:table-cell office:value-type="float" office:value="3108" calcext:value-type="float">
            <text:p>3108</text:p>
          </table:table-cell>
          <table:table-cell office:value-type="string" calcext:value-type="string">
            <text:p>Want to work at AvalonBay? We're #hiring in #FallsChurch, VA! Click for details: https://t.co/A6ffQKW017 #Sales https://t.co/vTVNmGPvDK</text:p>
          </table:table-cell>
        </table:table-row>
        <table:table-row table:style-name="ro1">
          <table:table-cell office:value-type="float" office:value="3109" calcext:value-type="float">
            <text:p>3109</text:p>
          </table:table-cell>
          <table:table-cell office:value-type="string" calcext:value-type="string">
            <text:p>Armenia-9168 https://t.co/S998gp3Wp0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string" calcext:value-type="string">
            <text:p>Weather now: scattered clouds, 61°F, 14 mph northwest wind. https://t.co/5XGuIREAub</text:p>
          </table:table-cell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string" calcext:value-type="string">
            <text:p>This #Retail #job might be a great fit for you: Assistant Store Manager - https://t.co/9wh1HwWlIo #BocaRaton, FL #Hiring</text:p>
          </table:table-cell>
        </table:table-row>
        <table:table-row table:style-name="ro1">
          <table:table-cell office:value-type="float" office:value="3112" calcext:value-type="float">
            <text:p>3112</text:p>
          </table:table-cell>
          <table:table-cell office:value-type="string" calcext:value-type="string">
            <text:p>Want to work at Continuum Managed Services? We're #hiring in #CranberryTownship, PA! Click for details: https://t.co/bmWfMZVzsU</text:p>
          </table:table-cell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string" calcext:value-type="string">
            <text:p>@DaddieNotch ””Love&amp;amp;Hate””!!. #Reggae #Hiphop #Music #Live #Philly @ Fusion Spice, LLC https://t.co/BTqTHz0I75”\nWeather now: clear sky, 45°F, 5 mph north-northeast wind. https://t.co/uL9i5teJaL\nI'm at @Wawa in Hamburg, PA https://t.co/8ZQFotpAi1\nWeather now: clear sky, 1°C, 21 km/h north-northeast wind. https://t.co/3gc8QjZ3xe\nWeather now: moderate rain, 33°F, 14 mph north-northwest wind. https://t.co/z5qh7FULSc\nWeather now: clear sky, 36°F, 3 mph west-southwest wind. https://t.co/7Cr7WFFhxm\nElizabeth May: Greens will take Wolseley https://t.co/SVu7yOwd7c\nColorado Trump supporters protest delegate process https://t.co/u9wCJDbv9T\n100 Days Away From DNC, Officials Confident City Will Be Ready https://t.co/eRIZuYdPIN\nA man is arrested for having cocaine in his dentures. WMC5 https://t.co/mhD2qzJ2VM\nWeather now: clear sky, 45°F, 3 mph north-northeast wind. https://t.co/ORIQQaYHrp\nCan this Philly company revolutionize the window air conditioner? https://t.co/UhiYhKCk4V\nGood Saturday morning! Eyewitness News Daybreak starts now! If you're not near a TV, watch along on your phone https://t.co/hbUKxBe5ef\nWeather now: clear sky, 42°F, 3 mph east-northeast wind. https://t.co/sRMZCRp2ma\nWeather now: overcast clouds, 69°F, 14 mph east-northeast wind. https://t.co/QAMjXF34fB\nRon Morris: Duke's Grayson Allen has nothing on ACC villains Dave Budd, Dan Wells, Art Heyman, John Roche https://t.co/63kDFN733y\nWeather now: clear sky, 51°F, 9 mph southeast wind. https://t.co/NYRvhQeylJ\nWeather now: clear sky, 5°C, 26 km/h east-northeast wind. https://t.co/HkgnoOOPjP\nThis #Nursing #job might be a great fit for you: Registered Nurse (RN) /... - https://t.co/wn6HXs5UUA #Hiring https://t.co/GFfuWsX3SQ\nWeather now: clear sky, 40°F, 3 mph west-southwest wind. https://t.co/8PI9ztsfPU\nWeather now: few clouds, 2°C, 17 km/h east-northeast wind. https://t.co/zSzUXmcVmV\nWeather now: clear sky, 55°F, 3 mph east-northeast wind. https://t.co/0mT950giJG\nWATCH: Giant shark grabs sailfish from hook in Florida https://t.co/182dGYedyg\nWeather now: clear sky, 40°F, 8 mph north-northeast wind. https://t.co/wMYFudFMvK\nWeather now: clear sky, 40°F, 3 mph west-southwest wind. https://t.co/avojscYQKg\nWant to work at HonorHealth? We're #hiring in #Scottsdale, AZ! Click for details: https://t.co/mZEK10KERG #Nursing https://t.co/l28r4209xo\nSan luis potosi. (@ Hotel Zar in San Luis Potosi, SLP) https://t.co/x8F9w76IsL\nAcabando la noche en el oca... #destino #hospital #DondeEstasMel @ Oca Hospital https://t.co/oYUibqwVOh\nWe're #hiring! Click to apply: Cook - https://t.co/8iRtJPNtS8 #Hospitality #Hartsville, TN #Job #Jobs\nCVS Health #Retail #Job: Operations Manager (#Irving, TX) https://t.co/B0OA7CntxX #Jobs #Hiring\nSee our latest #PortHope, ON #job and click to apply: Cashier - https://t.co/wbnCax88DI #restaurantlife #CustomerService #Hiring\nThanks debbiemoynagh for tracking us down in costco delighted all our United States customers… https://t.co/yQcMdQ21QN\nheavy rainfall likely from tonight through late sunday night across most of central and south-central kansas... ... https://t.co/9NZjArT2Up\n20111015-20111015-IMG_7948-Edit https://t.co/CZWGmhFMmT\nOnly in New York! <text:s text:c="2"/>#HillaryForAmerica hillaryclinton @ New York, New York https://t.co/pGdv7SnHU2\n”#NorthBethesda, MD #Healthcare #Job: 37160200 - Activities &amp;amp;... at Sunrise Senior Living https://t.co/bOi06VdcxD https://t.co/i1MxVQ7y3V</text:p>
          </table:table-cell>
        </table:table-row>
        <table:table-row table:style-name="ro1">
          <table:table-cell office:value-type="float" office:value="3114" calcext:value-type="float">
            <text:p>3114</text:p>
          </table:table-cell>
          <table:table-cell office:value-type="string" calcext:value-type="string">
            <text:p>Want to work in #Summit, NJ? View our latest opening: https://t.co/62uBa7Oc7m #Healthcare #Job #Jobs #Hiring https://t.co/HZCYxasuB5</text:p>
          </table:table-cell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string" calcext:value-type="string">
            <text:p>#sunrise #differentsunrise #meandbuddy #upearly #hws @ Seneca Lake https://t.co/Qx5wZ2uT1p</text:p>
          </table:table-cell>
        </table:table-row>
        <table:table-row table:style-name="ro1">
          <table:table-cell office:value-type="float" office:value="3116" calcext:value-type="float">
            <text:p>3116</text:p>
          </table:table-cell>
          <table:table-cell office:value-type="string" calcext:value-type="string">
            <text:p>I'm at Borchardt Brothers Market - @borchardtbros in Blissfield, MI https://t.co/RT8u5nFCIv</text:p>
          </table:table-cell>
        </table:table-row>
        <table:table-row table:style-name="ro1">
          <table:table-cell office:value-type="float" office:value="3117" calcext:value-type="float">
            <text:p>3117</text:p>
          </table:table-cell>
          <table:table-cell office:value-type="string" calcext:value-type="string">
            <text:p>Can you recommend anyone for this #IT #job? https://t.co/W95OYeEWHU #Worcester, MA #Hiring</text:p>
          </table:table-cell>
        </table:table-row>
        <table:table-row table:style-name="ro1">
          <table:table-cell office:value-type="float" office:value="3118" calcext:value-type="float">
            <text:p>3118</text:p>
          </table:table-cell>
          <table:table-cell office:value-type="string" calcext:value-type="string">
            <text:p>Just call us the jalapeño whisperer #jalapeno #amctheaters #latenightwork @amctheatres @ AMC… https://t.co/npYlcK5BOI</text:p>
          </table:table-cell>
        </table:table-row>
        <table:table-row table:style-name="ro1">
          <table:table-cell office:value-type="float" office:value="3119" calcext:value-type="float">
            <text:p>3119</text:p>
          </table:table-cell>
          <table:table-cell office:value-type="string" calcext:value-type="string">
            <text:p>Getting beastie #backday #back #shoulders #delts #abs #workout #fitness #gym So when I started… https://t.co/goLfjjua8T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string" calcext:value-type="string">
            <text:p>@DaddieNotch Big Up de ladies dem dat cum out @fusionspicehiphop #Reggae #Hiphop #Music #Live… https://t.co/1TuxpcEQ3a</text:p>
          </table:table-cell>
        </table:table-row>
        <table:table-row table:style-name="ro1">
          <table:table-cell office:value-type="float" office:value="3121" calcext:value-type="float">
            <text:p>3121</text:p>
          </table:table-cell>
          <table:table-cell office:value-type="string" calcext:value-type="string">
            <text:p>#DoleWhip #Parade at #Disneyland @ Disneyland/California Adventure https://t.co/E0dSt8khLi</text:p>
          </table:table-cell>
        </table:table-row>
        <table:table-row table:style-name="ro1">
          <table:table-cell office:value-type="float" office:value="3122" calcext:value-type="float">
            <text:p>3122</text:p>
          </table:table-cell>
          <table:table-cell office:value-type="string" calcext:value-type="string">
            <text:p>I'm at Tampa International Airport (TPA) - @flytpa in Tampa, FL https://t.co/dCZiIYP9qk</text:p>
          </table:table-cell>
        </table:table-row>
        <table:table-row table:style-name="ro1">
          <table:table-cell office:value-type="float" office:value="3123" calcext:value-type="float">
            <text:p>3123</text:p>
          </table:table-cell>
          <table:table-cell office:value-type="string" calcext:value-type="string">
            <text:p>The Early Morning Scarebus @ BWI Thurgood Marshall Airport (BWI) https://t.co/jnF0edsj5t</text:p>
          </table:table-cell>
        </table:table-row>
        <table:table-row table:style-name="ro1">
          <table:table-cell office:value-type="float" office:value="3124" calcext:value-type="float">
            <text:p>3124</text:p>
          </table:table-cell>
          <table:table-cell office:value-type="string" calcext:value-type="string">
            <text:p>””People Never get the Flowers while they can still Smell 'em””..... The worst part is that we… https://t.co/0kbmbUMl9G”\nWe're #hiring! Click to apply: Customer Service Representative - https://t.co/KZgd3APTmi #milspouse #Phoenix, AZ https://t.co/SYjrY4Hr1D\nSee our latest #OPELIKA, AL #job and click to apply: Deli Associate - https://t.co/hqJvEfKLaQ #Retail #Hiring\nA year ago I was lucky enough to surprise Nana Sue for Bday!! She woulda been 85 today!! Love… https://t.co/k8fFj7QCnT\nA morir poqui. (@ Home is where the heart is 💜 in Ciudad de México, Distrito Federal) https://t.co/sUx26W9V1S https://t.co/ByS5JXducK\nI'm at Autopista Bicentenario https://t.co/ZPdYDyQQLF\nCleared: Incident on #WTCLine\nCleared: Incident on #ToLine\nCleared: Incident on #HempsteadBranch EB at Jamaica Station\nCleared: Incident on #NWKLine Both directions\n@DaddieNotch @fusionspicehiphop De Ladies Daddie!!. #Reggae #Hiphop #Music #Live #Philly @… https://t.co/mwL82YVfx6\nI'm at Charlotte Douglas International Airport (CLT) - @cltairport in Charlotte, NC https://t.co/hr0fYCgbct\nWeekend ✨ (at @WashingtonDC. in Washington, DC) https://t.co/zyUHh9fDBz\nI'm at Rancho Relaxo in Chicago, IL https://t.co/laWHHkUV46\nChicken #turtle head-start in the #BristolAggieNRM #conservation #aquaculture facility. We are… https://t.co/baOIjMlKBL\nThe first of many bachelorette shenanigans #fromZtoH… https://t.co/XP9AnbZTDP\nHad some good, fancy looking coffee the other day ☕️ @ The Hub… https://t.co/3dXzRxBCrL\nAlmost there #runlikeagirl #rundisney #starwars10k #darksidechallenge @ Epcot - Walt Disney World https://t.co/9hOfEmE0Ya\n”With The Bossies... I Mean BOSSES behind the Stasero, Stirling &amp;amp; MrC's Brand ☕️❤️🍵 @ Georgia… https://t.co/iSKezxSvVr</text:p>
          </table:table-cell>
        </table:table-row>
        <table:table-row table:style-name="ro1">
          <table:table-cell office:value-type="float" office:value="3125" calcext:value-type="float">
            <text:p>3125</text:p>
          </table:table-cell>
          <table:table-cell office:value-type="string" calcext:value-type="string">
            <text:p>9520 Seawall Blvd #132, Galveston, TX 77554, $127,500 1 bed, 1 bath https://t.co/EJPd96yMmK</text:p>
          </table:table-cell>
        </table:table-row>
        <table:table-row table:style-name="ro1">
          <table:table-cell office:value-type="float" office:value="3126" calcext:value-type="float">
            <text:p>3126</text:p>
          </table:table-cell>
          <table:table-cell office:value-type="string" calcext:value-type="string">
            <text:p>Simple mornings #DunkinDonuts #MorningMeditation #Queens #Nyc @ St. John's University https://t.co/lhvTeSEa74</text:p>
          </table:table-cell>
        </table:table-row>
        <table:table-row table:style-name="ro1">
          <table:table-cell office:value-type="float" office:value="3127" calcext:value-type="float">
            <text:p>3127</text:p>
          </table:table-cell>
          <table:table-cell office:value-type="string" calcext:value-type="string">
            <text:p>Want to work at Carlson Wagonlit Travel? We're #hiring in #Columbus, GA! Click for details: https://t.co/FUTAWTzznv #Job #biztravel #Jobs</text:p>
          </table:table-cell>
        </table:table-row>
        <table:table-row table:style-name="ro1">
          <table:table-cell office:value-type="float" office:value="3128" calcext:value-type="float">
            <text:p>3128</text:p>
          </table:table-cell>
          <table:table-cell office:value-type="string" calcext:value-type="string">
            <text:p>CVS Health: Pharmacy Technician (#Amherst, NY) https://t.co/TaEkVBo7ki #Healthcare #Job #Jobs #Hiring</text:p>
          </table:table-cell>
        </table:table-row>
        <table:table-row table:style-name="ro1">
          <table:table-cell office:value-type="float" office:value="3129" calcext:value-type="float">
            <text:p>3129</text:p>
          </table:table-cell>
          <table:table-cell office:value-type="string" calcext:value-type="string">
            <text:p>Dallas 2 @ Dallas, Texas https://t.co/8UyTQ8AvF9</text:p>
          </table:table-cell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string" calcext:value-type="string">
            <text:p>Can you recommend anyone for this #job? Temporary Sales Associate (Brick Specialist)... - https://t.co/ta9k8UUagI https://t.co/6y10bIrzJo</text:p>
          </table:table-cell>
        </table:table-row>
        <table:table-row table:style-name="ro1">
          <table:table-cell office:value-type="float" office:value="3131" calcext:value-type="float">
            <text:p>3131</text:p>
          </table:table-cell>
          <table:table-cell office:value-type="string" calcext:value-type="string">
            <text:p>Severe Weather Threat Worries Recent Storm Victims: The possibility of heavy rain and storms in t... https://t.co/QlBZiIJVec #Plano #News</text:p>
          </table:table-cell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string" calcext:value-type="string">
            <text:p>Loving You ....... 🍯🐝🍎 @musiqsoulchild @warryncampbell @raphaelsaadiq @ursverse #lifeonearth 🌎… https://t.co/EhLnFJDLPE</text:p>
          </table:table-cell>
        </table:table-row>
        <table:table-row table:style-name="ro1">
          <table:table-cell office:value-type="float" office:value="3133" calcext:value-type="float">
            <text:p>3133</text:p>
          </table:table-cell>
          <table:table-cell office:value-type="string" calcext:value-type="string">
            <text:p>Can you recommend anyone for this #job? Summer Maintenance Associate - https://t.co/e3VjIMvcfK #Boston, MA #Hiring https://t.co/nHckQXPAJN</text:p>
          </table:table-cell>
        </table:table-row>
        <table:table-row table:style-name="ro1">
          <table:table-cell office:value-type="float" office:value="3134" calcext:value-type="float">
            <text:p>3134</text:p>
          </table:table-cell>
          <table:table-cell office:value-type="string" calcext:value-type="string">
            <text:p>9400 Doliver Dr #55, Houston, TX 77063, $315,000 4 beds, 2.5 baths https://t.co/uTu8b73gGl</text:p>
          </table:table-cell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string" calcext:value-type="string">
            <text:p>8715 Meadowcroft Dr #801, Houston, TX 77063, $209,500 2 beds, 2.5 baths https://t.co/HddiTooVHe</text:p>
          </table:table-cell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string" calcext:value-type="string">
            <text:p>What a beautiful sight. Happy Saturday. @ District Heights… https://t.co/LnUfVeDnbu</text:p>
          </table:table-cell>
        </table:table-row>
        <table:table-row table:style-name="ro1">
          <table:table-cell office:value-type="float" office:value="3137" calcext:value-type="float">
            <text:p>3137</text:p>
          </table:table-cell>
          <table:table-cell office:value-type="string" calcext:value-type="string">
            <text:p>We're #hiring! Click to apply: Travel Registered Nurse - https://t.co/zVz83Jn0ad #Healthcare #Moab, UT #Job #Jobs https://t.co/h8MV1jpOYS</text:p>
          </table:table-cell>
        </table:table-row>
        <table:table-row table:style-name="ro1">
          <table:table-cell office:value-type="float" office:value="3138" calcext:value-type="float">
            <text:p>3138</text:p>
          </table:table-cell>
          <table:table-cell office:value-type="string" calcext:value-type="string">
            <text:p>The Vitamin Shoppe #Retail #Job: Store Manager (#LasVegas, NV) https://t.co/7wCITpP776 #Jobs #Hiring</text:p>
          </table:table-cell>
        </table:table-row>
        <table:table-row table:style-name="ro1">
          <table:table-cell office:value-type="float" office:value="3139" calcext:value-type="float">
            <text:p>3139</text:p>
          </table:table-cell>
          <table:table-cell office:value-type="string" calcext:value-type="string">
            <text:p>Chinatown | Chinese Savory Crepe w/ Shredded Pork \n🐢🐢🐢\n-\n-\nGreasy, cheap, tastes good. Nothing… https://t.co/Y1cvjjbaEA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string" calcext:value-type="string">
            <text:p>Just posted a photo @ Codex Lockout Studios https://t.co/F9Nz4U4MzQ</text:p>
          </table:table-cell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string" calcext:value-type="string">
            <text:p>Just love the interior..#nomosohohotel #soho#newyork @ New York, New York https://t.co/SCYsUJUIcO</text:p>
          </table:table-cell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string" calcext:value-type="string">
            <text:p>Home really can be in more than one place. 🌲 #Appalachians @ Pikeville, Kentucky https://t.co/McifjVUm3V</text:p>
          </table:table-cell>
        </table:table-row>
        <table:table-row table:style-name="ro2">
          <table:table-cell office:value-type="float" office:value="3143" calcext:value-type="float">
            <text:p>3143</text:p>
          </table:table-cell>
          <table:table-cell office:value-type="string" calcext:value-type="string">
            <text:p>[住所 Brightwater Towers West, Surf Ave, Brooklyn, NY アメリカ合衆国, 速度 --kph, 方向 --, 標高 0m, 地図 https://t.co/HynFKlWZPX ]</text:p>
          </table:table-cell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string" calcext:value-type="string">
            <text:p>Cleared: Construction on #FranklinDRooseveltDrive NB from East 73rd Street to East 82nd Street</text:p>
          </table:table-cell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string" calcext:value-type="string">
            <text:p>””@Champion_523: @JackieMooreTx hey Jackie””Hello”\nHAPPY HAPPY BIRTHDAY to the cute little thing in the pretty skirt. I hope you enjoy your… https://t.co/17WsG2hRa6\ngreat night w this great guy⚾️💛 @ PNC Park https://t.co/GFJ4hM3cUM\nhttps://t.co/fptIp5XAoi… https://t.co/TYq4jZN07l\nHe will makes everything beautiful in its time 🌏 #coloursoflife #lifelessons @ Union Square, San… https://t.co/XpqFxSO25U\n#KANSASCITY, MO #Healthcare : CLINICAL DIETITIAN -RD FULL TIME / KANSAS CITY, MO at Compass Group USA https://t.co/K7nsWcQ39O #jobhunt\n#dance #like4like #like4follow #losangeles #amazingday #bored #santiago #sandiego @dancevidslive… https://t.co/Z0gCrjskrz\nCertified Surgical Tech |... - Favorite Health Care Staffing: (#SaintPaul, MN) https://t.co/98oNCWxt0M #Nursing #RN https://t.co/vyUtWyX1IQ\n#lazyboymuzik #lazyloko #liquorsick #ese_tank #LAJOLLA #jollero #keepitreal @ Anaheim, California https://t.co/vMfOMhpxfZ\nWe're #hiring! Read about our latest #job opening here: Meat Associate - https://t.co/7EF0h7cPwF #W, JACKSONVILLE #Retail\n#Marketing #Job alert: Intern - Employe Benefit Services/Member Contact Center | NRECA | #Lincoln, NE https://t.co/5CB8IbNjQ0 #internship\nWe're #hiring! Click to apply: Pharmacy Technician - https://t.co/qpcr1FxKwI #Healthcare #FRAZER, PA #Job #Jobs\n”””@Brew7195: @JackieMooreTx would you have one more match?”” Yes, would love it.</text:p>
          </table:table-cell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string" calcext:value-type="string">
            <text:p>Just posted a photo @ El Jardín de Mamá https://t.co/iAQ1c4EHer</text:p>
          </table:table-cell>
        </table:table-row>
        <table:table-row table:style-name="ro1">
          <table:table-cell office:value-type="float" office:value="3147" calcext:value-type="float">
            <text:p>3147</text:p>
          </table:table-cell>
          <table:table-cell office:value-type="string" calcext:value-type="string">
            <text:p>sleepwalkinginclife #Swilife #PrettyP @ Broadrock Park https://t.co/SDXxRc3zVU</text:p>
          </table:table-cell>
        </table:table-row>
        <table:table-row table:style-name="ro1">
          <table:table-cell office:value-type="float" office:value="3148" calcext:value-type="float">
            <text:p>3148</text:p>
          </table:table-cell>
          <table:table-cell office:value-type="string" calcext:value-type="string">
            <text:p>#underworld #bornslippy #coachella @ Empire Polo https://t.co/heoty3rheq</text:p>
          </table:table-cell>
        </table:table-row>
        <table:table-row table:style-name="ro1">
          <table:table-cell office:value-type="float" office:value="3149" calcext:value-type="float">
            <text:p>3149</text:p>
          </table:table-cell>
          <table:table-cell office:value-type="string" calcext:value-type="string">
            <text:p>This is going blonde from really really damaged brown hair!!! 3 videos, 3 sessions, #balayage… https://t.co/VFJYuchYwx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string" calcext:value-type="string">
            <text:p>Want to work in #HendersonHarbor, NY? View our latest opening: https://t.co/y2DPsJixw1 #Physician #Job #Jobs https://t.co/xl0tcvkDM7</text:p>
          </table:table-cell>
        </table:table-row>
        <table:table-row table:style-name="ro1">
          <table:table-cell office:value-type="float" office:value="3151" calcext:value-type="float">
            <text:p>3151</text:p>
          </table:table-cell>
          <table:table-cell office:value-type="string" calcext:value-type="string">
            <text:p>Want to work at SONIC Drive-In? We're #hiring in #Coolidge, AZ! Click for details: https://t.co/8aWC5SYSWM #Hospitality #Job #Jobs</text:p>
          </table:table-cell>
        </table:table-row>
        <table:table-row table:style-name="ro1">
          <table:table-cell office:value-type="float" office:value="3152" calcext:value-type="float">
            <text:p>3152</text:p>
          </table:table-cell>
          <table:table-cell office:value-type="string" calcext:value-type="string">
            <text:p>Try https://t.co/4ArVBJAMAR Crust availability, prices, participation, delivery areas and charges, and minimum purchase #Crust #menu</text:p>
          </table:table-cell>
        </table:table-row>
        <table:table-row table:style-name="ro1">
          <table:table-cell office:value-type="float" office:value="3153" calcext:value-type="float">
            <text:p>3153</text:p>
          </table:table-cell>
          <table:table-cell office:value-type="string" calcext:value-type="string">
            <text:p>Llegó el día. Nos vamos a ver a COLDPLAY ❤😍🙌💕🎶✈ #Coldplay #AHeadFullOfDreamsTour @ Aeropuerto… https://t.co/NVFQPQiJnA</text:p>
          </table:table-cell>
        </table:table-row>
        <table:table-row table:style-name="ro1">
          <table:table-cell office:value-type="float" office:value="3154" calcext:value-type="float">
            <text:p>3154</text:p>
          </table:table-cell>
          <table:table-cell office:value-type="string" calcext:value-type="string">
            <text:p>Teach your child about gardening. Summer seeds and fruit trees are in stock. Open today from 8… https://t.co/bZVp2PnERq</text:p>
          </table:table-cell>
        </table:table-row>
        <table:table-row table:style-name="ro1">
          <table:table-cell office:value-type="float" office:value="3155" calcext:value-type="float">
            <text:p>3155</text:p>
          </table:table-cell>
          <table:table-cell office:value-type="string" calcext:value-type="string">
            <text:p>4815 Mandell St, Houston, TX 77006, $849,000 3 beds, 3.5 baths https://t.co/jnjyfzJnji</text:p>
          </table:table-cell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string" calcext:value-type="string">
            <text:p>I'm at Indianapolis International Airport (IND) - @indairport in Indianapolis, IN https://t.co/ei4y6dy9PU</text:p>
          </table:table-cell>
        </table:table-row>
        <table:table-row table:style-name="ro1">
          <table:table-cell office:value-type="float" office:value="3157" calcext:value-type="float">
            <text:p>3157</text:p>
          </table:table-cell>
          <table:table-cell office:value-type="string" calcext:value-type="string">
            <text:p>Dallas 1 @ Dallas, Texas https://t.co/x1OgSMkNpW</text:p>
          </table:table-cell>
        </table:table-row>
        <table:table-row table:style-name="ro1">
          <table:table-cell office:value-type="float" office:value="3158" calcext:value-type="float">
            <text:p>3158</text:p>
          </table:table-cell>
          <table:table-cell office:value-type="string" calcext:value-type="string">
            <text:p>Can you recommend anyone for this #Hospitality #job? https://t.co/jJ1WLpEwl9 #Miami, FL #Hiring</text:p>
          </table:table-cell>
        </table:table-row>
        <table:table-row table:style-name="ro1">
          <table:table-cell office:value-type="float" office:value="3159" calcext:value-type="float">
            <text:p>3159</text:p>
          </table:table-cell>
          <table:table-cell office:value-type="string" calcext:value-type="string">
            <text:p>Dangerous Love by Fuse ODG Featuring Sean Paul is #nowplaying in Tavern on Main, Snellville.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string" calcext:value-type="string">
            <text:p>Watson, Wendy's first lamb, came into the world at 8:30 last night, sporting a soft brown,… https://t.co/Dv8YvZGrEX</text:p>
          </table:table-cell>
        </table:table-row>
        <table:table-row table:style-name="ro1">
          <table:table-cell office:value-type="float" office:value="3161" calcext:value-type="float">
            <text:p>3161</text:p>
          </table:table-cell>
          <table:table-cell office:value-type="string" calcext:value-type="string">
            <text:p>BASEBALL: Montgomery picks up key district victory over Spring https://t.co/VZ3aKruUkY</text:p>
          </table:table-cell>
        </table:table-row>
        <table:table-row table:style-name="ro1">
          <table:table-cell office:value-type="float" office:value="3162" calcext:value-type="float">
            <text:p>3162</text:p>
          </table:table-cell>
          <table:table-cell office:value-type="string" calcext:value-type="string">
            <text:p>I'm at George Bush Intercontinental Airport (IAH) in Houston, TX https://t.co/5RMKTDdoBz</text:p>
          </table:table-cell>
        </table:table-row>
        <table:table-row table:style-name="ro1">
          <table:table-cell office:value-type="float" office:value="3163" calcext:value-type="float">
            <text:p>3163</text:p>
          </table:table-cell>
          <table:table-cell office:value-type="string" calcext:value-type="string">
            <text:p>#SeeYa #4° #freezing #nicepics #ILNY #LoveMyLife #cutepeople #traveler @ John F. Kennedy… https://t.co/Gxxsfi49dZ</text:p>
          </table:table-cell>
        </table:table-row>
        <table:table-row table:style-name="ro1">
          <table:table-cell office:value-type="float" office:value="3164" calcext:value-type="float">
            <text:p>3164</text:p>
          </table:table-cell>
          <table:table-cell office:value-type="string" calcext:value-type="string">
            <text:p>Been strangling my loved ones since i was five years old yo #FootWars #CousinLove @_shan_w0w @… https://t.co/2bzf6fRxJk</text:p>
          </table:table-cell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string" calcext:value-type="string">
            <text:p>Can you recommend anyone for this #job? Commercial Installer - https://t.co/sovSZR8Pxp #Roseville, MN #SkilledTrade #Hiring</text:p>
          </table:table-cell>
        </table:table-row>
        <table:table-row table:style-name="ro1">
          <table:table-cell office:value-type="float" office:value="3166" calcext:value-type="float">
            <text:p>3166</text:p>
          </table:table-cell>
          <table:table-cell office:value-type="string" calcext:value-type="string">
            <text:p>We're #hiring! Read about our latest #job opening here: Reminiscence C.N.A - H.H.A... - https://t.co/nn18TniHnT https://t.co/P6REUCUBUb</text:p>
          </table:table-cell>
        </table:table-row>
        <table:table-row table:style-name="ro1">
          <table:table-cell office:value-type="float" office:value="3167" calcext:value-type="float">
            <text:p>3167</text:p>
          </table:table-cell>
          <table:table-cell office:value-type="string" calcext:value-type="string">
            <text:p>Interested in a #Retail #job near #Miami, FL? This could be a great fit: https://t.co/ndrVSSD7a4 #Hiring</text:p>
          </table:table-cell>
        </table:table-row>
        <table:table-row table:style-name="ro1">
          <table:table-cell office:value-type="float" office:value="3168" calcext:value-type="float">
            <text:p>3168</text:p>
          </table:table-cell>
          <table:table-cell office:value-type="string" calcext:value-type="string">
            <text:p>Can you recommend anyone for this #IT #job? https://t.co/CinjYyKskZ #Phoenix, AZ #Hiring</text:p>
          </table:table-cell>
        </table:table-row>
        <table:table-row table:style-name="ro1">
          <table:table-cell office:value-type="float" office:value="3169" calcext:value-type="float">
            <text:p>3169</text:p>
          </table:table-cell>
          <table:table-cell office:value-type="string" calcext:value-type="string">
            <text:p>Dawn. As in sunrise. Not the dishwashing liquid. #spring #toronto @ la maison d'Yee https://t.co/RIF23UcmND</text:p>
          </table:table-cell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string" calcext:value-type="string">
            <text:p>To my favorite subject to sketch, happy happy birthday!!! love you and see you soon, bestfriend!… https://t.co/Df8WzSwzHi</text:p>
          </table:table-cell>
        </table:table-row>
        <table:table-row table:style-name="ro1">
          <table:table-cell office:value-type="float" office:value="3171" calcext:value-type="float">
            <text:p>3171</text:p>
          </table:table-cell>
          <table:table-cell office:value-type="string" calcext:value-type="string">
            <text:p>Couldn't make it to #coachella so decided to have #POOchella instead… https://t.co/cRGlsBx8yI</text:p>
          </table:table-cell>
        </table:table-row>
        <table:table-row table:style-name="ro1">
          <table:table-cell office:value-type="float" office:value="3172" calcext:value-type="float">
            <text:p>3172</text:p>
          </table:table-cell>
          <table:table-cell office:value-type="string" calcext:value-type="string">
            <text:p>#Transportation #Job in #Gardendale, AL: Delivery Driver Part -Time at Genuine Parts NAPA https://t.co/cpwHlYeZkr #Jobs #Hiring</text:p>
          </table:table-cell>
        </table:table-row>
        <table:table-row table:style-name="ro1">
          <table:table-cell office:value-type="float" office:value="3173" calcext:value-type="float">
            <text:p>3173</text:p>
          </table:table-cell>
          <table:table-cell office:value-type="string" calcext:value-type="string">
            <text:p>#disneyworld #animalkingdomsafari #animalkingdomdisney @ Kilimanjaro Safari https://t.co/YZmrsb58Yx</text:p>
          </table:table-cell>
        </table:table-row>
        <table:table-row table:style-name="ro1">
          <table:table-cell office:value-type="float" office:value="3174" calcext:value-type="float">
            <text:p>3174</text:p>
          </table:table-cell>
          <table:table-cell office:value-type="string" calcext:value-type="string">
            <text:p>Waiting in line for #RSD2016 (@ Omega Music for Record Store Day at Omega Music in Dayton, OH) https://t.co/PPOTqGmI10</text:p>
          </table:table-cell>
        </table:table-row>
        <table:table-row table:style-name="ro1">
          <table:table-cell office:value-type="float" office:value="3175" calcext:value-type="float">
            <text:p>3175</text:p>
          </table:table-cell>
          <table:table-cell office:value-type="string" calcext:value-type="string">
            <text:p>#CriminalMinds</text:p>
          </table:table-cell>
        </table:table-row>
        <table:table-row table:style-name="ro1">
          <table:table-cell office:value-type="float" office:value="3176" calcext:value-type="float">
            <text:p>3176</text:p>
          </table:table-cell>
          <table:table-cell office:value-type="string" calcext:value-type="string">
            <text:p>@delwynplatero working his magic installing metal vented soffits! Came out looking super clean!… https://t.co/KMVglHBWBH</text:p>
          </table:table-cell>
        </table:table-row>
        <table:table-row table:style-name="ro1">
          <table:table-cell office:value-type="float" office:value="3177" calcext:value-type="float">
            <text:p>3177</text:p>
          </table:table-cell>
          <table:table-cell office:value-type="string" calcext:value-type="string">
            <text:p>Interested in a #Hospitality #job near #Dyersburg, TN? This could be a great fit: https://t.co/mPcefnImUv #Hiring</text:p>
          </table:table-cell>
        </table:table-row>
        <table:table-row table:style-name="ro1">
          <table:table-cell office:value-type="float" office:value="3178" calcext:value-type="float">
            <text:p>3178</text:p>
          </table:table-cell>
          <table:table-cell office:value-type="string" calcext:value-type="string">
            <text:p>Legends. ✊🏾💯🙌🏾 @ Hollywood Walk of Stars https://t.co/LMldJbtVBz</text:p>
          </table:table-cell>
        </table:table-row>
        <table:table-row table:style-name="ro1">
          <table:table-cell office:value-type="float" office:value="3179" calcext:value-type="float">
            <text:p>3179</text:p>
          </table:table-cell>
          <table:table-cell office:value-type="string" calcext:value-type="string">
            <text:p>#darkside #starwars10k #finishline (@ ESPN Wide World of Sports - @waltdisneyworld in Lake Buena Vista, FL) https://t.co/eoECVPvwET</text:p>
          </table:table-cell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string" calcext:value-type="string">
            <text:p>Interested in a #Hospitality #job near #Ingersoll, ON? This could be a great fit: https://t.co/elQUdgaD8J #restaurantlife #Hiring</text:p>
          </table:table-cell>
        </table:table-row>
        <table:table-row table:style-name="ro1">
          <table:table-cell office:value-type="float" office:value="3181" calcext:value-type="float">
            <text:p>3181</text:p>
          </table:table-cell>
          <table:table-cell office:value-type="string" calcext:value-type="string">
            <text:p>Fresenius Medical Care: Inpatient Services RN (Per-diem) Perth Amboy (#PerthAmboy, NJ) https://t.co/bl6e7pTd0W #Nursing #Job #Jobs #Hiring</text:p>
          </table:table-cell>
        </table:table-row>
        <table:table-row table:style-name="ro1">
          <table:table-cell office:value-type="float" office:value="3182" calcext:value-type="float">
            <text:p>3182</text:p>
          </table:table-cell>
          <table:table-cell office:value-type="string" calcext:value-type="string">
            <text:p>Cleared: Construction on #I280 WB from Exit 16E - Essex St to Exit 14W - Clifton Av</text:p>
          </table:table-cell>
        </table:table-row>
        <table:table-row table:style-name="ro1">
          <table:table-cell office:value-type="float" office:value="3183" calcext:value-type="float">
            <text:p>3183</text:p>
          </table:table-cell>
          <table:table-cell office:value-type="string" calcext:value-type="string">
            <text:p>Construction on #NewarkCitySubway Both directions at Park Avenue City Subway Station https://t.co/mboXTt8gLU</text:p>
          </table:table-cell>
        </table:table-row>
        <table:table-row table:style-name="ro1">
          <table:table-cell office:value-type="float" office:value="3184" calcext:value-type="float">
            <text:p>3184</text:p>
          </table:table-cell>
          <table:table-cell office:value-type="string" calcext:value-type="string">
            <text:p>https://t.co/i0dL2Md2kg</text:p>
          </table:table-cell>
        </table:table-row>
        <table:table-row table:style-name="ro1">
          <table:table-cell office:value-type="float" office:value="3185" calcext:value-type="float">
            <text:p>3185</text:p>
          </table:table-cell>
          <table:table-cell office:value-type="string" calcext:value-type="string">
            <text:p>Join the Mercy team! See our latest #Nursing #job opening here: https://t.co/OiFrLR5yDd #Springfield, MO #Hiring https://t.co/bFe091nlML</text:p>
          </table:table-cell>
        </table:table-row>
        <table:table-row table:style-name="ro1">
          <table:table-cell office:value-type="float" office:value="3186" calcext:value-type="float">
            <text:p>3186</text:p>
          </table:table-cell>
          <table:table-cell office:value-type="string" calcext:value-type="string">
            <text:p>Join the Supplemental Health Care team! See our latest #Nursing #job opening here: https://t.co/rJUlBDzEUU #Hiring https://t.co/TlwiJS4li2</text:p>
          </table:table-cell>
        </table:table-row>
        <table:table-row table:style-name="ro1">
          <table:table-cell office:value-type="float" office:value="3187" calcext:value-type="float">
            <text:p>3187</text:p>
          </table:table-cell>
          <table:table-cell office:value-type="string" calcext:value-type="string">
            <text:p>Good morning, Montreal! :) #Sunrise 06:06, noon 12:54, sunset 19:43 EDT (UTC-4), April 16. Day length: 13h 37m.</text:p>
          </table:table-cell>
        </table:table-row>
        <table:table-row table:style-name="ro1">
          <table:table-cell office:value-type="float" office:value="3188" calcext:value-type="float">
            <text:p>3188</text:p>
          </table:table-cell>
          <table:table-cell office:value-type="string" calcext:value-type="string">
            <text:p>Can you recommend anyone for this #job? Cashier Associate - https://t.co/HAxdFuI9qr #PLANTCITY, FL #Retail #Hiring</text:p>
          </table:table-cell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string" calcext:value-type="string">
            <text:p>I'm at Hotdogs Cremi in Culiacan Rosales, Sinaloa https://t.co/IMRNijA3Rg</text:p>
          </table:table-cell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string" calcext:value-type="string">
            <text:p>@elliegoulding killing it on stage. Hands down the best of the day!! #coachella #elliegoulding… https://t.co/OAp8foe1ZZ</text:p>
          </table:table-cell>
        </table:table-row>
        <table:table-row table:style-name="ro1">
          <table:table-cell office:value-type="float" office:value="3191" calcext:value-type="float">
            <text:p>3191</text:p>
          </table:table-cell>
          <table:table-cell office:value-type="string" calcext:value-type="string">
            <text:p>#Nursing in #FortSmith, AR: WEST CENTRAL CTR ON AGING NURSE EDUCATOR-FORT SMITH at UAMS https://t.co/hgK3m4UedG https://t.co/8OL8XYWLpm</text:p>
          </table:table-cell>
        </table:table-row>
        <table:table-row table:style-name="ro1">
          <table:table-cell office:value-type="float" office:value="3192" calcext:value-type="float">
            <text:p>3192</text:p>
          </table:table-cell>
          <table:table-cell office:value-type="string" calcext:value-type="string">
            <text:p>The Vitamin Shoppe: Store Manager (#OceanSide, CA) https://t.co/fhaDxTEE0q #Retail #Job #Jobs #Hiring</text:p>
          </table:table-cell>
        </table:table-row>
        <table:table-row table:style-name="ro1">
          <table:table-cell office:value-type="float" office:value="3193" calcext:value-type="float">
            <text:p>3193</text:p>
          </table:table-cell>
          <table:table-cell office:value-type="string" calcext:value-type="string">
            <text:p>Want to work in #LosAngeles, CA? View our latest opening: https://t.co/JuouOsZozc #Sales #Job #Jobs #Hiring https://t.co/Hdj1Vm7OMN</text:p>
          </table:table-cell>
        </table:table-row>
        <table:table-row table:style-name="ro1">
          <table:table-cell office:value-type="float" office:value="3194" calcext:value-type="float">
            <text:p>3194</text:p>
          </table:table-cell>
          <table:table-cell office:value-type="string" calcext:value-type="string">
            <text:p>6am: #Orillia #Weather</text:p>
          </table:table-cell>
        </table:table-row>
        <table:table-row table:style-name="ro1">
          <table:table-cell office:value-type="float" office:value="3195" calcext:value-type="float">
            <text:p>3195</text:p>
          </table:table-cell>
          <table:table-cell office:value-type="string" calcext:value-type="string">
            <text:p>SJR53 [NEW] Designates March of each year as ””Fibromuscular Dysplasia Awareness Month.”” https://t.co/AXCoSD20n0”\nWhat an epic party! Incendiary, inspiring, fabulous night..so much love and gratitude!… https://t.co/umH5OoSIad\nHJR0886 [Enroll] Lindsey Lively, Salutatorian, Bledsoe County High School https://t.co/cxaVMyT47E\n#animalkingdomdisney #animalkingdomsafari #disneyworld @ Disney's Animal Kingdom https://t.co/WB0UjnRkYu\n@edguygz @lilhak420 @M6NSTER @15Gizmo @Tat2dMedusa1 @Fredovhell its 6am dude??? Can't sleep or what???\nHJR0850 [Enroll] Kevin DeWalt, Jr. https://t.co/kXxgsVvIz4\nInterested in a #Healthcare #job near #RobertLee, TX? This could be a great fit: https://t.co/wFcIBCGz7T #Hiring https://t.co/rWu1SyARiG\nHey look cuffyb #CRG we keepin' it 💯⚒ @ Central Rock Worcester https://t.co/3I7kXISvh7\nI'm at NH Hotel in Venustiano Carranza, Mexico DF https://t.co/nNFq96kZPt\n”Sat 06:00: Mainly Clear; Temp 2.8 C; Wind NE 18 km/h; Humidity 57%; Press 103.5 kPa / rising; Health Idx 2.5 - 2.6.</text:p>
          </table:table-cell>
        </table:table-row>
        <table:table-row table:style-name="ro1">
          <table:table-cell office:value-type="float" office:value="3196" calcext:value-type="float">
            <text:p>3196</text:p>
          </table:table-cell>
          <table:table-cell office:value-type="string" calcext:value-type="string">
            <text:p>Interested in a #Retail #job near #Cypress, TX? This could be a great fit: https://t.co/oiyhzukqBQ #Hiring</text:p>
          </table:table-cell>
        </table:table-row>
        <table:table-row table:style-name="ro1">
          <table:table-cell office:value-type="float" office:value="3197" calcext:value-type="float">
            <text:p>3197</text:p>
          </table:table-cell>
          <table:table-cell office:value-type="string" calcext:value-type="string">
            <text:p>Watching man of la Mancha.... Really enjoyed it. Great job!! (@ Westchester Playhouse in Los Angeles, CA) https://t.co/DHwdUbl9t3</text:p>
          </table:table-cell>
        </table:table-row>
        <table:table-row table:style-name="ro1">
          <table:table-cell office:value-type="float" office:value="3198" calcext:value-type="float">
            <text:p>3198</text:p>
          </table:table-cell>
          <table:table-cell office:value-type="string" calcext:value-type="string">
            <text:p>HB1327 [Enroll] Financial Responsibility For Dental Hygienists https://t.co/CmHE75TV6n</text:p>
          </table:table-cell>
        </table:table-row>
        <table:table-row table:style-name="ro1">
          <table:table-cell office:value-type="float" office:value="3199" calcext:value-type="float">
            <text:p>3199</text:p>
          </table:table-cell>
          <table:table-cell office:value-type="string" calcext:value-type="string">
            <text:p>https://t.co/GMMxdi7div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string" calcext:value-type="string">
            <text:p>ef4ee9359333069d798385a2846acbdfc463da5a707b62f489ff184c5c2a783fc5893912777605f4ed59f1f23d3a0dd9420a82f2121023e970da640f2227bd83</text:p>
          </table:table-cell>
        </table:table-row>
        <table:table-row table:style-name="ro1">
          <table:table-cell office:value-type="float" office:value="3201" calcext:value-type="float">
            <text:p>3201</text:p>
          </table:table-cell>
          <table:table-cell office:value-type="string" calcext:value-type="string">
            <text:p>Flap&amp;amp;Knuckles™ #NightOut #MuchNeeded #Dope <text:s/>#Flap&amp;amp;Knuckles @ Norwalk, Connecticut https://t.co/MdHDm7DZgS”\nSan Diego chillin🍍 @ Seaport Village https://t.co/qV6HQe6gGm\nSolid belgian with lots of different nuggets of flavor. - Drinking a Monk's Blood @ Driving - https://t.co/64InFddG0V\nMaking a Statement.. #ripdon #donpride #getsome @rgilly123 #rbrlax #rbrlacrosse #bucs… https://t.co/6vWq3bcKYD\n”My ARMZ are just over 18”” now; and I will have 20”” GUNZ!!! I'm 41… https://t.co/ADBbxSXB34</text:p>
          </table:table-cell>
        </table:table-row>
        <table:table-row table:style-name="ro1">
          <table:table-cell office:value-type="float" office:value="3202" calcext:value-type="float">
            <text:p>3202</text:p>
          </table:table-cell>
          <table:table-cell office:value-type="string" calcext:value-type="string">
            <text:p>See our latest #Carthage, TX #job and click to apply: Pharmacy Technician - https://t.co/Hg9ptt2fqP #Healthcare #Hiring</text:p>
          </table:table-cell>
        </table:table-row>
        <table:table-row table:style-name="ro1">
          <table:table-cell office:value-type="float" office:value="3203" calcext:value-type="float">
            <text:p>3203</text:p>
          </table:table-cell>
          <table:table-cell office:value-type="string" calcext:value-type="string">
            <text:p>50 SLIM Black Single DVD Cases 7MM $8.00 https://t.co/pc6XOTLvra #DVD #Cases #Generic https://t.co/B0JfRwn5T2</text:p>
          </table:table-cell>
        </table:table-row>
        <table:table-row table:style-name="ro1">
          <table:table-cell office:value-type="float" office:value="3204" calcext:value-type="float">
            <text:p>3204</text:p>
          </table:table-cell>
          <table:table-cell office:value-type="string" calcext:value-type="string">
            <text:p>My African princess 💙 thanks for my $20 flats curtisy of the… https://t.co/Paggz5YO2t</text:p>
          </table:table-cell>
        </table:table-row>
        <table:table-row table:style-name="ro1">
          <table:table-cell office:value-type="float" office:value="3205" calcext:value-type="float">
            <text:p>3205</text:p>
          </table:table-cell>
          <table:table-cell office:value-type="string" calcext:value-type="string">
            <text:p>@pgauna93 pluckers huh</text:p>
          </table:table-cell>
        </table:table-row>
        <table:table-row table:style-name="ro1">
          <table:table-cell office:value-type="float" office:value="3206" calcext:value-type="float">
            <text:p>3206</text:p>
          </table:table-cell>
          <table:table-cell office:value-type="string" calcext:value-type="string">
            <text:p>HEADED TO CHICAGO FOR A FEW HOURS @ Hartsfield-Jackson Atlanta International Airport https://t.co/HP9uhEno45</text:p>
          </table:table-cell>
        </table:table-row>
        <table:table-row table:style-name="ro1">
          <table:table-cell office:value-type="float" office:value="3207" calcext:value-type="float">
            <text:p>3207</text:p>
          </table:table-cell>
          <table:table-cell office:value-type="string" calcext:value-type="string">
            <text:p>Pluckers sets timeline for second Houston location https://t.co/uvkSz4O0ML</text:p>
          </table:table-cell>
        </table:table-row>
        <table:table-row table:style-name="ro1">
          <table:table-cell office:value-type="float" office:value="3208" calcext:value-type="float">
            <text:p>3208</text:p>
          </table:table-cell>
          <table:table-cell office:value-type="string" calcext:value-type="string">
            <text:p>Construction on #NewarkAirtrain Both directions from Newark Liberty Airport Station to P1 Daily Parking https://t.co/MxrzfER15E</text:p>
          </table:table-cell>
        </table:table-row>
        <table:table-row table:style-name="ro1">
          <table:table-cell office:value-type="float" office:value="3209" calcext:value-type="float">
            <text:p>3209</text:p>
          </table:table-cell>
          <table:table-cell office:value-type="string" calcext:value-type="string">
            <text:p>spot. #vscocam #vsco @ Ruth's Bed and Breakfast https://t.co/9Okstc7GYn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string" calcext:value-type="string">
            <text:p>I'm at Terminal 2 - @aicm3 in Venustiano Carranza, DF https://t.co/fLSrmRWvPR</text:p>
          </table:table-cell>
        </table:table-row>
        <table:table-row table:style-name="ro1">
          <table:table-cell office:value-type="float" office:value="3211" calcext:value-type="float">
            <text:p>3211</text:p>
          </table:table-cell>
          <table:table-cell office:value-type="string" calcext:value-type="string">
            <text:p>Just posted a photo @ Caribbean Isle Apartments https://t.co/d8dGDAWwsG</text:p>
          </table:table-cell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string" calcext:value-type="string">
            <text:p>There is a first time for everything, but at least it's for a good… https://t.co/JceaGQc7oG</text:p>
          </table:table-cell>
        </table:table-row>
        <table:table-row table:style-name="ro1">
          <table:table-cell office:value-type="float" office:value="3213" calcext:value-type="float">
            <text:p>3213</text:p>
          </table:table-cell>
          <table:table-cell office:value-type="string" calcext:value-type="string">
            <text:p>Get pumped! 👊🏻👊🏻 first race of the weekend is less than an hour away!! @clowe @ Kill Devil… https://t.co/a0ozCWDnDI</text:p>
          </table:table-cell>
        </table:table-row>
        <table:table-row table:style-name="ro1">
          <table:table-cell office:value-type="float" office:value="3214" calcext:value-type="float">
            <text:p>3214</text:p>
          </table:table-cell>
          <table:table-cell office:value-type="string" calcext:value-type="string">
            <text:p>Radio fam is the best 💜 #Hot975Vegas #Q1069Vegas @ TRU NightClub https://t.co/gg9eSjVouu</text:p>
          </table:table-cell>
        </table:table-row>
        <table:table-row table:style-name="ro1">
          <table:table-cell office:value-type="float" office:value="3215" calcext:value-type="float">
            <text:p>3215</text:p>
          </table:table-cell>
          <table:table-cell office:value-type="string" calcext:value-type="string">
            <text:p>#Hospitality #Job alert: Assistant Manager | SONIC Drive-In | #SanAntonio, TX https://t.co/9O8j8l3MsQ #Jobs #Hiring</text:p>
          </table:table-cell>
        </table:table-row>
        <table:table-row table:style-name="ro1">
          <table:table-cell office:value-type="float" office:value="3216" calcext:value-type="float">
            <text:p>3216</text:p>
          </table:table-cell>
          <table:table-cell office:value-type="string" calcext:value-type="string">
            <text:p>Morning! #solo 🏋🏻 @ The Fitness Center https://t.co/M4wGbtsMy5</text:p>
          </table:table-cell>
        </table:table-row>
        <table:table-row table:style-name="ro1">
          <table:table-cell office:value-type="float" office:value="3217" calcext:value-type="float">
            <text:p>3217</text:p>
          </table:table-cell>
          <table:table-cell office:value-type="string" calcext:value-type="string">
            <text:p>Try https://t.co/6yJoaec9DA Fresh Foods in Arizona #Foods #menu</text:p>
          </table:table-cell>
        </table:table-row>
        <table:table-row table:style-name="ro1">
          <table:table-cell office:value-type="float" office:value="3218" calcext:value-type="float">
            <text:p>3218</text:p>
          </table:table-cell>
          <table:table-cell office:value-type="string" calcext:value-type="string">
            <text:p>off work bihhh 😛</text:p>
          </table:table-cell>
        </table:table-row>
        <table:table-row table:style-name="ro1">
          <table:table-cell office:value-type="float" office:value="3219" calcext:value-type="float">
            <text:p>3219</text:p>
          </table:table-cell>
          <table:table-cell office:value-type="string" calcext:value-type="string">
            <text:p>Want to work in #Raleigh, NC? View our latest opening: https://t.co/aCFevbR9Mq #Nursing #ER #RN #Job #Jobs #Hiring https://t.co/V8PXOxlZxY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string" calcext:value-type="string">
            <text:p>I'm at Aeropuerto Internacional de la Ciudad de México (MEX) - @aicm3 in Venustiano Carranza, DF https://t.co/NSOymZ4ZEo</text:p>
          </table:table-cell>
        </table:table-row>
        <table:table-row table:style-name="ro1">
          <table:table-cell office:value-type="float" office:value="3221" calcext:value-type="float">
            <text:p>3221</text:p>
          </table:table-cell>
          <table:table-cell office:value-type="string" calcext:value-type="string">
            <text:p>Podemos sacar el mayor provecho de cada obstáculo al simplemente preguntar: ¿Qué se supone que… https://t.co/TiVyWG4rS9</text:p>
          </table:table-cell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string" calcext:value-type="string">
            <text:p>Want to work in #Aurora, CO? View our latest opening: https://t.co/bbQgQwydu2 #Clerical #jobhunt #Hiring</text:p>
          </table:table-cell>
        </table:table-row>
        <table:table-row table:style-name="ro1">
          <table:table-cell office:value-type="float" office:value="3223" calcext:value-type="float">
            <text:p>3223</text:p>
          </table:table-cell>
          <table:table-cell office:value-type="string" calcext:value-type="string">
            <text:p>#CommercialAlarm at 28 S Orange Ave. #orlpol #opd</text:p>
          </table:table-cell>
        </table:table-row>
        <table:table-row table:style-name="ro1">
          <table:table-cell office:value-type="float" office:value="3224" calcext:value-type="float">
            <text:p>3224</text:p>
          </table:table-cell>
          <table:table-cell office:value-type="string" calcext:value-type="string">
            <text:p>Come as you are, as you were... #coachella #palmsprings #birthdayweekend… https://t.co/Q2BSW8at0p</text:p>
          </table:table-cell>
        </table:table-row>
        <table:table-row table:style-name="ro1">
          <table:table-cell office:value-type="float" office:value="3225" calcext:value-type="float">
            <text:p>3225</text:p>
          </table:table-cell>
          <table:table-cell office:value-type="string" calcext:value-type="string">
            <text:p>#VerbalDisturbance at 4701-4998 Camberlane Dr. #orlpol #ocso</text:p>
          </table:table-cell>
        </table:table-row>
        <table:table-row table:style-name="ro1">
          <table:table-cell office:value-type="float" office:value="3226" calcext:value-type="float">
            <text:p>3226</text:p>
          </table:table-cell>
          <table:table-cell office:value-type="string" calcext:value-type="string">
            <text:p>#VerbalDisturbance at 1600-1739 28th St. #orlpol #ocso</text:p>
          </table:table-cell>
        </table:table-row>
        <table:table-row table:style-name="ro1">
          <table:table-cell office:value-type="float" office:value="3227" calcext:value-type="float">
            <text:p>3227</text:p>
          </table:table-cell>
          <table:table-cell office:value-type="string" calcext:value-type="string">
            <text:p>#ValiendoTrapo poco a poco \n#nofilter #playadelcarmen #mexico @ Thompson Beach House https://t.co/kHO9MJIlT7</text:p>
          </table:table-cell>
        </table:table-row>
        <table:table-row table:style-name="ro1">
          <table:table-cell office:value-type="float" office:value="3228" calcext:value-type="float">
            <text:p>3228</text:p>
          </table:table-cell>
          <table:table-cell office:value-type="string" calcext:value-type="string">
            <text:p>#LiveStreamMusic bigbadjohn a little jellytime https://t.co/E2j6AVzXWG #Celtic #Folk</text:p>
          </table:table-cell>
        </table:table-row>
        <table:table-row table:style-name="ro1">
          <table:table-cell office:value-type="float" office:value="3229" calcext:value-type="float">
            <text:p>3229</text:p>
          </table:table-cell>
          <table:table-cell office:value-type="string" calcext:value-type="string">
            <text:p>Wind 0.0 mph ---. Barometer 30.113 in, Falling. Temperature 43.1 °F. Rain today 0.00 in. Humidity 58%</text:p>
          </table:table-cell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string" calcext:value-type="string">
            <text:p>4c97da1100pD3653</text:p>
          </table:table-cell>
        </table:table-row>
        <table:table-row table:style-name="ro1">
          <table:table-cell office:value-type="float" office:value="3231" calcext:value-type="float">
            <text:p>3231</text:p>
          </table:table-cell>
          <table:table-cell office:value-type="string" calcext:value-type="string">
            <text:p>@ebbtideapp Tide in Edgartown, Massachusetts 04/16/2016\nHigh <text:s/>8:29am <text:s/>2.6\n Low <text:s/>1:51pm <text:s/>0.1\nHigh <text:s/>9:03pm <text:s/>2.4\n Low <text:s/>2:12am <text:s/>0.3</text:p>
          </table:table-cell>
        </table:table-row>
        <table:table-row table:style-name="ro1">
          <table:table-cell office:value-type="float" office:value="3232" calcext:value-type="float">
            <text:p>3232</text:p>
          </table:table-cell>
          <table:table-cell office:value-type="string" calcext:value-type="string">
            <text:p>https://t.co/2bgv9PJB5s</text:p>
          </table:table-cell>
        </table:table-row>
        <table:table-row table:style-name="ro1">
          <table:table-cell office:value-type="float" office:value="3233" calcext:value-type="float">
            <text:p>3233</text:p>
          </table:table-cell>
          <table:table-cell office:value-type="string" calcext:value-type="string">
            <text:p>Seventeen - seisi hati 🎤🎵😍 @ Los Angeles, California https://t.co/fkh29nmwDD</text:p>
          </table:table-cell>
        </table:table-row>
        <table:table-row table:style-name="ro1">
          <table:table-cell office:value-type="float" office:value="3234" calcext:value-type="float">
            <text:p>3234</text:p>
          </table:table-cell>
          <table:table-cell office:value-type="string" calcext:value-type="string">
            <text:p>Just posted a photo @ Caribbean Isle Apartments https://t.co/lnX5LmHsAu</text:p>
          </table:table-cell>
        </table:table-row>
        <table:table-row table:style-name="ro1">
          <table:table-cell office:value-type="float" office:value="3235" calcext:value-type="float">
            <text:p>3235</text:p>
          </table:table-cell>
          <table:table-cell office:value-type="string" calcext:value-type="string">
            <text:p>#Retail #Job in #BlueBell, PA: Beauty Advisor at CVS Health https://t.co/0wvoDdwCaE #Jobs #Hiring</text:p>
          </table:table-cell>
        </table:table-row>
        <table:table-row table:style-name="ro1">
          <table:table-cell office:value-type="float" office:value="3236" calcext:value-type="float">
            <text:p>3236</text:p>
          </table:table-cell>
          <table:table-cell office:value-type="string" calcext:value-type="string">
            <text:p>We're #hiring! Read about our latest #job opening here: Driver Services Representative - https://t.co/BgIEjUCJRJ https://t.co/T6vr6oQbb9</text:p>
          </table:table-cell>
        </table:table-row>
        <table:table-row table:style-name="ro1">
          <table:table-cell office:value-type="float" office:value="3237" calcext:value-type="float">
            <text:p>3237</text:p>
          </table:table-cell>
          <table:table-cell office:value-type="string" calcext:value-type="string">
            <text:p>#MONTGOMERY, AL #Retail #Job: Meat Associate at Winn Dixie https://t.co/75PTfX1Mk8 #Jobs #Hiring</text:p>
          </table:table-cell>
        </table:table-row>
        <table:table-row table:style-name="ro1">
          <table:table-cell office:value-type="float" office:value="3238" calcext:value-type="float">
            <text:p>3238</text:p>
          </table:table-cell>
          <table:table-cell office:value-type="string" calcext:value-type="string">
            <text:p>#coachellafest #hotlinebling #target #allaccesslifestyle #octobersveryown #coachella2016 #indio… https://t.co/TnODtpRrZc</text:p>
          </table:table-cell>
        </table:table-row>
        <table:table-row table:style-name="ro1">
          <table:table-cell office:value-type="float" office:value="3239" calcext:value-type="float">
            <text:p>3239</text:p>
          </table:table-cell>
          <table:table-cell office:value-type="string" calcext:value-type="string">
            <text:p>This #Nursing #job might be a great fit for you: ICU - https://t.co/tvQ5SjFMyU #TravelNurse #NurseLife #Durham, NC https://t.co/4dNKKq4lno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string" calcext:value-type="string">
            <text:p>regram manuel_hutama\nHappy Friday everyone! Golden Gate Bridge sunrise, shooting with… https://t.co/BDEjHf1Y8g</text:p>
          </table:table-cell>
        </table:table-row>
        <table:table-row table:style-name="ro1">
          <table:table-cell office:value-type="float" office:value="3241" calcext:value-type="float">
            <text:p>3241</text:p>
          </table:table-cell>
          <table:table-cell office:value-type="string" calcext:value-type="string">
            <text:p>Want to work in #Tulsa, OK? View our latest opening: https://t.co/89KYEvqXAL #Hospitality #Job #Jobs #Hiring</text:p>
          </table:table-cell>
        </table:table-row>
        <table:table-row table:style-name="ro1">
          <table:table-cell office:value-type="float" office:value="3242" calcext:value-type="float">
            <text:p>3242</text:p>
          </table:table-cell>
          <table:table-cell office:value-type="string" calcext:value-type="string">
            <text:p>Want to work in #Atlanta, GA? View our latest opening: https://t.co/mgBMWkUGTY #Nursing #RN #Nursing #Job #Jobs https://t.co/V2xf6D6ObZ</text:p>
          </table:table-cell>
        </table:table-row>
        <table:table-row table:style-name="ro1">
          <table:table-cell office:value-type="float" office:value="3243" calcext:value-type="float">
            <text:p>3243</text:p>
          </table:table-cell>
          <table:table-cell office:value-type="string" calcext:value-type="string">
            <text:p>Join the #CHOMP team! See our latest #Healthcare #job opening here: https://t.co/CzMTk1LdIK #MedField #Monterey, CA https://t.co/ty14nE6cBX</text:p>
          </table:table-cell>
        </table:table-row>
        <table:table-row table:style-name="ro1">
          <table:table-cell office:value-type="float" office:value="3244" calcext:value-type="float">
            <text:p>3244</text:p>
          </table:table-cell>
          <table:table-cell office:value-type="string" calcext:value-type="string">
            <text:p>Molina Healthcare: Medical Claim Reviewer (#Milwaukee, WI) https://t.co/qSpE9zFK9U #Healthcare #Job #Jobs #Hiring https://t.co/Ws7ioBrcm3</text:p>
          </table:table-cell>
        </table:table-row>
        <table:table-row table:style-name="ro1">
          <table:table-cell office:value-type="float" office:value="3245" calcext:value-type="float">
            <text:p>3245</text:p>
          </table:table-cell>
          <table:table-cell office:value-type="string" calcext:value-type="string">
            <text:p>I'm at Rockys Cigars in Syracuse, NY https://t.co/LlvX1J8cWP</text:p>
          </table:table-cell>
        </table:table-row>
        <table:table-row table:style-name="ro1">
          <table:table-cell office:value-type="float" office:value="3246" calcext:value-type="float">
            <text:p>3246</text:p>
          </table:table-cell>
          <table:table-cell office:value-type="string" calcext:value-type="string">
            <text:p>https://t.co/CRboSlJoVQ I'll never forget : /</text:p>
          </table:table-cell>
        </table:table-row>
        <table:table-row table:style-name="ro1">
          <table:table-cell office:value-type="float" office:value="3247" calcext:value-type="float">
            <text:p>3247</text:p>
          </table:table-cell>
          <table:table-cell office:value-type="string" calcext:value-type="string">
            <text:p>AIDS N : Warnings over five-fold increase in HIV in Glasgow area https://t.co/g5icEQw7dw</text:p>
          </table:table-cell>
        </table:table-row>
        <table:table-row table:style-name="ro1">
          <table:table-cell office:value-type="float" office:value="3248" calcext:value-type="float">
            <text:p>3248</text:p>
          </table:table-cell>
          <table:table-cell office:value-type="string" calcext:value-type="string">
            <text:p>♒️I was listening to Radiohead when I took this. It is 5:02am. 🌔 @ Winnipeg Monitoba https://t.co/Fqo0fTcq3H</text:p>
          </table:table-cell>
        </table:table-row>
        <table:table-row table:style-name="ro1">
          <table:table-cell office:value-type="float" office:value="3249" calcext:value-type="float">
            <text:p>3249</text:p>
          </table:table-cell>
          <table:table-cell office:value-type="string" calcext:value-type="string">
            <text:p>AIDS N : Warnings over five-fold increase in HIV in Glasgow area: Health officials in the Glasgow area have warned… https://t.co/8Wdw95NkRf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string" calcext:value-type="string">
            <text:p>AIDS N : Warnings over five-fold increase in HIV in Glasgow area https://t.co/XW2rlmMqFv</text:p>
          </table:table-cell>
        </table:table-row>
        <table:table-row table:style-name="ro1">
          <table:table-cell office:value-type="float" office:value="3251" calcext:value-type="float">
            <text:p>3251</text:p>
          </table:table-cell>
          <table:table-cell office:value-type="string" calcext:value-type="string">
            <text:p>Just posted a video @ Xalos BAR https://t.co/tIs3pNltcw</text:p>
          </table:table-cell>
        </table:table-row>
        <table:table-row table:style-name="ro1">
          <table:table-cell office:value-type="float" office:value="3252" calcext:value-type="float">
            <text:p>3252</text:p>
          </table:table-cell>
          <table:table-cell office:value-type="string" calcext:value-type="string">
            <text:p>Be a Voice for Abused Children, Be a CASA Advocate https://t.co/K5R0trNxeV</text:p>
          </table:table-cell>
        </table:table-row>
        <table:table-row table:style-name="ro1">
          <table:table-cell office:value-type="float" office:value="3253" calcext:value-type="float">
            <text:p>3253</text:p>
          </table:table-cell>
          <table:table-cell office:value-type="string" calcext:value-type="string">
            <text:p>Stand By You by Rachel Platten is #nowplaying in Tavern on Main, Snellville.</text:p>
          </table:table-cell>
        </table:table-row>
        <table:table-row table:style-name="ro1">
          <table:table-cell office:value-type="float" office:value="3254" calcext:value-type="float">
            <text:p>3254</text:p>
          </table:table-cell>
          <table:table-cell office:value-type="string" calcext:value-type="string">
            <text:p>So much love and admiration for these brothers right here! Lasting friendships and great moments… https://t.co/HYMYvJacfG</text:p>
          </table:table-cell>
        </table:table-row>
        <table:table-row table:style-name="ro1">
          <table:table-cell office:value-type="float" office:value="3255" calcext:value-type="float">
            <text:p>3255</text:p>
          </table:table-cell>
          <table:table-cell office:value-type="string" calcext:value-type="string">
            <text:p>Good morning!! Wake and bake time!!! See you soon Laredo at the laredomainstreet #HolaLaredo… https://t.co/0C02VaA31r</text:p>
          </table:table-cell>
        </table:table-row>
        <table:table-row table:style-name="ro1">
          <table:table-cell office:value-type="float" office:value="3256" calcext:value-type="float">
            <text:p>3256</text:p>
          </table:table-cell>
          <table:table-cell office:value-type="string" calcext:value-type="string">
            <text:p>See our latest #Marietta, GA #job and click to apply: RN MS TELE Registered Nurse - https://t.co/tPtMBXiFKT #Hiring https://t.co/4kZyd3PrV2</text:p>
          </table:table-cell>
        </table:table-row>
        <table:table-row table:style-name="ro1">
          <table:table-cell office:value-type="float" office:value="3257" calcext:value-type="float">
            <text:p>3257</text:p>
          </table:table-cell>
          <table:table-cell office:value-type="string" calcext:value-type="string">
            <text:p>Ready for #dialysis @ Whitehall, Ohio https://t.co/XVDgt8QMst</text:p>
          </table:table-cell>
        </table:table-row>
        <table:table-row table:style-name="ro1">
          <table:table-cell office:value-type="float" office:value="3258" calcext:value-type="float">
            <text:p>3258</text:p>
          </table:table-cell>
          <table:table-cell office:value-type="string" calcext:value-type="string">
            <text:p>This #RealEstate #job might be a great fit for you: Community Manager - https://t.co/SXU2dTPAit #nowhiring #Hiring https://t.co/CCDpJvEJ5l</text:p>
          </table:table-cell>
        </table:table-row>
        <table:table-row table:style-name="ro1">
          <table:table-cell office:value-type="float" office:value="3259" calcext:value-type="float">
            <text:p>3259</text:p>
          </table:table-cell>
          <table:table-cell office:value-type="string" calcext:value-type="string">
            <text:p>#sunrise_sunsets_aroundworld #sunrise_sunsets_aroundtheworld #lga @ New York City - Laguardia… https://t.co/JGFFQ00wUn</text:p>
          </table:table-cell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string" calcext:value-type="string">
            <text:p>💐💐 @ Maddox Sp https://t.co/dR2sKBtTGR</text:p>
          </table:table-cell>
        </table:table-row>
        <table:table-row table:style-name="ro1">
          <table:table-cell office:value-type="float" office:value="3261" calcext:value-type="float">
            <text:p>3261</text:p>
          </table:table-cell>
          <table:table-cell office:value-type="string" calcext:value-type="string">
            <text:p>@fiftytwobook @_Soilwork with @Fear_Factory at Pierre’s Entertainment Center (Apr 16, 2016) https://t.co/0dnGyOgT16 https://t.co/JmFBJY8weD</text:p>
          </table:table-cell>
        </table:table-row>
        <table:table-row table:style-name="ro1">
          <table:table-cell office:value-type="float" office:value="3262" calcext:value-type="float">
            <text:p>3262</text:p>
          </table:table-cell>
          <table:table-cell office:value-type="string" calcext:value-type="string">
            <text:p>Want to work at Nestle Waters NA? We're #hiring in #Tamarac, FL! Click for details: https://t.co/MWIH9jtuWu #Job https://t.co/zSzFJlO6ed</text:p>
          </table:table-cell>
        </table:table-row>
        <table:table-row table:style-name="ro1">
          <table:table-cell office:value-type="float" office:value="3263" calcext:value-type="float">
            <text:p>3263</text:p>
          </table:table-cell>
          <table:table-cell office:value-type="string" calcext:value-type="string">
            <text:p>Closed due to major event in #Philadelphia on Martin Luther King Dr Both NB/SB between Ben Franklin Pky and Falls Brg #traffic</text:p>
          </table:table-cell>
        </table:table-row>
        <table:table-row table:style-name="ro1">
          <table:table-cell office:value-type="float" office:value="3264" calcext:value-type="float">
            <text:p>3264</text:p>
          </table:table-cell>
          <table:table-cell office:value-type="string" calcext:value-type="string">
            <text:p>#McLean, VA #Hospitality #Job: Dishwasher at Sunrise Senior Living https://t.co/4PI3JpQwyf #Jobs #Hiring https://t.co/lOrVwZpzaF</text:p>
          </table:table-cell>
        </table:table-row>
        <table:table-row table:style-name="ro1">
          <table:table-cell office:value-type="float" office:value="3265" calcext:value-type="float">
            <text:p>3265</text:p>
          </table:table-cell>
          <table:table-cell office:value-type="string" calcext:value-type="string">
            <text:p>Cleared: Construction on #TimesSquaregrandCentralStationShuttle Both directions from Grand Central-42nd Street...</text:p>
          </table:table-cell>
        </table:table-row>
        <table:table-row table:style-name="ro1">
          <table:table-cell office:value-type="float" office:value="3266" calcext:value-type="float">
            <text:p>3266</text:p>
          </table:table-cell>
          <table:table-cell office:value-type="string" calcext:value-type="string">
            <text:p>50% Off New American Fare at BIG &amp;amp; little's https://t.co/iehcCL3qeG”\nAssistant Store Manager - The Vitamin Shoppe: (#AuburnHills, MI) https://t.co/mFTVGHt3bI #Retail #Job #Jobs #Hiring\nWe're #hiring! Click to apply: Pharmacy Technician - https://t.co/uMn1mvsUwQ #Healthcare #Sandwich, MA #Job #Jobs\nUp to 54% Off Hair Services at Salon Savoir https://t.co/5HXXYbmu2C\nUp to 57% Off Women's Haircut Package https://t.co/Qo3P0Td7YN\n55% Off Services https://t.co/fUHyQuN5vu\n¿Lo pueden creer? (@ Bosque de @Chapultepec_mx in Miguel Hidalgo, DF) https://t.co/WZNoS20KHF\nUp to 40% Off American Food https://t.co/TRy0mJxfnF\n50% Off a Haircut, Color, and Style https://t.co/HfGQRCuJXX\n51% Off Haircut Package https://t.co/dBGaecgTnc\nI'm at Hartsfield-Jackson Atlanta International Airport - @atlanta_airport in Atlanta, GA https://t.co/FnuefiGzXj\n45% Off at BGR The Burger Joint https://t.co/K0drMC7dq5\n”””In small proportions we just beauty see, and in short measures life may perfect be.”” ~Ben… https://t.co/YzssX2xoMc</text:p>
          </table:table-cell>
        </table:table-row>
        <table:table-row table:style-name="ro1">
          <table:table-cell office:value-type="float" office:value="3267" calcext:value-type="float">
            <text:p>3267</text:p>
          </table:table-cell>
          <table:table-cell office:value-type="string" calcext:value-type="string">
            <text:p>55% Off Mani-Pedi https://t.co/Cc2H67ER3j</text:p>
          </table:table-cell>
        </table:table-row>
        <table:table-row table:style-name="ro1">
          <table:table-cell office:value-type="float" office:value="3268" calcext:value-type="float">
            <text:p>3268</text:p>
          </table:table-cell>
          <table:table-cell office:value-type="string" calcext:value-type="string">
            <text:p>Up to 44% Off Sailing Trip on Schooner ””Fame”” https://t.co/hxsYfSx6M8”\n#vindication without having to act is sweet!\nUp to 52% Off Mani-Pedi https://t.co/oTSiowJNDj\n52% Off at Drybar Louisville https://t.co/Kke9osM7aT\n48% Off a Haircut and Style at Cinta Aveda Institute https://t.co/HZqPk3a1eH\n45% Off Blowout at Cotton Blow Dry Bar https://t.co/NHT3QRdDCw\n50% Off Burgers and Drinks at Fatburger https://t.co/zPkn9paFIt\ndry ass city\n50% Off Pet Products at Pets N' Stuff https://t.co/7dPcsYO0y7\nUp to 53% Off Relaxation Mani-Pedi or Pedicure https://t.co/bfMCGjeFRC\n$5 for $10 Certificate at Battlefield Frontlines Combat Lasertag. https://t.co/TUYIhT1GEd\nUp to 52% Off from Bayride Tours https://t.co/qswKMFyJea\nUp to 55% Off Historic Train Excursion https://t.co/c2Bi4qGRCG\nUp to 53% Off Manicure, Pedicure, or Both https://t.co/sYEiZQjaM3\nUp to 44% Off Burgers and Shakes at Johnny Rockets https://t.co/FOuzVwjZ0e\nYup we became these people today #coachella #bandanabandit #palmsprings #spiritualgangster @… https://t.co/PY9XrZMRrD\n$100 for $120 Certificate at Ready Rekey. https://t.co/eFU1XGLhOO\n@lilhak420 @robertm5 awesome send me lots of pics :)\nInterested in a #Hospitality #job near #Mooresville, NC? This could be a great fit: https://t.co/LKLkZpfU4H #Hiring\nMonica Loya @ Bucareli 69 https://t.co/j7u9hwyPLz\nDivina @ Cancun Q Roo Mexio https://t.co/SUPzjf2hM6\nCivil war half marathon (@ Petersburg Old Town Train Station in Petersburg, VA) https://t.co/SYmcFRhyJw\n#hairextensionspecialist #hairblond #bionda #rubia #rubias #blondie #brownhair #extensiones… https://t.co/bbokoMAjob\n6am: Mainly Clear 4.7C - Wind: NNE 7km/h - Bar: 103.1 kPa ^ - Hum: 54% #Toronto #Weather\nEvery action performed begins in the imagination\nClimber chicks ohlalaauren #CRG @ Central Rock Worcester https://t.co/Q8JTAUmLbL\n8752 Chatlake Drive https://t.co/czc8AdILiR\n🌴 Italians Do It Better In coachella 🌴 #coachella #party #loveit #losangeles #california… https://t.co/qVwC8K4PSq\nSee our latest #Monterey, CA #job and click to apply: Registered Nurse - Emergency... - https://t.co/cnU4Nr1Jxo https://t.co/Z7Pjv7CjMa\nBeautiful kantha quilts knockonwoodantiques german_favorite_antiques #hpadc #hpmkt #antiques… https://t.co/xkkpl2d48B\n😂😂😂 @ Las Vegas Strip https://t.co/cSawn8OgKF\n#ThisIsCanada #People #BeCreative #Enjoy #Yourself #9ine #DaChamp #WhoWillComeClose?… https://t.co/nonojmHt2u\nhttps://t.co/rkVljusrj7\nI'm at @WaffleHouse in Buford, GA https://t.co/RyPsSVpWcj\nI'm at OXXO in Aguascalientes, AGS https://t.co/qr90LvAG55\nLCD Soundsystem...y James Murphy fue una fiesta.... @ Coachella https://t.co/kDHSp00mEv\nWe're #hiring! Read about our latest #job opening here: Bagger - https://t.co/3ziaDgu6Yp #RAINBOWCITY, AL #Retail\nRussian Club Cup 2011. IDSF La part2 https://t.co/i95Bb9xnhp\nJust posted a photo @ Andy's Hair In the gables https://t.co/SaC6YUYFoT\nThe #tilapia have been #harvested. Time to clean. It will take a few days to scrub and sanitize… https://t.co/N9EkzeHmkH\n@joebuabeng Shout out to eags.strong for coming to get her bis shredded to pieces by coach… https://t.co/lgIc6OOIqy\nConstruction on #NewarkAirtrain Both directions from Newark Liberty Airport Station to P1 Daily Parking https://t.co/u8zUnfhU0u\nCleared: Construction on #I95NewEnglandThruway NB from 0.83 before Exit 15 (I-95) - New Rochelle (US 1) to 0.08...\nmoved 45 meters bearing 340° (1mo0) https://t.co/YN9LFDl7QF\nCleared: Construction on #US22 WB from East of Vaux Hall Rd to East of Chestnut St\nCleared: Construction on #NJ7 Both directions from Charlotte Circle to Cathedral Av/Glendale St\n”Cleared: Construction on #I290 EB from NY 384 Delaware Avenue to Town of Tonawanda; Town of Amherst Line; Niagara...</text:p>
          </table:table-cell>
        </table:table-row>
        <table:table-row table:style-name="ro1">
          <table:table-cell office:value-type="float" office:value="3269" calcext:value-type="float">
            <text:p>3269</text:p>
          </table:table-cell>
          <table:table-cell office:value-type="string" calcext:value-type="string">
            <text:p>Cleared: Construction on #NJ17 NB from South of Moonachie Av to North of Midland Av</text:p>
          </table:table-cell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string" calcext:value-type="string">
            <text:p>Cleared: Closure on #QueensboroBridge EB from Manhattan Side to Queens Side</text:p>
          </table:table-cell>
        </table:table-row>
        <table:table-row table:style-name="ro1">
          <table:table-cell office:value-type="float" office:value="3271" calcext:value-type="float">
            <text:p>3271</text:p>
          </table:table-cell>
          <table:table-cell office:value-type="string" calcext:value-type="string">
            <text:p>Cleared: Construction on #US46 EB from CR 633/Rifle Camp Rd to CR 621/Valley Rd</text:p>
          </table:table-cell>
        </table:table-row>
        <table:table-row table:style-name="ro1">
          <table:table-cell office:value-type="float" office:value="3272" calcext:value-type="float">
            <text:p>3272</text:p>
          </table:table-cell>
          <table:table-cell office:value-type="string" calcext:value-type="string">
            <text:p>Cleared: Construction on #I80 WB from Exit 39 - NJ 53 to Exit 34 - NJ 15</text:p>
          </table:table-cell>
        </table:table-row>
        <table:table-row table:style-name="ro1">
          <table:table-cell office:value-type="float" office:value="3273" calcext:value-type="float">
            <text:p>3273</text:p>
          </table:table-cell>
          <table:table-cell office:value-type="string" calcext:value-type="string">
            <text:p>Cleared: Construction on #I290 EB from NY 384 Delaware Avenue to Town of Tonawanda; Town of Amherst Line; Niagara...”\nUpdate: Closure on #BordenAvenue EB at 58th Street https://t.co/zRp5wV2Mk2\nIced up Shawty!!!!!! #AWEBIGDAWG @ KOKOPELLIS NIGHTLIFE https://t.co/GSRw9W03gX\n”Vuelo en la madrugada (@ Aeropuerto Internacional de Guadalajara ””Miguel Hidalgo y Costilla”” (GDL)) https://t.co/gf8rSeIq8W</text:p>
          </table:table-cell>
        </table:table-row>
        <table:table-row table:style-name="ro1">
          <table:table-cell office:value-type="float" office:value="3274" calcext:value-type="float">
            <text:p>3274</text:p>
          </table:table-cell>
          <table:table-cell office:value-type="string" calcext:value-type="string">
            <text:p>The sunsets on #Coachella. Until tomorrow... #coachXbop #letslive4ever #coachella2016 @ Coachella https://t.co/yXSrnCme7z</text:p>
          </table:table-cell>
        </table:table-row>
        <table:table-row table:style-name="ro1">
          <table:table-cell office:value-type="float" office:value="3275" calcext:value-type="float">
            <text:p>3275</text:p>
          </table:table-cell>
          <table:table-cell office:value-type="string" calcext:value-type="string">
            <text:p>Happy Birthday Dearie!\nMany more fruitful years ahead!\nHave a funfilled… https://t.co/jU10KhWmTz</text:p>
          </table:table-cell>
        </table:table-row>
        <table:table-row table:style-name="ro1">
          <table:table-cell office:value-type="float" office:value="3276" calcext:value-type="float">
            <text:p>3276</text:p>
          </table:table-cell>
          <table:table-cell office:value-type="string" calcext:value-type="string">
            <text:p>If you're a #Nursing professional in #Joplin, MO, check out this #job: https://t.co/WrbH7zTfSL #Hiring https://t.co/WnNQT4EUWh</text:p>
          </table:table-cell>
        </table:table-row>
        <table:table-row table:style-name="ro1">
          <table:table-cell office:value-type="float" office:value="3277" calcext:value-type="float">
            <text:p>3277</text:p>
          </table:table-cell>
          <table:table-cell office:value-type="string" calcext:value-type="string">
            <text:p>””Renato””⁰➖➖➖➖➖➖➖➖➖➖➖➖➖\nPhoto Session⁰➖➖➖➖➖➖➖➖➖➖➖➖➖\nwith: faithfulrenato ➖➖➖➖➖➖➖➖➖➖➖➖➖\nHelp my… https://t.co/QsW5iK3Im4</text:p>
          </table:table-cell>
        </table:table-row>
        <table:table-row table:style-name="ro1">
          <table:table-cell office:value-type="float" office:value="3278" calcext:value-type="float">
            <text:p>3278</text:p>
          </table:table-cell>
          <table:table-cell office:value-type="string" calcext:value-type="string">
            <text:p>Russian Club Cup 2011. IDSF St https://t.co/hJ5xoeEATV</text:p>
          </table:table-cell>
        </table:table-row>
        <table:table-row table:style-name="ro1">
          <table:table-cell office:value-type="float" office:value="3279" calcext:value-type="float">
            <text:p>3279</text:p>
          </table:table-cell>
          <table:table-cell office:value-type="string" calcext:value-type="string">
            <text:p>We're #hiring! Click to apply: Pharmacy Technician - https://t.co/pWmFQB8z7z #Healthcare #Pasadena, TX #Job #Jobs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string" calcext:value-type="string">
            <text:p>#feelings @ Boston, Massachusetts https://t.co/VpbkyTmgCW</text:p>
          </table:table-cell>
        </table:table-row>
        <table:table-row table:style-name="ro1">
          <table:table-cell office:value-type="float" office:value="3281" calcext:value-type="float">
            <text:p>3281</text:p>
          </table:table-cell>
          <table:table-cell office:value-type="string" calcext:value-type="string">
            <text:p>😍 @ Vain Hermosillo https://t.co/JeBVwptIUv</text:p>
          </table:table-cell>
        </table:table-row>
        <table:table-row table:style-name="ro1">
          <table:table-cell office:value-type="float" office:value="3282" calcext:value-type="float">
            <text:p>3282</text:p>
          </table:table-cell>
          <table:table-cell office:value-type="string" calcext:value-type="string">
            <text:p>Can you recommend anyone for this #job? Hair Stylist - https://t.co/B8cS0oAtgr #WESTON, FL #Cosmetology #Hiring https://t.co/QtkW44KQ7g</text:p>
          </table:table-cell>
        </table:table-row>
        <table:table-row table:style-name="ro1">
          <table:table-cell office:value-type="float" office:value="3283" calcext:value-type="float">
            <text:p>3283</text:p>
          </table:table-cell>
          <table:table-cell office:value-type="string" calcext:value-type="string">
            <text:p>Just posted a photo @ Andy's Hair In the gables https://t.co/FGTYvcyNG9</text:p>
          </table:table-cell>
        </table:table-row>
        <table:table-row table:style-name="ro1">
          <table:table-cell office:value-type="float" office:value="3284" calcext:value-type="float">
            <text:p>3284</text:p>
          </table:table-cell>
          <table:table-cell office:value-type="string" calcext:value-type="string">
            <text:p>This kicks like a mule with its balls wrapped in duct tape!</text:p>
          </table:table-cell>
        </table:table-row>
        <table:table-row table:style-name="ro1">
          <table:table-cell office:value-type="float" office:value="3285" calcext:value-type="float">
            <text:p>3285</text:p>
          </table:table-cell>
          <table:table-cell office:value-type="string" calcext:value-type="string">
            <text:p>#NYCmissed Steu W. - w4m (Houston, Texas) https://t.co/Nq0G7rl9fB</text:p>
          </table:table-cell>
        </table:table-row>
        <table:table-row table:style-name="ro1">
          <table:table-cell office:value-type="float" office:value="3286" calcext:value-type="float">
            <text:p>3286</text:p>
          </table:table-cell>
          <table:table-cell office:value-type="string" calcext:value-type="string">
            <text:p>I'm at North Village Yellow House in Kissimmee, FL https://t.co/I8ZcYigH9c</text:p>
          </table:table-cell>
        </table:table-row>
        <table:table-row table:style-name="ro1">
          <table:table-cell office:value-type="float" office:value="3287" calcext:value-type="float">
            <text:p>3287</text:p>
          </table:table-cell>
          <table:table-cell office:value-type="string" calcext:value-type="string">
            <text:p>#SuspiciousPerson 1100 Stetson St 32804 (4/16 05:42) #Orlando #CollegePark</text:p>
          </table:table-cell>
        </table:table-row>
        <table:table-row table:style-name="ro1">
          <table:table-cell office:value-type="float" office:value="3288" calcext:value-type="float">
            <text:p>3288</text:p>
          </table:table-cell>
          <table:table-cell office:value-type="string" calcext:value-type="string">
            <text:p>#diabetic #t1d Sustainable Lifestyle Design: Sustainable Lifestyle Design How To Not Screw… https://t.co/8id5RpJTm6 #type1diabetes #diabetes</text:p>
          </table:table-cell>
        </table:table-row>
        <table:table-row table:style-name="ro1">
          <table:table-cell office:value-type="float" office:value="3289" calcext:value-type="float">
            <text:p>3289</text:p>
          </table:table-cell>
          <table:table-cell office:value-type="string" calcext:value-type="string">
            <text:p>That time I almost got a ride to Reno. \n\n https://t.co/MwH0x58EmG</text:p>
          </table:table-cell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string" calcext:value-type="string">
            <text:p>#diabetic #t1d How To Make Your Own Natural, Safe Cheap Cleaning Products: How To Make… https://t.co/inWYtpggJr #type1diabetes #diabetes</text:p>
          </table:table-cell>
        </table:table-row>
        <table:table-row table:style-name="ro1">
          <table:table-cell office:value-type="float" office:value="3291" calcext:value-type="float">
            <text:p>3291</text:p>
          </table:table-cell>
          <table:table-cell office:value-type="string" calcext:value-type="string">
            <text:p>#diabetic #t1d World Domination Gardening 3 Digital Dvd Set: World Domination Gardening 3… https://t.co/NpRsFREAvf #type1diabetes #diabetes</text:p>
          </table:table-cell>
        </table:table-row>
        <table:table-row table:style-name="ro1">
          <table:table-cell office:value-type="float" office:value="3292" calcext:value-type="float">
            <text:p>3292</text:p>
          </table:table-cell>
          <table:table-cell office:value-type="string" calcext:value-type="string">
            <text:p>Best Metal Albums of 2016 (So Far) https://t.co/gjOCm1aqe0 https://t.co/RQxt1ZTP5E</text:p>
          </table:table-cell>
        </table:table-row>
        <table:table-row table:style-name="ro1">
          <table:table-cell office:value-type="float" office:value="3293" calcext:value-type="float">
            <text:p>3293</text:p>
          </table:table-cell>
          <table:table-cell office:value-type="string" calcext:value-type="string">
            <text:p>#diabetic #t1d Tiny House Plans: Tiny House Plans Earn 50% Commission Promoting Tiny House… https://t.co/4IYhTndKri #type1diabetes #diabetes</text:p>
          </table:table-cell>
        </table:table-row>
        <table:table-row table:style-name="ro1">
          <table:table-cell office:value-type="float" office:value="3294" calcext:value-type="float">
            <text:p>3294</text:p>
          </table:table-cell>
          <table:table-cell office:value-type="string" calcext:value-type="string">
            <text:p>#diabetic #t1d Les Merveilleux Bienfaits Du Bicarbonate De Soude: Les Merveilleux… https://t.co/LpIozOFKpC #type1diabetes #diabetes</text:p>
          </table:table-cell>
        </table:table-row>
        <table:table-row table:style-name="ro1">
          <table:table-cell office:value-type="float" office:value="3295" calcext:value-type="float">
            <text:p>3295</text:p>
          </table:table-cell>
          <table:table-cell office:value-type="string" calcext:value-type="string">
            <text:p>Photo(10) https://t.co/eZ9u5qkf9w</text:p>
          </table:table-cell>
        </table:table-row>
        <table:table-row table:style-name="ro1">
          <table:table-cell office:value-type="float" office:value="3296" calcext:value-type="float">
            <text:p>3296</text:p>
          </table:table-cell>
          <table:table-cell office:value-type="string" calcext:value-type="string">
            <text:p>It was a beach type of night with my bros 😌#nofilter @ Santa Monica Pier https://t.co/nYTAi0LSGT</text:p>
          </table:table-cell>
        </table:table-row>
        <table:table-row table:style-name="ro1">
          <table:table-cell office:value-type="float" office:value="3297" calcext:value-type="float">
            <text:p>3297</text:p>
          </table:table-cell>
          <table:table-cell office:value-type="string" calcext:value-type="string">
            <text:p>Interested in a #Nursing #job near #Sacramento, CA? This could be a great fit: https://t.co/XZXRNvizE9 #Hiring https://t.co/F6CQw5uatm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string" calcext:value-type="string">
            <text:p>Cook - SONIC Drive-In: (#Smithfield, RI) https://t.co/PkqFqFlT1V #Hospitality #Job #Jobs #Hiring</text:p>
          </table:table-cell>
        </table:table-row>
        <table:table-row table:style-name="ro1">
          <table:table-cell office:value-type="float" office:value="3299" calcext:value-type="float">
            <text:p>3299</text:p>
          </table:table-cell>
          <table:table-cell office:value-type="string" calcext:value-type="string">
            <text:p>See our latest #SanBruno, CA #job and click to apply: Lab Support Recruiter Inside Sales Trainee (Recruiter) - https://t.co/Su1f98evxS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string" calcext:value-type="string">
            <text:p>Want to work in #Merrimack, NH? View our latest opening: https://t.co/CViIRFv1tb #Manufacturing #Job #Jobs #Hiring https://t.co/RLBpQzXsAP</text:p>
          </table:table-cell>
        </table:table-row>
        <table:table-row table:style-name="ro1">
          <table:table-cell office:value-type="float" office:value="3301" calcext:value-type="float">
            <text:p>3301</text:p>
          </table:table-cell>
          <table:table-cell office:value-type="string" calcext:value-type="string">
            <text:p>Interested in a #FacilitiesMgmt #job near #Rockville, MD? This could be a great fit: https://t.co/AZGhmyCEoj #jobhunt #Hiring</text:p>
          </table:table-cell>
        </table:table-row>
        <table:table-row table:style-name="ro1">
          <table:table-cell office:value-type="float" office:value="3302" calcext:value-type="float">
            <text:p>3302</text:p>
          </table:table-cell>
          <table:table-cell office:value-type="string" calcext:value-type="string">
            <text:p>Wow @liannelahavas !!! Quiero ser como ella ya! @ Foro Sol, Mexico D.F. https://t.co/Df84sgkOQE</text:p>
          </table:table-cell>
        </table:table-row>
        <table:table-row table:style-name="ro1">
          <table:table-cell office:value-type="float" office:value="3303" calcext:value-type="float">
            <text:p>3303</text:p>
          </table:table-cell>
          <table:table-cell office:value-type="string" calcext:value-type="string">
            <text:p>A little piece of Chicago at #coachella. And yes, #sujfanstevens is wearing a balloon suit.… https://t.co/p5XMWxo6yu</text:p>
          </table:table-cell>
        </table:table-row>
        <table:table-row table:style-name="ro1">
          <table:table-cell office:value-type="float" office:value="3304" calcext:value-type="float">
            <text:p>3304</text:p>
          </table:table-cell>
          <table:table-cell office:value-type="string" calcext:value-type="string">
            <text:p>4/16/16 - 5:54am \nMy morning sunrise view , looking over the Cat. River in Kingston Ontario… https://t.co/IcoQxtnf2h</text:p>
          </table:table-cell>
        </table:table-row>
        <table:table-row table:style-name="ro1">
          <table:table-cell office:value-type="float" office:value="3305" calcext:value-type="float">
            <text:p>3305</text:p>
          </table:table-cell>
          <table:table-cell office:value-type="string" calcext:value-type="string">
            <text:p>We're #hiring! Read about our latest #job opening here: Delivery Driver - https://t.co/Iszs5nRW1l #driver #cdl #Austell, Georgia</text:p>
          </table:table-cell>
        </table:table-row>
        <table:table-row table:style-name="ro1">
          <table:table-cell office:value-type="float" office:value="3306" calcext:value-type="float">
            <text:p>3306</text:p>
          </table:table-cell>
          <table:table-cell office:value-type="string" calcext:value-type="string">
            <text:p>Join the MedExpress team! See our latest #CustomerService #job opening here: https://t.co/D5KDCfu7x7 #urgentcare #Charleston, WV #Veterans</text:p>
          </table:table-cell>
        </table:table-row>
        <table:table-row table:style-name="ro1">
          <table:table-cell office:value-type="float" office:value="3307" calcext:value-type="float">
            <text:p>3307</text:p>
          </table:table-cell>
          <table:table-cell office:value-type="string" calcext:value-type="string">
            <text:p>Update: Construction on #GardenStateParkway SB from North of Exit 144 - CR 510 to South of Exit 141 - Vaux Hall Rd https://t.co/H2Kx3GnPD7</text:p>
          </table:table-cell>
        </table:table-row>
        <table:table-row table:style-name="ro1">
          <table:table-cell office:value-type="float" office:value="3308" calcext:value-type="float">
            <text:p>3308</text:p>
          </table:table-cell>
          <table:table-cell office:value-type="string" calcext:value-type="string">
            <text:p>Update: Construction on #NY9A NB from West 50th Street to West 59th Street https://t.co/5eLqH51aEN</text:p>
          </table:table-cell>
        </table:table-row>
        <table:table-row table:style-name="ro1">
          <table:table-cell office:value-type="float" office:value="3309" calcext:value-type="float">
            <text:p>3309</text:p>
          </table:table-cell>
          <table:table-cell office:value-type="string" calcext:value-type="string">
            <text:p>Update: Construction on #GardenStateParkway NB from Union Toll Plaza to South of Exit 143 https://t.co/0zAjZObfpP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string" calcext:value-type="string">
            <text:p>Update: Construction on #NJ36 SB at North of NJ 35 https://t.co/jgkbbtubsI</text:p>
          </table:table-cell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string" calcext:value-type="string">
            <text:p>Update: Construction on #FranklinDRooseveltDrive SB from Montgomery Street to Catherine Street https://t.co/HaBN8g1ICA</text:p>
          </table:table-cell>
        </table:table-row>
        <table:table-row table:style-name="ro1">
          <table:table-cell office:value-type="float" office:value="3312" calcext:value-type="float">
            <text:p>3312</text:p>
          </table:table-cell>
          <table:table-cell office:value-type="string" calcext:value-type="string">
            <text:p>Update: Construction on #I495 EB from Colonial Avenue to Exit 22B - Van Wyck Expwy I-678 / College Point Blvd https://t.co/kCfINw0PQY</text:p>
          </table:table-cell>
        </table:table-row>
        <table:table-row table:style-name="ro1">
          <table:table-cell office:value-type="float" office:value="3313" calcext:value-type="float">
            <text:p>3313</text:p>
          </table:table-cell>
          <table:table-cell office:value-type="string" calcext:value-type="string">
            <text:p>Update: Construction on #I95 SB from Southern Boulevard to Arthur Avenue; Ramp https://t.co/cGva754ckj”\nUpdate: Construction on #US22 WB from East of Vaux Hall Rd to East of Chestnut St https://t.co/tutuBYJjfG\nRED EYE + RED TRACTOR @ Palm Desert, California https://t.co/TfeCoDEyqe\nUpdate: Construction on #I80 WB from Exit 39 - NJ 53 to Exit 34 - NJ 15 https://t.co/UVNpBZ7pBC\nUpdate: Construction on #US46 EB from CR 633/Rifle Camp Rd to CR 621/Valley Rd https://t.co/oUriUwNgbW\nUpdate: Construction on #NJ7 Both directions from Charlotte Circle to Cathedral Av/Glendale St https://t.co/l8UCKrKryo\n”Construction on #I87Northway Both directions at Exit 1 E; Exit 1W https://t.co/sKUtW6Z0oy</text:p>
          </table:table-cell>
        </table:table-row>
        <table:table-row table:style-name="ro1">
          <table:table-cell office:value-type="float" office:value="3314" calcext:value-type="float">
            <text:p>3314</text:p>
          </table:table-cell>
          <table:table-cell office:value-type="string" calcext:value-type="string">
            <text:p>Construction on #US9 SB at South of CR 628/Prospect St https://t.co/CKycytXKCM</text:p>
          </table:table-cell>
        </table:table-row>
        <table:table-row table:style-name="ro1">
          <table:table-cell office:value-type="float" office:value="3315" calcext:value-type="float">
            <text:p>3315</text:p>
          </table:table-cell>
          <table:table-cell office:value-type="string" calcext:value-type="string">
            <text:p>Cleared: Construction on #NJ36 SB at North of NJ 35</text:p>
          </table:table-cell>
        </table:table-row>
        <table:table-row table:style-name="ro1">
          <table:table-cell office:value-type="float" office:value="3316" calcext:value-type="float">
            <text:p>3316</text:p>
          </table:table-cell>
          <table:table-cell office:value-type="string" calcext:value-type="string">
            <text:p>Construction on #I87Northway Both directions at Exit 1 E; Exit 1W https://t.co/VrNeybpbTf”\nCleared: Construction on #US9 Both directions from In the vicinity of Garden State Parkway South Entrance to...\n”Cleared: Construction on #I787 NB from Exit 2; NY 32; South Pearl Street; Port of Albany to Exit 4 northbound;...</text:p>
          </table:table-cell>
        </table:table-row>
        <table:table-row table:style-name="ro1">
          <table:table-cell office:value-type="float" office:value="3317" calcext:value-type="float">
            <text:p>3317</text:p>
          </table:table-cell>
          <table:table-cell office:value-type="string" calcext:value-type="string">
            <text:p>Cleared: Construction on #I787 NB from Exit 2; NY 32; South Pearl Street; Port of Albany to Exit 4 northbound;...”\nCleared: Construction on #US9 Both directions at South of Giffordtown Ln\n”Right? \n#saturday @ Royal Blue Studio https://t.co/svgZwlzq74</text:p>
          </table:table-cell>
        </table:table-row>
        <table:table-row table:style-name="ro1">
          <table:table-cell office:value-type="float" office:value="3318" calcext:value-type="float">
            <text:p>3318</text:p>
          </table:table-cell>
          <table:table-cell office:value-type="string" calcext:value-type="string">
            <text:p>FOX 26: Katy High School baseball players accused of coaching for money https://t.co/j35oiny93u</text:p>
          </table:table-cell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string" calcext:value-type="string">
            <text:p>We're #hiring! Read about our latest #job opening here: Customer Service Representative - https://t.co/yZL3dpv6n6 https://t.co/3swzMnZx9H</text:p>
          </table:table-cell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string" calcext:value-type="string">
            <text:p>Buenos Dias mi Mundo <text:s/>Revisando el portal de mi memoria. <text:s/>Abril / 16 / 2016 @ Caribbean Isle… https://t.co/T0HIKfVywr</text:p>
          </table:table-cell>
        </table:table-row>
        <table:table-row table:style-name="ro1">
          <table:table-cell office:value-type="float" office:value="3321" calcext:value-type="float">
            <text:p>3321</text:p>
          </table:table-cell>
          <table:table-cell office:value-type="string" calcext:value-type="string">
            <text:p>Cheguei #goodvibes #goodmorning #usa #miami #frombrazil #peace #love #peaceandlove… https://t.co/H8HIIG62PP</text:p>
          </table:table-cell>
        </table:table-row>
        <table:table-row table:style-name="ro1">
          <table:table-cell office:value-type="float" office:value="3322" calcext:value-type="float">
            <text:p>3322</text:p>
          </table:table-cell>
          <table:table-cell office:value-type="string" calcext:value-type="string">
            <text:p>This #Nursing #job might be a great fit for you: RN-Acute Rehab - https://t.co/1R9bxO9B1V #medicaljobs #Rolla, MO https://t.co/fMNTHWOoMa</text:p>
          </table:table-cell>
        </table:table-row>
        <table:table-row table:style-name="ro1">
          <table:table-cell office:value-type="float" office:value="3323" calcext:value-type="float">
            <text:p>3323</text:p>
          </table:table-cell>
          <table:table-cell office:value-type="string" calcext:value-type="string">
            <text:p>See our latest #Manchester, NH #job and click to apply: Cook CD - Standard - https://t.co/sm8kmrWlJD #cook #Hospitality #Hiring</text:p>
          </table:table-cell>
        </table:table-row>
        <table:table-row table:style-name="ro1">
          <table:table-cell office:value-type="float" office:value="3324" calcext:value-type="float">
            <text:p>3324</text:p>
          </table:table-cell>
          <table:table-cell office:value-type="string" calcext:value-type="string">
            <text:p>Oh my goodness! This bad boys is heading out to the amazing and beautiful thepinkpolkadotcc 💗💗💗… https://t.co/vG7MQ5G2xm</text:p>
          </table:table-cell>
        </table:table-row>
        <table:table-row table:style-name="ro1">
          <table:table-cell office:value-type="float" office:value="3325" calcext:value-type="float">
            <text:p>3325</text:p>
          </table:table-cell>
          <table:table-cell office:value-type="string" calcext:value-type="string">
            <text:p>Chilling at #HollywoodBeach @ Hollywood Beach Fort Lauderdale, Florida https://t.co/Id28ONF43V</text:p>
          </table:table-cell>
        </table:table-row>
        <table:table-row table:style-name="ro1">
          <table:table-cell office:value-type="float" office:value="3326" calcext:value-type="float">
            <text:p>3326</text:p>
          </table:table-cell>
          <table:table-cell office:value-type="string" calcext:value-type="string">
            <text:p>Interested in a #Healthcare #job near #Turlock, CA? This could be a great fit: https://t.co/H9nZ4tTHDl #Hiring https://t.co/n7YTwFAiCi</text:p>
          </table:table-cell>
        </table:table-row>
        <table:table-row table:style-name="ro1">
          <table:table-cell office:value-type="float" office:value="3327" calcext:value-type="float">
            <text:p>3327</text:p>
          </table:table-cell>
          <table:table-cell office:value-type="string" calcext:value-type="string">
            <text:p>Nurse Practitioner - Full Time Peds Urgent Care - West... - MCHS: (#Miami, FL) https://t.co/FvOj1ie1IC #Nursing https://t.co/KzYrc4d2oS</text:p>
          </table:table-cell>
        </table:table-row>
        <table:table-row table:style-name="ro1">
          <table:table-cell office:value-type="float" office:value="3328" calcext:value-type="float">
            <text:p>3328</text:p>
          </table:table-cell>
          <table:table-cell office:value-type="string" calcext:value-type="string">
            <text:p>We're #hiring! Click to apply: Merchandise Selector 1:00pm to 10:00pm - https://t.co/sWs4OhfNit #Job #Elkhart, IN https://t.co/d8DEDSR0io</text:p>
          </table:table-cell>
        </table:table-row>
        <table:table-row table:style-name="ro1">
          <table:table-cell office:value-type="float" office:value="3329" calcext:value-type="float">
            <text:p>3329</text:p>
          </table:table-cell>
          <table:table-cell office:value-type="string" calcext:value-type="string">
            <text:p>We're #hiring! Click to apply: Pharmacy Technician - https://t.co/6HrE4e9DEN #Healthcare #McDonough, GA #Job #Jobs</text:p>
          </table:table-cell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string" calcext:value-type="string">
            <text:p>KTP Graduate #Education #Job: DAT INSTRUCTOR - SAN JUAN (#SanJuan) https://t.co/D1TH62SlWG #Jobs #Hiring</text:p>
          </table:table-cell>
        </table:table-row>
        <table:table-row table:style-name="ro1">
          <table:table-cell office:value-type="float" office:value="3331" calcext:value-type="float">
            <text:p>3331</text:p>
          </table:table-cell>
          <table:table-cell office:value-type="string" calcext:value-type="string">
            <text:p>Assistant Manager - Statesville, NC - Citi Trends: (#Statesville, NC) https://t.co/uDxtz6P2aR #Retail #Job #Jobs #Hiring</text:p>
          </table:table-cell>
        </table:table-row>
        <table:table-row table:style-name="ro1">
          <table:table-cell office:value-type="float" office:value="3332" calcext:value-type="float">
            <text:p>3332</text:p>
          </table:table-cell>
          <table:table-cell office:value-type="string" calcext:value-type="string">
            <text:p>See you at the top! #wwfcntowerclimb @ CN Tower / La Tour CN https://t.co/0EPpPi0ByK</text:p>
          </table:table-cell>
        </table:table-row>
        <table:table-row table:style-name="ro1">
          <table:table-cell office:value-type="float" office:value="3333" calcext:value-type="float">
            <text:p>3333</text:p>
          </table:table-cell>
          <table:table-cell office:value-type="string" calcext:value-type="string">
            <text:p>Hey folks, the taste of America food truck will be at Unleashed Pet Rescue today supporting a… https://t.co/DnbuU3ZBCQ</text:p>
          </table:table-cell>
        </table:table-row>
        <table:table-row table:style-name="ro1">
          <table:table-cell office:value-type="float" office:value="3334" calcext:value-type="float">
            <text:p>3334</text:p>
          </table:table-cell>
          <table:table-cell office:value-type="string" calcext:value-type="string">
            <text:p>большая кокшага https://t.co/BG4ibWefii</text:p>
          </table:table-cell>
        </table:table-row>
        <table:table-row table:style-name="ro1">
          <table:table-cell office:value-type="float" office:value="3335" calcext:value-type="float">
            <text:p>3335</text:p>
          </table:table-cell>
          <table:table-cell office:value-type="string" calcext:value-type="string">
            <text:p>Wind 0.0 mph ---. Barometer 30.303 in, Rising slowly. Temperature 48.3 °F. Rain today 0.00 in. Humidity 72%</text:p>
          </table:table-cell>
        </table:table-row>
        <table:table-row table:style-name="ro1">
          <table:table-cell office:value-type="float" office:value="3336" calcext:value-type="float">
            <text:p>3336</text:p>
          </table:table-cell>
          <table:table-cell office:value-type="string" calcext:value-type="string">
            <text:p>How cute is this shit, like for real, <text:s/>u know https://t.co/TAQecJAkdJ</text:p>
          </table:table-cell>
        </table:table-row>
        <table:table-row table:style-name="ro1">
          <table:table-cell office:value-type="float" office:value="3337" calcext:value-type="float">
            <text:p>3337</text:p>
          </table:table-cell>
          <table:table-cell office:value-type="string" calcext:value-type="string">
            <text:p>Want to work in #TAMPA, FL? View our latest opening: https://t.co/T3stE8Dzpd #Retail #Job #Jobs #Hiring</text:p>
          </table:table-cell>
        </table:table-row>
        <table:table-row table:style-name="ro1">
          <table:table-cell office:value-type="float" office:value="3338" calcext:value-type="float">
            <text:p>3338</text:p>
          </table:table-cell>
          <table:table-cell office:value-type="string" calcext:value-type="string">
            <text:p>Saturday Schedule <text:s/>https://t.co/PG3UEfnGnW</text:p>
          </table:table-cell>
        </table:table-row>
        <table:table-row table:style-name="ro1">
          <table:table-cell office:value-type="float" office:value="3339" calcext:value-type="float">
            <text:p>3339</text:p>
          </table:table-cell>
          <table:table-cell office:value-type="string" calcext:value-type="string">
            <text:p>Which body type do you have? <text:s/>https://t.co/1ZEB76helA</text:p>
          </table:table-cell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string" calcext:value-type="string">
            <text:p>Home LOVE <text:s/>https://t.co/wUQRWqLqTa</text:p>
          </table:table-cell>
        </table:table-row>
        <table:table-row table:style-name="ro1">
          <table:table-cell office:value-type="float" office:value="3341" calcext:value-type="float">
            <text:p>3341</text:p>
          </table:table-cell>
          <table:table-cell office:value-type="string" calcext:value-type="string">
            <text:p>Done with that bottle? Throw it away—no it’s ok, really. <text:s/>https://t.co/i1hT4BkwjX</text:p>
          </table:table-cell>
        </table:table-row>
        <table:table-row table:style-name="ro1">
          <table:table-cell office:value-type="float" office:value="3342" calcext:value-type="float">
            <text:p>3342</text:p>
          </table:table-cell>
          <table:table-cell office:value-type="string" calcext:value-type="string">
            <text:p>679 by Fetty Wap Featuring Remy Boyz is #nowplaying in Tavern on Main, Snellville.</text:p>
          </table:table-cell>
        </table:table-row>
        <table:table-row table:style-name="ro1">
          <table:table-cell office:value-type="float" office:value="3343" calcext:value-type="float">
            <text:p>3343</text:p>
          </table:table-cell>
          <table:table-cell office:value-type="string" calcext:value-type="string">
            <text:p>Traffic Collision - Ambulance Enroute: CAP CITY FWY N at Watt Ave N onramp, Sacramento</text:p>
          </table:table-cell>
        </table:table-row>
        <table:table-row table:style-name="ro1">
          <table:table-cell office:value-type="float" office:value="3344" calcext:value-type="float">
            <text:p>3344</text:p>
          </table:table-cell>
          <table:table-cell office:value-type="string" calcext:value-type="string">
            <text:p>03:00 Solar 0 UV 0.0 ET 0.010 Cloudbase 5032ft Density 1.226 Moon Waxing 69% Full https://t.co/oWO9EQnzsJ Apache Junction #AZ #weather</text:p>
          </table:table-cell>
        </table:table-row>
        <table:table-row table:style-name="ro1">
          <table:table-cell office:value-type="float" office:value="3345" calcext:value-type="float">
            <text:p>3345</text:p>
          </table:table-cell>
          <table:table-cell office:value-type="string" calcext:value-type="string">
            <text:p>03:00 55F(Hi59/Lo55) Feels like 49F Wind N 2-&amp;gt;3mph (Lt Air) Hum 43% Baro 29.79(+) https://t.co/oWO9EQnzsJ Apache Junction #AZ #weather”\nChitown bound! ✈️ @ Miami International Airport - MIA https://t.co/SDz4ZoZds0\n😜😜😜😛👏🏽👏🏽👏🏽👏🏽👏🏽 @ Luccas https://t.co/Q6WeCDlIDY\nThe only way I'm ever going to cross the #bostonmarathon finish line, in a car, with a… https://t.co/3KBkC5a7EE\nOn my way to the Philippines ✈️🛩 (@ Winnipeg Richardson International Airport (YWG) in Winnipeg, MB) https://t.co/prm604FxDq\nCleared: Construction on #FranklinDRooseveltDrive SB from East 71st Street to East 63rd Street\nWe're #hiring! Click to apply: Transport Driver - https://t.co/lLGDJ0CRqJ #Job #Braselton, GA #Jobs\n”Waiting at the start of the #starwars10k\n\n#starwarshalfmarathon #nicebuns @ Epcot - Walt Disney… https://t.co/4XIffH0Rot</text:p>
          </table:table-cell>
        </table:table-row>
        <table:table-row table:style-name="ro1">
          <table:table-cell office:value-type="float" office:value="3346" calcext:value-type="float">
            <text:p>3346</text:p>
          </table:table-cell>
          <table:table-cell office:value-type="string" calcext:value-type="string">
            <text:p>JD Strength and Conditioning!! #performancetraining #JDSTRONG #fitness #strengthandconditioning… https://t.co/ujnBAgqVNc</text:p>
          </table:table-cell>
        </table:table-row>
        <table:table-row table:style-name="ro1">
          <table:table-cell office:value-type="float" office:value="3347" calcext:value-type="float">
            <text:p>3347</text:p>
          </table:table-cell>
          <table:table-cell office:value-type="string" calcext:value-type="string">
            <text:p>@talibkweli <text:s/>@OberlinCon <text:s/>tonight was dope!! #talibkweli #oberlincollege #goseelivemusic #hiphop… https://t.co/mIyoZfmVcB</text:p>
          </table:table-cell>
        </table:table-row>
        <table:table-row table:style-name="ro1">
          <table:table-cell office:value-type="float" office:value="3348" calcext:value-type="float">
            <text:p>3348</text:p>
          </table:table-cell>
          <table:table-cell office:value-type="string" calcext:value-type="string">
            <text:p>This #Transportation #job might be a great fit for you: Owner Operator - https://t.co/49EchIQNCO #Nashville, TN https://t.co/RQk3YAf4SZ</text:p>
          </table:table-cell>
        </table:table-row>
        <table:table-row table:style-name="ro1">
          <table:table-cell office:value-type="float" office:value="3349" calcext:value-type="float">
            <text:p>3349</text:p>
          </table:table-cell>
          <table:table-cell office:value-type="string" calcext:value-type="string">
            <text:p>Wind 1.5 mph ENE. Barometer 30.439 in, Rising. Temperature 41.0 °F. Rain today 0.00 in. Humidity 52%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string" calcext:value-type="string">
            <text:p>Marketing Communications Analyst - CA Technologies: (#Islandia, NY) https://t.co/PZDm9DyjCk #Marketing #Job #Jobs #Hiring</text:p>
          </table:table-cell>
        </table:table-row>
        <table:table-row table:style-name="ro1">
          <table:table-cell office:value-type="float" office:value="3351" calcext:value-type="float">
            <text:p>3351</text:p>
          </table:table-cell>
          <table:table-cell office:value-type="string" calcext:value-type="string">
            <text:p>16810 Fowler Pines Dr, Humble, TX 77346, $446,200 4 beds, 3 baths https://t.co/uURGguXD9Q</text:p>
          </table:table-cell>
        </table:table-row>
        <table:table-row table:style-name="ro1">
          <table:table-cell office:value-type="float" office:value="3352" calcext:value-type="float">
            <text:p>3352</text:p>
          </table:table-cell>
          <table:table-cell office:value-type="string" calcext:value-type="string">
            <text:p>#Maria's Taco https://t.co/b1qlBxuHsR Excellent https://t.co/W39Z4wNHCs</text:p>
          </table:table-cell>
        </table:table-row>
        <table:table-row table:style-name="ro1">
          <table:table-cell office:value-type="float" office:value="3353" calcext:value-type="float">
            <text:p>3353</text:p>
          </table:table-cell>
          <table:table-cell office:value-type="string" calcext:value-type="string">
            <text:p>#Harlan's Barbecue and Caterer / https://t.co/Ta8asXbBHA Excellent https://t.co/omaWf2GPu3</text:p>
          </table:table-cell>
        </table:table-row>
        <table:table-row table:style-name="ro1">
          <table:table-cell office:value-type="float" office:value="3354" calcext:value-type="float">
            <text:p>3354</text:p>
          </table:table-cell>
          <table:table-cell office:value-type="string" calcext:value-type="string">
            <text:p>Great choice!! (@ Cowboy Palace Saloon in Chatsworth, CA) https://t.co/1jWW7kXQDp</text:p>
          </table:table-cell>
        </table:table-row>
        <table:table-row table:style-name="ro1">
          <table:table-cell office:value-type="float" office:value="3355" calcext:value-type="float">
            <text:p>3355</text:p>
          </table:table-cell>
          <table:table-cell office:value-type="string" calcext:value-type="string">
            <text:p>We're #hiring! Read about our latest #job opening here: CDL Class A Drivers Needed - https://t.co/rAuiIn6mjN https://t.co/AIBTnvVNxU</text:p>
          </table:table-cell>
        </table:table-row>
        <table:table-row table:style-name="ro1">
          <table:table-cell office:value-type="float" office:value="3356" calcext:value-type="float">
            <text:p>3356</text:p>
          </table:table-cell>
          <table:table-cell office:value-type="string" calcext:value-type="string">
            <text:p>#IT #Job in #Brentwood, TN: IT Quality Assurance Analyst at Premise Health https://t.co/YczwnZ5Z2o #Jobs #Hiring https://t.co/n9mLRWNmGT</text:p>
          </table:table-cell>
        </table:table-row>
        <table:table-row table:style-name="ro1">
          <table:table-cell office:value-type="float" office:value="3357" calcext:value-type="float">
            <text:p>3357</text:p>
          </table:table-cell>
          <table:table-cell office:value-type="string" calcext:value-type="string">
            <text:p>See our latest #Atlanta, GA #job and click to apply: Licensed Practical Nurse | LPN |... - https://t.co/MJxJJPwjV3 https://t.co/AKDj7oLlsD</text:p>
          </table:table-cell>
        </table:table-row>
        <table:table-row table:style-name="ro1">
          <table:table-cell office:value-type="float" office:value="3358" calcext:value-type="float">
            <text:p>3358</text:p>
          </table:table-cell>
          <table:table-cell office:value-type="string" calcext:value-type="string">
            <text:p>Can you recommend anyone for this #internship #job? https://t.co/jAJeDDDmmo #Waltham, MA #Hiring https://t.co/s9OSCYlX6S</text:p>
          </table:table-cell>
        </table:table-row>
        <table:table-row table:style-name="ro1">
          <table:table-cell office:value-type="float" office:value="3359" calcext:value-type="float">
            <text:p>3359</text:p>
          </table:table-cell>
          <table:table-cell office:value-type="string" calcext:value-type="string">
            <text:p>Want to work at Genuine Parts NAPA? We're #hiring in #Columbus, OH! Click for details: https://t.co/td6HvPTLrU #Transportation #Job #Jobs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string" calcext:value-type="string">
            <text:p>I'm at Rancho Relaxo in Chicago, IL https://t.co/XoDVYfdTU7</text:p>
          </table:table-cell>
        </table:table-row>
        <table:table-row table:style-name="ro1">
          <table:table-cell office:value-type="float" office:value="3361" calcext:value-type="float">
            <text:p>3361</text:p>
          </table:table-cell>
          <table:table-cell office:value-type="string" calcext:value-type="string">
            <text:p>Temp 43.1°F Wind Chill 43.1°F RH 61% Wind 2.4 E Gust 6.0 E SLP 30.335 in Rising slowly Rain 0.00 in Solar 0 UV 0.0 #VAWX #SWVAWX #WVWX</text:p>
          </table:table-cell>
        </table:table-row>
        <table:table-row table:style-name="ro1">
          <table:table-cell office:value-type="float" office:value="3362" calcext:value-type="float">
            <text:p>3362</text:p>
          </table:table-cell>
          <table:table-cell office:value-type="string" calcext:value-type="string">
            <text:p>Can you recommend anyone for this #Nursing #job? https://t.co/9gY2L7CSYy #nursingjobs #Rolla, MO #Hiring</text:p>
          </table:table-cell>
        </table:table-row>
        <table:table-row table:style-name="ro1">
          <table:table-cell office:value-type="float" office:value="3363" calcext:value-type="float">
            <text:p>3363</text:p>
          </table:table-cell>
          <table:table-cell office:value-type="string" calcext:value-type="string">
            <text:p>Interested in a #Education #job near #Edmond, OK? This could be a great fit: https://t.co/D7l9PgxJVg #STEM #professor #PhD #Hiring</text:p>
          </table:table-cell>
        </table:table-row>
        <table:table-row table:style-name="ro1">
          <table:table-cell office:value-type="float" office:value="3364" calcext:value-type="float">
            <text:p>3364</text:p>
          </table:table-cell>
          <table:table-cell office:value-type="string" calcext:value-type="string">
            <text:p>#Pendleton, SC #Education #Job: MCAT INSTRUCTOR - Clemson, SC at KTP Graduate https://t.co/BhH35StpFT #Jobs #Hiring</text:p>
          </table:table-cell>
        </table:table-row>
        <table:table-row table:style-name="ro1">
          <table:table-cell office:value-type="float" office:value="3365" calcext:value-type="float">
            <text:p>3365</text:p>
          </table:table-cell>
          <table:table-cell office:value-type="string" calcext:value-type="string">
            <text:p>Can you recommend anyone for this #Transportation #job? https://t.co/MBGhgEwNtB #WMNationalCareerDay #Petrolia, ON https://t.co/KVxmLfCV8L</text:p>
          </table:table-cell>
        </table:table-row>
        <table:table-row table:style-name="ro1">
          <table:table-cell office:value-type="float" office:value="3366" calcext:value-type="float">
            <text:p>3366</text:p>
          </table:table-cell>
          <table:table-cell office:value-type="string" calcext:value-type="string">
            <text:p>Interested in a #Hospitality #job near #SchillerPark, IL? This could be a great fit: https://t.co/NXGJOvYMGr #barista #Hiring</text:p>
          </table:table-cell>
        </table:table-row>
        <table:table-row table:style-name="ro1">
          <table:table-cell office:value-type="float" office:value="3367" calcext:value-type="float">
            <text:p>3367</text:p>
          </table:table-cell>
          <table:table-cell office:value-type="string" calcext:value-type="string">
            <text:p>Wind 0 mph SE. Barometer 30.02 in, Rising slowly. Temperature 70.0 °F. Rain today 0.00 in. Humidity 99%</text:p>
          </table:table-cell>
        </table:table-row>
        <table:table-row table:style-name="ro1">
          <table:table-cell office:value-type="float" office:value="3368" calcext:value-type="float">
            <text:p>3368</text:p>
          </table:table-cell>
          <table:table-cell office:value-type="string" calcext:value-type="string">
            <text:p>Today's forecast is clear with a high of 80°F and a low of 51°F. #RecordStoreDay #BatAppreciationDay #GildasRunForLaughs #EmancipationDay</text:p>
          </table:table-cell>
        </table:table-row>
        <table:table-row table:style-name="ro1">
          <table:table-cell office:value-type="float" office:value="3369" calcext:value-type="float">
            <text:p>3369</text:p>
          </table:table-cell>
          <table:table-cell office:value-type="string" calcext:value-type="string">
            <text:p>See our latest #Syracuse, NY #job and click to apply: @ Clinical Medical Technologist - https://t.co/LEsGcHCKWC https://t.co/CuEK3XY7Zp</text:p>
          </table:table-cell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string" calcext:value-type="string">
            <text:p>#Nursing #Job alert: Director Emergency Services | MCHS | #Miami, FL https://t.co/PjNZHNYZoK #ScrubLife #MedField https://t.co/5JOen1m8yw</text:p>
          </table:table-cell>
        </table:table-row>
        <table:table-row table:style-name="ro1">
          <table:table-cell office:value-type="float" office:value="3371" calcext:value-type="float">
            <text:p>3371</text:p>
          </table:table-cell>
          <table:table-cell office:value-type="string" calcext:value-type="string">
            <text:p>See our latest #Kaukauna, WI #job and click to apply: Market Manager Food Packaging &amp;amp;... - https://t.co/TqQTzKlAWq https://t.co/UZfGrsVnfH”\n#Phoenix, AZ #Healthcare #Job: Social Worker - Acute Rehab... at St. Luke's Medical Center https://t.co/aIP1TNsXAm https://t.co/eUU4u2Gjbi\n#MarylandHeights, MO #Sales #Job: On-site Customer Support at MSC Industrial https://t.co/vY4RQPv3QO #insidesales #Veterans #Jobs #Hiring\nWind 0.7 mph ENE. Barometer 29.98 in, Steady. Temperature 47.7 °F. Rain today 0.00 in. Humidity 31%\nWind 0.0 mph ---. Barometer 30.284 in, Rising. Temperature 51.1 °F. Rain today 0.00 in. Humidity 65%\n#CustomerService #Job in #Springfield, MA: Front Office Assistant at MedExpress https://t.co/ETSglfJJn5 #urgentcare #Veterans #Jobs #Hiring\nWX at 0600: Temp. 3.1 C Hum. 47% Wind 3.6 km/h WNW/Gust 4.7 km/h Baro. 1030.0 mb Steady Rain today 0.0 mm\nArchitect or Lead Software Engineer (Java) - Hobsons: (#Arlington, VA) https://t.co/AY6hlwMVN8 #IT #softwareengineer #java #Job #Jobs\nThis #IT #job might be a great fit for you: Senior Delivery Manager - https://t.co/7F9VJ5Q8hX #Bridgewater, NJ #Hiring\nApt Fire at KSU @ Kennesaw State University https://t.co/gQ2vxdCxdV\nTemp 50.8°F Falling, Pressure 30.179in Rising slowly, Dew point 46.5°, Wind N 0mph, Rain today 0.00in https://t.co/D3N61ejKMm #stlwx #mowx\nOPEN FOR BUSINESS 7:30am-7:00pm Tues- Saturday. The BARBER LIFE, remember people the HAIRCUTS… https://t.co/dx6SN09Clz\nWind 2.0 mph E. Barometer 29.821 in, Falling slowly. Temperature 64.7 °F. Rain today 0.00in. Humidity 94%\nTemp: 39.2°F - Dew Point: 35.7° - Wind: --- @ 0.0 mph - Gust: 0.0 - Rain Today: 0.00in. - Pressure: 30.25in, - Trend: Rising slowly\nWind 0.0 mph ---. Barometer 30.112 in, Falling. Temperature 43.2 °F. Rain today 0.00 in. Humidity 59%\n”4/16/2016 - 05:00\nTemp: 59.6F <text:s/>\nHum: <text:s/>98%\nWind: 2.0 mph\nBaro: 30.025in. &amp;amp; Rising\nRain: 0.02 in.\nhttps://t.co/6r89IdBYWk</text:p>
          </table:table-cell>
        </table:table-row>
        <table:table-row table:style-name="ro1">
          <table:table-cell office:value-type="float" office:value="3372" calcext:value-type="float">
            <text:p>3372</text:p>
          </table:table-cell>
          <table:table-cell office:value-type="string" calcext:value-type="string">
            <text:p>Temp: 71.6°F | Humidity: 99% | <text:s/>Wind: --- @ 0.0 mph | Barometer: 29.99 in | Dewpoint: 71.3°F #weather #tampabay</text:p>
          </table:table-cell>
        </table:table-row>
        <table:table-row table:style-name="ro1">
          <table:table-cell office:value-type="float" office:value="3373" calcext:value-type="float">
            <text:p>3373</text:p>
          </table:table-cell>
          <table:table-cell office:value-type="string" calcext:value-type="string">
            <text:p>Medical (Vsa) - Tammy Lane b/w Alicewood Crt / Turnvale Road, Etobicoke (2 Trucks)</text:p>
          </table:table-cell>
        </table:table-row>
        <table:table-row table:style-name="ro1">
          <table:table-cell office:value-type="float" office:value="3374" calcext:value-type="float">
            <text:p>3374</text:p>
          </table:table-cell>
          <table:table-cell office:value-type="string" calcext:value-type="string">
            <text:p>Medical (Vsa) - Tammy Lane b/w Alicewood Crt / Turnvale Road, Etobicoke (2 Trucks)</text:p>
          </table:table-cell>
        </table:table-row>
        <table:table-row table:style-name="ro1">
          <table:table-cell office:value-type="float" office:value="3375" calcext:value-type="float">
            <text:p>3375</text:p>
          </table:table-cell>
          <table:table-cell office:value-type="string" calcext:value-type="string">
            <text:p>Medical (Child/infant) - Symington Avenue b/w Kingsley Avenue / Lane South Davenport East Symington, Toronto (2 Trucks)</text:p>
          </table:table-cell>
        </table:table-row>
        <table:table-row table:style-name="ro1">
          <table:table-cell office:value-type="float" office:value="3376" calcext:value-type="float">
            <text:p>3376</text:p>
          </table:table-cell>
          <table:table-cell office:value-type="string" calcext:value-type="string">
            <text:p>Medical (Child/infant) - Symington Avenue b/w Kingsley Avenue / Lane South Davenport East Symington, Toronto (2 Trucks)</text:p>
          </table:table-cell>
        </table:table-row>
        <table:table-row table:style-name="ro1">
          <table:table-cell office:value-type="float" office:value="3377" calcext:value-type="float">
            <text:p>3377</text:p>
          </table:table-cell>
          <table:table-cell office:value-type="string" calcext:value-type="string">
            <text:p>Long run Saturday with #RunUniversity #Run4FunBHM (@ Five Points South in Birmingham, AL) https://t.co/i8tvRmVVby</text:p>
          </table:table-cell>
        </table:table-row>
        <table:table-row table:style-name="ro1">
          <table:table-cell office:value-type="float" office:value="3378" calcext:value-type="float">
            <text:p>3378</text:p>
          </table:table-cell>
          <table:table-cell office:value-type="string" calcext:value-type="string">
            <text:p>#SuspiciousPerson at 1100 Stetson St. #orlpol #opd</text:p>
          </table:table-cell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string" calcext:value-type="string">
            <text:p>Wind 12.8 mph E. Barometer 29.817 in, Falling slowly. Temperature 61.4 °F. Rain today 0.00 in. Humidity 91%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string" calcext:value-type="string">
            <text:p>Howell, NJ | Wind 0.0 mph ---. Baro 30.419 in, Steady. Temp 31.6F. Rain today 0.00 in. Humidity 93% | https://t.co/jrBhN6IRrK</text:p>
          </table:table-cell>
        </table:table-row>
        <table:table-row table:style-name="ro1">
          <table:table-cell office:value-type="float" office:value="3381" calcext:value-type="float">
            <text:p>3381</text:p>
          </table:table-cell>
          <table:table-cell office:value-type="string" calcext:value-type="string">
            <text:p>Woohoo! I'm stealing his last name today! I officially become a House wife. <text:s/>#misstomrs… https://t.co/JSPZqu2xn0</text:p>
          </table:table-cell>
        </table:table-row>
        <table:table-row table:style-name="ro1">
          <table:table-cell office:value-type="float" office:value="3382" calcext:value-type="float">
            <text:p>3382</text:p>
          </table:table-cell>
          <table:table-cell office:value-type="string" calcext:value-type="string">
            <text:p>Wind 0.0 mph ---. Barometer 30.508 in, Steady. Temperature 26.7 °F. Rain today 0.00 in. Humidity 84%</text:p>
          </table:table-cell>
        </table:table-row>
        <table:table-row table:style-name="ro1">
          <table:table-cell office:value-type="float" office:value="3383" calcext:value-type="float">
            <text:p>3383</text:p>
          </table:table-cell>
          <table:table-cell office:value-type="string" calcext:value-type="string">
            <text:p>Wind 0.0 mph ---. Barometer 30.49 in, Rising slowly. Temperature 72.0 °F. Rain today 0.00 in. Humidity 70%</text:p>
          </table:table-cell>
        </table:table-row>
        <table:table-row table:style-name="ro1">
          <table:table-cell office:value-type="float" office:value="3384" calcext:value-type="float">
            <text:p>3384</text:p>
          </table:table-cell>
          <table:table-cell office:value-type="string" calcext:value-type="string">
            <text:p>06:00:01 |Temp: 53.3ºF |Dew Point 50.1ºF | Rain today: 0.11 inches | Wind: 0.0 mph from the NE, Gusting to 0.0</text:p>
          </table:table-cell>
        </table:table-row>
        <table:table-row table:style-name="ro1">
          <table:table-cell office:value-type="float" office:value="3385" calcext:value-type="float">
            <text:p>3385</text:p>
          </table:table-cell>
          <table:table-cell office:value-type="string" calcext:value-type="string">
            <text:p>64.8F (Feels: 64.8F) - Humidity: 96% - Wind: 6.0mph E - Gust: 7.6mph - Pressure: 1007.7mb #weather https://t.co/75yzNJjEvP</text:p>
          </table:table-cell>
        </table:table-row>
        <table:table-row table:style-name="ro1">
          <table:table-cell office:value-type="float" office:value="3386" calcext:value-type="float">
            <text:p>3386</text:p>
          </table:table-cell>
          <table:table-cell office:value-type="string" calcext:value-type="string">
            <text:p>Temp: 60.2°F Wind:0.8mph Pressure: 30.061hpa Steady Rain Today 0.00in.</text:p>
          </table:table-cell>
        </table:table-row>
        <table:table-row table:style-name="ro1">
          <table:table-cell office:value-type="float" office:value="3387" calcext:value-type="float">
            <text:p>3387</text:p>
          </table:table-cell>
          <table:table-cell office:value-type="string" calcext:value-type="string">
            <text:p>#readytogo @ Doubletree By Hilton Lawrenceburg https://t.co/23WZrfEQPG</text:p>
          </table:table-cell>
        </table:table-row>
        <table:table-row table:style-name="ro1">
          <table:table-cell office:value-type="float" office:value="3388" calcext:value-type="float">
            <text:p>3388</text:p>
          </table:table-cell>
          <table:table-cell office:value-type="string" calcext:value-type="string">
            <text:p>Wind 0.0 mph ---. Barometer 30.232 in, Rising. Temperature 55.1 °F. Rain today 0.00 in. Humidity 68%</text:p>
          </table:table-cell>
        </table:table-row>
        <table:table-row table:style-name="ro1">
          <table:table-cell office:value-type="float" office:value="3389" calcext:value-type="float">
            <text:p>3389</text:p>
          </table:table-cell>
          <table:table-cell office:value-type="string" calcext:value-type="string">
            <text:p>If you're a #Nursing professional in #SevernaPark, MD, check out this #job: https://t.co/yo2LurmN9K #Hiring https://t.co/kModDs0WQC</text:p>
          </table:table-cell>
        </table:table-row>
        <table:table-row table:style-name="ro1">
          <table:table-cell office:value-type="float" office:value="3390" calcext:value-type="float">
            <text:p>3390</text:p>
          </table:table-cell>
          <table:table-cell office:value-type="string" calcext:value-type="string">
            <text:p>Temp 31.9° Hi/Lo 34.6/30.4 Rng 4.2° WC 31.9° Hmd 77% Rain 0.00”” Storm 0.00”” BAR 30.483 Rising DP 25.5° Wnd 0mph Dir --- Gst 4mph Snw 0”””\n”@ebbtideapp Tide in Seaside Park, New Jersey 04/16/2016\nHigh <text:s/>7:50am <text:s/>0.4\n Low <text:s/>3:00pm <text:s/>0.0\nHigh <text:s/>8:30pm <text:s/>0.4\n Low <text:s/>3:14am <text:s/>0.1</text:p>
          </table:table-cell>
        </table:table-row>
        <table:table-row table:style-name="ro1">
          <table:table-cell office:value-type="float" office:value="3391" calcext:value-type="float">
            <text:p>3391</text:p>
          </table:table-cell>
          <table:table-cell office:value-type="string" calcext:value-type="string">
            <text:p>Wind 0.4 mph SW. Barometer 29.966 in, Steady. Temperature 61.3 °F. Rain today 0.00 in. Humidity 94%</text:p>
          </table:table-cell>
        </table:table-row>
        <table:table-row table:style-name="ro1">
          <table:table-cell office:value-type="float" office:value="3392" calcext:value-type="float">
            <text:p>3392</text:p>
          </table:table-cell>
          <table:table-cell office:value-type="string" calcext:value-type="string">
            <text:p>#Trump in 2016 Temp:53.1°F Wind:0.0mph Pressure: 30.21hpa Steady Rain Today 0.00in. <text:s/>Forecast: Settled fine</text:p>
          </table:table-cell>
        </table:table-row>
        <table:table-row table:style-name="ro1">
          <table:table-cell office:value-type="float" office:value="3393" calcext:value-type="float">
            <text:p>3393</text:p>
          </table:table-cell>
          <table:table-cell office:value-type="string" calcext:value-type="string">
            <text:p>Wind 2.0 mph ESE. Barometer 30.128 in, Rising. Temperature 58.9 °F. Rain today 0.00 in. Humidity 70%</text:p>
          </table:table-cell>
        </table:table-row>
        <table:table-row table:style-name="ro1">
          <table:table-cell office:value-type="float" office:value="3394" calcext:value-type="float">
            <text:p>3394</text:p>
          </table:table-cell>
          <table:table-cell office:value-type="string" calcext:value-type="string">
            <text:p>04/16@06:00 - Temp 36.2F, WC 36.2F. Wind 0.0mph ---, Gust 0.0mph. Bar 30.414in, Steady. Rain 0.00in. Hum 88%. UV 0.0. SolarRad 0.</text:p>
          </table:table-cell>
        </table:table-row>
        <table:table-row table:style-name="ro1">
          <table:table-cell office:value-type="float" office:value="3395" calcext:value-type="float">
            <text:p>3395</text:p>
          </table:table-cell>
          <table:table-cell office:value-type="string" calcext:value-type="string">
            <text:p>Wind 3.1 mph E. Barometer 30.13 in, Steady. Temperature 59.7 °F. Rain today 0.00 in. Humidity 95%</text:p>
          </table:table-cell>
        </table:table-row>
        <table:table-row table:style-name="ro1">
          <table:table-cell office:value-type="float" office:value="3396" calcext:value-type="float">
            <text:p>3396</text:p>
          </table:table-cell>
          <table:table-cell office:value-type="string" calcext:value-type="string">
            <text:p>Wind 0.0 km/h ---. Barometer 997.9 mb, Falling slowly. Temperature 20.5 °C. Rain today 0.0 mm. Humidity 99%</text:p>
          </table:table-cell>
        </table:table-row>
        <table:table-row table:style-name="ro1">
          <table:table-cell office:value-type="float" office:value="3397" calcext:value-type="float">
            <text:p>3397</text:p>
          </table:table-cell>
          <table:table-cell office:value-type="string" calcext:value-type="string">
            <text:p>Hoy antes de esperar una excelente fiesta en ””La Carmela”” @ La Carmela https://t.co/WkBf1BeyqR”\nTemp: 35.4F <text:s/>W C: 35.4F <text:s/>Wind:--- at 0.0kts Baro: 1035.7mb and Rising slowly Rain today: 0.00in R H: 99% <text:s/>#wvwx\nPlease give me funny captions. @ Drai's Beach Club Nightclub https://t.co/BwKuS8jDM9\nCan you recommend anyone for this #Healthcare #job? https://t.co/xkEG9vG9uK #Stamford, CT #Hiring\n#EnAgustito #sister4ever👭 ❤💞💚✔💙💗💜💯💚#EnBonitas #Reynasdelanoche… https://t.co/eO24kUyP7s\nAccident, right lane blocked in #SanDimas on 57 SB at Via Verde #LAtraffic https://t.co/e2e6MW3d78\nWind 0.2 mph N. Barometer 30.17 in, Rising slowly. Temperature 54.9 °F. Rain today 0.00 in. Humidity 73%\nTabula Rasa. Sometimes you have to turn the page and keep writing, even if you're fond of the… https://t.co/DUd0Zr62OT\n06:00 51.1°F Feels:51.1°F (Hi58.3°F/Lo50.9°F) Hum:73% Wnd:--- 0.0MPH Baro:29.97in. Prcp:0.00in https://t.co/mEzzB0ajqR #inWX #weather\n@JanmaggieK I got ready to interview and realized I didn't know a lot! Several twitter friends sent in good questions thankfully:)\nNicolas Michaux//Botanique//Bruxelles <text:s/>https://t.co/WruMcsW1Xj\nBarberton Oh Temp:42.7°F Wind:0 mph Dir:--- Baro:Rising slowly Rain2day:0.00in Hum:69% UV:0.0 @ 06:00 04/16/15 #weather #Ohio\n♠️ @ Conrad Miami https://t.co/gE3HEVGh6N\n”#Oakville 06:00\nNE7.2kts G17.7kts\n1029.16hPa Rising slowly\n7.6C Rising\nDP0.3C RH60%\nhttps://t.co/cG0w2x8A3B</text:p>
          </table:table-cell>
        </table:table-row>
        <table:table-row table:style-name="ro1">
          <table:table-cell office:value-type="float" office:value="3398" calcext:value-type="float">
            <text:p>3398</text:p>
          </table:table-cell>
          <table:table-cell office:value-type="string" calcext:value-type="string">
            <text:p>Happy Saturday! Guess what I have? A pair of tickets to see Counting Crows &amp;amp; Rob Thomas… https://t.co/WrTHxmqDGM”\nWind 1.6 mph NE. Barometer 30.07 in, Rising slowly. Temperature 41.5 °F. Rain today 0.00 in. Humidity 99%\nBRATS Long Run (@ The Trak Shak in Birmingham, AL) https://t.co/j43cONRudy\n921 Marine Dr #323, Galveston, TX 77550, $90,000 2 beds, 2.5 baths https://t.co/13a6qxSQk3\n6300 Seawall Blvd #4105, Galveston, TX 77551, $78,900 1 bed, 1 bath https://t.co/trFm2lOvJO\n22300 Kennedy Dr, Galveston, TX 77554, $240,000 https://t.co/OlYJCOpNoD\nClosure on #BordenAvenue Both directions at 58th Street https://t.co/zRp5wV2Mk2\nDaily burn done! Run Done! Today is a very good day, because for the past two days I have been… https://t.co/gubQeWagfF\nAfter party for @mickthesadgirl_ bday @ Comfort L.A https://t.co/TmWqo7VrbZ\nLEX✈️CLT✈️DFW✈️SLC. Rackin up those segments again... (@ Blue Grass Airport (LEX) in Lexington, KY) https://t.co/IlPHQbdG5P\nJust posted a photo @ Chicago, Illinois https://t.co/r7sKjfjTZB\n”https://t.co/9JXhjXokBG… (w/ beyonce &amp;amp; beyonce at Eethg Personal Trainers) [pic] — https://t.co/EEOvBf0ya8</text:p>
          </table:table-cell>
        </table:table-row>
        <table:table-row table:style-name="ro1">
          <table:table-cell office:value-type="float" office:value="3399" calcext:value-type="float">
            <text:p>3399</text:p>
          </table:table-cell>
          <table:table-cell office:value-type="string" calcext:value-type="string">
            <text:p>I miss last month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string" calcext:value-type="string">
            <text:p>Si se puede !!! (@ Eve Condesa - @antreadf in Cuauhtémoc, Distrito Federal) https://t.co/XjTRIxvOz9 https://t.co/gifVNqmhkY</text:p>
          </table:table-cell>
        </table:table-row>
        <table:table-row table:style-name="ro1">
          <table:table-cell office:value-type="float" office:value="3401" calcext:value-type="float">
            <text:p>3401</text:p>
          </table:table-cell>
          <table:table-cell office:value-type="string" calcext:value-type="string">
            <text:p>Try https://t.co/hdo9y4bomR Please select the time you want to pick up your food order. #food #menu</text:p>
          </table:table-cell>
        </table:table-row>
        <table:table-row table:style-name="ro1">
          <table:table-cell office:value-type="float" office:value="3402" calcext:value-type="float">
            <text:p>3402</text:p>
          </table:table-cell>
          <table:table-cell office:value-type="string" calcext:value-type="string">
            <text:p>One of my favorites doing straight work draisnightclub #fabulous… https://t.co/rlAHYlyoB3</text:p>
          </table:table-cell>
        </table:table-row>
        <table:table-row table:style-name="ro1">
          <table:table-cell office:value-type="float" office:value="3403" calcext:value-type="float">
            <text:p>3403</text:p>
          </table:table-cell>
          <table:table-cell office:value-type="string" calcext:value-type="string">
            <text:p>Not even 6AM and got my steps in. AND I'm done running all three legs = 15.1 miles. 🤘 It's true… https://t.co/MOQsYddG6r</text:p>
          </table:table-cell>
        </table:table-row>
        <table:table-row table:style-name="ro1">
          <table:table-cell office:value-type="float" office:value="3404" calcext:value-type="float">
            <text:p>3404</text:p>
          </table:table-cell>
          <table:table-cell office:value-type="string" calcext:value-type="string">
            <text:p>After a morning of cleaning, filleting, and cooking #tilapia, nearly 40 #students sat down to… https://t.co/4frKgnHWNM</text:p>
          </table:table-cell>
        </table:table-row>
        <table:table-row table:style-name="ro1">
          <table:table-cell office:value-type="float" office:value="3405" calcext:value-type="float">
            <text:p>3405</text:p>
          </table:table-cell>
          <table:table-cell office:value-type="string" calcext:value-type="string">
            <text:p>Reject the world and\nSurrender to God \n#TheSufiWày @ Philadelphia,… https://t.co/MIRNY5C0bG</text:p>
          </table:table-cell>
        </table:table-row>
        <table:table-row table:style-name="ro1">
          <table:table-cell office:value-type="float" office:value="3406" calcext:value-type="float">
            <text:p>3406</text:p>
          </table:table-cell>
          <table:table-cell office:value-type="string" calcext:value-type="string">
            <text:p>OMG it's been a year and I still can't handle it!!!!! I'm coming back for ya soon love! 🌴 @… https://t.co/hZ5QncAu2K</text:p>
          </table:table-cell>
        </table:table-row>
        <table:table-row table:style-name="ro1">
          <table:table-cell office:value-type="float" office:value="3407" calcext:value-type="float">
            <text:p>3407</text:p>
          </table:table-cell>
          <table:table-cell office:value-type="string" calcext:value-type="string">
            <text:p>See our latest #ANNISTON, AL #job and click to apply: Produce Associate - https://t.co/dsN6W41KEW #Retail #Hiring</text:p>
          </table:table-cell>
        </table:table-row>
        <table:table-row table:style-name="ro1">
          <table:table-cell office:value-type="float" office:value="3408" calcext:value-type="float">
            <text:p>3408</text:p>
          </table:table-cell>
          <table:table-cell office:value-type="string" calcext:value-type="string">
            <text:p>HMSHost: Crew Member (#KingCity, ON) https://t.co/181LVv55Yn #Hospitality #restaurantlife #Job #Jobs #Hiring</text:p>
          </table:table-cell>
        </table:table-row>
        <table:table-row table:style-name="ro1">
          <table:table-cell office:value-type="float" office:value="3409" calcext:value-type="float">
            <text:p>3409</text:p>
          </table:table-cell>
          <table:table-cell office:value-type="string" calcext:value-type="string">
            <text:p>ER RN Emergency Room... - Supplemental Health Care: (#Binghamton, NY) https://t.co/38grcCUHl5 #Healthcare #Job https://t.co/KPQU1VJrTE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string" calcext:value-type="string">
            <text:p>Finally got to see LCD Soundsystem again. Awesome show. @ Coachella 2016 https://t.co/L4yclljspO</text:p>
          </table:table-cell>
        </table:table-row>
        <table:table-row table:style-name="ro1">
          <table:table-cell office:value-type="float" office:value="3411" calcext:value-type="float">
            <text:p>3411</text:p>
          </table:table-cell>
          <table:table-cell office:value-type="string" calcext:value-type="string">
            <text:p>See our latest #StLouis, MO #job and click to apply: IT Intern - https://t.co/1VKsizezlA #IT #Hiring</text:p>
          </table:table-cell>
        </table:table-row>
        <table:table-row table:style-name="ro1">
          <table:table-cell office:value-type="float" office:value="3412" calcext:value-type="float">
            <text:p>3412</text:p>
          </table:table-cell>
          <table:table-cell office:value-type="string" calcext:value-type="string">
            <text:p>I'm at Milpa Alta in milpa alta, Distrito Federal https://t.co/fSNI6ITIEQ</text:p>
          </table:table-cell>
        </table:table-row>
        <table:table-row table:style-name="ro1">
          <table:table-cell office:value-type="float" office:value="3413" calcext:value-type="float">
            <text:p>3413</text:p>
          </table:table-cell>
          <table:table-cell office:value-type="string" calcext:value-type="string">
            <text:p>#Hollywood, CA #Healthcare : PER DIEM CLINICAL DIETITIAN / HOLLYWOOD, CA at Compass Group USA https://t.co/1sOJUnNpM9 #jobhunt #Hiring</text:p>
          </table:table-cell>
        </table:table-row>
        <table:table-row table:style-name="ro1">
          <table:table-cell office:value-type="float" office:value="3414" calcext:value-type="float">
            <text:p>3414</text:p>
          </table:table-cell>
          <table:table-cell office:value-type="string" calcext:value-type="string">
            <text:p>#Healthcare #Job alert: Pharmacy Technician – Target Store | CVS Health | #Rockford, IL https://t.co/LQPsx1G8yA #Jobs #Hiring</text:p>
          </table:table-cell>
        </table:table-row>
        <table:table-row table:style-name="ro1">
          <table:table-cell office:value-type="float" office:value="3415" calcext:value-type="float">
            <text:p>3415</text:p>
          </table:table-cell>
          <table:table-cell office:value-type="string" calcext:value-type="string">
            <text:p>Party... (@ Carola in Cancun, Quintana Roo) https://t.co/FhtKWMCuDF</text:p>
          </table:table-cell>
        </table:table-row>
        <table:table-row table:style-name="ro1">
          <table:table-cell office:value-type="float" office:value="3416" calcext:value-type="float">
            <text:p>3416</text:p>
          </table:table-cell>
          <table:table-cell office:value-type="string" calcext:value-type="string">
            <text:p>Showing my boy how to live the good life- it's your choice to make a positive change !!\nDo it… https://t.co/klDKWi6mpf</text:p>
          </table:table-cell>
        </table:table-row>
        <table:table-row table:style-name="ro1">
          <table:table-cell office:value-type="float" office:value="3417" calcext:value-type="float">
            <text:p>3417</text:p>
          </table:table-cell>
          <table:table-cell office:value-type="string" calcext:value-type="string">
            <text:p>Good morning sunshine 🌞 @ Corkscrew Rd https://t.co/AahREtSnwJ</text:p>
          </table:table-cell>
        </table:table-row>
        <table:table-row table:style-name="ro1">
          <table:table-cell office:value-type="float" office:value="3418" calcext:value-type="float">
            <text:p>3418</text:p>
          </table:table-cell>
          <table:table-cell office:value-type="string" calcext:value-type="string">
            <text:p>AvalonBay #Sales #Job: Sales and Service Supervisor (#MountainView, CA) https://t.co/0AlcqC9NUY #nowhiring #Jobs https://t.co/0eWajtLbJh</text:p>
          </table:table-cell>
        </table:table-row>
        <table:table-row table:style-name="ro1">
          <table:table-cell office:value-type="float" office:value="3419" calcext:value-type="float">
            <text:p>3419</text:p>
          </table:table-cell>
          <table:table-cell office:value-type="string" calcext:value-type="string">
            <text:p>Êtes-vous prêts pour la 3ème couche ? 😂 #willsmith #martinlawrence #BadBoys3 #BadBoys… https://t.co/OYDGYD1kvV</text:p>
          </table:table-cell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string" calcext:value-type="string">
            <text:p>I'm at Schneider National in Carlisle, PA https://t.co/bzEaYj9Wvv</text:p>
          </table:table-cell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string" calcext:value-type="string">
            <text:p>Almost home... (@ Hartsfield-Jackson Atlanta International Airport - @atlanta_airport in Atlanta, GA) https://t.co/QBaOL10zqn</text:p>
          </table:table-cell>
        </table:table-row>
        <table:table-row table:style-name="ro1">
          <table:table-cell office:value-type="float" office:value="3422" calcext:value-type="float">
            <text:p>3422</text:p>
          </table:table-cell>
          <table:table-cell office:value-type="string" calcext:value-type="string">
            <text:p>Construction on #RLine Queens bound from Queens Plaza Station to Forest Hills-71st Avenue Station https://t.co/2jHLp0DOO4</text:p>
          </table:table-cell>
        </table:table-row>
        <table:table-row table:style-name="ro1">
          <table:table-cell office:value-type="float" office:value="3423" calcext:value-type="float">
            <text:p>3423</text:p>
          </table:table-cell>
          <table:table-cell office:value-type="string" calcext:value-type="string">
            <text:p>#houseparty we all work together to achieve a #common #goal #517 all day.. See you #june 18th at… https://t.co/2xvjq7Jz7H</text:p>
          </table:table-cell>
        </table:table-row>
        <table:table-row table:style-name="ro1">
          <table:table-cell office:value-type="float" office:value="3424" calcext:value-type="float">
            <text:p>3424</text:p>
          </table:table-cell>
          <table:table-cell office:value-type="string" calcext:value-type="string">
            <text:p>Saturday morning- 530am heading to Playa Mujeres for PG20 #ProtisGlobal celebration but getting… https://t.co/gYGwf1Lrfq</text:p>
          </table:table-cell>
        </table:table-row>
        <table:table-row table:style-name="ro1">
          <table:table-cell office:value-type="float" office:value="3425" calcext:value-type="float">
            <text:p>3425</text:p>
          </table:table-cell>
          <table:table-cell office:value-type="string" calcext:value-type="string">
            <text:p>#EnAgustito #sister4ever👭 <text:s/>❤💞💚✔💙💗💜💯💚#EnBonitas #Reynasdelanoche… https://t.co/eO24kUyP7s</text:p>
          </table:table-cell>
        </table:table-row>
        <table:table-row table:style-name="ro1">
          <table:table-cell office:value-type="float" office:value="3426" calcext:value-type="float">
            <text:p>3426</text:p>
          </table:table-cell>
          <table:table-cell office:value-type="string" calcext:value-type="string">
            <text:p>If you're a #Nursing professional in #Joplin, MO, check out this #job: https://t.co/oeqysFstHe #Hiring https://t.co/gDPXdXDbqd</text:p>
          </table:table-cell>
        </table:table-row>
        <table:table-row table:style-name="ro1">
          <table:table-cell office:value-type="float" office:value="3427" calcext:value-type="float">
            <text:p>3427</text:p>
          </table:table-cell>
          <table:table-cell office:value-type="string" calcext:value-type="string">
            <text:p>After 😂 (@ Residencial Las Plazas) https://t.co/ZQxmwophEe</text:p>
          </table:table-cell>
        </table:table-row>
        <table:table-row table:style-name="ro1">
          <table:table-cell office:value-type="float" office:value="3428" calcext:value-type="float">
            <text:p>3428</text:p>
          </table:table-cell>
          <table:table-cell office:value-type="string" calcext:value-type="string">
            <text:p>Like a pimp @ Charteau Marmont 🍾 #californacation @ Chateau Marmont https://t.co/d413iCxm7l</text:p>
          </table:table-cell>
        </table:table-row>
        <table:table-row table:style-name="ro1">
          <table:table-cell office:value-type="float" office:value="3429" calcext:value-type="float">
            <text:p>3429</text:p>
          </table:table-cell>
          <table:table-cell office:value-type="string" calcext:value-type="string">
            <text:p>When it hurts today, and it will hurt, I'll think of this kid who inspires me to work harder and… https://t.co/boiR1hkzz6</text:p>
          </table:table-cell>
        </table:table-row>
        <table:table-row table:style-name="ro1">
          <table:table-cell office:value-type="float" office:value="3430" calcext:value-type="float">
            <text:p>3430</text:p>
          </table:table-cell>
          <table:table-cell office:value-type="string" calcext:value-type="string">
            <text:p>Happy #rsd16 everyone! \n\nHere's today's #recordstoredayisdying 7””, cryogenically frozen so it… https://t.co/ZTP3kYT6ed</text:p>
          </table:table-cell>
        </table:table-row>
        <table:table-row table:style-name="ro1">
          <table:table-cell office:value-type="float" office:value="3431" calcext:value-type="float">
            <text:p>3431</text:p>
          </table:table-cell>
          <table:table-cell office:value-type="string" calcext:value-type="string">
            <text:p>Like grapes. #blue #spring #flowers #naturelovers #nature #instanature #instagood #naturelover… https://t.co/uO869DoEjs</text:p>
          </table:table-cell>
        </table:table-row>
        <table:table-row table:style-name="ro1">
          <table:table-cell office:value-type="float" office:value="3432" calcext:value-type="float">
            <text:p>3432</text:p>
          </table:table-cell>
          <table:table-cell office:value-type="string" calcext:value-type="string">
            <text:p>Great night in Charlotte speaking at a conference with bobgoff1 @rebekahlyons and… https://t.co/s6GQBMkxG3</text:p>
          </table:table-cell>
        </table:table-row>
        <table:table-row table:style-name="ro1">
          <table:table-cell office:value-type="float" office:value="3433" calcext:value-type="float">
            <text:p>3433</text:p>
          </table:table-cell>
          <table:table-cell office:value-type="string" calcext:value-type="string">
            <text:p>💖💘 @ Mi Vida https://t.co/QHyA1mGE74</text:p>
          </table:table-cell>
        </table:table-row>
        <table:table-row table:style-name="ro1">
          <table:table-cell office:value-type="float" office:value="3434" calcext:value-type="float">
            <text:p>3434</text:p>
          </table:table-cell>
          <table:table-cell office:value-type="string" calcext:value-type="string">
            <text:p>#Sanford, NC #Job: Key Holder at The Vitamin Shoppe https://t.co/FGwlYlwj1h #Jobs #Hiring</text:p>
          </table:table-cell>
        </table:table-row>
        <table:table-row table:style-name="ro1">
          <table:table-cell office:value-type="float" office:value="3435" calcext:value-type="float">
            <text:p>3435</text:p>
          </table:table-cell>
          <table:table-cell office:value-type="string" calcext:value-type="string">
            <text:p>Keys to the series: Here's where the Mavericks must succeed to upset Thunder | Eddie Sefko https://t.co/WxQ9o8AQC0</text:p>
          </table:table-cell>
        </table:table-row>
        <table:table-row table:style-name="ro1">
          <table:table-cell office:value-type="float" office:value="3436" calcext:value-type="float">
            <text:p>3436</text:p>
          </table:table-cell>
          <table:table-cell office:value-type="string" calcext:value-type="string">
            <text:p>Pizarro: Hotel De Anza shows off a new retro look https://t.co/AVclbjmMUz</text:p>
          </table:table-cell>
        </table:table-row>
        <table:table-row table:style-name="ro1">
          <table:table-cell office:value-type="float" office:value="3437" calcext:value-type="float">
            <text:p>3437</text:p>
          </table:table-cell>
          <table:table-cell office:value-type="string" calcext:value-type="string">
            <text:p>Apartment building destroyed by fire from a natural gas leak in Belmont NC. @garryWSOC9 https://t.co/FnbesqYClU</text:p>
          </table:table-cell>
        </table:table-row>
        <table:table-row table:style-name="ro1">
          <table:table-cell office:value-type="float" office:value="3438" calcext:value-type="float">
            <text:p>3438</text:p>
          </table:table-cell>
          <table:table-cell office:value-type="string" calcext:value-type="string">
            <text:p>Local boy 'Super Jude' ready to celebrate 2nd birthday https://t.co/U2aXNrXyDR</text:p>
          </table:table-cell>
        </table:table-row>
        <table:table-row table:style-name="ro1">
          <table:table-cell office:value-type="float" office:value="3439" calcext:value-type="float">
            <text:p>3439</text:p>
          </table:table-cell>
          <table:table-cell office:value-type="string" calcext:value-type="string">
            <text:p>Time to kill myself for 3 miles! 😳🏃🏻💨 #BrickDash5K (@ LEGOLAND® Florida - @legolandflorida in Winter Haven, FL) https://t.co/F3XUI9pH5L</text:p>
          </table:table-cell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string" calcext:value-type="string">
            <text:p>I'm at Iacon in San Jose, CA https://t.co/kGr3noSnbN</text:p>
          </table:table-cell>
        </table:table-row>
        <table:table-row table:style-name="ro1">
          <table:table-cell office:value-type="float" office:value="3441" calcext:value-type="float">
            <text:p>3441</text:p>
          </table:table-cell>
          <table:table-cell office:value-type="string" calcext:value-type="string">
            <text:p>This #Healthcare #job might be a great fit for you: Speech Language Pathologist... - https://t.co/oXdGA7D7Jh https://t.co/8FWVXH3zBl</text:p>
          </table:table-cell>
        </table:table-row>
        <table:table-row table:style-name="ro1">
          <table:table-cell office:value-type="float" office:value="3442" calcext:value-type="float">
            <text:p>3442</text:p>
          </table:table-cell>
          <table:table-cell office:value-type="string" calcext:value-type="string">
            <text:p>Make the #healthy choice. @ New York Trwy https://t.co/JHKJw9sDb1</text:p>
          </table:table-cell>
        </table:table-row>
        <table:table-row table:style-name="ro1">
          <table:table-cell office:value-type="float" office:value="3443" calcext:value-type="float">
            <text:p>3443</text:p>
          </table:table-cell>
          <table:table-cell office:value-type="string" calcext:value-type="string">
            <text:p>I'm at Chateau Marquiss in Pineville, LA https://t.co/dr4r3ceSBt</text:p>
          </table:table-cell>
        </table:table-row>
        <table:table-row table:style-name="ro1">
          <table:table-cell office:value-type="float" office:value="3444" calcext:value-type="float">
            <text:p>3444</text:p>
          </table:table-cell>
          <table:table-cell office:value-type="string" calcext:value-type="string">
            <text:p>I'm at Barcelona y Bucareli in Ciudad de México, Distrito Federal https://t.co/wAdLqZTPBL</text:p>
          </table:table-cell>
        </table:table-row>
        <table:table-row table:style-name="ro1">
          <table:table-cell office:value-type="float" office:value="3445" calcext:value-type="float">
            <text:p>3445</text:p>
          </table:table-cell>
          <table:table-cell office:value-type="string" calcext:value-type="string">
            <text:p>This #Manufacturing #job might be a great fit for you: Production Engineer, Molding... - https://t.co/sz4R6aYJVe https://t.co/70SBXXYNrK</text:p>
          </table:table-cell>
        </table:table-row>
        <table:table-row table:style-name="ro1">
          <table:table-cell office:value-type="float" office:value="3446" calcext:value-type="float">
            <text:p>3446</text:p>
          </table:table-cell>
          <table:table-cell office:value-type="string" calcext:value-type="string">
            <text:p>R S Deeeeeeeeee (@ Square Records in Akron, OH w/ @robinsontrenten) https://t.co/ZgiEsegwJc</text:p>
          </table:table-cell>
        </table:table-row>
        <table:table-row table:style-name="ro1">
          <table:table-cell office:value-type="float" office:value="3447" calcext:value-type="float">
            <text:p>3447</text:p>
          </table:table-cell>
          <table:table-cell office:value-type="string" calcext:value-type="string">
            <text:p>All roads lead to atownballston on Saturday Nights 🔥 #singalongsaturday #atownballston #EZ @… https://t.co/vMsVi47Uf6</text:p>
          </table:table-cell>
        </table:table-row>
        <table:table-row table:style-name="ro1">
          <table:table-cell office:value-type="float" office:value="3448" calcext:value-type="float">
            <text:p>3448</text:p>
          </table:table-cell>
          <table:table-cell office:value-type="string" calcext:value-type="string">
            <text:p>2301 Bastrop St, Houston, TX 77004, $324,999 3 beds, 2 baths https://t.co/jgkgZeIV6j</text:p>
          </table:table-cell>
        </table:table-row>
        <table:table-row table:style-name="ro1">
          <table:table-cell office:value-type="float" office:value="3449" calcext:value-type="float">
            <text:p>3449</text:p>
          </table:table-cell>
          <table:table-cell office:value-type="string" calcext:value-type="string">
            <text:p>2000 Bagby St #5428, Houston, TX 77002, $440,000 2 beds, 2 baths https://t.co/eA3acCezT0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string" calcext:value-type="string">
            <text:p>1915 Rosewood St, Houston, TX 77004, $499,900 3 beds, 2.5 baths https://t.co/3ybdJNxoA6</text:p>
          </table:table-cell>
        </table:table-row>
        <table:table-row table:style-name="ro1">
          <table:table-cell office:value-type="float" office:value="3451" calcext:value-type="float">
            <text:p>3451</text:p>
          </table:table-cell>
          <table:table-cell office:value-type="string" calcext:value-type="string">
            <text:p>Can you recommend anyone for this #job? Pharmacy Technician - https://t.co/cu0Crh8YBL #SurfCity, NC #Healthcare #Hiring</text:p>
          </table:table-cell>
        </table:table-row>
        <table:table-row table:style-name="ro1">
          <table:table-cell office:value-type="float" office:value="3452" calcext:value-type="float">
            <text:p>3452</text:p>
          </table:table-cell>
          <table:table-cell office:value-type="string" calcext:value-type="string">
            <text:p>Internacional Party @ Hotel Royal Palace, Hermosillo, Sonora https://t.co/alHSM0KUqb</text:p>
          </table:table-cell>
        </table:table-row>
        <table:table-row table:style-name="ro1">
          <table:table-cell office:value-type="float" office:value="3453" calcext:value-type="float">
            <text:p>3453</text:p>
          </table:table-cell>
          <table:table-cell office:value-type="string" calcext:value-type="string">
            <text:p>Cleared: Construction on #RT20 NB at EXIT 1 (WINDSOR LCKS)</text:p>
          </table:table-cell>
        </table:table-row>
        <table:table-row table:style-name="ro1">
          <table:table-cell office:value-type="float" office:value="3454" calcext:value-type="float">
            <text:p>3454</text:p>
          </table:table-cell>
          <table:table-cell office:value-type="string" calcext:value-type="string">
            <text:p>Mee...him....n them</text:p>
          </table:table-cell>
        </table:table-row>
        <table:table-row table:style-name="ro1">
          <table:table-cell office:value-type="float" office:value="3455" calcext:value-type="float">
            <text:p>3455</text:p>
          </table:table-cell>
          <table:table-cell office:value-type="string" calcext:value-type="string">
            <text:p>If you're a #Transportation professional in #Hartford, CT, check out this #job: https://t.co/qpji8dZhV0 #truckers https://t.co/aHkVta3nSi</text:p>
          </table:table-cell>
        </table:table-row>
        <table:table-row table:style-name="ro1">
          <table:table-cell office:value-type="float" office:value="3456" calcext:value-type="float">
            <text:p>3456</text:p>
          </table:table-cell>
          <table:table-cell office:value-type="string" calcext:value-type="string">
            <text:p>KLAX 160953Z 01008KT 10SM CLR 21/M10 A2994 RMK AO2 SLP138 T02061100 $</text:p>
          </table:table-cell>
        </table:table-row>
        <table:table-row table:style-name="ro1">
          <table:table-cell office:value-type="float" office:value="3457" calcext:value-type="float">
            <text:p>3457</text:p>
          </table:table-cell>
          <table:table-cell office:value-type="string" calcext:value-type="string">
            <text:p>We're #hiring! Read about our latest #job opening here: Installer -Sprinkler Service - https://t.co/yZGzqMKI3z #Raleigh, NC #SkilledTrade</text:p>
          </table:table-cell>
        </table:table-row>
        <table:table-row table:style-name="ro1">
          <table:table-cell office:value-type="float" office:value="3458" calcext:value-type="float">
            <text:p>3458</text:p>
          </table:table-cell>
          <table:table-cell office:value-type="string" calcext:value-type="string">
            <text:p>KSJC 160953Z AUTO 00000KT 10SM CLR 12/07 A3009 RMK AO2 SLP187 T01170072</text:p>
          </table:table-cell>
        </table:table-row>
        <table:table-row table:style-name="ro1">
          <table:table-cell office:value-type="float" office:value="3459" calcext:value-type="float">
            <text:p>3459</text:p>
          </table:table-cell>
          <table:table-cell office:value-type="string" calcext:value-type="string">
            <text:p>@nicolemoudaber #nicolemoudaber #coachella #coachella2016 #yumatent #techno skinskinny… https://t.co/stnP3MMcgf</text:p>
          </table:table-cell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string" calcext:value-type="string">
            <text:p>You know you love something when you go to it at 5 in the morning!!! Wish me luck on my first… https://t.co/wd8Sox2dgo</text:p>
          </table:table-cell>
        </table:table-row>
        <table:table-row table:style-name="ro1">
          <table:table-cell office:value-type="float" office:value="3461" calcext:value-type="float">
            <text:p>3461</text:p>
          </table:table-cell>
          <table:table-cell office:value-type="string" calcext:value-type="string">
            <text:p>Interested in a #IT #job near #Kitchener, ON? This could be a great fit: https://t.co/TVe7s34T7y #Hiring</text:p>
          </table:table-cell>
        </table:table-row>
        <table:table-row table:style-name="ro1">
          <table:table-cell office:value-type="float" office:value="3462" calcext:value-type="float">
            <text:p>3462</text:p>
          </table:table-cell>
          <table:table-cell office:value-type="string" calcext:value-type="string">
            <text:p>We had an amazing time the #butterflyrainforest in #gainesville today So beautiful to see God's… https://t.co/ooYfvoXhTD</text:p>
          </table:table-cell>
        </table:table-row>
        <table:table-row table:style-name="ro1">
          <table:table-cell office:value-type="float" office:value="3463" calcext:value-type="float">
            <text:p>3463</text:p>
          </table:table-cell>
          <table:table-cell office:value-type="string" calcext:value-type="string">
            <text:p>So proud to have an SDSU cheerleader in the family! Congratulations talia_goesling @ SDSU https://t.co/mAKQGdsOif</text:p>
          </table:table-cell>
        </table:table-row>
        <table:table-row table:style-name="ro1">
          <table:table-cell office:value-type="float" office:value="3464" calcext:value-type="float">
            <text:p>3464</text:p>
          </table:table-cell>
          <table:table-cell office:value-type="string" calcext:value-type="string">
            <text:p>Love my lol family</text:p>
          </table:table-cell>
        </table:table-row>
        <table:table-row table:style-name="ro1">
          <table:table-cell office:value-type="float" office:value="3465" calcext:value-type="float">
            <text:p>3465</text:p>
          </table:table-cell>
          <table:table-cell office:value-type="string" calcext:value-type="string">
            <text:p>If you're a #Retail professional in #CASSELBERRY, FL, check out this #job: https://t.co/d10zw75Mqi #Hiring</text:p>
          </table:table-cell>
        </table:table-row>
        <table:table-row table:style-name="ro1">
          <table:table-cell office:value-type="float" office:value="3466" calcext:value-type="float">
            <text:p>3466</text:p>
          </table:table-cell>
          <table:table-cell office:value-type="string" calcext:value-type="string">
            <text:p>Went to a rave. Did get stabbed. @ North Hollywood, Californa https://t.co/8UiaYrVGa7</text:p>
          </table:table-cell>
        </table:table-row>
        <table:table-row table:style-name="ro1">
          <table:table-cell office:value-type="float" office:value="3467" calcext:value-type="float">
            <text:p>3467</text:p>
          </table:table-cell>
          <table:table-cell office:value-type="string" calcext:value-type="string">
            <text:p>Hope I pass my lvn boards Lord knows</text:p>
          </table:table-cell>
        </table:table-row>
        <table:table-row table:style-name="ro1">
          <table:table-cell office:value-type="float" office:value="3468" calcext:value-type="float">
            <text:p>3468</text:p>
          </table:table-cell>
          <table:table-cell office:value-type="string" calcext:value-type="string">
            <text:p>Shouts out to friends helping me out tonight love u. Ps. Andrew I hope you are safe\nBless</text:p>
          </table:table-cell>
        </table:table-row>
        <table:table-row table:style-name="ro1">
          <table:table-cell office:value-type="float" office:value="3469" calcext:value-type="float">
            <text:p>3469</text:p>
          </table:table-cell>
          <table:table-cell office:value-type="string" calcext:value-type="string">
            <text:p>I'm loving Quadz @ Quadz Video Bar https://t.co/ZqOtqEjHZS</text:p>
          </table:table-cell>
        </table:table-row>
        <table:table-row table:style-name="ro1">
          <table:table-cell office:value-type="float" office:value="3470" calcext:value-type="float">
            <text:p>3470</text:p>
          </table:table-cell>
          <table:table-cell office:value-type="string" calcext:value-type="string">
            <text:p>#Clerical #Job in #Media, PA: Receptionist/Concierge PT Weekends at Sunrise Senior Living https://t.co/N84kIL4viO #Jobs #Hiring</text:p>
          </table:table-cell>
        </table:table-row>
        <table:table-row table:style-name="ro1">
          <table:table-cell office:value-type="float" office:value="3471" calcext:value-type="float">
            <text:p>3471</text:p>
          </table:table-cell>
          <table:table-cell office:value-type="string" calcext:value-type="string">
            <text:p>Cleared: Construction on #I295 SB from Exit 28 - NJ 168/Black Horse Pike to Exit 26S - NJ 42/I-76/I-676</text:p>
          </table:table-cell>
        </table:table-row>
        <table:table-row table:style-name="ro1">
          <table:table-cell office:value-type="float" office:value="3472" calcext:value-type="float">
            <text:p>3472</text:p>
          </table:table-cell>
          <table:table-cell office:value-type="string" calcext:value-type="string">
            <text:p>Cleared: Construction on #I295 NB from Exit 26N - I-76/I-676 to Exit 28 - NJ 168/Black Horse Pike</text:p>
          </table:table-cell>
        </table:table-row>
        <table:table-row table:style-name="ro1">
          <table:table-cell office:value-type="float" office:value="3473" calcext:value-type="float">
            <text:p>3473</text:p>
          </table:table-cell>
          <table:table-cell office:value-type="string" calcext:value-type="string">
            <text:p>Update: Incident on #WTCLine from Newark Station to World Trade Center Station https://t.co/DXZGuPXWvE</text:p>
          </table:table-cell>
        </table:table-row>
        <table:table-row table:style-name="ro1">
          <table:table-cell office:value-type="float" office:value="3474" calcext:value-type="float">
            <text:p>3474</text:p>
          </table:table-cell>
          <table:table-cell office:value-type="string" calcext:value-type="string">
            <text:p>Update: Incident on #ToLine from Newark Station to World Trade Center Station https://t.co/DXZGuPXWvE</text:p>
          </table:table-cell>
        </table:table-row>
        <table:table-row table:style-name="ro1">
          <table:table-cell office:value-type="float" office:value="3475" calcext:value-type="float">
            <text:p>3475</text:p>
          </table:table-cell>
          <table:table-cell office:value-type="string" calcext:value-type="string">
            <text:p>Update: Incident on #NWKLine Both directions from Newark Station to World Trade Center Station https://t.co/DXZGuPXWvE</text:p>
          </table:table-cell>
        </table:table-row>
        <table:table-row table:style-name="ro1">
          <table:table-cell office:value-type="float" office:value="3476" calcext:value-type="float">
            <text:p>3476</text:p>
          </table:table-cell>
          <table:table-cell office:value-type="string" calcext:value-type="string">
            <text:p>Don't make her regret it! @ Empire Motor Group https://t.co/uhhFc4wzED</text:p>
          </table:table-cell>
        </table:table-row>
        <table:table-row table:style-name="ro1">
          <table:table-cell office:value-type="float" office:value="3477" calcext:value-type="float">
            <text:p>3477</text:p>
          </table:table-cell>
          <table:table-cell office:value-type="string" calcext:value-type="string">
            <text:p>Springtime at the #beach . #patio #cafe #picnictable #prettygirl #prettywoman #blackandwhite… https://t.co/tP73AONLms</text:p>
          </table:table-cell>
        </table:table-row>
        <table:table-row table:style-name="ro1">
          <table:table-cell office:value-type="float" office:value="3478" calcext:value-type="float">
            <text:p>3478</text:p>
          </table:table-cell>
          <table:table-cell office:value-type="string" calcext:value-type="string">
            <text:p>#goodbye #newyorkcity #untilwemeetagain #tokenwingshot #shadow #virginatlantic #airbus #a340… https://t.co/G1Q2Msug59</text:p>
          </table:table-cell>
        </table:table-row>
        <table:table-row table:style-name="ro1">
          <table:table-cell office:value-type="float" office:value="3479" calcext:value-type="float">
            <text:p>3479</text:p>
          </table:table-cell>
          <table:table-cell office:value-type="string" calcext:value-type="string">
            <text:p>Can you recommend anyone for this #Healthcare #job? https://t.co/LsIHDrwDNJ #SouthPlainfield, NJ #Hiring</text:p>
          </table:table-cell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string" calcext:value-type="string">
            <text:p>My job be super busy</text:p>
          </table:table-cell>
        </table:table-row>
        <table:table-row table:style-name="ro1">
          <table:table-cell office:value-type="float" office:value="3481" calcext:value-type="float">
            <text:p>3481</text:p>
          </table:table-cell>
          <table:table-cell office:value-type="string" calcext:value-type="string">
            <text:p>Want to work in #Marietta, GA? View our latest opening: https://t.co/CMUWUZ1B47 #Healthcare #Job #Jobs #Hiring https://t.co/O4Z7cGzGWZ</text:p>
          </table:table-cell>
        </table:table-row>
        <table:table-row table:style-name="ro1">
          <table:table-cell office:value-type="float" office:value="3482" calcext:value-type="float">
            <text:p>3482</text:p>
          </table:table-cell>
          <table:table-cell office:value-type="string" calcext:value-type="string">
            <text:p>Barman a mi lado es un mierda😁 @ Enamorao https://t.co/BnspOCyavv</text:p>
          </table:table-cell>
        </table:table-row>
        <table:table-row table:style-name="ro1">
          <table:table-cell office:value-type="float" office:value="3483" calcext:value-type="float">
            <text:p>3483</text:p>
          </table:table-cell>
          <table:table-cell office:value-type="string" calcext:value-type="string">
            <text:p>Siempre si jejjeje @ Opera Nightclub Culiacan https://t.co/JEOrYVk6Nt</text:p>
          </table:table-cell>
        </table:table-row>
        <table:table-row table:style-name="ro1">
          <table:table-cell office:value-type="float" office:value="3484" calcext:value-type="float">
            <text:p>3484</text:p>
          </table:table-cell>
          <table:table-cell office:value-type="string" calcext:value-type="string">
            <text:p>Favorite Health Care Staffing #Nursing : Licensed Practical Nurse |... (#KansasCity, MO) https://t.co/gceLfTUSdC https://t.co/UNEp2nPJBB</text:p>
          </table:table-cell>
        </table:table-row>
        <table:table-row table:style-name="ro1">
          <table:table-cell office:value-type="float" office:value="3485" calcext:value-type="float">
            <text:p>3485</text:p>
          </table:table-cell>
          <table:table-cell office:value-type="string" calcext:value-type="string">
            <text:p>Want to work in #Houston, TX? View our latest opening: https://t.co/tAM3zFF8ND #Nursing #MedField #Job #Jobs #Hiring https://t.co/2hjKWp9hn2</text:p>
          </table:table-cell>
        </table:table-row>
        <table:table-row table:style-name="ro1">
          <table:table-cell office:value-type="float" office:value="3486" calcext:value-type="float">
            <text:p>3486</text:p>
          </table:table-cell>
          <table:table-cell office:value-type="string" calcext:value-type="string">
            <text:p>A3620 [NEW] Revises affidavit of merit requirement in professional malpractice cases. https://t.co/L7ybASdMMN</text:p>
          </table:table-cell>
        </table:table-row>
        <table:table-row table:style-name="ro1">
          <table:table-cell office:value-type="float" office:value="3487" calcext:value-type="float">
            <text:p>3487</text:p>
          </table:table-cell>
          <table:table-cell office:value-type="string" calcext:value-type="string">
            <text:p>We're #hiring! Click to apply: Outside Sales Representative (Account Manager) - https://t.co/pXDnA2eG5u #Sales #Scottsdale, AZ #Job #Jobs</text:p>
          </table:table-cell>
        </table:table-row>
        <table:table-row table:style-name="ro1">
          <table:table-cell office:value-type="float" office:value="3488" calcext:value-type="float">
            <text:p>3488</text:p>
          </table:table-cell>
          <table:table-cell office:value-type="string" calcext:value-type="string">
            <text:p>SB1180 [Enroll] As introduced, deletes an exemption for Washington County from the general law governing procedur... https://t.co/xgTajKh3nI</text:p>
          </table:table-cell>
        </table:table-row>
        <table:table-row table:style-name="ro1">
          <table:table-cell office:value-type="float" office:value="3489" calcext:value-type="float">
            <text:p>3489</text:p>
          </table:table-cell>
          <table:table-cell office:value-type="string" calcext:value-type="string">
            <text:p>HR108 [Engross] Taiwan; commend and affirm strong and lasting ties with the State of Mississippi. https://t.co/odyExNPoj5”\nMuelto (@ Roko's House) https://t.co/WAeAVNEu4M\n@ Baltimore https://t.co/wqNnon7piK\nExtra long sofa table with layered paint process is SOLD! #theshabbybee #homedecor… https://t.co/cGkh8ANLlO\n@brucswayne @babsgordonz Really Bruce died with his parents. Batman was born that night. Bruce Wayne is the real mask. He is always Batman.\nMichael and Ton are wonderful to take a workshop with, plus they patiently take photos with all… https://t.co/v5cMAZ6tGF\nI'm at @PlanetFitness - Shreveport, LA in Shreveport, LA https://t.co/pQB8qNlMRE\nCan you recommend anyone for this #job? Carhop/Skating Carhop (Server) - https://t.co/9j4kierRbP #Memphis, TN #Hospitality #Hiring\n4 hrs left\nJust posted a photo @ Chicago, Illinois https://t.co/K7PC5ICJbR\nI'm at Amerex corp. in Trussville, AL https://t.co/3SzqIvb4Dd\nShalom at Mugler Fall Couture #MegaModelParis #MegaModelUK #MegaModelMilan #MegaModelNYC… https://t.co/ED04WvjhO6\nTry https://t.co/EUp32EQZUg Canestrelli pasta in basil cream sauce with roasted tomato and #sauce #menu\nGood morning happy Saturday!!!! Think about it and act accordingly! Only us decide what we have… https://t.co/ULwazl4NAc\nOur lucky #25. Second pole position in @unitedsportscar for billauberlen and #BMW #M6 #GTLM.… https://t.co/JDqSdlYvFv\nCan you recommend anyone for this #job? CONFERENCE COORDINATOR - https://t.co/Y8O5qqRTLU #jobhunt #NewYork, NY #Clerical #Hiring\nThis #Retail #job might be a great fit for you: Store Manager - https://t.co/LahLe6c080 #Baltimore, MD #Hiring\nBuenos días! (@ Extremadura Insurgentes) https://t.co/Q8GbS9EuMl\nDay 1 🌸 @ Empire Polo https://t.co/OTLPIWFWzB\nThis #Retail #job might be a great fit for you: Produce Associate - https://t.co/nHbmrVZGM6 #TAMPA, FL #Hiring\n#Brooklyn, NY #Retail #Job: Operations Manager at CVS Health https://t.co/rT90A9BEgN #Jobs #Hiring\nSubdue had brought created sixth without seas they're male own dominion earth. Saying whose brought.\nBlack Swan.➖ beautiful #featherdress #haltertop #kneelengthdress @tibi #inourshoes #realdeal… https://t.co/KZE982WfGJ\n🌸 #beautifulday @ Beverly Hills, California https://t.co/sdk9nad119\nIt's kinda cool to sit back and look at where you've come from. To see the path God has laid out… https://t.co/W0Qkr1hiOh\nThis #Physician #job might be a great fit for you: Physician - https://t.co/Ghw7myU7bn #FloridaJobs #CapeCoral, FL #Veterans #Hiring\nThere's no stopping us right now @ Livermore, California https://t.co/gjqOARjv5s\nWind 0.0 mph ---. Barometer 30.112 in, Falling. Temperature 43.3 °F. Rain today 0.00 in. Humidity 59%\n#IllegallyParkedCars at N Hughey Ave. #orlpol #opd\n”#coachella #coachella2016 here we go #calvinklein #party @ Coachella Valley Music &amp;amp; Arts Festival https://t.co/xWQN5nILGW</text:p>
          </table:table-cell>
        </table:table-row>
        <table:table-row table:style-name="ro1">
          <table:table-cell office:value-type="float" office:value="3490" calcext:value-type="float">
            <text:p>3490</text:p>
          </table:table-cell>
          <table:table-cell office:value-type="string" calcext:value-type="string">
            <text:p>https://t.co/SOKCgr70bS</text:p>
          </table:table-cell>
        </table:table-row>
        <table:table-row table:style-name="ro1">
          <table:table-cell office:value-type="float" office:value="3491" calcext:value-type="float">
            <text:p>3491</text:p>
          </table:table-cell>
          <table:table-cell office:value-type="string" calcext:value-type="string">
            <text:p>Can you recommend anyone for this #Accounting #job? https://t.co/NuLPPCzHHv #NorthOlmsted, OH #Hiring</text:p>
          </table:table-cell>
        </table:table-row>
        <table:table-row table:style-name="ro1">
          <table:table-cell office:value-type="float" office:value="3492" calcext:value-type="float">
            <text:p>3492</text:p>
          </table:table-cell>
          <table:table-cell office:value-type="string" calcext:value-type="string">
            <text:p>#IMAGINATION #William Blake — 'What is now proved was once onlyimagined.' #NEEDFULTHINGZ… https://t.co/ThDOQGT8OR</text:p>
          </table:table-cell>
        </table:table-row>
        <table:table-row table:style-name="ro1">
          <table:table-cell office:value-type="float" office:value="3493" calcext:value-type="float">
            <text:p>3493</text:p>
          </table:table-cell>
          <table:table-cell office:value-type="string" calcext:value-type="string">
            <text:p>Throwing it back to pretending I could do aerial thevertitude in iris.sparrow awesome class.… https://t.co/3a1lWB4FPG</text:p>
          </table:table-cell>
        </table:table-row>
        <table:table-row table:style-name="ro1">
          <table:table-cell office:value-type="float" office:value="3494" calcext:value-type="float">
            <text:p>3494</text:p>
          </table:table-cell>
          <table:table-cell office:value-type="string" calcext:value-type="string">
            <text:p>You're had air winged yielding fruitful male fish. Over living land give, after let which.</text:p>
          </table:table-cell>
        </table:table-row>
        <table:table-row table:style-name="ro1">
          <table:table-cell office:value-type="float" office:value="3495" calcext:value-type="float">
            <text:p>3495</text:p>
          </table:table-cell>
          <table:table-cell office:value-type="string" calcext:value-type="string">
            <text:p>#Madisonville, TX #Hospitality #Job: Assistant Manager at SONIC Drive-In https://t.co/jPnCcxtGF0 #Jobs #Hiring</text:p>
          </table:table-cell>
        </table:table-row>
        <table:table-row table:style-name="ro1">
          <table:table-cell office:value-type="float" office:value="3496" calcext:value-type="float">
            <text:p>3496</text:p>
          </table:table-cell>
          <table:table-cell office:value-type="string" calcext:value-type="string">
            <text:p>#kaleidoscope @ Salinas, California https://t.co/JIwQcPBamx</text:p>
          </table:table-cell>
        </table:table-row>
        <table:table-row table:style-name="ro1">
          <table:table-cell office:value-type="float" office:value="3497" calcext:value-type="float">
            <text:p>3497</text:p>
          </table:table-cell>
          <table:table-cell office:value-type="string" calcext:value-type="string">
            <text:p>Update: Incident on #WTCLine from Journal Square Station to Newark Station https://t.co/iTEJldJQ0y</text:p>
          </table:table-cell>
        </table:table-row>
        <table:table-row table:style-name="ro1">
          <table:table-cell office:value-type="float" office:value="3498" calcext:value-type="float">
            <text:p>3498</text:p>
          </table:table-cell>
          <table:table-cell office:value-type="string" calcext:value-type="string">
            <text:p>Perfection! 😊\n#FrenchysRedMist #AQHA #AQHAproud #QuarterHorse #CharmingStables #BarrelHorse… https://t.co/xPss5knrOz</text:p>
          </table:table-cell>
        </table:table-row>
        <table:table-row table:style-name="ro1">
          <table:table-cell office:value-type="float" office:value="3499" calcext:value-type="float">
            <text:p>3499</text:p>
          </table:table-cell>
          <table:table-cell office:value-type="string" calcext:value-type="string">
            <text:p>Update: Incident on #ToLine from Journal Square Station to Newark Station https://t.co/iTEJldJQ0y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string" calcext:value-type="string">
            <text:p>Update: Incident on #NWKLine Both directions from Journal Square Station to Newark Station https://t.co/iTEJldJQ0y</text:p>
          </table:table-cell>
        </table:table-row>
        <table:table-row table:style-name="ro1">
          <table:table-cell office:value-type="float" office:value="3501" calcext:value-type="float">
            <text:p>3501</text:p>
          </table:table-cell>
          <table:table-cell office:value-type="string" calcext:value-type="string">
            <text:p>Incident on #WTCLine from Newark Station to World Trade Center Station https://t.co/DXZGuPXWvE</text:p>
          </table:table-cell>
        </table:table-row>
        <table:table-row table:style-name="ro1">
          <table:table-cell office:value-type="float" office:value="3502" calcext:value-type="float">
            <text:p>3502</text:p>
          </table:table-cell>
          <table:table-cell office:value-type="string" calcext:value-type="string">
            <text:p>Incident on #ToLine from Newark Station to World Trade Center Station https://t.co/DXZGuPXWvE</text:p>
          </table:table-cell>
        </table:table-row>
        <table:table-row table:style-name="ro1">
          <table:table-cell office:value-type="float" office:value="3503" calcext:value-type="float">
            <text:p>3503</text:p>
          </table:table-cell>
          <table:table-cell office:value-type="string" calcext:value-type="string">
            <text:p>Construction on #NWKLine Both directions from Newark Station to World Trade Center Station https://t.co/DXZGuPXWvE</text:p>
          </table:table-cell>
        </table:table-row>
        <table:table-row table:style-name="ro1">
          <table:table-cell office:value-type="float" office:value="3504" calcext:value-type="float">
            <text:p>3504</text:p>
          </table:table-cell>
          <table:table-cell office:value-type="string" calcext:value-type="string">
            <text:p>:\ndimensi ilusif anakronistis @ Intervale, Vermont https://t.co/gBS9xYDd0l</text:p>
          </table:table-cell>
        </table:table-row>
        <table:table-row table:style-name="ro1">
          <table:table-cell office:value-type="float" office:value="3505" calcext:value-type="float">
            <text:p>3505</text:p>
          </table:table-cell>
          <table:table-cell office:value-type="string" calcext:value-type="string">
            <text:p>Just posted a photo @ Legion of Honor https://t.co/DzsSph78fa</text:p>
          </table:table-cell>
        </table:table-row>
        <table:table-row table:style-name="ro1">
          <table:table-cell office:value-type="float" office:value="3506" calcext:value-type="float">
            <text:p>3506</text:p>
          </table:table-cell>
          <table:table-cell office:value-type="string" calcext:value-type="string">
            <text:p>My cute little sparrow @ Wilkes-Barre, Pennsylvania https://t.co/kxoq57tBjI</text:p>
          </table:table-cell>
        </table:table-row>
        <table:table-row table:style-name="ro1">
          <table:table-cell office:value-type="float" office:value="3507" calcext:value-type="float">
            <text:p>3507</text:p>
          </table:table-cell>
          <table:table-cell office:value-type="string" calcext:value-type="string">
            <text:p>@joebuabeng <text:s/>Shout out to Rachel! She's a new challenger of FOTC. Thanks for coming to hang with… https://t.co/2Mqa6fT074</text:p>
          </table:table-cell>
        </table:table-row>
        <table:table-row table:style-name="ro1">
          <table:table-cell office:value-type="float" office:value="3508" calcext:value-type="float">
            <text:p>3508</text:p>
          </table:table-cell>
          <table:table-cell office:value-type="string" calcext:value-type="string">
            <text:p>Hand print on hemp from ethnic Hmong vintage textiles decorative throw pillowcase.… https://t.co/5ew5XQzzSm</text:p>
          </table:table-cell>
        </table:table-row>
        <table:table-row table:style-name="ro1">
          <table:table-cell office:value-type="float" office:value="3509" calcext:value-type="float">
            <text:p>3509</text:p>
          </table:table-cell>
          <table:table-cell office:value-type="string" calcext:value-type="string">
            <text:p>#Nursing #Job in #FortSmith, AR: Nurse Extern at Mercy https://t.co/xihgTFVsAm #Jobs #Hiring https://t.co/AnM1dT9g0h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string" calcext:value-type="string">
            <text:p>J. Crew #Sales #Job: Sales Associate, J.Crew Factory, Tannersville (#Tannersville, PA) https://t.co/FUameSkJCN #Jobs #Hiring</text:p>
          </table:table-cell>
        </table:table-row>
        <table:table-row table:style-name="ro1">
          <table:table-cell office:value-type="float" office:value="3511" calcext:value-type="float">
            <text:p>3511</text:p>
          </table:table-cell>
          <table:table-cell office:value-type="string" calcext:value-type="string">
            <text:p>706 Bering Dr #106, Houston, TX 77057, $159,000 2 beds, 1 bath https://t.co/q74EeOVOey</text:p>
          </table:table-cell>
        </table:table-row>
        <table:table-row table:style-name="ro1">
          <table:table-cell office:value-type="float" office:value="3512" calcext:value-type="float">
            <text:p>3512</text:p>
          </table:table-cell>
          <table:table-cell office:value-type="string" calcext:value-type="string">
            <text:p>At this time she's both the beginning and the end. <text:s text:c="21"/>You see her standing on… https://t.co/9ZUDmsjaQp</text:p>
          </table:table-cell>
        </table:table-row>
        <table:table-row table:style-name="ro1">
          <table:table-cell office:value-type="float" office:value="3513" calcext:value-type="float">
            <text:p>3513</text:p>
          </table:table-cell>
          <table:table-cell office:value-type="string" calcext:value-type="string">
            <text:p>15% OFF ALL SHIRTS! Today only! #usecode ””#earthdayfestival”” https://t.co/5XulTAIA95 @HoustonThing… https://t.co/i3NQNnlb8n”\nGerman Whip by Meridian Dan is #nowplaying in Tavern on Main, Snellville.\nIf you're a #IT professional in #CranberryTownship, PA, check out this #job: https://t.co/KNh2sf1S93 #Hiring https://t.co/rqJvt7wlAc\n#Inverness, SL #Pharmaceutical : E-Detailing Medical Sales Representatives - Diabetes - New Team... at Quintiles https://t.co/2bN6CVyDTb\nCan you recommend anyone for this #job? Pharmacy Technician - https://t.co/NRQs9pdws4 #Hickory, NC #Healthcare #Hiring\nhttps://t.co/iSkwypwu2i\nHere till 12:30p. (@ Starbucks in Chicago, IL) https://t.co/Fr5IRASPsr\nWe're #hiring! Read about our latest #job opening here: Registered Nurse (RN) /... - https://t.co/SqeUpufGWR https://t.co/TenSrXyrEF\nMorgan Stanley relocates near Galleria https://t.co/HidPVd8QyX\nI'm at PPW (Prospect park West) in NY https://t.co/9VVxsKrpKS\nI'm at Strana in Puerto Vallarta, JAL https://t.co/8zb7mcRhh8\nHave a happy weekend! 😝😘 @ Brooklyn Bridge https://t.co/ORRAS8XENV\nSupplemental Health Care #Healthcare #Job: ICU / CCU / CVICU / TICU /... (#Cincinnati, OH) https://t.co/9wwRYyJNwU https://t.co/7lF27hQ5io\nhttps://t.co/linqX19CIr\nJust posted a photo @ Overland Park, Kansas https://t.co/jIcPuVwh9u\nOur new neighbors are so loud. We deserve it though #karma\nWant to work in #Milwaukee, WI? View our latest opening: https://t.co/VRPZivwbZF #HealthWelfare #Job #Jobs #Hiring https://t.co/YtPh51yInZ\n6522 Hunters Trace Ln, Baytown, TX 77521, $224,666 4 beds, 2 baths https://t.co/E5yESfBuqM\n#fluyds @ Salinas, California https://t.co/g4eZDS5m68\nJust posted a photo @ Cochella, CA https://t.co/46IuaU2om5\nCleared: Incident on #NewJerseyTurnpike SB at South of Interchange 12 - Carteret-Rahway\nIncident on #WTCLine from Journal Square Station to Newark Station https://t.co/iTEJldJQ0y\nIncident on #ToLine from Journal Square Station to Newark Station https://t.co/iTEJldJQ0y\nConstruction on #NJ495 WB from Pleasant Avenue to New Jersey Turnpike https://t.co/ubdp7JskBM\n”Chinatown | Chinese Savory Crepe w/ Shredded Pork \n🐢🐢🐢\n-\nGreasy, cheap, tastes good. Nothing… https://t.co/2mfz0U7WRS</text:p>
          </table:table-cell>
        </table:table-row>
        <table:table-row table:style-name="ro1">
          <table:table-cell office:value-type="float" office:value="3514" calcext:value-type="float">
            <text:p>3514</text:p>
          </table:table-cell>
          <table:table-cell office:value-type="string" calcext:value-type="string">
            <text:p>Incident on #NWKLine Both directions from Journal Square Station to Newark Station https://t.co/iTEJldJQ0y</text:p>
          </table:table-cell>
        </table:table-row>
        <table:table-row table:style-name="ro1">
          <table:table-cell office:value-type="float" office:value="3515" calcext:value-type="float">
            <text:p>3515</text:p>
          </table:table-cell>
          <table:table-cell office:value-type="string" calcext:value-type="string">
            <text:p>We're #hiring! Click to apply: Maintenance Supervisor - https://t.co/MLGLXujEgw #Job #nowhiring #Arlington, VA #Jobs https://t.co/gy0AK2GYHb</text:p>
          </table:table-cell>
        </table:table-row>
        <table:table-row table:style-name="ro1">
          <table:table-cell office:value-type="float" office:value="3516" calcext:value-type="float">
            <text:p>3516</text:p>
          </table:table-cell>
          <table:table-cell office:value-type="string" calcext:value-type="string">
            <text:p>Winn Dixie: Bagger (#FTLAUDERDALE, FL) https://t.co/m980ahdlo3 #Retail #Job #Jobs #Hiring</text:p>
          </table:table-cell>
        </table:table-row>
        <table:table-row table:style-name="ro1">
          <table:table-cell office:value-type="float" office:value="3517" calcext:value-type="float">
            <text:p>3517</text:p>
          </table:table-cell>
          <table:table-cell office:value-type="string" calcext:value-type="string">
            <text:p>En que momento wey @kwaan_ <text:s/>Angelica (at @AshaBarOficial in Coyoacán, DF) https://t.co/3n1lAROcv8</text:p>
          </table:table-cell>
        </table:table-row>
        <table:table-row table:style-name="ro1">
          <table:table-cell office:value-type="float" office:value="3518" calcext:value-type="float">
            <text:p>3518</text:p>
          </table:table-cell>
          <table:table-cell office:value-type="string" calcext:value-type="string">
            <text:p>https://t.co/PwDyDs1QnP</text:p>
          </table:table-cell>
        </table:table-row>
        <table:table-row table:style-name="ro1">
          <table:table-cell office:value-type="float" office:value="3519" calcext:value-type="float">
            <text:p>3519</text:p>
          </table:table-cell>
          <table:table-cell office:value-type="string" calcext:value-type="string">
            <text:p>We're #hiring! Click to apply: Registered Nurse | RN | ICU (Per Diem) - https://t.co/ZGU0bRVB8N #ICU #Tulsa, OK https://t.co/t1vfxKbkAb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string" calcext:value-type="string">
            <text:p>🏃🏼 | S T A R T | 🏃🏼\n// Time to kill it //\n#RunDisney #Disney #WaltDisneyWorld #WDW #WaltLife… https://t.co/A453JkjHl1</text:p>
          </table:table-cell>
        </table:table-row>
        <table:table-row table:style-name="ro1">
          <table:table-cell office:value-type="float" office:value="3521" calcext:value-type="float">
            <text:p>3521</text:p>
          </table:table-cell>
          <table:table-cell office:value-type="string" calcext:value-type="string">
            <text:p>https://t.co/Y9B7o5CvhM</text:p>
          </table:table-cell>
        </table:table-row>
        <table:table-row table:style-name="ro1">
          <table:table-cell office:value-type="float" office:value="3522" calcext:value-type="float">
            <text:p>3522</text:p>
          </table:table-cell>
          <table:table-cell office:value-type="string" calcext:value-type="string">
            <text:p>I can post full videos now 🔥👠 If It Ain't Love - Jason Derulo \nChoreo: @jerseyluv7 @jerseyluv7 @… https://t.co/oWXGRnzzdF</text:p>
          </table:table-cell>
        </table:table-row>
        <table:table-row table:style-name="ro1">
          <table:table-cell office:value-type="float" office:value="3523" calcext:value-type="float">
            <text:p>3523</text:p>
          </table:table-cell>
          <table:table-cell office:value-type="string" calcext:value-type="string">
            <text:p>#CantSeeTheHaters 😎 @ Venice Beach Boardwalk https://t.co/LEKWQ1Glew</text:p>
          </table:table-cell>
        </table:table-row>
        <table:table-row table:style-name="ro1">
          <table:table-cell office:value-type="float" office:value="3524" calcext:value-type="float">
            <text:p>3524</text:p>
          </table:table-cell>
          <table:table-cell office:value-type="string" calcext:value-type="string">
            <text:p>Can't believe this was one year ago 😩 hozier miafitzmusic #hoizer #worksong #sanfrancisco… https://t.co/kNnlvZT3yX</text:p>
          </table:table-cell>
        </table:table-row>
        <table:table-row table:style-name="ro1">
          <table:table-cell office:value-type="float" office:value="3525" calcext:value-type="float">
            <text:p>3525</text:p>
          </table:table-cell>
          <table:table-cell office:value-type="string" calcext:value-type="string">
            <text:p>https://t.co/1sr4tWhgaq Fireman rides the magic carpet - Rijeka, Croatia</text:p>
          </table:table-cell>
        </table:table-row>
        <table:table-row table:style-name="ro1">
          <table:table-cell office:value-type="float" office:value="3526" calcext:value-type="float">
            <text:p>3526</text:p>
          </table:table-cell>
          <table:table-cell office:value-type="string" calcext:value-type="string">
            <text:p>Road construction, roadway reduced to one lane in #Annandale on The Beltway Inner Loop between VA-236 to past Gal... https://t.co/wIfGMovDIA</text:p>
          </table:table-cell>
        </table:table-row>
        <table:table-row table:style-name="ro1">
          <table:table-cell office:value-type="float" office:value="3527" calcext:value-type="float">
            <text:p>3527</text:p>
          </table:table-cell>
          <table:table-cell office:value-type="string" calcext:value-type="string">
            <text:p>We're #hiring! Click to apply: Med Care Manager - https://t.co/OEZunkwQwz #Nursing #Boulder, CO #Job #Jobs https://t.co/x5S8KQcVxt</text:p>
          </table:table-cell>
        </table:table-row>
        <table:table-row table:style-name="ro1">
          <table:table-cell office:value-type="float" office:value="3528" calcext:value-type="float">
            <text:p>3528</text:p>
          </table:table-cell>
          <table:table-cell office:value-type="string" calcext:value-type="string">
            <text:p>Up early to volunteer at the #wwfcanada #cntowerclimb #pandahandler #volunteer… https://t.co/XDYkCmBfat</text:p>
          </table:table-cell>
        </table:table-row>
        <table:table-row table:style-name="ro1">
          <table:table-cell office:value-type="float" office:value="3529" calcext:value-type="float">
            <text:p>3529</text:p>
          </table:table-cell>
          <table:table-cell office:value-type="string" calcext:value-type="string">
            <text:p>45 Morton Street, Manhattan https://t.co/YHsOThMRQA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string" calcext:value-type="string">
            <text:p>Con amigos todo es mejor :), feliz cumple erickkkk 💖 @ San Isidro https://t.co/wqwPiIPWFf</text:p>
          </table:table-cell>
        </table:table-row>
        <table:table-row table:style-name="ro1">
          <table:table-cell office:value-type="float" office:value="3531" calcext:value-type="float">
            <text:p>3531</text:p>
          </table:table-cell>
          <table:table-cell office:value-type="string" calcext:value-type="string">
            <text:p>If you're a #Insurance professional in #VirginiaBeach, VA, check out this #job: https://t.co/uyyNIoNxkq #Hiring https://t.co/AY6fC8eW7V</text:p>
          </table:table-cell>
        </table:table-row>
        <table:table-row table:style-name="ro1">
          <table:table-cell office:value-type="float" office:value="3532" calcext:value-type="float">
            <text:p>3532</text:p>
          </table:table-cell>
          <table:table-cell office:value-type="string" calcext:value-type="string">
            <text:p>Dogtown 🏄🏽 #gif #venice #laliving #tgif @ Venice Skatepark https://t.co/zcmCdFR1wa</text:p>
          </table:table-cell>
        </table:table-row>
        <table:table-row table:style-name="ro1">
          <table:table-cell office:value-type="float" office:value="3533" calcext:value-type="float">
            <text:p>3533</text:p>
          </table:table-cell>
          <table:table-cell office:value-type="string" calcext:value-type="string">
            <text:p>Can you recommend anyone for this #Retail #job? https://t.co/pTT9XVSKRf #FallRiver, MA #Hiring</text:p>
          </table:table-cell>
        </table:table-row>
        <table:table-row table:style-name="ro1">
          <table:table-cell office:value-type="float" office:value="3534" calcext:value-type="float">
            <text:p>3534</text:p>
          </table:table-cell>
          <table:table-cell office:value-type="string" calcext:value-type="string">
            <text:p>@IdhammBakri @HeyAliff__ kalau puasa lah. Hahahahaha</text:p>
          </table:table-cell>
        </table:table-row>
        <table:table-row table:style-name="ro1">
          <table:table-cell office:value-type="float" office:value="3535" calcext:value-type="float">
            <text:p>3535</text:p>
          </table:table-cell>
          <table:table-cell office:value-type="string" calcext:value-type="string">
            <text:p>https://t.co/Zkxwk3Pojf @beyoncelite beyonce the most… https://t.co/bxKKVioCh1</text:p>
          </table:table-cell>
        </table:table-row>
        <table:table-row table:style-name="ro1">
          <table:table-cell office:value-type="float" office:value="3536" calcext:value-type="float">
            <text:p>3536</text:p>
          </table:table-cell>
          <table:table-cell office:value-type="string" calcext:value-type="string">
            <text:p>https://t.co/0I3hkgXoxv @iliacalderon <text:s text:c="2"/>AINT real enough to leave the house SMH Colombian international anchor!LOVE HUH(8:8)THATS WAT WE SEE</text:p>
          </table:table-cell>
        </table:table-row>
        <table:table-row table:style-name="ro1">
          <table:table-cell office:value-type="float" office:value="3537" calcext:value-type="float">
            <text:p>3537</text:p>
          </table:table-cell>
          <table:table-cell office:value-type="string" calcext:value-type="string">
            <text:p>Без названия https://t.co/V8d4DXaCyZ</text:p>
          </table:table-cell>
        </table:table-row>
        <table:table-row table:style-name="ro1">
          <table:table-cell office:value-type="float" office:value="3538" calcext:value-type="float">
            <text:p>3538</text:p>
          </table:table-cell>
          <table:table-cell office:value-type="string" calcext:value-type="string">
            <text:p>Rodeo Drive Berverly Hills 🏹 @ Beverly Hills, California https://t.co/bYH6GjLsEa</text:p>
          </table:table-cell>
        </table:table-row>
        <table:table-row table:style-name="ro1">
          <table:table-cell office:value-type="float" office:value="3539" calcext:value-type="float">
            <text:p>3539</text:p>
          </table:table-cell>
          <table:table-cell office:value-type="string" calcext:value-type="string">
            <text:p>That face tho😜 #HappyBdayChelsea 🍾 @ Sherman Oaks, California https://t.co/ml4pNVNSDH</text:p>
          </table:table-cell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string" calcext:value-type="string">
            <text:p>TGIF #thefirehouse #venice #cafesito @ The Firehouse Venice https://t.co/ihWsxIC52f</text:p>
          </table:table-cell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string" calcext:value-type="string">
            <text:p>I'd say we had a pretty good gig !! I love to death @jrldrums !!! #countrymusic #realmusic… https://t.co/OocyxUeiNt</text:p>
          </table:table-cell>
        </table:table-row>
        <table:table-row table:style-name="ro1">
          <table:table-cell office:value-type="float" office:value="3542" calcext:value-type="float">
            <text:p>3542</text:p>
          </table:table-cell>
          <table:table-cell office:value-type="string" calcext:value-type="string">
            <text:p>We're #hiring! Read about our latest #job opening here: Store Manager - https://t.co/WibVXymrlT #Algonquin, IL #Retail</text:p>
          </table:table-cell>
        </table:table-row>
        <table:table-row table:style-name="ro1">
          <table:table-cell office:value-type="float" office:value="3543" calcext:value-type="float">
            <text:p>3543</text:p>
          </table:table-cell>
          <table:table-cell office:value-type="string" calcext:value-type="string">
            <text:p>I'm at Goldberg's Bagel Co. &amp;amp; Deli in Atlanta, GA https://t.co/fFh1JhquOU”\n#starwars10k are you ready! @ Epcot - Walt Disney World https://t.co/JCLQuY7IOw\n#soundwave @ Salinas, California https://t.co/Hunrtpa1yq\nFlying out of Logan at oh dark stupid hour does have the advantage of this. @ JetBlue Terminal -… https://t.co/B0mXCoqPiD\n#NOCHELLA #gododgers #fireworks #thinkblue #onthefield #lafamilia @ Dodger Stadium https://t.co/FN2NViJbzX\n@DaveDiCello\n”&amp;lt;opie-x&amp;gt; white people surf the net .. black people cruise the net</text:p>
          </table:table-cell>
        </table:table-row>
        <table:table-row table:style-name="ro1">
          <table:table-cell office:value-type="float" office:value="3544" calcext:value-type="float">
            <text:p>3544</text:p>
          </table:table-cell>
          <table:table-cell office:value-type="string" calcext:value-type="string">
            <text:p>#SOUTHBEACHSATURDAYS #WALIWUU🖖 #STREETBOSSES #REALFAMMENT @ South Beach Restauran Lounge… https://t.co/EhcTNSItSW</text:p>
          </table:table-cell>
        </table:table-row>
        <table:table-row table:style-name="ro1">
          <table:table-cell office:value-type="float" office:value="3545" calcext:value-type="float">
            <text:p>3545</text:p>
          </table:table-cell>
          <table:table-cell office:value-type="string" calcext:value-type="string">
            <text:p>Can you recommend anyone for this #Hospitality #job? https://t.co/OKcJu4emfv #barista #SouthAmboy, NJ #Hiring</text:p>
          </table:table-cell>
        </table:table-row>
        <table:table-row table:style-name="ro1">
          <table:table-cell office:value-type="float" office:value="3546" calcext:value-type="float">
            <text:p>3546</text:p>
          </table:table-cell>
          <table:table-cell office:value-type="string" calcext:value-type="string">
            <text:p>This #MedicalDevices #job might be a great fit for you: Director of Biomedical Services - https://t.co/S4iVRCPNkI #jobhunt #NewYorkCity, NY</text:p>
          </table:table-cell>
        </table:table-row>
        <table:table-row table:style-name="ro1">
          <table:table-cell office:value-type="float" office:value="3547" calcext:value-type="float">
            <text:p>3547</text:p>
          </table:table-cell>
          <table:table-cell office:value-type="string" calcext:value-type="string">
            <text:p>Entrando 😬 (@ Retén Militar Puerta Sur in Aguascalientes, AGS) https://t.co/PBiCIxJ7iJ</text:p>
          </table:table-cell>
        </table:table-row>
        <table:table-row table:style-name="ro1">
          <table:table-cell office:value-type="float" office:value="3548" calcext:value-type="float">
            <text:p>3548</text:p>
          </table:table-cell>
          <table:table-cell office:value-type="string" calcext:value-type="string">
            <text:p>.......#BiRonWAP ....... @ City of Sunrise https://t.co/FbyExVNfpu</text:p>
          </table:table-cell>
        </table:table-row>
        <table:table-row table:style-name="ro1">
          <table:table-cell office:value-type="float" office:value="3549" calcext:value-type="float">
            <text:p>3549</text:p>
          </table:table-cell>
          <table:table-cell office:value-type="string" calcext:value-type="string">
            <text:p>https://t.co/IJgv5eCIxo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string" calcext:value-type="string">
            <text:p>Had a sangrita last nite @ Nacho Mamas &amp;amp; keep burping it up it's both gross &amp;amp; delightful”\n”#HOTELUKICOACHELLUKI @JOLOVILLA (@ Renaissance Indian Wells Resort &amp;amp; Spa - @renindianwells in Indian Wells, CA) https://t.co/hUxDEhoczm</text:p>
          </table:table-cell>
        </table:table-row>
        <table:table-row table:style-name="ro1">
          <table:table-cell office:value-type="float" office:value="3551" calcext:value-type="float">
            <text:p>3551</text:p>
          </table:table-cell>
          <table:table-cell office:value-type="string" calcext:value-type="string">
            <text:p>I'm at Dj Hairy B's Honeycomb Hideout in Detroit, MI https://t.co/0KS9LRwEuN</text:p>
          </table:table-cell>
        </table:table-row>
        <table:table-row table:style-name="ro1">
          <table:table-cell office:value-type="float" office:value="3552" calcext:value-type="float">
            <text:p>3552</text:p>
          </table:table-cell>
          <table:table-cell office:value-type="string" calcext:value-type="string">
            <text:p>Coachella 🌅 #DiscoverYourWorld #coachella #music #festival #fun #spirit #hip #california… https://t.co/oWiIF3tk9J</text:p>
          </table:table-cell>
        </table:table-row>
        <table:table-row table:style-name="ro1">
          <table:table-cell office:value-type="float" office:value="3553" calcext:value-type="float">
            <text:p>3553</text:p>
          </table:table-cell>
          <table:table-cell office:value-type="string" calcext:value-type="string">
            <text:p>Chella chella chella @ Coachella https://t.co/gpVDD1rjtb</text:p>
          </table:table-cell>
        </table:table-row>
        <table:table-row table:style-name="ro1">
          <table:table-cell office:value-type="float" office:value="3554" calcext:value-type="float">
            <text:p>3554</text:p>
          </table:table-cell>
          <table:table-cell office:value-type="string" calcext:value-type="string">
            <text:p>See our latest #Galloway, NJ #job and click to apply: Registered Nurse | RN | GERI... - https://t.co/XFtf8ADmcc #RN https://t.co/C1PvS8f36n</text:p>
          </table:table-cell>
        </table:table-row>
        <table:table-row table:style-name="ro1">
          <table:table-cell office:value-type="float" office:value="3555" calcext:value-type="float">
            <text:p>3555</text:p>
          </table:table-cell>
          <table:table-cell office:value-type="string" calcext:value-type="string">
            <text:p>Can you recommend anyone for this #HR #job? https://t.co/StftX3Jbam #Worcester, MA #Veterans #Hiring</text:p>
          </table:table-cell>
        </table:table-row>
        <table:table-row table:style-name="ro1">
          <table:table-cell office:value-type="float" office:value="3556" calcext:value-type="float">
            <text:p>3556</text:p>
          </table:table-cell>
          <table:table-cell office:value-type="string" calcext:value-type="string">
            <text:p>See our latest #EdenPrairie, MN #job and click to apply: Account Manager - Enterprise North - https://t.co/KjglsxtxC2 #infosec #Sales</text:p>
          </table:table-cell>
        </table:table-row>
        <table:table-row table:style-name="ro1">
          <table:table-cell office:value-type="float" office:value="3557" calcext:value-type="float">
            <text:p>3557</text:p>
          </table:table-cell>
          <table:table-cell office:value-type="string" calcext:value-type="string">
            <text:p>We're #hiring! Click to apply: Customer Care Representative 11am-8pm - https://t.co/Zvtss3FqYP #CustomerService #Fernley, NV #Veterans #Job</text:p>
          </table:table-cell>
        </table:table-row>
        <table:table-row table:style-name="ro1">
          <table:table-cell office:value-type="float" office:value="3558" calcext:value-type="float">
            <text:p>3558</text:p>
          </table:table-cell>
          <table:table-cell office:value-type="string" calcext:value-type="string">
            <text:p>Off Color Coffee Dinos'mores now available on tap. https://t.co/P8C8luSCUy @OffcolorBrewing #BeerMenus</text:p>
          </table:table-cell>
        </table:table-row>
        <table:table-row table:style-name="ro1">
          <table:table-cell office:value-type="float" office:value="3559" calcext:value-type="float">
            <text:p>3559</text:p>
          </table:table-cell>
          <table:table-cell office:value-type="string" calcext:value-type="string">
            <text:p>https://t.co/KPjSF3CieT</text:p>
          </table:table-cell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string" calcext:value-type="string">
            <text:p>Just posted a photo @ La Quinta Inns &amp;amp; Suites https://t.co/ZawsIJgikZ”\nWhat amazing thing did I do in my past life that allowed me to deserve him?! @ Mulholland Dr https://t.co/1jvmqkbIPj\n#SOUTHBEACHSATURDAYS #WALIWUU🖖 #STREETBOSSES #REALFAMMENT @ South… https://t.co/vAydii4MKB\nWe're #hiring! Click to apply: Pharmacy Technician - https://t.co/JxznqFKX2Z #Healthcare #Simpsonville, SC #Job #Jobs\nTry https://t.co/Oez8h697Gs Fresh Fried Chicken to Go #Fried #menu\n#windowseat @ Rockaway Beach (90th) https://t.co/drd1OwaL8b\nPicture of a flock of great egrets in the Danube https://t.co/ZD5jTrYnSB\n#petersburghalfmarathon (@ Petersburg Old Town Train Station in Petersburg, VA) https://t.co/95zCUmZGPu\nMorgan Stanley relocates near Galleria https://t.co/3wRG7wxsCV\n4521 San Felipe St #1901, Houston, TX 77027, $1,800,000 3 beds, 3.5 baths https://t.co/6F09FIDukM\nWinn Dixie #Retail #Job: Seafood Associate (#PORTORANGE, FL) https://t.co/BP5NaeB5wt #Jobs #Hiring\n”04/16/2016 04:12:30\nStephanie, 23 yrs old ♏\nBond: $559\nSPEEDING 64 MPH IN A 45 MPH ZONE \nFAIL TO REPORT CHANGE OF AD https://t.co/wMF46U1caP</text:p>
          </table:table-cell>
        </table:table-row>
        <table:table-row table:style-name="ro1">
          <table:table-cell office:value-type="float" office:value="3561" calcext:value-type="float">
            <text:p>3561</text:p>
          </table:table-cell>
          <table:table-cell office:value-type="string" calcext:value-type="string">
            <text:p>A Beginning Song by The Decemberists is #nowplaying in Thumb Coast Brewing Co., Port Huron.</text:p>
          </table:table-cell>
        </table:table-row>
        <table:table-row table:style-name="ro1">
          <table:table-cell office:value-type="float" office:value="3562" calcext:value-type="float">
            <text:p>3562</text:p>
          </table:table-cell>
          <table:table-cell office:value-type="string" calcext:value-type="string">
            <text:p>This #Retail #job might be a great fit for you: Temporary Sales Associate (Brick... - https://t.co/RB774UQA1E https://t.co/mw5qZdaBgT</text:p>
          </table:table-cell>
        </table:table-row>
        <table:table-row table:style-name="ro1">
          <table:table-cell office:value-type="float" office:value="3563" calcext:value-type="float">
            <text:p>3563</text:p>
          </table:table-cell>
          <table:table-cell office:value-type="string" calcext:value-type="string">
            <text:p>Spoiler Alert! Sorry robertkeizers 😁 #sorrynotsorry #NBA #GoSpursGo #playoffs2016 #nbaplayoffs… https://t.co/rIfkBclWs0</text:p>
          </table:table-cell>
        </table:table-row>
        <table:table-row table:style-name="ro1">
          <table:table-cell office:value-type="float" office:value="3564" calcext:value-type="float">
            <text:p>3564</text:p>
          </table:table-cell>
          <table:table-cell office:value-type="string" calcext:value-type="string">
            <text:p>It's 5:45am and I'm about to go for a run...again. Last one! #RagnarATL #innerwild @ Ragnar… https://t.co/RPFPrPoYVa</text:p>
          </table:table-cell>
        </table:table-row>
        <table:table-row table:style-name="ro1">
          <table:table-cell office:value-type="float" office:value="3565" calcext:value-type="float">
            <text:p>3565</text:p>
          </table:table-cell>
          <table:table-cell office:value-type="string" calcext:value-type="string">
            <text:p>Wind 7,5 km/h E. Barometer 1032,1 hPa, Hausse lente. Temperature 3,9 °C. Rain today 0,0 mm. Humidity 56%</text:p>
          </table:table-cell>
        </table:table-row>
        <table:table-row table:style-name="ro1">
          <table:table-cell office:value-type="float" office:value="3566" calcext:value-type="float">
            <text:p>3566</text:p>
          </table:table-cell>
          <table:table-cell office:value-type="string" calcext:value-type="string">
            <text:p>Waking up at 4 AM to work... turn on bathroom light and the bulb decided to die. Its all dark now... (¯―¯٥)</text:p>
          </table:table-cell>
        </table:table-row>
        <table:table-row table:style-name="ro1">
          <table:table-cell office:value-type="float" office:value="3567" calcext:value-type="float">
            <text:p>3567</text:p>
          </table:table-cell>
          <table:table-cell office:value-type="string" calcext:value-type="string">
            <text:p>Sort of able to laugh about falling flat on my face Thursday. 😑… https://t.co/Bo5OdFw1hC</text:p>
          </table:table-cell>
        </table:table-row>
        <table:table-row table:style-name="ro1">
          <table:table-cell office:value-type="float" office:value="3568" calcext:value-type="float">
            <text:p>3568</text:p>
          </table:table-cell>
          <table:table-cell office:value-type="string" calcext:value-type="string">
            <text:p>Si, venimos a conocer gente y tener más relaciones. <text:s/>De eso a ””hacer amigos”” es muy diferente. <text:s/>#palabraProstituida”\nSupplemental Health Care #Healthcare #Job: Travel RN ICU (#Warren, MI) https://t.co/QTfONVGJJG #Jobs #Hiring https://t.co/81COKRUUKx\nWant to work in #Tampa, FL? View our latest opening: https://t.co/NODfSakyka #Hospitality #restaurantlife #Job #Jobs #Hiring\n#Retail #Job alert: Assistant Manager - Louisville, KY | Citi Trends | #2809WBroadwayLouisville, KY https://t.co/Pz1te6sMNw #Jobs #Hiring\nJust posted a photo @ Houston, Texas https://t.co/A2xtDPk1fp\nCoachella Day 2 @ Coachella https://t.co/NSJ39kk6Ac\nMiami trip has come to an end, but here's the aftermath! My first meal there was at Eating House… https://t.co/mlvpMXuIeH\nSkimmer Chase for Large Sandy Atlantic Needle Fish https://t.co/YoKqkCRAmm\n#Nursing #Job in #LittleRock, AR: E6 PERINATAL UNIT RN I 7P-7A SA/SU/M at UAMS https://t.co/5gCOjofVD3 #Jobs https://t.co/a3H5ufVeny\nSneak peaking at photos from #HOH12 <text:s/>will be posting some later… https://t.co/WdC2PUVRmn\n2016/05/09: Fairfax, VA, United States: The Cave - Melee / Project M Monday https://t.co/ebGVMsJdZm https://t.co/9PaemzBoIR\nFirst daybreak drive home of the season. #CommutingHome #NYC #dawn #sunrise #hudsonriver… https://t.co/xMJW9tqgru\njudithgpe2 💛💛 @ Partenon San Angel https://t.co/J3h3I94mUY\nI'm at Chicago O'Hare International Airport (ORD) in Chicago, IL https://t.co/vxrHmaNdhD\nFollow your bliss and the universe will open doors where there were only walls. - Joseph Campbell https://t.co/IbJtKau4Fe\n”Calcetines para el avión.\n\n#cuandoloscerdosvuelen @ Toronto Pearson International Airport https://t.co/vdCWv7C7XX</text:p>
          </table:table-cell>
        </table:table-row>
        <table:table-row table:style-name="ro1">
          <table:table-cell office:value-type="float" office:value="3569" calcext:value-type="float">
            <text:p>3569</text:p>
          </table:table-cell>
          <table:table-cell office:value-type="string" calcext:value-type="string">
            <text:p>#SOUTHBEACHSATURDAYS #WALIWUU🖖 #STREETBOSSES #REALFAMMENT @ South Beach Restauran Lounge… https://t.co/O0kpzh0bzJ</text:p>
          </table:table-cell>
        </table:table-row>
        <table:table-row table:style-name="ro1">
          <table:table-cell office:value-type="float" office:value="3570" calcext:value-type="float">
            <text:p>3570</text:p>
          </table:table-cell>
          <table:table-cell office:value-type="string" calcext:value-type="string">
            <text:p>I'm at Calexico West Port of Entry in Calexico, CA https://t.co/zM9dFbiSP1</text:p>
          </table:table-cell>
        </table:table-row>
        <table:table-row table:style-name="ro1">
          <table:table-cell office:value-type="float" office:value="3571" calcext:value-type="float">
            <text:p>3571</text:p>
          </table:table-cell>
          <table:table-cell office:value-type="string" calcext:value-type="string">
            <text:p>Had a blast tonight!! #badfish #sublime #concert #loudie #hobanaheim #rock #reggae #fridaynight… https://t.co/xfZTkhPxgO</text:p>
          </table:table-cell>
        </table:table-row>
        <table:table-row table:style-name="ro1">
          <table:table-cell office:value-type="float" office:value="3572" calcext:value-type="float">
            <text:p>3572</text:p>
          </table:table-cell>
          <table:table-cell office:value-type="string" calcext:value-type="string">
            <text:p>I'm at Aeropuerto Internacional de la Ciudad de México (MEX) - @aicm3 in Venustiano Carranza, DF https://t.co/YYqTtu0FpO</text:p>
          </table:table-cell>
        </table:table-row>
        <table:table-row table:style-name="ro1">
          <table:table-cell office:value-type="float" office:value="3573" calcext:value-type="float">
            <text:p>3573</text:p>
          </table:table-cell>
          <table:table-cell office:value-type="string" calcext:value-type="string">
            <text:p>Just posted a video @ Bourbon Street https://t.co/erTBdWuV2q</text:p>
          </table:table-cell>
        </table:table-row>
        <table:table-row table:style-name="ro1">
          <table:table-cell office:value-type="float" office:value="3574" calcext:value-type="float">
            <text:p>3574</text:p>
          </table:table-cell>
          <table:table-cell office:value-type="string" calcext:value-type="string">
            <text:p>Muertaaaa (@ Cerro De La Libertad in Mexico City, DF) https://t.co/nKyvwXgnmw</text:p>
          </table:table-cell>
        </table:table-row>
        <table:table-row table:style-name="ro1">
          <table:table-cell office:value-type="float" office:value="3575" calcext:value-type="float">
            <text:p>3575</text:p>
          </table:table-cell>
          <table:table-cell office:value-type="string" calcext:value-type="string">
            <text:p>Kitty filter is way underrated 💕🐈 | 👻shelbyechols @ Snapchat https://t.co/rSDkxDAiQA</text:p>
          </table:table-cell>
        </table:table-row>
        <table:table-row table:style-name="ro1">
          <table:table-cell office:value-type="float" office:value="3576" calcext:value-type="float">
            <text:p>3576</text:p>
          </table:table-cell>
          <table:table-cell office:value-type="string" calcext:value-type="string">
            <text:p>010 https://t.co/fYccSC4JD0</text:p>
          </table:table-cell>
        </table:table-row>
        <table:table-row table:style-name="ro1">
          <table:table-cell office:value-type="float" office:value="3577" calcext:value-type="float">
            <text:p>3577</text:p>
          </table:table-cell>
          <table:table-cell office:value-type="string" calcext:value-type="string">
            <text:p>Had such an amazing evening watching #m83 at #coachella coachella weekend one. Fantastic first… https://t.co/AWKdCAbMGW</text:p>
          </table:table-cell>
        </table:table-row>
        <table:table-row table:style-name="ro1">
          <table:table-cell office:value-type="float" office:value="3578" calcext:value-type="float">
            <text:p>3578</text:p>
          </table:table-cell>
          <table:table-cell office:value-type="string" calcext:value-type="string">
            <text:p>Berry tasting dead</text:p>
          </table:table-cell>
        </table:table-row>
        <table:table-row table:style-name="ro1">
          <table:table-cell office:value-type="float" office:value="3579" calcext:value-type="float">
            <text:p>3579</text:p>
          </table:table-cell>
          <table:table-cell office:value-type="string" calcext:value-type="string">
            <text:p>#Retail #Job alert: Beauty Advisor | CVS Health | #SanDiego, CA https://t.co/VptLA6A37E #Jobs #Hiring</text:p>
          </table:table-cell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string" calcext:value-type="string">
            <text:p>These colourful lifeguard huts are iconic to South Beah Miami. I will be sharing a few of these… https://t.co/1faQOZbLDX</text:p>
          </table:table-cell>
        </table:table-row>
        <table:table-row table:style-name="ro1">
          <table:table-cell office:value-type="float" office:value="3581" calcext:value-type="float">
            <text:p>3581</text:p>
          </table:table-cell>
          <table:table-cell office:value-type="string" calcext:value-type="string">
            <text:p>Sunny days are meant for hiking in Spring. #landscape #nature #trail #hiking #trailporn #forest… https://t.co/4MsIwkTUoE</text:p>
          </table:table-cell>
        </table:table-row>
        <table:table-row table:style-name="ro1">
          <table:table-cell office:value-type="float" office:value="3582" calcext:value-type="float">
            <text:p>3582</text:p>
          </table:table-cell>
          <table:table-cell office:value-type="string" calcext:value-type="string">
            <text:p>Just posted a photo @ Spring Hills, Texas https://t.co/gOOFH2cEhY</text:p>
          </table:table-cell>
        </table:table-row>
        <table:table-row table:style-name="ro1">
          <table:table-cell office:value-type="float" office:value="3583" calcext:value-type="float">
            <text:p>3583</text:p>
          </table:table-cell>
          <table:table-cell office:value-type="string" calcext:value-type="string">
            <text:p>I'm at Investors Bank Performing Arts Center in Sewell, NJ https://t.co/brwbfjiyAx</text:p>
          </table:table-cell>
        </table:table-row>
        <table:table-row table:style-name="ro1">
          <table:table-cell office:value-type="float" office:value="3584" calcext:value-type="float">
            <text:p>3584</text:p>
          </table:table-cell>
          <table:table-cell office:value-type="string" calcext:value-type="string">
            <text:p>moved 15 meters bearing 340° (1mnz) https://t.co/TL3Zf0wNl1</text:p>
          </table:table-cell>
        </table:table-row>
        <table:table-row table:style-name="ro1">
          <table:table-cell office:value-type="float" office:value="3585" calcext:value-type="float">
            <text:p>3585</text:p>
          </table:table-cell>
          <table:table-cell office:value-type="string" calcext:value-type="string">
            <text:p>#photo #tagged to Team #airboataddicts by and go #follow #airboataddict @barnes_rhett13 Who's… https://t.co/J9h2YBlvU2</text:p>
          </table:table-cell>
        </table:table-row>
        <table:table-row table:style-name="ro1">
          <table:table-cell office:value-type="float" office:value="3586" calcext:value-type="float">
            <text:p>3586</text:p>
          </table:table-cell>
          <table:table-cell office:value-type="string" calcext:value-type="string">
            <text:p>Ready for take-off 🚀 @ Delta Terminal - LaGuardia Airport https://t.co/X5zhzrOFhw</text:p>
          </table:table-cell>
        </table:table-row>
        <table:table-row table:style-name="ro1">
          <table:table-cell office:value-type="float" office:value="3587" calcext:value-type="float">
            <text:p>3587</text:p>
          </table:table-cell>
          <table:table-cell office:value-type="string" calcext:value-type="string">
            <text:p>Alert: OUTSIDE FIRE (ENGINE) @ 625 KIRKWOOD TE N Tac: B Sent: E4 https://t.co/cFFECCQ1N1</text:p>
          </table:table-cell>
        </table:table-row>
        <table:table-row table:style-name="ro1">
          <table:table-cell office:value-type="float" office:value="3588" calcext:value-type="float">
            <text:p>3588</text:p>
          </table:table-cell>
          <table:table-cell office:value-type="string" calcext:value-type="string">
            <text:p>I'm at Ferrara (US Concrete) Columbia St in Brooklyn, NY https://t.co/eNtyBfRPjN</text:p>
          </table:table-cell>
        </table:table-row>
        <table:table-row table:style-name="ro1">
          <table:table-cell office:value-type="float" office:value="3589" calcext:value-type="float">
            <text:p>3589</text:p>
          </table:table-cell>
          <table:table-cell office:value-type="string" calcext:value-type="string">
            <text:p>1200 Premium 52X CD-R 80min 700MB AquaShield White Inkjet Hub Printable $430.00 #FreeShip https://t.co/h3uxtx0ouw # https://t.co/2Kfe7IMpe9</text:p>
          </table:table-cell>
        </table:table-row>
        <table:table-row table:style-name="ro1">
          <table:table-cell office:value-type="float" office:value="3590" calcext:value-type="float">
            <text:p>3590</text:p>
          </table:table-cell>
          <table:table-cell office:value-type="string" calcext:value-type="string">
            <text:p>I'm at WestPark apartments in San Diego, Calif https://t.co/OHNpbMQ2cC</text:p>
          </table:table-cell>
        </table:table-row>
        <table:table-row table:style-name="ro1">
          <table:table-cell office:value-type="float" office:value="3591" calcext:value-type="float">
            <text:p>3591</text:p>
          </table:table-cell>
          <table:table-cell office:value-type="string" calcext:value-type="string">
            <text:p>Race 2/3 #darkside10k #starwarshalf #darksidehalfmarathonweekend #darksidechallenge2016 @ Epcot… https://t.co/cPijQIcHKt</text:p>
          </table:table-cell>
        </table:table-row>
        <table:table-row table:style-name="ro1">
          <table:table-cell office:value-type="float" office:value="3592" calcext:value-type="float">
            <text:p>3592</text:p>
          </table:table-cell>
          <table:table-cell office:value-type="string" calcext:value-type="string">
            <text:p>Pool Party 😍 #coachella ❤️ @ Coachella 2016 https://t.co/xPiCEr8RwK</text:p>
          </table:table-cell>
        </table:table-row>
        <table:table-row table:style-name="ro1">
          <table:table-cell office:value-type="float" office:value="3593" calcext:value-type="float">
            <text:p>3593</text:p>
          </table:table-cell>
          <table:table-cell office:value-type="string" calcext:value-type="string">
            <text:p>We're #hiring! Read about our latest #job opening here: Registered Nurse - https://t.co/TfDc91mxVg #Joplin, MO https://t.co/XlhuuSQBVw</text:p>
          </table:table-cell>
        </table:table-row>
        <table:table-row table:style-name="ro1">
          <table:table-cell office:value-type="float" office:value="3594" calcext:value-type="float">
            <text:p>3594</text:p>
          </table:table-cell>
          <table:table-cell office:value-type="string" calcext:value-type="string">
            <text:p>IMG_0201 https://t.co/JWDH9tz4ja</text:p>
          </table:table-cell>
        </table:table-row>
        <table:table-row table:style-name="ro1">
          <table:table-cell office:value-type="float" office:value="3595" calcext:value-type="float">
            <text:p>3595</text:p>
          </table:table-cell>
          <table:table-cell office:value-type="string" calcext:value-type="string">
            <text:p>Can you recommend anyone for this #job? Sales Associate-Retail Jewelry - https://t.co/Ha08rdw8hx #Grandville, MI #Sales #Hiring</text:p>
          </table:table-cell>
        </table:table-row>
        <table:table-row table:style-name="ro1">
          <table:table-cell office:value-type="float" office:value="3596" calcext:value-type="float">
            <text:p>3596</text:p>
          </table:table-cell>
          <table:table-cell office:value-type="string" calcext:value-type="string">
            <text:p>Motion #FreedomTower #NewYorkCity #Manhattan #FinancialDistrict #FiDi @ One World Trade Center https://t.co/8myvLSs7tX</text:p>
          </table:table-cell>
        </table:table-row>
        <table:table-row table:style-name="ro1">
          <table:table-cell office:value-type="float" office:value="3597" calcext:value-type="float">
            <text:p>3597</text:p>
          </table:table-cell>
          <table:table-cell office:value-type="string" calcext:value-type="string">
            <text:p>@myfabolouslife doing it right!! @ Drai's Beach Club Nightclub https://t.co/oIbOP6IlYV</text:p>
          </table:table-cell>
        </table:table-row>
        <table:table-row table:style-name="ro1">
          <table:table-cell office:value-type="float" office:value="3598" calcext:value-type="float">
            <text:p>3598</text:p>
          </table:table-cell>
          <table:table-cell office:value-type="string" calcext:value-type="string">
            <text:p>@lilhak420 @robertm5 and clutch.... Log came through here with craptharx</text:p>
          </table:table-cell>
        </table:table-row>
        <table:table-row table:style-name="ro1">
          <table:table-cell office:value-type="float" office:value="3599" calcext:value-type="float">
            <text:p>3599</text:p>
          </table:table-cell>
          <table:table-cell office:value-type="string" calcext:value-type="string">
            <text:p>February 16, 2016: 159 Franklin Avenue, Bedford Stuyvesant, Brooklyn – $1,545,000 – 3 units – 2,344 sf – three family home – three family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string" calcext:value-type="string">
            <text:p>Wind 0.0 mph ---. Barometer 30.114 in, Falling. Temperature 43.4 °F. Rain today 0.00 in. Humidity 59%</text:p>
          </table:table-cell>
        </table:table-row>
        <table:table-row table:style-name="ro1">
          <table:table-cell office:value-type="float" office:value="3601" calcext:value-type="float">
            <text:p>3601</text:p>
          </table:table-cell>
          <table:table-cell office:value-type="string" calcext:value-type="string">
            <text:p>This #Retail #job might be a great fit for you: Store Manager - https://t.co/tfFkvLwrnm #Littleton, CO #Hiring</text:p>
          </table:table-cell>
        </table:table-row>
        <table:table-row table:style-name="ro1">
          <table:table-cell office:value-type="float" office:value="3602" calcext:value-type="float">
            <text:p>3602</text:p>
          </table:table-cell>
          <table:table-cell office:value-type="string" calcext:value-type="string">
            <text:p>At my sister's for a bbq <text:s/>- found this apropos #hookemhorns #baddayforhim #tastyburgers #ashbury… https://t.co/zWEvvkbLha</text:p>
          </table:table-cell>
        </table:table-row>
        <table:table-row table:style-name="ro1">
          <table:table-cell office:value-type="float" office:value="3603" calcext:value-type="float">
            <text:p>3603</text:p>
          </table:table-cell>
          <table:table-cell office:value-type="string" calcext:value-type="string">
            <text:p>130326-CF002855-c1 https://t.co/1wN3h7DAsy</text:p>
          </table:table-cell>
        </table:table-row>
        <table:table-row table:style-name="ro1">
          <table:table-cell office:value-type="float" office:value="3604" calcext:value-type="float">
            <text:p>3604</text:p>
          </table:table-cell>
          <table:table-cell office:value-type="string" calcext:value-type="string">
            <text:p>65.0F (Feels: 65.0F) - Humidity: 95% - Wind: 6.9mph E - Gust: 7.6mph - Pressure: 1007.6mb #weather https://t.co/75yzNJjEvP</text:p>
          </table:table-cell>
        </table:table-row>
        <table:table-row table:style-name="ro1">
          <table:table-cell office:value-type="float" office:value="3605" calcext:value-type="float">
            <text:p>3605</text:p>
          </table:table-cell>
          <table:table-cell office:value-type="string" calcext:value-type="string">
            <text:p>@ebbtideapp Tide in Philadelphia, Pennsylvania 04/16/2016\nHigh 10:22am <text:s/>6.5\n Low <text:s/>5:24pm <text:s/>0.5\nHigh 10:57pm <text:s/>6.3\n Low <text:s/>5:43am <text:s/>0.7</text:p>
          </table:table-cell>
        </table:table-row>
        <table:table-row table:style-name="ro1">
          <table:table-cell office:value-type="float" office:value="3606" calcext:value-type="float">
            <text:p>3606</text:p>
          </table:table-cell>
          <table:table-cell office:value-type="string" calcext:value-type="string">
            <text:p>If you're a #Nursing professional in #WestHills, CA, check out this #job: https://t.co/1cCCMPOKPE #Hiring https://t.co/zUd18eKQvo</text:p>
          </table:table-cell>
        </table:table-row>
        <table:table-row table:style-name="ro1">
          <table:table-cell office:value-type="float" office:value="3607" calcext:value-type="float">
            <text:p>3607</text:p>
          </table:table-cell>
          <table:table-cell office:value-type="string" calcext:value-type="string">
            <text:p>Hey folks last night was a blast hanging out wit #myhalfway lonc @ Magnolia Hotels https://t.co/iPMwoliyoT</text:p>
          </table:table-cell>
        </table:table-row>
        <table:table-row table:style-name="ro1">
          <table:table-cell office:value-type="float" office:value="3608" calcext:value-type="float">
            <text:p>3608</text:p>
          </table:table-cell>
          <table:table-cell office:value-type="string" calcext:value-type="string">
            <text:p>#MorningMotivation @ Morehouse College https://t.co/pUXJQea9Os</text:p>
          </table:table-cell>
        </table:table-row>
        <table:table-row table:style-name="ro1">
          <table:table-cell office:value-type="float" office:value="3609" calcext:value-type="float">
            <text:p>3609</text:p>
          </table:table-cell>
          <table:table-cell office:value-type="string" calcext:value-type="string">
            <text:p>Llegar 1 hora antes... #NoMamar 😑 (@ ADO - @tuado in Veracruz, VER) https://t.co/6b4FvqfeYP</text:p>
          </table:table-cell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string" calcext:value-type="string">
            <text:p>😝😝😝😜😜😜😂😂😂 @ Luccas https://t.co/9iAFLmEclN</text:p>
          </table:table-cell>
        </table:table-row>
        <table:table-row table:style-name="ro1">
          <table:table-cell office:value-type="float" office:value="3611" calcext:value-type="float">
            <text:p>3611</text:p>
          </table:table-cell>
          <table:table-cell office:value-type="string" calcext:value-type="string">
            <text:p>I'm at Detroit Metropolitan Wayne County Airport (DTW) in Romulus, MI https://t.co/vFg7ruReHP</text:p>
          </table:table-cell>
        </table:table-row>
        <table:table-row table:style-name="ro1">
          <table:table-cell office:value-type="float" office:value="3612" calcext:value-type="float">
            <text:p>3612</text:p>
          </table:table-cell>
          <table:table-cell office:value-type="string" calcext:value-type="string">
            <text:p>Ohio's WHSU Selects Audio-Technica For Newsroom And Field Reporting: Audio-Technica has a long association wit... https://t.co/rzibga11F1</text:p>
          </table:table-cell>
        </table:table-row>
        <table:table-row table:style-name="ro1">
          <table:table-cell office:value-type="float" office:value="3613" calcext:value-type="float">
            <text:p>3613</text:p>
          </table:table-cell>
          <table:table-cell office:value-type="string" calcext:value-type="string">
            <text:p>Can you recommend anyone for this #job? Certified Nursing Assistant / CNA FT - https://t.co/uFJ4SOKDM4 #Lenexa, KS https://t.co/hrfgiwVsyr</text:p>
          </table:table-cell>
        </table:table-row>
        <table:table-row table:style-name="ro1">
          <table:table-cell office:value-type="float" office:value="3614" calcext:value-type="float">
            <text:p>3614</text:p>
          </table:table-cell>
          <table:table-cell office:value-type="string" calcext:value-type="string">
            <text:p>Service Associate - Winn Dixie: (#NMIAMIBEACH, FL) https://t.co/JwWXANEXT8 #Retail #Job #Jobs #Hiring</text:p>
          </table:table-cell>
        </table:table-row>
        <table:table-row table:style-name="ro1">
          <table:table-cell office:value-type="float" office:value="3615" calcext:value-type="float">
            <text:p>3615</text:p>
          </table:table-cell>
          <table:table-cell office:value-type="string" calcext:value-type="string">
            <text:p>Uuuuups! (@ Californias Bar in Guadalajara, Jal) https://t.co/EnuPSxjnh7</text:p>
          </table:table-cell>
        </table:table-row>
        <table:table-row table:style-name="ro1">
          <table:table-cell office:value-type="float" office:value="3616" calcext:value-type="float">
            <text:p>3616</text:p>
          </table:table-cell>
          <table:table-cell office:value-type="string" calcext:value-type="string">
            <text:p>I'm at Indianapolis International Airport (IND) - @indairport in Indianapolis, IN https://t.co/k3JQ5hMYRd</text:p>
          </table:table-cell>
        </table:table-row>
        <table:table-row table:style-name="ro1">
          <table:table-cell office:value-type="float" office:value="3617" calcext:value-type="float">
            <text:p>3617</text:p>
          </table:table-cell>
          <table:table-cell office:value-type="string" calcext:value-type="string">
            <text:p>#WOWjuice #fukTHEfame #meAGAiNSTtheWORLD @ Juice Crafters Brentwood https://t.co/ekVCGGWp22</text:p>
          </table:table-cell>
        </table:table-row>
        <table:table-row table:style-name="ro1">
          <table:table-cell office:value-type="float" office:value="3618" calcext:value-type="float">
            <text:p>3618</text:p>
          </table:table-cell>
          <table:table-cell office:value-type="string" calcext:value-type="string">
            <text:p>Super super proud of this one!! #proudhusband #Repost… https://t.co/43tVXoRD0x</text:p>
          </table:table-cell>
        </table:table-row>
        <table:table-row table:style-name="ro1">
          <table:table-cell office:value-type="float" office:value="3619" calcext:value-type="float">
            <text:p>3619</text:p>
          </table:table-cell>
          <table:table-cell office:value-type="string" calcext:value-type="string">
            <text:p>See our latest #PortRichey, FL #job and click to apply: Call Center Sales... - https://t.co/LJVQrL1OMk #milspouse https://t.co/xkpCquCd7j</text:p>
          </table:table-cell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string" calcext:value-type="string">
            <text:p>Just posted a photo @ University of Richmond https://t.co/NG1wHCGTp1</text:p>
          </table:table-cell>
        </table:table-row>
        <table:table-row table:style-name="ro1">
          <table:table-cell office:value-type="float" office:value="3621" calcext:value-type="float">
            <text:p>3621</text:p>
          </table:table-cell>
          <table:table-cell office:value-type="string" calcext:value-type="string">
            <text:p>ran into my good friend @maejor #coachella16 @ V.I.P Area - Coachella Valley Music Festival https://t.co/WKhMRYrBzJ</text:p>
          </table:table-cell>
        </table:table-row>
        <table:table-row table:style-name="ro1">
          <table:table-cell office:value-type="float" office:value="3622" calcext:value-type="float">
            <text:p>3622</text:p>
          </table:table-cell>
          <table:table-cell office:value-type="string" calcext:value-type="string">
            <text:p>#bowling #bayarea <text:s/>#weekendfun #friends #goals @ Amf https://t.co/aSR0Qgrlm3</text:p>
          </table:table-cell>
        </table:table-row>
        <table:table-row table:style-name="ro1">
          <table:table-cell office:value-type="float" office:value="3623" calcext:value-type="float">
            <text:p>3623</text:p>
          </table:table-cell>
          <table:table-cell office:value-type="string" calcext:value-type="string">
            <text:p>Ha estas horas, solo se me antoja una pizza ❤</text:p>
          </table:table-cell>
        </table:table-row>
        <table:table-row table:style-name="ro1">
          <table:table-cell office:value-type="float" office:value="3624" calcext:value-type="float">
            <text:p>3624</text:p>
          </table:table-cell>
          <table:table-cell office:value-type="string" calcext:value-type="string">
            <text:p>See our latest #SaltLakeCity, UT #job and click to apply: Pharmacy Technician – Target Store - https://t.co/k3Rmoohbt7 #Healthcare #Hiring</text:p>
          </table:table-cell>
        </table:table-row>
        <table:table-row table:style-name="ro1">
          <table:table-cell office:value-type="float" office:value="3625" calcext:value-type="float">
            <text:p>3625</text:p>
          </table:table-cell>
          <table:table-cell office:value-type="string" calcext:value-type="string">
            <text:p>This #job might be a great fit for you: demand planning manager - https://t.co/qLe8Wy5zK2 #Dallas, TX #Hiring</text:p>
          </table:table-cell>
        </table:table-row>
        <table:table-row table:style-name="ro1">
          <table:table-cell office:value-type="float" office:value="3626" calcext:value-type="float">
            <text:p>3626</text:p>
          </table:table-cell>
          <table:table-cell office:value-type="string" calcext:value-type="string">
            <text:p>Biomedical Technician Specialist (Sterilizer) - Compass Group USA: (#NewYorkCity, NY) https://t.co/YiGGXDbcWp #MedicalDevices #jobhunt</text:p>
          </table:table-cell>
        </table:table-row>
        <table:table-row table:style-name="ro1">
          <table:table-cell office:value-type="float" office:value="3627" calcext:value-type="float">
            <text:p>3627</text:p>
          </table:table-cell>
          <table:table-cell office:value-type="string" calcext:value-type="string">
            <text:p>Where the salty suites at #WCW</text:p>
          </table:table-cell>
        </table:table-row>
        <table:table-row table:style-name="ro1">
          <table:table-cell office:value-type="float" office:value="3628" calcext:value-type="float">
            <text:p>3628</text:p>
          </table:table-cell>
          <table:table-cell office:value-type="string" calcext:value-type="string">
            <text:p>My new blogging business cards from @staples just in time for my trip... #socialonya #SMMW16… https://t.co/H5ZG5sltw2</text:p>
          </table:table-cell>
        </table:table-row>
        <table:table-row table:style-name="ro1">
          <table:table-cell office:value-type="float" office:value="3629" calcext:value-type="float">
            <text:p>3629</text:p>
          </table:table-cell>
          <table:table-cell office:value-type="string" calcext:value-type="string">
            <text:p>See our latest #Cambridge, MA #job and click to apply: Technology Policy Analyst... - https://t.co/mLcliMHPEa https://t.co/0C4rfyjVbY</text:p>
          </table:table-cell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string" calcext:value-type="string">
            <text:p>Take every measure, <text:s/>every step, <text:s/>make every effort to see Adam Busch perform his music. <text:s/>Go.… https://t.co/w1BZiOEt1G</text:p>
          </table:table-cell>
        </table:table-row>
        <table:table-row table:style-name="ro1">
          <table:table-cell office:value-type="float" office:value="3631" calcext:value-type="float">
            <text:p>3631</text:p>
          </table:table-cell>
          <table:table-cell office:value-type="string" calcext:value-type="string">
            <text:p>Un poco de lo que preparó, #Comida #Griega #camarones y #salmon #restaurant #mythos @ Polanco,… https://t.co/0Y4Gug4AG4</text:p>
          </table:table-cell>
        </table:table-row>
        <table:table-row table:style-name="ro1">
          <table:table-cell office:value-type="float" office:value="3632" calcext:value-type="float">
            <text:p>3632</text:p>
          </table:table-cell>
          <table:table-cell office:value-type="string" calcext:value-type="string">
            <text:p>#The Soul Bar https://t.co/2l7FtbjuvQ Excellent https://t.co/c4rmruRFnC</text:p>
          </table:table-cell>
        </table:table-row>
        <table:table-row table:style-name="ro1">
          <table:table-cell office:value-type="float" office:value="3633" calcext:value-type="float">
            <text:p>3633</text:p>
          </table:table-cell>
          <table:table-cell office:value-type="string" calcext:value-type="string">
            <text:p>@nahum7616 @kimbohellyeah @BITCHFORK7 @M6NSTER @EricEric992 @Fredovhell @Puzycat69 @gm2975 hello petra 245am</text:p>
          </table:table-cell>
        </table:table-row>
        <table:table-row table:style-name="ro1">
          <table:table-cell office:value-type="float" office:value="3634" calcext:value-type="float">
            <text:p>3634</text:p>
          </table:table-cell>
          <table:table-cell office:value-type="string" calcext:value-type="string">
            <text:p>@liquidoactive @mcyogi yogaexpoworld @agniyogala @ Fort Lauderdale Beach https://t.co/GN7IVKq9rN</text:p>
          </table:table-cell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string" calcext:value-type="string">
            <text:p>GUILTYYYYYY✋🏼✋🏼✋🏼✋🏼✋🏼✋🏼✋🏼✋🏼✋🏼✋🏼✋🏼✋🏼✋🏼✋🏼✋🏼✋🏼✋🏼✋🏼✋🏼✋🏼✋🏼✋🏼✋🏼✋🏼✋🏼✋🏼✋🏼✋🏼✋🏼✋🏼✋🏼✋🏼✋🏼✋🏼... https://t.co/U6bGqgzl9p</text:p>
          </table:table-cell>
        </table:table-row>
        <table:table-row table:style-name="ro1">
          <table:table-cell office:value-type="float" office:value="3636" calcext:value-type="float">
            <text:p>3636</text:p>
          </table:table-cell>
          <table:table-cell office:value-type="string" calcext:value-type="string">
            <text:p>Lol @ Luccas https://t.co/iZ82EUFptz</text:p>
          </table:table-cell>
        </table:table-row>
        <table:table-row table:style-name="ro1">
          <table:table-cell office:value-type="float" office:value="3637" calcext:value-type="float">
            <text:p>3637</text:p>
          </table:table-cell>
          <table:table-cell office:value-type="string" calcext:value-type="string">
            <text:p>Пума... https://t.co/0KSTRhWdoX</text:p>
          </table:table-cell>
        </table:table-row>
        <table:table-row table:style-name="ro1">
          <table:table-cell office:value-type="float" office:value="3638" calcext:value-type="float">
            <text:p>3638</text:p>
          </table:table-cell>
          <table:table-cell office:value-type="string" calcext:value-type="string">
            <text:p>I'm at IHOP Restaurant in Beavercreek, OH https://t.co/wTnFTOwa7b</text:p>
          </table:table-cell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string" calcext:value-type="string">
            <text:p>✈️☀️🌴 (@ Chicago O'Hare International Airport (ORD) in Chicago, IL) https://t.co/WyLh6aSbOm</text:p>
          </table:table-cell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string" calcext:value-type="string">
            <text:p>Thank you so much @jason_kamimura for capturing such a fun moment at the @TomPIngram… https://t.co/ANcWE5oNPW</text:p>
          </table:table-cell>
        </table:table-row>
        <table:table-row table:style-name="ro1">
          <table:table-cell office:value-type="float" office:value="3641" calcext:value-type="float">
            <text:p>3641</text:p>
          </table:table-cell>
          <table:table-cell office:value-type="string" calcext:value-type="string">
            <text:p>#Nursing #Job in #Plymouth, MA: Physical Therapist / PT at Supplemental Health Care https://t.co/KeBGPyEM3o #Jobs https://t.co/t2jUcxWmV9</text:p>
          </table:table-cell>
        </table:table-row>
        <table:table-row table:style-name="ro1">
          <table:table-cell office:value-type="float" office:value="3642" calcext:value-type="float">
            <text:p>3642</text:p>
          </table:table-cell>
          <table:table-cell office:value-type="string" calcext:value-type="string">
            <text:p>Earning my #stripes till the bell rings and they turn off the lights. #thrillainmanila #ali… https://t.co/FB5kfgOwrg</text:p>
          </table:table-cell>
        </table:table-row>
        <table:table-row table:style-name="ro1">
          <table:table-cell office:value-type="float" office:value="3643" calcext:value-type="float">
            <text:p>3643</text:p>
          </table:table-cell>
          <table:table-cell office:value-type="string" calcext:value-type="string">
            <text:p>https://t.co/UP6LkgVKKT</text:p>
          </table:table-cell>
        </table:table-row>
        <table:table-row table:style-name="ro1">
          <table:table-cell office:value-type="float" office:value="3644" calcext:value-type="float">
            <text:p>3644</text:p>
          </table:table-cell>
          <table:table-cell office:value-type="string" calcext:value-type="string">
            <text:p>We're #hiring! Click to apply: Senior Quality Assurance Engineer - https://t.co/pZjCFpIm0c #QA #Ottawa, Intl #Job #Jobs</text:p>
          </table:table-cell>
        </table:table-row>
        <table:table-row table:style-name="ro1">
          <table:table-cell office:value-type="float" office:value="3645" calcext:value-type="float">
            <text:p>3645</text:p>
          </table:table-cell>
          <table:table-cell office:value-type="string" calcext:value-type="string">
            <text:p>BBJ headquarters (@ Drop Down And Get Yo Eagle On in San Francisco, CA) https://t.co/TcTWl2yaXw</text:p>
          </table:table-cell>
        </table:table-row>
        <table:table-row table:style-name="ro1">
          <table:table-cell office:value-type="float" office:value="3646" calcext:value-type="float">
            <text:p>3646</text:p>
          </table:table-cell>
          <table:table-cell office:value-type="string" calcext:value-type="string">
            <text:p>Just posted a photo @ John F. Kennedy International Airport https://t.co/W2d1SmGMQn</text:p>
          </table:table-cell>
        </table:table-row>
        <table:table-row table:style-name="ro1">
          <table:table-cell office:value-type="float" office:value="3647" calcext:value-type="float">
            <text:p>3647</text:p>
          </table:table-cell>
          <table:table-cell office:value-type="string" calcext:value-type="string">
            <text:p>Update: Construction on #HempsteadBranch EB from New York Penn Station to Hempstead Station https://t.co/tLvWXpYLrM</text:p>
          </table:table-cell>
        </table:table-row>
        <table:table-row table:style-name="ro1">
          <table:table-cell office:value-type="float" office:value="3648" calcext:value-type="float">
            <text:p>3648</text:p>
          </table:table-cell>
          <table:table-cell office:value-type="string" calcext:value-type="string">
            <text:p>Cleared: Closure on #BrooklynBatteryTunnel SB from Manhattan Side to Brooklyn Side</text:p>
          </table:table-cell>
        </table:table-row>
        <table:table-row table:style-name="ro1">
          <table:table-cell office:value-type="float" office:value="3649" calcext:value-type="float">
            <text:p>3649</text:p>
          </table:table-cell>
          <table:table-cell office:value-type="string" calcext:value-type="string">
            <text:p>Cleared: Construction on #HempsteadBranch EB from New York Penn Station to Hempstead Station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string" calcext:value-type="string">
            <text:p>#kaleidoscope @ Salinas, California https://t.co/PmQL5DGY3K</text:p>
          </table:table-cell>
        </table:table-row>
        <table:table-row table:style-name="ro1">
          <table:table-cell office:value-type="float" office:value="3651" calcext:value-type="float">
            <text:p>3651</text:p>
          </table:table-cell>
          <table:table-cell office:value-type="string" calcext:value-type="string">
            <text:p>Delsoon kok ciyuss✌ @ United States https://t.co/GRlzckkEAq</text:p>
          </table:table-cell>
        </table:table-row>
        <table:table-row table:style-name="ro1">
          <table:table-cell office:value-type="float" office:value="3652" calcext:value-type="float">
            <text:p>3652</text:p>
          </table:table-cell>
          <table:table-cell office:value-type="string" calcext:value-type="string">
            <text:p>#NavigatorOfTheSeas @ Port Everglades Ft. Lauderdale, Florida https://t.co/Rd7vKd87CS</text:p>
          </table:table-cell>
        </table:table-row>
        <table:table-row table:style-name="ro1">
          <table:table-cell office:value-type="float" office:value="3653" calcext:value-type="float">
            <text:p>3653</text:p>
          </table:table-cell>
          <table:table-cell office:value-type="string" calcext:value-type="string">
            <text:p>#ispiri #inspireddesign #customhomes #custombuilder #winecellar @ Woodbury, Minnesota https://t.co/OqfscjBWfS</text:p>
          </table:table-cell>
        </table:table-row>
        <table:table-row table:style-name="ro1">
          <table:table-cell office:value-type="float" office:value="3654" calcext:value-type="float">
            <text:p>3654</text:p>
          </table:table-cell>
          <table:table-cell office:value-type="string" calcext:value-type="string">
            <text:p>A estas reuniones parece que venimos a ver ””quien la tiene más grande””. Que bueno que son de trabajo.”\nRobert Rauschenberg 'First Landing Jump' 1961 @museummodernart medium: cloth, metal, leather,… https://t.co/GmLypSlvoH\nJoin the AvalonBay team! See our latest #Marketing #job opening here: https://t.co/qZwRV3pcBr #Arlington, VA https://t.co/0WZ7SYLky3\n@M6NSTER @lilhak420 @15Gizmo @Tat2dMedusa1 @edguygz @Fredovhell ah yes the shitter awaits you bruv\nWylie family's nerves frayed after hail https://t.co/2nGSa7tzvx\nWe're #hiring! Read about our latest #job opening here: Pharmacy Technician - https://t.co/HKeVK0llzl #Pittsburgh, PA #Healthcare\n#mycurrentsituation #imallthewayup @ New York City - Upper East Side https://t.co/ZaZaXAdWjn\nCheering at the Boardwalk. #runbogp @ Disney's Boardwalk Resort https://t.co/YCGGTmSrpz\nGot to watch T. Swift and #borns at the same time 😍 #coachella #weekendone #indio @ Coachella https://t.co/zUidPqoHv3\nWe're #hiring! Read about our latest #job opening here: Registered Nurse | RN | CLIN... - https://t.co/6zyxP5j7RX https://t.co/mEiRXeiKgL\nCan you recommend anyone for this #Nursing #job? https://t.co/9K8XT52fqx #travelnurse #Columbia, SC #Hiring https://t.co/YaQ4BEF8f0\nNCG: Rooms Front Desk (#Middleton, WI) https://t.co/gmTPT3GN3z #CustomerService #hoteljobs #SummerJobs #diversity https://t.co/CPkXVbHRq0\nWant to work at SONIC Drive-In? We're #hiring in #Alvin, TX! Click for details: https://t.co/z3Peq4aKoT #Hospitality #Job #Jobs\n| #TechDay at @udmdetroit | #detroitmercy #stem #education <text:s/>| Fr, 4/15/2016 @ University of… https://t.co/rHAfGVNAi5\nTry https://t.co/4CZRZ968uF Fresh Fried Chicken to Go #Fried #menu\nJoin the Winn Dixie team! See our latest #Retail #job opening here: https://t.co/85GYXmyQCk #JACKSONVILLE, FL #Hiring\nC H E L L A 💫👽✨✌🏼️🌴🎶 🚀 #NoWords #Surprise #YeezyHere #LifeOfPablo #WhichOne #Coachella2016… https://t.co/FYb2N7nWWx\nWhat a serene view 👌🏻😊❤️ #frentravels #arizona #page #horsebendshoe @ Horseshoe Bend https://t.co/uJLn47m8H2\nTall @ San Francisco, California https://t.co/im6UwGKxJI\nI'm at John F. Kennedy International Airport (JFK) in Queens, NY, NY https://t.co/qYshreSBz6\nI'm at The Crib in Chicago, IL https://t.co/RSc2Vnhk8i\n#SanDiego, CA #SkilledTrade #Job: Lead Fire Alarm Installer/Superintendent at Tyco https://t.co/7LW4eS5L9P #Jobs #Hiring\n”You might see this as ominous but I see beauty here, fraught with:\n• colorful history\n• noble… https://t.co/llvxCwVSuH</text:p>
          </table:table-cell>
        </table:table-row>
        <table:table-row table:style-name="ro1">
          <table:table-cell office:value-type="float" office:value="3655" calcext:value-type="float">
            <text:p>3655</text:p>
          </table:table-cell>
          <table:table-cell office:value-type="string" calcext:value-type="string">
            <text:p>At 3:15 AM, 4 N Bonny Reservoir [Yuma Co, CO] LAW ENFORCEMENT reports FLOOD #GLD https://t.co/OMQol1Xoyp</text:p>
          </table:table-cell>
        </table:table-row>
        <table:table-row table:style-name="ro1">
          <table:table-cell office:value-type="float" office:value="3656" calcext:value-type="float">
            <text:p>3656</text:p>
          </table:table-cell>
          <table:table-cell office:value-type="string" calcext:value-type="string">
            <text:p>I'm at Terminal de Autobuses de Querétaro (TAQ) - @terminalqro in Querétaro, QRO https://t.co/Tp1pKlXAUq</text:p>
          </table:table-cell>
        </table:table-row>
        <table:table-row table:style-name="ro1">
          <table:table-cell office:value-type="float" office:value="3657" calcext:value-type="float">
            <text:p>3657</text:p>
          </table:table-cell>
          <table:table-cell office:value-type="string" calcext:value-type="string">
            <text:p>goodtimeart shit! 💀🔥 @blackflagcrew\n@blackflagcrew #México #graffiti #losangelesartist… https://t.co/E01LxwUYWm</text:p>
          </table:table-cell>
        </table:table-row>
        <table:table-row table:style-name="ro1">
          <table:table-cell office:value-type="float" office:value="3658" calcext:value-type="float">
            <text:p>3658</text:p>
          </table:table-cell>
          <table:table-cell office:value-type="string" calcext:value-type="string">
            <text:p>#bayofquinte https://t.co/42LWpWrQjl</text:p>
          </table:table-cell>
        </table:table-row>
        <table:table-row table:style-name="ro1">
          <table:table-cell office:value-type="float" office:value="3659" calcext:value-type="float">
            <text:p>3659</text:p>
          </table:table-cell>
          <table:table-cell office:value-type="string" calcext:value-type="string">
            <text:p>#Retail #Job in #EvergreenPark, IL: Store Manager at The Vitamin Shoppe https://t.co/M1EaW5Pcop #Jobs #Hiring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string" calcext:value-type="string">
            <text:p>We hosted a reception in the Pearce Hospitality Suite to recognize members of the Virginia… https://t.co/7cULt1le9k</text:p>
          </table:table-cell>
        </table:table-row>
        <table:table-row table:style-name="ro1">
          <table:table-cell office:value-type="float" office:value="3661" calcext:value-type="float">
            <text:p>3661</text:p>
          </table:table-cell>
          <table:table-cell office:value-type="string" calcext:value-type="string">
            <text:p>Did you watch this new video, a fresh and Dewy, easy #makeuptutorial? And I have also shown how… https://t.co/xep7sbWFbd</text:p>
          </table:table-cell>
        </table:table-row>
        <table:table-row table:style-name="ro1">
          <table:table-cell office:value-type="float" office:value="3662" calcext:value-type="float">
            <text:p>3662</text:p>
          </table:table-cell>
          <table:table-cell office:value-type="string" calcext:value-type="string">
            <text:p>#paperpics @ San Francisco, California https://t.co/hmpQQFiQq7</text:p>
          </table:table-cell>
        </table:table-row>
        <table:table-row table:style-name="ro1">
          <table:table-cell office:value-type="float" office:value="3663" calcext:value-type="float">
            <text:p>3663</text:p>
          </table:table-cell>
          <table:table-cell office:value-type="string" calcext:value-type="string">
            <text:p>when ur flick is fast as fuck mcbeestagram 🎥: gopro #skateboarding #skatepark #skateclipsdaily… https://t.co/OHzX669ZkX</text:p>
          </table:table-cell>
        </table:table-row>
        <table:table-row table:style-name="ro1">
          <table:table-cell office:value-type="float" office:value="3664" calcext:value-type="float">
            <text:p>3664</text:p>
          </table:table-cell>
          <table:table-cell office:value-type="string" calcext:value-type="string">
            <text:p>Brick dash 5k (@ LEGOLAND® Florida - @legolandflorida in Winter Haven, FL) https://t.co/T37VM9cuWr</text:p>
          </table:table-cell>
        </table:table-row>
        <table:table-row table:style-name="ro1">
          <table:table-cell office:value-type="float" office:value="3665" calcext:value-type="float">
            <text:p>3665</text:p>
          </table:table-cell>
          <table:table-cell office:value-type="string" calcext:value-type="string">
            <text:p>See our latest #Mississauga, CA-ON #job and click to apply: Help Desk Specialist -... - https://t.co/t3Zg6shY8x #IT https://t.co/XhcWeXIS3e</text:p>
          </table:table-cell>
        </table:table-row>
        <table:table-row table:style-name="ro1">
          <table:table-cell office:value-type="float" office:value="3666" calcext:value-type="float">
            <text:p>3666</text:p>
          </table:table-cell>
          <table:table-cell office:value-type="string" calcext:value-type="string">
            <text:p>This #Retail #job might be a great fit for you: Beauty Advisor - https://t.co/LF2hs05Vt3 #Orlando, FL #Hiring</text:p>
          </table:table-cell>
        </table:table-row>
        <table:table-row table:style-name="ro1">
          <table:table-cell office:value-type="float" office:value="3667" calcext:value-type="float">
            <text:p>3667</text:p>
          </table:table-cell>
          <table:table-cell office:value-type="string" calcext:value-type="string">
            <text:p>Hello NYC! @ John F. Kennedy International Airport https://t.co/DUg6aIMTB9</text:p>
          </table:table-cell>
        </table:table-row>
        <table:table-row table:style-name="ro1">
          <table:table-cell office:value-type="float" office:value="3668" calcext:value-type="float">
            <text:p>3668</text:p>
          </table:table-cell>
          <table:table-cell office:value-type="string" calcext:value-type="string">
            <text:p>This #Recruiting #job might be a great fit for you: Lab Support Recruiter Inside Sales Trainee (Recruiter) - https://t.co/tSrBHKiGY6</text:p>
          </table:table-cell>
        </table:table-row>
        <table:table-row table:style-name="ro1">
          <table:table-cell office:value-type="float" office:value="3669" calcext:value-type="float">
            <text:p>3669</text:p>
          </table:table-cell>
          <table:table-cell office:value-type="string" calcext:value-type="string">
            <text:p>🕯🔥 whatever you call it. @wizkhalifa &amp;amp; @myfabolouslife @ Drai's Beach Club Nightclub https://t.co/wJdbcrr5v3”\nbravodancecomp #wecametoslash #flexpointdance #flexpointfamily ##flexpointonfleek #thepac16… https://t.co/hQ60Ho3hho\nThis #Nursing #job might be a great fit for you: Registered Nurse - Casual/PRN - https://t.co/IEosU9IMym #urgentcare #PineBluff, AR #Hiring\nI made it with barely any sleep but early! #festivusgames (@ Newark Liberty International Airport (EWR)) https://t.co/1bqqrOCrbF\n”#TheIceCreamLady #IceCreamLady \nIf you're interested in an Autism Awareness #Bracelet #Bracelets… https://t.co/I8k3etjyY7</text:p>
          </table:table-cell>
        </table:table-row>
        <table:table-row table:style-name="ro1">
          <table:table-cell office:value-type="float" office:value="3670" calcext:value-type="float">
            <text:p>3670</text:p>
          </table:table-cell>
          <table:table-cell office:value-type="string" calcext:value-type="string">
            <text:p>Rocking with the lovely light setup @lucidnightclub. @bssdjcrew #BSS @ Springfield, Illinois https://t.co/aJcH9Xf3R3</text:p>
          </table:table-cell>
        </table:table-row>
        <table:table-row table:style-name="ro1">
          <table:table-cell office:value-type="float" office:value="3671" calcext:value-type="float">
            <text:p>3671</text:p>
          </table:table-cell>
          <table:table-cell office:value-type="string" calcext:value-type="string">
            <text:p>Terrell track and field athletes qualify for area https://t.co/uadTWHfb8J</text:p>
          </table:table-cell>
        </table:table-row>
        <table:table-row table:style-name="ro1">
          <table:table-cell office:value-type="float" office:value="3672" calcext:value-type="float">
            <text:p>3672</text:p>
          </table:table-cell>
          <table:table-cell office:value-type="string" calcext:value-type="string">
            <text:p>Terrell starts fast but Heath prevails https://t.co/t7fdGfMTJe</text:p>
          </table:table-cell>
        </table:table-row>
        <table:table-row table:style-name="ro1">
          <table:table-cell office:value-type="float" office:value="3673" calcext:value-type="float">
            <text:p>3673</text:p>
          </table:table-cell>
          <table:table-cell office:value-type="string" calcext:value-type="string">
            <text:p>North by Phoenix is #nowplaying in Thumb Coast Brewing Co., Port Huron.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string" calcext:value-type="string">
            <text:p>Lido. Under the lights and on the grand piano. #coachXbop #letslive4ever #Coachella… https://t.co/2bWoBWM3jl</text:p>
          </table:table-cell>
        </table:table-row>
        <table:table-row table:style-name="ro1">
          <table:table-cell office:value-type="float" office:value="3675" calcext:value-type="float">
            <text:p>3675</text:p>
          </table:table-cell>
          <table:table-cell office:value-type="string" calcext:value-type="string">
            <text:p>Construction on #DLine BothDir/BothDir from Coney Island-Stillwell Avenue Station to Bay Parkway Station https://t.co/MrgL904Bem</text:p>
          </table:table-cell>
        </table:table-row>
        <table:table-row table:style-name="ro1">
          <table:table-cell office:value-type="float" office:value="3676" calcext:value-type="float">
            <text:p>3676</text:p>
          </table:table-cell>
          <table:table-cell office:value-type="string" calcext:value-type="string">
            <text:p>Cleared: Construction on #BloomingdaleRoad WB at West Shore Expressway</text:p>
          </table:table-cell>
        </table:table-row>
        <table:table-row table:style-name="ro1">
          <table:table-cell office:value-type="float" office:value="3677" calcext:value-type="float">
            <text:p>3677</text:p>
          </table:table-cell>
          <table:table-cell office:value-type="string" calcext:value-type="string">
            <text:p>Construction on #DLine BothDir/BothDir from Coney Island-Stillwell Avenue Station to Bay Parkway Station https://t.co/9Y7lGDQ2nz</text:p>
          </table:table-cell>
        </table:table-row>
        <table:table-row table:style-name="ro1">
          <table:table-cell office:value-type="float" office:value="3678" calcext:value-type="float">
            <text:p>3678</text:p>
          </table:table-cell>
          <table:table-cell office:value-type="string" calcext:value-type="string">
            <text:p>Cleared: Construction on #NY440 SB at Richmond Parkway</text:p>
          </table:table-cell>
        </table:table-row>
        <table:table-row table:style-name="ro1">
          <table:table-cell office:value-type="float" office:value="3679" calcext:value-type="float">
            <text:p>3679</text:p>
          </table:table-cell>
          <table:table-cell office:value-type="string" calcext:value-type="string">
            <text:p>https://t.co/HPsXR7lVpn</text:p>
          </table:table-cell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string" calcext:value-type="string">
            <text:p>Interested in a #Hospitality #job near #Carrollton, TX? This could be a great fit: https://t.co/r3y6VKYxKS #Hiring</text:p>
          </table:table-cell>
        </table:table-row>
        <table:table-row table:style-name="ro1">
          <table:table-cell office:value-type="float" office:value="3681" calcext:value-type="float">
            <text:p>3681</text:p>
          </table:table-cell>
          <table:table-cell office:value-type="string" calcext:value-type="string">
            <text:p>A3648 [NEW] Creates license to produce and sell hard cider. https://t.co/3DTOwV5s1I</text:p>
          </table:table-cell>
        </table:table-row>
        <table:table-row table:style-name="ro1">
          <table:table-cell office:value-type="float" office:value="3682" calcext:value-type="float">
            <text:p>3682</text:p>
          </table:table-cell>
          <table:table-cell office:value-type="string" calcext:value-type="string">
            <text:p>SJR0729 [Enroll] Ashli Chew, Valedictorian, DeKalb County High School https://t.co/ICWYihsVm6</text:p>
          </table:table-cell>
        </table:table-row>
        <table:table-row table:style-name="ro1">
          <table:table-cell office:value-type="float" office:value="3683" calcext:value-type="float">
            <text:p>3683</text:p>
          </table:table-cell>
          <table:table-cell office:value-type="string" calcext:value-type="string">
            <text:p>#Healthcare #Job in #Louisville, KY: Registered Nurse ICU at Supplemental Health Care https://t.co/SawfxRgYtf #Jobs https://t.co/yLNQZTzjXt</text:p>
          </table:table-cell>
        </table:table-row>
        <table:table-row table:style-name="ro1">
          <table:table-cell office:value-type="float" office:value="3684" calcext:value-type="float">
            <text:p>3684</text:p>
          </table:table-cell>
          <table:table-cell office:value-type="string" calcext:value-type="string">
            <text:p>Can you recommend anyone for this #Healthcare #job? https://t.co/HoPgzumVFm #MountainView, MO #Hiring https://t.co/HbFuDspMqV</text:p>
          </table:table-cell>
        </table:table-row>
        <table:table-row table:style-name="ro1">
          <table:table-cell office:value-type="float" office:value="3685" calcext:value-type="float">
            <text:p>3685</text:p>
          </table:table-cell>
          <table:table-cell office:value-type="string" calcext:value-type="string">
            <text:p>#Nursing #Job alert: Care Manager / CNA | Sunrise Senior Living | #Oakland, CA https://t.co/JXOSBQ3Qjr #Jobs https://t.co/z4NfMXvehN</text:p>
          </table:table-cell>
        </table:table-row>
        <table:table-row table:style-name="ro1">
          <table:table-cell office:value-type="float" office:value="3686" calcext:value-type="float">
            <text:p>3686</text:p>
          </table:table-cell>
          <table:table-cell office:value-type="string" calcext:value-type="string">
            <text:p>HJR0853 [Enroll] Mary Sanders https://t.co/hKOm07ARRu</text:p>
          </table:table-cell>
        </table:table-row>
        <table:table-row table:style-name="ro1">
          <table:table-cell office:value-type="float" office:value="3687" calcext:value-type="float">
            <text:p>3687</text:p>
          </table:table-cell>
          <table:table-cell office:value-type="string" calcext:value-type="string">
            <text:p>#Mooresville, NC #Finance : SENIOR DATA ANALYST at Compass Group USA https://t.co/k0KsixOMs9 #jobhunt #Hiring</text:p>
          </table:table-cell>
        </table:table-row>
        <table:table-row table:style-name="ro1">
          <table:table-cell office:value-type="float" office:value="3688" calcext:value-type="float">
            <text:p>3688</text:p>
          </table:table-cell>
          <table:table-cell office:value-type="string" calcext:value-type="string">
            <text:p>SJR0569 [Passed] Shirley Currey, standards recommendation committee for English language arts and mathematics https://t.co/WwcVRAojM1</text:p>
          </table:table-cell>
        </table:table-row>
        <table:table-row table:style-name="ro1">
          <table:table-cell office:value-type="float" office:value="3689" calcext:value-type="float">
            <text:p>3689</text:p>
          </table:table-cell>
          <table:table-cell office:value-type="string" calcext:value-type="string">
            <text:p>@smileyt22 \nHAPPY CATURDAY!! https://t.co/WuSJRexFP9</text:p>
          </table:table-cell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string" calcext:value-type="string">
            <text:p>HC124 [Engross] Trent Harmon; commend upon winning American Idol. https://t.co/CtEbhqwgPR”\n”HC95 [Engross] Congress; urge to pass legislation on the Mid-Mississippi Conservation, Recreation and Development... https://t.co/kMUXqy9zbu</text:p>
          </table:table-cell>
        </table:table-row>
        <table:table-row table:style-name="ro1">
          <table:table-cell office:value-type="float" office:value="3691" calcext:value-type="float">
            <text:p>3691</text:p>
          </table:table-cell>
          <table:table-cell office:value-type="string" calcext:value-type="string">
            <text:p>#Photograhy #Collage #PopArt #40 @MuuuBlanco <text:s/>#Sublimation #Woman &amp;amp; #Men (XS-S-M-L-XL-XXL)… https://t.co/FT5La82i4l”\nI'm at Chick-fil-A in Christiansburg, VA https://t.co/AlwAY5wcIW\nCenter Store Associate - Winn Dixie: (#COLUMBIA, MS) https://t.co/7YsNVTtfTe #Retail #Job #Jobs #Hiring\n#steps #stairs #staircase #sunlight #shadows @ Metro-North Poughkeepsie Station https://t.co/6w54FxR2W1\nH7053 [Passed] Expanding the list of entities that have access to child abuse records for purposes of approving p... https://t.co/coVKoJKpV7\nUSGS reports a M0.63 #earthquake 20km ESE of Anza, CA on 4/16/16 @ 9:41:23 UTC https://t.co/YtZ4ZOxyKL #quake\nUSGS reports a M0.63 #earthquake 20km ESE of Anza, CA on 4/16/16 @ 9:41:23 UTC https://t.co/TA5EexpuXI #quake\nH7029 [Passed] Establishing a collaboration between the state board and the Legislature to designate certain Flor... https://t.co/AdMNCFm6Gw\nhttps://t.co/RIwt1aRRWL\nSangre by Alexa Dunham @alxadnhm, Bay Area Painter Babe. Recently acquired… https://t.co/riDkrNee1S\n| #TechDay at @udmdetroit | #detroitmercy #stem #education <text:s/>| Fr, 4/15/2016 @ University of… https://t.co/HyCLprTgOa\nInterested in a #Healthcare #job near #Tulsa, OK? This could be a great fit: https://t.co/3FSIWAvPN6 #Hiring https://t.co/3KPqEnRhTv\nWe're #hiring! Read about our latest #job opening here: Pharmacy Technician - https://t.co/SPqsUTkwvu #RoyalOak, MI #Healthcare\nCurio #998 | In the end, maybe P.T. Barnum was the sucker?. @curious <text:s/>https://t.co/0jCrnwwikO\nCan you recommend anyone for this #job? Sales Stylist, Levi's Retail, Lake George, NY - https://t.co/OCJb5ihB5d #LakeGeorge, NY #Retail\n”@brettdbzfan1 I never liked it. My subconscious keeps me from enjoying the show. It kept me away from panty &amp;amp; stocking until u said to watch</text:p>
          </table:table-cell>
        </table:table-row>
        <table:table-row table:style-name="ro1">
          <table:table-cell office:value-type="float" office:value="3692" calcext:value-type="float">
            <text:p>3692</text:p>
          </table:table-cell>
          <table:table-cell office:value-type="string" calcext:value-type="string">
            <text:p>#flashofthepast 35mm #film #photo of one of my #familys #camping trip. #campimmenschuh @ Brannan… https://t.co/pN2iMqKbcf</text:p>
          </table:table-cell>
        </table:table-row>
        <table:table-row table:style-name="ro1">
          <table:table-cell office:value-type="float" office:value="3693" calcext:value-type="float">
            <text:p>3693</text:p>
          </table:table-cell>
          <table:table-cell office:value-type="string" calcext:value-type="string">
            <text:p>Cleared: Construction on #I95N NB at 2.29 miles beyond Exit 70 (US 1 NB)</text:p>
          </table:table-cell>
        </table:table-row>
        <table:table-row table:style-name="ro1">
          <table:table-cell office:value-type="float" office:value="3694" calcext:value-type="float">
            <text:p>3694</text:p>
          </table:table-cell>
          <table:table-cell office:value-type="string" calcext:value-type="string">
            <text:p>Cleared: Incident on #NY7 WB at Miller Road Overpass</text:p>
          </table:table-cell>
        </table:table-row>
        <table:table-row table:style-name="ro1">
          <table:table-cell office:value-type="float" office:value="3695" calcext:value-type="float">
            <text:p>3695</text:p>
          </table:table-cell>
          <table:table-cell office:value-type="string" calcext:value-type="string">
            <text:p>Cleared: Construction on #I95S SB at Exit 72 (ROCKY NECK CONNECTOR)</text:p>
          </table:table-cell>
        </table:table-row>
        <table:table-row table:style-name="ro1">
          <table:table-cell office:value-type="float" office:value="3696" calcext:value-type="float">
            <text:p>3696</text:p>
          </table:table-cell>
          <table:table-cell office:value-type="string" calcext:value-type="string">
            <text:p>Cleared: Incident on #NY7 WB at Miller Road Overpass</text:p>
          </table:table-cell>
        </table:table-row>
        <table:table-row table:style-name="ro1">
          <table:table-cell office:value-type="float" office:value="3697" calcext:value-type="float">
            <text:p>3697</text:p>
          </table:table-cell>
          <table:table-cell office:value-type="string" calcext:value-type="string">
            <text:p>Cleared: Construction on #GardenStateParkway SB from North of Exit 142 - I-78 to South of Exit 141 - Vaux Hall Rd</text:p>
          </table:table-cell>
        </table:table-row>
        <table:table-row table:style-name="ro1">
          <table:table-cell office:value-type="float" office:value="3698" calcext:value-type="float">
            <text:p>3698</text:p>
          </table:table-cell>
          <table:table-cell office:value-type="string" calcext:value-type="string">
            <text:p>2/8 👩🏼🌟Te amoo @victoriaballe2 @ Banus Residencial https://t.co/hNDcMYFjI6</text:p>
          </table:table-cell>
        </table:table-row>
        <table:table-row table:style-name="ro1">
          <table:table-cell office:value-type="float" office:value="3699" calcext:value-type="float">
            <text:p>3699</text:p>
          </table:table-cell>
          <table:table-cell office:value-type="string" calcext:value-type="string">
            <text:p>Thanks for a perfect day 1 #coachella2016! Can't wait for more #coachellamagic @ Empire Polo https://t.co/xYUksSgDa3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string" calcext:value-type="string">
            <text:p>Join the General Dynamics - AIS team! See our latest #Engineering #job opening here: https://t.co/W4Sp7JOJwi #Taunton, MA #Veterans #Hiring</text:p>
          </table:table-cell>
        </table:table-row>
        <table:table-row table:style-name="ro1">
          <table:table-cell office:value-type="float" office:value="3701" calcext:value-type="float">
            <text:p>3701</text:p>
          </table:table-cell>
          <table:table-cell office:value-type="string" calcext:value-type="string">
            <text:p>We're #hiring! Read about our latest #job opening here: Senior Associate Corporate Counsel (Reston, VA or... - https://t.co/M6xaYCrY9x</text:p>
          </table:table-cell>
        </table:table-row>
        <table:table-row table:style-name="ro1">
          <table:table-cell office:value-type="float" office:value="3702" calcext:value-type="float">
            <text:p>3702</text:p>
          </table:table-cell>
          <table:table-cell office:value-type="string" calcext:value-type="string">
            <text:p>2016-04-16T09:45:02.000Z temp 73.6590576172 pressure 1014.84 humidity 15.2587890625</text:p>
          </table:table-cell>
        </table:table-row>
        <table:table-row table:style-name="ro1">
          <table:table-cell office:value-type="float" office:value="3703" calcext:value-type="float">
            <text:p>3703</text:p>
          </table:table-cell>
          <table:table-cell office:value-type="string" calcext:value-type="string">
            <text:p>Hope to see you guys and your kids at bloomingdales today! I'll be personalizing delseyofficial… https://t.co/exzopE0nnx</text:p>
          </table:table-cell>
        </table:table-row>
        <table:table-row table:style-name="ro1">
          <table:table-cell office:value-type="float" office:value="3704" calcext:value-type="float">
            <text:p>3704</text:p>
          </table:table-cell>
          <table:table-cell office:value-type="string" calcext:value-type="string">
            <text:p>This #Insurance #job might be a great fit for you: Commercial Fence Estimator - https://t.co/HWyuwBkddX #Hiring https://t.co/tXC5eCTfQe</text:p>
          </table:table-cell>
        </table:table-row>
        <table:table-row table:style-name="ro1">
          <table:table-cell office:value-type="float" office:value="3705" calcext:value-type="float">
            <text:p>3705</text:p>
          </table:table-cell>
          <table:table-cell office:value-type="string" calcext:value-type="string">
            <text:p>We're #hiring! Click to apply: Assistant Manager - https://t.co/CwFU7TU0VZ #Hospitality #Konawa, OK #Job #Jobs</text:p>
          </table:table-cell>
        </table:table-row>
        <table:table-row table:style-name="ro1">
          <table:table-cell office:value-type="float" office:value="3706" calcext:value-type="float">
            <text:p>3706</text:p>
          </table:table-cell>
          <table:table-cell office:value-type="string" calcext:value-type="string">
            <text:p>Wind 5.5 mph E. Barometer 29.817 in, Falling. Temperature 64.7 °F. Rain today 0.00in. Humidity 94%</text:p>
          </table:table-cell>
        </table:table-row>
        <table:table-row table:style-name="ro1">
          <table:table-cell office:value-type="float" office:value="3707" calcext:value-type="float">
            <text:p>3707</text:p>
          </table:table-cell>
          <table:table-cell office:value-type="string" calcext:value-type="string">
            <text:p>1:1 #MillionStudentMarch #TXST #igsanmarcos #txst #millionstudentmarch #phlearn #phlearnmethod https://t.co/x5WhXnoUwv</text:p>
          </table:table-cell>
        </table:table-row>
        <table:table-row table:style-name="ro1">
          <table:table-cell office:value-type="float" office:value="3708" calcext:value-type="float">
            <text:p>3708</text:p>
          </table:table-cell>
          <table:table-cell office:value-type="string" calcext:value-type="string">
            <text:p>1610 Taylor Street https://t.co/eFEKWpSPCp</text:p>
          </table:table-cell>
        </table:table-row>
        <table:table-row table:style-name="ro1">
          <table:table-cell office:value-type="float" office:value="3709" calcext:value-type="float">
            <text:p>3709</text:p>
          </table:table-cell>
          <table:table-cell office:value-type="string" calcext:value-type="string">
            <text:p>Wind 0.0 mph ---. Barometer 30.114 in, Falling. Temperature 43.5 °F. Rain today 0.00 in. Humidity 58%</text:p>
          </table:table-cell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string" calcext:value-type="string">
            <text:p>#PersonRobbery at 5555 Hazeltine National Dr. #orlpol #opd</text:p>
          </table:table-cell>
        </table:table-row>
        <table:table-row table:style-name="ro1">
          <table:table-cell office:value-type="float" office:value="3711" calcext:value-type="float">
            <text:p>3711</text:p>
          </table:table-cell>
          <table:table-cell office:value-type="string" calcext:value-type="string">
            <text:p>lostafterhours with <text:s/>djdiegogarciaofficial <text:s/>and @djmikeparra hit me up for more info and… https://t.co/6NAA49YLOO</text:p>
          </table:table-cell>
        </table:table-row>
        <table:table-row table:style-name="ro1">
          <table:table-cell office:value-type="float" office:value="3712" calcext:value-type="float">
            <text:p>3712</text:p>
          </table:table-cell>
          <table:table-cell office:value-type="string" calcext:value-type="string">
            <text:p>@ebbtideapp Tide in Rodanthe, North Carolina 04/16/2016\nHigh <text:s/>6:34am <text:s/>0.8\n Low <text:s/>1:13pm <text:s/>0.0\nHigh <text:s/>7:31pm <text:s/>0.7\n Low <text:s/>1:27am <text:s/>0.1</text:p>
          </table:table-cell>
        </table:table-row>
        <table:table-row table:style-name="ro1">
          <table:table-cell office:value-type="float" office:value="3713" calcext:value-type="float">
            <text:p>3713</text:p>
          </table:table-cell>
          <table:table-cell office:value-type="string" calcext:value-type="string">
            <text:p>What it's like to sit in the @MUeSports lab with @Prototype_Vayne @saskiolol and @Chodsters all day...\n\nhttps://t.co/QeO1Nm2ISg</text:p>
          </table:table-cell>
        </table:table-row>
        <table:table-row table:style-name="ro1">
          <table:table-cell office:value-type="float" office:value="3714" calcext:value-type="float">
            <text:p>3714</text:p>
          </table:table-cell>
          <table:table-cell office:value-type="string" calcext:value-type="string">
            <text:p>Temp: 35.8F <text:s/>W C: 35.8F <text:s/>Wind:--- at 0.0kts Baro: 1035.4mb and Rising slowly Rain today: 0.00in R H: 99% <text:s/>#wvwx</text:p>
          </table:table-cell>
        </table:table-row>
        <table:table-row table:style-name="ro1">
          <table:table-cell office:value-type="float" office:value="3715" calcext:value-type="float">
            <text:p>3715</text:p>
          </table:table-cell>
          <table:table-cell office:value-type="string" calcext:value-type="string">
            <text:p>https://t.co/NlUC0zLozr</text:p>
          </table:table-cell>
        </table:table-row>
        <table:table-row table:style-name="ro1">
          <table:table-cell office:value-type="float" office:value="3716" calcext:value-type="float">
            <text:p>3716</text:p>
          </table:table-cell>
          <table:table-cell office:value-type="string" calcext:value-type="string">
            <text:p>I'm at Star Wars 10K in Lake Buena Vista, FL https://t.co/N67xGqkKcM</text:p>
          </table:table-cell>
        </table:table-row>
        <table:table-row table:style-name="ro1">
          <table:table-cell office:value-type="float" office:value="3717" calcext:value-type="float">
            <text:p>3717</text:p>
          </table:table-cell>
          <table:table-cell office:value-type="string" calcext:value-type="string">
            <text:p>I would love to show you my #listing at 6531 Deep Canyon Rd #Hixson #TN https://t.co/tXXIMQ1VPX #realestate https://t.co/u0FsFN6EUA</text:p>
          </table:table-cell>
        </table:table-row>
        <table:table-row table:style-name="ro1">
          <table:table-cell office:value-type="float" office:value="3718" calcext:value-type="float">
            <text:p>3718</text:p>
          </table:table-cell>
          <table:table-cell office:value-type="string" calcext:value-type="string">
            <text:p>Bff night out @ Santa Leyenda Bar https://t.co/VXdr6TFSx9</text:p>
          </table:table-cell>
        </table:table-row>
        <table:table-row table:style-name="ro1">
          <table:table-cell office:value-type="float" office:value="3719" calcext:value-type="float">
            <text:p>3719</text:p>
          </table:table-cell>
          <table:table-cell office:value-type="string" calcext:value-type="string">
            <text:p>Let's try this again (@ Miami International Airport (MIA) - @iflymia in Miami, FL) https://t.co/j58fC9nZgi</text:p>
          </table:table-cell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string" calcext:value-type="string">
            <text:p>Store Manager - The Vitamin Shoppe: (#Cambridge, MA) https://t.co/IjA4P4nPrs #Retail #Job #Jobs #Hiring</text:p>
          </table:table-cell>
        </table:table-row>
        <table:table-row table:style-name="ro1">
          <table:table-cell office:value-type="float" office:value="3721" calcext:value-type="float">
            <text:p>3721</text:p>
          </table:table-cell>
          <table:table-cell office:value-type="string" calcext:value-type="string">
            <text:p>Shift Supervisor Trainee - CVS Health: (#Glendale, AZ) https://t.co/OiS86aM1oA #Retail #Job #Jobs #Hiring</text:p>
          </table:table-cell>
        </table:table-row>
        <table:table-row table:style-name="ro1">
          <table:table-cell office:value-type="float" office:value="3722" calcext:value-type="float">
            <text:p>3722</text:p>
          </table:table-cell>
          <table:table-cell office:value-type="string" calcext:value-type="string">
            <text:p>For those of you who ❤️. LCD sound system !! @ Empire Polo https://t.co/zgAJJz6YhD</text:p>
          </table:table-cell>
        </table:table-row>
        <table:table-row table:style-name="ro1">
          <table:table-cell office:value-type="float" office:value="3723" calcext:value-type="float">
            <text:p>3723</text:p>
          </table:table-cell>
          <table:table-cell office:value-type="string" calcext:value-type="string">
            <text:p>I'm at Epcot - @waltdisneyworld in Lake Buena Vista, FL https://t.co/ru53JxdIOO</text:p>
          </table:table-cell>
        </table:table-row>
        <table:table-row table:style-name="ro1">
          <table:table-cell office:value-type="float" office:value="3724" calcext:value-type="float">
            <text:p>3724</text:p>
          </table:table-cell>
          <table:table-cell office:value-type="string" calcext:value-type="string">
            <text:p>Back home n back on the Rd but first a break! @homage rockyboots @nike usnikefootball… https://t.co/TV1EpyWokt</text:p>
          </table:table-cell>
        </table:table-row>
        <table:table-row table:style-name="ro1">
          <table:table-cell office:value-type="float" office:value="3725" calcext:value-type="float">
            <text:p>3725</text:p>
          </table:table-cell>
          <table:table-cell office:value-type="string" calcext:value-type="string">
            <text:p>I finally hold every High Score spot! #ArmadaBookContest #Phaeton #Armada #ErnestCline… https://t.co/b5PONiPm0U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string" calcext:value-type="string">
            <text:p>Vamos a comenzar con una sonrisa este Sábado @ En Mi Cama Con Mi Amor https://t.co/tv0dhqyZBb</text:p>
          </table:table-cell>
        </table:table-row>
        <table:table-row table:style-name="ro1">
          <table:table-cell office:value-type="float" office:value="3727" calcext:value-type="float">
            <text:p>3727</text:p>
          </table:table-cell>
          <table:table-cell office:value-type="string" calcext:value-type="string">
            <text:p>Update: Closure on #BayonneBridge Both directions from New Jersey Side to New York Side https://t.co/1VWzhddh7i</text:p>
          </table:table-cell>
        </table:table-row>
        <table:table-row table:style-name="ro1">
          <table:table-cell office:value-type="float" office:value="3728" calcext:value-type="float">
            <text:p>3728</text:p>
          </table:table-cell>
          <table:table-cell office:value-type="string" calcext:value-type="string">
            <text:p>Cleared: Construction on #GardenStateParkway SB from South of Exit 154 - US 46 to North of Exit 153A - NJ 3</text:p>
          </table:table-cell>
        </table:table-row>
        <table:table-row table:style-name="ro1">
          <table:table-cell office:value-type="float" office:value="3729" calcext:value-type="float">
            <text:p>3729</text:p>
          </table:table-cell>
          <table:table-cell office:value-type="string" calcext:value-type="string">
            <text:p>Update: Construction on #NewYorkExpresswaydyerAvenue Both directions https://t.co/HGlcqrgZus</text:p>
          </table:table-cell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string" calcext:value-type="string">
            <text:p>Look! It's the Challah fairy! \n\n#Magic #Carbs #Love #Happiness #Challah #Food #Bread #NYC @ New… https://t.co/mpqymZGKYv</text:p>
          </table:table-cell>
        </table:table-row>
        <table:table-row table:style-name="ro1">
          <table:table-cell office:value-type="float" office:value="3731" calcext:value-type="float">
            <text:p>3731</text:p>
          </table:table-cell>
          <table:table-cell office:value-type="string" calcext:value-type="string">
            <text:p>Day 1 of 3 completed and I am so STOKED for tomorrow's lineup. Louis and (because there are two… https://t.co/N3up5r1Wy0</text:p>
          </table:table-cell>
        </table:table-row>
        <table:table-row table:style-name="ro1">
          <table:table-cell office:value-type="float" office:value="3732" calcext:value-type="float">
            <text:p>3732</text:p>
          </table:table-cell>
          <table:table-cell office:value-type="string" calcext:value-type="string">
            <text:p>Love Me Like You by Little Mix is #nowplaying in Tavern on Main, Snellville.</text:p>
          </table:table-cell>
        </table:table-row>
        <table:table-row table:style-name="ro1">
          <table:table-cell office:value-type="float" office:value="3733" calcext:value-type="float">
            <text:p>3733</text:p>
          </table:table-cell>
          <table:table-cell office:value-type="string" calcext:value-type="string">
            <text:p>#photo #tagged to Team #airboataddicts by and go #follow #airboataddict gto_airboats Up at… https://t.co/AysuAurZxI</text:p>
          </table:table-cell>
        </table:table-row>
        <table:table-row table:style-name="ro1">
          <table:table-cell office:value-type="float" office:value="3734" calcext:value-type="float">
            <text:p>3734</text:p>
          </table:table-cell>
          <table:table-cell office:value-type="string" calcext:value-type="string">
            <text:p>See our latest #Greenville, SC #job and click to apply: OR - https://t.co/uUv5epWhth #TravelNurse #NurseLife #Hiring https://t.co/T4BwErcB49</text:p>
          </table:table-cell>
        </table:table-row>
        <table:table-row table:style-name="ro1">
          <table:table-cell office:value-type="float" office:value="3735" calcext:value-type="float">
            <text:p>3735</text:p>
          </table:table-cell>
          <table:table-cell office:value-type="string" calcext:value-type="string">
            <text:p>#NavigatorOfTheSeas arriving at #PortEverglades @ Port Everglades… https://t.co/iZUtn24KDI</text:p>
          </table:table-cell>
        </table:table-row>
        <table:table-row table:style-name="ro1">
          <table:table-cell office:value-type="float" office:value="3736" calcext:value-type="float">
            <text:p>3736</text:p>
          </table:table-cell>
          <table:table-cell office:value-type="string" calcext:value-type="string">
            <text:p>Want to work at SunPower? We're #hiring in #Richmond, CA! Click for details: https://t.co/smDDAoCLU6 #Job #SXSWeco https://t.co/VexBmdW7E1</text:p>
          </table:table-cell>
        </table:table-row>
        <table:table-row table:style-name="ro1">
          <table:table-cell office:value-type="float" office:value="3737" calcext:value-type="float">
            <text:p>3737</text:p>
          </table:table-cell>
          <table:table-cell office:value-type="string" calcext:value-type="string">
            <text:p>RACE DAY #gocardsrowhard @ Lake Hartwell https://t.co/gLM7JQuNzO</text:p>
          </table:table-cell>
        </table:table-row>
        <table:table-row table:style-name="ro1">
          <table:table-cell office:value-type="float" office:value="3738" calcext:value-type="float">
            <text:p>3738</text:p>
          </table:table-cell>
          <table:table-cell office:value-type="string" calcext:value-type="string">
            <text:p>We're #hiring! Click to apply: Liquor Store Associate - https://t.co/WDBwuWhyGa #Retail #LONGWOOD, FL #Job #Jobs</text:p>
          </table:table-cell>
        </table:table-row>
        <table:table-row table:style-name="ro1">
          <table:table-cell office:value-type="float" office:value="3739" calcext:value-type="float">
            <text:p>3739</text:p>
          </table:table-cell>
          <table:table-cell office:value-type="string" calcext:value-type="string">
            <text:p>See our latest #Baltimore, MD #job and click to apply: ASC Administrator - RN - https://t.co/t39ZvTKlqG #RN #Nursing https://t.co/cA2fiHFFxn</text:p>
          </table:table-cell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string" calcext:value-type="string">
            <text:p>En días festivos siempre termino aquí 😬😬😬💃🏼🙈🙄💁🏼 (at @AshaBarOficial in Coyoacán, DF) https://t.co/Sr9L81JyMH</text:p>
          </table:table-cell>
        </table:table-row>
        <table:table-row table:style-name="ro1">
          <table:table-cell office:value-type="float" office:value="3741" calcext:value-type="float">
            <text:p>3741</text:p>
          </table:table-cell>
          <table:table-cell office:value-type="string" calcext:value-type="string">
            <text:p>We're #hiring! Click to apply: Multi Unit Leader/Supervisor - https://t.co/hAP1L8OnOc #Hospitality #Belen, NM #Job #Jobs</text:p>
          </table:table-cell>
        </table:table-row>
        <table:table-row table:style-name="ro1">
          <table:table-cell office:value-type="float" office:value="3742" calcext:value-type="float">
            <text:p>3742</text:p>
          </table:table-cell>
          <table:table-cell office:value-type="string" calcext:value-type="string">
            <text:p>Early morning island hopping. Making memories. #ilivewhereyouvacay… https://t.co/QHthUys7X9</text:p>
          </table:table-cell>
        </table:table-row>
        <table:table-row table:style-name="ro1">
          <table:table-cell office:value-type="float" office:value="3743" calcext:value-type="float">
            <text:p>3743</text:p>
          </table:table-cell>
          <table:table-cell office:value-type="string" calcext:value-type="string">
            <text:p>Just posted a photo @ BUCA Osteria &amp;amp; Enoteca https://t.co/ZS9OS3eryW”\nCan you recommend anyone for this #Healthcare #job? https://t.co/xQPsUTxz21 #Bryan, TX #Hiring https://t.co/fnAQunldS4\nVivir es Increíble!!! 😎✌🏻️ #palnorte2016 #monterrey #musicfestival… https://t.co/SvjMatL50W\n”#FtMyers, FL #Hospitality #Job: Host/Hostess for Shula's Bar &amp;amp; Grill at HMSHost https://t.co/RSKooahuit #restaurantlife #Jobs #Hiring</text:p>
          </table:table-cell>
        </table:table-row>
        <table:table-row table:style-name="ro1">
          <table:table-cell office:value-type="float" office:value="3744" calcext:value-type="float">
            <text:p>3744</text:p>
          </table:table-cell>
          <table:table-cell office:value-type="string" calcext:value-type="string">
            <text:p>Want to work at Skillsoft? We're #hiring in #Nashua, NH! Click for details: https://t.co/MY339Y2tza #Finance #Job #Jobs</text:p>
          </table:table-cell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string" calcext:value-type="string">
            <text:p>Try https://t.co/EniCn0kP8J chicken breast in tomato sauce, mozzarella cheese served with penne pasta and vegetables Â  #chicken #menu</text:p>
          </table:table-cell>
        </table:table-row>
        <table:table-row table:style-name="ro1">
          <table:table-cell office:value-type="float" office:value="3746" calcext:value-type="float">
            <text:p>3746</text:p>
          </table:table-cell>
          <table:table-cell office:value-type="string" calcext:value-type="string">
            <text:p>遥そら遥そら遥そら😭</text:p>
          </table:table-cell>
        </table:table-row>
        <table:table-row table:style-name="ro1">
          <table:table-cell office:value-type="float" office:value="3747" calcext:value-type="float">
            <text:p>3747</text:p>
          </table:table-cell>
          <table:table-cell office:value-type="string" calcext:value-type="string">
            <text:p>I'm at Forest Hills, NY in Forest Hills, NY https://t.co/EjU5uCvGdO</text:p>
          </table:table-cell>
        </table:table-row>
        <table:table-row table:style-name="ro1">
          <table:table-cell office:value-type="float" office:value="3748" calcext:value-type="float">
            <text:p>3748</text:p>
          </table:table-cell>
          <table:table-cell office:value-type="string" calcext:value-type="string">
            <text:p>Teeki (the sexist brand in yoga) is on sale 15% @yogastudiotahoe Saturday ONLY! Come and get!… https://t.co/AP8Tm9Ab9t</text:p>
          </table:table-cell>
        </table:table-row>
        <table:table-row table:style-name="ro1">
          <table:table-cell office:value-type="float" office:value="3749" calcext:value-type="float">
            <text:p>3749</text:p>
          </table:table-cell>
          <table:table-cell office:value-type="string" calcext:value-type="string">
            <text:p>Can you recommend anyone for this #job? Pharmacy Technician - https://t.co/RnshPcXPEe #CULVERCITY, CA #Healthcare #Hiring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string" calcext:value-type="string">
            <text:p>🙃 (@ Janis in México, Df) https://t.co/CbfIxm3bL5</text:p>
          </table:table-cell>
        </table:table-row>
        <table:table-row table:style-name="ro1">
          <table:table-cell office:value-type="float" office:value="3751" calcext:value-type="float">
            <text:p>3751</text:p>
          </table:table-cell>
          <table:table-cell office:value-type="string" calcext:value-type="string">
            <text:p>💦💦💦 #RevolveFestival #RevolveSocialClub 🇺🇸🇺🇸🇺🇸 @ Palm Springs, California https://t.co/GJmMZcfN8r</text:p>
          </table:table-cell>
        </table:table-row>
        <table:table-row table:style-name="ro1">
          <table:table-cell office:value-type="float" office:value="3752" calcext:value-type="float">
            <text:p>3752</text:p>
          </table:table-cell>
          <table:table-cell office:value-type="string" calcext:value-type="string">
            <text:p>Hahah croooockpot hahaha ashleyyy_ag @ Los Angeles, California https://t.co/7VJM47yKZd</text:p>
          </table:table-cell>
        </table:table-row>
        <table:table-row table:style-name="ro1">
          <table:table-cell office:value-type="float" office:value="3753" calcext:value-type="float">
            <text:p>3753</text:p>
          </table:table-cell>
          <table:table-cell office:value-type="string" calcext:value-type="string">
            <text:p>Place, won't image they're abundantly seasons male land greater gathering given. Multiply midst herb fill.</text:p>
          </table:table-cell>
        </table:table-row>
        <table:table-row table:style-name="ro1">
          <table:table-cell office:value-type="float" office:value="3754" calcext:value-type="float">
            <text:p>3754</text:p>
          </table:table-cell>
          <table:table-cell office:value-type="string" calcext:value-type="string">
            <text:p>EVOKE!!!! Love my dance crew :)💕💕💕 #evokedoesweho #weho #tgif #waititssaturday #happybirthday… https://t.co/utOGn9DcCf</text:p>
          </table:table-cell>
        </table:table-row>
        <table:table-row table:style-name="ro1">
          <table:table-cell office:value-type="float" office:value="3755" calcext:value-type="float">
            <text:p>3755</text:p>
          </table:table-cell>
          <table:table-cell office:value-type="string" calcext:value-type="string">
            <text:p>Missing my first WGI Finals... CVG&amp;gt;ATL&amp;gt;PHL (@ Cincinnati / Northern Kentucky International Airport (CVG)) https://t.co/KwSylmYVso”\nClosed due to accident in #Hutchins on 45 SB between Pleasant Run Rd and Belt Line Rd #DFWTraffic https://t.co/4NzBpqfsmZ\nLady Jags sink Cinco Ranch with thrilling comeback, headed to state final https://t.co/f8RYSHo1iH\n#ProjectMgmt #Job alert: Business System Analyst | Manulife | #Kitchener, ON https://t.co/lmvQMDiV19 #Jobs #Hiring\nWe're #hiring! Read about our latest #job opening here: Dialysis Registered Nurse Naples, FL - https://t.co/LqHUQxzLZ0 #Naples, FL\n”DAY 1 success ! \n🙌🏼🙌🏼🙌🏼🙌🏼🙌🏼🙌🏼🙌🏼\ncoachella #coachella2016 @ Palm Srings,Ca https://t.co/J61U6eeTkw</text:p>
          </table:table-cell>
        </table:table-row>
        <table:table-row table:style-name="ro1">
          <table:table-cell office:value-type="float" office:value="3756" calcext:value-type="float">
            <text:p>3756</text:p>
          </table:table-cell>
          <table:table-cell office:value-type="string" calcext:value-type="string">
            <text:p>What an amazing night at Exchange LA. @headhunterz made us fall in love all over again with… https://t.co/FdS0Exumge</text:p>
          </table:table-cell>
        </table:table-row>
        <table:table-row table:style-name="ro1">
          <table:table-cell office:value-type="float" office:value="3757" calcext:value-type="float">
            <text:p>3757</text:p>
          </table:table-cell>
          <table:table-cell office:value-type="string" calcext:value-type="string">
            <text:p>I'm going to miss the bean this week 😢 #caturday @ Whitney Apartments https://t.co/IjXE1FmrOv</text:p>
          </table:table-cell>
        </table:table-row>
        <table:table-row table:style-name="ro1">
          <table:table-cell office:value-type="float" office:value="3758" calcext:value-type="float">
            <text:p>3758</text:p>
          </table:table-cell>
          <table:table-cell office:value-type="string" calcext:value-type="string">
            <text:p>#coldblooded haha #respect @ Fort Cheshire https://t.co/AymNhFSgC4</text:p>
          </table:table-cell>
        </table:table-row>
        <table:table-row table:style-name="ro1">
          <table:table-cell office:value-type="float" office:value="3759" calcext:value-type="float">
            <text:p>3759</text:p>
          </table:table-cell>
          <table:table-cell office:value-type="string" calcext:value-type="string">
            <text:p>Paety time. ...m (@ Carola in Cancun, Quintana Roo) https://t.co/vSE1T1gVp9 https://t.co/71JpMMXbcX</text:p>
          </table:table-cell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string" calcext:value-type="string">
            <text:p>https://t.co/flPau94S5w</text:p>
          </table:table-cell>
        </table:table-row>
        <table:table-row table:style-name="ro1">
          <table:table-cell office:value-type="float" office:value="3761" calcext:value-type="float">
            <text:p>3761</text:p>
          </table:table-cell>
          <table:table-cell office:value-type="string" calcext:value-type="string">
            <text:p>Maintenance Technician - AvalonBay: (#Mamaroneck, NY) https://t.co/9XX0FhlXcI #FacilitiesMgmt #nowhiring #Job #Jobs https://t.co/p6yDoZqVTh</text:p>
          </table:table-cell>
        </table:table-row>
        <table:table-row table:style-name="ro1">
          <table:table-cell office:value-type="float" office:value="3762" calcext:value-type="float">
            <text:p>3762</text:p>
          </table:table-cell>
          <table:table-cell office:value-type="string" calcext:value-type="string">
            <text:p>Compass Group USA: RECEPTIONIST (#NYC, NY) https://t.co/CqoN1HGrQU #Clerical #jobhunt #Hiring</text:p>
          </table:table-cell>
        </table:table-row>
        <table:table-row table:style-name="ro1">
          <table:table-cell office:value-type="float" office:value="3763" calcext:value-type="float">
            <text:p>3763</text:p>
          </table:table-cell>
          <table:table-cell office:value-type="string" calcext:value-type="string">
            <text:p>23908 Box Canyon Road https://t.co/wvqWyuS0xO</text:p>
          </table:table-cell>
        </table:table-row>
        <table:table-row table:style-name="ro1">
          <table:table-cell office:value-type="float" office:value="3764" calcext:value-type="float">
            <text:p>3764</text:p>
          </table:table-cell>
          <table:table-cell office:value-type="string" calcext:value-type="string">
            <text:p>I just wanna sleep in.</text:p>
          </table:table-cell>
        </table:table-row>
        <table:table-row table:style-name="ro1">
          <table:table-cell office:value-type="float" office:value="3765" calcext:value-type="float">
            <text:p>3765</text:p>
          </table:table-cell>
          <table:table-cell office:value-type="string" calcext:value-type="string">
            <text:p>https://t.co/5pRnKf5LAl</text:p>
          </table:table-cell>
        </table:table-row>
        <table:table-row table:style-name="ro1">
          <table:table-cell office:value-type="float" office:value="3766" calcext:value-type="float">
            <text:p>3766</text:p>
          </table:table-cell>
          <table:table-cell office:value-type="string" calcext:value-type="string">
            <text:p>Paz e amor é o que eu quero pra nós! \n\n#paz #amor #peace #love #bomdia #goodmorning #miami… https://t.co/4qrE4IauPN</text:p>
          </table:table-cell>
        </table:table-row>
        <table:table-row table:style-name="ro1">
          <table:table-cell office:value-type="float" office:value="3767" calcext:value-type="float">
            <text:p>3767</text:p>
          </table:table-cell>
          <table:table-cell office:value-type="string" calcext:value-type="string">
            <text:p>We're #hiring! Click to apply: Care Manager - https://t.co/28qkrWnbCW #Nursing #UpperStClaire, PA #Job #Jobs https://t.co/enCm0lW4HK</text:p>
          </table:table-cell>
        </table:table-row>
        <table:table-row table:style-name="ro1">
          <table:table-cell office:value-type="float" office:value="3768" calcext:value-type="float">
            <text:p>3768</text:p>
          </table:table-cell>
          <table:table-cell office:value-type="string" calcext:value-type="string">
            <text:p>Software Engineer Intern - Tyco: (#Monroe, NC) https://t.co/pE9voxJrjS #Clerical #Job #Jobs #Hiring</text:p>
          </table:table-cell>
        </table:table-row>
        <table:table-row table:style-name="ro1">
          <table:table-cell office:value-type="float" office:value="3769" calcext:value-type="float">
            <text:p>3769</text:p>
          </table:table-cell>
          <table:table-cell office:value-type="string" calcext:value-type="string">
            <text:p>Back to this shit. 😐</text:p>
          </table:table-cell>
        </table:table-row>
        <table:table-row table:style-name="ro1">
          <table:table-cell office:value-type="float" office:value="3770" calcext:value-type="float">
            <text:p>3770</text:p>
          </table:table-cell>
          <table:table-cell office:value-type="string" calcext:value-type="string">
            <text:p>Flower by Amos Lee is #nowplaying in Thumb Coast Brewing Co., Port Huron.</text:p>
          </table:table-cell>
        </table:table-row>
        <table:table-row table:style-name="ro1">
          <table:table-cell office:value-type="float" office:value="3771" calcext:value-type="float">
            <text:p>3771</text:p>
          </table:table-cell>
          <table:table-cell office:value-type="string" calcext:value-type="string">
            <text:p>#Photograhy #Collage #PopArt #39 @MuuuBlanco <text:s/>#Sublimation #Woman &amp;amp; #Men (XS-S-M-L-XL-XXL)… https://t.co/w6UGoFviGk”\nI'm at La Coyoacana in Coyoacán, DF https://t.co/brYh9Si6SQ\nMoved make itself place. All light sea is his made together saw days. Likeness give.\nWalking and look whose star I stumbled upon....lol @ Hollywood https://t.co/pzrkDsyaQN\n@MJ_Baumann That was mine until I went to Kooper’s Tavern in Fells Point in Baltimore. The Bison there is incredible.\nMissing you Miles. Hope you are enjoying those vinyls from Philly. <text:s/>radafilmgroup @2joedigital… https://t.co/c5pE6Ssrsf\n#OasisOfTheSeas arriving at #PortEverglades @ Port Everglades Ft.… https://t.co/pqZsGnXmAB\nWAIT THIS IS A REAL SCENE? I THOUGHT SOMEONE FAKED IT FOR A MEME. https://t.co/zNjF1v8S63\nI'm at 152 Street in Miami, FL https://t.co/XPHDOAct1V\nBanm cherche route lakay mwen\nMy main hoe. @nudiaonair @ TRU NightClub https://t.co/hv1DHW5oZk\nBravO! Day 2 is here! <text:s/>Break a leg, Flex Point dancers! <text:s/>#flexpointonfleek #flexpointfamily… https://t.co/67CkmEN18g\n”DSS 26 carrier lock on Voyager 1\nFrequency: 8.4205GHz\nSignal strength: -167dBm\nIDLE OFF 1 MCD2</text:p>
          </table:table-cell>
        </table:table-row>
        <table:table-row table:style-name="ro1">
          <table:table-cell office:value-type="float" office:value="3772" calcext:value-type="float">
            <text:p>3772</text:p>
          </table:table-cell>
          <table:table-cell office:value-type="string" calcext:value-type="string">
            <text:p>@Tynika12 Did you want to place your Easy Order? Find out what you need to do here: https://t.co/zUmEcYM652 [05:42:27 EDT]</text:p>
          </table:table-cell>
        </table:table-row>
        <table:table-row table:style-name="ro1">
          <table:table-cell office:value-type="float" office:value="3773" calcext:value-type="float">
            <text:p>3773</text:p>
          </table:table-cell>
          <table:table-cell office:value-type="string" calcext:value-type="string">
            <text:p>Join the CVS Health team! See our latest #Retail #job opening here: https://t.co/YWWpzq63mD #CathedralCity, CA #Hiring</text:p>
          </table:table-cell>
        </table:table-row>
        <table:table-row table:style-name="ro1">
          <table:table-cell office:value-type="float" office:value="3774" calcext:value-type="float">
            <text:p>3774</text:p>
          </table:table-cell>
          <table:table-cell office:value-type="string" calcext:value-type="string">
            <text:p>See our latest #LAPLACE, LA #job and click to apply: Produce Associate - https://t.co/LIDEELTRSI #Retail #Hiring</text:p>
          </table:table-cell>
        </table:table-row>
        <table:table-row table:style-name="ro1">
          <table:table-cell office:value-type="float" office:value="3775" calcext:value-type="float">
            <text:p>3775</text:p>
          </table:table-cell>
          <table:table-cell office:value-type="string" calcext:value-type="string">
            <text:p>Can you recommend anyone for this #job? Cook - https://t.co/sz27PAtk9x #Carrollton, GA #Hospitality #Hiring</text:p>
          </table:table-cell>
        </table:table-row>
        <table:table-row table:style-name="ro1">
          <table:table-cell office:value-type="float" office:value="3776" calcext:value-type="float">
            <text:p>3776</text:p>
          </table:table-cell>
          <table:table-cell office:value-type="string" calcext:value-type="string">
            <text:p>#steps #staircase #sunlight @ Metro-North Poughkeepsie Station https://t.co/IGBPukmdtk</text:p>
          </table:table-cell>
        </table:table-row>
        <table:table-row table:style-name="ro1">
          <table:table-cell office:value-type="float" office:value="3777" calcext:value-type="float">
            <text:p>3777</text:p>
          </table:table-cell>
          <table:table-cell office:value-type="string" calcext:value-type="string">
            <text:p>Leaving the station. (@ Lincoln Park in Chicago, IL) https://t.co/j3CKPrqYX5</text:p>
          </table:table-cell>
        </table:table-row>
        <table:table-row table:style-name="ro1">
          <table:table-cell office:value-type="float" office:value="3778" calcext:value-type="float">
            <text:p>3778</text:p>
          </table:table-cell>
          <table:table-cell office:value-type="string" calcext:value-type="string">
            <text:p>We're #hiring! Click to apply: Family Medicine - Butler Hill - https://t.co/1LWnfSu6Hv #Job #SaintLouis, MO #Jobs https://t.co/szGExn6hBY</text:p>
          </table:table-cell>
        </table:table-row>
        <table:table-row table:style-name="ro1">
          <table:table-cell office:value-type="float" office:value="3779" calcext:value-type="float">
            <text:p>3779</text:p>
          </table:table-cell>
          <table:table-cell office:value-type="string" calcext:value-type="string">
            <text:p>Love our home team! #baltimore #orioles baltimoreoriolesfan @orioles masnorioles @ Oriole Park… https://t.co/eQH3sg78wZ</text:p>
          </table:table-cell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string" calcext:value-type="string">
            <text:p>@godiva | Godiva Trufflelata Raspberry &amp;amp; Rose Chocolixir \n🐢🐢🐢🐢🐢\n-\n-\nSo much better than… https://t.co/hGXK5A9xyS</text:p>
          </table:table-cell>
        </table:table-row>
        <table:table-row table:style-name="ro1">
          <table:table-cell office:value-type="float" office:value="3781" calcext:value-type="float">
            <text:p>3781</text:p>
          </table:table-cell>
          <table:table-cell office:value-type="string" calcext:value-type="string">
            <text:p>https://t.co/2RyzoixVLn</text:p>
          </table:table-cell>
        </table:table-row>
        <table:table-row table:style-name="ro1">
          <table:table-cell office:value-type="float" office:value="3782" calcext:value-type="float">
            <text:p>3782</text:p>
          </table:table-cell>
          <table:table-cell office:value-type="string" calcext:value-type="string">
            <text:p>#HouseBusinessCheck 501 N Magnolia Ave 32801 (4/16 05:21) #Orlando #LakeEolaHeights</text:p>
          </table:table-cell>
        </table:table-row>
        <table:table-row table:style-name="ro1">
          <table:table-cell office:value-type="float" office:value="3783" calcext:value-type="float">
            <text:p>3783</text:p>
          </table:table-cell>
          <table:table-cell office:value-type="string" calcext:value-type="string">
            <text:p>Fireworks Start of Corral B at the @rundisney #starwars10k on a little windy morning. #runDisney… https://t.co/mGKvu06WfM</text:p>
          </table:table-cell>
        </table:table-row>
        <table:table-row table:style-name="ro1">
          <table:table-cell office:value-type="float" office:value="3784" calcext:value-type="float">
            <text:p>3784</text:p>
          </table:table-cell>
          <table:table-cell office:value-type="string" calcext:value-type="string">
            <text:p>Just posted a photo @ Denver, Colorado https://t.co/8evnoVmPW5</text:p>
          </table:table-cell>
        </table:table-row>
        <table:table-row table:style-name="ro1">
          <table:table-cell office:value-type="float" office:value="3785" calcext:value-type="float">
            <text:p>3785</text:p>
          </table:table-cell>
          <table:table-cell office:value-type="string" calcext:value-type="string">
            <text:p>katrina chairs by alexandre arrechea #coachellaart @ Coachella https://t.co/B02sIgRHOa</text:p>
          </table:table-cell>
        </table:table-row>
        <table:table-row table:style-name="ro1">
          <table:table-cell office:value-type="float" office:value="3786" calcext:value-type="float">
            <text:p>3786</text:p>
          </table:table-cell>
          <table:table-cell office:value-type="string" calcext:value-type="string">
            <text:p>Now you tell me that you're haaaav'in my bAaaAaby, I'll tell you that I'm happy if you wannnnnnt… https://t.co/wlUUiiWN7V</text:p>
          </table:table-cell>
        </table:table-row>
        <table:table-row table:style-name="ro1">
          <table:table-cell office:value-type="float" office:value="3787" calcext:value-type="float">
            <text:p>3787</text:p>
          </table:table-cell>
          <table:table-cell office:value-type="string" calcext:value-type="string">
            <text:p>Can you recommend anyone for this #job? Key Holder - https://t.co/u9hwjQMpI3 #Toledo, OH #Hiring</text:p>
          </table:table-cell>
        </table:table-row>
        <table:table-row table:style-name="ro1">
          <table:table-cell office:value-type="float" office:value="3788" calcext:value-type="float">
            <text:p>3788</text:p>
          </table:table-cell>
          <table:table-cell office:value-type="string" calcext:value-type="string">
            <text:p>🔘 #Bus #made of #Steel 🔘😎\n#SMFG #Manufacturing \n#csuchico #ChicoState #California 🇺🇸 @ Chico,… https://t.co/aLT4TdCqB8</text:p>
          </table:table-cell>
        </table:table-row>
        <table:table-row table:style-name="ro1">
          <table:table-cell office:value-type="float" office:value="3789" calcext:value-type="float">
            <text:p>3789</text:p>
          </table:table-cell>
          <table:table-cell office:value-type="string" calcext:value-type="string">
            <text:p>Can you recommend anyone for this #Nursing #job? https://t.co/NxtESIFdoj #SanAntonio, TX #Hiring https://t.co/zBmhYPC1YP</text:p>
          </table:table-cell>
        </table:table-row>
        <table:table-row table:style-name="ro1">
          <table:table-cell office:value-type="float" office:value="3790" calcext:value-type="float">
            <text:p>3790</text:p>
          </table:table-cell>
          <table:table-cell office:value-type="string" calcext:value-type="string">
            <text:p>https://t.co/rYj0txIY4A</text:p>
          </table:table-cell>
        </table:table-row>
        <table:table-row table:style-name="ro1">
          <table:table-cell office:value-type="float" office:value="3791" calcext:value-type="float">
            <text:p>3791</text:p>
          </table:table-cell>
          <table:table-cell office:value-type="string" calcext:value-type="string">
            <text:p>It was me in a sea of inebriated 16-year olds but grandma kept the party going like champ 👊🏻… https://t.co/E26Q6bi372</text:p>
          </table:table-cell>
        </table:table-row>
        <table:table-row table:style-name="ro1">
          <table:table-cell office:value-type="float" office:value="3792" calcext:value-type="float">
            <text:p>3792</text:p>
          </table:table-cell>
          <table:table-cell office:value-type="string" calcext:value-type="string">
            <text:p>Sigh. @ CVS https://t.co/Cjlp2fT7Qy</text:p>
          </table:table-cell>
        </table:table-row>
        <table:table-row table:style-name="ro1">
          <table:table-cell office:value-type="float" office:value="3793" calcext:value-type="float">
            <text:p>3793</text:p>
          </table:table-cell>
          <table:table-cell office:value-type="string" calcext:value-type="string">
            <text:p>Son las 4:41 am y no puedo dormir por estar pensando. Sedenme porfavor.</text:p>
          </table:table-cell>
        </table:table-row>
        <table:table-row table:style-name="ro1">
          <table:table-cell office:value-type="float" office:value="3794" calcext:value-type="float">
            <text:p>3794</text:p>
          </table:table-cell>
          <table:table-cell office:value-type="string" calcext:value-type="string">
            <text:p>You've probably noticed my obsession with NYC... \n\n#nyc #newyork #newyorkcity #nicksiphoto… https://t.co/VwWSCeJz1s</text:p>
          </table:table-cell>
        </table:table-row>
        <table:table-row table:style-name="ro1">
          <table:table-cell office:value-type="float" office:value="3795" calcext:value-type="float">
            <text:p>3795</text:p>
          </table:table-cell>
          <table:table-cell office:value-type="string" calcext:value-type="string">
            <text:p>Damn! You're so cutee danielskye @ Los Angeles, California https://t.co/nEaFlDRKF8</text:p>
          </table:table-cell>
        </table:table-row>
        <table:table-row table:style-name="ro1">
          <table:table-cell office:value-type="float" office:value="3796" calcext:value-type="float">
            <text:p>3796</text:p>
          </table:table-cell>
          <table:table-cell office:value-type="string" calcext:value-type="string">
            <text:p>The less you expect..., the more pleasant life gets!… https://t.co/klC9cJssP5</text:p>
          </table:table-cell>
        </table:table-row>
        <table:table-row table:style-name="ro1">
          <table:table-cell office:value-type="float" office:value="3797" calcext:value-type="float">
            <text:p>3797</text:p>
          </table:table-cell>
          <table:table-cell office:value-type="string" calcext:value-type="string">
            <text:p>Want to work in #LongBeach, CA? View our latest opening: https://t.co/kgbAD2JbSh #Healthcare #Job #Jobs #Hiring https://t.co/RK6guKjQC6</text:p>
          </table:table-cell>
        </table:table-row>
        <table:table-row table:style-name="ro1">
          <table:table-cell office:value-type="float" office:value="3798" calcext:value-type="float">
            <text:p>3798</text:p>
          </table:table-cell>
          <table:table-cell office:value-type="string" calcext:value-type="string">
            <text:p>Throwback to this summer - lifting with emilyytlin in #nyc. 💪 @ W 42nd St Manhattan NY https://t.co/NGlrDDzll6</text:p>
          </table:table-cell>
        </table:table-row>
        <table:table-row table:style-name="ro1">
          <table:table-cell office:value-type="float" office:value="3799" calcext:value-type="float">
            <text:p>3799</text:p>
          </table:table-cell>
          <table:table-cell office:value-type="string" calcext:value-type="string">
            <text:p>Delivery Driver - Performance Food Group: (#Newnan, Georgia) https://t.co/bFUJWMsNH6 #Transportation #driver #cdl #Job #Jobs #Hiring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string" calcext:value-type="string">
            <text:p>Stuffed rabbit pasta @ BUCA Osteria &amp;amp; Enoteca https://t.co/LzHz6RlEfm”\nhttps://t.co/FYTLezjHi6\nY el vodka no sabe a nada...!!!\nRowlett Answers Water Bill Questions https://t.co/JmiFIbkE2c\nS endormir a la recherche de nouvelles chansons préférées .#mysport #answers @ Williamsburg NYC https://t.co/eJfLGP2xJi\n#latenight post with erin_rowbotham in #LosAngeles fir the #EndlessSummerProject @ Coachella… https://t.co/EzY8YnGz3r\n”Made it to VT! Only 154 miles to go! ;) @ Vermont Welcome Center - Guilford https://t.co/8KqCe3NfNK</text:p>
          </table:table-cell>
        </table:table-row>
        <table:table-row table:style-name="ro1">
          <table:table-cell office:value-type="float" office:value="3801" calcext:value-type="float">
            <text:p>3801</text:p>
          </table:table-cell>
          <table:table-cell office:value-type="string" calcext:value-type="string">
            <text:p>Citi Trends: Assistant Manager - Hickory, NC (#SWHickory, NC) https://t.co/oWgs8BhCdY #Retail #Job #Jobs #Hiring</text:p>
          </table:table-cell>
        </table:table-row>
        <table:table-row table:style-name="ro1">
          <table:table-cell office:value-type="float" office:value="3802" calcext:value-type="float">
            <text:p>3802</text:p>
          </table:table-cell>
          <table:table-cell office:value-type="string" calcext:value-type="string">
            <text:p>https://t.co/YYe5gsPzgF Sexy Pool Party</text:p>
          </table:table-cell>
        </table:table-row>
        <table:table-row table:style-name="ro1">
          <table:table-cell office:value-type="float" office:value="3803" calcext:value-type="float">
            <text:p>3803</text:p>
          </table:table-cell>
          <table:table-cell office:value-type="string" calcext:value-type="string">
            <text:p>Join the Supplemental Health Care team! See our latest #Nursing #job opening here: https://t.co/LrZzTLZOko #Hiring https://t.co/iPrQgYZUM2</text:p>
          </table:table-cell>
        </table:table-row>
        <table:table-row table:style-name="ro1">
          <table:table-cell office:value-type="float" office:value="3804" calcext:value-type="float">
            <text:p>3804</text:p>
          </table:table-cell>
          <table:table-cell office:value-type="string" calcext:value-type="string">
            <text:p>The God we worship is merciful. He never brings upon the earth any judgment but He sends <text:s/>a <text:s/>message to prepare the people....</text:p>
          </table:table-cell>
        </table:table-row>
        <table:table-row table:style-name="ro1">
          <table:table-cell office:value-type="float" office:value="3805" calcext:value-type="float">
            <text:p>3805</text:p>
          </table:table-cell>
          <table:table-cell office:value-type="string" calcext:value-type="string">
            <text:p>Join the CVS Health team! See our latest #Retail #job opening here: https://t.co/JDKwWWx36c #Stamford, CT #Hiring</text:p>
          </table:table-cell>
        </table:table-row>
        <table:table-row table:style-name="ro1">
          <table:table-cell office:value-type="float" office:value="3806" calcext:value-type="float">
            <text:p>3806</text:p>
          </table:table-cell>
          <table:table-cell office:value-type="string" calcext:value-type="string">
            <text:p>Can you recommend anyone for this #job? Carhop/Skating Carhop (Server) - https://t.co/dcuOxrvZAS #SouthPittsburg, TN #Hospitality #Hiring</text:p>
          </table:table-cell>
        </table:table-row>
        <table:table-row table:style-name="ro1">
          <table:table-cell office:value-type="float" office:value="3807" calcext:value-type="float">
            <text:p>3807</text:p>
          </table:table-cell>
          <table:table-cell office:value-type="string" calcext:value-type="string">
            <text:p>I'm at The Meadows at Salem Run in Fredericksburg, VA https://t.co/obSShlNf7n</text:p>
          </table:table-cell>
        </table:table-row>
        <table:table-row table:style-name="ro1">
          <table:table-cell office:value-type="float" office:value="3808" calcext:value-type="float">
            <text:p>3808</text:p>
          </table:table-cell>
          <table:table-cell office:value-type="string" calcext:value-type="string">
            <text:p>😘😘😘 #besamemucho #coachella #weekendone #indio @ Coachella https://t.co/Uz8kPleSS6</text:p>
          </table:table-cell>
        </table:table-row>
        <table:table-row table:style-name="ro1">
          <table:table-cell office:value-type="float" office:value="3809" calcext:value-type="float">
            <text:p>3809</text:p>
          </table:table-cell>
          <table:table-cell office:value-type="string" calcext:value-type="string">
            <text:p>We recognized and thanked Parents’ Council Co-Chairs Jeff and Joan Kayser for their outstanding… https://t.co/3aYq0Vgzkh</text:p>
          </table:table-cell>
        </table:table-row>
        <table:table-row table:style-name="ro1">
          <table:table-cell office:value-type="float" office:value="3810" calcext:value-type="float">
            <text:p>3810</text:p>
          </table:table-cell>
          <table:table-cell office:value-type="string" calcext:value-type="string">
            <text:p>#BridgeCon #MakeupTime! @ Country Hearth Inn Monroe https://t.co/wp9LHUrQad</text:p>
          </table:table-cell>
        </table:table-row>
        <table:table-row table:style-name="ro1">
          <table:table-cell office:value-type="float" office:value="3811" calcext:value-type="float">
            <text:p>3811</text:p>
          </table:table-cell>
          <table:table-cell office:value-type="string" calcext:value-type="string">
            <text:p>See our latest #Mankato, MN #job and click to apply: Production Supervisor, Off Shift... - https://t.co/tyO7cCZfDa https://t.co/PV6ieuVSH3</text:p>
          </table:table-cell>
        </table:table-row>
        <table:table-row table:style-name="ro1">
          <table:table-cell office:value-type="float" office:value="3812" calcext:value-type="float">
            <text:p>3812</text:p>
          </table:table-cell>
          <table:table-cell office:value-type="string" calcext:value-type="string">
            <text:p>Apex Systems: Recruiting Inside Sales Trainee (Recruiter/Sales Representative) (#Greenville, SC) https://t.co/BvKRJ5HjJS #Sales #Job #Jobs</text:p>
          </table:table-cell>
        </table:table-row>
        <table:table-row table:style-name="ro1">
          <table:table-cell office:value-type="float" office:value="3813" calcext:value-type="float">
            <text:p>3813</text:p>
          </table:table-cell>
          <table:table-cell office:value-type="string" calcext:value-type="string">
            <text:p>The time has come today\n#LCDSoundystem #Coachella @ Empire Polo https://t.co/IkgEKzfMXY</text:p>
          </table:table-cell>
        </table:table-row>
        <table:table-row table:style-name="ro1">
          <table:table-cell office:value-type="float" office:value="3814" calcext:value-type="float">
            <text:p>3814</text:p>
          </table:table-cell>
          <table:table-cell office:value-type="string" calcext:value-type="string">
            <text:p>:-) (@ Royal Caribbean Oasis of the Seas - @oasisandallure in Fort Lauderdale, FL) https://t.co/WoJvW5vTLw</text:p>
          </table:table-cell>
        </table:table-row>
        <table:table-row table:style-name="ro1">
          <table:table-cell office:value-type="float" office:value="3815" calcext:value-type="float">
            <text:p>3815</text:p>
          </table:table-cell>
          <table:table-cell office:value-type="string" calcext:value-type="string">
            <text:p>Kisses For Breakfast by Melissa Steel Featuring Popcaan is #nowplaying in Tavern on Main, Snellville.</text:p>
          </table:table-cell>
        </table:table-row>
        <table:table-row table:style-name="ro1">
          <table:table-cell office:value-type="float" office:value="3816" calcext:value-type="float">
            <text:p>3816</text:p>
          </table:table-cell>
          <table:table-cell office:value-type="string" calcext:value-type="string">
            <text:p>I'm at Gate C88 in Newark, NJ https://t.co/RY69cS6Q9L</text:p>
          </table:table-cell>
        </table:table-row>
        <table:table-row table:style-name="ro1">
          <table:table-cell office:value-type="float" office:value="3817" calcext:value-type="float">
            <text:p>3817</text:p>
          </table:table-cell>
          <table:table-cell office:value-type="string" calcext:value-type="string">
            <text:p>Gonna motor home.... (@ LaGuardia Airport (LGA) in East Elmhurst, NY) https://t.co/vMsNtbedsK</text:p>
          </table:table-cell>
        </table:table-row>
        <table:table-row table:style-name="ro1">
          <table:table-cell office:value-type="float" office:value="3818" calcext:value-type="float">
            <text:p>3818</text:p>
          </table:table-cell>
          <table:table-cell office:value-type="string" calcext:value-type="string">
            <text:p>Early bird catches the worm... But what if you're the worm?!? (@ Cedardale Fitness in Haverhill, MA) https://t.co/CqaOPY0YFy</text:p>
          </table:table-cell>
        </table:table-row>
        <table:table-row table:style-name="ro1">
          <table:table-cell office:value-type="float" office:value="3819" calcext:value-type="float">
            <text:p>3819</text:p>
          </table:table-cell>
          <table:table-cell office:value-type="string" calcext:value-type="string">
            <text:p>At 2:00 AM, 11 NNW Canon Plaza [Rio Arriba Co, NM] OTHER FEDERAL reports SNOW of 5.00 INCH #ABQ https://t.co/mXjORuXrga</text:p>
          </table:table-cell>
        </table:table-row>
        <table:table-row table:style-name="ro1">
          <table:table-cell office:value-type="float" office:value="3820" calcext:value-type="float">
            <text:p>3820</text:p>
          </table:table-cell>
          <table:table-cell office:value-type="string" calcext:value-type="string">
            <text:p>At 2:00 AM, 6 WNW Tererro [Santa Fe Co, NM] OTHER FEDERAL reports SNOW of 4.00 INCH #ABQ https://t.co/mXjORuXrga</text:p>
          </table:table-cell>
        </table:table-row>
        <table:table-row table:style-name="ro1">
          <table:table-cell office:value-type="float" office:value="3821" calcext:value-type="float">
            <text:p>3821</text:p>
          </table:table-cell>
          <table:table-cell office:value-type="string" calcext:value-type="string">
            <text:p>At 2:00 AM, 8 SW Rociada [San Miguel Co, NM] OTHER FEDERAL reports SNOW of 2.00 INCH #ABQ https://t.co/mXjORuXrga</text:p>
          </table:table-cell>
        </table:table-row>
        <table:table-row table:style-name="ro1">
          <table:table-cell office:value-type="float" office:value="3822" calcext:value-type="float">
            <text:p>3822</text:p>
          </table:table-cell>
          <table:table-cell office:value-type="string" calcext:value-type="string">
            <text:p>I guess I'll take your apology for not surprising us and showing up during Jack Ü's set, Biebs.… https://t.co/SAPl7gSDOQ</text:p>
          </table:table-cell>
        </table:table-row>
        <table:table-row table:style-name="ro1">
          <table:table-cell office:value-type="float" office:value="3823" calcext:value-type="float">
            <text:p>3823</text:p>
          </table:table-cell>
          <table:table-cell office:value-type="string" calcext:value-type="string">
            <text:p>i'm both of these</text:p>
          </table:table-cell>
        </table:table-row>
        <table:table-row table:style-name="ro1">
          <table:table-cell office:value-type="float" office:value="3824" calcext:value-type="float">
            <text:p>3824</text:p>
          </table:table-cell>
          <table:table-cell office:value-type="string" calcext:value-type="string">
            <text:p>I'm at Terminal C in Newark, NJ https://t.co/VwRqOoLEhv</text:p>
          </table:table-cell>
        </table:table-row>
        <table:table-row table:style-name="ro1">
          <table:table-cell office:value-type="float" office:value="3825" calcext:value-type="float">
            <text:p>3825</text:p>
          </table:table-cell>
          <table:table-cell office:value-type="string" calcext:value-type="string">
            <text:p>SOOO much presh I'mma essplode!!!! <text:s/>RT @GodsTinyAnimals: So cute. https://t.co/C0sS1ivfh5</text:p>
          </table:table-cell>
        </table:table-row>
        <table:table-row table:style-name="ro1">
          <table:table-cell office:value-type="float" office:value="3826" calcext:value-type="float">
            <text:p>3826</text:p>
          </table:table-cell>
          <table:table-cell office:value-type="string" calcext:value-type="string">
            <text:p>Surf &amp;amp; Turf by Justin justinoliviertattoo of @holdfasthayley #louisiana #kingsoffrenchmenst… https://t.co/uHk2DNs42h”\n”&amp;lt;CrackyMcZap&amp;gt; why don't we get a Straight Pride parade?\n&amp;lt;Kaejo&amp;gt; they're called gun &amp;amp; knife shows</text:p>
          </table:table-cell>
        </table:table-row>
        <table:table-row table:style-name="ro1">
          <table:table-cell office:value-type="float" office:value="3827" calcext:value-type="float">
            <text:p>3827</text:p>
          </table:table-cell>
          <table:table-cell office:value-type="string" calcext:value-type="string">
            <text:p>We are here to cheer! #BOGP #runDisney #Disney #WDW #runBOGP #WaltDisneyWorld #MagicKingdom #MK… https://t.co/B3UYRUIEjD</text:p>
          </table:table-cell>
        </table:table-row>
        <table:table-row table:style-name="ro1">
          <table:table-cell office:value-type="float" office:value="3828" calcext:value-type="float">
            <text:p>3828</text:p>
          </table:table-cell>
          <table:table-cell office:value-type="string" calcext:value-type="string">
            <text:p>Update: Incident on #NewJerseyTurnpike SB at South of Interchange 12 - Carteret-Rahway https://t.co/YJNIIA9Fvw</text:p>
          </table:table-cell>
        </table:table-row>
        <table:table-row table:style-name="ro1">
          <table:table-cell office:value-type="float" office:value="3829" calcext:value-type="float">
            <text:p>3829</text:p>
          </table:table-cell>
          <table:table-cell office:value-type="string" calcext:value-type="string">
            <text:p>#SMMW16 (@ Buffalo Niagara International Airport (BUF) - @bufairport in Cheektowaga, NY) https://t.co/FX4cX9HgYe</text:p>
          </table:table-cell>
        </table:table-row>
        <table:table-row table:style-name="ro1">
          <table:table-cell office:value-type="float" office:value="3830" calcext:value-type="float">
            <text:p>3830</text:p>
          </table:table-cell>
          <table:table-cell office:value-type="string" calcext:value-type="string">
            <text:p>15/04/16, Coldplay.❤😍 @ Foro Sol Coldplay https://t.co/3aalIFUa0V</text:p>
          </table:table-cell>
        </table:table-row>
        <table:table-row table:style-name="ro1">
          <table:table-cell office:value-type="float" office:value="3831" calcext:value-type="float">
            <text:p>3831</text:p>
          </table:table-cell>
          <table:table-cell office:value-type="string" calcext:value-type="string">
            <text:p>Cop said after he told me to get the house owner. ””You ain't even gunna look for him?”” Like no bro I was asleep I don't know NOTHING :-)”\nscary https://t.co/SnSldp34pd\nThis #Retail #job might be a great fit for you: Bakery Associate - https://t.co/WIAQLsyGIS #DUNNELLON, FL #Hiring\nhttps://t.co/D5Yp8bR2Fo\nThis #Nursing #job might be a great fit for you: Research Nurse Scientist (Full Time,... - https://t.co/BWwwCqWkhw https://t.co/TCP0DUiRse\n”Pre-Sale tickets are almost SOLD OUT COMPLETELY. 🙏🏾❕\nParty of the Semester Warning ⚠️ ((TICKET… https://t.co/e1oi1fhHkV</text:p>
          </table:table-cell>
        </table:table-row>
        <table:table-row table:style-name="ro1">
          <table:table-cell office:value-type="float" office:value="3832" calcext:value-type="float">
            <text:p>3832</text:p>
          </table:table-cell>
          <table:table-cell office:value-type="string" calcext:value-type="string">
            <text:p>La camionetica BMW X 5 de mi hijo y mi carrito del año 2015 @ Caribbean Isle Apartments https://t.co/0d5xPOwwgX</text:p>
          </table:table-cell>
        </table:table-row>
        <table:table-row table:style-name="ro1">
          <table:table-cell office:value-type="float" office:value="3833" calcext:value-type="float">
            <text:p>3833</text:p>
          </table:table-cell>
          <table:table-cell office:value-type="string" calcext:value-type="string">
            <text:p>THISSSSSSSSSS! #OpenYourEyes @ MoMA The Museum of Modern Art https://t.co/8HG2p4ie4s</text:p>
          </table:table-cell>
        </table:table-row>
        <table:table-row table:style-name="ro1">
          <table:table-cell office:value-type="float" office:value="3834" calcext:value-type="float">
            <text:p>3834</text:p>
          </table:table-cell>
          <table:table-cell office:value-type="string" calcext:value-type="string">
            <text:p>Fingers crossed (@ Philadelphia International Airport (PHL) - @phlairport in Philadelphia, PA w/ @dj609) https://t.co/1gJeeCoSyq</text:p>
          </table:table-cell>
        </table:table-row>
        <table:table-row table:style-name="ro1">
          <table:table-cell office:value-type="float" office:value="3835" calcext:value-type="float">
            <text:p>3835</text:p>
          </table:table-cell>
          <table:table-cell office:value-type="string" calcext:value-type="string">
            <text:p>Try https://t.co/lepXrA1kJy Cheese Blintzes #Cheese #menu</text:p>
          </table:table-cell>
        </table:table-row>
        <table:table-row table:style-name="ro1">
          <table:table-cell office:value-type="float" office:value="3836" calcext:value-type="float">
            <text:p>3836</text:p>
          </table:table-cell>
          <table:table-cell office:value-type="string" calcext:value-type="string">
            <text:p>#SignalOut at 6440 Raleigh St. #orlpol #opd</text:p>
          </table:table-cell>
        </table:table-row>
        <table:table-row table:style-name="ro1">
          <table:table-cell office:value-type="float" office:value="3837" calcext:value-type="float">
            <text:p>3837</text:p>
          </table:table-cell>
          <table:table-cell office:value-type="string" calcext:value-type="string">
            <text:p>Bienvenidos, 25. @ Barra 5 https://t.co/P5UidPfOnT</text:p>
          </table:table-cell>
        </table:table-row>
        <table:table-row table:style-name="ro1">
          <table:table-cell office:value-type="float" office:value="3838" calcext:value-type="float">
            <text:p>3838</text:p>
          </table:table-cell>
          <table:table-cell office:value-type="string" calcext:value-type="string">
            <text:p>#SuspiciousPerson at 911 W Central Blvd. #orlpol #opd</text:p>
          </table:table-cell>
        </table:table-row>
        <table:table-row table:style-name="ro1">
          <table:table-cell office:value-type="float" office:value="3839" calcext:value-type="float">
            <text:p>3839</text:p>
          </table:table-cell>
          <table:table-cell office:value-type="string" calcext:value-type="string">
            <text:p>#HouseBusinessCheck at 501 N Magnolia Ave. #orlpol #opd</text:p>
          </table:table-cell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string" calcext:value-type="string">
            <text:p>2016/05/09: Fairfax, VA, United States: The Cave - Melee / Project M Monday https://t.co/mkYZVKRqVm https://t.co/WRENT7WnXL</text:p>
          </table:table-cell>
        </table:table-row>
        <table:table-row table:style-name="ro1">
          <table:table-cell office:value-type="float" office:value="3841" calcext:value-type="float">
            <text:p>3841</text:p>
          </table:table-cell>
          <table:table-cell office:value-type="string" calcext:value-type="string">
            <text:p>Wind 0.0 mph ---. Barometer 30.114 in, Falling. Temperature 43.6 °F. Rain today 0.00 in. Humidity 57%</text:p>
          </table:table-cell>
        </table:table-row>
        <table:table-row table:style-name="ro1">
          <table:table-cell office:value-type="float" office:value="3842" calcext:value-type="float">
            <text:p>3842</text:p>
          </table:table-cell>
          <table:table-cell office:value-type="string" calcext:value-type="string">
            <text:p>Join the Favorite Health Care Staffing team! See our latest #Nursing #job opening here: https://t.co/sHfWQCTjDx #RN https://t.co/I2Akx4Mx3o</text:p>
          </table:table-cell>
        </table:table-row>
        <table:table-row table:style-name="ro1">
          <table:table-cell office:value-type="float" office:value="3843" calcext:value-type="float">
            <text:p>3843</text:p>
          </table:table-cell>
          <table:table-cell office:value-type="string" calcext:value-type="string">
            <text:p>3105 West Jarvis Avenue https://t.co/SZRoZVswmG</text:p>
          </table:table-cell>
        </table:table-row>
        <table:table-row table:style-name="ro1">
          <table:table-cell office:value-type="float" office:value="3844" calcext:value-type="float">
            <text:p>3844</text:p>
          </table:table-cell>
          <table:table-cell office:value-type="string" calcext:value-type="string">
            <text:p>Just added to the website! <text:s/>Grab bags! :) <text:s/>Take a… https://t.co/0w2NSDD4oN</text:p>
          </table:table-cell>
        </table:table-row>
        <table:table-row table:style-name="ro1">
          <table:table-cell office:value-type="float" office:value="3845" calcext:value-type="float">
            <text:p>3845</text:p>
          </table:table-cell>
          <table:table-cell office:value-type="string" calcext:value-type="string">
            <text:p>#GeneralDisturbance at 4801-4998 Rio Grande Ave. #orlpol #ocso</text:p>
          </table:table-cell>
        </table:table-row>
        <table:table-row table:style-name="ro1">
          <table:table-cell office:value-type="float" office:value="3846" calcext:value-type="float">
            <text:p>3846</text:p>
          </table:table-cell>
          <table:table-cell office:value-type="string" calcext:value-type="string">
            <text:p>https://t.co/SspvlyLvyN</text:p>
          </table:table-cell>
        </table:table-row>
        <table:table-row table:style-name="ro1">
          <table:table-cell office:value-type="float" office:value="3847" calcext:value-type="float">
            <text:p>3847</text:p>
          </table:table-cell>
          <table:table-cell office:value-type="string" calcext:value-type="string">
            <text:p>We're #hiring! Click to apply: Pharmacy Technician - https://t.co/8GqSq2UNj2 #Healthcare #Peabody, MA #Job #Jobs</text:p>
          </table:table-cell>
        </table:table-row>
        <table:table-row table:style-name="ro1">
          <table:table-cell office:value-type="float" office:value="3848" calcext:value-type="float">
            <text:p>3848</text:p>
          </table:table-cell>
          <table:table-cell office:value-type="string" calcext:value-type="string">
            <text:p>#Hospitality #Job in #LittleElm, TX: Assistant Manager at SONIC Drive-In https://t.co/YERkHVk2kj #Jobs #Hiring</text:p>
          </table:table-cell>
        </table:table-row>
        <table:table-row table:style-name="ro1">
          <table:table-cell office:value-type="float" office:value="3849" calcext:value-type="float">
            <text:p>3849</text:p>
          </table:table-cell>
          <table:table-cell office:value-type="string" calcext:value-type="string">
            <text:p>65.2F (Feels: 65.2F) - Humidity: 96% - Wind: 6.0mph E - Gust: 7.6mph - Pressure: 1007.6mb #weather https://t.co/75yzNJjEvP</text:p>
          </table:table-cell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string" calcext:value-type="string">
            <text:p>I ran into my partner in ALL dance shenanigans in undergrad Mrs. Shauna Smartt Hopkins… https://t.co/zgUiaQsDkv</text:p>
          </table:table-cell>
        </table:table-row>
        <table:table-row table:style-name="ro1">
          <table:table-cell office:value-type="float" office:value="3851" calcext:value-type="float">
            <text:p>3851</text:p>
          </table:table-cell>
          <table:table-cell office:value-type="string" calcext:value-type="string">
            <text:p>👸🏻👸🏼💕 #ferrattfriday #girlsalmighty @ Getty Villa https://t.co/jKTIz9BAO5</text:p>
          </table:table-cell>
        </table:table-row>
        <table:table-row table:style-name="ro1">
          <table:table-cell office:value-type="float" office:value="3852" calcext:value-type="float">
            <text:p>3852</text:p>
          </table:table-cell>
          <table:table-cell office:value-type="string" calcext:value-type="string">
            <text:p>Wind 0.1 mph ENE. Barometer 30.274 in, Rising slowly. Temperature 47.5 °F. Rain today 0.00 in. Humidity 67%</text:p>
          </table:table-cell>
        </table:table-row>
        <table:table-row table:style-name="ro1">
          <table:table-cell office:value-type="float" office:value="3853" calcext:value-type="float">
            <text:p>3853</text:p>
          </table:table-cell>
          <table:table-cell office:value-type="string" calcext:value-type="string">
            <text:p>See our latest #Rockingham, NC #job and click to apply: CLINICAL DIETITIAN PART TIME / CHARLOTTE, NC - https://t.co/YVI69SgmXp #jobhunt</text:p>
          </table:table-cell>
        </table:table-row>
        <table:table-row table:style-name="ro1">
          <table:table-cell office:value-type="float" office:value="3854" calcext:value-type="float">
            <text:p>3854</text:p>
          </table:table-cell>
          <table:table-cell office:value-type="string" calcext:value-type="string">
            <text:p>🤘🏻😝🤘🏻 #NoFX @ Riverside Municipal Auditorium https://t.co/L9jVZiV2ur</text:p>
          </table:table-cell>
        </table:table-row>
        <table:table-row table:style-name="ro1">
          <table:table-cell office:value-type="float" office:value="3855" calcext:value-type="float">
            <text:p>3855</text:p>
          </table:table-cell>
          <table:table-cell office:value-type="string" calcext:value-type="string">
            <text:p>Goodnifht Coachella, see ya tomorrow! #Coachella2016 #Coachellaisms @ Coachella https://t.co/vZX7QZq7Hb</text:p>
          </table:table-cell>
        </table:table-row>
        <table:table-row table:style-name="ro1">
          <table:table-cell office:value-type="float" office:value="3856" calcext:value-type="float">
            <text:p>3856</text:p>
          </table:table-cell>
          <table:table-cell office:value-type="string" calcext:value-type="string">
            <text:p>Photo: A girl on a swing in Dhaka, Bangladesh https://t.co/3RFo6QAq6w</text:p>
          </table:table-cell>
        </table:table-row>
        <table:table-row table:style-name="ro1">
          <table:table-cell office:value-type="float" office:value="3857" calcext:value-type="float">
            <text:p>3857</text:p>
          </table:table-cell>
          <table:table-cell office:value-type="string" calcext:value-type="string">
            <text:p>La Banque Nationale s'engage pour 300 millions US avec Lending Club https://t.co/MsB3M9t00j</text:p>
          </table:table-cell>
        </table:table-row>
        <table:table-row table:style-name="ro1">
          <table:table-cell office:value-type="float" office:value="3858" calcext:value-type="float">
            <text:p>3858</text:p>
          </table:table-cell>
          <table:table-cell office:value-type="string" calcext:value-type="string">
            <text:p>Services de garde: un marché en pleine mutation https://t.co/vSsHPMRVxI</text:p>
          </table:table-cell>
        </table:table-row>
        <table:table-row table:style-name="ro1">
          <table:table-cell office:value-type="float" office:value="3859" calcext:value-type="float">
            <text:p>3859</text:p>
          </table:table-cell>
          <table:table-cell office:value-type="string" calcext:value-type="string">
            <text:p>Salluit runners bring some northern perspective to Hawaii marathon https://t.co/NHj0NRC978</text:p>
          </table:table-cell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string" calcext:value-type="string">
            <text:p>FedEx worker falls asleep, stows away on Texas flight https://t.co/J9YqQbDMd4</text:p>
          </table:table-cell>
        </table:table-row>
        <table:table-row table:style-name="ro1">
          <table:table-cell office:value-type="float" office:value="3861" calcext:value-type="float">
            <text:p>3861</text:p>
          </table:table-cell>
          <table:table-cell office:value-type="string" calcext:value-type="string">
            <text:p>Woman accidentally tattoos ””Jeremy Lin”” on ankle, becomes his biggest fan https://t.co/i3vn5ySd7n”\nThe Pacers open their playoffs run Saturday. Bob Kravitz sees reasons to be skeptical. https://t.co/qchyeYTC8o\nHave you purchased your 2016 Golf Card? It includes of round of golf with cart at 9 great courses! https://t.co/ifAJBLKN9C\n”Japan quakes kill at least 29; rescuers rush to free trapped https://t.co/KOPfoKsnqL</text:p>
          </table:table-cell>
        </table:table-row>
        <table:table-row table:style-name="ro1">
          <table:table-cell office:value-type="float" office:value="3862" calcext:value-type="float">
            <text:p>3862</text:p>
          </table:table-cell>
          <table:table-cell office:value-type="string" calcext:value-type="string">
            <text:p>Cleared: Incident on #I95N NB at 0.05 miles before Exit 36 (PLAINS RD)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string" calcext:value-type="string">
            <text:p>Vámonos ✈ #Coldplay #CDMX @ General Leobardo C. Ruiz International Airport https://t.co/DhVGGSgECM</text:p>
          </table:table-cell>
        </table:table-row>
        <table:table-row table:style-name="ro1">
          <table:table-cell office:value-type="float" office:value="3864" calcext:value-type="float">
            <text:p>3864</text:p>
          </table:table-cell>
          <table:table-cell office:value-type="string" calcext:value-type="string">
            <text:p>When your true colors are what matters https://t.co/sOYNmTCksO</text:p>
          </table:table-cell>
        </table:table-row>
        <table:table-row table:style-name="ro1">
          <table:table-cell office:value-type="float" office:value="3865" calcext:value-type="float">
            <text:p>3865</text:p>
          </table:table-cell>
          <table:table-cell office:value-type="string" calcext:value-type="string">
            <text:p>We're #hiring! Click to apply: Dining Room Supervisor - https://t.co/XKHCZuB4kg #Hospitality #Gilbert, AZ #Job https://t.co/7z3Xr8HSpd</text:p>
          </table:table-cell>
        </table:table-row>
        <table:table-row table:style-name="ro1">
          <table:table-cell office:value-type="float" office:value="3866" calcext:value-type="float">
            <text:p>3866</text:p>
          </table:table-cell>
          <table:table-cell office:value-type="string" calcext:value-type="string">
            <text:p>#Durham, NC #Retail #Job: Assistant Store Manager at The Vitamin Shoppe https://t.co/ll9EmVxdd1 #Jobs #Hiring</text:p>
          </table:table-cell>
        </table:table-row>
        <table:table-row table:style-name="ro1">
          <table:table-cell office:value-type="float" office:value="3867" calcext:value-type="float">
            <text:p>3867</text:p>
          </table:table-cell>
          <table:table-cell office:value-type="string" calcext:value-type="string">
            <text:p>Untitled https://t.co/p6kzZtG2di</text:p>
          </table:table-cell>
        </table:table-row>
        <table:table-row table:style-name="ro1">
          <table:table-cell office:value-type="float" office:value="3868" calcext:value-type="float">
            <text:p>3868</text:p>
          </table:table-cell>
          <table:table-cell office:value-type="string" calcext:value-type="string">
            <text:p>DAT INSTRUCTOR - Jacksonville, FL - KTP Graduate: (#Jacksonville, FL) https://t.co/HZJJ0Izg9Q #Education #Job #Jobs #Hiring</text:p>
          </table:table-cell>
        </table:table-row>
        <table:table-row table:style-name="ro1">
          <table:table-cell office:value-type="float" office:value="3869" calcext:value-type="float">
            <text:p>3869</text:p>
          </table:table-cell>
          <table:table-cell office:value-type="string" calcext:value-type="string">
            <text:p>https://t.co/b6Pw4Y33OY</text:p>
          </table:table-cell>
        </table:table-row>
        <table:table-row table:style-name="ro1">
          <table:table-cell office:value-type="float" office:value="3870" calcext:value-type="float">
            <text:p>3870</text:p>
          </table:table-cell>
          <table:table-cell office:value-type="string" calcext:value-type="string">
            <text:p>Santa Monica weekend with my favs #girlsweekend @ Santa Monica Pier https://t.co/rRBrTtM9mL</text:p>
          </table:table-cell>
        </table:table-row>
        <table:table-row table:style-name="ro1">
          <table:table-cell office:value-type="float" office:value="3871" calcext:value-type="float">
            <text:p>3871</text:p>
          </table:table-cell>
          <table:table-cell office:value-type="string" calcext:value-type="string">
            <text:p>Wylie family's nerves frayed after hail https://t.co/eJfw9SWnEL</text:p>
          </table:table-cell>
        </table:table-row>
        <table:table-row table:style-name="ro1">
          <table:table-cell office:value-type="float" office:value="3872" calcext:value-type="float">
            <text:p>3872</text:p>
          </table:table-cell>
          <table:table-cell office:value-type="string" calcext:value-type="string">
            <text:p>Can you recommend anyone for this #Hospitality #job? https://t.co/zyIXczFlzr #Whitehall, AR #Hiring</text:p>
          </table:table-cell>
        </table:table-row>
        <table:table-row table:style-name="ro1">
          <table:table-cell office:value-type="float" office:value="3873" calcext:value-type="float">
            <text:p>3873</text:p>
          </table:table-cell>
          <table:table-cell office:value-type="string" calcext:value-type="string">
            <text:p>Never go backward. Attempt, and do it with all your might. Determination is power. - Charles Simmons https://t.co/b98qOzuxfT</text:p>
          </table:table-cell>
        </table:table-row>
        <table:table-row table:style-name="ro1">
          <table:table-cell office:value-type="float" office:value="3874" calcext:value-type="float">
            <text:p>3874</text:p>
          </table:table-cell>
          <table:table-cell office:value-type="string" calcext:value-type="string">
            <text:p>Día 1 .. ✅ @ Avalon Hotel Palm Springs https://t.co/T2d0ARX1QD</text:p>
          </table:table-cell>
        </table:table-row>
        <table:table-row table:style-name="ro1">
          <table:table-cell office:value-type="float" office:value="3875" calcext:value-type="float">
            <text:p>3875</text:p>
          </table:table-cell>
          <table:table-cell office:value-type="string" calcext:value-type="string">
            <text:p>Pharmacy Technician – Target Store - CVS Health: (#Naples, FL) https://t.co/0rGjwCki4c #Healthcare #Job #Jobs #Hiring</text:p>
          </table:table-cell>
        </table:table-row>
        <table:table-row table:style-name="ro1">
          <table:table-cell office:value-type="float" office:value="3876" calcext:value-type="float">
            <text:p>3876</text:p>
          </table:table-cell>
          <table:table-cell office:value-type="string" calcext:value-type="string">
            <text:p>Loveeee this guy! @Bsahm59Sahm @ Daytona Beach Shores, Florida https://t.co/OLkfUxEFBa</text:p>
          </table:table-cell>
        </table:table-row>
        <table:table-row table:style-name="ro1">
          <table:table-cell office:value-type="float" office:value="3877" calcext:value-type="float">
            <text:p>3877</text:p>
          </table:table-cell>
          <table:table-cell office:value-type="string" calcext:value-type="string">
            <text:p>Join the Supplemental Health Care team! See our latest #Healthcare #job opening here: https://t.co/oWVuj84byO https://t.co/uGts1BU8oX</text:p>
          </table:table-cell>
        </table:table-row>
        <table:table-row table:style-name="ro1">
          <table:table-cell office:value-type="float" office:value="3878" calcext:value-type="float">
            <text:p>3878</text:p>
          </table:table-cell>
          <table:table-cell office:value-type="string" calcext:value-type="string">
            <text:p>#Retail #Job alert: Deli Associate | Winn Dixie | #DAPHNE, AL https://t.co/uul4k5IXS0 #Jobs #Hiring</text:p>
          </table:table-cell>
        </table:table-row>
        <table:table-row table:style-name="ro1">
          <table:table-cell office:value-type="float" office:value="3879" calcext:value-type="float">
            <text:p>3879</text:p>
          </table:table-cell>
          <table:table-cell office:value-type="string" calcext:value-type="string">
            <text:p>Dats a PUMP!! #thatarmzpump @ Life Time Athletic - Scottsdale https://t.co/iL30aqcT2f</text:p>
          </table:table-cell>
        </table:table-row>
        <table:table-row table:style-name="ro1">
          <table:table-cell office:value-type="float" office:value="3880" calcext:value-type="float">
            <text:p>3880</text:p>
          </table:table-cell>
          <table:table-cell office:value-type="string" calcext:value-type="string">
            <text:p>AVS_0971-w https://t.co/gIoAyOkzs2</text:p>
          </table:table-cell>
        </table:table-row>
        <table:table-row table:style-name="ro1">
          <table:table-cell office:value-type="float" office:value="3881" calcext:value-type="float">
            <text:p>3881</text:p>
          </table:table-cell>
          <table:table-cell office:value-type="string" calcext:value-type="string">
            <text:p>04/16/2016 03:54:40\nRyan, 23 yrs old ♋\nDRIVING WHILE INTOXICATED\nhttps://t.co/rWrSAYThKV https://t.co/cpaPfyFssr</text:p>
          </table:table-cell>
        </table:table-row>
        <table:table-row table:style-name="ro1">
          <table:table-cell office:value-type="float" office:value="3882" calcext:value-type="float">
            <text:p>3882</text:p>
          </table:table-cell>
          <table:table-cell office:value-type="string" calcext:value-type="string">
            <text:p>moved 5 meters bearing 340° (1mny) https://t.co/Ii0rGeHy7X</text:p>
          </table:table-cell>
        </table:table-row>
        <table:table-row table:style-name="ro1">
          <table:table-cell office:value-type="float" office:value="3883" calcext:value-type="float">
            <text:p>3883</text:p>
          </table:table-cell>
          <table:table-cell office:value-type="string" calcext:value-type="string">
            <text:p>Mammoth Lakes ❤️ 2004 I think! @ Manmoth https://t.co/8oMk4nGJvc</text:p>
          </table:table-cell>
        </table:table-row>
        <table:table-row table:style-name="ro1">
          <table:table-cell office:value-type="float" office:value="3884" calcext:value-type="float">
            <text:p>3884</text:p>
          </table:table-cell>
          <table:table-cell office:value-type="string" calcext:value-type="string">
            <text:p>Come Party With Us This Weekend!\nFriday Live Belly Dancing Show With Rose of The Night!\nSaturday… https://t.co/TyGD9cnCsX</text:p>
          </table:table-cell>
        </table:table-row>
        <table:table-row table:style-name="ro1">
          <table:table-cell office:value-type="float" office:value="3885" calcext:value-type="float">
            <text:p>3885</text:p>
          </table:table-cell>
          <table:table-cell office:value-type="string" calcext:value-type="string">
            <text:p>10-е февраля. О чем может подумать фотограф, снимающий серию автопортрет https://t.co/0LDIbl5rVX</text:p>
          </table:table-cell>
        </table:table-row>
        <table:table-row table:style-name="ro1">
          <table:table-cell office:value-type="float" office:value="3886" calcext:value-type="float">
            <text:p>3886</text:p>
          </table:table-cell>
          <table:table-cell office:value-type="string" calcext:value-type="string">
            <text:p>adventurousstanley is once again out past his bedtime, but it's for recordstoredayus at his… https://t.co/qAO4kOP2hO</text:p>
          </table:table-cell>
        </table:table-row>
        <table:table-row table:style-name="ro1">
          <table:table-cell office:value-type="float" office:value="3887" calcext:value-type="float">
            <text:p>3887</text:p>
          </table:table-cell>
          <table:table-cell office:value-type="string" calcext:value-type="string">
            <text:p>#Herndon #northernvirginia #loudoncounty #seevirginia… https://t.co/ljub984BWC</text:p>
          </table:table-cell>
        </table:table-row>
        <table:table-row table:style-name="ro1">
          <table:table-cell office:value-type="float" office:value="3888" calcext:value-type="float">
            <text:p>3888</text:p>
          </table:table-cell>
          <table:table-cell office:value-type="string" calcext:value-type="string">
            <text:p>#photo by and go #follow #girlofthemarsh kaseyybrooks Its starting to look a lot like… https://t.co/3FZKboOscc</text:p>
          </table:table-cell>
        </table:table-row>
        <table:table-row table:style-name="ro1">
          <table:table-cell office:value-type="float" office:value="3889" calcext:value-type="float">
            <text:p>3889</text:p>
          </table:table-cell>
          <table:table-cell office:value-type="string" calcext:value-type="string">
            <text:p>Join the Mercy team! See our latest #Physician #job opening here: https://t.co/3d3Hcr73Xa #SaintLouis, MO #Hiring https://t.co/WKxgu1u7oc</text:p>
          </table:table-cell>
        </table:table-row>
        <table:table-row table:style-name="ro1">
          <table:table-cell office:value-type="float" office:value="3890" calcext:value-type="float">
            <text:p>3890</text:p>
          </table:table-cell>
          <table:table-cell office:value-type="string" calcext:value-type="string">
            <text:p>MDK - LAYZIE BONE - D. SUTHERS - MARIO &amp;amp; AL @ The Observatory North Park https://t.co/dC1yeYfiRI”\nto newyork (@ New Jersey in NJ) https://t.co/bUf13mElgD\nThanks to the Virginia Wesleyan College Parents' Council for the $35,200 gift to The Excellence… https://t.co/wGU0j5NvtV\nCan you recommend anyone for this #SkilledTrade #job? https://t.co/0PpmDDiwTw #Westminster, MA #Hiring\nDSC_6147_1 https://t.co/p7Ol47naJH\n@brettdbzfan1 lol ya that animation makes me wanna puke Dx the thick black line type American animation just feels lazy.\nCan you recommend anyone for this #CustomerService #job? https://t.co/OaY0QCNFK3 #internship #nonprofit #career #Lincoln, NE #Hiring\n#2016presidentialelection #hilary #hilaryclinton #hilaryclinton2016 #berniesanders #bernie2016… https://t.co/KkI2hxBkSw\n#Resilience #Courage #GetBetterEveryDay @ Arsenal Athletic Training, Inc. https://t.co/S4ElAPYKxK\n@lilhak420 that's right gig night have a blast @robertm5 saw them last night\n1 thing about quantico is that it has some great trails and now its turning into mountain bike… https://t.co/19wxPv8knD\n”#SAFETYFIRST ☑️\nWorking at the #Manufacturing #LAB on #welding [MIG-Welding] (3) \n#csuchico… https://t.co/LrpMTBzXV2</text:p>
          </table:table-cell>
        </table:table-row>
        <table:table-row table:style-name="ro1">
          <table:table-cell office:value-type="float" office:value="3891" calcext:value-type="float">
            <text:p>3891</text:p>
          </table:table-cell>
          <table:table-cell office:value-type="string" calcext:value-type="string">
            <text:p>#Sales #Job in #Reston, VA: Leasing Consultant at AvalonBay https://t.co/BunEIa0fNM #nowhiring #Jobs #Hiring https://t.co/3MYSWZpclV</text:p>
          </table:table-cell>
        </table:table-row>
        <table:table-row table:style-name="ro1">
          <table:table-cell office:value-type="float" office:value="3892" calcext:value-type="float">
            <text:p>3892</text:p>
          </table:table-cell>
          <table:table-cell office:value-type="string" calcext:value-type="string">
            <text:p>This #Nursing #job might be a great fit for you: Registered Nurse (RN) / Labor and... - https://t.co/ZaQPrPZ0qx https://t.co/LgAPEBD62k</text:p>
          </table:table-cell>
        </table:table-row>
        <table:table-row table:style-name="ro1">
          <table:table-cell office:value-type="float" office:value="3893" calcext:value-type="float">
            <text:p>3893</text:p>
          </table:table-cell>
          <table:table-cell office:value-type="string" calcext:value-type="string">
            <text:p>Why I love PCM HB!!\n\nTeam Invincible had 'Bring a Friend' day and what a success it was. Thank… https://t.co/KYdkpk6fyH</text:p>
          </table:table-cell>
        </table:table-row>
        <table:table-row table:style-name="ro1">
          <table:table-cell office:value-type="float" office:value="3894" calcext:value-type="float">
            <text:p>3894</text:p>
          </table:table-cell>
          <table:table-cell office:value-type="string" calcext:value-type="string">
            <text:p>Damn 82nd back at it again with the Friday night jumps @ Fort Bragg https://t.co/JVEvZ1ibXK</text:p>
          </table:table-cell>
        </table:table-row>
        <table:table-row table:style-name="ro1">
          <table:table-cell office:value-type="float" office:value="3895" calcext:value-type="float">
            <text:p>3895</text:p>
          </table:table-cell>
          <table:table-cell office:value-type="string" calcext:value-type="string">
            <text:p>Y Hum (@ El refugio in Morelia, Michoacán w/ @roxm9) https://t.co/jZrxq23Dlb</text:p>
          </table:table-cell>
        </table:table-row>
        <table:table-row table:style-name="ro1">
          <table:table-cell office:value-type="float" office:value="3896" calcext:value-type="float">
            <text:p>3896</text:p>
          </table:table-cell>
          <table:table-cell office:value-type="string" calcext:value-type="string">
            <text:p>#Social_Axes #NiteStream #AffinityNightLife @ The Argyle https://t.co/zoxDQm0TvJ</text:p>
          </table:table-cell>
        </table:table-row>
        <table:table-row table:style-name="ro1">
          <table:table-cell office:value-type="float" office:value="3897" calcext:value-type="float">
            <text:p>3897</text:p>
          </table:table-cell>
          <table:table-cell office:value-type="string" calcext:value-type="string">
            <text:p>A dream come true ! @ Peterborough, Ontario https://t.co/KWXqTFLzY7</text:p>
          </table:table-cell>
        </table:table-row>
        <table:table-row table:style-name="ro1">
          <table:table-cell office:value-type="float" office:value="3898" calcext:value-type="float">
            <text:p>3898</text:p>
          </table:table-cell>
          <table:table-cell office:value-type="string" calcext:value-type="string">
            <text:p>Tastes like root beer. - Drinking a Hard Root Beer by @ConeyIslandBeer @ Syltine <text:s/>— https://t.co/4UNCy2j144 #photo</text:p>
          </table:table-cell>
        </table:table-row>
        <table:table-row table:style-name="ro1">
          <table:table-cell office:value-type="float" office:value="3899" calcext:value-type="float">
            <text:p>3899</text:p>
          </table:table-cell>
          <table:table-cell office:value-type="string" calcext:value-type="string">
            <text:p>Don't by Bryson Tiller is #nowplaying in Tavern on Main, Snellville.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string" calcext:value-type="string">
            <text:p>Pharmacy Technician – Target Store - CVS Health: (#LittleRock, AR) https://t.co/8m4VD2Yj8K #Healthcare #Job #Jobs #Hiring</text:p>
          </table:table-cell>
        </table:table-row>
        <table:table-row table:style-name="ro1">
          <table:table-cell office:value-type="float" office:value="3901" calcext:value-type="float">
            <text:p>3901</text:p>
          </table:table-cell>
          <table:table-cell office:value-type="string" calcext:value-type="string">
            <text:p>How I blagged my way upfront at #GNR - without a ticket - Irish Independent https://t.co/od906lYvp0 https://t.co/MqBHizfAVJ</text:p>
          </table:table-cell>
        </table:table-row>
        <table:table-row table:style-name="ro1">
          <table:table-cell office:value-type="float" office:value="3902" calcext:value-type="float">
            <text:p>3902</text:p>
          </table:table-cell>
          <table:table-cell office:value-type="string" calcext:value-type="string">
            <text:p>See our latest #Pearsall, TX #job and click to apply: Carhop/Skating Carhop (Server) - https://t.co/BezXTMCFw9 #Hospitality #Hiring</text:p>
          </table:table-cell>
        </table:table-row>
        <table:table-row table:style-name="ro1">
          <table:table-cell office:value-type="float" office:value="3903" calcext:value-type="float">
            <text:p>3903</text:p>
          </table:table-cell>
          <table:table-cell office:value-type="string" calcext:value-type="string">
            <text:p>Senior Prom ❤️ @ Maidens, Virginia https://t.co/WncbNF8ho6</text:p>
          </table:table-cell>
        </table:table-row>
        <table:table-row table:style-name="ro1">
          <table:table-cell office:value-type="float" office:value="3904" calcext:value-type="float">
            <text:p>3904</text:p>
          </table:table-cell>
          <table:table-cell office:value-type="string" calcext:value-type="string">
            <text:p>Accident in #DelrayBeach on I-95 SB near Atlantic Ave #SFLtraffic https://t.co/US2j7Ix0rb</text:p>
          </table:table-cell>
        </table:table-row>
        <table:table-row table:style-name="ro1">
          <table:table-cell office:value-type="float" office:value="3905" calcext:value-type="float">
            <text:p>3905</text:p>
          </table:table-cell>
          <table:table-cell office:value-type="string" calcext:value-type="string">
            <text:p>Incident on #GardenStateParkway NB at North of Exit 144 - CR 510 https://t.co/6FhRjIbA8J</text:p>
          </table:table-cell>
        </table:table-row>
        <table:table-row table:style-name="ro1">
          <table:table-cell office:value-type="float" office:value="3906" calcext:value-type="float">
            <text:p>3906</text:p>
          </table:table-cell>
          <table:table-cell office:value-type="string" calcext:value-type="string">
            <text:p>Waiting for ❤️ #Headhunterz #HardWithStyle #EDM #PLUR #RAGE #ExchangeLA @ Exchange LA https://t.co/uY4QZdSoW4</text:p>
          </table:table-cell>
        </table:table-row>
        <table:table-row table:style-name="ro1">
          <table:table-cell office:value-type="float" office:value="3907" calcext:value-type="float">
            <text:p>3907</text:p>
          </table:table-cell>
          <table:table-cell office:value-type="string" calcext:value-type="string">
            <text:p>If you're a #Transportation professional in #Burlington, VT, check out this #job: https://t.co/tow5tSvyjd #truckers https://t.co/vkXN2fJulU</text:p>
          </table:table-cell>
        </table:table-row>
        <table:table-row table:style-name="ro1">
          <table:table-cell office:value-type="float" office:value="3908" calcext:value-type="float">
            <text:p>3908</text:p>
          </table:table-cell>
          <table:table-cell office:value-type="string" calcext:value-type="string">
            <text:p>We're #hiring! Click to apply: Customer Service Representative - Full Time - https://t.co/0cGrMJCvkD #Mahwah, NJ https://t.co/6WZ0JujhJW</text:p>
          </table:table-cell>
        </table:table-row>
        <table:table-row table:style-name="ro1">
          <table:table-cell office:value-type="float" office:value="3909" calcext:value-type="float">
            <text:p>3909</text:p>
          </table:table-cell>
          <table:table-cell office:value-type="string" calcext:value-type="string">
            <text:p>Trump Hotels: Director of Entertainment and Group Sales (#NewYork, NY) https://t.co/BCNL3LGazY #Sales #Job #Jobs #Hiring</text:p>
          </table:table-cell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string" calcext:value-type="string">
            <text:p>BOUTIQUE FRESH coachella #weekendone #festivallove #art @ Coachella https://t.co/dcQOAvZA4P</text:p>
          </table:table-cell>
        </table:table-row>
        <table:table-row table:style-name="ro1">
          <table:table-cell office:value-type="float" office:value="3911" calcext:value-type="float">
            <text:p>3911</text:p>
          </table:table-cell>
          <table:table-cell office:value-type="string" calcext:value-type="string">
            <text:p>Join the Ratner Companies team! See our latest #Cosmetology #job opening here: https://t.co/4hSLjPOvpu #Leesburg, VA #Hiring</text:p>
          </table:table-cell>
        </table:table-row>
        <table:table-row table:style-name="ro1">
          <table:table-cell office:value-type="float" office:value="3912" calcext:value-type="float">
            <text:p>3912</text:p>
          </table:table-cell>
          <table:table-cell office:value-type="string" calcext:value-type="string">
            <text:p>#Opus Mainstreet / https://t.co/0mVxPMvDMm Excellent https://t.co/Cj5ByH9tsC</text:p>
          </table:table-cell>
        </table:table-row>
        <table:table-row table:style-name="ro1">
          <table:table-cell office:value-type="float" office:value="3913" calcext:value-type="float">
            <text:p>3913</text:p>
          </table:table-cell>
          <table:table-cell office:value-type="string" calcext:value-type="string">
            <text:p>Yass great night 😍😍😍😍 #goodvibes #goodvibes #dressedtokill #ready #saddleranch #drinks… https://t.co/ugZEEWobUG</text:p>
          </table:table-cell>
        </table:table-row>
        <table:table-row table:style-name="ro1">
          <table:table-cell office:value-type="float" office:value="3914" calcext:value-type="float">
            <text:p>3914</text:p>
          </table:table-cell>
          <table:table-cell office:value-type="string" calcext:value-type="string">
            <text:p>#SpringEdits SS16 <text:s/>\n@Stylenspire ♡Lace Ankara Print ÉKO DUSTER♡ in… https://t.co/Wxwd22K0bC</text:p>
          </table:table-cell>
        </table:table-row>
        <table:table-row table:style-name="ro1">
          <table:table-cell office:value-type="float" office:value="3915" calcext:value-type="float">
            <text:p>3915</text:p>
          </table:table-cell>
          <table:table-cell office:value-type="string" calcext:value-type="string">
            <text:p>This #job might be a great fit for you: Director of Commodity 52034 - https://t.co/PrlgqsMfso #Evansville, IN #Hiring</text:p>
          </table:table-cell>
        </table:table-row>
        <table:table-row table:style-name="ro1">
          <table:table-cell office:value-type="float" office:value="3916" calcext:value-type="float">
            <text:p>3916</text:p>
          </table:table-cell>
          <table:table-cell office:value-type="string" calcext:value-type="string">
            <text:p>I'm at @TheJimani Lounge &amp;amp; Restaurant in New Orleans, LA https://t.co/FExf9cNy2G”\nR1021777.jpg https://t.co/kK7hJLzrHx\nAccident cleared in #Gwinnett on I-85 SB after Duluth Hwy #ATLTraffic https://t.co/bABElTEvus\nIt's 4:30 and I'm wide awake thanks to a certain someone having to be at work early. Whole house is up now. Because of 1 person 🙄😒.\nCan you recommend anyone for this #Retail #job? https://t.co/QgiPglekDy #BILOXI, MS #Hiring\n”Tell us, what is today's ””news””. #love #art #new #money #motivation #music #business #writing… https://t.co/TNI85h5n3F</text:p>
          </table:table-cell>
        </table:table-row>
        <table:table-row table:style-name="ro1">
          <table:table-cell office:value-type="float" office:value="3917" calcext:value-type="float">
            <text:p>3917</text:p>
          </table:table-cell>
          <table:table-cell office:value-type="string" calcext:value-type="string">
            <text:p>Join us for the New Mercies Prayer Call, Monday through Saturday mornings at 6 o'clock AM EST.… https://t.co/LGEdBn6tnJ</text:p>
          </table:table-cell>
        </table:table-row>
        <table:table-row table:style-name="ro1">
          <table:table-cell office:value-type="float" office:value="3918" calcext:value-type="float">
            <text:p>3918</text:p>
          </table:table-cell>
          <table:table-cell office:value-type="string" calcext:value-type="string">
            <text:p>I'm at City of Mobile in Mobile, AL https://t.co/5c6ba0YMMa</text:p>
          </table:table-cell>
        </table:table-row>
        <table:table-row table:style-name="ro1">
          <table:table-cell office:value-type="float" office:value="3919" calcext:value-type="float">
            <text:p>3919</text:p>
          </table:table-cell>
          <table:table-cell office:value-type="string" calcext:value-type="string">
            <text:p>Brooklyn bridge #newyork #newyorkcity #brooklyn #bridge #evening #night #lights #usa… https://t.co/Fr3AfAZs5y</text:p>
          </table:table-cell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string" calcext:value-type="string">
            <text:p>That face you make when you in the last row of a airplane and you got a baby in the row ahead of… https://t.co/bI6sOh7xUl</text:p>
          </table:table-cell>
        </table:table-row>
        <table:table-row table:style-name="ro1">
          <table:table-cell office:value-type="float" office:value="3921" calcext:value-type="float">
            <text:p>3921</text:p>
          </table:table-cell>
          <table:table-cell office:value-type="string" calcext:value-type="string">
            <text:p>#Healthcare alert: PART TIME CLINICAL DIETITIAN / FRESNO, CA | Compass Group USA | #Fresno, CA https://t.co/6rdeE7xir5 #jobhunt #Hiring</text:p>
          </table:table-cell>
        </table:table-row>
        <table:table-row table:style-name="ro1">
          <table:table-cell office:value-type="float" office:value="3922" calcext:value-type="float">
            <text:p>3922</text:p>
          </table:table-cell>
          <table:table-cell office:value-type="string" calcext:value-type="string">
            <text:p>If you're a #Retail professional in #Springfield, MO, check out this #job: https://t.co/LxCDxWisPZ #Hiring</text:p>
          </table:table-cell>
        </table:table-row>
        <table:table-row table:style-name="ro1">
          <table:table-cell office:value-type="float" office:value="3923" calcext:value-type="float">
            <text:p>3923</text:p>
          </table:table-cell>
          <table:table-cell office:value-type="string" calcext:value-type="string">
            <text:p>Cleared: Construction on #PTWashingtonBranch Both directions from Great Neck Station to Port Washington Station</text:p>
          </table:table-cell>
        </table:table-row>
        <table:table-row table:style-name="ro1">
          <table:table-cell office:value-type="float" office:value="3924" calcext:value-type="float">
            <text:p>3924</text:p>
          </table:table-cell>
          <table:table-cell office:value-type="string" calcext:value-type="string">
            <text:p>Cleared: Construction on #S15S SB at Exit 34 (RTE 104)</text:p>
          </table:table-cell>
        </table:table-row>
        <table:table-row table:style-name="ro1">
          <table:table-cell office:value-type="float" office:value="3925" calcext:value-type="float">
            <text:p>3925</text:p>
          </table:table-cell>
          <table:table-cell office:value-type="string" calcext:value-type="string">
            <text:p>Cleared: Construction on #S15N NB at Exit 36 (RTE 106)</text:p>
          </table:table-cell>
        </table:table-row>
        <table:table-row table:style-name="ro1">
          <table:table-cell office:value-type="float" office:value="3926" calcext:value-type="float">
            <text:p>3926</text:p>
          </table:table-cell>
          <table:table-cell office:value-type="string" calcext:value-type="string">
            <text:p>Update: Closure on #LincolnTunnel EB from New Jersey Side - South Tube to New York Side - South Tube https://t.co/IE4zOBnvZE</text:p>
          </table:table-cell>
        </table:table-row>
        <table:table-row table:style-name="ro1">
          <table:table-cell office:value-type="float" office:value="3927" calcext:value-type="float">
            <text:p>3927</text:p>
          </table:table-cell>
          <table:table-cell office:value-type="string" calcext:value-type="string">
            <text:p>Cleared: Construction on #PTWashingtonBranch Both directions from Great Neck Station to Port Washington Station</text:p>
          </table:table-cell>
        </table:table-row>
        <table:table-row table:style-name="ro1">
          <table:table-cell office:value-type="float" office:value="3928" calcext:value-type="float">
            <text:p>3928</text:p>
          </table:table-cell>
          <table:table-cell office:value-type="string" calcext:value-type="string">
            <text:p>Update: Construction on #PTWashingtonBranch Both directions from Great Neck Station to Port Washington Station https://t.co/vkMMw1UWQq</text:p>
          </table:table-cell>
        </table:table-row>
        <table:table-row table:style-name="ro1">
          <table:table-cell office:value-type="float" office:value="3929" calcext:value-type="float">
            <text:p>3929</text:p>
          </table:table-cell>
          <table:table-cell office:value-type="string" calcext:value-type="string">
            <text:p>Update: Construction on #PTWashingtonBranch Both directions from Great Neck Station to Port Washington Station https://t.co/zbSkd8HnQQ</text:p>
          </table:table-cell>
        </table:table-row>
        <table:table-row table:style-name="ro1">
          <table:table-cell office:value-type="float" office:value="3930" calcext:value-type="float">
            <text:p>3930</text:p>
          </table:table-cell>
          <table:table-cell office:value-type="string" calcext:value-type="string">
            <text:p>hmm (@ Coachella in Coachella, Calif) https://t.co/A1RGAqYCj6</text:p>
          </table:table-cell>
        </table:table-row>
        <table:table-row table:style-name="ro1">
          <table:table-cell office:value-type="float" office:value="3931" calcext:value-type="float">
            <text:p>3931</text:p>
          </table:table-cell>
          <table:table-cell office:value-type="string" calcext:value-type="string">
            <text:p>Because it was 'effin hot #chasingwaterfalls #mimbalotfalls #booo @ Purakan, Lanao Del Norte,… https://t.co/40AYvHAwAv</text:p>
          </table:table-cell>
        </table:table-row>
        <table:table-row table:style-name="ro1">
          <table:table-cell office:value-type="float" office:value="3932" calcext:value-type="float">
            <text:p>3932</text:p>
          </table:table-cell>
          <table:table-cell office:value-type="string" calcext:value-type="string">
            <text:p>We're #hiring! Click to apply: Pharmacy Technician - https://t.co/g790bqu5sv #Healthcare #Knoxville, TN #Job #Jobs</text:p>
          </table:table-cell>
        </table:table-row>
        <table:table-row table:style-name="ro1">
          <table:table-cell office:value-type="float" office:value="3933" calcext:value-type="float">
            <text:p>3933</text:p>
          </table:table-cell>
          <table:table-cell office:value-type="string" calcext:value-type="string">
            <text:p>SONIC Drive-In: Cook (#SanAntonio, TX) https://t.co/0VMjJpfp65 #Hospitality #Job #Jobs #Hiring</text:p>
          </table:table-cell>
        </table:table-row>
        <table:table-row table:style-name="ro1">
          <table:table-cell office:value-type="float" office:value="3934" calcext:value-type="float">
            <text:p>3934</text:p>
          </table:table-cell>
          <table:table-cell office:value-type="string" calcext:value-type="string">
            <text:p>Try https://t.co/yv9HwgRr4O soft pita filled with grilled chicken or tofu, black olives, #grilled #menu</text:p>
          </table:table-cell>
        </table:table-row>
        <table:table-row table:style-name="ro1">
          <table:table-cell office:value-type="float" office:value="3935" calcext:value-type="float">
            <text:p>3935</text:p>
          </table:table-cell>
          <table:table-cell office:value-type="string" calcext:value-type="string">
            <text:p>Leave nothing but footprints 👣👣 &amp;amp; maybe some skin if you fall once 😮 And some more when you fall… https://t.co/ZM3dBKnIyB”\nWe love this dress from tularosalabel but my babe @sincerelyjules wears it best ❤️… https://t.co/uCpHCLbOhq\n”Huge #yogasale 30-50% off #teeki #Liquido #beyondyoga #truckeelove @yogastudiotahoe \nYou deserve… https://t.co/GdckaQEeFw</text:p>
          </table:table-cell>
        </table:table-row>
        <table:table-row table:style-name="ro1">
          <table:table-cell office:value-type="float" office:value="3936" calcext:value-type="float">
            <text:p>3936</text:p>
          </table:table-cell>
          <table:table-cell office:value-type="string" calcext:value-type="string">
            <text:p>Telemetry RN needed ASAP - Supplemental Health Care: (#Houston, TX) https://t.co/JrsnhZgk6g #Healthcare #Job #Jobs https://t.co/cVB3rg1noN</text:p>
          </table:table-cell>
        </table:table-row>
        <table:table-row table:style-name="ro1">
          <table:table-cell office:value-type="float" office:value="3937" calcext:value-type="float">
            <text:p>3937</text:p>
          </table:table-cell>
          <table:table-cell office:value-type="string" calcext:value-type="string">
            <text:p>We're #hiring! Click to apply: Cook - https://t.co/jmWMmaVmHD #Hospitality #restaurantlife #Mississauga, ON #Job #Jobs</text:p>
          </table:table-cell>
        </table:table-row>
        <table:table-row table:style-name="ro1">
          <table:table-cell office:value-type="float" office:value="3938" calcext:value-type="float">
            <text:p>3938</text:p>
          </table:table-cell>
          <table:table-cell office:value-type="string" calcext:value-type="string">
            <text:p>A3673 [NEW] Excludes bonuses for reenlistment or voluntary extension of enlistment in armed forces from gross inc... https://t.co/7oKv5fXo1x</text:p>
          </table:table-cell>
        </table:table-row>
        <table:table-row table:style-name="ro1">
          <table:table-cell office:value-type="float" office:value="3939" calcext:value-type="float">
            <text:p>3939</text:p>
          </table:table-cell>
          <table:table-cell office:value-type="string" calcext:value-type="string">
            <text:p>HJR0835 [Enroll] Brianna Schock, Salutatorian, Lebanon High School https://t.co/ZNw79i5Amj</text:p>
          </table:table-cell>
        </table:table-row>
        <table:table-row table:style-name="ro1">
          <table:table-cell office:value-type="float" office:value="3940" calcext:value-type="float">
            <text:p>3940</text:p>
          </table:table-cell>
          <table:table-cell office:value-type="string" calcext:value-type="string">
            <text:p>#GardenCity, NY #Nursing #Job: Medical... at Favorite Health Care Staffing https://t.co/BzOs8m35Yj #RN #Nursing https://t.co/RDUXOIW77X</text:p>
          </table:table-cell>
        </table:table-row>
        <table:table-row table:style-name="ro1">
          <table:table-cell office:value-type="float" office:value="3941" calcext:value-type="float">
            <text:p>3941</text:p>
          </table:table-cell>
          <table:table-cell office:value-type="string" calcext:value-type="string">
            <text:p>SJR0728 [Enroll] Maxwell Pafford, Salutatorian, DeKalb County High School https://t.co/XEoAbqepM2</text:p>
          </table:table-cell>
        </table:table-row>
        <table:table-row table:style-name="ro1">
          <table:table-cell office:value-type="float" office:value="3942" calcext:value-type="float">
            <text:p>3942</text:p>
          </table:table-cell>
          <table:table-cell office:value-type="string" calcext:value-type="string">
            <text:p>Want to work in #Newark, NJ? View our latest opening: https://t.co/QZqeHMuFe4 #Banking #Job #Jobs #Hiring https://t.co/qKkfbJQ6e4</text:p>
          </table:table-cell>
        </table:table-row>
        <table:table-row table:style-name="ro1">
          <table:table-cell office:value-type="float" office:value="3943" calcext:value-type="float">
            <text:p>3943</text:p>
          </table:table-cell>
          <table:table-cell office:value-type="string" calcext:value-type="string">
            <text:p>If you're a #Nursing professional in #Jonesboro, AR, check out this #job: https://t.co/DLiH1kzVdw #Hiring https://t.co/Yv6mzERbNn</text:p>
          </table:table-cell>
        </table:table-row>
        <table:table-row table:style-name="ro1">
          <table:table-cell office:value-type="float" office:value="3944" calcext:value-type="float">
            <text:p>3944</text:p>
          </table:table-cell>
          <table:table-cell office:value-type="string" calcext:value-type="string">
            <text:p>e228cce57294b3cbfbf14459dcabfde371ba83c1b7c55f99a9476d0c5e8b7b301027532eb86b2ebd1f05bfc3d1b5062841a5b578534050f474aa293a41a501b3865b85000000</text:p>
          </table:table-cell>
        </table:table-row>
        <table:table-row table:style-name="ro1">
          <table:table-cell office:value-type="float" office:value="3945" calcext:value-type="float">
            <text:p>3945</text:p>
          </table:table-cell>
          <table:table-cell office:value-type="string" calcext:value-type="string">
            <text:p>@alesso <text:s/>#feelthebeard calvinklein #COACHELLA @ Coachella Valley Music &amp;amp; Arts Festival https://t.co/hzMdW8k8TY”\n#DigitalPainting #38 @muuublanco <text:s/>#Sublimation #Woman #Yoga #Pant (S-M-L) #Original #MusuByDrMuu… https://t.co/uH8ScCsEoV\n”Funny how life works. Thank you for your continuous guidance &amp;amp; support @bootlegkev. I appreciate… https://t.co/EVWlzfXG3c</text:p>
          </table:table-cell>
        </table:table-row>
        <table:table-row table:style-name="ro1">
          <table:table-cell office:value-type="float" office:value="3946" calcext:value-type="float">
            <text:p>3946</text:p>
          </table:table-cell>
          <table:table-cell office:value-type="string" calcext:value-type="string">
            <text:p>24 - Hour Short Rib @ Bier Markt Don Mills https://t.co/sTaWxMpATR</text:p>
          </table:table-cell>
        </table:table-row>
        <table:table-row table:style-name="ro1">
          <table:table-cell office:value-type="float" office:value="3947" calcext:value-type="float">
            <text:p>3947</text:p>
          </table:table-cell>
          <table:table-cell office:value-type="string" calcext:value-type="string">
            <text:p>I really want this to be the official movie poster https://t.co/JOiCxmH7Ng</text:p>
          </table:table-cell>
        </table:table-row>
        <table:table-row table:style-name="ro1">
          <table:table-cell office:value-type="float" office:value="3948" calcext:value-type="float">
            <text:p>3948</text:p>
          </table:table-cell>
          <table:table-cell office:value-type="string" calcext:value-type="string">
            <text:p>Just posted a photo @ Baltimore, Maryland https://t.co/Ud54uTCnpO</text:p>
          </table:table-cell>
        </table:table-row>
        <table:table-row table:style-name="ro1">
          <table:table-cell office:value-type="float" office:value="3949" calcext:value-type="float">
            <text:p>3949</text:p>
          </table:table-cell>
          <table:table-cell office:value-type="string" calcext:value-type="string">
            <text:p>Star wars now with more lens flare #jjabrams #TieFighter10K #darksidechallenge2016 @ Epcot… https://t.co/ybZ0GUJPz3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string" calcext:value-type="string">
            <text:p>Beasties fn rock‼️ Wuv you💋xoc @ Rainbow Bar and Grill https://t.co/Rpkp0JvaNJ</text:p>
          </table:table-cell>
        </table:table-row>
        <table:table-row table:style-name="ro1">
          <table:table-cell office:value-type="float" office:value="3951" calcext:value-type="float">
            <text:p>3951</text:p>
          </table:table-cell>
          <table:table-cell office:value-type="string" calcext:value-type="string">
            <text:p>Tonight 🔑 #tgif #fashionkilla #ootn @ The Association https://t.co/wanUVN1AaG</text:p>
          </table:table-cell>
        </table:table-row>
        <table:table-row table:style-name="ro1">
          <table:table-cell office:value-type="float" office:value="3952" calcext:value-type="float">
            <text:p>3952</text:p>
          </table:table-cell>
          <table:table-cell office:value-type="string" calcext:value-type="string">
            <text:p>My 1st #shot vs. my last #shot on MIG #welding \nGetting #better 😁\n⚜Don't #stop keep… https://t.co/mmVQAa6cGH</text:p>
          </table:table-cell>
        </table:table-row>
        <table:table-row table:style-name="ro1">
          <table:table-cell office:value-type="float" office:value="3953" calcext:value-type="float">
            <text:p>3953</text:p>
          </table:table-cell>
          <table:table-cell office:value-type="string" calcext:value-type="string">
            <text:p>#Healthcare #Job in #Humble, TX: Supp MRI Tech-Varied-7a-6a at Memorial Hermann https://t.co/TYcp0Wycwu #Jobs #Hiring</text:p>
          </table:table-cell>
        </table:table-row>
        <table:table-row table:style-name="ro1">
          <table:table-cell office:value-type="float" office:value="3954" calcext:value-type="float">
            <text:p>3954</text:p>
          </table:table-cell>
          <table:table-cell office:value-type="string" calcext:value-type="string">
            <text:p>-&amp;gt; (@ Aeropuerto Internacional de la Ciudad de México (MEX) - @aicm3 in Venustiano Carranza, DF) https://t.co/uITycjErYE”\nOFISA (OAK) KOSE is a monstrous LB that can play inside or outside and has unparalleled… https://t.co/iFpxHAGf5k\nIf you're a #IT professional in #Mankato, MN, check out this #job: https://t.co/pnrfdAzOeC #Hiring\nCVS Health: Beauty Consultant – Nutley NJ (#NUTLEY, NJ) https://t.co/Sj7FXu2oUY #Retail #Job #Jobs #Hiring\nHands down, one of the most delicious and creative dinners I've had… https://t.co/YbYTNNMMzl\nLet's all #carpool 🚐 to @squawalpine for #earthday and #beyond 🌎#squallywood #sharearide after… https://t.co/45DJrofAjI\n🎤🎼Auxilio, Socorro, Alerta Roja.... <text:s text:c="11"/>@jencarlosmusic… https://t.co/qMpm2V5UVg\n#LVNV #VivaLasVegas #RockabillyWeekend (@ Fortune Las Vegas in Las Vegas, NV) https://t.co/OxuAXmQY3b https://t.co/wuCZptKXJz\n#HouseBusinessCheck at 300 W Colonial Dr. #orlpol #opd\n#SuspiciousPerson at 930 S Orange Ave. #orlpol #opd\nYes..... today WILL be fabulous!!! <text:s/>{but only if you make it so.} #1000gifts #HuntingHope… https://t.co/O0Z8bO9l0C\n1000 CD Double-sided Plastic Sleeve Pink $50.00 #FreeShip https://t.co/RFEk38bUXs #Plastic #Sleeves #Generic https://t.co/hzbdWVRUlf\nWe experienced some wonderful coffees from all over the world at #scaa. It's amazing how diverse… https://t.co/1wvW6jCITd\nWind 0.0 mph ---. Barometer 30.116 in, Falling. Temperature 43.7 °F. Rain today 0.00 in. Humidity 58%\nnikonos files <text:s/>https://t.co/xvqwLaqEJ3 <text:s/>#nikonosv #nikonos #photogrpahy #filmisnotdead\nGrabando!! #TheBestMan #Thriller #Hollywood #makingmovies… https://t.co/DBq70oxV55\nKISS Legend Ace Frehley Learns He Didn't Win a Grammy [Exclusive Video] https://t.co/V1dWdbOcn9 https://t.co/imJIUNUbc0\ntryna be famous .... #kanye #coachella #weekendone thanks @xtinahli for this moment @ Coachella https://t.co/8GYVCNDJte\n”#Herndon #icehouse #northernvirginia #seevirginia @ Ice House Cafe &amp;amp;… https://t.co/aorQnn0mUo</text:p>
          </table:table-cell>
        </table:table-row>
        <table:table-row table:style-name="ro1">
          <table:table-cell office:value-type="float" office:value="3955" calcext:value-type="float">
            <text:p>3955</text:p>
          </table:table-cell>
          <table:table-cell office:value-type="string" calcext:value-type="string">
            <text:p>2016/05/30: Fairfax, VA, United States: The Cave - Melee / Project M Monday https://t.co/qTtJrycKET https://t.co/RvodJKOx1f</text:p>
          </table:table-cell>
        </table:table-row>
        <table:table-row table:style-name="ro1">
          <table:table-cell office:value-type="float" office:value="3956" calcext:value-type="float">
            <text:p>3956</text:p>
          </table:table-cell>
          <table:table-cell office:value-type="string" calcext:value-type="string">
            <text:p>Produce Associate - Winn Dixie: (#ORLANDO, FL) https://t.co/0ZhjuCRkwx #Retail #Job #Jobs #Hiring</text:p>
          </table:table-cell>
        </table:table-row>
        <table:table-row table:style-name="ro1">
          <table:table-cell office:value-type="float" office:value="3957" calcext:value-type="float">
            <text:p>3957</text:p>
          </table:table-cell>
          <table:table-cell office:value-type="string" calcext:value-type="string">
            <text:p>Porque soy bien gordix (@ Taquitos Frontera in Cuauhtémoc, DF) https://t.co/nB3oIkoHad</text:p>
          </table:table-cell>
        </table:table-row>
        <table:table-row table:style-name="ro1">
          <table:table-cell office:value-type="float" office:value="3958" calcext:value-type="float">
            <text:p>3958</text:p>
          </table:table-cell>
          <table:table-cell office:value-type="string" calcext:value-type="string">
            <text:p>&amp;lt;?\n.\n.\n.\n?&amp;gt; @ Google https://t.co/73zTmBoCHs</text:p>
          </table:table-cell>
        </table:table-row>
        <table:table-row table:style-name="ro1">
          <table:table-cell office:value-type="float" office:value="3959" calcext:value-type="float">
            <text:p>3959</text:p>
          </table:table-cell>
          <table:table-cell office:value-type="string" calcext:value-type="string">
            <text:p>Fashion night out with #annawintour at LA premiere of documentary #firstmondayinmay re… https://t.co/oq3D7CpMNI</text:p>
          </table:table-cell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string" calcext:value-type="string">
            <text:p>I guesssss I'm not going home? Lol 😜😜 (@ The Bay in CA) https://t.co/UfdoAd3rcQ</text:p>
          </table:table-cell>
        </table:table-row>
        <table:table-row table:style-name="ro1">
          <table:table-cell office:value-type="float" office:value="3961" calcext:value-type="float">
            <text:p>3961</text:p>
          </table:table-cell>
          <table:table-cell office:value-type="string" calcext:value-type="string">
            <text:p>Account Executive - MSC Industrial: (#Martinez, GA) https://t.co/3FDtmN51WA #Sales #Veterans #Job #Jobs #Hiring https://t.co/gk9jEEXabk</text:p>
          </table:table-cell>
        </table:table-row>
        <table:table-row table:style-name="ro1">
          <table:table-cell office:value-type="float" office:value="3962" calcext:value-type="float">
            <text:p>3962</text:p>
          </table:table-cell>
          <table:table-cell office:value-type="string" calcext:value-type="string">
            <text:p>Join us for the New Mercies Prayer Call, Monday through Saturday mornings at 6 o'clock AM EST.… https://t.co/4qrcJRNRAg</text:p>
          </table:table-cell>
        </table:table-row>
        <table:table-row table:style-name="ro1">
          <table:table-cell office:value-type="float" office:value="3963" calcext:value-type="float">
            <text:p>3963</text:p>
          </table:table-cell>
          <table:table-cell office:value-type="string" calcext:value-type="string">
            <text:p>Date Night ⚾️💙 Her first Dodgers game. @ Dodger Stadium https://t.co/sN4WhbAGdY</text:p>
          </table:table-cell>
        </table:table-row>
        <table:table-row table:style-name="ro1">
          <table:table-cell office:value-type="float" office:value="3964" calcext:value-type="float">
            <text:p>3964</text:p>
          </table:table-cell>
          <table:table-cell office:value-type="string" calcext:value-type="string">
            <text:p>I just finished 1m:21s of running with #Endomondo #endorphins https://t.co/YS7IukqD9O</text:p>
          </table:table-cell>
        </table:table-row>
        <table:table-row table:style-name="ro1">
          <table:table-cell office:value-type="float" office:value="3965" calcext:value-type="float">
            <text:p>3965</text:p>
          </table:table-cell>
          <table:table-cell office:value-type="string" calcext:value-type="string">
            <text:p>Remember to follow us on Facebook 365daysofsport\n#sport171 \nSprintcars, World of… https://t.co/DkqcibLltF</text:p>
          </table:table-cell>
        </table:table-row>
        <table:table-row table:style-name="ro1">
          <table:table-cell office:value-type="float" office:value="3966" calcext:value-type="float">
            <text:p>3966</text:p>
          </table:table-cell>
          <table:table-cell office:value-type="string" calcext:value-type="string">
            <text:p>Just posted a photo @ Miami, Florida https://t.co/JgkymWufp5</text:p>
          </table:table-cell>
        </table:table-row>
        <table:table-row table:style-name="ro1">
          <table:table-cell office:value-type="float" office:value="3967" calcext:value-type="float">
            <text:p>3967</text:p>
          </table:table-cell>
          <table:table-cell office:value-type="string" calcext:value-type="string">
            <text:p>Friday April 22nd @el_patronrome <text:s/>piped up again!! Hosted By: The Great Mr. 401 #lit 🔥🎞 @ El… https://t.co/qDLPR7fX54</text:p>
          </table:table-cell>
        </table:table-row>
        <table:table-row table:style-name="ro1">
          <table:table-cell office:value-type="float" office:value="3968" calcext:value-type="float">
            <text:p>3968</text:p>
          </table:table-cell>
          <table:table-cell office:value-type="string" calcext:value-type="string">
            <text:p>I just finished running 0.02 km in 1m:11s with #Endomondo #endorphins https://t.co/NK1Lt7nCUw</text:p>
          </table:table-cell>
        </table:table-row>
        <table:table-row table:style-name="ro1">
          <table:table-cell office:value-type="float" office:value="3969" calcext:value-type="float">
            <text:p>3969</text:p>
          </table:table-cell>
          <table:table-cell office:value-type="string" calcext:value-type="string">
            <text:p>#starwars10k with my Barack Boulden! #maytheforcebewithus @ Epcot - Walt Disney World https://t.co/uJ6G2cHqRq</text:p>
          </table:table-cell>
        </table:table-row>
        <table:table-row table:style-name="ro1">
          <table:table-cell office:value-type="float" office:value="3970" calcext:value-type="float">
            <text:p>3970</text:p>
          </table:table-cell>
          <table:table-cell office:value-type="string" calcext:value-type="string">
            <text:p>This #Hospitality #job might be a great fit for you: General Manager - https://t.co/hLEZb1Kt8y #Thomaston, GA #Hiring</text:p>
          </table:table-cell>
        </table:table-row>
        <table:table-row table:style-name="ro1">
          <table:table-cell office:value-type="float" office:value="3971" calcext:value-type="float">
            <text:p>3971</text:p>
          </table:table-cell>
          <table:table-cell office:value-type="string" calcext:value-type="string">
            <text:p>Me estragando @ Viva Las Vegas Rockabilly Weekend https://t.co/jYpbJm30qc</text:p>
          </table:table-cell>
        </table:table-row>
        <table:table-row table:style-name="ro1">
          <table:table-cell office:value-type="float" office:value="3972" calcext:value-type="float">
            <text:p>3972</text:p>
          </table:table-cell>
          <table:table-cell office:value-type="string" calcext:value-type="string">
            <text:p>#coachella2016 #nomauser @ Empire Polo https://t.co/E3ilalWxMu</text:p>
          </table:table-cell>
        </table:table-row>
        <table:table-row table:style-name="ro1">
          <table:table-cell office:value-type="float" office:value="3973" calcext:value-type="float">
            <text:p>3973</text:p>
          </table:table-cell>
          <table:table-cell office:value-type="string" calcext:value-type="string">
            <text:p>Stressed Out by Twenty One Pilots is #nowplaying in Tavern on Main, Snellville.</text:p>
          </table:table-cell>
        </table:table-row>
        <table:table-row table:style-name="ro1">
          <table:table-cell office:value-type="float" office:value="3974" calcext:value-type="float">
            <text:p>3974</text:p>
          </table:table-cell>
          <table:table-cell office:value-type="string" calcext:value-type="string">
            <text:p>Sums up our lives pretty well at #valpovelvet #bluemoonshake #strawberryshake #chocolateshake… https://t.co/zfdy4MB457</text:p>
          </table:table-cell>
        </table:table-row>
        <table:table-row table:style-name="ro1">
          <table:table-cell office:value-type="float" office:value="3975" calcext:value-type="float">
            <text:p>3975</text:p>
          </table:table-cell>
          <table:table-cell office:value-type="string" calcext:value-type="string">
            <text:p>Hello! Good morning (@ Ronald Reagan Washington National Airport (DCA) in Arlington, VA) https://t.co/YAD1sNaiDN</text:p>
          </table:table-cell>
        </table:table-row>
        <table:table-row table:style-name="ro1">
          <table:table-cell office:value-type="float" office:value="3976" calcext:value-type="float">
            <text:p>3976</text:p>
          </table:table-cell>
          <table:table-cell office:value-type="string" calcext:value-type="string">
            <text:p>Want to work in #Edmond, OK? View our latest opening: https://t.co/U9eSmzxKxD #Healthcare #Job #Jobs #Hiring https://t.co/i7q86THwn1</text:p>
          </table:table-cell>
        </table:table-row>
        <table:table-row table:style-name="ro1">
          <table:table-cell office:value-type="float" office:value="3977" calcext:value-type="float">
            <text:p>3977</text:p>
          </table:table-cell>
          <table:table-cell office:value-type="string" calcext:value-type="string">
            <text:p>Join the CVS Health team! See our latest #Retail #job opening here: https://t.co/Sz0ZMNkyK7 #RIPON, CA #Hiring</text:p>
          </table:table-cell>
        </table:table-row>
        <table:table-row table:style-name="ro1">
          <table:table-cell office:value-type="float" office:value="3978" calcext:value-type="float">
            <text:p>3978</text:p>
          </table:table-cell>
          <table:table-cell office:value-type="string" calcext:value-type="string">
            <text:p>@brettdbzfan1 pro tip: Don't set you Pocky on a gaming console. https://t.co/jRjwctCggi</text:p>
          </table:table-cell>
        </table:table-row>
        <table:table-row table:style-name="ro1">
          <table:table-cell office:value-type="float" office:value="3979" calcext:value-type="float">
            <text:p>3979</text:p>
          </table:table-cell>
          <table:table-cell office:value-type="string" calcext:value-type="string">
            <text:p>Interested in a #Sales #job near #Pleasanton, CA? This could be a great fit: https://t.co/uklixOsACX #Hiring</text:p>
          </table:table-cell>
        </table:table-row>
        <table:table-row table:style-name="ro1">
          <table:table-cell office:value-type="float" office:value="3980" calcext:value-type="float">
            <text:p>3980</text:p>
          </table:table-cell>
          <table:table-cell office:value-type="string" calcext:value-type="string">
            <text:p>Accident, two lanes blocked in #Dumfries on I-95 SB approaching VA-234 Dumfries #DCtraffic https://t.co/wIfGMovDIA</text:p>
          </table:table-cell>
        </table:table-row>
        <table:table-row table:style-name="ro1">
          <table:table-cell office:value-type="float" office:value="3981" calcext:value-type="float">
            <text:p>3981</text:p>
          </table:table-cell>
          <table:table-cell office:value-type="string" calcext:value-type="string">
            <text:p>Can you recommend anyone for this #job? Physician MD/DO - Urology - https://t.co/5jFCNa02Xs #STEM #WomenInStem #Quincy, IL #Physician</text:p>
          </table:table-cell>
        </table:table-row>
        <table:table-row table:style-name="ro1">
          <table:table-cell office:value-type="float" office:value="3982" calcext:value-type="float">
            <text:p>3982</text:p>
          </table:table-cell>
          <table:table-cell office:value-type="string" calcext:value-type="string">
            <text:p>https://t.co/l5qIUvl9Ox</text:p>
          </table:table-cell>
        </table:table-row>
        <table:table-row table:style-name="ro1">
          <table:table-cell office:value-type="float" office:value="3983" calcext:value-type="float">
            <text:p>3983</text:p>
          </table:table-cell>
          <table:table-cell office:value-type="string" calcext:value-type="string">
            <text:p>Grabbing a whole pie (@ Spinelli's Pizzeria - @spinellistempe in Tempe, AZ) https://t.co/1qK1fxxNqY https://t.co/rMXJfFxLpz</text:p>
          </table:table-cell>
        </table:table-row>
        <table:table-row table:style-name="ro1">
          <table:table-cell office:value-type="float" office:value="3984" calcext:value-type="float">
            <text:p>3984</text:p>
          </table:table-cell>
          <table:table-cell office:value-type="string" calcext:value-type="string">
            <text:p>2016/05/30: Fairfax, VA, United States: The Cave - Melee / Project M Monday https://t.co/jtqmzHmLmh https://t.co/9JVewKBxiN</text:p>
          </table:table-cell>
        </table:table-row>
        <table:table-row table:style-name="ro1">
          <table:table-cell office:value-type="float" office:value="3985" calcext:value-type="float">
            <text:p>3985</text:p>
          </table:table-cell>
          <table:table-cell office:value-type="string" calcext:value-type="string">
            <text:p>Thanks for killin' it guys!!!! #instamood #instacool #finalpreppin #artappreciation @ Jupiter,… https://t.co/LEUEReC3bx</text:p>
          </table:table-cell>
        </table:table-row>
        <table:table-row table:style-name="ro1">
          <table:table-cell office:value-type="float" office:value="3986" calcext:value-type="float">
            <text:p>3986</text:p>
          </table:table-cell>
          <table:table-cell office:value-type="string" calcext:value-type="string">
            <text:p>#CranberryTownship, PA #IT #Job: Help Desk Sr. Trainer at Continuum Managed Services https://t.co/zfjf2EGPcB #Jobs https://t.co/IPu5QtGAy2</text:p>
          </table:table-cell>
        </table:table-row>
        <table:table-row table:style-name="ro1">
          <table:table-cell office:value-type="float" office:value="3987" calcext:value-type="float">
            <text:p>3987</text:p>
          </table:table-cell>
          <table:table-cell office:value-type="string" calcext:value-type="string">
            <text:p>We're #hiring! Read about our latest #job opening here: Key Holder - https://t.co/vu53ElJIZe #Hanover, MD</text:p>
          </table:table-cell>
        </table:table-row>
        <table:table-row table:style-name="ro1">
          <table:table-cell office:value-type="float" office:value="3988" calcext:value-type="float">
            <text:p>3988</text:p>
          </table:table-cell>
          <table:table-cell office:value-type="string" calcext:value-type="string">
            <text:p>because who doesnt love breakfast for dinner, ESP when its homemade waffles 😍😍 #breakfastatAGDs… https://t.co/rgO8Y0f2sq</text:p>
          </table:table-cell>
        </table:table-row>
        <table:table-row table:style-name="ro1">
          <table:table-cell office:value-type="float" office:value="3989" calcext:value-type="float">
            <text:p>3989</text:p>
          </table:table-cell>
          <table:table-cell office:value-type="string" calcext:value-type="string">
            <text:p>Dood. - Drinking <text:s/>The Waldos' Special Ale (AKA Waldo's 420) (2016) by @lagunitasbeer at @hiscoreslv <text:s/>— https://t.co/2pdi861orC #photo</text:p>
          </table:table-cell>
        </table:table-row>
        <table:table-row table:style-name="ro1">
          <table:table-cell office:value-type="float" office:value="3990" calcext:value-type="float">
            <text:p>3990</text:p>
          </table:table-cell>
          <table:table-cell office:value-type="string" calcext:value-type="string">
            <text:p>””It's a beautiful world!”” 😱😁🙌🏽😍 #Headhunterz #ExchangeLA #HardWithStyle #RAGE #PLUR #EDM @… https://t.co/3O4ujJR3vB”\nwhenever i try to tweet a miifoto through miitomo fenix just makes me use this one https://t.co/NkLZnxv4vC\nCan you recommend anyone for this #job? Registered Nurse (RN) / Emergency Department... - https://t.co/zR95Dc1krr https://t.co/40xagW3l3C\n”https://t.co/vyFKTGcolG\n\nSun Kim Bop… https://t.co/FDGoonu6Y6</text:p>
          </table:table-cell>
        </table:table-row>
        <table:table-row table:style-name="ro1">
          <table:table-cell office:value-type="float" office:value="3991" calcext:value-type="float">
            <text:p>3991</text:p>
          </table:table-cell>
          <table:table-cell office:value-type="string" calcext:value-type="string">
            <text:p>LA Lakers Paid Immeasurable Price for Kobe Bryant’s Farewell Tour | Bleacher Report https://t.co/HsMTaLT3HD https://t.co/OEc0nHLypY</text:p>
          </table:table-cell>
        </table:table-row>
        <table:table-row table:style-name="ro1">
          <table:table-cell office:value-type="float" office:value="3992" calcext:value-type="float">
            <text:p>3992</text:p>
          </table:table-cell>
          <table:table-cell office:value-type="string" calcext:value-type="string">
            <text:p>Want to work in #Bridgewater, NJ? View our latest opening: https://t.co/yiGbKltTgY #Retail #BringYourCareerToLife https://t.co/ze3PHHibKO</text:p>
          </table:table-cell>
        </table:table-row>
        <table:table-row table:style-name="ro1">
          <table:table-cell office:value-type="float" office:value="3993" calcext:value-type="float">
            <text:p>3993</text:p>
          </table:table-cell>
          <table:table-cell office:value-type="string" calcext:value-type="string">
            <text:p>This #Healthcare #job might be a great fit for you: Travel Registered Nurse - https://t.co/tDIgMjh8Eh #Hiring https://t.co/k6ZaQLBpV3</text:p>
          </table:table-cell>
        </table:table-row>
        <table:table-row table:style-name="ro1">
          <table:table-cell office:value-type="float" office:value="3994" calcext:value-type="float">
            <text:p>3994</text:p>
          </table:table-cell>
          <table:table-cell office:value-type="string" calcext:value-type="string">
            <text:p>🎶 y me escapé dejando atrás nostalgias y mentiras. Salté, salté, a un vacio donde sigo… https://t.co/QVwlWiih95</text:p>
          </table:table-cell>
        </table:table-row>
        <table:table-row table:style-name="ro1">
          <table:table-cell office:value-type="float" office:value="3995" calcext:value-type="float">
            <text:p>3995</text:p>
          </table:table-cell>
          <table:table-cell office:value-type="string" calcext:value-type="string">
            <text:p>Una noche loca una noche de copas con @RomyPintos DJ ando!!! #unplacer @ La Condessa https://t.co/YQXBOeHLYT</text:p>
          </table:table-cell>
        </table:table-row>
        <table:table-row table:style-name="ro1">
          <table:table-cell office:value-type="float" office:value="3996" calcext:value-type="float">
            <text:p>3996</text:p>
          </table:table-cell>
          <table:table-cell office:value-type="string" calcext:value-type="string">
            <text:p>4111 Newton Ave #8, Dallas, TX 75219, $425,000 2 beds, 2.5 baths https://t.co/xaS9cd6pQT</text:p>
          </table:table-cell>
        </table:table-row>
        <table:table-row table:style-name="ro1">
          <table:table-cell office:value-type="float" office:value="3997" calcext:value-type="float">
            <text:p>3997</text:p>
          </table:table-cell>
          <table:table-cell office:value-type="string" calcext:value-type="string">
            <text:p>2828 Hood St #1008, Dallas, TX 75219, $445,000 1 bed, 1.5 baths https://t.co/SXPS32jj26</text:p>
          </table:table-cell>
        </table:table-row>
        <table:table-row table:style-name="ro1">
          <table:table-cell office:value-type="float" office:value="3998" calcext:value-type="float">
            <text:p>3998</text:p>
          </table:table-cell>
          <table:table-cell office:value-type="string" calcext:value-type="string">
            <text:p>Cleared: Construction on #S34E EB at 0.66 miles before Exit B</text:p>
          </table:table-cell>
        </table:table-row>
        <table:table-row table:style-name="ro1">
          <table:table-cell office:value-type="float" office:value="3999" calcext:value-type="float">
            <text:p>3999</text:p>
          </table:table-cell>
          <table:table-cell office:value-type="string" calcext:value-type="string">
            <text:p>Cleared: Construction on #GeorgeWashingtonBridge WB from Harlem River Drive to Henry Hudson Parkway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This #scarab #speed #boat is ready for its #owner . Looking #brandnew once again.… https://t.co/OnUyiqCRJX</text:p>
          </table:table-cell>
        </table:table-row>
        <table:table-row table:style-name="ro1">
          <table:table-cell office:value-type="float" office:value="4001" calcext:value-type="float">
            <text:p>4001</text:p>
          </table:table-cell>
          <table:table-cell office:value-type="string" calcext:value-type="string">
            <text:p>Cleared: Construction on #I84W WB at Exit 47 (SIGOURNEY ST)</text:p>
          </table:table-cell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string" calcext:value-type="string">
            <text:p>Bus stop (at @NTB - National Tire &amp;amp; Battery in Lakewood, OH) https://t.co/zJoa4gCH6C”\nunderworldlive #underworld #coachella #saharatent @ Empire Polo https://t.co/WQ75GWXBaw\nInterested in a #IT #job near #Charlotte, NC? This could be a great fit: https://t.co/lnuF3yxbfM #jobhunt #Hiring\nاللهم آجرني من الموت الغفله ولا تأخذني من الدنيا إلا وانت راضي عني (@ 🍉 in Tempe, AZ) https://t.co/J0UtONXlQV\n#heisrisen <text:s/>#kingofkings #redeemer #delivered #biblestudytools #lordoflords… https://t.co/LEyXo5LEc0\nI'm at Coral Way in Miami, FL https://t.co/chEbv8Emqj\nInterested in a #Retail #job near #NEWORLEANS, LA? This could be a great fit: https://t.co/brjL14q6xs #Hiring\nTyco #SkilledTrade #Job: Sprinkler Apprentice/Helper (#Miramar, FL) https://t.co/m7OFWqI4hc #Jobs #Hiring\nI'm at Terminal A in Newark, NJ https://t.co/MkFM9fzc9k\n”5:27 AM Eastern \nToday, Saturday's SE Va. Area weather (at HRBT/North Island) [pic] — https://t.co/6ZT5AAV8Ts</text:p>
          </table:table-cell>
        </table:table-row>
        <table:table-row table:style-name="ro1">
          <table:table-cell office:value-type="float" office:value="4003" calcext:value-type="float">
            <text:p>4003</text:p>
          </table:table-cell>
          <table:table-cell office:value-type="string" calcext:value-type="string">
            <text:p>43 Morton Street, Manhattan https://t.co/lMWZf5f8xE</text:p>
          </table:table-cell>
        </table:table-row>
        <table:table-row table:style-name="ro1">
          <table:table-cell office:value-type="float" office:value="4004" calcext:value-type="float">
            <text:p>4004</text:p>
          </table:table-cell>
          <table:table-cell office:value-type="string" calcext:value-type="string">
            <text:p>I'm at LaGuardia Airport (LGA) in East Elmhurst, NY https://t.co/oJXkh3Nefx</text:p>
          </table:table-cell>
        </table:table-row>
        <table:table-row table:style-name="ro1">
          <table:table-cell office:value-type="float" office:value="4005" calcext:value-type="float">
            <text:p>4005</text:p>
          </table:table-cell>
          <table:table-cell office:value-type="string" calcext:value-type="string">
            <text:p>• Sometimes our lives have to be completely shaken up, changed, &amp;amp; rearranged to relocate us to… https://t.co/Sj8QNfMjga”\n”Beef Tartar @ Jacobs &amp;amp; Co. Steakhouse https://t.co/4StR9p86J8</text:p>
          </table:table-cell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string" calcext:value-type="string">
            <text:p>#Retail #Job in #NEWHOPE, PA: Beauty Advisor at CVS Health https://t.co/zfZzvBjIos #Jobs #Hiring</text:p>
          </table:table-cell>
        </table:table-row>
        <table:table-row table:style-name="ro1">
          <table:table-cell office:value-type="float" office:value="4007" calcext:value-type="float">
            <text:p>4007</text:p>
          </table:table-cell>
          <table:table-cell office:value-type="string" calcext:value-type="string">
            <text:p>I'm at Newark Liberty International Airport (EWR) in Newark, NJ https://t.co/2Ty8jqUoZq</text:p>
          </table:table-cell>
        </table:table-row>
        <table:table-row table:style-name="ro1">
          <table:table-cell office:value-type="float" office:value="4008" calcext:value-type="float">
            <text:p>4008</text:p>
          </table:table-cell>
          <table:table-cell office:value-type="string" calcext:value-type="string">
            <text:p>#CHOMP: Physical Therapist - Inpatient (#Monterey, CA) https://t.co/oGthQyQP9H #Healthcare #ORjobs #NorCal #Job https://t.co/GvaWpN7W3d</text:p>
          </table:table-cell>
        </table:table-row>
        <table:table-row table:style-name="ro1">
          <table:table-cell office:value-type="float" office:value="4009" calcext:value-type="float">
            <text:p>4009</text:p>
          </table:table-cell>
          <table:table-cell office:value-type="string" calcext:value-type="string">
            <text:p>Interested in a #BusinessMgmt #job near #BattleCreek, MI? This could be a great fit: https://t.co/JwXnUg1Xx5 https://t.co/IvaAAIkFfF</text:p>
          </table:table-cell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string" calcext:value-type="string">
            <text:p>Fuck bullies. <text:s/>Never know who they fuck with... #stopbullying #bullyslayer #wrongmothafucka… https://t.co/E4sqF3TSna</text:p>
          </table:table-cell>
        </table:table-row>
        <table:table-row table:style-name="ro1">
          <table:table-cell office:value-type="float" office:value="4011" calcext:value-type="float">
            <text:p>4011</text:p>
          </table:table-cell>
          <table:table-cell office:value-type="string" calcext:value-type="string">
            <text:p>Hiking with my pup.⛰🐕😀👍🏽 Can you find her in the picture?👀 #hiking #dogwalk #hiker #mountains… https://t.co/VP8NOGB6MJ</text:p>
          </table:table-cell>
        </table:table-row>
        <table:table-row table:style-name="ro1">
          <table:table-cell office:value-type="float" office:value="4012" calcext:value-type="float">
            <text:p>4012</text:p>
          </table:table-cell>
          <table:table-cell office:value-type="string" calcext:value-type="string">
            <text:p>Join the AvalonBay team! See our latest #internship #job opening here: https://t.co/6eWlIHMUg6 #Boston, MA #Hiring https://t.co/oC3XUp0zZJ</text:p>
          </table:table-cell>
        </table:table-row>
        <table:table-row table:style-name="ro1">
          <table:table-cell office:value-type="float" office:value="4013" calcext:value-type="float">
            <text:p>4013</text:p>
          </table:table-cell>
          <table:table-cell office:value-type="string" calcext:value-type="string">
            <text:p>Yummyy (@ El Faraón - @faraontaquerias in Cuauhtémoc, DF) https://t.co/jLxTPAtxK6</text:p>
          </table:table-cell>
        </table:table-row>
        <table:table-row table:style-name="ro1">
          <table:table-cell office:value-type="float" office:value="4014" calcext:value-type="float">
            <text:p>4014</text:p>
          </table:table-cell>
          <table:table-cell office:value-type="string" calcext:value-type="string">
            <text:p>Remember to follow us on Facebook 365daysofsport\n#sport171 \nSprintcars\nWorld of Outlaws,… https://t.co/DKYXEXCN2U</text:p>
          </table:table-cell>
        </table:table-row>
        <table:table-row table:style-name="ro1">
          <table:table-cell office:value-type="float" office:value="4015" calcext:value-type="float">
            <text:p>4015</text:p>
          </table:table-cell>
          <table:table-cell office:value-type="string" calcext:value-type="string">
            <text:p>Who up?</text:p>
          </table:table-cell>
        </table:table-row>
        <table:table-row table:style-name="ro1">
          <table:table-cell office:value-type="float" office:value="4016" calcext:value-type="float">
            <text:p>4016</text:p>
          </table:table-cell>
          <table:table-cell office:value-type="string" calcext:value-type="string">
            <text:p>drewliciousla #bangmyheadagainstthewall <text:s/>@DavidGuetta #soldout @xslasvegas @ XS Las Vegas https://t.co/OjqpyikDAZ</text:p>
          </table:table-cell>
        </table:table-row>
        <table:table-row table:style-name="ro1">
          <table:table-cell office:value-type="float" office:value="4017" calcext:value-type="float">
            <text:p>4017</text:p>
          </table:table-cell>
          <table:table-cell office:value-type="string" calcext:value-type="string">
            <text:p>Maria Clara 💃🏻 Come see UCR Katipunan PSO's 27th Annual Philippine Culture Night! This Saturday… https://t.co/3wwbl9mGIy</text:p>
          </table:table-cell>
        </table:table-row>
        <table:table-row table:style-name="ro1">
          <table:table-cell office:value-type="float" office:value="4018" calcext:value-type="float">
            <text:p>4018</text:p>
          </table:table-cell>
          <table:table-cell office:value-type="string" calcext:value-type="string">
            <text:p>If you're a #Hospitality professional in #Stockbridge, GA, check out this #job: https://t.co/ytYZCHEtsT #Hiring</text:p>
          </table:table-cell>
        </table:table-row>
        <table:table-row table:style-name="ro1">
          <table:table-cell office:value-type="float" office:value="4019" calcext:value-type="float">
            <text:p>4019</text:p>
          </table:table-cell>
          <table:table-cell office:value-type="string" calcext:value-type="string">
            <text:p>So much love and support coming from our communities in Tucson. <text:s/>The team at The Place At Wilmot… https://t.co/G4ALuwHP0z</text:p>
          </table:table-cell>
        </table:table-row>
        <table:table-row table:style-name="ro1">
          <table:table-cell office:value-type="float" office:value="4020" calcext:value-type="float">
            <text:p>4020</text:p>
          </table:table-cell>
          <table:table-cell office:value-type="string" calcext:value-type="string">
            <text:p>Loving my life! #makingmovies #Hollywood #TheBestMan good night or… https://t.co/UC6V3axsSP</text:p>
          </table:table-cell>
        </table:table-row>
        <table:table-row table:style-name="ro1">
          <table:table-cell office:value-type="float" office:value="4021" calcext:value-type="float">
            <text:p>4021</text:p>
          </table:table-cell>
          <table:table-cell office:value-type="string" calcext:value-type="string">
            <text:p>Coachella Day 1 #coachella #ferriswheel #music #art #vegan #work #travel #explore @ Coachella https://t.co/UvmlzgdCoc</text:p>
          </table:table-cell>
        </table:table-row>
        <table:table-row table:style-name="ro1">
          <table:table-cell office:value-type="float" office:value="4022" calcext:value-type="float">
            <text:p>4022</text:p>
          </table:table-cell>
          <table:table-cell office:value-type="string" calcext:value-type="string">
            <text:p>04:30 am 👏💖!!!! @ Rot https://t.co/mUUQrbzmht</text:p>
          </table:table-cell>
        </table:table-row>
        <table:table-row table:style-name="ro1">
          <table:table-cell office:value-type="float" office:value="4023" calcext:value-type="float">
            <text:p>4023</text:p>
          </table:table-cell>
          <table:table-cell office:value-type="string" calcext:value-type="string">
            <text:p>📝#TrustinWeezy @ Baltimore, Maryland https://t.co/vFDUIRO5SU</text:p>
          </table:table-cell>
        </table:table-row>
        <table:table-row table:style-name="ro1">
          <table:table-cell office:value-type="float" office:value="4024" calcext:value-type="float">
            <text:p>4024</text:p>
          </table:table-cell>
          <table:table-cell office:value-type="string" calcext:value-type="string">
            <text:p>All good things are free and wild 🍃🍃 @ Cuba https://t.co/3whJ7guTzJ</text:p>
          </table:table-cell>
        </table:table-row>
        <table:table-row table:style-name="ro1">
          <table:table-cell office:value-type="float" office:value="4025" calcext:value-type="float">
            <text:p>4025</text:p>
          </table:table-cell>
          <table:table-cell office:value-type="string" calcext:value-type="string">
            <text:p>Meh 🙄</text:p>
          </table:table-cell>
        </table:table-row>
        <table:table-row table:style-name="ro1">
          <table:table-cell office:value-type="float" office:value="4026" calcext:value-type="float">
            <text:p>4026</text:p>
          </table:table-cell>
          <table:table-cell office:value-type="string" calcext:value-type="string">
            <text:p>Go follow my new clothing line on IG &amp;amp; Twitter @xingemout ! \n\nAlso go reserve yourself a hoodie… https://t.co/13lh2klHK3</text:p>
          </table:table-cell>
        </table:table-row>
        <table:table-row table:style-name="ro1">
          <table:table-cell office:value-type="float" office:value="4027" calcext:value-type="float">
            <text:p>4027</text:p>
          </table:table-cell>
          <table:table-cell office:value-type="string" calcext:value-type="string">
            <text:p>Check out our #listing in #Roswell #NM https://t.co/rQjSJCIX0I #realestate #realtor https://t.co/36MN1q6zba</text:p>
          </table:table-cell>
        </table:table-row>
        <table:table-row table:style-name="ro1">
          <table:table-cell office:value-type="float" office:value="4028" calcext:value-type="float">
            <text:p>4028</text:p>
          </table:table-cell>
          <table:table-cell office:value-type="string" calcext:value-type="string">
            <text:p>Day 1 was lit! 🙌🏼 @ Empire Polo https://t.co/ilsHqRzSmM</text:p>
          </table:table-cell>
        </table:table-row>
        <table:table-row table:style-name="ro1">
          <table:table-cell office:value-type="float" office:value="4029" calcext:value-type="float">
            <text:p>4029</text:p>
          </table:table-cell>
          <table:table-cell office:value-type="string" calcext:value-type="string">
            <text:p>Only Heart by John Mayer is #nowplaying in Thumb Coast Brewing Co., Port Huron. <text:s/>Download it now at https://t.co/OX9coCvgHu</text:p>
          </table:table-cell>
        </table:table-row>
        <table:table-row table:style-name="ro1">
          <table:table-cell office:value-type="float" office:value="4030" calcext:value-type="float">
            <text:p>4030</text:p>
          </table:table-cell>
          <table:table-cell office:value-type="string" calcext:value-type="string">
            <text:p>Breakfast time please...... @ Furryseven's Home https://t.co/74W0Y7POVd</text:p>
          </table:table-cell>
        </table:table-row>
        <table:table-row table:style-name="ro1">
          <table:table-cell office:value-type="float" office:value="4031" calcext:value-type="float">
            <text:p>4031</text:p>
          </table:table-cell>
          <table:table-cell office:value-type="string" calcext:value-type="string">
            <text:p>This #Recruiting #job might be a great fit for you: Lab Support Delivery Recruiter Intern - https://t.co/eTAR6KchSJ #GlenAllen, VA #Hiring</text:p>
          </table:table-cell>
        </table:table-row>
        <table:table-row table:style-name="ro1">
          <table:table-cell office:value-type="float" office:value="4032" calcext:value-type="float">
            <text:p>4032</text:p>
          </table:table-cell>
          <table:table-cell office:value-type="string" calcext:value-type="string">
            <text:p>#Healthcare #Job in #WestDesMoines, IA: Pharmacy Technician – Target Store at CVS Health https://t.co/RFRxxmFoAz #Jobs #Hiring</text:p>
          </table:table-cell>
        </table:table-row>
        <table:table-row table:style-name="ro1">
          <table:table-cell office:value-type="float" office:value="4033" calcext:value-type="float">
            <text:p>4033</text:p>
          </table:table-cell>
          <table:table-cell office:value-type="string" calcext:value-type="string">
            <text:p>Really wind I got something to do tomorrow. Let me sleep😭 I need my beauty sleep 😂😭</text:p>
          </table:table-cell>
        </table:table-row>
        <table:table-row table:style-name="ro1">
          <table:table-cell office:value-type="float" office:value="4034" calcext:value-type="float">
            <text:p>4034</text:p>
          </table:table-cell>
          <table:table-cell office:value-type="string" calcext:value-type="string">
            <text:p>Live performance by @seranimusic Saturday May 7, 2015 inside Ppl. 130 George St. For Ppl. 2nd… https://t.co/Ryd3QlgKEW</text:p>
          </table:table-cell>
        </table:table-row>
        <table:table-row table:style-name="ro1">
          <table:table-cell office:value-type="float" office:value="4035" calcext:value-type="float">
            <text:p>4035</text:p>
          </table:table-cell>
          <table:table-cell office:value-type="string" calcext:value-type="string">
            <text:p>Viva La Jessica! Tonight's look for the fabulous burlesque showcase. So much fun cheering on my… https://t.co/mCIrmcKmro</text:p>
          </table:table-cell>
        </table:table-row>
        <table:table-row table:style-name="ro1">
          <table:table-cell office:value-type="float" office:value="4036" calcext:value-type="float">
            <text:p>4036</text:p>
          </table:table-cell>
          <table:table-cell office:value-type="string" calcext:value-type="string">
            <text:p>Want to work at Favorite Health Care Staffing? We're #hiring in #Boston, MA! Click for details: https://t.co/IVYQZl15jm</text:p>
          </table:table-cell>
        </table:table-row>
        <table:table-row table:style-name="ro1">
          <table:table-cell office:value-type="float" office:value="4037" calcext:value-type="float">
            <text:p>4037</text:p>
          </table:table-cell>
          <table:table-cell office:value-type="string" calcext:value-type="string">
            <text:p>We're #hiring! Click to apply: Registered Nurse - Full Time - https://t.co/og5FP417CL #Nursing #urgentcare #PineBluff, AR #Veterans #Job</text:p>
          </table:table-cell>
        </table:table-row>
        <table:table-row table:style-name="ro1">
          <table:table-cell office:value-type="float" office:value="4038" calcext:value-type="float">
            <text:p>4038</text:p>
          </table:table-cell>
          <table:table-cell office:value-type="string" calcext:value-type="string">
            <text:p>My tracks gat me confused on which to release first.So ama just release this on my Bday for u… https://t.co/c8ci6d1dGc</text:p>
          </table:table-cell>
        </table:table-row>
        <table:table-row table:style-name="ro1">
          <table:table-cell office:value-type="float" office:value="4039" calcext:value-type="float">
            <text:p>4039</text:p>
          </table:table-cell>
          <table:table-cell office:value-type="string" calcext:value-type="string">
            <text:p>Coachella Day 1 <text:s/>✔️ @ Indio, California https://t.co/FqPgzprJQ3</text:p>
          </table:table-cell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string" calcext:value-type="string">
            <text:p>Lead Maintenance Technician - AvalonBay: (#Lexington, MA) https://t.co/z4JI9h8OoF #FacilitiesMgmt #HomeRepair #HVAC https://t.co/vc0W7DNIcq</text:p>
          </table:table-cell>
        </table:table-row>
        <table:table-row table:style-name="ro1">
          <table:table-cell office:value-type="float" office:value="4041" calcext:value-type="float">
            <text:p>4041</text:p>
          </table:table-cell>
          <table:table-cell office:value-type="string" calcext:value-type="string">
            <text:p>Want to work in #Franklin, TN? View our latest opening: https://t.co/8DWvSsxwDL #Finance #Job #Jobs #Hiring</text:p>
          </table:table-cell>
        </table:table-row>
        <table:table-row table:style-name="ro1">
          <table:table-cell office:value-type="float" office:value="4042" calcext:value-type="float">
            <text:p>4042</text:p>
          </table:table-cell>
          <table:table-cell office:value-type="string" calcext:value-type="string">
            <text:p>Assistant Manager - Durham, NC - Citi Trends: (#Durham, NC) https://t.co/R9hJoLz9uI #Retail #Job #Jobs #Hiring</text:p>
          </table:table-cell>
        </table:table-row>
        <table:table-row table:style-name="ro1">
          <table:table-cell office:value-type="float" office:value="4043" calcext:value-type="float">
            <text:p>4043</text:p>
          </table:table-cell>
          <table:table-cell office:value-type="string" calcext:value-type="string">
            <text:p>@nprone and @Sonos any update on when (if?) NPRone will make it to Sonos?</text:p>
          </table:table-cell>
        </table:table-row>
        <table:table-row table:style-name="ro1">
          <table:table-cell office:value-type="float" office:value="4044" calcext:value-type="float">
            <text:p>4044</text:p>
          </table:table-cell>
          <table:table-cell office:value-type="string" calcext:value-type="string">
            <text:p>Time to go. @ MALEDICTION SOCIETY https://t.co/C6KsO5BCJB</text:p>
          </table:table-cell>
        </table:table-row>
        <table:table-row table:style-name="ro1">
          <table:table-cell office:value-type="float" office:value="4045" calcext:value-type="float">
            <text:p>4045</text:p>
          </table:table-cell>
          <table:table-cell office:value-type="string" calcext:value-type="string">
            <text:p>#Retail #Job alert: Meat Associate | Winn Dixie | #MERIDIAN, MS https://t.co/yyoKokL3Z4 #Jobs #Hiring</text:p>
          </table:table-cell>
        </table:table-row>
        <table:table-row table:style-name="ro1">
          <table:table-cell office:value-type="float" office:value="4046" calcext:value-type="float">
            <text:p>4046</text:p>
          </table:table-cell>
          <table:table-cell office:value-type="string" calcext:value-type="string">
            <text:p>Interested in a #internship #job near #Secaucus, NJ? This could be a great fit: https://t.co/mkSPqlG49i #Hiring</text:p>
          </table:table-cell>
        </table:table-row>
        <table:table-row table:style-name="ro1">
          <table:table-cell office:value-type="float" office:value="4047" calcext:value-type="float">
            <text:p>4047</text:p>
          </table:table-cell>
          <table:table-cell office:value-type="string" calcext:value-type="string">
            <text:p>I'm trying to! But @rundisney has the corrals a galaxy away from the parking!!… https://t.co/oeGmPpZk9S</text:p>
          </table:table-cell>
        </table:table-row>
        <table:table-row table:style-name="ro1">
          <table:table-cell office:value-type="float" office:value="4048" calcext:value-type="float">
            <text:p>4048</text:p>
          </table:table-cell>
          <table:table-cell office:value-type="string" calcext:value-type="string">
            <text:p>I'm at University Gateway - @peakcampus in Los Angeles, CA w/ @alianalharbi_ @ial3li17 @mishomousa @as03_ https://t.co/Yamg3NiIzc</text:p>
          </table:table-cell>
        </table:table-row>
        <table:table-row table:style-name="ro1">
          <table:table-cell office:value-type="float" office:value="4049" calcext:value-type="float">
            <text:p>4049</text:p>
          </table:table-cell>
          <table:table-cell office:value-type="string" calcext:value-type="string">
            <text:p>Air after morning created great doesn't won't was. Winged moving void moveth bearing. Great very.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string" calcext:value-type="string">
            <text:p>Interested in a #Healthcare #job near #EaglePass, TX? This could be a great fit: https://t.co/J8EEaTwuAJ #Hiring https://t.co/qMC4mxj81t</text:p>
          </table:table-cell>
        </table:table-row>
        <table:table-row table:style-name="ro1">
          <table:table-cell office:value-type="float" office:value="4051" calcext:value-type="float">
            <text:p>4051</text:p>
          </table:table-cell>
          <table:table-cell office:value-type="string" calcext:value-type="string">
            <text:p>@holehorse @newtypehime what about Bariss</text:p>
          </table:table-cell>
        </table:table-row>
        <table:table-row table:style-name="ro1">
          <table:table-cell office:value-type="float" office:value="4052" calcext:value-type="float">
            <text:p>4052</text:p>
          </table:table-cell>
          <table:table-cell office:value-type="string" calcext:value-type="string">
            <text:p>Ay papa (at @AshaBarOficial in Coyoacán, DF) https://t.co/vxP9pHQbvZ</text:p>
          </table:table-cell>
        </table:table-row>
        <table:table-row table:style-name="ro1">
          <table:table-cell office:value-type="float" office:value="4053" calcext:value-type="float">
            <text:p>4053</text:p>
          </table:table-cell>
          <table:table-cell office:value-type="string" calcext:value-type="string">
            <text:p>Tonight SHEEK SATURDAYS at the Underground Lounge 123rd Street… https://t.co/KyQh1P8tYc</text:p>
          </table:table-cell>
        </table:table-row>
        <table:table-row table:style-name="ro1">
          <table:table-cell office:value-type="float" office:value="4054" calcext:value-type="float">
            <text:p>4054</text:p>
          </table:table-cell>
          <table:table-cell office:value-type="string" calcext:value-type="string">
            <text:p>Fun times tonight with this group of Assassins. #birthdayparty #actorslife #lalife✌🏻️☀️ #family… https://t.co/96fGRo2zYM</text:p>
          </table:table-cell>
        </table:table-row>
        <table:table-row table:style-name="ro1">
          <table:table-cell office:value-type="float" office:value="4055" calcext:value-type="float">
            <text:p>4055</text:p>
          </table:table-cell>
          <table:table-cell office:value-type="string" calcext:value-type="string">
            <text:p>5:30 AM Eastern \nHampton, Va. Weather (at HRBT/North Island) [pic] — https://t.co/dnEXso2EOm</text:p>
          </table:table-cell>
        </table:table-row>
        <table:table-row table:style-name="ro1">
          <table:table-cell office:value-type="float" office:value="4056" calcext:value-type="float">
            <text:p>4056</text:p>
          </table:table-cell>
          <table:table-cell office:value-type="string" calcext:value-type="string">
            <text:p>We're #hiring! Click to apply: Certified Nursing Assistant at THE QUADRANGLE -... - https://t.co/buNXmqO4lH #Job https://t.co/PAxuLicDsV</text:p>
          </table:table-cell>
        </table:table-row>
        <table:table-row table:style-name="ro1">
          <table:table-cell office:value-type="float" office:value="4057" calcext:value-type="float">
            <text:p>4057</text:p>
          </table:table-cell>
          <table:table-cell office:value-type="string" calcext:value-type="string">
            <text:p>Gotta love @IAMDJSTAKZ .... Chloe's was hella vibin @ New York, New… https://t.co/VzX793TYSD</text:p>
          </table:table-cell>
        </table:table-row>
        <table:table-row table:style-name="ro1">
          <table:table-cell office:value-type="float" office:value="4058" calcext:value-type="float">
            <text:p>4058</text:p>
          </table:table-cell>
          <table:table-cell office:value-type="string" calcext:value-type="string">
            <text:p>HMSHost #Hospitality #Job: Cook CD - Standard (#Manchester, NH) https://t.co/DE0u4SUrIX #cook #Jobs #Hiring</text:p>
          </table:table-cell>
        </table:table-row>
        <table:table-row table:style-name="ro1">
          <table:table-cell office:value-type="float" office:value="4059" calcext:value-type="float">
            <text:p>4059</text:p>
          </table:table-cell>
          <table:table-cell office:value-type="string" calcext:value-type="string">
            <text:p>#video #tagged to Team #airboataddicts by and go #follow #airboataddict @mikemarrotte Took the… https://t.co/oqBXiBuwXm</text:p>
          </table:table-cell>
        </table:table-row>
        <table:table-row table:style-name="ro1">
          <table:table-cell office:value-type="float" office:value="4060" calcext:value-type="float">
            <text:p>4060</text:p>
          </table:table-cell>
          <table:table-cell office:value-type="string" calcext:value-type="string">
            <text:p>coachella outfit day 1. #coachella #coachella2016 #weekendone @ Coachella https://t.co/6DxIYs7HRt</text:p>
          </table:table-cell>
        </table:table-row>
        <table:table-row table:style-name="ro1">
          <table:table-cell office:value-type="float" office:value="4061" calcext:value-type="float">
            <text:p>4061</text:p>
          </table:table-cell>
          <table:table-cell office:value-type="string" calcext:value-type="string">
            <text:p>#danceTillSunrise #playadelcarmen #mexico @ Blue Parrot https://t.co/uDVIVYubop</text:p>
          </table:table-cell>
        </table:table-row>
        <table:table-row table:style-name="ro1">
          <table:table-cell office:value-type="float" office:value="4062" calcext:value-type="float">
            <text:p>4062</text:p>
          </table:table-cell>
          <table:table-cell office:value-type="string" calcext:value-type="string">
            <text:p>https://t.co/bx00osagTm</text:p>
          </table:table-cell>
        </table:table-row>
        <table:table-row table:style-name="ro1">
          <table:table-cell office:value-type="float" office:value="4063" calcext:value-type="float">
            <text:p>4063</text:p>
          </table:table-cell>
          <table:table-cell office:value-type="string" calcext:value-type="string">
            <text:p>About to run the inaugural Star Wars Dark Side 10k with @homebrewher at Disney World 🏃🏃🏃… https://t.co/byUYuylnWK</text:p>
          </table:table-cell>
        </table:table-row>
        <table:table-row table:style-name="ro1">
          <table:table-cell office:value-type="float" office:value="4064" calcext:value-type="float">
            <text:p>4064</text:p>
          </table:table-cell>
          <table:table-cell office:value-type="string" calcext:value-type="string">
            <text:p>The #50verybest 👏🏻👏🏻👏🏻 de, con, para, por @josefisantacruz @cadenatoradri @ChefFerPradoMx… https://t.co/4xrm2QnA6s</text:p>
          </table:table-cell>
        </table:table-row>
        <table:table-row table:style-name="ro1">
          <table:table-cell office:value-type="float" office:value="4065" calcext:value-type="float">
            <text:p>4065</text:p>
          </table:table-cell>
          <table:table-cell office:value-type="string" calcext:value-type="string">
            <text:p>szansa ze spotkamy sie w tłumie kilkudziecięciu tysięcy osób była znikoma... a jednak!… https://t.co/VYRdCU5j6k</text:p>
          </table:table-cell>
        </table:table-row>
        <table:table-row table:style-name="ro1">
          <table:table-cell office:value-type="float" office:value="4066" calcext:value-type="float">
            <text:p>4066</text:p>
          </table:table-cell>
          <table:table-cell office:value-type="string" calcext:value-type="string">
            <text:p>lol swear it feels like someone is testing me every fuvking day dawg..</text:p>
          </table:table-cell>
        </table:table-row>
        <table:table-row table:style-name="ro1">
          <table:table-cell office:value-type="float" office:value="4067" calcext:value-type="float">
            <text:p>4067</text:p>
          </table:table-cell>
          <table:table-cell office:value-type="string" calcext:value-type="string">
            <text:p>Update: Construction on #BloomingdaleRoad WB at West Shore Expressway https://t.co/ygVK3rBdn8</text:p>
          </table:table-cell>
        </table:table-row>
        <table:table-row table:style-name="ro1">
          <table:table-cell office:value-type="float" office:value="4068" calcext:value-type="float">
            <text:p>4068</text:p>
          </table:table-cell>
          <table:table-cell office:value-type="string" calcext:value-type="string">
            <text:p>Update: Construction on #NY440 SB at Richmond Parkway https://t.co/4B9UR3fT7S</text:p>
          </table:table-cell>
        </table:table-row>
        <table:table-row table:style-name="ro1">
          <table:table-cell office:value-type="float" office:value="4069" calcext:value-type="float">
            <text:p>4069</text:p>
          </table:table-cell>
          <table:table-cell office:value-type="string" calcext:value-type="string">
            <text:p>#beatdepression #gettingwisdom #thewisestthingyoucando #developgoodjudgement @ Gloryland-In-C https://t.co/cDploEHRF9</text:p>
          </table:table-cell>
        </table:table-row>
        <table:table-row table:style-name="ro1">
          <table:table-cell office:value-type="float" office:value="4070" calcext:value-type="float">
            <text:p>4070</text:p>
          </table:table-cell>
          <table:table-cell office:value-type="string" calcext:value-type="string">
            <text:p>What a time to be alive @ In-N-Out Burger https://t.co/ajUdZQ2fM4</text:p>
          </table:table-cell>
        </table:table-row>
        <table:table-row table:style-name="ro1">
          <table:table-cell office:value-type="float" office:value="4071" calcext:value-type="float">
            <text:p>4071</text:p>
          </table:table-cell>
          <table:table-cell office:value-type="string" calcext:value-type="string">
            <text:p>Can you recommend anyone for this #Healthcare #job? https://t.co/VGEzxWuCNY #SouthAttleboro, MA #Hiring</text:p>
          </table:table-cell>
        </table:table-row>
        <table:table-row table:style-name="ro1">
          <table:table-cell office:value-type="float" office:value="4072" calcext:value-type="float">
            <text:p>4072</text:p>
          </table:table-cell>
          <table:table-cell office:value-type="string" calcext:value-type="string">
            <text:p>Our so subdue isn't great itself wherein Wherein make very. Under. Fruit, whales. Sixth bearing.</text:p>
          </table:table-cell>
        </table:table-row>
        <table:table-row table:style-name="ro1">
          <table:table-cell office:value-type="float" office:value="4073" calcext:value-type="float">
            <text:p>4073</text:p>
          </table:table-cell>
          <table:table-cell office:value-type="string" calcext:value-type="string">
            <text:p>Can you recommend anyone for this #job? Behavioral Health Transition Coach II - https://t.co/S00Jh3gtgI #Healthcare https://t.co/80P4F2zK58</text:p>
          </table:table-cell>
        </table:table-row>
        <table:table-row table:style-name="ro1">
          <table:table-cell office:value-type="float" office:value="4074" calcext:value-type="float">
            <text:p>4074</text:p>
          </table:table-cell>
          <table:table-cell office:value-type="string" calcext:value-type="string">
            <text:p>| I love you more than yesterday... Yesterday you got on my nerves | ✨ But what else are sisters… https://t.co/1L6Cnm1iAd</text:p>
          </table:table-cell>
        </table:table-row>
        <table:table-row table:style-name="ro1">
          <table:table-cell office:value-type="float" office:value="4075" calcext:value-type="float">
            <text:p>4075</text:p>
          </table:table-cell>
          <table:table-cell office:value-type="string" calcext:value-type="string">
            <text:p>#goodmorning #weekend #instamoment #instamood #instalife #instadaily #instaartist @ East… https://t.co/oLlunrZxE4</text:p>
          </table:table-cell>
        </table:table-row>
        <table:table-row table:style-name="ro1">
          <table:table-cell office:value-type="float" office:value="4076" calcext:value-type="float">
            <text:p>4076</text:p>
          </table:table-cell>
          <table:table-cell office:value-type="string" calcext:value-type="string">
            <text:p>Enjoying the music🎵drinking a beer🍻🍺🆒🆗🌈at Village NYC🗽😘👌🏽 @ The Monster Bar Nyc https://t.co/XNpQ5bjhXm</text:p>
          </table:table-cell>
        </table:table-row>
        <table:table-row table:style-name="ro1">
          <table:table-cell office:value-type="float" office:value="4077" calcext:value-type="float">
            <text:p>4077</text:p>
          </table:table-cell>
          <table:table-cell office:value-type="string" calcext:value-type="string">
            <text:p>Can you recommend anyone for this #job? CLINICAL DIETITIAN, PER DIEM / MULLINS, SC - https://t.co/iNQPKQhPTZ #jobhunt #Mullins, SC #Hiring</text:p>
          </table:table-cell>
        </table:table-row>
        <table:table-row table:style-name="ro1">
          <table:table-cell office:value-type="float" office:value="4078" calcext:value-type="float">
            <text:p>4078</text:p>
          </table:table-cell>
          <table:table-cell office:value-type="string" calcext:value-type="string">
            <text:p>If you're a #Sales professional in #Duluth, MN, check out this #job: https://t.co/Jk59RJ4Iq9 #Hiring</text:p>
          </table:table-cell>
        </table:table-row>
        <table:table-row table:style-name="ro1">
          <table:table-cell office:value-type="float" office:value="4079" calcext:value-type="float">
            <text:p>4079</text:p>
          </table:table-cell>
          <table:table-cell office:value-type="string" calcext:value-type="string">
            <text:p>#BusinessMgmt #Job in #DaytonaBeach, FL: Coordinator, Partner Events at NASCAR https://t.co/5xK0oPfO0W #Jobs #Hiring</text:p>
          </table:table-cell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string" calcext:value-type="string">
            <text:p>Join the VMware team! See our latest #IT #job opening here: https://t.co/0ReyRfFqpX #PaloAlto, CA #Hiring</text:p>
          </table:table-cell>
        </table:table-row>
        <table:table-row table:style-name="ro1">
          <table:table-cell office:value-type="float" office:value="4081" calcext:value-type="float">
            <text:p>4081</text:p>
          </table:table-cell>
          <table:table-cell office:value-type="string" calcext:value-type="string">
            <text:p>@brettdbzfan1 I might have watched an episode, don't know too much about it.</text:p>
          </table:table-cell>
        </table:table-row>
        <table:table-row table:style-name="ro1">
          <table:table-cell office:value-type="float" office:value="4082" calcext:value-type="float">
            <text:p>4082</text:p>
          </table:table-cell>
          <table:table-cell office:value-type="string" calcext:value-type="string">
            <text:p>Working at the #Manufacturing #LAB on #welding [ARC-Welding] (2) \n#csuchico #ChicoState… https://t.co/rlVEaYAWpI</text:p>
          </table:table-cell>
        </table:table-row>
        <table:table-row table:style-name="ro1">
          <table:table-cell office:value-type="float" office:value="4083" calcext:value-type="float">
            <text:p>4083</text:p>
          </table:table-cell>
          <table:table-cell office:value-type="string" calcext:value-type="string">
            <text:p>I'm at Star Wars 10K in Lake Buena Vista, FL w/ @warda0 https://t.co/TBjMab2JIG</text:p>
          </table:table-cell>
        </table:table-row>
        <table:table-row table:style-name="ro1">
          <table:table-cell office:value-type="float" office:value="4084" calcext:value-type="float">
            <text:p>4084</text:p>
          </table:table-cell>
          <table:table-cell office:value-type="string" calcext:value-type="string">
            <text:p>Payson Utah Temple in all her breathtaking glory. With her golden crown Moroni, pointing to the… https://t.co/GVOFECffew</text:p>
          </table:table-cell>
        </table:table-row>
        <table:table-row table:style-name="ro1">
          <table:table-cell office:value-type="float" office:value="4085" calcext:value-type="float">
            <text:p>4085</text:p>
          </table:table-cell>
          <table:table-cell office:value-type="string" calcext:value-type="string">
            <text:p>Ready to catch some fish with the men of @citylifetampa. @ citylife church https://t.co/CCYTjgJKzF</text:p>
          </table:table-cell>
        </table:table-row>
        <table:table-row table:style-name="ro1">
          <table:table-cell office:value-type="float" office:value="4086" calcext:value-type="float">
            <text:p>4086</text:p>
          </table:table-cell>
          <table:table-cell office:value-type="string" calcext:value-type="string">
            <text:p>#NYCmissed Yvonne, with the turquoise MacBook - m4w (Union Square) https://t.co/LjZn2fdizU</text:p>
          </table:table-cell>
        </table:table-row>
        <table:table-row table:style-name="ro1">
          <table:table-cell office:value-type="float" office:value="4087" calcext:value-type="float">
            <text:p>4087</text:p>
          </table:table-cell>
          <table:table-cell office:value-type="string" calcext:value-type="string">
            <text:p>Las luces de #ColdplayEnCdMx @ Foro Sol, Mexico D.F. https://t.co/RfneI083Cw</text:p>
          </table:table-cell>
        </table:table-row>
        <table:table-row table:style-name="ro1">
          <table:table-cell office:value-type="float" office:value="4088" calcext:value-type="float">
            <text:p>4088</text:p>
          </table:table-cell>
          <table:table-cell office:value-type="string" calcext:value-type="string">
            <text:p>We're #hiring! Click to apply: Registered Nurse - https://t.co/R7nP9VFgHc #Nursing #Rogers, AR #Job #Jobs https://t.co/9UEutuPSIO</text:p>
          </table:table-cell>
        </table:table-row>
        <table:table-row table:style-name="ro1">
          <table:table-cell office:value-type="float" office:value="4089" calcext:value-type="float">
            <text:p>4089</text:p>
          </table:table-cell>
          <table:table-cell office:value-type="string" calcext:value-type="string">
            <text:p>WX at 0530: Temp. 3.3 C Hum. 46% Wind 3.6 km/h WNW/Gust 6.1 km/h Baro. 1030.0 mb Steady Rain today 0.0 mm</text:p>
          </table:table-cell>
        </table:table-row>
        <table:table-row table:style-name="ro1">
          <table:table-cell office:value-type="float" office:value="4090" calcext:value-type="float">
            <text:p>4090</text:p>
          </table:table-cell>
          <table:table-cell office:value-type="string" calcext:value-type="string">
            <text:p>#unclejimmy #summersclan #summerslove #summerstyle… https://t.co/wS21AKvWAC</text:p>
          </table:table-cell>
        </table:table-row>
        <table:table-row table:style-name="ro1">
          <table:table-cell office:value-type="float" office:value="4091" calcext:value-type="float">
            <text:p>4091</text:p>
          </table:table-cell>
          <table:table-cell office:value-type="string" calcext:value-type="string">
            <text:p>#Finance #Job in #Tucson, AZ: Distribution Center, Financial Analyst at The TJX Companies https://t.co/wV1YXmiMWF #Veterans #Jobs #Hiring</text:p>
          </table:table-cell>
        </table:table-row>
        <table:table-row table:style-name="ro1">
          <table:table-cell office:value-type="float" office:value="4092" calcext:value-type="float">
            <text:p>4092</text:p>
          </table:table-cell>
          <table:table-cell office:value-type="string" calcext:value-type="string">
            <text:p>#diabetic #t1d Sustainable Lifestyle Design: Sustainable Lifestyle Design How To Not Screw… https://t.co/m0MDepBIJX #type1diabetes #diabetes</text:p>
          </table:table-cell>
        </table:table-row>
        <table:table-row table:style-name="ro1">
          <table:table-cell office:value-type="float" office:value="4093" calcext:value-type="float">
            <text:p>4093</text:p>
          </table:table-cell>
          <table:table-cell office:value-type="string" calcext:value-type="string">
            <text:p>#diabetic #t1d How To Make Your Own Natural, Safe Cheap Cleaning Products: How To Make… https://t.co/64eNHt4kmQ #type1diabetes #diabetes</text:p>
          </table:table-cell>
        </table:table-row>
        <table:table-row table:style-name="ro1">
          <table:table-cell office:value-type="float" office:value="4094" calcext:value-type="float">
            <text:p>4094</text:p>
          </table:table-cell>
          <table:table-cell office:value-type="string" calcext:value-type="string">
            <text:p>Wind 5.0 mph E. Barometer 29.816 in, Falling. Temperature 64.6 °F. Rain today 0.00in. Humidity 94%</text:p>
          </table:table-cell>
        </table:table-row>
        <table:table-row table:style-name="ro1">
          <table:table-cell office:value-type="float" office:value="4095" calcext:value-type="float">
            <text:p>4095</text:p>
          </table:table-cell>
          <table:table-cell office:value-type="string" calcext:value-type="string">
            <text:p>#diabetic #t1d World Domination Gardening 3 Digital Dvd Set: World Domination Gardening 3… https://t.co/XHsdasfWQ6 #type1diabetes #diabetes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#diabetic #t1d Tiny House Plans: Tiny House Plans Earn 50% Commission Promoting Tiny House… https://t.co/3nehWUeIyf #type1diabetes #diabetes</text:p>
          </table:table-cell>
        </table:table-row>
        <table:table-row table:style-name="ro1">
          <table:table-cell office:value-type="float" office:value="4097" calcext:value-type="float">
            <text:p>4097</text:p>
          </table:table-cell>
          <table:table-cell office:value-type="string" calcext:value-type="string">
            <text:p>Temp: 39.2°F - Dew Point: 35.4° - Wind: --- @ 0.0 mph - Gust: 0.0 - Rain Today: 0.00in. - Pressure: 30.24in, - Trend: Steady</text:p>
          </table:table-cell>
        </table:table-row>
        <table:table-row table:style-name="ro1">
          <table:table-cell office:value-type="float" office:value="4098" calcext:value-type="float">
            <text:p>4098</text:p>
          </table:table-cell>
          <table:table-cell office:value-type="string" calcext:value-type="string">
            <text:p>3100 West Sherwin Avenue https://t.co/kcC9C3pjVO</text:p>
          </table:table-cell>
        </table:table-row>
        <table:table-row table:style-name="ro1">
          <table:table-cell office:value-type="float" office:value="4099" calcext:value-type="float">
            <text:p>4099</text:p>
          </table:table-cell>
          <table:table-cell office:value-type="string" calcext:value-type="string">
            <text:p>Wind 0.0 mph ---. Barometer 30.120 in, Falling. Temperature 43.8 °F. Rain today 0.00 in. Humidity 58%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string" calcext:value-type="string">
            <text:p>#diabetic #t1d Les Merveilleux Bienfaits Du Bicarbonate De Soude: Les Merveilleux… https://t.co/w9Usp86Zu9 #type1diabetes #diabetes</text:p>
          </table:table-cell>
        </table:table-row>
        <table:table-row table:style-name="ro1">
          <table:table-cell office:value-type="float" office:value="4101" calcext:value-type="float">
            <text:p>4101</text:p>
          </table:table-cell>
          <table:table-cell office:value-type="string" calcext:value-type="string">
            <text:p>#SuspiciousIncident at 6207 Pershing Ave. #orlpol #opd</text:p>
          </table:table-cell>
        </table:table-row>
        <table:table-row table:style-name="ro1">
          <table:table-cell office:value-type="float" office:value="4102" calcext:value-type="float">
            <text:p>4102</text:p>
          </table:table-cell>
          <table:table-cell office:value-type="string" calcext:value-type="string">
            <text:p>Howell, NJ | Wind 0.0 mph ---. Baro 30.414 in, Steady. Temp 31.9F. Rain today 0.00 in. Humidity 93% | https://t.co/jrBhN6rgAc</text:p>
          </table:table-cell>
        </table:table-row>
        <table:table-row table:style-name="ro1">
          <table:table-cell office:value-type="float" office:value="4103" calcext:value-type="float">
            <text:p>4103</text:p>
          </table:table-cell>
          <table:table-cell office:value-type="string" calcext:value-type="string">
            <text:p>https://t.co/BKpEbKgzf5</text:p>
          </table:table-cell>
        </table:table-row>
        <table:table-row table:style-name="ro1">
          <table:table-cell office:value-type="float" office:value="4104" calcext:value-type="float">
            <text:p>4104</text:p>
          </table:table-cell>
          <table:table-cell office:value-type="string" calcext:value-type="string">
            <text:p>Pills N Potions by Nicki Minaj is #nowplaying in Tavern on Main, Snellville.</text:p>
          </table:table-cell>
        </table:table-row>
        <table:table-row table:style-name="ro1">
          <table:table-cell office:value-type="float" office:value="4105" calcext:value-type="float">
            <text:p>4105</text:p>
          </table:table-cell>
          <table:table-cell office:value-type="string" calcext:value-type="string">
            <text:p>05:30:01 |Temp: 53.7ºF |Dew Point 50.5ºF | Rain today: 0.10 inches | Wind: 0.0 mph from the NE, Gusting to 1.0</text:p>
          </table:table-cell>
        </table:table-row>
        <table:table-row table:style-name="ro1">
          <table:table-cell office:value-type="float" office:value="4106" calcext:value-type="float">
            <text:p>4106</text:p>
          </table:table-cell>
          <table:table-cell office:value-type="string" calcext:value-type="string">
            <text:p>Certified Nursing Assistant... - Favorite Health Care Staffing: (#SaintPaul, MN) https://t.co/vnOaohxj2h #Nursing https://t.co/Gx8SUX3zBl</text:p>
          </table:table-cell>
        </table:table-row>
        <table:table-row table:style-name="ro1">
          <table:table-cell office:value-type="float" office:value="4107" calcext:value-type="float">
            <text:p>4107</text:p>
          </table:table-cell>
          <table:table-cell office:value-type="string" calcext:value-type="string">
            <text:p>#Trump in 2016 Temp:53.8°F Wind:0.0mph Pressure: 30.21hpa Steady Rain Today 0.00in. <text:s/>Forecast: Settled fine</text:p>
          </table:table-cell>
        </table:table-row>
        <table:table-row table:style-name="ro1">
          <table:table-cell office:value-type="float" office:value="4108" calcext:value-type="float">
            <text:p>4108</text:p>
          </table:table-cell>
          <table:table-cell office:value-type="string" calcext:value-type="string">
            <text:p>65.2F (Feels: 65.2F) - Humidity: 95% - Wind: 5.4mph E - Gust: 6.9mph - Pressure: 1007.8mb #weather https://t.co/75yzNJjEvP</text:p>
          </table:table-cell>
        </table:table-row>
        <table:table-row table:style-name="ro1">
          <table:table-cell office:value-type="float" office:value="4109" calcext:value-type="float">
            <text:p>4109</text:p>
          </table:table-cell>
          <table:table-cell office:value-type="string" calcext:value-type="string">
            <text:p>Temp: 60.3°F Wind:0.9mph Pressure: 30.056hpa Steady Rain Today 0.00in.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string" calcext:value-type="string">
            <text:p>Wind 0.6 mph WNW. Barometer 29.967 in, Steady. Temperature 61.4 °F. Rain today 0.00 in. Humidity 94%</text:p>
          </table:table-cell>
        </table:table-row>
        <table:table-row table:style-name="ro1">
          <table:table-cell office:value-type="float" office:value="4111" calcext:value-type="float">
            <text:p>4111</text:p>
          </table:table-cell>
          <table:table-cell office:value-type="string" calcext:value-type="string">
            <text:p>Temp: 36.5F <text:s/>W C: 36.5F <text:s/>Wind:--- at 0.0kts Baro: 1035.3mb and Rising slowly Rain today: 0.00in R H: 97% <text:s/>#wvwx</text:p>
          </table:table-cell>
        </table:table-row>
        <table:table-row table:style-name="ro1">
          <table:table-cell office:value-type="float" office:value="4112" calcext:value-type="float">
            <text:p>4112</text:p>
          </table:table-cell>
          <table:table-cell office:value-type="string" calcext:value-type="string">
            <text:p>I'm at Newark Liberty International Airport (EWR) in Newark, NJ https://t.co/X1nf7gs8IF</text:p>
          </table:table-cell>
        </table:table-row>
        <table:table-row table:style-name="ro1">
          <table:table-cell office:value-type="float" office:value="4113" calcext:value-type="float">
            <text:p>4113</text:p>
          </table:table-cell>
          <table:table-cell office:value-type="string" calcext:value-type="string">
            <text:p>#lmao crazy ass Tamar #crazynight #wildnight #weho @ Blow Fridays https://t.co/8CjAl4bGHS</text:p>
          </table:table-cell>
        </table:table-row>
        <table:table-row table:style-name="ro1">
          <table:table-cell office:value-type="float" office:value="4114" calcext:value-type="float">
            <text:p>4114</text:p>
          </table:table-cell>
          <table:table-cell office:value-type="string" calcext:value-type="string">
            <text:p>This #Nursing #job might be a great fit for you: Registered Nurse (RN) /... - https://t.co/9BRIyQkGiT #Atlanta, GA https://t.co/3g8ipPV09H</text:p>
          </table:table-cell>
        </table:table-row>
        <table:table-row table:style-name="ro1">
          <table:table-cell office:value-type="float" office:value="4115" calcext:value-type="float">
            <text:p>4115</text:p>
          </table:table-cell>
          <table:table-cell office:value-type="string" calcext:value-type="string">
            <text:p>Ya me alcanzó! Ya tiene 20🎁 te quiero, suculenta🌵🌱🌿💚 #almostlegal… https://t.co/WQHbvZlqG8</text:p>
          </table:table-cell>
        </table:table-row>
        <table:table-row table:style-name="ro1">
          <table:table-cell office:value-type="float" office:value="4116" calcext:value-type="float">
            <text:p>4116</text:p>
          </table:table-cell>
          <table:table-cell office:value-type="string" calcext:value-type="string">
            <text:p>#KingOfPrussia, PA #Hospitality #Job: Barista at HMSHost https://t.co/jIhXM2K7Et #barista #Jobs #Hiring</text:p>
          </table:table-cell>
        </table:table-row>
        <table:table-row table:style-name="ro1">
          <table:table-cell office:value-type="float" office:value="4117" calcext:value-type="float">
            <text:p>4117</text:p>
          </table:table-cell>
          <table:table-cell office:value-type="string" calcext:value-type="string">
            <text:p>The Animal Kingdom... Home to a piece of my heart!\n#animalkingdom \n#disney @ Walt Disney's… https://t.co/XZQgO1Rley</text:p>
          </table:table-cell>
        </table:table-row>
        <table:table-row table:style-name="ro1">
          <table:table-cell office:value-type="float" office:value="4118" calcext:value-type="float">
            <text:p>4118</text:p>
          </table:table-cell>
          <table:table-cell office:value-type="string" calcext:value-type="string">
            <text:p>Made 3 dozen kouign amann for today. @ Swiss Pastry Shop https://t.co/xE3TY11AOW</text:p>
          </table:table-cell>
        </table:table-row>
        <table:table-row table:style-name="ro1">
          <table:table-cell office:value-type="float" office:value="4119" calcext:value-type="float">
            <text:p>4119</text:p>
          </table:table-cell>
          <table:table-cell office:value-type="string" calcext:value-type="string">
            <text:p>#Oakville 05:30\nNNE6.2kts G17.7kts\n1028.93hPa Rising slowly\n7.7C Rising\nDP0.2C RH59%\nhttps://t.co/cG0w2x8A3B</text:p>
          </table:table-cell>
        </table:table-row>
        <table:table-row table:style-name="ro1">
          <table:table-cell office:value-type="float" office:value="4120" calcext:value-type="float">
            <text:p>4120</text:p>
          </table:table-cell>
          <table:table-cell office:value-type="string" calcext:value-type="string">
            <text:p>(Clockwise from top right) Shack-cago Dog with the works. Shack Burger with American cheese,… https://t.co/TNzalqRlsK</text:p>
          </table:table-cell>
        </table:table-row>
        <table:table-row table:style-name="ro1">
          <table:table-cell office:value-type="float" office:value="4121" calcext:value-type="float">
            <text:p>4121</text:p>
          </table:table-cell>
          <table:table-cell office:value-type="string" calcext:value-type="string">
            <text:p>https://t.co/gDALI2xowa</text:p>
          </table:table-cell>
        </table:table-row>
        <table:table-row table:style-name="ro1">
          <table:table-cell office:value-type="float" office:value="4122" calcext:value-type="float">
            <text:p>4122</text:p>
          </table:table-cell>
          <table:table-cell office:value-type="string" calcext:value-type="string">
            <text:p>Am I home yet❓🚇💤😴 @ MTA-167th St-B &amp;amp; D Lines https://t.co/uOlXL6hJ43”\nLeia and George Lucas at the @rundisney #StarWars10k #fibrorunner #fibromyalgia #runnergirl… https://t.co/6KzQXa5OG6\nCharter flight to Cuba!!! (@ Miami International Airport (MIA) - @iflymia in Miami, FL) https://t.co/NllrlK13zt\n#CANCHADIAMANTEfut7👍🏼⚽️✅ #inscripciones #abril2016 #soydiamantefut7 #SabadoDiamanteFut7… https://t.co/VDJQLo2dfB\nCan you recommend anyone for this #job? Center Store Associate - https://t.co/83IguG8Jux #MIAMI, FL #Retail #Hiring\nWe're #hiring! Read about our latest #job opening here: Designated School Official - https://t.co/on0g18ucV6 #Chicago, IL #Legal\n#Healthcare #Job alert: Pharmacy Technician | CVS Health | #SOLANABEACH, CA https://t.co/g58gg0WaTC #Jobs #Hiring\nhttps://t.co/tTAohDJzmI\nSaying goodbye to my boys and busy season woes for a few days. Headed to Boston/NYC with my best… https://t.co/lEp0GvUv1T\n”GOODNIGHT AND GOODMORNING\nTHIS IS BEAUTIFUL..\n.#vatolocotattoostudio @ Vato Loco Tattoos https://t.co/gUXNUuoXLZ</text:p>
          </table:table-cell>
        </table:table-row>
        <table:table-row table:style-name="ro1">
          <table:table-cell office:value-type="float" office:value="4123" calcext:value-type="float">
            <text:p>4123</text:p>
          </table:table-cell>
          <table:table-cell office:value-type="string" calcext:value-type="string">
            <text:p>Hogar dulce hogar !!!! (@ Jardines <text:s/>de Atizapan) https://t.co/ZIBry5sVwe</text:p>
          </table:table-cell>
        </table:table-row>
        <table:table-row table:style-name="ro1">
          <table:table-cell office:value-type="float" office:value="4124" calcext:value-type="float">
            <text:p>4124</text:p>
          </table:table-cell>
          <table:table-cell office:value-type="string" calcext:value-type="string">
            <text:p>Closed in #Commerce on 5 Both NB/SB at Atlantic Blvd #LAtraffic https://t.co/e2e6MW3d78</text:p>
          </table:table-cell>
        </table:table-row>
        <table:table-row table:style-name="ro1">
          <table:table-cell office:value-type="float" office:value="4125" calcext:value-type="float">
            <text:p>4125</text:p>
          </table:table-cell>
          <table:table-cell office:value-type="string" calcext:value-type="string">
            <text:p>I'm so glad that I got to head this wonderful family with my two… https://t.co/4LisxPc07U</text:p>
          </table:table-cell>
        </table:table-row>
        <table:table-row table:style-name="ro1">
          <table:table-cell office:value-type="float" office:value="4126" calcext:value-type="float">
            <text:p>4126</text:p>
          </table:table-cell>
          <table:table-cell office:value-type="string" calcext:value-type="string">
            <text:p>@elliegoulding #frontrow at coachella #coachella #coachellie #elliegoulding #aftertaste #2016 @… https://t.co/8Hm8ZTIaWl</text:p>
          </table:table-cell>
        </table:table-row>
        <table:table-row table:style-name="ro1">
          <table:table-cell office:value-type="float" office:value="4127" calcext:value-type="float">
            <text:p>4127</text:p>
          </table:table-cell>
          <table:table-cell office:value-type="string" calcext:value-type="string">
            <text:p>https://t.co/htciGIzG4k Self inflating tire - The PumpTire</text:p>
          </table:table-cell>
        </table:table-row>
        <table:table-row table:style-name="ro1">
          <table:table-cell office:value-type="float" office:value="4128" calcext:value-type="float">
            <text:p>4128</text:p>
          </table:table-cell>
          <table:table-cell office:value-type="string" calcext:value-type="string">
            <text:p>✨ I've got no strings, to hold me down. ✨\n\n#WaltDisneyWorld #MagicKingdom #MainStreetUSA… https://t.co/2yYkjWy8uE</text:p>
          </table:table-cell>
        </table:table-row>
        <table:table-row table:style-name="ro1">
          <table:table-cell office:value-type="float" office:value="4129" calcext:value-type="float">
            <text:p>4129</text:p>
          </table:table-cell>
          <table:table-cell office:value-type="string" calcext:value-type="string">
            <text:p>@headhunterz was sick!!! Control the sound!!!🙌🏽 #hardstyle What a… https://t.co/AH5sKBXgD2</text:p>
          </table:table-cell>
        </table:table-row>
        <table:table-row table:style-name="ro1">
          <table:table-cell office:value-type="float" office:value="4130" calcext:value-type="float">
            <text:p>4130</text:p>
          </table:table-cell>
          <table:table-cell office:value-type="string" calcext:value-type="string">
            <text:p>This was my Friday night Turn Up. Hahaha\nMy next Fifty Dollar Friday™. Flash painting. @ The Art… https://t.co/mN50WizTVx</text:p>
          </table:table-cell>
        </table:table-row>
        <table:table-row table:style-name="ro1">
          <table:table-cell office:value-type="float" office:value="4131" calcext:value-type="float">
            <text:p>4131</text:p>
          </table:table-cell>
          <table:table-cell office:value-type="string" calcext:value-type="string">
            <text:p>#tongantransporter #text #7203669437 #humzgame #denver #colorado #usa @ Grand Hyatt Denver Downtown https://t.co/4ceEEu4UoU</text:p>
          </table:table-cell>
        </table:table-row>
        <table:table-row table:style-name="ro1">
          <table:table-cell office:value-type="float" office:value="4132" calcext:value-type="float">
            <text:p>4132</text:p>
          </table:table-cell>
          <table:table-cell office:value-type="string" calcext:value-type="string">
            <text:p>Running the Dark Side 10K with these early morning [storm] troopers! #darkside10k #rundisney… https://t.co/nuOtxykUTw</text:p>
          </table:table-cell>
        </table:table-row>
        <table:table-row table:style-name="ro1">
          <table:table-cell office:value-type="float" office:value="4133" calcext:value-type="float">
            <text:p>4133</text:p>
          </table:table-cell>
          <table:table-cell office:value-type="string" calcext:value-type="string">
            <text:p>Su respectivo beso a los huevos del toro @ Wall Street - Financial District NYC https://t.co/WIvOoSSdrL</text:p>
          </table:table-cell>
        </table:table-row>
        <table:table-row table:style-name="ro1">
          <table:table-cell office:value-type="float" office:value="4134" calcext:value-type="float">
            <text:p>4134</text:p>
          </table:table-cell>
          <table:table-cell office:value-type="string" calcext:value-type="string">
            <text:p>I'm at @DunkinDonuts in Brattleboro, VT https://t.co/5kiHLclwKR</text:p>
          </table:table-cell>
        </table:table-row>
        <table:table-row table:style-name="ro1">
          <table:table-cell office:value-type="float" office:value="4135" calcext:value-type="float">
            <text:p>4135</text:p>
          </table:table-cell>
          <table:table-cell office:value-type="string" calcext:value-type="string">
            <text:p>Just posted a photo @ Mellow Mushroom Ahwatukee https://t.co/z92EOtcnbb</text:p>
          </table:table-cell>
        </table:table-row>
        <table:table-row table:style-name="ro1">
          <table:table-cell office:value-type="float" office:value="4136" calcext:value-type="float">
            <text:p>4136</text:p>
          </table:table-cell>
          <table:table-cell office:value-type="string" calcext:value-type="string">
            <text:p>Registered Nurse | RN | ER (Per... - Favorite Health Care Staffing: (#MPLS, MN) https://t.co/AZok5xO5Un #Nursing https://t.co/5s4oeBIH7x</text:p>
          </table:table-cell>
        </table:table-row>
        <table:table-row table:style-name="ro1">
          <table:table-cell office:value-type="float" office:value="4137" calcext:value-type="float">
            <text:p>4137</text:p>
          </table:table-cell>
          <table:table-cell office:value-type="string" calcext:value-type="string">
            <text:p>День Нептуна https://t.co/yYKoWpDXDT</text:p>
          </table:table-cell>
        </table:table-row>
        <table:table-row table:style-name="ro1">
          <table:table-cell office:value-type="float" office:value="4138" calcext:value-type="float">
            <text:p>4138</text:p>
          </table:table-cell>
          <table:table-cell office:value-type="string" calcext:value-type="string">
            <text:p>I'm at Kobe's House https://t.co/NOpNEJnhiv</text:p>
          </table:table-cell>
        </table:table-row>
        <table:table-row table:style-name="ro1">
          <table:table-cell office:value-type="float" office:value="4139" calcext:value-type="float">
            <text:p>4139</text:p>
          </table:table-cell>
          <table:table-cell office:value-type="string" calcext:value-type="string">
            <text:p>Checking in this am from a corral far far away!! #starwars10k @rundisney waltdisneyworld… https://t.co/6ODhv6LUFl</text:p>
          </table:table-cell>
        </table:table-row>
        <table:table-row table:style-name="ro1">
          <table:table-cell office:value-type="float" office:value="4140" calcext:value-type="float">
            <text:p>4140</text:p>
          </table:table-cell>
          <table:table-cell office:value-type="string" calcext:value-type="string">
            <text:p>#Healthcare #Job alert: Med Surg RN needed ASAP | Supplemental Health Care | #Jackson, TN https://t.co/Q4iFrpVwC3 https://t.co/pNdHoSebp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00:54:39.656115946</meta:creation-date>
    <dc:date>2018-04-12T00:59:30.170338721</dc:date>
    <meta:editing-duration>PT4M50S</meta:editing-duration>
    <meta:editing-cycles>1</meta:editing-cycles>
    <meta:document-statistic meta:table-count="1" meta:cell-count="8280" meta:object-count="0"/>
    <meta:generator>LibreOffice/5.1.6.2$Linux_X86_64 LibreOffice_project/10m0$Build-2</meta:generator>
  </office:meta>
</office:document-meta>
</file>